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130_181047conf_memo" table:style-name="ta1">
        <table:shapes>
          <draw:frame draw:z-index="0" draw:style-name="gr1" draw:text-style-name="P1" svg:width="15.999cm" svg:height="8.999cm" svg:x="5.824cm" svg:y="0.977cm">
            <draw:object draw:notify-on-update-of-ranges="20230130_181047conf_memo.A1:20230130_181047conf_memo.A30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315597862005234" calcext:value-type="float">
            <text:p>0.315597862005234</text:p>
          </table:table-cell>
          <table:table-cell/>
          <table:table-cell table:style-name="ce1" office:value-type="string" calcext:value-type="string">
            <text:p>認識率</text:p>
          </table:table-cell>
        </table:table-row>
        <table:table-row table:style-name="ro1">
          <table:table-cell office:value-type="float" office:value="0.344003111124039" calcext:value-type="float">
            <text:p>0.344003111124039</text:p>
          </table:table-cell>
          <table:table-cell/>
          <table:table-cell table:style-name="ce1" table:formula="of:=AVERAGE([.A1:.A3073])" office:value-type="float" office:value="0.413563695969893" calcext:value-type="float">
            <text:p>0.413563695969893</text:p>
          </table:table-cell>
        </table:table-row>
        <table:table-row table:style-name="ro1">
          <table:table-cell office:value-type="float" office:value="0.34412294626236" calcext:value-type="float">
            <text:p>0.34412294626236</text:p>
          </table:table-cell>
          <table:table-cell table:number-columns-repeated="2"/>
        </table:table-row>
        <table:table-row table:style-name="ro1">
          <table:table-cell office:value-type="float" office:value="0.344980925321579" calcext:value-type="float">
            <text:p>0.344980925321579</text:p>
          </table:table-cell>
          <table:table-cell table:number-columns-repeated="2"/>
        </table:table-row>
        <table:table-row table:style-name="ro1">
          <table:table-cell office:value-type="float" office:value="0.346287161111832" calcext:value-type="float">
            <text:p>0.346287161111832</text:p>
          </table:table-cell>
          <table:table-cell table:number-columns-repeated="2"/>
        </table:table-row>
        <table:table-row table:style-name="ro1">
          <table:table-cell office:value-type="float" office:value="0.349322468042374" calcext:value-type="float">
            <text:p>0.349322468042374</text:p>
          </table:table-cell>
          <table:table-cell table:number-columns-repeated="2"/>
        </table:table-row>
        <table:table-row table:style-name="ro1">
          <table:table-cell office:value-type="float" office:value="0.347649693489075" calcext:value-type="float">
            <text:p>0.347649693489075</text:p>
          </table:table-cell>
          <table:table-cell table:number-columns-repeated="2"/>
        </table:table-row>
        <table:table-row table:style-name="ro1">
          <table:table-cell office:value-type="float" office:value="0.348193377256393" calcext:value-type="float">
            <text:p>0.348193377256393</text:p>
          </table:table-cell>
          <table:table-cell table:number-columns-repeated="2"/>
        </table:table-row>
        <table:table-row table:style-name="ro1">
          <table:table-cell office:value-type="float" office:value="0.348514080047607" calcext:value-type="float">
            <text:p>0.348514080047607</text:p>
          </table:table-cell>
          <table:table-cell table:number-columns-repeated="2"/>
        </table:table-row>
        <table:table-row table:style-name="ro1">
          <table:table-cell office:value-type="float" office:value="0.348927289247513" calcext:value-type="float">
            <text:p>0.348927289247513</text:p>
          </table:table-cell>
          <table:table-cell table:number-columns-repeated="2"/>
        </table:table-row>
        <table:table-row table:style-name="ro1">
          <table:table-cell office:value-type="float" office:value="0.339161992073059" calcext:value-type="float">
            <text:p>0.339161992073059</text:p>
          </table:table-cell>
          <table:table-cell table:number-columns-repeated="2"/>
        </table:table-row>
        <table:table-row table:style-name="ro1">
          <table:table-cell office:value-type="float" office:value="0.340657114982605" calcext:value-type="float">
            <text:p>0.340657114982605</text:p>
          </table:table-cell>
          <table:table-cell table:number-columns-repeated="2"/>
        </table:table-row>
        <table:table-row table:style-name="ro1">
          <table:table-cell office:value-type="float" office:value="0.387463629245758" calcext:value-type="float">
            <text:p>0.387463629245758</text:p>
          </table:table-cell>
          <table:table-cell table:number-columns-repeated="2"/>
        </table:table-row>
        <table:table-row table:style-name="ro1">
          <table:table-cell office:value-type="float" office:value="0.386814326047897" calcext:value-type="float">
            <text:p>0.386814326047897</text:p>
          </table:table-cell>
          <table:table-cell table:number-columns-repeated="2"/>
        </table:table-row>
        <table:table-row table:style-name="ro1">
          <table:table-cell office:value-type="float" office:value="0.386597216129303" calcext:value-type="float">
            <text:p>0.386597216129303</text:p>
          </table:table-cell>
          <table:table-cell table:number-columns-repeated="2"/>
        </table:table-row>
        <table:table-row table:style-name="ro1">
          <table:table-cell office:value-type="float" office:value="0.387607961893082" calcext:value-type="float">
            <text:p>0.387607961893082</text:p>
          </table:table-cell>
          <table:table-cell table:number-columns-repeated="2"/>
        </table:table-row>
        <table:table-row table:style-name="ro1">
          <table:table-cell office:value-type="float" office:value="0.38779479265213" calcext:value-type="float">
            <text:p>0.38779479265213</text:p>
          </table:table-cell>
          <table:table-cell table:number-columns-repeated="2"/>
        </table:table-row>
        <table:table-row table:style-name="ro1">
          <table:table-cell office:value-type="float" office:value="0.387114763259888" calcext:value-type="float">
            <text:p>0.387114763259888</text:p>
          </table:table-cell>
          <table:table-cell table:number-columns-repeated="2"/>
        </table:table-row>
        <table:table-row table:style-name="ro1">
          <table:table-cell office:value-type="float" office:value="0.387547940015793" calcext:value-type="float">
            <text:p>0.387547940015793</text:p>
          </table:table-cell>
          <table:table-cell table:number-columns-repeated="2"/>
        </table:table-row>
        <table:table-row table:style-name="ro1">
          <table:table-cell office:value-type="float" office:value="0.387796342372894" calcext:value-type="float">
            <text:p>0.387796342372894</text:p>
          </table:table-cell>
          <table:table-cell table:number-columns-repeated="2"/>
        </table:table-row>
        <table:table-row table:style-name="ro1">
          <table:table-cell office:value-type="float" office:value="0.388077288866043" calcext:value-type="float">
            <text:p>0.388077288866043</text:p>
          </table:table-cell>
          <table:table-cell table:number-columns-repeated="2"/>
        </table:table-row>
        <table:table-row table:style-name="ro1">
          <table:table-cell office:value-type="float" office:value="0.253855973482132" calcext:value-type="float">
            <text:p>0.253855973482132</text:p>
          </table:table-cell>
          <table:table-cell table:number-columns-repeated="2"/>
        </table:table-row>
        <table:table-row table:style-name="ro1">
          <table:table-cell office:value-type="float" office:value="0.338830590248108" calcext:value-type="float">
            <text:p>0.338830590248108</text:p>
          </table:table-cell>
          <table:table-cell table:number-columns-repeated="2"/>
        </table:table-row>
        <table:table-row table:style-name="ro1">
          <table:table-cell office:value-type="float" office:value="0.3369180560112" calcext:value-type="float">
            <text:p>0.3369180560112</text:p>
          </table:table-cell>
          <table:table-cell table:number-columns-repeated="2"/>
        </table:table-row>
        <table:table-row table:style-name="ro1">
          <table:table-cell office:value-type="float" office:value="0.337833642959595" calcext:value-type="float">
            <text:p>0.337833642959595</text:p>
          </table:table-cell>
          <table:table-cell table:number-columns-repeated="2"/>
        </table:table-row>
        <table:table-row table:style-name="ro1">
          <table:table-cell office:value-type="float" office:value="0.370247066020966" calcext:value-type="float">
            <text:p>0.370247066020966</text:p>
          </table:table-cell>
          <table:table-cell table:number-columns-repeated="2"/>
        </table:table-row>
        <table:table-row table:style-name="ro1">
          <table:table-cell office:value-type="float" office:value="0.367153882980347" calcext:value-type="float">
            <text:p>0.367153882980347</text:p>
          </table:table-cell>
          <table:table-cell table:number-columns-repeated="2"/>
        </table:table-row>
        <table:table-row table:style-name="ro1">
          <table:table-cell office:value-type="float" office:value="0.363107830286026" calcext:value-type="float">
            <text:p>0.363107830286026</text:p>
          </table:table-cell>
          <table:table-cell table:number-columns-repeated="2"/>
        </table:table-row>
        <table:table-row table:style-name="ro1">
          <table:table-cell office:value-type="float" office:value="0.362410217523575" calcext:value-type="float">
            <text:p>0.362410217523575</text:p>
          </table:table-cell>
          <table:table-cell table:number-columns-repeated="2"/>
        </table:table-row>
        <table:table-row table:style-name="ro1">
          <table:table-cell office:value-type="float" office:value="0.365695148706436" calcext:value-type="float">
            <text:p>0.365695148706436</text:p>
          </table:table-cell>
          <table:table-cell table:number-columns-repeated="2"/>
        </table:table-row>
        <table:table-row table:style-name="ro1">
          <table:table-cell office:value-type="float" office:value="0.364469587802887" calcext:value-type="float">
            <text:p>0.364469587802887</text:p>
          </table:table-cell>
          <table:table-cell table:number-columns-repeated="2"/>
        </table:table-row>
        <table:table-row table:style-name="ro1">
          <table:table-cell office:value-type="float" office:value="0.365167379379272" calcext:value-type="float">
            <text:p>0.365167379379272</text:p>
          </table:table-cell>
          <table:table-cell table:number-columns-repeated="2"/>
        </table:table-row>
        <table:table-row table:style-name="ro1">
          <table:table-cell office:value-type="float" office:value="0.357226461172104" calcext:value-type="float">
            <text:p>0.357226461172104</text:p>
          </table:table-cell>
          <table:table-cell table:number-columns-repeated="2"/>
        </table:table-row>
        <table:table-row table:style-name="ro1">
          <table:table-cell office:value-type="float" office:value="0.359557390213013" calcext:value-type="float">
            <text:p>0.359557390213013</text:p>
          </table:table-cell>
          <table:table-cell table:number-columns-repeated="2"/>
        </table:table-row>
        <table:table-row table:style-name="ro1">
          <table:table-cell office:value-type="float" office:value="0.359395802021027" calcext:value-type="float">
            <text:p>0.359395802021027</text:p>
          </table:table-cell>
          <table:table-cell table:number-columns-repeated="2"/>
        </table:table-row>
        <table:table-row table:style-name="ro1">
          <table:table-cell office:value-type="float" office:value="0.360278934240341" calcext:value-type="float">
            <text:p>0.360278934240341</text:p>
          </table:table-cell>
          <table:table-cell table:number-columns-repeated="2"/>
        </table:table-row>
        <table:table-row table:style-name="ro1">
          <table:table-cell office:value-type="float" office:value="0.359090626239777" calcext:value-type="float">
            <text:p>0.359090626239777</text:p>
          </table:table-cell>
          <table:table-cell table:number-columns-repeated="2"/>
        </table:table-row>
        <table:table-row table:style-name="ro1">
          <table:table-cell office:value-type="float" office:value="0.368503481149674" calcext:value-type="float">
            <text:p>0.368503481149674</text:p>
          </table:table-cell>
          <table:table-cell table:number-columns-repeated="2"/>
        </table:table-row>
        <table:table-row table:style-name="ro1">
          <table:table-cell office:value-type="float" office:value="0.364200741052628" calcext:value-type="float">
            <text:p>0.364200741052628</text:p>
          </table:table-cell>
          <table:table-cell table:number-columns-repeated="2"/>
        </table:table-row>
        <table:table-row table:style-name="ro1">
          <table:table-cell office:value-type="float" office:value="0.366499066352844" calcext:value-type="float">
            <text:p>0.366499066352844</text:p>
          </table:table-cell>
          <table:table-cell table:number-columns-repeated="2"/>
        </table:table-row>
        <table:table-row table:style-name="ro1">
          <table:table-cell office:value-type="float" office:value="0.366052091121674" calcext:value-type="float">
            <text:p>0.366052091121674</text:p>
          </table:table-cell>
          <table:table-cell table:number-columns-repeated="2"/>
        </table:table-row>
        <table:table-row table:style-name="ro1">
          <table:table-cell office:value-type="float" office:value="0.366581529378891" calcext:value-type="float">
            <text:p>0.366581529378891</text:p>
          </table:table-cell>
          <table:table-cell table:number-columns-repeated="2"/>
        </table:table-row>
        <table:table-row table:style-name="ro1">
          <table:table-cell office:value-type="float" office:value="0.366254270076752" calcext:value-type="float">
            <text:p>0.366254270076752</text:p>
          </table:table-cell>
          <table:table-cell table:number-columns-repeated="2"/>
        </table:table-row>
        <table:table-row table:style-name="ro1">
          <table:table-cell office:value-type="float" office:value="0.365817546844482" calcext:value-type="float">
            <text:p>0.365817546844482</text:p>
          </table:table-cell>
          <table:table-cell table:number-columns-repeated="2"/>
        </table:table-row>
        <table:table-row table:style-name="ro1">
          <table:table-cell office:value-type="float" office:value="0.366609126329422" calcext:value-type="float">
            <text:p>0.366609126329422</text:p>
          </table:table-cell>
          <table:table-cell table:number-columns-repeated="2"/>
        </table:table-row>
        <table:table-row table:style-name="ro1">
          <table:table-cell office:value-type="float" office:value="0.366781800985336" calcext:value-type="float">
            <text:p>0.366781800985336</text:p>
          </table:table-cell>
          <table:table-cell table:number-columns-repeated="2"/>
        </table:table-row>
        <table:table-row table:style-name="ro1">
          <table:table-cell office:value-type="float" office:value="0.375069439411163" calcext:value-type="float">
            <text:p>0.375069439411163</text:p>
          </table:table-cell>
          <table:table-cell table:number-columns-repeated="2"/>
        </table:table-row>
        <table:table-row table:style-name="ro1">
          <table:table-cell office:value-type="float" office:value="0.377152979373932" calcext:value-type="float">
            <text:p>0.377152979373932</text:p>
          </table:table-cell>
          <table:table-cell table:number-columns-repeated="2"/>
        </table:table-row>
        <table:table-row table:style-name="ro1">
          <table:table-cell office:value-type="float" office:value="0.377264022827148" calcext:value-type="float">
            <text:p>0.377264022827148</text:p>
          </table:table-cell>
          <table:table-cell table:number-columns-repeated="2"/>
        </table:table-row>
        <table:table-row table:style-name="ro1">
          <table:table-cell office:value-type="float" office:value="0.388076901435852" calcext:value-type="float">
            <text:p>0.388076901435852</text:p>
          </table:table-cell>
          <table:table-cell table:number-columns-repeated="2"/>
        </table:table-row>
        <table:table-row table:style-name="ro1">
          <table:table-cell office:value-type="float" office:value="0.390250682830811" calcext:value-type="float">
            <text:p>0.390250682830811</text:p>
          </table:table-cell>
          <table:table-cell table:number-columns-repeated="2"/>
        </table:table-row>
        <table:table-row table:style-name="ro1">
          <table:table-cell office:value-type="float" office:value="0.389597237110138" calcext:value-type="float">
            <text:p>0.389597237110138</text:p>
          </table:table-cell>
          <table:table-cell table:number-columns-repeated="2"/>
        </table:table-row>
        <table:table-row table:style-name="ro1">
          <table:table-cell office:value-type="float" office:value="0.389622002840042" calcext:value-type="float">
            <text:p>0.389622002840042</text:p>
          </table:table-cell>
          <table:table-cell table:number-columns-repeated="2"/>
        </table:table-row>
        <table:table-row table:style-name="ro1">
          <table:table-cell office:value-type="float" office:value="0.389649599790573" calcext:value-type="float">
            <text:p>0.389649599790573</text:p>
          </table:table-cell>
          <table:table-cell table:number-columns-repeated="2"/>
        </table:table-row>
        <table:table-row table:style-name="ro1">
          <table:table-cell office:value-type="float" office:value="0.380797475576401" calcext:value-type="float">
            <text:p>0.380797475576401</text:p>
          </table:table-cell>
          <table:table-cell table:number-columns-repeated="2"/>
        </table:table-row>
        <table:table-row table:style-name="ro1">
          <table:table-cell office:value-type="float" office:value="0.383678793907165" calcext:value-type="float">
            <text:p>0.383678793907165</text:p>
          </table:table-cell>
          <table:table-cell table:number-columns-repeated="2"/>
        </table:table-row>
        <table:table-row table:style-name="ro1">
          <table:table-cell office:value-type="float" office:value="0.398204803466797" calcext:value-type="float">
            <text:p>0.398204803466797</text:p>
          </table:table-cell>
          <table:table-cell table:number-columns-repeated="2"/>
        </table:table-row>
        <table:table-row table:style-name="ro1">
          <table:table-cell office:value-type="float" office:value="0.398805797100067" calcext:value-type="float">
            <text:p>0.398805797100067</text:p>
          </table:table-cell>
          <table:table-cell table:number-columns-repeated="2"/>
        </table:table-row>
        <table:table-row table:style-name="ro1">
          <table:table-cell office:value-type="float" office:value="0.406358301639557" calcext:value-type="float">
            <text:p>0.406358301639557</text:p>
          </table:table-cell>
          <table:table-cell table:number-columns-repeated="2"/>
        </table:table-row>
        <table:table-row table:style-name="ro1">
          <table:table-cell office:value-type="float" office:value="0.409409463405609" calcext:value-type="float">
            <text:p>0.409409463405609</text:p>
          </table:table-cell>
          <table:table-cell table:number-columns-repeated="2"/>
        </table:table-row>
        <table:table-row table:style-name="ro1">
          <table:table-cell office:value-type="float" office:value="0.410079807043076" calcext:value-type="float">
            <text:p>0.410079807043076</text:p>
          </table:table-cell>
          <table:table-cell table:number-columns-repeated="2"/>
        </table:table-row>
        <table:table-row table:style-name="ro1">
          <table:table-cell office:value-type="float" office:value="0.407241404056549" calcext:value-type="float">
            <text:p>0.407241404056549</text:p>
          </table:table-cell>
          <table:table-cell table:number-columns-repeated="2"/>
        </table:table-row>
        <table:table-row table:style-name="ro1">
          <table:table-cell office:value-type="float" office:value="0.40701350569725" calcext:value-type="float">
            <text:p>0.40701350569725</text:p>
          </table:table-cell>
          <table:table-cell table:number-columns-repeated="2"/>
        </table:table-row>
        <table:table-row table:style-name="ro1">
          <table:table-cell office:value-type="float" office:value="0.407780468463898" calcext:value-type="float">
            <text:p>0.407780468463898</text:p>
          </table:table-cell>
          <table:table-cell table:number-columns-repeated="2"/>
        </table:table-row>
        <table:table-row table:style-name="ro1">
          <table:table-cell office:value-type="float" office:value="0.407845675945282" calcext:value-type="float">
            <text:p>0.407845675945282</text:p>
          </table:table-cell>
          <table:table-cell table:number-columns-repeated="2"/>
        </table:table-row>
        <table:table-row table:style-name="ro1">
          <table:table-cell office:value-type="float" office:value="0.408005475997925" calcext:value-type="float">
            <text:p>0.408005475997925</text:p>
          </table:table-cell>
          <table:table-cell table:number-columns-repeated="2"/>
        </table:table-row>
        <table:table-row table:style-name="ro1">
          <table:table-cell office:value-type="float" office:value="0.406203538179398" calcext:value-type="float">
            <text:p>0.406203538179398</text:p>
          </table:table-cell>
          <table:table-cell table:number-columns-repeated="2"/>
        </table:table-row>
        <table:table-row table:style-name="ro1">
          <table:table-cell office:value-type="float" office:value="0.406044125556946" calcext:value-type="float">
            <text:p>0.406044125556946</text:p>
          </table:table-cell>
          <table:table-cell table:number-columns-repeated="2"/>
        </table:table-row>
        <table:table-row table:style-name="ro1">
          <table:table-cell office:value-type="float" office:value="0.404607862234116" calcext:value-type="float">
            <text:p>0.404607862234116</text:p>
          </table:table-cell>
          <table:table-cell table:number-columns-repeated="2"/>
        </table:table-row>
        <table:table-row table:style-name="ro1">
          <table:table-cell office:value-type="float" office:value="0.404887676239014" calcext:value-type="float">
            <text:p>0.404887676239014</text:p>
          </table:table-cell>
          <table:table-cell table:number-columns-repeated="2"/>
        </table:table-row>
        <table:table-row table:style-name="ro1">
          <table:table-cell office:value-type="float" office:value="0.402501285076141" calcext:value-type="float">
            <text:p>0.402501285076141</text:p>
          </table:table-cell>
          <table:table-cell table:number-columns-repeated="2"/>
        </table:table-row>
        <table:table-row table:style-name="ro1">
          <table:table-cell office:value-type="float" office:value="0.404057800769806" calcext:value-type="float">
            <text:p>0.404057800769806</text:p>
          </table:table-cell>
          <table:table-cell table:number-columns-repeated="2"/>
        </table:table-row>
        <table:table-row table:style-name="ro1">
          <table:table-cell office:value-type="float" office:value="0.403794765472412" calcext:value-type="float">
            <text:p>0.403794765472412</text:p>
          </table:table-cell>
          <table:table-cell table:number-columns-repeated="2"/>
        </table:table-row>
        <table:table-row table:style-name="ro1">
          <table:table-cell office:value-type="float" office:value="0.400195717811585" calcext:value-type="float">
            <text:p>0.400195717811585</text:p>
          </table:table-cell>
          <table:table-cell table:number-columns-repeated="2"/>
        </table:table-row>
        <table:table-row table:style-name="ro1">
          <table:table-cell office:value-type="float" office:value="0.400213837623596" calcext:value-type="float">
            <text:p>0.400213837623596</text:p>
          </table:table-cell>
          <table:table-cell table:number-columns-repeated="2"/>
        </table:table-row>
        <table:table-row table:style-name="ro1">
          <table:table-cell office:value-type="float" office:value="0.398761838674545" calcext:value-type="float">
            <text:p>0.398761838674545</text:p>
          </table:table-cell>
          <table:table-cell table:number-columns-repeated="2"/>
        </table:table-row>
        <table:table-row table:style-name="ro1">
          <table:table-cell office:value-type="float" office:value="0.398917555809021" calcext:value-type="float">
            <text:p>0.398917555809021</text:p>
          </table:table-cell>
          <table:table-cell table:number-columns-repeated="2"/>
        </table:table-row>
        <table:table-row table:style-name="ro1">
          <table:table-cell office:value-type="float" office:value="0.398235410451889" calcext:value-type="float">
            <text:p>0.398235410451889</text:p>
          </table:table-cell>
          <table:table-cell table:number-columns-repeated="2"/>
        </table:table-row>
        <table:table-row table:style-name="ro1">
          <table:table-cell office:value-type="float" office:value="0.397300809621811" calcext:value-type="float">
            <text:p>0.397300809621811</text:p>
          </table:table-cell>
          <table:table-cell table:number-columns-repeated="2"/>
        </table:table-row>
        <table:table-row table:style-name="ro1">
          <table:table-cell office:value-type="float" office:value="0.396355241537094" calcext:value-type="float">
            <text:p>0.396355241537094</text:p>
          </table:table-cell>
          <table:table-cell table:number-columns-repeated="2"/>
        </table:table-row>
        <table:table-row table:style-name="ro1">
          <table:table-cell office:value-type="float" office:value="0.396351665258408" calcext:value-type="float">
            <text:p>0.396351665258408</text:p>
          </table:table-cell>
          <table:table-cell table:number-columns-repeated="2"/>
        </table:table-row>
        <table:table-row table:style-name="ro1">
          <table:table-cell office:value-type="float" office:value="0.396473258733749" calcext:value-type="float">
            <text:p>0.396473258733749</text:p>
          </table:table-cell>
          <table:table-cell table:number-columns-repeated="2"/>
        </table:table-row>
        <table:table-row table:style-name="ro1">
          <table:table-cell office:value-type="float" office:value="0.398331671953201" calcext:value-type="float">
            <text:p>0.398331671953201</text:p>
          </table:table-cell>
          <table:table-cell table:number-columns-repeated="2"/>
        </table:table-row>
        <table:table-row table:style-name="ro1">
          <table:table-cell office:value-type="float" office:value="0.397913604974747" calcext:value-type="float">
            <text:p>0.397913604974747</text:p>
          </table:table-cell>
          <table:table-cell table:number-columns-repeated="2"/>
        </table:table-row>
        <table:table-row table:style-name="ro1">
          <table:table-cell office:value-type="float" office:value="0.397600054740906" calcext:value-type="float">
            <text:p>0.397600054740906</text:p>
          </table:table-cell>
          <table:table-cell table:number-columns-repeated="2"/>
        </table:table-row>
        <table:table-row table:style-name="ro1">
          <table:table-cell office:value-type="float" office:value="0.397258102893829" calcext:value-type="float">
            <text:p>0.397258102893829</text:p>
          </table:table-cell>
          <table:table-cell table:number-columns-repeated="2"/>
        </table:table-row>
        <table:table-row table:style-name="ro1">
          <table:table-cell office:value-type="float" office:value="0.384807080030441" calcext:value-type="float">
            <text:p>0.384807080030441</text:p>
          </table:table-cell>
          <table:table-cell table:number-columns-repeated="2"/>
        </table:table-row>
        <table:table-row table:style-name="ro1">
          <table:table-cell office:value-type="float" office:value="0.384332180023193" calcext:value-type="float">
            <text:p>0.384332180023193</text:p>
          </table:table-cell>
          <table:table-cell table:number-columns-repeated="2"/>
        </table:table-row>
        <table:table-row table:style-name="ro1">
          <table:table-cell office:value-type="float" office:value="0.384564369916916" calcext:value-type="float">
            <text:p>0.384564369916916</text:p>
          </table:table-cell>
          <table:table-cell table:number-columns-repeated="2"/>
        </table:table-row>
        <table:table-row table:style-name="ro1">
          <table:table-cell office:value-type="float" office:value="0.382011324167252" calcext:value-type="float">
            <text:p>0.382011324167252</text:p>
          </table:table-cell>
          <table:table-cell table:number-columns-repeated="2"/>
        </table:table-row>
        <table:table-row table:style-name="ro1">
          <table:table-cell office:value-type="float" office:value="0.386345028877258" calcext:value-type="float">
            <text:p>0.386345028877258</text:p>
          </table:table-cell>
          <table:table-cell table:number-columns-repeated="2"/>
        </table:table-row>
        <table:table-row table:style-name="ro1">
          <table:table-cell office:value-type="float" office:value="0.388960480690002" calcext:value-type="float">
            <text:p>0.388960480690002</text:p>
          </table:table-cell>
          <table:table-cell table:number-columns-repeated="2"/>
        </table:table-row>
        <table:table-row table:style-name="ro1">
          <table:table-cell office:value-type="float" office:value="0.389424324035645" calcext:value-type="float">
            <text:p>0.389424324035645</text:p>
          </table:table-cell>
          <table:table-cell table:number-columns-repeated="2"/>
        </table:table-row>
        <table:table-row table:style-name="ro1">
          <table:table-cell office:value-type="float" office:value="0.391222327947617" calcext:value-type="float">
            <text:p>0.391222327947617</text:p>
          </table:table-cell>
          <table:table-cell table:number-columns-repeated="2"/>
        </table:table-row>
        <table:table-row table:style-name="ro1">
          <table:table-cell office:value-type="float" office:value="0.389186531305313" calcext:value-type="float">
            <text:p>0.389186531305313</text:p>
          </table:table-cell>
          <table:table-cell table:number-columns-repeated="2"/>
        </table:table-row>
        <table:table-row table:style-name="ro1">
          <table:table-cell office:value-type="float" office:value="0.389747560024261" calcext:value-type="float">
            <text:p>0.389747560024261</text:p>
          </table:table-cell>
          <table:table-cell table:number-columns-repeated="2"/>
        </table:table-row>
        <table:table-row table:style-name="ro1">
          <table:table-cell office:value-type="float" office:value="0.388775795698166" calcext:value-type="float">
            <text:p>0.388775795698166</text:p>
          </table:table-cell>
          <table:table-cell table:number-columns-repeated="2"/>
        </table:table-row>
        <table:table-row table:style-name="ro1">
          <table:table-cell office:value-type="float" office:value="0.421200275421143" calcext:value-type="float">
            <text:p>0.421200275421143</text:p>
          </table:table-cell>
          <table:table-cell table:number-columns-repeated="2"/>
        </table:table-row>
        <table:table-row table:style-name="ro1">
          <table:table-cell office:value-type="float" office:value="0.415026098489761" calcext:value-type="float">
            <text:p>0.415026098489761</text:p>
          </table:table-cell>
          <table:table-cell table:number-columns-repeated="2"/>
        </table:table-row>
        <table:table-row table:style-name="ro1">
          <table:table-cell office:value-type="float" office:value="0.416205316781998" calcext:value-type="float">
            <text:p>0.416205316781998</text:p>
          </table:table-cell>
          <table:table-cell table:number-columns-repeated="2"/>
        </table:table-row>
        <table:table-row table:style-name="ro1">
          <table:table-cell office:value-type="float" office:value="0.415211647748947" calcext:value-type="float">
            <text:p>0.415211647748947</text:p>
          </table:table-cell>
          <table:table-cell table:number-columns-repeated="2"/>
        </table:table-row>
        <table:table-row table:style-name="ro1">
          <table:table-cell office:value-type="float" office:value="0.414465874433518" calcext:value-type="float">
            <text:p>0.414465874433518</text:p>
          </table:table-cell>
          <table:table-cell table:number-columns-repeated="2"/>
        </table:table-row>
        <table:table-row table:style-name="ro1">
          <table:table-cell office:value-type="float" office:value="0.415733426809311" calcext:value-type="float">
            <text:p>0.415733426809311</text:p>
          </table:table-cell>
          <table:table-cell table:number-columns-repeated="2"/>
        </table:table-row>
        <table:table-row table:style-name="ro1">
          <table:table-cell office:value-type="float" office:value="0.416035145521164" calcext:value-type="float">
            <text:p>0.416035145521164</text:p>
          </table:table-cell>
          <table:table-cell table:number-columns-repeated="2"/>
        </table:table-row>
        <table:table-row table:style-name="ro1">
          <table:table-cell office:value-type="float" office:value="0.416895538568497" calcext:value-type="float">
            <text:p>0.416895538568497</text:p>
          </table:table-cell>
          <table:table-cell table:number-columns-repeated="2"/>
        </table:table-row>
        <table:table-row table:style-name="ro1">
          <table:table-cell office:value-type="float" office:value="0.416212290525436" calcext:value-type="float">
            <text:p>0.416212290525436</text:p>
          </table:table-cell>
          <table:table-cell table:number-columns-repeated="2"/>
        </table:table-row>
        <table:table-row table:style-name="ro1">
          <table:table-cell office:value-type="float" office:value="0.418498933315277" calcext:value-type="float">
            <text:p>0.418498933315277</text:p>
          </table:table-cell>
          <table:table-cell table:number-columns-repeated="2"/>
        </table:table-row>
        <table:table-row table:style-name="ro1">
          <table:table-cell office:value-type="float" office:value="0.417419672012329" calcext:value-type="float">
            <text:p>0.417419672012329</text:p>
          </table:table-cell>
          <table:table-cell table:number-columns-repeated="2"/>
        </table:table-row>
        <table:table-row table:style-name="ro1">
          <table:table-cell office:value-type="float" office:value="0.415428698062897" calcext:value-type="float">
            <text:p>0.415428698062897</text:p>
          </table:table-cell>
          <table:table-cell table:number-columns-repeated="2"/>
        </table:table-row>
        <table:table-row table:style-name="ro1">
          <table:table-cell office:value-type="float" office:value="0.401359289884567" calcext:value-type="float">
            <text:p>0.401359289884567</text:p>
          </table:table-cell>
          <table:table-cell table:number-columns-repeated="2"/>
        </table:table-row>
        <table:table-row table:style-name="ro1">
          <table:table-cell office:value-type="float" office:value="0.406696826219559" calcext:value-type="float">
            <text:p>0.406696826219559</text:p>
          </table:table-cell>
          <table:table-cell table:number-columns-repeated="2"/>
        </table:table-row>
        <table:table-row table:style-name="ro1">
          <table:table-cell office:value-type="float" office:value="0.396452188491821" calcext:value-type="float">
            <text:p>0.396452188491821</text:p>
          </table:table-cell>
          <table:table-cell table:number-columns-repeated="2"/>
        </table:table-row>
        <table:table-row table:style-name="ro1">
          <table:table-cell office:value-type="float" office:value="0.405420303344727" calcext:value-type="float">
            <text:p>0.405420303344727</text:p>
          </table:table-cell>
          <table:table-cell table:number-columns-repeated="2"/>
        </table:table-row>
        <table:table-row table:style-name="ro1">
          <table:table-cell office:value-type="float" office:value="0.412489265203476" calcext:value-type="float">
            <text:p>0.412489265203476</text:p>
          </table:table-cell>
          <table:table-cell table:number-columns-repeated="2"/>
        </table:table-row>
        <table:table-row table:style-name="ro1">
          <table:table-cell office:value-type="float" office:value="0.418031901121139" calcext:value-type="float">
            <text:p>0.418031901121139</text:p>
          </table:table-cell>
          <table:table-cell table:number-columns-repeated="2"/>
        </table:table-row>
        <table:table-row table:style-name="ro1">
          <table:table-cell office:value-type="float" office:value="0.422896951436996" calcext:value-type="float">
            <text:p>0.422896951436996</text:p>
          </table:table-cell>
          <table:table-cell table:number-columns-repeated="2"/>
        </table:table-row>
        <table:table-row table:style-name="ro1">
          <table:table-cell office:value-type="float" office:value="0.419929683208466" calcext:value-type="float">
            <text:p>0.419929683208466</text:p>
          </table:table-cell>
          <table:table-cell table:number-columns-repeated="2"/>
        </table:table-row>
        <table:table-row table:style-name="ro1">
          <table:table-cell office:value-type="float" office:value="0.419717788696289" calcext:value-type="float">
            <text:p>0.419717788696289</text:p>
          </table:table-cell>
          <table:table-cell table:number-columns-repeated="2"/>
        </table:table-row>
        <table:table-row table:style-name="ro1">
          <table:table-cell office:value-type="float" office:value="0.388464272022247" calcext:value-type="float">
            <text:p>0.388464272022247</text:p>
          </table:table-cell>
          <table:table-cell table:number-columns-repeated="2"/>
        </table:table-row>
        <table:table-row table:style-name="ro1">
          <table:table-cell office:value-type="float" office:value="0.394181907176971" calcext:value-type="float">
            <text:p>0.394181907176971</text:p>
          </table:table-cell>
          <table:table-cell table:number-columns-repeated="2"/>
        </table:table-row>
        <table:table-row table:style-name="ro1">
          <table:table-cell office:value-type="float" office:value="0.394933134317398" calcext:value-type="float">
            <text:p>0.394933134317398</text:p>
          </table:table-cell>
          <table:table-cell table:number-columns-repeated="2"/>
        </table:table-row>
        <table:table-row table:style-name="ro1">
          <table:table-cell office:value-type="float" office:value="0.340094596147537" calcext:value-type="float">
            <text:p>0.340094596147537</text:p>
          </table:table-cell>
          <table:table-cell table:number-columns-repeated="2"/>
        </table:table-row>
        <table:table-row table:style-name="ro1">
          <table:table-cell office:value-type="float" office:value="0.319425046443939" calcext:value-type="float">
            <text:p>0.319425046443939</text:p>
          </table:table-cell>
          <table:table-cell table:number-columns-repeated="2"/>
        </table:table-row>
        <table:table-row table:style-name="ro1">
          <table:table-cell office:value-type="float" office:value="0.309424430131912" calcext:value-type="float">
            <text:p>0.309424430131912</text:p>
          </table:table-cell>
          <table:table-cell table:number-columns-repeated="2"/>
        </table:table-row>
        <table:table-row table:style-name="ro1">
          <table:table-cell office:value-type="float" office:value="0.293499618768692" calcext:value-type="float">
            <text:p>0.293499618768692</text:p>
          </table:table-cell>
          <table:table-cell table:number-columns-repeated="2"/>
        </table:table-row>
        <table:table-row table:style-name="ro1">
          <table:table-cell office:value-type="float" office:value="0.27622777223587" calcext:value-type="float">
            <text:p>0.27622777223587</text:p>
          </table:table-cell>
          <table:table-cell table:number-columns-repeated="2"/>
        </table:table-row>
        <table:table-row table:style-name="ro1">
          <table:table-cell office:value-type="float" office:value="0.271062344312668" calcext:value-type="float">
            <text:p>0.271062344312668</text:p>
          </table:table-cell>
          <table:table-cell table:number-columns-repeated="2"/>
        </table:table-row>
        <table:table-row table:style-name="ro1">
          <table:table-cell office:value-type="float" office:value="0.280591785907745" calcext:value-type="float">
            <text:p>0.280591785907745</text:p>
          </table:table-cell>
          <table:table-cell table:number-columns-repeated="2"/>
        </table:table-row>
        <table:table-row table:style-name="ro1">
          <table:table-cell office:value-type="float" office:value="0.284208685159683" calcext:value-type="float">
            <text:p>0.284208685159683</text:p>
          </table:table-cell>
          <table:table-cell table:number-columns-repeated="2"/>
        </table:table-row>
        <table:table-row table:style-name="ro1">
          <table:table-cell office:value-type="float" office:value="0.277619510889053" calcext:value-type="float">
            <text:p>0.277619510889053</text:p>
          </table:table-cell>
          <table:table-cell table:number-columns-repeated="2"/>
        </table:table-row>
        <table:table-row table:style-name="ro1">
          <table:table-cell office:value-type="float" office:value="0.275502294301987" calcext:value-type="float">
            <text:p>0.275502294301987</text:p>
          </table:table-cell>
          <table:table-cell table:number-columns-repeated="2"/>
        </table:table-row>
        <table:table-row table:style-name="ro1">
          <table:table-cell office:value-type="float" office:value="0.266031116247177" calcext:value-type="float">
            <text:p>0.266031116247177</text:p>
          </table:table-cell>
          <table:table-cell table:number-columns-repeated="2"/>
        </table:table-row>
        <table:table-row table:style-name="ro1">
          <table:table-cell office:value-type="float" office:value="0.254600405693054" calcext:value-type="float">
            <text:p>0.254600405693054</text:p>
          </table:table-cell>
          <table:table-cell table:number-columns-repeated="2"/>
        </table:table-row>
        <table:table-row table:style-name="ro1">
          <table:table-cell office:value-type="float" office:value="0.250184208154678" calcext:value-type="float">
            <text:p>0.250184208154678</text:p>
          </table:table-cell>
          <table:table-cell table:number-columns-repeated="2"/>
        </table:table-row>
        <table:table-row table:style-name="ro1">
          <table:table-cell office:value-type="float" office:value="0.282674312591553" calcext:value-type="float">
            <text:p>0.282674312591553</text:p>
          </table:table-cell>
          <table:table-cell table:number-columns-repeated="2"/>
        </table:table-row>
        <table:table-row table:style-name="ro1">
          <table:table-cell office:value-type="float" office:value="0.293977349996567" calcext:value-type="float">
            <text:p>0.293977349996567</text:p>
          </table:table-cell>
          <table:table-cell table:number-columns-repeated="2"/>
        </table:table-row>
        <table:table-row table:style-name="ro1">
          <table:table-cell office:value-type="float" office:value="0.299017161130905" calcext:value-type="float">
            <text:p>0.299017161130905</text:p>
          </table:table-cell>
          <table:table-cell table:number-columns-repeated="2"/>
        </table:table-row>
        <table:table-row table:style-name="ro1">
          <table:table-cell office:value-type="float" office:value="0.281413376331329" calcext:value-type="float">
            <text:p>0.281413376331329</text:p>
          </table:table-cell>
          <table:table-cell table:number-columns-repeated="2"/>
        </table:table-row>
        <table:table-row table:style-name="ro1">
          <table:table-cell office:value-type="float" office:value="0.282799601554871" calcext:value-type="float">
            <text:p>0.282799601554871</text:p>
          </table:table-cell>
          <table:table-cell table:number-columns-repeated="2"/>
        </table:table-row>
        <table:table-row table:style-name="ro1">
          <table:table-cell office:value-type="float" office:value="0.282145708799362" calcext:value-type="float">
            <text:p>0.282145708799362</text:p>
          </table:table-cell>
          <table:table-cell table:number-columns-repeated="2"/>
        </table:table-row>
        <table:table-row table:style-name="ro1">
          <table:table-cell office:value-type="float" office:value="0.273384422063828" calcext:value-type="float">
            <text:p>0.273384422063828</text:p>
          </table:table-cell>
          <table:table-cell table:number-columns-repeated="2"/>
        </table:table-row>
        <table:table-row table:style-name="ro1">
          <table:table-cell office:value-type="float" office:value="0.267226994037628" calcext:value-type="float">
            <text:p>0.267226994037628</text:p>
          </table:table-cell>
          <table:table-cell table:number-columns-repeated="2"/>
        </table:table-row>
        <table:table-row table:style-name="ro1">
          <table:table-cell office:value-type="float" office:value="0.263951182365417" calcext:value-type="float">
            <text:p>0.263951182365417</text:p>
          </table:table-cell>
          <table:table-cell table:number-columns-repeated="2"/>
        </table:table-row>
        <table:table-row table:style-name="ro1">
          <table:table-cell office:value-type="float" office:value="0.265210181474686" calcext:value-type="float">
            <text:p>0.265210181474686</text:p>
          </table:table-cell>
          <table:table-cell table:number-columns-repeated="2"/>
        </table:table-row>
        <table:table-row table:style-name="ro1">
          <table:table-cell office:value-type="float" office:value="0.251751601696014" calcext:value-type="float">
            <text:p>0.251751601696014</text:p>
          </table:table-cell>
          <table:table-cell table:number-columns-repeated="2"/>
        </table:table-row>
        <table:table-row table:style-name="ro1">
          <table:table-cell office:value-type="float" office:value="0.251739978790283" calcext:value-type="float">
            <text:p>0.251739978790283</text:p>
          </table:table-cell>
          <table:table-cell table:number-columns-repeated="2"/>
        </table:table-row>
        <table:table-row table:style-name="ro1">
          <table:table-cell office:value-type="float" office:value="0.265202403068542" calcext:value-type="float">
            <text:p>0.265202403068542</text:p>
          </table:table-cell>
          <table:table-cell table:number-columns-repeated="2"/>
        </table:table-row>
        <table:table-row table:style-name="ro1">
          <table:table-cell office:value-type="float" office:value="0.269167959690094" calcext:value-type="float">
            <text:p>0.269167959690094</text:p>
          </table:table-cell>
          <table:table-cell table:number-columns-repeated="2"/>
        </table:table-row>
        <table:table-row table:style-name="ro1">
          <table:table-cell office:value-type="float" office:value="0.276253700256348" calcext:value-type="float">
            <text:p>0.276253700256348</text:p>
          </table:table-cell>
          <table:table-cell table:number-columns-repeated="2"/>
        </table:table-row>
        <table:table-row table:style-name="ro1">
          <table:table-cell office:value-type="float" office:value="0.286179453134537" calcext:value-type="float">
            <text:p>0.286179453134537</text:p>
          </table:table-cell>
          <table:table-cell table:number-columns-repeated="2"/>
        </table:table-row>
        <table:table-row table:style-name="ro1">
          <table:table-cell office:value-type="float" office:value="0.297077834606171" calcext:value-type="float">
            <text:p>0.297077834606171</text:p>
          </table:table-cell>
          <table:table-cell table:number-columns-repeated="2"/>
        </table:table-row>
        <table:table-row table:style-name="ro1">
          <table:table-cell office:value-type="float" office:value="0.306266129016876" calcext:value-type="float">
            <text:p>0.306266129016876</text:p>
          </table:table-cell>
          <table:table-cell table:number-columns-repeated="2"/>
        </table:table-row>
        <table:table-row table:style-name="ro1">
          <table:table-cell office:value-type="float" office:value="0.312053769826889" calcext:value-type="float">
            <text:p>0.312053769826889</text:p>
          </table:table-cell>
          <table:table-cell table:number-columns-repeated="2"/>
        </table:table-row>
        <table:table-row table:style-name="ro1">
          <table:table-cell office:value-type="float" office:value="0.309106320142746" calcext:value-type="float">
            <text:p>0.309106320142746</text:p>
          </table:table-cell>
          <table:table-cell table:number-columns-repeated="2"/>
        </table:table-row>
        <table:table-row table:style-name="ro1">
          <table:table-cell office:value-type="float" office:value="0.310935467481613" calcext:value-type="float">
            <text:p>0.310935467481613</text:p>
          </table:table-cell>
          <table:table-cell table:number-columns-repeated="2"/>
        </table:table-row>
        <table:table-row table:style-name="ro1">
          <table:table-cell office:value-type="float" office:value="0.314650624990463" calcext:value-type="float">
            <text:p>0.314650624990463</text:p>
          </table:table-cell>
          <table:table-cell table:number-columns-repeated="2"/>
        </table:table-row>
        <table:table-row table:style-name="ro1">
          <table:table-cell office:value-type="float" office:value="0.314526259899139" calcext:value-type="float">
            <text:p>0.314526259899139</text:p>
          </table:table-cell>
          <table:table-cell table:number-columns-repeated="2"/>
        </table:table-row>
        <table:table-row table:style-name="ro1">
          <table:table-cell office:value-type="float" office:value="0.313872307538986" calcext:value-type="float">
            <text:p>0.313872307538986</text:p>
          </table:table-cell>
          <table:table-cell table:number-columns-repeated="2"/>
        </table:table-row>
        <table:table-row table:style-name="ro1">
          <table:table-cell office:value-type="float" office:value="0.315845042467117" calcext:value-type="float">
            <text:p>0.315845042467117</text:p>
          </table:table-cell>
          <table:table-cell table:number-columns-repeated="2"/>
        </table:table-row>
        <table:table-row table:style-name="ro1">
          <table:table-cell office:value-type="float" office:value="0.315688192844391" calcext:value-type="float">
            <text:p>0.315688192844391</text:p>
          </table:table-cell>
          <table:table-cell table:number-columns-repeated="2"/>
        </table:table-row>
        <table:table-row table:style-name="ro1">
          <table:table-cell office:value-type="float" office:value="0.315276592969894" calcext:value-type="float">
            <text:p>0.315276592969894</text:p>
          </table:table-cell>
          <table:table-cell table:number-columns-repeated="2"/>
        </table:table-row>
        <table:table-row table:style-name="ro1">
          <table:table-cell office:value-type="float" office:value="0.309952288866043" calcext:value-type="float">
            <text:p>0.309952288866043</text:p>
          </table:table-cell>
          <table:table-cell table:number-columns-repeated="2"/>
        </table:table-row>
        <table:table-row table:style-name="ro1">
          <table:table-cell office:value-type="float" office:value="0.306574940681458" calcext:value-type="float">
            <text:p>0.306574940681458</text:p>
          </table:table-cell>
          <table:table-cell table:number-columns-repeated="2"/>
        </table:table-row>
        <table:table-row table:style-name="ro1">
          <table:table-cell office:value-type="float" office:value="0.306700557470322" calcext:value-type="float">
            <text:p>0.306700557470322</text:p>
          </table:table-cell>
          <table:table-cell table:number-columns-repeated="2"/>
        </table:table-row>
        <table:table-row table:style-name="ro1">
          <table:table-cell office:value-type="float" office:value="0.306110739707947" calcext:value-type="float">
            <text:p>0.306110739707947</text:p>
          </table:table-cell>
          <table:table-cell table:number-columns-repeated="2"/>
        </table:table-row>
        <table:table-row table:style-name="ro1">
          <table:table-cell office:value-type="float" office:value="0.305865973234177" calcext:value-type="float">
            <text:p>0.305865973234177</text:p>
          </table:table-cell>
          <table:table-cell table:number-columns-repeated="2"/>
        </table:table-row>
        <table:table-row table:style-name="ro1">
          <table:table-cell office:value-type="float" office:value="0.326411187648773" calcext:value-type="float">
            <text:p>0.326411187648773</text:p>
          </table:table-cell>
          <table:table-cell table:number-columns-repeated="2"/>
        </table:table-row>
        <table:table-row table:style-name="ro1">
          <table:table-cell office:value-type="float" office:value="0.328467547893524" calcext:value-type="float">
            <text:p>0.328467547893524</text:p>
          </table:table-cell>
          <table:table-cell table:number-columns-repeated="2"/>
        </table:table-row>
        <table:table-row table:style-name="ro1">
          <table:table-cell office:value-type="float" office:value="0.326470166444778" calcext:value-type="float">
            <text:p>0.326470166444778</text:p>
          </table:table-cell>
          <table:table-cell table:number-columns-repeated="2"/>
        </table:table-row>
        <table:table-row table:style-name="ro1">
          <table:table-cell office:value-type="float" office:value="0.325919240713119" calcext:value-type="float">
            <text:p>0.325919240713119</text:p>
          </table:table-cell>
          <table:table-cell table:number-columns-repeated="2"/>
        </table:table-row>
        <table:table-row table:style-name="ro1">
          <table:table-cell office:value-type="float" office:value="0.325189530849457" calcext:value-type="float">
            <text:p>0.325189530849457</text:p>
          </table:table-cell>
          <table:table-cell table:number-columns-repeated="2"/>
        </table:table-row>
        <table:table-row table:style-name="ro1">
          <table:table-cell office:value-type="float" office:value="0.325452923774719" calcext:value-type="float">
            <text:p>0.325452923774719</text:p>
          </table:table-cell>
          <table:table-cell table:number-columns-repeated="2"/>
        </table:table-row>
        <table:table-row table:style-name="ro1">
          <table:table-cell office:value-type="float" office:value="0.326955407857895" calcext:value-type="float">
            <text:p>0.326955407857895</text:p>
          </table:table-cell>
          <table:table-cell table:number-columns-repeated="2"/>
        </table:table-row>
        <table:table-row table:style-name="ro1">
          <table:table-cell office:value-type="float" office:value="0.360319912433624" calcext:value-type="float">
            <text:p>0.360319912433624</text:p>
          </table:table-cell>
          <table:table-cell table:number-columns-repeated="2"/>
        </table:table-row>
        <table:table-row table:style-name="ro1">
          <table:table-cell office:value-type="float" office:value="0.358306378126144" calcext:value-type="float">
            <text:p>0.358306378126144</text:p>
          </table:table-cell>
          <table:table-cell table:number-columns-repeated="2"/>
        </table:table-row>
        <table:table-row table:style-name="ro1">
          <table:table-cell office:value-type="float" office:value="0.356021791696548" calcext:value-type="float">
            <text:p>0.356021791696548</text:p>
          </table:table-cell>
          <table:table-cell table:number-columns-repeated="2"/>
        </table:table-row>
        <table:table-row table:style-name="ro1">
          <table:table-cell office:value-type="float" office:value="0.356962382793427" calcext:value-type="float">
            <text:p>0.356962382793427</text:p>
          </table:table-cell>
          <table:table-cell table:number-columns-repeated="2"/>
        </table:table-row>
        <table:table-row table:style-name="ro1">
          <table:table-cell office:value-type="float" office:value="0.358094155788422" calcext:value-type="float">
            <text:p>0.358094155788422</text:p>
          </table:table-cell>
          <table:table-cell table:number-columns-repeated="2"/>
        </table:table-row>
        <table:table-row table:style-name="ro1">
          <table:table-cell office:value-type="float" office:value="0.356750428676605" calcext:value-type="float">
            <text:p>0.356750428676605</text:p>
          </table:table-cell>
          <table:table-cell table:number-columns-repeated="2"/>
        </table:table-row>
        <table:table-row table:style-name="ro1">
          <table:table-cell office:value-type="float" office:value="0.355804771184921" calcext:value-type="float">
            <text:p>0.355804771184921</text:p>
          </table:table-cell>
          <table:table-cell table:number-columns-repeated="2"/>
        </table:table-row>
        <table:table-row table:style-name="ro1">
          <table:table-cell office:value-type="float" office:value="0.357418447732925" calcext:value-type="float">
            <text:p>0.357418447732925</text:p>
          </table:table-cell>
          <table:table-cell table:number-columns-repeated="2"/>
        </table:table-row>
        <table:table-row table:style-name="ro1">
          <table:table-cell office:value-type="float" office:value="0.354279577732086" calcext:value-type="float">
            <text:p>0.354279577732086</text:p>
          </table:table-cell>
          <table:table-cell table:number-columns-repeated="2"/>
        </table:table-row>
        <table:table-row table:style-name="ro1">
          <table:table-cell office:value-type="float" office:value="0.356566309928894" calcext:value-type="float">
            <text:p>0.356566309928894</text:p>
          </table:table-cell>
          <table:table-cell table:number-columns-repeated="2"/>
        </table:table-row>
        <table:table-row table:style-name="ro1">
          <table:table-cell office:value-type="float" office:value="0.354241520166397" calcext:value-type="float">
            <text:p>0.354241520166397</text:p>
          </table:table-cell>
          <table:table-cell table:number-columns-repeated="2"/>
        </table:table-row>
        <table:table-row table:style-name="ro1">
          <table:table-cell office:value-type="float" office:value="0.353557884693146" calcext:value-type="float">
            <text:p>0.353557884693146</text:p>
          </table:table-cell>
          <table:table-cell table:number-columns-repeated="2"/>
        </table:table-row>
        <table:table-row table:style-name="ro1">
          <table:table-cell office:value-type="float" office:value="0.362665593624115" calcext:value-type="float">
            <text:p>0.362665593624115</text:p>
          </table:table-cell>
          <table:table-cell table:number-columns-repeated="2"/>
        </table:table-row>
        <table:table-row table:style-name="ro1">
          <table:table-cell office:value-type="float" office:value="0.364621102809906" calcext:value-type="float">
            <text:p>0.364621102809906</text:p>
          </table:table-cell>
          <table:table-cell table:number-columns-repeated="2"/>
        </table:table-row>
        <table:table-row table:style-name="ro1">
          <table:table-cell office:value-type="float" office:value="0.364605128765106" calcext:value-type="float">
            <text:p>0.364605128765106</text:p>
          </table:table-cell>
          <table:table-cell table:number-columns-repeated="2"/>
        </table:table-row>
        <table:table-row table:style-name="ro1">
          <table:table-cell office:value-type="float" office:value="0.363538712263107" calcext:value-type="float">
            <text:p>0.363538712263107</text:p>
          </table:table-cell>
          <table:table-cell table:number-columns-repeated="2"/>
        </table:table-row>
        <table:table-row table:style-name="ro1">
          <table:table-cell office:value-type="float" office:value="0.363529533147812" calcext:value-type="float">
            <text:p>0.363529533147812</text:p>
          </table:table-cell>
          <table:table-cell table:number-columns-repeated="2"/>
        </table:table-row>
        <table:table-row table:style-name="ro1">
          <table:table-cell office:value-type="float" office:value="0.363757580518722" calcext:value-type="float">
            <text:p>0.363757580518722</text:p>
          </table:table-cell>
          <table:table-cell table:number-columns-repeated="2"/>
        </table:table-row>
        <table:table-row table:style-name="ro1">
          <table:table-cell office:value-type="float" office:value="0.36259913444519" calcext:value-type="float">
            <text:p>0.36259913444519</text:p>
          </table:table-cell>
          <table:table-cell table:number-columns-repeated="2"/>
        </table:table-row>
        <table:table-row table:style-name="ro1">
          <table:table-cell office:value-type="float" office:value="0.363613069057465" calcext:value-type="float">
            <text:p>0.363613069057465</text:p>
          </table:table-cell>
          <table:table-cell table:number-columns-repeated="2"/>
        </table:table-row>
        <table:table-row table:style-name="ro1">
          <table:table-cell office:value-type="float" office:value="0.363893330097198" calcext:value-type="float">
            <text:p>0.363893330097198</text:p>
          </table:table-cell>
          <table:table-cell table:number-columns-repeated="2"/>
        </table:table-row>
        <table:table-row table:style-name="ro1">
          <table:table-cell office:value-type="float" office:value="0.363483995199203" calcext:value-type="float">
            <text:p>0.363483995199203</text:p>
          </table:table-cell>
          <table:table-cell table:number-columns-repeated="2"/>
        </table:table-row>
        <table:table-row table:style-name="ro1">
          <table:table-cell office:value-type="float" office:value="0.363475143909454" calcext:value-type="float">
            <text:p>0.363475143909454</text:p>
          </table:table-cell>
          <table:table-cell table:number-columns-repeated="2"/>
        </table:table-row>
        <table:table-row table:style-name="ro1">
          <table:table-cell office:value-type="float" office:value="0.362559407949448" calcext:value-type="float">
            <text:p>0.362559407949448</text:p>
          </table:table-cell>
          <table:table-cell table:number-columns-repeated="2"/>
        </table:table-row>
        <table:table-row table:style-name="ro1">
          <table:table-cell office:value-type="float" office:value="0.362490594387054" calcext:value-type="float">
            <text:p>0.362490594387054</text:p>
          </table:table-cell>
          <table:table-cell table:number-columns-repeated="2"/>
        </table:table-row>
        <table:table-row table:style-name="ro1">
          <table:table-cell office:value-type="float" office:value="0.368446499109268" calcext:value-type="float">
            <text:p>0.368446499109268</text:p>
          </table:table-cell>
          <table:table-cell table:number-columns-repeated="2"/>
        </table:table-row>
        <table:table-row table:style-name="ro1">
          <table:table-cell office:value-type="float" office:value="0.366263657808304" calcext:value-type="float">
            <text:p>0.366263657808304</text:p>
          </table:table-cell>
          <table:table-cell table:number-columns-repeated="2"/>
        </table:table-row>
        <table:table-row table:style-name="ro1">
          <table:table-cell office:value-type="float" office:value="0.368215620517731" calcext:value-type="float">
            <text:p>0.368215620517731</text:p>
          </table:table-cell>
          <table:table-cell table:number-columns-repeated="2"/>
        </table:table-row>
        <table:table-row table:style-name="ro1">
          <table:table-cell office:value-type="float" office:value="0.367901802062988" calcext:value-type="float">
            <text:p>0.367901802062988</text:p>
          </table:table-cell>
          <table:table-cell table:number-columns-repeated="2"/>
        </table:table-row>
        <table:table-row table:style-name="ro1">
          <table:table-cell office:value-type="float" office:value="0.369146585464478" calcext:value-type="float">
            <text:p>0.369146585464478</text:p>
          </table:table-cell>
          <table:table-cell table:number-columns-repeated="2"/>
        </table:table-row>
        <table:table-row table:style-name="ro1">
          <table:table-cell office:value-type="float" office:value="0.367023706436157" calcext:value-type="float">
            <text:p>0.367023706436157</text:p>
          </table:table-cell>
          <table:table-cell table:number-columns-repeated="2"/>
        </table:table-row>
        <table:table-row table:style-name="ro1">
          <table:table-cell office:value-type="float" office:value="0.367364257574081" calcext:value-type="float">
            <text:p>0.367364257574081</text:p>
          </table:table-cell>
          <table:table-cell table:number-columns-repeated="2"/>
        </table:table-row>
        <table:table-row table:style-name="ro1">
          <table:table-cell office:value-type="float" office:value="0.367260098457336" calcext:value-type="float">
            <text:p>0.367260098457336</text:p>
          </table:table-cell>
          <table:table-cell table:number-columns-repeated="2"/>
        </table:table-row>
        <table:table-row table:style-name="ro1">
          <table:table-cell office:value-type="float" office:value="0.366375744342804" calcext:value-type="float">
            <text:p>0.366375744342804</text:p>
          </table:table-cell>
          <table:table-cell table:number-columns-repeated="2"/>
        </table:table-row>
        <table:table-row table:style-name="ro1">
          <table:table-cell office:value-type="float" office:value="0.36647891998291" calcext:value-type="float">
            <text:p>0.36647891998291</text:p>
          </table:table-cell>
          <table:table-cell table:number-columns-repeated="2"/>
        </table:table-row>
        <table:table-row table:style-name="ro1">
          <table:table-cell office:value-type="float" office:value="0.366439700126648" calcext:value-type="float">
            <text:p>0.366439700126648</text:p>
          </table:table-cell>
          <table:table-cell table:number-columns-repeated="2"/>
        </table:table-row>
        <table:table-row table:style-name="ro1">
          <table:table-cell office:value-type="float" office:value="0.365747511386871" calcext:value-type="float">
            <text:p>0.365747511386871</text:p>
          </table:table-cell>
          <table:table-cell table:number-columns-repeated="2"/>
        </table:table-row>
        <table:table-row table:style-name="ro1">
          <table:table-cell office:value-type="float" office:value="0.375130981206894" calcext:value-type="float">
            <text:p>0.375130981206894</text:p>
          </table:table-cell>
          <table:table-cell table:number-columns-repeated="2"/>
        </table:table-row>
        <table:table-row table:style-name="ro1">
          <table:table-cell office:value-type="float" office:value="0.360213160514832" calcext:value-type="float">
            <text:p>0.360213160514832</text:p>
          </table:table-cell>
          <table:table-cell table:number-columns-repeated="2"/>
        </table:table-row>
        <table:table-row table:style-name="ro1">
          <table:table-cell office:value-type="float" office:value="0.368986070156097" calcext:value-type="float">
            <text:p>0.368986070156097</text:p>
          </table:table-cell>
          <table:table-cell table:number-columns-repeated="2"/>
        </table:table-row>
        <table:table-row table:style-name="ro1">
          <table:table-cell office:value-type="float" office:value="0.368316859006882" calcext:value-type="float">
            <text:p>0.368316859006882</text:p>
          </table:table-cell>
          <table:table-cell table:number-columns-repeated="2"/>
        </table:table-row>
        <table:table-row table:style-name="ro1">
          <table:table-cell office:value-type="float" office:value="0.36041060090065" calcext:value-type="float">
            <text:p>0.36041060090065</text:p>
          </table:table-cell>
          <table:table-cell table:number-columns-repeated="2"/>
        </table:table-row>
        <table:table-row table:style-name="ro1">
          <table:table-cell office:value-type="float" office:value="0.360711097717285" calcext:value-type="float">
            <text:p>0.360711097717285</text:p>
          </table:table-cell>
          <table:table-cell table:number-columns-repeated="2"/>
        </table:table-row>
        <table:table-row table:style-name="ro1">
          <table:table-cell office:value-type="float" office:value="0.359754294157028" calcext:value-type="float">
            <text:p>0.359754294157028</text:p>
          </table:table-cell>
          <table:table-cell table:number-columns-repeated="2"/>
        </table:table-row>
        <table:table-row table:style-name="ro1">
          <table:table-cell office:value-type="float" office:value="0.360154002904892" calcext:value-type="float">
            <text:p>0.360154002904892</text:p>
          </table:table-cell>
          <table:table-cell table:number-columns-repeated="2"/>
        </table:table-row>
        <table:table-row table:style-name="ro1">
          <table:table-cell office:value-type="float" office:value="0.359263092279434" calcext:value-type="float">
            <text:p>0.359263092279434</text:p>
          </table:table-cell>
          <table:table-cell table:number-columns-repeated="2"/>
        </table:table-row>
        <table:table-row table:style-name="ro1">
          <table:table-cell office:value-type="float" office:value="0.361914277076721" calcext:value-type="float">
            <text:p>0.361914277076721</text:p>
          </table:table-cell>
          <table:table-cell table:number-columns-repeated="2"/>
        </table:table-row>
        <table:table-row table:style-name="ro1">
          <table:table-cell office:value-type="float" office:value="0.36310151219368" calcext:value-type="float">
            <text:p>0.36310151219368</text:p>
          </table:table-cell>
          <table:table-cell table:number-columns-repeated="2"/>
        </table:table-row>
        <table:table-row table:style-name="ro1">
          <table:table-cell office:value-type="float" office:value="0.36212483048439" calcext:value-type="float">
            <text:p>0.36212483048439</text:p>
          </table:table-cell>
          <table:table-cell table:number-columns-repeated="2"/>
        </table:table-row>
        <table:table-row table:style-name="ro1">
          <table:table-cell office:value-type="float" office:value="0.3661869764328" calcext:value-type="float">
            <text:p>0.3661869764328</text:p>
          </table:table-cell>
          <table:table-cell table:number-columns-repeated="2"/>
        </table:table-row>
        <table:table-row table:style-name="ro1">
          <table:table-cell office:value-type="float" office:value="0.365259081125259" calcext:value-type="float">
            <text:p>0.365259081125259</text:p>
          </table:table-cell>
          <table:table-cell table:number-columns-repeated="2"/>
        </table:table-row>
        <table:table-row table:style-name="ro1">
          <table:table-cell office:value-type="float" office:value="0.366906017065048" calcext:value-type="float">
            <text:p>0.366906017065048</text:p>
          </table:table-cell>
          <table:table-cell table:number-columns-repeated="2"/>
        </table:table-row>
        <table:table-row table:style-name="ro1">
          <table:table-cell office:value-type="float" office:value="0.366498708724976" calcext:value-type="float">
            <text:p>0.366498708724976</text:p>
          </table:table-cell>
          <table:table-cell table:number-columns-repeated="2"/>
        </table:table-row>
        <table:table-row table:style-name="ro1">
          <table:table-cell office:value-type="float" office:value="0.367346405982971" calcext:value-type="float">
            <text:p>0.367346405982971</text:p>
          </table:table-cell>
          <table:table-cell table:number-columns-repeated="2"/>
        </table:table-row>
        <table:table-row table:style-name="ro1">
          <table:table-cell office:value-type="float" office:value="0.36773270368576" calcext:value-type="float">
            <text:p>0.36773270368576</text:p>
          </table:table-cell>
          <table:table-cell table:number-columns-repeated="2"/>
        </table:table-row>
        <table:table-row table:style-name="ro1">
          <table:table-cell office:value-type="float" office:value="0.368169158697128" calcext:value-type="float">
            <text:p>0.368169158697128</text:p>
          </table:table-cell>
          <table:table-cell table:number-columns-repeated="2"/>
        </table:table-row>
        <table:table-row table:style-name="ro1">
          <table:table-cell office:value-type="float" office:value="0.368025779724121" calcext:value-type="float">
            <text:p>0.368025779724121</text:p>
          </table:table-cell>
          <table:table-cell table:number-columns-repeated="2"/>
        </table:table-row>
        <table:table-row table:style-name="ro1">
          <table:table-cell office:value-type="float" office:value="0.414833664894104" calcext:value-type="float">
            <text:p>0.414833664894104</text:p>
          </table:table-cell>
          <table:table-cell table:number-columns-repeated="2"/>
        </table:table-row>
        <table:table-row table:style-name="ro1">
          <table:table-cell office:value-type="float" office:value="0.417421698570251" calcext:value-type="float">
            <text:p>0.417421698570251</text:p>
          </table:table-cell>
          <table:table-cell table:number-columns-repeated="2"/>
        </table:table-row>
        <table:table-row table:style-name="ro1">
          <table:table-cell office:value-type="float" office:value="0.417875736951828" calcext:value-type="float">
            <text:p>0.417875736951828</text:p>
          </table:table-cell>
          <table:table-cell table:number-columns-repeated="2"/>
        </table:table-row>
        <table:table-row table:style-name="ro1">
          <table:table-cell office:value-type="float" office:value="0.380311578512192" calcext:value-type="float">
            <text:p>0.380311578512192</text:p>
          </table:table-cell>
          <table:table-cell table:number-columns-repeated="2"/>
        </table:table-row>
        <table:table-row table:style-name="ro1">
          <table:table-cell office:value-type="float" office:value="0.379941940307617" calcext:value-type="float">
            <text:p>0.379941940307617</text:p>
          </table:table-cell>
          <table:table-cell table:number-columns-repeated="2"/>
        </table:table-row>
        <table:table-row table:style-name="ro1">
          <table:table-cell office:value-type="float" office:value="0.38756063580513" calcext:value-type="float">
            <text:p>0.38756063580513</text:p>
          </table:table-cell>
          <table:table-cell table:number-columns-repeated="2"/>
        </table:table-row>
        <table:table-row table:style-name="ro1">
          <table:table-cell office:value-type="float" office:value="0.387973040342331" calcext:value-type="float">
            <text:p>0.387973040342331</text:p>
          </table:table-cell>
          <table:table-cell table:number-columns-repeated="2"/>
        </table:table-row>
        <table:table-row table:style-name="ro1">
          <table:table-cell office:value-type="float" office:value="0.388315349817276" calcext:value-type="float">
            <text:p>0.388315349817276</text:p>
          </table:table-cell>
          <table:table-cell table:number-columns-repeated="2"/>
        </table:table-row>
        <table:table-row table:style-name="ro1">
          <table:table-cell office:value-type="float" office:value="0.389586448669434" calcext:value-type="float">
            <text:p>0.389586448669434</text:p>
          </table:table-cell>
          <table:table-cell table:number-columns-repeated="2"/>
        </table:table-row>
        <table:table-row table:style-name="ro1">
          <table:table-cell office:value-type="float" office:value="0.390143513679504" calcext:value-type="float">
            <text:p>0.390143513679504</text:p>
          </table:table-cell>
          <table:table-cell table:number-columns-repeated="2"/>
        </table:table-row>
        <table:table-row table:style-name="ro1">
          <table:table-cell office:value-type="float" office:value="0.390533894300461" calcext:value-type="float">
            <text:p>0.390533894300461</text:p>
          </table:table-cell>
          <table:table-cell table:number-columns-repeated="2"/>
        </table:table-row>
        <table:table-row table:style-name="ro1">
          <table:table-cell office:value-type="float" office:value="0.390010088682175" calcext:value-type="float">
            <text:p>0.390010088682175</text:p>
          </table:table-cell>
          <table:table-cell table:number-columns-repeated="2"/>
        </table:table-row>
        <table:table-row table:style-name="ro1">
          <table:table-cell office:value-type="float" office:value="0.392183303833008" calcext:value-type="float">
            <text:p>0.392183303833008</text:p>
          </table:table-cell>
          <table:table-cell table:number-columns-repeated="2"/>
        </table:table-row>
        <table:table-row table:style-name="ro1">
          <table:table-cell office:value-type="float" office:value="0.391863375902176" calcext:value-type="float">
            <text:p>0.391863375902176</text:p>
          </table:table-cell>
          <table:table-cell table:number-columns-repeated="2"/>
        </table:table-row>
        <table:table-row table:style-name="ro1">
          <table:table-cell office:value-type="float" office:value="0.391917794942856" calcext:value-type="float">
            <text:p>0.391917794942856</text:p>
          </table:table-cell>
          <table:table-cell table:number-columns-repeated="2"/>
        </table:table-row>
        <table:table-row table:style-name="ro1">
          <table:table-cell office:value-type="float" office:value="0.41369965672493" calcext:value-type="float">
            <text:p>0.41369965672493</text:p>
          </table:table-cell>
          <table:table-cell table:number-columns-repeated="2"/>
        </table:table-row>
        <table:table-row table:style-name="ro1">
          <table:table-cell office:value-type="float" office:value="0.40625673532486" calcext:value-type="float">
            <text:p>0.40625673532486</text:p>
          </table:table-cell>
          <table:table-cell table:number-columns-repeated="2"/>
        </table:table-row>
        <table:table-row table:style-name="ro1">
          <table:table-cell office:value-type="float" office:value="0.406373918056488" calcext:value-type="float">
            <text:p>0.406373918056488</text:p>
          </table:table-cell>
          <table:table-cell table:number-columns-repeated="2"/>
        </table:table-row>
        <table:table-row table:style-name="ro1">
          <table:table-cell office:value-type="float" office:value="0.405432343482971" calcext:value-type="float">
            <text:p>0.405432343482971</text:p>
          </table:table-cell>
          <table:table-cell table:number-columns-repeated="2"/>
        </table:table-row>
        <table:table-row table:style-name="ro1">
          <table:table-cell office:value-type="float" office:value="0.406824082136154" calcext:value-type="float">
            <text:p>0.406824082136154</text:p>
          </table:table-cell>
          <table:table-cell table:number-columns-repeated="2"/>
        </table:table-row>
        <table:table-row table:style-name="ro1">
          <table:table-cell office:value-type="float" office:value="0.408000200986862" calcext:value-type="float">
            <text:p>0.408000200986862</text:p>
          </table:table-cell>
          <table:table-cell table:number-columns-repeated="2"/>
        </table:table-row>
        <table:table-row table:style-name="ro1">
          <table:table-cell office:value-type="float" office:value="0.409667402505875" calcext:value-type="float">
            <text:p>0.409667402505875</text:p>
          </table:table-cell>
          <table:table-cell table:number-columns-repeated="2"/>
        </table:table-row>
        <table:table-row table:style-name="ro1">
          <table:table-cell office:value-type="float" office:value="0.410500317811966" calcext:value-type="float">
            <text:p>0.410500317811966</text:p>
          </table:table-cell>
          <table:table-cell table:number-columns-repeated="2"/>
        </table:table-row>
        <table:table-row table:style-name="ro1">
          <table:table-cell office:value-type="float" office:value="0.408671736717224" calcext:value-type="float">
            <text:p>0.408671736717224</text:p>
          </table:table-cell>
          <table:table-cell table:number-columns-repeated="2"/>
        </table:table-row>
        <table:table-row table:style-name="ro1">
          <table:table-cell office:value-type="float" office:value="0.408031672239304" calcext:value-type="float">
            <text:p>0.408031672239304</text:p>
          </table:table-cell>
          <table:table-cell table:number-columns-repeated="2"/>
        </table:table-row>
        <table:table-row table:style-name="ro1">
          <table:table-cell office:value-type="float" office:value="0.407997310161591" calcext:value-type="float">
            <text:p>0.407997310161591</text:p>
          </table:table-cell>
          <table:table-cell table:number-columns-repeated="2"/>
        </table:table-row>
        <table:table-row table:style-name="ro1">
          <table:table-cell office:value-type="float" office:value="0.408920735120773" calcext:value-type="float">
            <text:p>0.408920735120773</text:p>
          </table:table-cell>
          <table:table-cell table:number-columns-repeated="2"/>
        </table:table-row>
        <table:table-row table:style-name="ro1">
          <table:table-cell office:value-type="float" office:value="0.398928940296173" calcext:value-type="float">
            <text:p>0.398928940296173</text:p>
          </table:table-cell>
          <table:table-cell table:number-columns-repeated="2"/>
        </table:table-row>
        <table:table-row table:style-name="ro1">
          <table:table-cell office:value-type="float" office:value="0.398369669914246" calcext:value-type="float">
            <text:p>0.398369669914246</text:p>
          </table:table-cell>
          <table:table-cell table:number-columns-repeated="2"/>
        </table:table-row>
        <table:table-row table:style-name="ro1">
          <table:table-cell office:value-type="float" office:value="0.39853835105896" calcext:value-type="float">
            <text:p>0.39853835105896</text:p>
          </table:table-cell>
          <table:table-cell table:number-columns-repeated="2"/>
        </table:table-row>
        <table:table-row table:style-name="ro1">
          <table:table-cell office:value-type="float" office:value="0.399009883403778" calcext:value-type="float">
            <text:p>0.399009883403778</text:p>
          </table:table-cell>
          <table:table-cell table:number-columns-repeated="2"/>
        </table:table-row>
        <table:table-row table:style-name="ro1">
          <table:table-cell office:value-type="float" office:value="0.40068393945694" calcext:value-type="float">
            <text:p>0.40068393945694</text:p>
          </table:table-cell>
          <table:table-cell table:number-columns-repeated="2"/>
        </table:table-row>
        <table:table-row table:style-name="ro1">
          <table:table-cell office:value-type="float" office:value="0.364316374063492" calcext:value-type="float">
            <text:p>0.364316374063492</text:p>
          </table:table-cell>
          <table:table-cell table:number-columns-repeated="2"/>
        </table:table-row>
        <table:table-row table:style-name="ro1">
          <table:table-cell office:value-type="float" office:value="0.368857949972153" calcext:value-type="float">
            <text:p>0.368857949972153</text:p>
          </table:table-cell>
          <table:table-cell table:number-columns-repeated="2"/>
        </table:table-row>
        <table:table-row table:style-name="ro1">
          <table:table-cell office:value-type="float" office:value="0.361690104007721" calcext:value-type="float">
            <text:p>0.361690104007721</text:p>
          </table:table-cell>
          <table:table-cell table:number-columns-repeated="2"/>
        </table:table-row>
        <table:table-row table:style-name="ro1">
          <table:table-cell office:value-type="float" office:value="0.362460732460022" calcext:value-type="float">
            <text:p>0.362460732460022</text:p>
          </table:table-cell>
          <table:table-cell table:number-columns-repeated="2"/>
        </table:table-row>
        <table:table-row table:style-name="ro1">
          <table:table-cell office:value-type="float" office:value="0.366440504789352" calcext:value-type="float">
            <text:p>0.366440504789352</text:p>
          </table:table-cell>
          <table:table-cell table:number-columns-repeated="2"/>
        </table:table-row>
        <table:table-row table:style-name="ro1">
          <table:table-cell office:value-type="float" office:value="0.363504439592362" calcext:value-type="float">
            <text:p>0.363504439592362</text:p>
          </table:table-cell>
          <table:table-cell table:number-columns-repeated="2"/>
        </table:table-row>
        <table:table-row table:style-name="ro1">
          <table:table-cell office:value-type="float" office:value="0.367916762828827" calcext:value-type="float">
            <text:p>0.367916762828827</text:p>
          </table:table-cell>
          <table:table-cell table:number-columns-repeated="2"/>
        </table:table-row>
        <table:table-row table:style-name="ro1">
          <table:table-cell office:value-type="float" office:value="0.361519187688828" calcext:value-type="float">
            <text:p>0.361519187688828</text:p>
          </table:table-cell>
          <table:table-cell table:number-columns-repeated="2"/>
        </table:table-row>
        <table:table-row table:style-name="ro1">
          <table:table-cell office:value-type="float" office:value="0.361322581768036" calcext:value-type="float">
            <text:p>0.361322581768036</text:p>
          </table:table-cell>
          <table:table-cell table:number-columns-repeated="2"/>
        </table:table-row>
        <table:table-row table:style-name="ro1">
          <table:table-cell office:value-type="float" office:value="0.361979007720947" calcext:value-type="float">
            <text:p>0.361979007720947</text:p>
          </table:table-cell>
          <table:table-cell table:number-columns-repeated="2"/>
        </table:table-row>
        <table:table-row table:style-name="ro1">
          <table:table-cell office:value-type="float" office:value="0.360552877187729" calcext:value-type="float">
            <text:p>0.360552877187729</text:p>
          </table:table-cell>
          <table:table-cell table:number-columns-repeated="2"/>
        </table:table-row>
        <table:table-row table:style-name="ro1">
          <table:table-cell office:value-type="float" office:value="0.36126908659935" calcext:value-type="float">
            <text:p>0.36126908659935</text:p>
          </table:table-cell>
          <table:table-cell table:number-columns-repeated="2"/>
        </table:table-row>
        <table:table-row table:style-name="ro1">
          <table:table-cell office:value-type="float" office:value="0.360639899969101" calcext:value-type="float">
            <text:p>0.360639899969101</text:p>
          </table:table-cell>
          <table:table-cell table:number-columns-repeated="2"/>
        </table:table-row>
        <table:table-row table:style-name="ro1">
          <table:table-cell office:value-type="float" office:value="0.360616862773895" calcext:value-type="float">
            <text:p>0.360616862773895</text:p>
          </table:table-cell>
          <table:table-cell table:number-columns-repeated="2"/>
        </table:table-row>
        <table:table-row table:style-name="ro1">
          <table:table-cell office:value-type="float" office:value="0.354629158973694" calcext:value-type="float">
            <text:p>0.354629158973694</text:p>
          </table:table-cell>
          <table:table-cell table:number-columns-repeated="2"/>
        </table:table-row>
        <table:table-row table:style-name="ro1">
          <table:table-cell office:value-type="float" office:value="0.356723368167877" calcext:value-type="float">
            <text:p>0.356723368167877</text:p>
          </table:table-cell>
          <table:table-cell table:number-columns-repeated="2"/>
        </table:table-row>
        <table:table-row table:style-name="ro1">
          <table:table-cell office:value-type="float" office:value="0.356749802827835" calcext:value-type="float">
            <text:p>0.356749802827835</text:p>
          </table:table-cell>
          <table:table-cell table:number-columns-repeated="2"/>
        </table:table-row>
        <table:table-row table:style-name="ro1">
          <table:table-cell office:value-type="float" office:value="0.356479614973068" calcext:value-type="float">
            <text:p>0.356479614973068</text:p>
          </table:table-cell>
          <table:table-cell table:number-columns-repeated="2"/>
        </table:table-row>
        <table:table-row table:style-name="ro1">
          <table:table-cell office:value-type="float" office:value="0.356847077608108" calcext:value-type="float">
            <text:p>0.356847077608108</text:p>
          </table:table-cell>
          <table:table-cell table:number-columns-repeated="2"/>
        </table:table-row>
        <table:table-row table:style-name="ro1">
          <table:table-cell office:value-type="float" office:value="0.352775663137436" calcext:value-type="float">
            <text:p>0.352775663137436</text:p>
          </table:table-cell>
          <table:table-cell table:number-columns-repeated="2"/>
        </table:table-row>
        <table:table-row table:style-name="ro1">
          <table:table-cell office:value-type="float" office:value="0.353784322738647" calcext:value-type="float">
            <text:p>0.353784322738647</text:p>
          </table:table-cell>
          <table:table-cell table:number-columns-repeated="2"/>
        </table:table-row>
        <table:table-row table:style-name="ro1">
          <table:table-cell office:value-type="float" office:value="0.354891687631607" calcext:value-type="float">
            <text:p>0.354891687631607</text:p>
          </table:table-cell>
          <table:table-cell table:number-columns-repeated="2"/>
        </table:table-row>
        <table:table-row table:style-name="ro1">
          <table:table-cell office:value-type="float" office:value="0.353955626487732" calcext:value-type="float">
            <text:p>0.353955626487732</text:p>
          </table:table-cell>
          <table:table-cell table:number-columns-repeated="2"/>
        </table:table-row>
        <table:table-row table:style-name="ro1">
          <table:table-cell office:value-type="float" office:value="0.354357361793518" calcext:value-type="float">
            <text:p>0.354357361793518</text:p>
          </table:table-cell>
          <table:table-cell table:number-columns-repeated="2"/>
        </table:table-row>
        <table:table-row table:style-name="ro1">
          <table:table-cell office:value-type="float" office:value="0.354212284088135" calcext:value-type="float">
            <text:p>0.354212284088135</text:p>
          </table:table-cell>
          <table:table-cell table:number-columns-repeated="2"/>
        </table:table-row>
        <table:table-row table:style-name="ro1">
          <table:table-cell office:value-type="float" office:value="0.354160815477371" calcext:value-type="float">
            <text:p>0.354160815477371</text:p>
          </table:table-cell>
          <table:table-cell table:number-columns-repeated="2"/>
        </table:table-row>
        <table:table-row table:style-name="ro1">
          <table:table-cell office:value-type="float" office:value="0.353768646717072" calcext:value-type="float">
            <text:p>0.353768646717072</text:p>
          </table:table-cell>
          <table:table-cell table:number-columns-repeated="2"/>
        </table:table-row>
        <table:table-row table:style-name="ro1">
          <table:table-cell office:value-type="float" office:value="0.352734923362732" calcext:value-type="float">
            <text:p>0.352734923362732</text:p>
          </table:table-cell>
          <table:table-cell table:number-columns-repeated="2"/>
        </table:table-row>
        <table:table-row table:style-name="ro1">
          <table:table-cell office:value-type="float" office:value="0.353609591722488" calcext:value-type="float">
            <text:p>0.353609591722488</text:p>
          </table:table-cell>
          <table:table-cell table:number-columns-repeated="2"/>
        </table:table-row>
        <table:table-row table:style-name="ro1">
          <table:table-cell office:value-type="float" office:value="0.35434040427208" calcext:value-type="float">
            <text:p>0.35434040427208</text:p>
          </table:table-cell>
          <table:table-cell table:number-columns-repeated="2"/>
        </table:table-row>
        <table:table-row table:style-name="ro1">
          <table:table-cell office:value-type="float" office:value="0.354019790887833" calcext:value-type="float">
            <text:p>0.354019790887833</text:p>
          </table:table-cell>
          <table:table-cell table:number-columns-repeated="2"/>
        </table:table-row>
        <table:table-row table:style-name="ro1">
          <table:table-cell office:value-type="float" office:value="0.356033027172089" calcext:value-type="float">
            <text:p>0.356033027172089</text:p>
          </table:table-cell>
          <table:table-cell table:number-columns-repeated="2"/>
        </table:table-row>
        <table:table-row table:style-name="ro1">
          <table:table-cell office:value-type="float" office:value="0.42472031712532" calcext:value-type="float">
            <text:p>0.42472031712532</text:p>
          </table:table-cell>
          <table:table-cell table:number-columns-repeated="2"/>
        </table:table-row>
        <table:table-row table:style-name="ro1">
          <table:table-cell office:value-type="float" office:value="0.424256145954132" calcext:value-type="float">
            <text:p>0.424256145954132</text:p>
          </table:table-cell>
          <table:table-cell table:number-columns-repeated="2"/>
        </table:table-row>
        <table:table-row table:style-name="ro1">
          <table:table-cell office:value-type="float" office:value="0.426340669393539" calcext:value-type="float">
            <text:p>0.426340669393539</text:p>
          </table:table-cell>
          <table:table-cell table:number-columns-repeated="2"/>
        </table:table-row>
        <table:table-row table:style-name="ro1">
          <table:table-cell office:value-type="float" office:value="0.424893885850906" calcext:value-type="float">
            <text:p>0.424893885850906</text:p>
          </table:table-cell>
          <table:table-cell table:number-columns-repeated="2"/>
        </table:table-row>
        <table:table-row table:style-name="ro1">
          <table:table-cell office:value-type="float" office:value="0.42595985531807" calcext:value-type="float">
            <text:p>0.42595985531807</text:p>
          </table:table-cell>
          <table:table-cell table:number-columns-repeated="2"/>
        </table:table-row>
        <table:table-row table:style-name="ro1">
          <table:table-cell office:value-type="float" office:value="0.424983441829681" calcext:value-type="float">
            <text:p>0.424983441829681</text:p>
          </table:table-cell>
          <table:table-cell table:number-columns-repeated="2"/>
        </table:table-row>
        <table:table-row table:style-name="ro1">
          <table:table-cell office:value-type="float" office:value="0.426477462053299" calcext:value-type="float">
            <text:p>0.426477462053299</text:p>
          </table:table-cell>
          <table:table-cell table:number-columns-repeated="2"/>
        </table:table-row>
        <table:table-row table:style-name="ro1">
          <table:table-cell office:value-type="float" office:value="0.423740923404694" calcext:value-type="float">
            <text:p>0.423740923404694</text:p>
          </table:table-cell>
          <table:table-cell table:number-columns-repeated="2"/>
        </table:table-row>
        <table:table-row table:style-name="ro1">
          <table:table-cell office:value-type="float" office:value="0.428557813167572" calcext:value-type="float">
            <text:p>0.428557813167572</text:p>
          </table:table-cell>
          <table:table-cell table:number-columns-repeated="2"/>
        </table:table-row>
        <table:table-row table:style-name="ro1">
          <table:table-cell office:value-type="float" office:value="0.428654253482819" calcext:value-type="float">
            <text:p>0.428654253482819</text:p>
          </table:table-cell>
          <table:table-cell table:number-columns-repeated="2"/>
        </table:table-row>
        <table:table-row table:style-name="ro1">
          <table:table-cell office:value-type="float" office:value="0.426465183496475" calcext:value-type="float">
            <text:p>0.426465183496475</text:p>
          </table:table-cell>
          <table:table-cell table:number-columns-repeated="2"/>
        </table:table-row>
        <table:table-row table:style-name="ro1">
          <table:table-cell office:value-type="float" office:value="0.427704781293869" calcext:value-type="float">
            <text:p>0.427704781293869</text:p>
          </table:table-cell>
          <table:table-cell table:number-columns-repeated="2"/>
        </table:table-row>
        <table:table-row table:style-name="ro1">
          <table:table-cell office:value-type="float" office:value="0.430257380008698" calcext:value-type="float">
            <text:p>0.430257380008698</text:p>
          </table:table-cell>
          <table:table-cell table:number-columns-repeated="2"/>
        </table:table-row>
        <table:table-row table:style-name="ro1">
          <table:table-cell office:value-type="float" office:value="0.429654181003571" calcext:value-type="float">
            <text:p>0.429654181003571</text:p>
          </table:table-cell>
          <table:table-cell table:number-columns-repeated="2"/>
        </table:table-row>
        <table:table-row table:style-name="ro1">
          <table:table-cell office:value-type="float" office:value="0.429217427968979" calcext:value-type="float">
            <text:p>0.429217427968979</text:p>
          </table:table-cell>
          <table:table-cell table:number-columns-repeated="2"/>
        </table:table-row>
        <table:table-row table:style-name="ro1">
          <table:table-cell office:value-type="float" office:value="0.426977217197418" calcext:value-type="float">
            <text:p>0.426977217197418</text:p>
          </table:table-cell>
          <table:table-cell table:number-columns-repeated="2"/>
        </table:table-row>
        <table:table-row table:style-name="ro1">
          <table:table-cell office:value-type="float" office:value="0.427692383527756" calcext:value-type="float">
            <text:p>0.427692383527756</text:p>
          </table:table-cell>
          <table:table-cell table:number-columns-repeated="2"/>
        </table:table-row>
        <table:table-row table:style-name="ro1">
          <table:table-cell office:value-type="float" office:value="0.427825212478638" calcext:value-type="float">
            <text:p>0.427825212478638</text:p>
          </table:table-cell>
          <table:table-cell table:number-columns-repeated="2"/>
        </table:table-row>
        <table:table-row table:style-name="ro1">
          <table:table-cell office:value-type="float" office:value="0.427389174699783" calcext:value-type="float">
            <text:p>0.427389174699783</text:p>
          </table:table-cell>
          <table:table-cell table:number-columns-repeated="2"/>
        </table:table-row>
        <table:table-row table:style-name="ro1">
          <table:table-cell office:value-type="float" office:value="0.428265988826752" calcext:value-type="float">
            <text:p>0.428265988826752</text:p>
          </table:table-cell>
          <table:table-cell table:number-columns-repeated="2"/>
        </table:table-row>
        <table:table-row table:style-name="ro1">
          <table:table-cell office:value-type="float" office:value="0.427658349275589" calcext:value-type="float">
            <text:p>0.427658349275589</text:p>
          </table:table-cell>
          <table:table-cell table:number-columns-repeated="2"/>
        </table:table-row>
        <table:table-row table:style-name="ro1">
          <table:table-cell office:value-type="float" office:value="0.428307592868805" calcext:value-type="float">
            <text:p>0.428307592868805</text:p>
          </table:table-cell>
          <table:table-cell table:number-columns-repeated="2"/>
        </table:table-row>
        <table:table-row table:style-name="ro1">
          <table:table-cell office:value-type="float" office:value="0.428170293569565" calcext:value-type="float">
            <text:p>0.428170293569565</text:p>
          </table:table-cell>
          <table:table-cell table:number-columns-repeated="2"/>
        </table:table-row>
        <table:table-row table:style-name="ro1">
          <table:table-cell office:value-type="float" office:value="0.425939232110977" calcext:value-type="float">
            <text:p>0.425939232110977</text:p>
          </table:table-cell>
          <table:table-cell table:number-columns-repeated="2"/>
        </table:table-row>
        <table:table-row table:style-name="ro1">
          <table:table-cell office:value-type="float" office:value="0.426765263080597" calcext:value-type="float">
            <text:p>0.426765263080597</text:p>
          </table:table-cell>
          <table:table-cell table:number-columns-repeated="2"/>
        </table:table-row>
        <table:table-row table:style-name="ro1">
          <table:table-cell office:value-type="float" office:value="0.426940739154816" calcext:value-type="float">
            <text:p>0.426940739154816</text:p>
          </table:table-cell>
          <table:table-cell table:number-columns-repeated="2"/>
        </table:table-row>
        <table:table-row table:style-name="ro1">
          <table:table-cell office:value-type="float" office:value="0.427326023578644" calcext:value-type="float">
            <text:p>0.427326023578644</text:p>
          </table:table-cell>
          <table:table-cell table:number-columns-repeated="2"/>
        </table:table-row>
        <table:table-row table:style-name="ro1">
          <table:table-cell office:value-type="float" office:value="0.42804890871048" calcext:value-type="float">
            <text:p>0.42804890871048</text:p>
          </table:table-cell>
          <table:table-cell table:number-columns-repeated="2"/>
        </table:table-row>
        <table:table-row table:style-name="ro1">
          <table:table-cell office:value-type="float" office:value="0.427208364009857" calcext:value-type="float">
            <text:p>0.427208364009857</text:p>
          </table:table-cell>
          <table:table-cell table:number-columns-repeated="2"/>
        </table:table-row>
        <table:table-row table:style-name="ro1">
          <table:table-cell office:value-type="float" office:value="0.427192896604538" calcext:value-type="float">
            <text:p>0.427192896604538</text:p>
          </table:table-cell>
          <table:table-cell table:number-columns-repeated="2"/>
        </table:table-row>
        <table:table-row table:style-name="ro1">
          <table:table-cell office:value-type="float" office:value="0.427220821380615" calcext:value-type="float">
            <text:p>0.427220821380615</text:p>
          </table:table-cell>
          <table:table-cell table:number-columns-repeated="2"/>
        </table:table-row>
        <table:table-row table:style-name="ro1">
          <table:table-cell office:value-type="float" office:value="0.420252948999405" calcext:value-type="float">
            <text:p>0.420252948999405</text:p>
          </table:table-cell>
          <table:table-cell table:number-columns-repeated="2"/>
        </table:table-row>
        <table:table-row table:style-name="ro1">
          <table:table-cell office:value-type="float" office:value="0.40961292386055" calcext:value-type="float">
            <text:p>0.40961292386055</text:p>
          </table:table-cell>
          <table:table-cell table:number-columns-repeated="2"/>
        </table:table-row>
        <table:table-row table:style-name="ro1">
          <table:table-cell office:value-type="float" office:value="0.409532487392426" calcext:value-type="float">
            <text:p>0.409532487392426</text:p>
          </table:table-cell>
          <table:table-cell table:number-columns-repeated="2"/>
        </table:table-row>
        <table:table-row table:style-name="ro1">
          <table:table-cell office:value-type="float" office:value="0.406768620014191" calcext:value-type="float">
            <text:p>0.406768620014191</text:p>
          </table:table-cell>
          <table:table-cell table:number-columns-repeated="2"/>
        </table:table-row>
        <table:table-row table:style-name="ro1">
          <table:table-cell office:value-type="float" office:value="0.387854486703873" calcext:value-type="float">
            <text:p>0.387854486703873</text:p>
          </table:table-cell>
          <table:table-cell table:number-columns-repeated="2"/>
        </table:table-row>
        <table:table-row table:style-name="ro1">
          <table:table-cell office:value-type="float" office:value="0.390493214130402" calcext:value-type="float">
            <text:p>0.390493214130402</text:p>
          </table:table-cell>
          <table:table-cell table:number-columns-repeated="2"/>
        </table:table-row>
        <table:table-row table:style-name="ro1">
          <table:table-cell office:value-type="float" office:value="0.392232358455658" calcext:value-type="float">
            <text:p>0.392232358455658</text:p>
          </table:table-cell>
          <table:table-cell table:number-columns-repeated="2"/>
        </table:table-row>
        <table:table-row table:style-name="ro1">
          <table:table-cell office:value-type="float" office:value="0.3924221098423" calcext:value-type="float">
            <text:p>0.3924221098423</text:p>
          </table:table-cell>
          <table:table-cell table:number-columns-repeated="2"/>
        </table:table-row>
        <table:table-row table:style-name="ro1">
          <table:table-cell office:value-type="float" office:value="0.393471360206604" calcext:value-type="float">
            <text:p>0.393471360206604</text:p>
          </table:table-cell>
          <table:table-cell table:number-columns-repeated="2"/>
        </table:table-row>
        <table:table-row table:style-name="ro1">
          <table:table-cell office:value-type="float" office:value="0.390210270881653" calcext:value-type="float">
            <text:p>0.390210270881653</text:p>
          </table:table-cell>
          <table:table-cell table:number-columns-repeated="2"/>
        </table:table-row>
        <table:table-row table:style-name="ro1">
          <table:table-cell office:value-type="float" office:value="0.390617311000824" calcext:value-type="float">
            <text:p>0.390617311000824</text:p>
          </table:table-cell>
          <table:table-cell table:number-columns-repeated="2"/>
        </table:table-row>
        <table:table-row table:style-name="ro1">
          <table:table-cell office:value-type="float" office:value="0.39126980304718" calcext:value-type="float">
            <text:p>0.39126980304718</text:p>
          </table:table-cell>
          <table:table-cell table:number-columns-repeated="2"/>
        </table:table-row>
        <table:table-row table:style-name="ro1">
          <table:table-cell office:value-type="float" office:value="0.390519976615906" calcext:value-type="float">
            <text:p>0.390519976615906</text:p>
          </table:table-cell>
          <table:table-cell table:number-columns-repeated="2"/>
        </table:table-row>
        <table:table-row table:style-name="ro1">
          <table:table-cell office:value-type="float" office:value="0.389367491006851" calcext:value-type="float">
            <text:p>0.389367491006851</text:p>
          </table:table-cell>
          <table:table-cell table:number-columns-repeated="2"/>
        </table:table-row>
        <table:table-row table:style-name="ro1">
          <table:table-cell office:value-type="float" office:value="0.388874709606171" calcext:value-type="float">
            <text:p>0.388874709606171</text:p>
          </table:table-cell>
          <table:table-cell table:number-columns-repeated="2"/>
        </table:table-row>
        <table:table-row table:style-name="ro1">
          <table:table-cell office:value-type="float" office:value="0.389155894517899" calcext:value-type="float">
            <text:p>0.389155894517899</text:p>
          </table:table-cell>
          <table:table-cell table:number-columns-repeated="2"/>
        </table:table-row>
        <table:table-row table:style-name="ro1">
          <table:table-cell office:value-type="float" office:value="0.391035169363022" calcext:value-type="float">
            <text:p>0.391035169363022</text:p>
          </table:table-cell>
          <table:table-cell table:number-columns-repeated="2"/>
        </table:table-row>
        <table:table-row table:style-name="ro1">
          <table:table-cell office:value-type="float" office:value="0.390411496162415" calcext:value-type="float">
            <text:p>0.390411496162415</text:p>
          </table:table-cell>
          <table:table-cell table:number-columns-repeated="2"/>
        </table:table-row>
        <table:table-row table:style-name="ro1">
          <table:table-cell office:value-type="float" office:value="0.391214430332184" calcext:value-type="float">
            <text:p>0.391214430332184</text:p>
          </table:table-cell>
          <table:table-cell table:number-columns-repeated="2"/>
        </table:table-row>
        <table:table-row table:style-name="ro1">
          <table:table-cell office:value-type="float" office:value="0.391091227531433" calcext:value-type="float">
            <text:p>0.391091227531433</text:p>
          </table:table-cell>
          <table:table-cell table:number-columns-repeated="2"/>
        </table:table-row>
        <table:table-row table:style-name="ro1">
          <table:table-cell office:value-type="float" office:value="0.400403410196304" calcext:value-type="float">
            <text:p>0.400403410196304</text:p>
          </table:table-cell>
          <table:table-cell table:number-columns-repeated="2"/>
        </table:table-row>
        <table:table-row table:style-name="ro1">
          <table:table-cell office:value-type="float" office:value="0.405094712972641" calcext:value-type="float">
            <text:p>0.405094712972641</text:p>
          </table:table-cell>
          <table:table-cell table:number-columns-repeated="2"/>
        </table:table-row>
        <table:table-row table:style-name="ro1">
          <table:table-cell office:value-type="float" office:value="0.405295342206955" calcext:value-type="float">
            <text:p>0.405295342206955</text:p>
          </table:table-cell>
          <table:table-cell table:number-columns-repeated="2"/>
        </table:table-row>
        <table:table-row table:style-name="ro1">
          <table:table-cell office:value-type="float" office:value="0.404371023178101" calcext:value-type="float">
            <text:p>0.404371023178101</text:p>
          </table:table-cell>
          <table:table-cell table:number-columns-repeated="2"/>
        </table:table-row>
        <table:table-row table:style-name="ro1">
          <table:table-cell office:value-type="float" office:value="0.405154049396515" calcext:value-type="float">
            <text:p>0.405154049396515</text:p>
          </table:table-cell>
          <table:table-cell table:number-columns-repeated="2"/>
        </table:table-row>
        <table:table-row table:style-name="ro1">
          <table:table-cell office:value-type="float" office:value="0.404526293277741" calcext:value-type="float">
            <text:p>0.404526293277741</text:p>
          </table:table-cell>
          <table:table-cell table:number-columns-repeated="2"/>
        </table:table-row>
        <table:table-row table:style-name="ro1">
          <table:table-cell office:value-type="float" office:value="0.404323071241379" calcext:value-type="float">
            <text:p>0.404323071241379</text:p>
          </table:table-cell>
          <table:table-cell table:number-columns-repeated="2"/>
        </table:table-row>
        <table:table-row table:style-name="ro1">
          <table:table-cell office:value-type="float" office:value="0.405893236398697" calcext:value-type="float">
            <text:p>0.405893236398697</text:p>
          </table:table-cell>
          <table:table-cell table:number-columns-repeated="2"/>
        </table:table-row>
        <table:table-row table:style-name="ro1">
          <table:table-cell office:value-type="float" office:value="0.404139220714569" calcext:value-type="float">
            <text:p>0.404139220714569</text:p>
          </table:table-cell>
          <table:table-cell table:number-columns-repeated="2"/>
        </table:table-row>
        <table:table-row table:style-name="ro1">
          <table:table-cell office:value-type="float" office:value="0.404121428728104" calcext:value-type="float">
            <text:p>0.404121428728104</text:p>
          </table:table-cell>
          <table:table-cell table:number-columns-repeated="2"/>
        </table:table-row>
        <table:table-row table:style-name="ro1">
          <table:table-cell office:value-type="float" office:value="0.404241234064102" calcext:value-type="float">
            <text:p>0.404241234064102</text:p>
          </table:table-cell>
          <table:table-cell table:number-columns-repeated="2"/>
        </table:table-row>
        <table:table-row table:style-name="ro1">
          <table:table-cell office:value-type="float" office:value="0.403542399406433" calcext:value-type="float">
            <text:p>0.403542399406433</text:p>
          </table:table-cell>
          <table:table-cell table:number-columns-repeated="2"/>
        </table:table-row>
        <table:table-row table:style-name="ro1">
          <table:table-cell office:value-type="float" office:value="0.404541522264481" calcext:value-type="float">
            <text:p>0.404541522264481</text:p>
          </table:table-cell>
          <table:table-cell table:number-columns-repeated="2"/>
        </table:table-row>
        <table:table-row table:style-name="ro1">
          <table:table-cell office:value-type="float" office:value="0.38721776008606" calcext:value-type="float">
            <text:p>0.38721776008606</text:p>
          </table:table-cell>
          <table:table-cell table:number-columns-repeated="2"/>
        </table:table-row>
        <table:table-row table:style-name="ro1">
          <table:table-cell office:value-type="float" office:value="0.391392946243286" calcext:value-type="float">
            <text:p>0.391392946243286</text:p>
          </table:table-cell>
          <table:table-cell table:number-columns-repeated="2"/>
        </table:table-row>
        <table:table-row table:style-name="ro1">
          <table:table-cell office:value-type="float" office:value="0.38962584733963" calcext:value-type="float">
            <text:p>0.38962584733963</text:p>
          </table:table-cell>
          <table:table-cell table:number-columns-repeated="2"/>
        </table:table-row>
        <table:table-row table:style-name="ro1">
          <table:table-cell office:value-type="float" office:value="0.390385568141937" calcext:value-type="float">
            <text:p>0.390385568141937</text:p>
          </table:table-cell>
          <table:table-cell table:number-columns-repeated="2"/>
        </table:table-row>
        <table:table-row table:style-name="ro1">
          <table:table-cell office:value-type="float" office:value="0.384123682975769" calcext:value-type="float">
            <text:p>0.384123682975769</text:p>
          </table:table-cell>
          <table:table-cell table:number-columns-repeated="2"/>
        </table:table-row>
        <table:table-row table:style-name="ro1">
          <table:table-cell office:value-type="float" office:value="0.386734753847122" calcext:value-type="float">
            <text:p>0.386734753847122</text:p>
          </table:table-cell>
          <table:table-cell table:number-columns-repeated="2"/>
        </table:table-row>
        <table:table-row table:style-name="ro1">
          <table:table-cell office:value-type="float" office:value="0.38584041595459" calcext:value-type="float">
            <text:p>0.38584041595459</text:p>
          </table:table-cell>
          <table:table-cell table:number-columns-repeated="2"/>
        </table:table-row>
        <table:table-row table:style-name="ro1">
          <table:table-cell office:value-type="float" office:value="0.406474888324738" calcext:value-type="float">
            <text:p>0.406474888324738</text:p>
          </table:table-cell>
          <table:table-cell table:number-columns-repeated="2"/>
        </table:table-row>
        <table:table-row table:style-name="ro1">
          <table:table-cell office:value-type="float" office:value="0.408659368753433" calcext:value-type="float">
            <text:p>0.408659368753433</text:p>
          </table:table-cell>
          <table:table-cell table:number-columns-repeated="2"/>
        </table:table-row>
        <table:table-row table:style-name="ro1">
          <table:table-cell office:value-type="float" office:value="0.409069806337357" calcext:value-type="float">
            <text:p>0.409069806337357</text:p>
          </table:table-cell>
          <table:table-cell table:number-columns-repeated="2"/>
        </table:table-row>
        <table:table-row table:style-name="ro1">
          <table:table-cell office:value-type="float" office:value="0.408757984638214" calcext:value-type="float">
            <text:p>0.408757984638214</text:p>
          </table:table-cell>
          <table:table-cell table:number-columns-repeated="2"/>
        </table:table-row>
        <table:table-row table:style-name="ro1">
          <table:table-cell office:value-type="float" office:value="0.40852278470993" calcext:value-type="float">
            <text:p>0.40852278470993</text:p>
          </table:table-cell>
          <table:table-cell table:number-columns-repeated="2"/>
        </table:table-row>
        <table:table-row table:style-name="ro1">
          <table:table-cell office:value-type="float" office:value="0.410626083612442" calcext:value-type="float">
            <text:p>0.410626083612442</text:p>
          </table:table-cell>
          <table:table-cell table:number-columns-repeated="2"/>
        </table:table-row>
        <table:table-row table:style-name="ro1">
          <table:table-cell office:value-type="float" office:value="0.411016345024109" calcext:value-type="float">
            <text:p>0.411016345024109</text:p>
          </table:table-cell>
          <table:table-cell table:number-columns-repeated="2"/>
        </table:table-row>
        <table:table-row table:style-name="ro1">
          <table:table-cell office:value-type="float" office:value="0.410737574100494" calcext:value-type="float">
            <text:p>0.410737574100494</text:p>
          </table:table-cell>
          <table:table-cell table:number-columns-repeated="2"/>
        </table:table-row>
        <table:table-row table:style-name="ro1">
          <table:table-cell office:value-type="float" office:value="0.415991961956024" calcext:value-type="float">
            <text:p>0.415991961956024</text:p>
          </table:table-cell>
          <table:table-cell table:number-columns-repeated="2"/>
        </table:table-row>
        <table:table-row table:style-name="ro1">
          <table:table-cell office:value-type="float" office:value="0.417180269956589" calcext:value-type="float">
            <text:p>0.417180269956589</text:p>
          </table:table-cell>
          <table:table-cell table:number-columns-repeated="2"/>
        </table:table-row>
        <table:table-row table:style-name="ro1">
          <table:table-cell office:value-type="float" office:value="0.416994452476502" calcext:value-type="float">
            <text:p>0.416994452476502</text:p>
          </table:table-cell>
          <table:table-cell table:number-columns-repeated="2"/>
        </table:table-row>
        <table:table-row table:style-name="ro1">
          <table:table-cell office:value-type="float" office:value="0.41670897603035" calcext:value-type="float">
            <text:p>0.41670897603035</text:p>
          </table:table-cell>
          <table:table-cell table:number-columns-repeated="2"/>
        </table:table-row>
        <table:table-row table:style-name="ro1">
          <table:table-cell office:value-type="float" office:value="0.403554409742355" calcext:value-type="float">
            <text:p>0.403554409742355</text:p>
          </table:table-cell>
          <table:table-cell table:number-columns-repeated="2"/>
        </table:table-row>
        <table:table-row table:style-name="ro1">
          <table:table-cell office:value-type="float" office:value="0.406267017126083" calcext:value-type="float">
            <text:p>0.406267017126083</text:p>
          </table:table-cell>
          <table:table-cell table:number-columns-repeated="2"/>
        </table:table-row>
        <table:table-row table:style-name="ro1">
          <table:table-cell office:value-type="float" office:value="0.407446891069412" calcext:value-type="float">
            <text:p>0.407446891069412</text:p>
          </table:table-cell>
          <table:table-cell table:number-columns-repeated="2"/>
        </table:table-row>
        <table:table-row table:style-name="ro1">
          <table:table-cell office:value-type="float" office:value="0.407430648803711" calcext:value-type="float">
            <text:p>0.407430648803711</text:p>
          </table:table-cell>
          <table:table-cell table:number-columns-repeated="2"/>
        </table:table-row>
        <table:table-row table:style-name="ro1">
          <table:table-cell office:value-type="float" office:value="0.408732146024704" calcext:value-type="float">
            <text:p>0.408732146024704</text:p>
          </table:table-cell>
          <table:table-cell table:number-columns-repeated="2"/>
        </table:table-row>
        <table:table-row table:style-name="ro1">
          <table:table-cell office:value-type="float" office:value="0.408396154642105" calcext:value-type="float">
            <text:p>0.408396154642105</text:p>
          </table:table-cell>
          <table:table-cell table:number-columns-repeated="2"/>
        </table:table-row>
        <table:table-row table:style-name="ro1">
          <table:table-cell office:value-type="float" office:value="0.408370316028595" calcext:value-type="float">
            <text:p>0.408370316028595</text:p>
          </table:table-cell>
          <table:table-cell table:number-columns-repeated="2"/>
        </table:table-row>
        <table:table-row table:style-name="ro1">
          <table:table-cell office:value-type="float" office:value="0.407932966947556" calcext:value-type="float">
            <text:p>0.407932966947556</text:p>
          </table:table-cell>
          <table:table-cell table:number-columns-repeated="2"/>
        </table:table-row>
        <table:table-row table:style-name="ro1">
          <table:table-cell office:value-type="float" office:value="0.407612442970276" calcext:value-type="float">
            <text:p>0.407612442970276</text:p>
          </table:table-cell>
          <table:table-cell table:number-columns-repeated="2"/>
        </table:table-row>
        <table:table-row table:style-name="ro1">
          <table:table-cell office:value-type="float" office:value="0.408888697624207" calcext:value-type="float">
            <text:p>0.408888697624207</text:p>
          </table:table-cell>
          <table:table-cell table:number-columns-repeated="2"/>
        </table:table-row>
        <table:table-row table:style-name="ro1">
          <table:table-cell office:value-type="float" office:value="0.408672273159027" calcext:value-type="float">
            <text:p>0.408672273159027</text:p>
          </table:table-cell>
          <table:table-cell table:number-columns-repeated="2"/>
        </table:table-row>
        <table:table-row table:style-name="ro1">
          <table:table-cell office:value-type="float" office:value="0.40869465470314" calcext:value-type="float">
            <text:p>0.40869465470314</text:p>
          </table:table-cell>
          <table:table-cell table:number-columns-repeated="2"/>
        </table:table-row>
        <table:table-row table:style-name="ro1">
          <table:table-cell office:value-type="float" office:value="0.404465705156326" calcext:value-type="float">
            <text:p>0.404465705156326</text:p>
          </table:table-cell>
          <table:table-cell table:number-columns-repeated="2"/>
        </table:table-row>
        <table:table-row table:style-name="ro1">
          <table:table-cell office:value-type="float" office:value="0.28166526556015" calcext:value-type="float">
            <text:p>0.28166526556015</text:p>
          </table:table-cell>
          <table:table-cell table:number-columns-repeated="2"/>
        </table:table-row>
        <table:table-row table:style-name="ro1">
          <table:table-cell office:value-type="float" office:value="0.364091694355011" calcext:value-type="float">
            <text:p>0.364091694355011</text:p>
          </table:table-cell>
          <table:table-cell table:number-columns-repeated="2"/>
        </table:table-row>
        <table:table-row table:style-name="ro1">
          <table:table-cell office:value-type="float" office:value="0.273916602134705" calcext:value-type="float">
            <text:p>0.273916602134705</text:p>
          </table:table-cell>
          <table:table-cell table:number-columns-repeated="2"/>
        </table:table-row>
        <table:table-row table:style-name="ro1">
          <table:table-cell office:value-type="float" office:value="0.362355530261993" calcext:value-type="float">
            <text:p>0.362355530261993</text:p>
          </table:table-cell>
          <table:table-cell table:number-columns-repeated="2"/>
        </table:table-row>
        <table:table-row table:style-name="ro1">
          <table:table-cell office:value-type="float" office:value="0.275337904691696" calcext:value-type="float">
            <text:p>0.275337904691696</text:p>
          </table:table-cell>
          <table:table-cell table:number-columns-repeated="2"/>
        </table:table-row>
        <table:table-row table:style-name="ro1">
          <table:table-cell office:value-type="float" office:value="0.364817619323731" calcext:value-type="float">
            <text:p>0.364817619323731</text:p>
          </table:table-cell>
          <table:table-cell table:number-columns-repeated="2"/>
        </table:table-row>
        <table:table-row table:style-name="ro1">
          <table:table-cell office:value-type="float" office:value="0.278877794742584" calcext:value-type="float">
            <text:p>0.278877794742584</text:p>
          </table:table-cell>
          <table:table-cell table:number-columns-repeated="2"/>
        </table:table-row>
        <table:table-row table:style-name="ro1">
          <table:table-cell office:value-type="float" office:value="0.363487750291824" calcext:value-type="float">
            <text:p>0.363487750291824</text:p>
          </table:table-cell>
          <table:table-cell table:number-columns-repeated="2"/>
        </table:table-row>
        <table:table-row table:style-name="ro1">
          <table:table-cell office:value-type="float" office:value="0.268128722906113" calcext:value-type="float">
            <text:p>0.268128722906113</text:p>
          </table:table-cell>
          <table:table-cell table:number-columns-repeated="2"/>
        </table:table-row>
        <table:table-row table:style-name="ro1">
          <table:table-cell office:value-type="float" office:value="0.373613059520721" calcext:value-type="float">
            <text:p>0.373613059520721</text:p>
          </table:table-cell>
          <table:table-cell table:number-columns-repeated="2"/>
        </table:table-row>
        <table:table-row table:style-name="ro1">
          <table:table-cell office:value-type="float" office:value="0.26464056968689" calcext:value-type="float">
            <text:p>0.26464056968689</text:p>
          </table:table-cell>
          <table:table-cell table:number-columns-repeated="2"/>
        </table:table-row>
        <table:table-row table:style-name="ro1">
          <table:table-cell office:value-type="float" office:value="0.375917971134186" calcext:value-type="float">
            <text:p>0.375917971134186</text:p>
          </table:table-cell>
          <table:table-cell table:number-columns-repeated="2"/>
        </table:table-row>
        <table:table-row table:style-name="ro1">
          <table:table-cell office:value-type="float" office:value="0.259696960449219" calcext:value-type="float">
            <text:p>0.259696960449219</text:p>
          </table:table-cell>
          <table:table-cell table:number-columns-repeated="2"/>
        </table:table-row>
        <table:table-row table:style-name="ro1">
          <table:table-cell office:value-type="float" office:value="0.377476096153259" calcext:value-type="float">
            <text:p>0.377476096153259</text:p>
          </table:table-cell>
          <table:table-cell table:number-columns-repeated="2"/>
        </table:table-row>
        <table:table-row table:style-name="ro1">
          <table:table-cell office:value-type="float" office:value="0.265447288751602" calcext:value-type="float">
            <text:p>0.265447288751602</text:p>
          </table:table-cell>
          <table:table-cell table:number-columns-repeated="2"/>
        </table:table-row>
        <table:table-row table:style-name="ro1">
          <table:table-cell office:value-type="float" office:value="0.373913496732712" calcext:value-type="float">
            <text:p>0.373913496732712</text:p>
          </table:table-cell>
          <table:table-cell table:number-columns-repeated="2"/>
        </table:table-row>
        <table:table-row table:style-name="ro1">
          <table:table-cell office:value-type="float" office:value="0.373004972934723" calcext:value-type="float">
            <text:p>0.373004972934723</text:p>
          </table:table-cell>
          <table:table-cell table:number-columns-repeated="2"/>
        </table:table-row>
        <table:table-row table:style-name="ro1">
          <table:table-cell office:value-type="float" office:value="0.374411851167679" calcext:value-type="float">
            <text:p>0.374411851167679</text:p>
          </table:table-cell>
          <table:table-cell table:number-columns-repeated="2"/>
        </table:table-row>
        <table:table-row table:style-name="ro1">
          <table:table-cell office:value-type="float" office:value="0.374408602714539" calcext:value-type="float">
            <text:p>0.374408602714539</text:p>
          </table:table-cell>
          <table:table-cell table:number-columns-repeated="2"/>
        </table:table-row>
        <table:table-row table:style-name="ro1">
          <table:table-cell office:value-type="float" office:value="0.375877737998962" calcext:value-type="float">
            <text:p>0.375877737998962</text:p>
          </table:table-cell>
          <table:table-cell table:number-columns-repeated="2"/>
        </table:table-row>
        <table:table-row table:style-name="ro1">
          <table:table-cell office:value-type="float" office:value="0.375717133283615" calcext:value-type="float">
            <text:p>0.375717133283615</text:p>
          </table:table-cell>
          <table:table-cell table:number-columns-repeated="2"/>
        </table:table-row>
        <table:table-row table:style-name="ro1">
          <table:table-cell office:value-type="float" office:value="0.376791656017303" calcext:value-type="float">
            <text:p>0.376791656017303</text:p>
          </table:table-cell>
          <table:table-cell table:number-columns-repeated="2"/>
        </table:table-row>
        <table:table-row table:style-name="ro1">
          <table:table-cell office:value-type="float" office:value="0.376342535018921" calcext:value-type="float">
            <text:p>0.376342535018921</text:p>
          </table:table-cell>
          <table:table-cell table:number-columns-repeated="2"/>
        </table:table-row>
        <table:table-row table:style-name="ro1">
          <table:table-cell office:value-type="float" office:value="0.398771584033966" calcext:value-type="float">
            <text:p>0.398771584033966</text:p>
          </table:table-cell>
          <table:table-cell table:number-columns-repeated="2"/>
        </table:table-row>
        <table:table-row table:style-name="ro1">
          <table:table-cell office:value-type="float" office:value="0.395931333303452" calcext:value-type="float">
            <text:p>0.395931333303452</text:p>
          </table:table-cell>
          <table:table-cell table:number-columns-repeated="2"/>
        </table:table-row>
        <table:table-row table:style-name="ro1">
          <table:table-cell office:value-type="float" office:value="0.397601544857025" calcext:value-type="float">
            <text:p>0.397601544857025</text:p>
          </table:table-cell>
          <table:table-cell table:number-columns-repeated="2"/>
        </table:table-row>
        <table:table-row table:style-name="ro1">
          <table:table-cell office:value-type="float" office:value="0.396511435508728" calcext:value-type="float">
            <text:p>0.396511435508728</text:p>
          </table:table-cell>
          <table:table-cell table:number-columns-repeated="2"/>
        </table:table-row>
        <table:table-row table:style-name="ro1">
          <table:table-cell office:value-type="float" office:value="0.396456480026245" calcext:value-type="float">
            <text:p>0.396456480026245</text:p>
          </table:table-cell>
          <table:table-cell table:number-columns-repeated="2"/>
        </table:table-row>
        <table:table-row table:style-name="ro1">
          <table:table-cell office:value-type="float" office:value="0.397129386663437" calcext:value-type="float">
            <text:p>0.397129386663437</text:p>
          </table:table-cell>
          <table:table-cell table:number-columns-repeated="2"/>
        </table:table-row>
        <table:table-row table:style-name="ro1">
          <table:table-cell office:value-type="float" office:value="0.397284030914307" calcext:value-type="float">
            <text:p>0.397284030914307</text:p>
          </table:table-cell>
          <table:table-cell table:number-columns-repeated="2"/>
        </table:table-row>
        <table:table-row table:style-name="ro1">
          <table:table-cell office:value-type="float" office:value="0.397195249795914" calcext:value-type="float">
            <text:p>0.397195249795914</text:p>
          </table:table-cell>
          <table:table-cell table:number-columns-repeated="2"/>
        </table:table-row>
        <table:table-row table:style-name="ro1">
          <table:table-cell office:value-type="float" office:value="0.401477068662643" calcext:value-type="float">
            <text:p>0.401477068662643</text:p>
          </table:table-cell>
          <table:table-cell table:number-columns-repeated="2"/>
        </table:table-row>
        <table:table-row table:style-name="ro1">
          <table:table-cell office:value-type="float" office:value="0.401177167892456" calcext:value-type="float">
            <text:p>0.401177167892456</text:p>
          </table:table-cell>
          <table:table-cell table:number-columns-repeated="2"/>
        </table:table-row>
        <table:table-row table:style-name="ro1">
          <table:table-cell office:value-type="float" office:value="0.401146620512009" calcext:value-type="float">
            <text:p>0.401146620512009</text:p>
          </table:table-cell>
          <table:table-cell table:number-columns-repeated="2"/>
        </table:table-row>
        <table:table-row table:style-name="ro1">
          <table:table-cell office:value-type="float" office:value="0.40108260512352" calcext:value-type="float">
            <text:p>0.40108260512352</text:p>
          </table:table-cell>
          <table:table-cell table:number-columns-repeated="2"/>
        </table:table-row>
        <table:table-row table:style-name="ro1">
          <table:table-cell office:value-type="float" office:value="0.400123745203018" calcext:value-type="float">
            <text:p>0.400123745203018</text:p>
          </table:table-cell>
          <table:table-cell table:number-columns-repeated="2"/>
        </table:table-row>
        <table:table-row table:style-name="ro1">
          <table:table-cell office:value-type="float" office:value="0.400459438562393" calcext:value-type="float">
            <text:p>0.400459438562393</text:p>
          </table:table-cell>
          <table:table-cell table:number-columns-repeated="2"/>
        </table:table-row>
        <table:table-row table:style-name="ro1">
          <table:table-cell office:value-type="float" office:value="0.400171101093292" calcext:value-type="float">
            <text:p>0.400171101093292</text:p>
          </table:table-cell>
          <table:table-cell table:number-columns-repeated="2"/>
        </table:table-row>
        <table:table-row table:style-name="ro1">
          <table:table-cell office:value-type="float" office:value="0.4000104367733" calcext:value-type="float">
            <text:p>0.4000104367733</text:p>
          </table:table-cell>
          <table:table-cell table:number-columns-repeated="2"/>
        </table:table-row>
        <table:table-row table:style-name="ro1">
          <table:table-cell office:value-type="float" office:value="0.400454252958298" calcext:value-type="float">
            <text:p>0.400454252958298</text:p>
          </table:table-cell>
          <table:table-cell table:number-columns-repeated="2"/>
        </table:table-row>
        <table:table-row table:style-name="ro1">
          <table:table-cell office:value-type="float" office:value="0.37350869178772" calcext:value-type="float">
            <text:p>0.37350869178772</text:p>
          </table:table-cell>
          <table:table-cell table:number-columns-repeated="2"/>
        </table:table-row>
        <table:table-row table:style-name="ro1">
          <table:table-cell office:value-type="float" office:value="0.370525568723679" calcext:value-type="float">
            <text:p>0.370525568723679</text:p>
          </table:table-cell>
          <table:table-cell table:number-columns-repeated="2"/>
        </table:table-row>
        <table:table-row table:style-name="ro1">
          <table:table-cell office:value-type="float" office:value="0.370405852794647" calcext:value-type="float">
            <text:p>0.370405852794647</text:p>
          </table:table-cell>
          <table:table-cell table:number-columns-repeated="2"/>
        </table:table-row>
        <table:table-row table:style-name="ro1">
          <table:table-cell office:value-type="float" office:value="0.335409611463547" calcext:value-type="float">
            <text:p>0.335409611463547</text:p>
          </table:table-cell>
          <table:table-cell table:number-columns-repeated="2"/>
        </table:table-row>
        <table:table-row table:style-name="ro1">
          <table:table-cell office:value-type="float" office:value="0.333648532629013" calcext:value-type="float">
            <text:p>0.333648532629013</text:p>
          </table:table-cell>
          <table:table-cell table:number-columns-repeated="2"/>
        </table:table-row>
        <table:table-row table:style-name="ro1">
          <table:table-cell office:value-type="float" office:value="0.333645612001419" calcext:value-type="float">
            <text:p>0.333645612001419</text:p>
          </table:table-cell>
          <table:table-cell table:number-columns-repeated="2"/>
        </table:table-row>
        <table:table-row table:style-name="ro1">
          <table:table-cell office:value-type="float" office:value="0.334522128105164" calcext:value-type="float">
            <text:p>0.334522128105164</text:p>
          </table:table-cell>
          <table:table-cell table:number-columns-repeated="2"/>
        </table:table-row>
        <table:table-row table:style-name="ro1">
          <table:table-cell office:value-type="float" office:value="0.333048194646835" calcext:value-type="float">
            <text:p>0.333048194646835</text:p>
          </table:table-cell>
          <table:table-cell table:number-columns-repeated="2"/>
        </table:table-row>
        <table:table-row table:style-name="ro1">
          <table:table-cell office:value-type="float" office:value="0.334971517324448" calcext:value-type="float">
            <text:p>0.334971517324448</text:p>
          </table:table-cell>
          <table:table-cell table:number-columns-repeated="2"/>
        </table:table-row>
        <table:table-row table:style-name="ro1">
          <table:table-cell office:value-type="float" office:value="0.336341977119446" calcext:value-type="float">
            <text:p>0.336341977119446</text:p>
          </table:table-cell>
          <table:table-cell table:number-columns-repeated="2"/>
        </table:table-row>
        <table:table-row table:style-name="ro1">
          <table:table-cell office:value-type="float" office:value="0.331788182258606" calcext:value-type="float">
            <text:p>0.331788182258606</text:p>
          </table:table-cell>
          <table:table-cell table:number-columns-repeated="2"/>
        </table:table-row>
        <table:table-row table:style-name="ro1">
          <table:table-cell office:value-type="float" office:value="0.330621749162674" calcext:value-type="float">
            <text:p>0.330621749162674</text:p>
          </table:table-cell>
          <table:table-cell table:number-columns-repeated="2"/>
        </table:table-row>
        <table:table-row table:style-name="ro1">
          <table:table-cell office:value-type="float" office:value="0.332196325063705" calcext:value-type="float">
            <text:p>0.332196325063705</text:p>
          </table:table-cell>
          <table:table-cell table:number-columns-repeated="2"/>
        </table:table-row>
        <table:table-row table:style-name="ro1">
          <table:table-cell office:value-type="float" office:value="0.333147346973419" calcext:value-type="float">
            <text:p>0.333147346973419</text:p>
          </table:table-cell>
          <table:table-cell table:number-columns-repeated="2"/>
        </table:table-row>
        <table:table-row table:style-name="ro1">
          <table:table-cell office:value-type="float" office:value="0.332089364528656" calcext:value-type="float">
            <text:p>0.332089364528656</text:p>
          </table:table-cell>
          <table:table-cell table:number-columns-repeated="2"/>
        </table:table-row>
        <table:table-row table:style-name="ro1">
          <table:table-cell office:value-type="float" office:value="0.340727061033249" calcext:value-type="float">
            <text:p>0.340727061033249</text:p>
          </table:table-cell>
          <table:table-cell table:number-columns-repeated="2"/>
        </table:table-row>
        <table:table-row table:style-name="ro1">
          <table:table-cell office:value-type="float" office:value="0.339120000600815" calcext:value-type="float">
            <text:p>0.339120000600815</text:p>
          </table:table-cell>
          <table:table-cell table:number-columns-repeated="2"/>
        </table:table-row>
        <table:table-row table:style-name="ro1">
          <table:table-cell office:value-type="float" office:value="0.339338272809982" calcext:value-type="float">
            <text:p>0.339338272809982</text:p>
          </table:table-cell>
          <table:table-cell table:number-columns-repeated="2"/>
        </table:table-row>
        <table:table-row table:style-name="ro1">
          <table:table-cell office:value-type="float" office:value="0.339864432811737" calcext:value-type="float">
            <text:p>0.339864432811737</text:p>
          </table:table-cell>
          <table:table-cell table:number-columns-repeated="2"/>
        </table:table-row>
        <table:table-row table:style-name="ro1">
          <table:table-cell office:value-type="float" office:value="0.339843451976776" calcext:value-type="float">
            <text:p>0.339843451976776</text:p>
          </table:table-cell>
          <table:table-cell table:number-columns-repeated="2"/>
        </table:table-row>
        <table:table-row table:style-name="ro1">
          <table:table-cell office:value-type="float" office:value="0.339265048503876" calcext:value-type="float">
            <text:p>0.339265048503876</text:p>
          </table:table-cell>
          <table:table-cell table:number-columns-repeated="2"/>
        </table:table-row>
        <table:table-row table:style-name="ro1">
          <table:table-cell office:value-type="float" office:value="0.339437574148178" calcext:value-type="float">
            <text:p>0.339437574148178</text:p>
          </table:table-cell>
          <table:table-cell table:number-columns-repeated="2"/>
        </table:table-row>
        <table:table-row table:style-name="ro1">
          <table:table-cell office:value-type="float" office:value="0.337128520011902" calcext:value-type="float">
            <text:p>0.337128520011902</text:p>
          </table:table-cell>
          <table:table-cell table:number-columns-repeated="2"/>
        </table:table-row>
        <table:table-row table:style-name="ro1">
          <table:table-cell office:value-type="float" office:value="0.33906614780426" calcext:value-type="float">
            <text:p>0.33906614780426</text:p>
          </table:table-cell>
          <table:table-cell table:number-columns-repeated="2"/>
        </table:table-row>
        <table:table-row table:style-name="ro1">
          <table:table-cell office:value-type="float" office:value="0.338643550872803" calcext:value-type="float">
            <text:p>0.338643550872803</text:p>
          </table:table-cell>
          <table:table-cell table:number-columns-repeated="2"/>
        </table:table-row>
        <table:table-row table:style-name="ro1">
          <table:table-cell office:value-type="float" office:value="0.339195668697357" calcext:value-type="float">
            <text:p>0.339195668697357</text:p>
          </table:table-cell>
          <table:table-cell table:number-columns-repeated="2"/>
        </table:table-row>
        <table:table-row table:style-name="ro1">
          <table:table-cell office:value-type="float" office:value="0.338630825281143" calcext:value-type="float">
            <text:p>0.338630825281143</text:p>
          </table:table-cell>
          <table:table-cell table:number-columns-repeated="2"/>
        </table:table-row>
        <table:table-row table:style-name="ro1">
          <table:table-cell office:value-type="float" office:value="0.336481690406799" calcext:value-type="float">
            <text:p>0.336481690406799</text:p>
          </table:table-cell>
          <table:table-cell table:number-columns-repeated="2"/>
        </table:table-row>
        <table:table-row table:style-name="ro1">
          <table:table-cell office:value-type="float" office:value="0.334705114364624" calcext:value-type="float">
            <text:p>0.334705114364624</text:p>
          </table:table-cell>
          <table:table-cell table:number-columns-repeated="2"/>
        </table:table-row>
        <table:table-row table:style-name="ro1">
          <table:table-cell office:value-type="float" office:value="0.333137035369873" calcext:value-type="float">
            <text:p>0.333137035369873</text:p>
          </table:table-cell>
          <table:table-cell table:number-columns-repeated="2"/>
        </table:table-row>
        <table:table-row table:style-name="ro1">
          <table:table-cell office:value-type="float" office:value="0.332507282495499" calcext:value-type="float">
            <text:p>0.332507282495499</text:p>
          </table:table-cell>
          <table:table-cell table:number-columns-repeated="2"/>
        </table:table-row>
        <table:table-row table:style-name="ro1">
          <table:table-cell office:value-type="float" office:value="0.331649780273437" calcext:value-type="float">
            <text:p>0.331649780273437</text:p>
          </table:table-cell>
          <table:table-cell table:number-columns-repeated="2"/>
        </table:table-row>
        <table:table-row table:style-name="ro1">
          <table:table-cell office:value-type="float" office:value="0.366578936576843" calcext:value-type="float">
            <text:p>0.366578936576843</text:p>
          </table:table-cell>
          <table:table-cell table:number-columns-repeated="2"/>
        </table:table-row>
        <table:table-row table:style-name="ro1">
          <table:table-cell office:value-type="float" office:value="0.364007920026779" calcext:value-type="float">
            <text:p>0.364007920026779</text:p>
          </table:table-cell>
          <table:table-cell table:number-columns-repeated="2"/>
        </table:table-row>
        <table:table-row table:style-name="ro1">
          <table:table-cell office:value-type="float" office:value="0.364385902881622" calcext:value-type="float">
            <text:p>0.364385902881622</text:p>
          </table:table-cell>
          <table:table-cell table:number-columns-repeated="2"/>
        </table:table-row>
        <table:table-row table:style-name="ro1">
          <table:table-cell office:value-type="float" office:value="0.362006723880768" calcext:value-type="float">
            <text:p>0.362006723880768</text:p>
          </table:table-cell>
          <table:table-cell table:number-columns-repeated="2"/>
        </table:table-row>
        <table:table-row table:style-name="ro1">
          <table:table-cell office:value-type="float" office:value="0.36252623796463" calcext:value-type="float">
            <text:p>0.36252623796463</text:p>
          </table:table-cell>
          <table:table-cell table:number-columns-repeated="2"/>
        </table:table-row>
        <table:table-row table:style-name="ro1">
          <table:table-cell office:value-type="float" office:value="0.365156471729279" calcext:value-type="float">
            <text:p>0.365156471729279</text:p>
          </table:table-cell>
          <table:table-cell table:number-columns-repeated="2"/>
        </table:table-row>
        <table:table-row table:style-name="ro1">
          <table:table-cell office:value-type="float" office:value="0.364978581666946" calcext:value-type="float">
            <text:p>0.364978581666946</text:p>
          </table:table-cell>
          <table:table-cell table:number-columns-repeated="2"/>
        </table:table-row>
        <table:table-row table:style-name="ro1">
          <table:table-cell office:value-type="float" office:value="0.359881460666656" calcext:value-type="float">
            <text:p>0.359881460666656</text:p>
          </table:table-cell>
          <table:table-cell table:number-columns-repeated="2"/>
        </table:table-row>
        <table:table-row table:style-name="ro1">
          <table:table-cell office:value-type="float" office:value="0.356977313756943" calcext:value-type="float">
            <text:p>0.356977313756943</text:p>
          </table:table-cell>
          <table:table-cell table:number-columns-repeated="2"/>
        </table:table-row>
        <table:table-row table:style-name="ro1">
          <table:table-cell office:value-type="float" office:value="0.367199450731277" calcext:value-type="float">
            <text:p>0.367199450731277</text:p>
          </table:table-cell>
          <table:table-cell table:number-columns-repeated="2"/>
        </table:table-row>
        <table:table-row table:style-name="ro1">
          <table:table-cell office:value-type="float" office:value="0.369591325521469" calcext:value-type="float">
            <text:p>0.369591325521469</text:p>
          </table:table-cell>
          <table:table-cell table:number-columns-repeated="2"/>
        </table:table-row>
        <table:table-row table:style-name="ro1">
          <table:table-cell office:value-type="float" office:value="0.34186714887619" calcext:value-type="float">
            <text:p>0.34186714887619</text:p>
          </table:table-cell>
          <table:table-cell table:number-columns-repeated="2"/>
        </table:table-row>
        <table:table-row table:style-name="ro1">
          <table:table-cell office:value-type="float" office:value="0.349565118551254" calcext:value-type="float">
            <text:p>0.349565118551254</text:p>
          </table:table-cell>
          <table:table-cell table:number-columns-repeated="2"/>
        </table:table-row>
        <table:table-row table:style-name="ro1">
          <table:table-cell office:value-type="float" office:value="0.352181255817413" calcext:value-type="float">
            <text:p>0.352181255817413</text:p>
          </table:table-cell>
          <table:table-cell table:number-columns-repeated="2"/>
        </table:table-row>
        <table:table-row table:style-name="ro1">
          <table:table-cell office:value-type="float" office:value="0.359481483697891" calcext:value-type="float">
            <text:p>0.359481483697891</text:p>
          </table:table-cell>
          <table:table-cell table:number-columns-repeated="2"/>
        </table:table-row>
        <table:table-row table:style-name="ro1">
          <table:table-cell office:value-type="float" office:value="0.353822618722916" calcext:value-type="float">
            <text:p>0.353822618722916</text:p>
          </table:table-cell>
          <table:table-cell table:number-columns-repeated="2"/>
        </table:table-row>
        <table:table-row table:style-name="ro1">
          <table:table-cell office:value-type="float" office:value="0.312519818544388" calcext:value-type="float">
            <text:p>0.312519818544388</text:p>
          </table:table-cell>
          <table:table-cell table:number-columns-repeated="2"/>
        </table:table-row>
        <table:table-row table:style-name="ro1">
          <table:table-cell office:value-type="float" office:value="0.368975847959518" calcext:value-type="float">
            <text:p>0.368975847959518</text:p>
          </table:table-cell>
          <table:table-cell table:number-columns-repeated="2"/>
        </table:table-row>
        <table:table-row table:style-name="ro1">
          <table:table-cell office:value-type="float" office:value="0.360176205635071" calcext:value-type="float">
            <text:p>0.360176205635071</text:p>
          </table:table-cell>
          <table:table-cell table:number-columns-repeated="2"/>
        </table:table-row>
        <table:table-row table:style-name="ro1">
          <table:table-cell office:value-type="float" office:value="0.358396977186203" calcext:value-type="float">
            <text:p>0.358396977186203</text:p>
          </table:table-cell>
          <table:table-cell table:number-columns-repeated="2"/>
        </table:table-row>
        <table:table-row table:style-name="ro1">
          <table:table-cell office:value-type="float" office:value="0.365078061819076" calcext:value-type="float">
            <text:p>0.365078061819076</text:p>
          </table:table-cell>
          <table:table-cell table:number-columns-repeated="2"/>
        </table:table-row>
        <table:table-row table:style-name="ro1">
          <table:table-cell office:value-type="float" office:value="0.362094312906265" calcext:value-type="float">
            <text:p>0.362094312906265</text:p>
          </table:table-cell>
          <table:table-cell table:number-columns-repeated="2"/>
        </table:table-row>
        <table:table-row table:style-name="ro1">
          <table:table-cell office:value-type="float" office:value="0.350215196609497" calcext:value-type="float">
            <text:p>0.350215196609497</text:p>
          </table:table-cell>
          <table:table-cell table:number-columns-repeated="2"/>
        </table:table-row>
        <table:table-row table:style-name="ro1">
          <table:table-cell office:value-type="float" office:value="0.318747848272324" calcext:value-type="float">
            <text:p>0.318747848272324</text:p>
          </table:table-cell>
          <table:table-cell table:number-columns-repeated="2"/>
        </table:table-row>
        <table:table-row table:style-name="ro1">
          <table:table-cell office:value-type="float" office:value="0.282938122749329" calcext:value-type="float">
            <text:p>0.282938122749329</text:p>
          </table:table-cell>
          <table:table-cell table:number-columns-repeated="2"/>
        </table:table-row>
        <table:table-row table:style-name="ro1">
          <table:table-cell office:value-type="float" office:value="0.297676563262939" calcext:value-type="float">
            <text:p>0.297676563262939</text:p>
          </table:table-cell>
          <table:table-cell table:number-columns-repeated="2"/>
        </table:table-row>
        <table:table-row table:style-name="ro1">
          <table:table-cell office:value-type="float" office:value="0.297057628631592" calcext:value-type="float">
            <text:p>0.297057628631592</text:p>
          </table:table-cell>
          <table:table-cell table:number-columns-repeated="2"/>
        </table:table-row>
        <table:table-row table:style-name="ro1">
          <table:table-cell office:value-type="float" office:value="0.306165248155594" calcext:value-type="float">
            <text:p>0.306165248155594</text:p>
          </table:table-cell>
          <table:table-cell table:number-columns-repeated="2"/>
        </table:table-row>
        <table:table-row table:style-name="ro1">
          <table:table-cell office:value-type="float" office:value="0.285057544708252" calcext:value-type="float">
            <text:p>0.285057544708252</text:p>
          </table:table-cell>
          <table:table-cell table:number-columns-repeated="2"/>
        </table:table-row>
        <table:table-row table:style-name="ro1">
          <table:table-cell office:value-type="float" office:value="0.298650294542313" calcext:value-type="float">
            <text:p>0.298650294542313</text:p>
          </table:table-cell>
          <table:table-cell table:number-columns-repeated="2"/>
        </table:table-row>
        <table:table-row table:style-name="ro1">
          <table:table-cell office:value-type="float" office:value="0.314069300889969" calcext:value-type="float">
            <text:p>0.314069300889969</text:p>
          </table:table-cell>
          <table:table-cell table:number-columns-repeated="2"/>
        </table:table-row>
        <table:table-row table:style-name="ro1">
          <table:table-cell office:value-type="float" office:value="0.325650870800018" calcext:value-type="float">
            <text:p>0.325650870800018</text:p>
          </table:table-cell>
          <table:table-cell table:number-columns-repeated="2"/>
        </table:table-row>
        <table:table-row table:style-name="ro1">
          <table:table-cell office:value-type="float" office:value="0.341926246881485" calcext:value-type="float">
            <text:p>0.341926246881485</text:p>
          </table:table-cell>
          <table:table-cell table:number-columns-repeated="2"/>
        </table:table-row>
        <table:table-row table:style-name="ro1">
          <table:table-cell office:value-type="float" office:value="0.359901279211044" calcext:value-type="float">
            <text:p>0.359901279211044</text:p>
          </table:table-cell>
          <table:table-cell table:number-columns-repeated="2"/>
        </table:table-row>
        <table:table-row table:style-name="ro1">
          <table:table-cell office:value-type="float" office:value="0.364038646221161" calcext:value-type="float">
            <text:p>0.364038646221161</text:p>
          </table:table-cell>
          <table:table-cell table:number-columns-repeated="2"/>
        </table:table-row>
        <table:table-row table:style-name="ro1">
          <table:table-cell office:value-type="float" office:value="0.36109846830368" calcext:value-type="float">
            <text:p>0.36109846830368</text:p>
          </table:table-cell>
          <table:table-cell table:number-columns-repeated="2"/>
        </table:table-row>
        <table:table-row table:style-name="ro1">
          <table:table-cell office:value-type="float" office:value="0.355342179536819" calcext:value-type="float">
            <text:p>0.355342179536819</text:p>
          </table:table-cell>
          <table:table-cell table:number-columns-repeated="2"/>
        </table:table-row>
        <table:table-row table:style-name="ro1">
          <table:table-cell office:value-type="float" office:value="0.381270200014114" calcext:value-type="float">
            <text:p>0.381270200014114</text:p>
          </table:table-cell>
          <table:table-cell table:number-columns-repeated="2"/>
        </table:table-row>
        <table:table-row table:style-name="ro1">
          <table:table-cell office:value-type="float" office:value="0.38541316986084" calcext:value-type="float">
            <text:p>0.38541316986084</text:p>
          </table:table-cell>
          <table:table-cell table:number-columns-repeated="2"/>
        </table:table-row>
        <table:table-row table:style-name="ro1">
          <table:table-cell office:value-type="float" office:value="0.381198912858963" calcext:value-type="float">
            <text:p>0.381198912858963</text:p>
          </table:table-cell>
          <table:table-cell table:number-columns-repeated="2"/>
        </table:table-row>
        <table:table-row table:style-name="ro1">
          <table:table-cell office:value-type="float" office:value="0.37628173828125" calcext:value-type="float">
            <text:p>0.37628173828125</text:p>
          </table:table-cell>
          <table:table-cell table:number-columns-repeated="2"/>
        </table:table-row>
        <table:table-row table:style-name="ro1">
          <table:table-cell office:value-type="float" office:value="0.390624046325684" calcext:value-type="float">
            <text:p>0.390624046325684</text:p>
          </table:table-cell>
          <table:table-cell table:number-columns-repeated="2"/>
        </table:table-row>
        <table:table-row table:style-name="ro1">
          <table:table-cell office:value-type="float" office:value="0.398578494787216" calcext:value-type="float">
            <text:p>0.398578494787216</text:p>
          </table:table-cell>
          <table:table-cell table:number-columns-repeated="2"/>
        </table:table-row>
        <table:table-row table:style-name="ro1">
          <table:table-cell office:value-type="float" office:value="0.389235824346542" calcext:value-type="float">
            <text:p>0.389235824346542</text:p>
          </table:table-cell>
          <table:table-cell table:number-columns-repeated="2"/>
        </table:table-row>
        <table:table-row table:style-name="ro1">
          <table:table-cell office:value-type="float" office:value="0.35672801733017" calcext:value-type="float">
            <text:p>0.35672801733017</text:p>
          </table:table-cell>
          <table:table-cell table:number-columns-repeated="2"/>
        </table:table-row>
        <table:table-row table:style-name="ro1">
          <table:table-cell office:value-type="float" office:value="0.349609971046448" calcext:value-type="float">
            <text:p>0.349609971046448</text:p>
          </table:table-cell>
          <table:table-cell table:number-columns-repeated="2"/>
        </table:table-row>
        <table:table-row table:style-name="ro1">
          <table:table-cell office:value-type="float" office:value="0.344103544950485" calcext:value-type="float">
            <text:p>0.344103544950485</text:p>
          </table:table-cell>
          <table:table-cell table:number-columns-repeated="2"/>
        </table:table-row>
        <table:table-row table:style-name="ro1">
          <table:table-cell office:value-type="float" office:value="0.36506512761116" calcext:value-type="float">
            <text:p>0.36506512761116</text:p>
          </table:table-cell>
          <table:table-cell table:number-columns-repeated="2"/>
        </table:table-row>
        <table:table-row table:style-name="ro1">
          <table:table-cell office:value-type="float" office:value="0.38034000992775" calcext:value-type="float">
            <text:p>0.38034000992775</text:p>
          </table:table-cell>
          <table:table-cell table:number-columns-repeated="2"/>
        </table:table-row>
        <table:table-row table:style-name="ro1">
          <table:table-cell office:value-type="float" office:value="0.383241236209869" calcext:value-type="float">
            <text:p>0.383241236209869</text:p>
          </table:table-cell>
          <table:table-cell table:number-columns-repeated="2"/>
        </table:table-row>
        <table:table-row table:style-name="ro1">
          <table:table-cell office:value-type="float" office:value="0.61141312122345" calcext:value-type="float">
            <text:p>0.61141312122345</text:p>
          </table:table-cell>
          <table:table-cell table:number-columns-repeated="2"/>
        </table:table-row>
        <table:table-row table:style-name="ro1">
          <table:table-cell office:value-type="float" office:value="0.382504552602768" calcext:value-type="float">
            <text:p>0.382504552602768</text:p>
          </table:table-cell>
          <table:table-cell table:number-columns-repeated="2"/>
        </table:table-row>
        <table:table-row table:style-name="ro1">
          <table:table-cell office:value-type="float" office:value="0.609123885631561" calcext:value-type="float">
            <text:p>0.609123885631561</text:p>
          </table:table-cell>
          <table:table-cell table:number-columns-repeated="2"/>
        </table:table-row>
        <table:table-row table:style-name="ro1">
          <table:table-cell office:value-type="float" office:value="0.383672565221786" calcext:value-type="float">
            <text:p>0.383672565221786</text:p>
          </table:table-cell>
          <table:table-cell table:number-columns-repeated="2"/>
        </table:table-row>
        <table:table-row table:style-name="ro1">
          <table:table-cell office:value-type="float" office:value="0.38184466958046" calcext:value-type="float">
            <text:p>0.38184466958046</text:p>
          </table:table-cell>
          <table:table-cell table:number-columns-repeated="2"/>
        </table:table-row>
        <table:table-row table:style-name="ro1">
          <table:table-cell office:value-type="float" office:value="0.38267120718956" calcext:value-type="float">
            <text:p>0.38267120718956</text:p>
          </table:table-cell>
          <table:table-cell table:number-columns-repeated="2"/>
        </table:table-row>
        <table:table-row table:style-name="ro1">
          <table:table-cell office:value-type="float" office:value="0.383564203977585" calcext:value-type="float">
            <text:p>0.383564203977585</text:p>
          </table:table-cell>
          <table:table-cell table:number-columns-repeated="2"/>
        </table:table-row>
        <table:table-row table:style-name="ro1">
          <table:table-cell office:value-type="float" office:value="0.387312233448029" calcext:value-type="float">
            <text:p>0.387312233448029</text:p>
          </table:table-cell>
          <table:table-cell table:number-columns-repeated="2"/>
        </table:table-row>
        <table:table-row table:style-name="ro1">
          <table:table-cell office:value-type="float" office:value="0.385016769170761" calcext:value-type="float">
            <text:p>0.385016769170761</text:p>
          </table:table-cell>
          <table:table-cell table:number-columns-repeated="2"/>
        </table:table-row>
        <table:table-row table:style-name="ro1">
          <table:table-cell office:value-type="float" office:value="0.384810477495193" calcext:value-type="float">
            <text:p>0.384810477495193</text:p>
          </table:table-cell>
          <table:table-cell table:number-columns-repeated="2"/>
        </table:table-row>
        <table:table-row table:style-name="ro1">
          <table:table-cell office:value-type="float" office:value="0.383592128753662" calcext:value-type="float">
            <text:p>0.383592128753662</text:p>
          </table:table-cell>
          <table:table-cell table:number-columns-repeated="2"/>
        </table:table-row>
        <table:table-row table:style-name="ro1">
          <table:table-cell office:value-type="float" office:value="0.383911162614822" calcext:value-type="float">
            <text:p>0.383911162614822</text:p>
          </table:table-cell>
          <table:table-cell table:number-columns-repeated="2"/>
        </table:table-row>
        <table:table-row table:style-name="ro1">
          <table:table-cell office:value-type="float" office:value="0.38486185669899" calcext:value-type="float">
            <text:p>0.38486185669899</text:p>
          </table:table-cell>
          <table:table-cell table:number-columns-repeated="2"/>
        </table:table-row>
        <table:table-row table:style-name="ro1">
          <table:table-cell office:value-type="float" office:value="0.384114801883698" calcext:value-type="float">
            <text:p>0.384114801883698</text:p>
          </table:table-cell>
          <table:table-cell table:number-columns-repeated="2"/>
        </table:table-row>
        <table:table-row table:style-name="ro1">
          <table:table-cell office:value-type="float" office:value="0.385850697755814" calcext:value-type="float">
            <text:p>0.385850697755814</text:p>
          </table:table-cell>
          <table:table-cell table:number-columns-repeated="2"/>
        </table:table-row>
        <table:table-row table:style-name="ro1">
          <table:table-cell office:value-type="float" office:value="0.374557793140411" calcext:value-type="float">
            <text:p>0.374557793140411</text:p>
          </table:table-cell>
          <table:table-cell table:number-columns-repeated="2"/>
        </table:table-row>
        <table:table-row table:style-name="ro1">
          <table:table-cell office:value-type="float" office:value="0.390101850032806" calcext:value-type="float">
            <text:p>0.390101850032806</text:p>
          </table:table-cell>
          <table:table-cell table:number-columns-repeated="2"/>
        </table:table-row>
        <table:table-row table:style-name="ro1">
          <table:table-cell office:value-type="float" office:value="0.39090296626091" calcext:value-type="float">
            <text:p>0.39090296626091</text:p>
          </table:table-cell>
          <table:table-cell table:number-columns-repeated="2"/>
        </table:table-row>
        <table:table-row table:style-name="ro1">
          <table:table-cell office:value-type="float" office:value="0.390397280454636" calcext:value-type="float">
            <text:p>0.390397280454636</text:p>
          </table:table-cell>
          <table:table-cell table:number-columns-repeated="2"/>
        </table:table-row>
        <table:table-row table:style-name="ro1">
          <table:table-cell office:value-type="float" office:value="0.390485465526581" calcext:value-type="float">
            <text:p>0.390485465526581</text:p>
          </table:table-cell>
          <table:table-cell table:number-columns-repeated="2"/>
        </table:table-row>
        <table:table-row table:style-name="ro1">
          <table:table-cell office:value-type="float" office:value="0.39027339220047" calcext:value-type="float">
            <text:p>0.39027339220047</text:p>
          </table:table-cell>
          <table:table-cell table:number-columns-repeated="2"/>
        </table:table-row>
        <table:table-row table:style-name="ro1">
          <table:table-cell office:value-type="float" office:value="0.389124661684036" calcext:value-type="float">
            <text:p>0.389124661684036</text:p>
          </table:table-cell>
          <table:table-cell table:number-columns-repeated="2"/>
        </table:table-row>
        <table:table-row table:style-name="ro1">
          <table:table-cell office:value-type="float" office:value="0.392188906669617" calcext:value-type="float">
            <text:p>0.392188906669617</text:p>
          </table:table-cell>
          <table:table-cell table:number-columns-repeated="2"/>
        </table:table-row>
        <table:table-row table:style-name="ro1">
          <table:table-cell office:value-type="float" office:value="0.392976015806198" calcext:value-type="float">
            <text:p>0.392976015806198</text:p>
          </table:table-cell>
          <table:table-cell table:number-columns-repeated="2"/>
        </table:table-row>
        <table:table-row table:style-name="ro1">
          <table:table-cell office:value-type="float" office:value="0.393355995416641" calcext:value-type="float">
            <text:p>0.393355995416641</text:p>
          </table:table-cell>
          <table:table-cell table:number-columns-repeated="2"/>
        </table:table-row>
        <table:table-row table:style-name="ro1">
          <table:table-cell office:value-type="float" office:value="0.394623011350632" calcext:value-type="float">
            <text:p>0.394623011350632</text:p>
          </table:table-cell>
          <table:table-cell table:number-columns-repeated="2"/>
        </table:table-row>
        <table:table-row table:style-name="ro1">
          <table:table-cell office:value-type="float" office:value="0.389135628938675" calcext:value-type="float">
            <text:p>0.389135628938675</text:p>
          </table:table-cell>
          <table:table-cell table:number-columns-repeated="2"/>
        </table:table-row>
        <table:table-row table:style-name="ro1">
          <table:table-cell office:value-type="float" office:value="0.385716795921326" calcext:value-type="float">
            <text:p>0.385716795921326</text:p>
          </table:table-cell>
          <table:table-cell table:number-columns-repeated="2"/>
        </table:table-row>
        <table:table-row table:style-name="ro1">
          <table:table-cell office:value-type="float" office:value="0.386082291603088" calcext:value-type="float">
            <text:p>0.386082291603088</text:p>
          </table:table-cell>
          <table:table-cell table:number-columns-repeated="2"/>
        </table:table-row>
        <table:table-row table:style-name="ro1">
          <table:table-cell office:value-type="float" office:value="0.387634664773941" calcext:value-type="float">
            <text:p>0.387634664773941</text:p>
          </table:table-cell>
          <table:table-cell table:number-columns-repeated="2"/>
        </table:table-row>
        <table:table-row table:style-name="ro1">
          <table:table-cell office:value-type="float" office:value="0.387701600790024" calcext:value-type="float">
            <text:p>0.387701600790024</text:p>
          </table:table-cell>
          <table:table-cell table:number-columns-repeated="2"/>
        </table:table-row>
        <table:table-row table:style-name="ro1">
          <table:table-cell office:value-type="float" office:value="0.386022478342056" calcext:value-type="float">
            <text:p>0.386022478342056</text:p>
          </table:table-cell>
          <table:table-cell table:number-columns-repeated="2"/>
        </table:table-row>
        <table:table-row table:style-name="ro1">
          <table:table-cell office:value-type="float" office:value="0.385687440633774" calcext:value-type="float">
            <text:p>0.385687440633774</text:p>
          </table:table-cell>
          <table:table-cell table:number-columns-repeated="2"/>
        </table:table-row>
        <table:table-row table:style-name="ro1">
          <table:table-cell office:value-type="float" office:value="0.374791234731674" calcext:value-type="float">
            <text:p>0.374791234731674</text:p>
          </table:table-cell>
          <table:table-cell table:number-columns-repeated="2"/>
        </table:table-row>
        <table:table-row table:style-name="ro1">
          <table:table-cell office:value-type="float" office:value="0.374487668275833" calcext:value-type="float">
            <text:p>0.374487668275833</text:p>
          </table:table-cell>
          <table:table-cell table:number-columns-repeated="2"/>
        </table:table-row>
        <table:table-row table:style-name="ro1">
          <table:table-cell office:value-type="float" office:value="0.373508036136627" calcext:value-type="float">
            <text:p>0.373508036136627</text:p>
          </table:table-cell>
          <table:table-cell table:number-columns-repeated="2"/>
        </table:table-row>
        <table:table-row table:style-name="ro1">
          <table:table-cell office:value-type="float" office:value="0.374269515275955" calcext:value-type="float">
            <text:p>0.374269515275955</text:p>
          </table:table-cell>
          <table:table-cell table:number-columns-repeated="2"/>
        </table:table-row>
        <table:table-row table:style-name="ro1">
          <table:table-cell office:value-type="float" office:value="0.374217182397842" calcext:value-type="float">
            <text:p>0.374217182397842</text:p>
          </table:table-cell>
          <table:table-cell table:number-columns-repeated="2"/>
        </table:table-row>
        <table:table-row table:style-name="ro1">
          <table:table-cell office:value-type="float" office:value="0.374991774559021" calcext:value-type="float">
            <text:p>0.374991774559021</text:p>
          </table:table-cell>
          <table:table-cell table:number-columns-repeated="2"/>
        </table:table-row>
        <table:table-row table:style-name="ro1">
          <table:table-cell office:value-type="float" office:value="0.371057838201523" calcext:value-type="float">
            <text:p>0.371057838201523</text:p>
          </table:table-cell>
          <table:table-cell table:number-columns-repeated="2"/>
        </table:table-row>
        <table:table-row table:style-name="ro1">
          <table:table-cell office:value-type="float" office:value="0.369608461856842" calcext:value-type="float">
            <text:p>0.369608461856842</text:p>
          </table:table-cell>
          <table:table-cell table:number-columns-repeated="2"/>
        </table:table-row>
        <table:table-row table:style-name="ro1">
          <table:table-cell office:value-type="float" office:value="0.369732439517975" calcext:value-type="float">
            <text:p>0.369732439517975</text:p>
          </table:table-cell>
          <table:table-cell table:number-columns-repeated="2"/>
        </table:table-row>
        <table:table-row table:style-name="ro1">
          <table:table-cell office:value-type="float" office:value="0.370339930057526" calcext:value-type="float">
            <text:p>0.370339930057526</text:p>
          </table:table-cell>
          <table:table-cell table:number-columns-repeated="2"/>
        </table:table-row>
        <table:table-row table:style-name="ro1">
          <table:table-cell office:value-type="float" office:value="0.369860589504242" calcext:value-type="float">
            <text:p>0.369860589504242</text:p>
          </table:table-cell>
          <table:table-cell table:number-columns-repeated="2"/>
        </table:table-row>
        <table:table-row table:style-name="ro1">
          <table:table-cell office:value-type="float" office:value="0.374299615621567" calcext:value-type="float">
            <text:p>0.374299615621567</text:p>
          </table:table-cell>
          <table:table-cell table:number-columns-repeated="2"/>
        </table:table-row>
        <table:table-row table:style-name="ro1">
          <table:table-cell office:value-type="float" office:value="0.37362203001976" calcext:value-type="float">
            <text:p>0.37362203001976</text:p>
          </table:table-cell>
          <table:table-cell table:number-columns-repeated="2"/>
        </table:table-row>
        <table:table-row table:style-name="ro1">
          <table:table-cell office:value-type="float" office:value="0.374065577983856" calcext:value-type="float">
            <text:p>0.374065577983856</text:p>
          </table:table-cell>
          <table:table-cell table:number-columns-repeated="2"/>
        </table:table-row>
        <table:table-row table:style-name="ro1">
          <table:table-cell office:value-type="float" office:value="0.374170124530792" calcext:value-type="float">
            <text:p>0.374170124530792</text:p>
          </table:table-cell>
          <table:table-cell table:number-columns-repeated="2"/>
        </table:table-row>
        <table:table-row table:style-name="ro1">
          <table:table-cell office:value-type="float" office:value="0.373468935489655" calcext:value-type="float">
            <text:p>0.373468935489655</text:p>
          </table:table-cell>
          <table:table-cell table:number-columns-repeated="2"/>
        </table:table-row>
        <table:table-row table:style-name="ro1">
          <table:table-cell office:value-type="float" office:value="0.373751074075699" calcext:value-type="float">
            <text:p>0.373751074075699</text:p>
          </table:table-cell>
          <table:table-cell table:number-columns-repeated="2"/>
        </table:table-row>
        <table:table-row table:style-name="ro1">
          <table:table-cell office:value-type="float" office:value="0.356369107961655" calcext:value-type="float">
            <text:p>0.356369107961655</text:p>
          </table:table-cell>
          <table:table-cell table:number-columns-repeated="2"/>
        </table:table-row>
        <table:table-row table:style-name="ro1">
          <table:table-cell office:value-type="float" office:value="0.359784513711929" calcext:value-type="float">
            <text:p>0.359784513711929</text:p>
          </table:table-cell>
          <table:table-cell table:number-columns-repeated="2"/>
        </table:table-row>
        <table:table-row table:style-name="ro1">
          <table:table-cell office:value-type="float" office:value="0.3601313829422" calcext:value-type="float">
            <text:p>0.3601313829422</text:p>
          </table:table-cell>
          <table:table-cell table:number-columns-repeated="2"/>
        </table:table-row>
        <table:table-row table:style-name="ro1">
          <table:table-cell office:value-type="float" office:value="0.355316996574402" calcext:value-type="float">
            <text:p>0.355316996574402</text:p>
          </table:table-cell>
          <table:table-cell table:number-columns-repeated="2"/>
        </table:table-row>
        <table:table-row table:style-name="ro1">
          <table:table-cell office:value-type="float" office:value="0.354388564825058" calcext:value-type="float">
            <text:p>0.354388564825058</text:p>
          </table:table-cell>
          <table:table-cell table:number-columns-repeated="2"/>
        </table:table-row>
        <table:table-row table:style-name="ro1">
          <table:table-cell office:value-type="float" office:value="0.353902131319046" calcext:value-type="float">
            <text:p>0.353902131319046</text:p>
          </table:table-cell>
          <table:table-cell table:number-columns-repeated="2"/>
        </table:table-row>
        <table:table-row table:style-name="ro1">
          <table:table-cell office:value-type="float" office:value="0.359101921319962" calcext:value-type="float">
            <text:p>0.359101921319962</text:p>
          </table:table-cell>
          <table:table-cell table:number-columns-repeated="2"/>
        </table:table-row>
        <table:table-row table:style-name="ro1">
          <table:table-cell office:value-type="float" office:value="0.33787190914154" calcext:value-type="float">
            <text:p>0.33787190914154</text:p>
          </table:table-cell>
          <table:table-cell table:number-columns-repeated="2"/>
        </table:table-row>
        <table:table-row table:style-name="ro1">
          <table:table-cell office:value-type="float" office:value="0.338545620441437" calcext:value-type="float">
            <text:p>0.338545620441437</text:p>
          </table:table-cell>
          <table:table-cell table:number-columns-repeated="2"/>
        </table:table-row>
        <table:table-row table:style-name="ro1">
          <table:table-cell office:value-type="float" office:value="0.337072730064392" calcext:value-type="float">
            <text:p>0.337072730064392</text:p>
          </table:table-cell>
          <table:table-cell table:number-columns-repeated="2"/>
        </table:table-row>
        <table:table-row table:style-name="ro1">
          <table:table-cell office:value-type="float" office:value="0.337945282459259" calcext:value-type="float">
            <text:p>0.337945282459259</text:p>
          </table:table-cell>
          <table:table-cell table:number-columns-repeated="2"/>
        </table:table-row>
        <table:table-row table:style-name="ro1">
          <table:table-cell office:value-type="float" office:value="0.338907837867737" calcext:value-type="float">
            <text:p>0.338907837867737</text:p>
          </table:table-cell>
          <table:table-cell table:number-columns-repeated="2"/>
        </table:table-row>
        <table:table-row table:style-name="ro1">
          <table:table-cell office:value-type="float" office:value="0.341186136007309" calcext:value-type="float">
            <text:p>0.341186136007309</text:p>
          </table:table-cell>
          <table:table-cell table:number-columns-repeated="2"/>
        </table:table-row>
        <table:table-row table:style-name="ro1">
          <table:table-cell office:value-type="float" office:value="0.342898815870285" calcext:value-type="float">
            <text:p>0.342898815870285</text:p>
          </table:table-cell>
          <table:table-cell table:number-columns-repeated="2"/>
        </table:table-row>
        <table:table-row table:style-name="ro1">
          <table:table-cell office:value-type="float" office:value="0.342837780714035" calcext:value-type="float">
            <text:p>0.342837780714035</text:p>
          </table:table-cell>
          <table:table-cell table:number-columns-repeated="2"/>
        </table:table-row>
        <table:table-row table:style-name="ro1">
          <table:table-cell office:value-type="float" office:value="0.347202748060226" calcext:value-type="float">
            <text:p>0.347202748060226</text:p>
          </table:table-cell>
          <table:table-cell table:number-columns-repeated="2"/>
        </table:table-row>
        <table:table-row table:style-name="ro1">
          <table:table-cell office:value-type="float" office:value="0.349396675825119" calcext:value-type="float">
            <text:p>0.349396675825119</text:p>
          </table:table-cell>
          <table:table-cell table:number-columns-repeated="2"/>
        </table:table-row>
        <table:table-row table:style-name="ro1">
          <table:table-cell office:value-type="float" office:value="0.348466694355011" calcext:value-type="float">
            <text:p>0.348466694355011</text:p>
          </table:table-cell>
          <table:table-cell table:number-columns-repeated="2"/>
        </table:table-row>
        <table:table-row table:style-name="ro1">
          <table:table-cell office:value-type="float" office:value="0.349523186683655" calcext:value-type="float">
            <text:p>0.349523186683655</text:p>
          </table:table-cell>
          <table:table-cell table:number-columns-repeated="2"/>
        </table:table-row>
        <table:table-row table:style-name="ro1">
          <table:table-cell office:value-type="float" office:value="0.341402560472488" calcext:value-type="float">
            <text:p>0.341402560472488</text:p>
          </table:table-cell>
          <table:table-cell table:number-columns-repeated="2"/>
        </table:table-row>
        <table:table-row table:style-name="ro1">
          <table:table-cell office:value-type="float" office:value="0.342132359743118" calcext:value-type="float">
            <text:p>0.342132359743118</text:p>
          </table:table-cell>
          <table:table-cell table:number-columns-repeated="2"/>
        </table:table-row>
        <table:table-row table:style-name="ro1">
          <table:table-cell office:value-type="float" office:value="0.345907390117645" calcext:value-type="float">
            <text:p>0.345907390117645</text:p>
          </table:table-cell>
          <table:table-cell table:number-columns-repeated="2"/>
        </table:table-row>
        <table:table-row table:style-name="ro1">
          <table:table-cell office:value-type="float" office:value="0.35152867436409" calcext:value-type="float">
            <text:p>0.35152867436409</text:p>
          </table:table-cell>
          <table:table-cell table:number-columns-repeated="2"/>
        </table:table-row>
        <table:table-row table:style-name="ro1">
          <table:table-cell office:value-type="float" office:value="0.357553839683533" calcext:value-type="float">
            <text:p>0.357553839683533</text:p>
          </table:table-cell>
          <table:table-cell table:number-columns-repeated="2"/>
        </table:table-row>
        <table:table-row table:style-name="ro1">
          <table:table-cell office:value-type="float" office:value="0.360385745763779" calcext:value-type="float">
            <text:p>0.360385745763779</text:p>
          </table:table-cell>
          <table:table-cell table:number-columns-repeated="2"/>
        </table:table-row>
        <table:table-row table:style-name="ro1">
          <table:table-cell office:value-type="float" office:value="0.362364441156387" calcext:value-type="float">
            <text:p>0.362364441156387</text:p>
          </table:table-cell>
          <table:table-cell table:number-columns-repeated="2"/>
        </table:table-row>
        <table:table-row table:style-name="ro1">
          <table:table-cell office:value-type="float" office:value="0.358647376298904" calcext:value-type="float">
            <text:p>0.358647376298904</text:p>
          </table:table-cell>
          <table:table-cell table:number-columns-repeated="2"/>
        </table:table-row>
        <table:table-row table:style-name="ro1">
          <table:table-cell office:value-type="float" office:value="0.34295529127121" calcext:value-type="float">
            <text:p>0.34295529127121</text:p>
          </table:table-cell>
          <table:table-cell table:number-columns-repeated="2"/>
        </table:table-row>
        <table:table-row table:style-name="ro1">
          <table:table-cell office:value-type="float" office:value="0.341109484434128" calcext:value-type="float">
            <text:p>0.341109484434128</text:p>
          </table:table-cell>
          <table:table-cell table:number-columns-repeated="2"/>
        </table:table-row>
        <table:table-row table:style-name="ro1">
          <table:table-cell office:value-type="float" office:value="0.339139610528946" calcext:value-type="float">
            <text:p>0.339139610528946</text:p>
          </table:table-cell>
          <table:table-cell table:number-columns-repeated="2"/>
        </table:table-row>
        <table:table-row table:style-name="ro1">
          <table:table-cell office:value-type="float" office:value="0.338205903768539" calcext:value-type="float">
            <text:p>0.338205903768539</text:p>
          </table:table-cell>
          <table:table-cell table:number-columns-repeated="2"/>
        </table:table-row>
        <table:table-row table:style-name="ro1">
          <table:table-cell office:value-type="float" office:value="0.340296119451523" calcext:value-type="float">
            <text:p>0.340296119451523</text:p>
          </table:table-cell>
          <table:table-cell table:number-columns-repeated="2"/>
        </table:table-row>
        <table:table-row table:style-name="ro1">
          <table:table-cell office:value-type="float" office:value="0.343829751014709" calcext:value-type="float">
            <text:p>0.343829751014709</text:p>
          </table:table-cell>
          <table:table-cell table:number-columns-repeated="2"/>
        </table:table-row>
        <table:table-row table:style-name="ro1">
          <table:table-cell office:value-type="float" office:value="0.344290643930435" calcext:value-type="float">
            <text:p>0.344290643930435</text:p>
          </table:table-cell>
          <table:table-cell table:number-columns-repeated="2"/>
        </table:table-row>
        <table:table-row table:style-name="ro1">
          <table:table-cell office:value-type="float" office:value="0.348408758640289" calcext:value-type="float">
            <text:p>0.348408758640289</text:p>
          </table:table-cell>
          <table:table-cell table:number-columns-repeated="2"/>
        </table:table-row>
        <table:table-row table:style-name="ro1">
          <table:table-cell office:value-type="float" office:value="0.346792846918106" calcext:value-type="float">
            <text:p>0.346792846918106</text:p>
          </table:table-cell>
          <table:table-cell table:number-columns-repeated="2"/>
        </table:table-row>
        <table:table-row table:style-name="ro1">
          <table:table-cell office:value-type="float" office:value="0.348812460899353" calcext:value-type="float">
            <text:p>0.348812460899353</text:p>
          </table:table-cell>
          <table:table-cell table:number-columns-repeated="2"/>
        </table:table-row>
        <table:table-row table:style-name="ro1">
          <table:table-cell office:value-type="float" office:value="0.349347531795502" calcext:value-type="float">
            <text:p>0.349347531795502</text:p>
          </table:table-cell>
          <table:table-cell table:number-columns-repeated="2"/>
        </table:table-row>
        <table:table-row table:style-name="ro1">
          <table:table-cell office:value-type="float" office:value="0.352071076631546" calcext:value-type="float">
            <text:p>0.352071076631546</text:p>
          </table:table-cell>
          <table:table-cell table:number-columns-repeated="2"/>
        </table:table-row>
        <table:table-row table:style-name="ro1">
          <table:table-cell office:value-type="float" office:value="0.351435095071793" calcext:value-type="float">
            <text:p>0.351435095071793</text:p>
          </table:table-cell>
          <table:table-cell table:number-columns-repeated="2"/>
        </table:table-row>
        <table:table-row table:style-name="ro1">
          <table:table-cell office:value-type="float" office:value="0.355528086423874" calcext:value-type="float">
            <text:p>0.355528086423874</text:p>
          </table:table-cell>
          <table:table-cell table:number-columns-repeated="2"/>
        </table:table-row>
        <table:table-row table:style-name="ro1">
          <table:table-cell office:value-type="float" office:value="0.35662254691124" calcext:value-type="float">
            <text:p>0.35662254691124</text:p>
          </table:table-cell>
          <table:table-cell table:number-columns-repeated="2"/>
        </table:table-row>
        <table:table-row table:style-name="ro1">
          <table:table-cell office:value-type="float" office:value="0.355592370033264" calcext:value-type="float">
            <text:p>0.355592370033264</text:p>
          </table:table-cell>
          <table:table-cell table:number-columns-repeated="2"/>
        </table:table-row>
        <table:table-row table:style-name="ro1">
          <table:table-cell office:value-type="float" office:value="0.364237844944" calcext:value-type="float">
            <text:p>0.364237844944</text:p>
          </table:table-cell>
          <table:table-cell table:number-columns-repeated="2"/>
        </table:table-row>
        <table:table-row table:style-name="ro1">
          <table:table-cell office:value-type="float" office:value="0.361288458108902" calcext:value-type="float">
            <text:p>0.361288458108902</text:p>
          </table:table-cell>
          <table:table-cell table:number-columns-repeated="2"/>
        </table:table-row>
        <table:table-row table:style-name="ro1">
          <table:table-cell office:value-type="float" office:value="0.360839903354645" calcext:value-type="float">
            <text:p>0.360839903354645</text:p>
          </table:table-cell>
          <table:table-cell table:number-columns-repeated="2"/>
        </table:table-row>
        <table:table-row table:style-name="ro1">
          <table:table-cell office:value-type="float" office:value="0.359180778264999" calcext:value-type="float">
            <text:p>0.359180778264999</text:p>
          </table:table-cell>
          <table:table-cell table:number-columns-repeated="2"/>
        </table:table-row>
        <table:table-row table:style-name="ro1">
          <table:table-cell office:value-type="float" office:value="0.36160808801651" calcext:value-type="float">
            <text:p>0.36160808801651</text:p>
          </table:table-cell>
          <table:table-cell table:number-columns-repeated="2"/>
        </table:table-row>
        <table:table-row table:style-name="ro1">
          <table:table-cell office:value-type="float" office:value="0.362799793481827" calcext:value-type="float">
            <text:p>0.362799793481827</text:p>
          </table:table-cell>
          <table:table-cell table:number-columns-repeated="2"/>
        </table:table-row>
        <table:table-row table:style-name="ro1">
          <table:table-cell office:value-type="float" office:value="0.363340049982071" calcext:value-type="float">
            <text:p>0.363340049982071</text:p>
          </table:table-cell>
          <table:table-cell table:number-columns-repeated="2"/>
        </table:table-row>
        <table:table-row table:style-name="ro1">
          <table:table-cell office:value-type="float" office:value="0.364496320486069" calcext:value-type="float">
            <text:p>0.364496320486069</text:p>
          </table:table-cell>
          <table:table-cell table:number-columns-repeated="2"/>
        </table:table-row>
        <table:table-row table:style-name="ro1">
          <table:table-cell office:value-type="float" office:value="0.364631772041321" calcext:value-type="float">
            <text:p>0.364631772041321</text:p>
          </table:table-cell>
          <table:table-cell table:number-columns-repeated="2"/>
        </table:table-row>
        <table:table-row table:style-name="ro1">
          <table:table-cell office:value-type="float" office:value="0.365576297044754" calcext:value-type="float">
            <text:p>0.365576297044754</text:p>
          </table:table-cell>
          <table:table-cell table:number-columns-repeated="2"/>
        </table:table-row>
        <table:table-row table:style-name="ro1">
          <table:table-cell office:value-type="float" office:value="0.363572746515274" calcext:value-type="float">
            <text:p>0.363572746515274</text:p>
          </table:table-cell>
          <table:table-cell table:number-columns-repeated="2"/>
        </table:table-row>
        <table:table-row table:style-name="ro1">
          <table:table-cell office:value-type="float" office:value="0.359804630279541" calcext:value-type="float">
            <text:p>0.359804630279541</text:p>
          </table:table-cell>
          <table:table-cell table:number-columns-repeated="2"/>
        </table:table-row>
        <table:table-row table:style-name="ro1">
          <table:table-cell office:value-type="float" office:value="0.359359532594681" calcext:value-type="float">
            <text:p>0.359359532594681</text:p>
          </table:table-cell>
          <table:table-cell table:number-columns-repeated="2"/>
        </table:table-row>
        <table:table-row table:style-name="ro1">
          <table:table-cell office:value-type="float" office:value="0.358189463615417" calcext:value-type="float">
            <text:p>0.358189463615417</text:p>
          </table:table-cell>
          <table:table-cell table:number-columns-repeated="2"/>
        </table:table-row>
        <table:table-row table:style-name="ro1">
          <table:table-cell office:value-type="float" office:value="0.359520614147186" calcext:value-type="float">
            <text:p>0.359520614147186</text:p>
          </table:table-cell>
          <table:table-cell table:number-columns-repeated="2"/>
        </table:table-row>
        <table:table-row table:style-name="ro1">
          <table:table-cell office:value-type="float" office:value="0.359592318534851" calcext:value-type="float">
            <text:p>0.359592318534851</text:p>
          </table:table-cell>
          <table:table-cell table:number-columns-repeated="2"/>
        </table:table-row>
        <table:table-row table:style-name="ro1">
          <table:table-cell office:value-type="float" office:value="0.35540235042572" calcext:value-type="float">
            <text:p>0.35540235042572</text:p>
          </table:table-cell>
          <table:table-cell table:number-columns-repeated="2"/>
        </table:table-row>
        <table:table-row table:style-name="ro1">
          <table:table-cell office:value-type="float" office:value="0.355682164430618" calcext:value-type="float">
            <text:p>0.355682164430618</text:p>
          </table:table-cell>
          <table:table-cell table:number-columns-repeated="2"/>
        </table:table-row>
        <table:table-row table:style-name="ro1">
          <table:table-cell office:value-type="float" office:value="0.355483382940292" calcext:value-type="float">
            <text:p>0.355483382940292</text:p>
          </table:table-cell>
          <table:table-cell table:number-columns-repeated="2"/>
        </table:table-row>
        <table:table-row table:style-name="ro1">
          <table:table-cell office:value-type="float" office:value="0.402413696050644" calcext:value-type="float">
            <text:p>0.402413696050644</text:p>
          </table:table-cell>
          <table:table-cell table:number-columns-repeated="2"/>
        </table:table-row>
        <table:table-row table:style-name="ro1">
          <table:table-cell office:value-type="float" office:value="0.401987165212631" calcext:value-type="float">
            <text:p>0.401987165212631</text:p>
          </table:table-cell>
          <table:table-cell table:number-columns-repeated="2"/>
        </table:table-row>
        <table:table-row table:style-name="ro1">
          <table:table-cell office:value-type="float" office:value="0.362899512052536" calcext:value-type="float">
            <text:p>0.362899512052536</text:p>
          </table:table-cell>
          <table:table-cell table:number-columns-repeated="2"/>
        </table:table-row>
        <table:table-row table:style-name="ro1">
          <table:table-cell office:value-type="float" office:value="0.374294340610504" calcext:value-type="float">
            <text:p>0.374294340610504</text:p>
          </table:table-cell>
          <table:table-cell table:number-columns-repeated="2"/>
        </table:table-row>
        <table:table-row table:style-name="ro1">
          <table:table-cell office:value-type="float" office:value="0.372723340988159" calcext:value-type="float">
            <text:p>0.372723340988159</text:p>
          </table:table-cell>
          <table:table-cell table:number-columns-repeated="2"/>
        </table:table-row>
        <table:table-row table:style-name="ro1">
          <table:table-cell office:value-type="float" office:value="0.400213062763214" calcext:value-type="float">
            <text:p>0.400213062763214</text:p>
          </table:table-cell>
          <table:table-cell table:number-columns-repeated="2"/>
        </table:table-row>
        <table:table-row table:style-name="ro1">
          <table:table-cell office:value-type="float" office:value="0.397062093019485" calcext:value-type="float">
            <text:p>0.397062093019485</text:p>
          </table:table-cell>
          <table:table-cell table:number-columns-repeated="2"/>
        </table:table-row>
        <table:table-row table:style-name="ro1">
          <table:table-cell office:value-type="float" office:value="0.403355181217194" calcext:value-type="float">
            <text:p>0.403355181217194</text:p>
          </table:table-cell>
          <table:table-cell table:number-columns-repeated="2"/>
        </table:table-row>
        <table:table-row table:style-name="ro1">
          <table:table-cell office:value-type="float" office:value="0.412501931190491" calcext:value-type="float">
            <text:p>0.412501931190491</text:p>
          </table:table-cell>
          <table:table-cell table:number-columns-repeated="2"/>
        </table:table-row>
        <table:table-row table:style-name="ro1">
          <table:table-cell office:value-type="float" office:value="0.424462497234345" calcext:value-type="float">
            <text:p>0.424462497234345</text:p>
          </table:table-cell>
          <table:table-cell table:number-columns-repeated="2"/>
        </table:table-row>
        <table:table-row table:style-name="ro1">
          <table:table-cell office:value-type="float" office:value="0.424676060676575" calcext:value-type="float">
            <text:p>0.424676060676575</text:p>
          </table:table-cell>
          <table:table-cell table:number-columns-repeated="2"/>
        </table:table-row>
        <table:table-row table:style-name="ro1">
          <table:table-cell office:value-type="float" office:value="0.419842302799225" calcext:value-type="float">
            <text:p>0.419842302799225</text:p>
          </table:table-cell>
          <table:table-cell table:number-columns-repeated="2"/>
        </table:table-row>
        <table:table-row table:style-name="ro1">
          <table:table-cell office:value-type="float" office:value="0.417595028877258" calcext:value-type="float">
            <text:p>0.417595028877258</text:p>
          </table:table-cell>
          <table:table-cell table:number-columns-repeated="2"/>
        </table:table-row>
        <table:table-row table:style-name="ro1">
          <table:table-cell office:value-type="float" office:value="0.410583943128586" calcext:value-type="float">
            <text:p>0.410583943128586</text:p>
          </table:table-cell>
          <table:table-cell table:number-columns-repeated="2"/>
        </table:table-row>
        <table:table-row table:style-name="ro1">
          <table:table-cell office:value-type="float" office:value="0.406379103660584" calcext:value-type="float">
            <text:p>0.406379103660584</text:p>
          </table:table-cell>
          <table:table-cell table:number-columns-repeated="2"/>
        </table:table-row>
        <table:table-row table:style-name="ro1">
          <table:table-cell office:value-type="float" office:value="0.402770042419434" calcext:value-type="float">
            <text:p>0.402770042419434</text:p>
          </table:table-cell>
          <table:table-cell table:number-columns-repeated="2"/>
        </table:table-row>
        <table:table-row table:style-name="ro1">
          <table:table-cell office:value-type="float" office:value="0.403071820735931" calcext:value-type="float">
            <text:p>0.403071820735931</text:p>
          </table:table-cell>
          <table:table-cell table:number-columns-repeated="2"/>
        </table:table-row>
        <table:table-row table:style-name="ro1">
          <table:table-cell office:value-type="float" office:value="0.399759292602539" calcext:value-type="float">
            <text:p>0.399759292602539</text:p>
          </table:table-cell>
          <table:table-cell table:number-columns-repeated="2"/>
        </table:table-row>
        <table:table-row table:style-name="ro1">
          <table:table-cell office:value-type="float" office:value="0.398026198148727" calcext:value-type="float">
            <text:p>0.398026198148727</text:p>
          </table:table-cell>
          <table:table-cell table:number-columns-repeated="2"/>
        </table:table-row>
        <table:table-row table:style-name="ro1">
          <table:table-cell office:value-type="float" office:value="0.394940793514252" calcext:value-type="float">
            <text:p>0.394940793514252</text:p>
          </table:table-cell>
          <table:table-cell table:number-columns-repeated="2"/>
        </table:table-row>
        <table:table-row table:style-name="ro1">
          <table:table-cell office:value-type="float" office:value="0.388396173715591" calcext:value-type="float">
            <text:p>0.388396173715591</text:p>
          </table:table-cell>
          <table:table-cell table:number-columns-repeated="2"/>
        </table:table-row>
        <table:table-row table:style-name="ro1">
          <table:table-cell office:value-type="float" office:value="0.383538573980331" calcext:value-type="float">
            <text:p>0.383538573980331</text:p>
          </table:table-cell>
          <table:table-cell table:number-columns-repeated="2"/>
        </table:table-row>
        <table:table-row table:style-name="ro1">
          <table:table-cell office:value-type="float" office:value="0.381543159484863" calcext:value-type="float">
            <text:p>0.381543159484863</text:p>
          </table:table-cell>
          <table:table-cell table:number-columns-repeated="2"/>
        </table:table-row>
        <table:table-row table:style-name="ro1">
          <table:table-cell office:value-type="float" office:value="0.380024820566177" calcext:value-type="float">
            <text:p>0.380024820566177</text:p>
          </table:table-cell>
          <table:table-cell table:number-columns-repeated="2"/>
        </table:table-row>
        <table:table-row table:style-name="ro1">
          <table:table-cell office:value-type="float" office:value="0.377703934907913" calcext:value-type="float">
            <text:p>0.377703934907913</text:p>
          </table:table-cell>
          <table:table-cell table:number-columns-repeated="2"/>
        </table:table-row>
        <table:table-row table:style-name="ro1">
          <table:table-cell office:value-type="float" office:value="0.375681281089783" calcext:value-type="float">
            <text:p>0.375681281089783</text:p>
          </table:table-cell>
          <table:table-cell table:number-columns-repeated="2"/>
        </table:table-row>
        <table:table-row table:style-name="ro1">
          <table:table-cell office:value-type="float" office:value="0.376613318920135" calcext:value-type="float">
            <text:p>0.376613318920135</text:p>
          </table:table-cell>
          <table:table-cell table:number-columns-repeated="2"/>
        </table:table-row>
        <table:table-row table:style-name="ro1">
          <table:table-cell office:value-type="float" office:value="0.37843930721283" calcext:value-type="float">
            <text:p>0.37843930721283</text:p>
          </table:table-cell>
          <table:table-cell table:number-columns-repeated="2"/>
        </table:table-row>
        <table:table-row table:style-name="ro1">
          <table:table-cell office:value-type="float" office:value="0.378678202629089" calcext:value-type="float">
            <text:p>0.378678202629089</text:p>
          </table:table-cell>
          <table:table-cell table:number-columns-repeated="2"/>
        </table:table-row>
        <table:table-row table:style-name="ro1">
          <table:table-cell office:value-type="float" office:value="0.382321447134018" calcext:value-type="float">
            <text:p>0.382321447134018</text:p>
          </table:table-cell>
          <table:table-cell table:number-columns-repeated="2"/>
        </table:table-row>
        <table:table-row table:style-name="ro1">
          <table:table-cell office:value-type="float" office:value="0.383188843727112" calcext:value-type="float">
            <text:p>0.383188843727112</text:p>
          </table:table-cell>
          <table:table-cell table:number-columns-repeated="2"/>
        </table:table-row>
        <table:table-row table:style-name="ro1">
          <table:table-cell office:value-type="float" office:value="0.383577585220337" calcext:value-type="float">
            <text:p>0.383577585220337</text:p>
          </table:table-cell>
          <table:table-cell table:number-columns-repeated="2"/>
        </table:table-row>
        <table:table-row table:style-name="ro1">
          <table:table-cell office:value-type="float" office:value="0.387575298547745" calcext:value-type="float">
            <text:p>0.387575298547745</text:p>
          </table:table-cell>
          <table:table-cell table:number-columns-repeated="2"/>
        </table:table-row>
        <table:table-row table:style-name="ro1">
          <table:table-cell office:value-type="float" office:value="0.387798458337784" calcext:value-type="float">
            <text:p>0.387798458337784</text:p>
          </table:table-cell>
          <table:table-cell table:number-columns-repeated="2"/>
        </table:table-row>
        <table:table-row table:style-name="ro1">
          <table:table-cell office:value-type="float" office:value="0.395710736513138" calcext:value-type="float">
            <text:p>0.395710736513138</text:p>
          </table:table-cell>
          <table:table-cell table:number-columns-repeated="2"/>
        </table:table-row>
        <table:table-row table:style-name="ro1">
          <table:table-cell office:value-type="float" office:value="0.396730631589889" calcext:value-type="float">
            <text:p>0.396730631589889</text:p>
          </table:table-cell>
          <table:table-cell table:number-columns-repeated="2"/>
        </table:table-row>
        <table:table-row table:style-name="ro1">
          <table:table-cell office:value-type="float" office:value="0.396438539028168" calcext:value-type="float">
            <text:p>0.396438539028168</text:p>
          </table:table-cell>
          <table:table-cell table:number-columns-repeated="2"/>
        </table:table-row>
        <table:table-row table:style-name="ro1">
          <table:table-cell office:value-type="float" office:value="0.399752616882324" calcext:value-type="float">
            <text:p>0.399752616882324</text:p>
          </table:table-cell>
          <table:table-cell table:number-columns-repeated="2"/>
        </table:table-row>
        <table:table-row table:style-name="ro1">
          <table:table-cell office:value-type="float" office:value="0.393912881612778" calcext:value-type="float">
            <text:p>0.393912881612778</text:p>
          </table:table-cell>
          <table:table-cell table:number-columns-repeated="2"/>
        </table:table-row>
        <table:table-row table:style-name="ro1">
          <table:table-cell office:value-type="float" office:value="0.392279863357544" calcext:value-type="float">
            <text:p>0.392279863357544</text:p>
          </table:table-cell>
          <table:table-cell table:number-columns-repeated="2"/>
        </table:table-row>
        <table:table-row table:style-name="ro1">
          <table:table-cell office:value-type="float" office:value="0.394549936056137" calcext:value-type="float">
            <text:p>0.394549936056137</text:p>
          </table:table-cell>
          <table:table-cell table:number-columns-repeated="2"/>
        </table:table-row>
        <table:table-row table:style-name="ro1">
          <table:table-cell office:value-type="float" office:value="0.392545968294144" calcext:value-type="float">
            <text:p>0.392545968294144</text:p>
          </table:table-cell>
          <table:table-cell table:number-columns-repeated="2"/>
        </table:table-row>
        <table:table-row table:style-name="ro1">
          <table:table-cell office:value-type="float" office:value="0.391795068979263" calcext:value-type="float">
            <text:p>0.391795068979263</text:p>
          </table:table-cell>
          <table:table-cell table:number-columns-repeated="2"/>
        </table:table-row>
        <table:table-row table:style-name="ro1">
          <table:table-cell office:value-type="float" office:value="0.392231583595276" calcext:value-type="float">
            <text:p>0.392231583595276</text:p>
          </table:table-cell>
          <table:table-cell table:number-columns-repeated="2"/>
        </table:table-row>
        <table:table-row table:style-name="ro1">
          <table:table-cell office:value-type="float" office:value="0.389960050582886" calcext:value-type="float">
            <text:p>0.389960050582886</text:p>
          </table:table-cell>
          <table:table-cell table:number-columns-repeated="2"/>
        </table:table-row>
        <table:table-row table:style-name="ro1">
          <table:table-cell office:value-type="float" office:value="0.388800621032715" calcext:value-type="float">
            <text:p>0.388800621032715</text:p>
          </table:table-cell>
          <table:table-cell table:number-columns-repeated="2"/>
        </table:table-row>
        <table:table-row table:style-name="ro1">
          <table:table-cell office:value-type="float" office:value="0.38798514008522" calcext:value-type="float">
            <text:p>0.38798514008522</text:p>
          </table:table-cell>
          <table:table-cell table:number-columns-repeated="2"/>
        </table:table-row>
        <table:table-row table:style-name="ro1">
          <table:table-cell office:value-type="float" office:value="0.387990534305573" calcext:value-type="float">
            <text:p>0.387990534305573</text:p>
          </table:table-cell>
          <table:table-cell table:number-columns-repeated="2"/>
        </table:table-row>
        <table:table-row table:style-name="ro1">
          <table:table-cell office:value-type="float" office:value="0.387992650270462" calcext:value-type="float">
            <text:p>0.387992650270462</text:p>
          </table:table-cell>
          <table:table-cell table:number-columns-repeated="2"/>
        </table:table-row>
        <table:table-row table:style-name="ro1">
          <table:table-cell office:value-type="float" office:value="0.388981938362122" calcext:value-type="float">
            <text:p>0.388981938362122</text:p>
          </table:table-cell>
          <table:table-cell table:number-columns-repeated="2"/>
        </table:table-row>
        <table:table-row table:style-name="ro1">
          <table:table-cell office:value-type="float" office:value="0.388588070869446" calcext:value-type="float">
            <text:p>0.388588070869446</text:p>
          </table:table-cell>
          <table:table-cell table:number-columns-repeated="2"/>
        </table:table-row>
        <table:table-row table:style-name="ro1">
          <table:table-cell office:value-type="float" office:value="0.387537688016891" calcext:value-type="float">
            <text:p>0.387537688016891</text:p>
          </table:table-cell>
          <table:table-cell table:number-columns-repeated="2"/>
        </table:table-row>
        <table:table-row table:style-name="ro1">
          <table:table-cell office:value-type="float" office:value="0.388074159622192" calcext:value-type="float">
            <text:p>0.388074159622192</text:p>
          </table:table-cell>
          <table:table-cell table:number-columns-repeated="2"/>
        </table:table-row>
        <table:table-row table:style-name="ro1">
          <table:table-cell office:value-type="float" office:value="0.382940351963043" calcext:value-type="float">
            <text:p>0.382940351963043</text:p>
          </table:table-cell>
          <table:table-cell table:number-columns-repeated="2"/>
        </table:table-row>
        <table:table-row table:style-name="ro1">
          <table:table-cell office:value-type="float" office:value="0.383784770965576" calcext:value-type="float">
            <text:p>0.383784770965576</text:p>
          </table:table-cell>
          <table:table-cell table:number-columns-repeated="2"/>
        </table:table-row>
        <table:table-row table:style-name="ro1">
          <table:table-cell office:value-type="float" office:value="0.383668273687363" calcext:value-type="float">
            <text:p>0.383668273687363</text:p>
          </table:table-cell>
          <table:table-cell table:number-columns-repeated="2"/>
        </table:table-row>
        <table:table-row table:style-name="ro1">
          <table:table-cell office:value-type="float" office:value="0.383769303560257" calcext:value-type="float">
            <text:p>0.383769303560257</text:p>
          </table:table-cell>
          <table:table-cell table:number-columns-repeated="2"/>
        </table:table-row>
        <table:table-row table:style-name="ro1">
          <table:table-cell office:value-type="float" office:value="0.382662892341614" calcext:value-type="float">
            <text:p>0.382662892341614</text:p>
          </table:table-cell>
          <table:table-cell table:number-columns-repeated="2"/>
        </table:table-row>
        <table:table-row table:style-name="ro1">
          <table:table-cell office:value-type="float" office:value="0.38147822022438" calcext:value-type="float">
            <text:p>0.38147822022438</text:p>
          </table:table-cell>
          <table:table-cell table:number-columns-repeated="2"/>
        </table:table-row>
        <table:table-row table:style-name="ro1">
          <table:table-cell office:value-type="float" office:value="0.381824046373367" calcext:value-type="float">
            <text:p>0.381824046373367</text:p>
          </table:table-cell>
          <table:table-cell table:number-columns-repeated="2"/>
        </table:table-row>
        <table:table-row table:style-name="ro1">
          <table:table-cell office:value-type="float" office:value="0.382335066795349" calcext:value-type="float">
            <text:p>0.382335066795349</text:p>
          </table:table-cell>
          <table:table-cell table:number-columns-repeated="2"/>
        </table:table-row>
        <table:table-row table:style-name="ro1">
          <table:table-cell office:value-type="float" office:value="0.381915122270584" calcext:value-type="float">
            <text:p>0.381915122270584</text:p>
          </table:table-cell>
          <table:table-cell table:number-columns-repeated="2"/>
        </table:table-row>
        <table:table-row table:style-name="ro1">
          <table:table-cell office:value-type="float" office:value="0.381025671958923" calcext:value-type="float">
            <text:p>0.381025671958923</text:p>
          </table:table-cell>
          <table:table-cell table:number-columns-repeated="2"/>
        </table:table-row>
        <table:table-row table:style-name="ro1">
          <table:table-cell office:value-type="float" office:value="0.382322758436203" calcext:value-type="float">
            <text:p>0.382322758436203</text:p>
          </table:table-cell>
          <table:table-cell table:number-columns-repeated="2"/>
        </table:table-row>
        <table:table-row table:style-name="ro1">
          <table:table-cell office:value-type="float" office:value="0.381269901990891" calcext:value-type="float">
            <text:p>0.381269901990891</text:p>
          </table:table-cell>
          <table:table-cell table:number-columns-repeated="2"/>
        </table:table-row>
        <table:table-row table:style-name="ro1">
          <table:table-cell office:value-type="float" office:value="0.380600929260254" calcext:value-type="float">
            <text:p>0.380600929260254</text:p>
          </table:table-cell>
          <table:table-cell table:number-columns-repeated="2"/>
        </table:table-row>
        <table:table-row table:style-name="ro1">
          <table:table-cell office:value-type="float" office:value="0.400367438793182" calcext:value-type="float">
            <text:p>0.400367438793182</text:p>
          </table:table-cell>
          <table:table-cell table:number-columns-repeated="2"/>
        </table:table-row>
        <table:table-row table:style-name="ro1">
          <table:table-cell office:value-type="float" office:value="0.403245031833649" calcext:value-type="float">
            <text:p>0.403245031833649</text:p>
          </table:table-cell>
          <table:table-cell table:number-columns-repeated="2"/>
        </table:table-row>
        <table:table-row table:style-name="ro1">
          <table:table-cell office:value-type="float" office:value="0.402728527784348" calcext:value-type="float">
            <text:p>0.402728527784348</text:p>
          </table:table-cell>
          <table:table-cell table:number-columns-repeated="2"/>
        </table:table-row>
        <table:table-row table:style-name="ro1">
          <table:table-cell office:value-type="float" office:value="0.4019495844841" calcext:value-type="float">
            <text:p>0.4019495844841</text:p>
          </table:table-cell>
          <table:table-cell table:number-columns-repeated="2"/>
        </table:table-row>
        <table:table-row table:style-name="ro1">
          <table:table-cell office:value-type="float" office:value="0.402779906988144" calcext:value-type="float">
            <text:p>0.402779906988144</text:p>
          </table:table-cell>
          <table:table-cell table:number-columns-repeated="2"/>
        </table:table-row>
        <table:table-row table:style-name="ro1">
          <table:table-cell office:value-type="float" office:value="0.401391118764877" calcext:value-type="float">
            <text:p>0.401391118764877</text:p>
          </table:table-cell>
          <table:table-cell table:number-columns-repeated="2"/>
        </table:table-row>
        <table:table-row table:style-name="ro1">
          <table:table-cell office:value-type="float" office:value="0.401986330747604" calcext:value-type="float">
            <text:p>0.401986330747604</text:p>
          </table:table-cell>
          <table:table-cell table:number-columns-repeated="2"/>
        </table:table-row>
        <table:table-row table:style-name="ro1">
          <table:table-cell office:value-type="float" office:value="0.401289939880371" calcext:value-type="float">
            <text:p>0.401289939880371</text:p>
          </table:table-cell>
          <table:table-cell table:number-columns-repeated="2"/>
        </table:table-row>
        <table:table-row table:style-name="ro1">
          <table:table-cell office:value-type="float" office:value="0.400893807411194" calcext:value-type="float">
            <text:p>0.400893807411194</text:p>
          </table:table-cell>
          <table:table-cell table:number-columns-repeated="2"/>
        </table:table-row>
        <table:table-row table:style-name="ro1">
          <table:table-cell office:value-type="float" office:value="0.399103432893753" calcext:value-type="float">
            <text:p>0.399103432893753</text:p>
          </table:table-cell>
          <table:table-cell table:number-columns-repeated="2"/>
        </table:table-row>
        <table:table-row table:style-name="ro1">
          <table:table-cell office:value-type="float" office:value="0.39750611782074" calcext:value-type="float">
            <text:p>0.39750611782074</text:p>
          </table:table-cell>
          <table:table-cell table:number-columns-repeated="2"/>
        </table:table-row>
        <table:table-row table:style-name="ro1">
          <table:table-cell office:value-type="float" office:value="0.376271098852158" calcext:value-type="float">
            <text:p>0.376271098852158</text:p>
          </table:table-cell>
          <table:table-cell table:number-columns-repeated="2"/>
        </table:table-row>
        <table:table-row table:style-name="ro1">
          <table:table-cell office:value-type="float" office:value="0.375940024852753" calcext:value-type="float">
            <text:p>0.375940024852753</text:p>
          </table:table-cell>
          <table:table-cell table:number-columns-repeated="2"/>
        </table:table-row>
        <table:table-row table:style-name="ro1">
          <table:table-cell office:value-type="float" office:value="0.376205921173096" calcext:value-type="float">
            <text:p>0.376205921173096</text:p>
          </table:table-cell>
          <table:table-cell table:number-columns-repeated="2"/>
        </table:table-row>
        <table:table-row table:style-name="ro1">
          <table:table-cell office:value-type="float" office:value="0.375673443078995" calcext:value-type="float">
            <text:p>0.375673443078995</text:p>
          </table:table-cell>
          <table:table-cell table:number-columns-repeated="2"/>
        </table:table-row>
        <table:table-row table:style-name="ro1">
          <table:table-cell office:value-type="float" office:value="0.377042382955551" calcext:value-type="float">
            <text:p>0.377042382955551</text:p>
          </table:table-cell>
          <table:table-cell table:number-columns-repeated="2"/>
        </table:table-row>
        <table:table-row table:style-name="ro1">
          <table:table-cell office:value-type="float" office:value="0.377345204353333" calcext:value-type="float">
            <text:p>0.377345204353333</text:p>
          </table:table-cell>
          <table:table-cell table:number-columns-repeated="2"/>
        </table:table-row>
        <table:table-row table:style-name="ro1">
          <table:table-cell office:value-type="float" office:value="0.377846479415894" calcext:value-type="float">
            <text:p>0.377846479415894</text:p>
          </table:table-cell>
          <table:table-cell table:number-columns-repeated="2"/>
        </table:table-row>
        <table:table-row table:style-name="ro1">
          <table:table-cell office:value-type="float" office:value="0.377522796392441" calcext:value-type="float">
            <text:p>0.377522796392441</text:p>
          </table:table-cell>
          <table:table-cell table:number-columns-repeated="2"/>
        </table:table-row>
        <table:table-row table:style-name="ro1">
          <table:table-cell office:value-type="float" office:value="0.378380835056305" calcext:value-type="float">
            <text:p>0.378380835056305</text:p>
          </table:table-cell>
          <table:table-cell table:number-columns-repeated="2"/>
        </table:table-row>
        <table:table-row table:style-name="ro1">
          <table:table-cell office:value-type="float" office:value="0.378623872995377" calcext:value-type="float">
            <text:p>0.378623872995377</text:p>
          </table:table-cell>
          <table:table-cell table:number-columns-repeated="2"/>
        </table:table-row>
        <table:table-row table:style-name="ro1">
          <table:table-cell office:value-type="float" office:value="0.378282755613327" calcext:value-type="float">
            <text:p>0.378282755613327</text:p>
          </table:table-cell>
          <table:table-cell table:number-columns-repeated="2"/>
        </table:table-row>
        <table:table-row table:style-name="ro1">
          <table:table-cell office:value-type="float" office:value="0.378649920225143" calcext:value-type="float">
            <text:p>0.378649920225143</text:p>
          </table:table-cell>
          <table:table-cell table:number-columns-repeated="2"/>
        </table:table-row>
        <table:table-row table:style-name="ro1">
          <table:table-cell office:value-type="float" office:value="0.381987303495407" calcext:value-type="float">
            <text:p>0.381987303495407</text:p>
          </table:table-cell>
          <table:table-cell table:number-columns-repeated="2"/>
        </table:table-row>
        <table:table-row table:style-name="ro1">
          <table:table-cell office:value-type="float" office:value="0.381836265325546" calcext:value-type="float">
            <text:p>0.381836265325546</text:p>
          </table:table-cell>
          <table:table-cell table:number-columns-repeated="2"/>
        </table:table-row>
        <table:table-row table:style-name="ro1">
          <table:table-cell office:value-type="float" office:value="0.382318735122681" calcext:value-type="float">
            <text:p>0.382318735122681</text:p>
          </table:table-cell>
          <table:table-cell table:number-columns-repeated="2"/>
        </table:table-row>
        <table:table-row table:style-name="ro1">
          <table:table-cell office:value-type="float" office:value="0.378052890300751" calcext:value-type="float">
            <text:p>0.378052890300751</text:p>
          </table:table-cell>
          <table:table-cell table:number-columns-repeated="2"/>
        </table:table-row>
        <table:table-row table:style-name="ro1">
          <table:table-cell office:value-type="float" office:value="0.380394876003265" calcext:value-type="float">
            <text:p>0.380394876003265</text:p>
          </table:table-cell>
          <table:table-cell table:number-columns-repeated="2"/>
        </table:table-row>
        <table:table-row table:style-name="ro1">
          <table:table-cell office:value-type="float" office:value="0.37879490852356" calcext:value-type="float">
            <text:p>0.37879490852356</text:p>
          </table:table-cell>
          <table:table-cell table:number-columns-repeated="2"/>
        </table:table-row>
        <table:table-row table:style-name="ro1">
          <table:table-cell office:value-type="float" office:value="0.378335058689117" calcext:value-type="float">
            <text:p>0.378335058689117</text:p>
          </table:table-cell>
          <table:table-cell table:number-columns-repeated="2"/>
        </table:table-row>
        <table:table-row table:style-name="ro1">
          <table:table-cell office:value-type="float" office:value="0.379325389862061" calcext:value-type="float">
            <text:p>0.379325389862061</text:p>
          </table:table-cell>
          <table:table-cell table:number-columns-repeated="2"/>
        </table:table-row>
        <table:table-row table:style-name="ro1">
          <table:table-cell office:value-type="float" office:value="0.379420429468155" calcext:value-type="float">
            <text:p>0.379420429468155</text:p>
          </table:table-cell>
          <table:table-cell table:number-columns-repeated="2"/>
        </table:table-row>
        <table:table-row table:style-name="ro1">
          <table:table-cell office:value-type="float" office:value="0.340100228786468" calcext:value-type="float">
            <text:p>0.340100228786468</text:p>
          </table:table-cell>
          <table:table-cell table:number-columns-repeated="2"/>
        </table:table-row>
        <table:table-row table:style-name="ro1">
          <table:table-cell office:value-type="float" office:value="0.343474477529526" calcext:value-type="float">
            <text:p>0.343474477529526</text:p>
          </table:table-cell>
          <table:table-cell table:number-columns-repeated="2"/>
        </table:table-row>
        <table:table-row table:style-name="ro1">
          <table:table-cell office:value-type="float" office:value="0.342259466648102" calcext:value-type="float">
            <text:p>0.342259466648102</text:p>
          </table:table-cell>
          <table:table-cell table:number-columns-repeated="2"/>
        </table:table-row>
        <table:table-row table:style-name="ro1">
          <table:table-cell office:value-type="float" office:value="0.349174678325653" calcext:value-type="float">
            <text:p>0.349174678325653</text:p>
          </table:table-cell>
          <table:table-cell table:number-columns-repeated="2"/>
        </table:table-row>
        <table:table-row table:style-name="ro1">
          <table:table-cell office:value-type="float" office:value="0.348368018865585" calcext:value-type="float">
            <text:p>0.348368018865585</text:p>
          </table:table-cell>
          <table:table-cell table:number-columns-repeated="2"/>
        </table:table-row>
        <table:table-row table:style-name="ro1">
          <table:table-cell office:value-type="float" office:value="0.348235696554184" calcext:value-type="float">
            <text:p>0.348235696554184</text:p>
          </table:table-cell>
          <table:table-cell table:number-columns-repeated="2"/>
        </table:table-row>
        <table:table-row table:style-name="ro1">
          <table:table-cell office:value-type="float" office:value="0.345973432064056" calcext:value-type="float">
            <text:p>0.345973432064056</text:p>
          </table:table-cell>
          <table:table-cell table:number-columns-repeated="2"/>
        </table:table-row>
        <table:table-row table:style-name="ro1">
          <table:table-cell office:value-type="float" office:value="0.346620887517929" calcext:value-type="float">
            <text:p>0.346620887517929</text:p>
          </table:table-cell>
          <table:table-cell table:number-columns-repeated="2"/>
        </table:table-row>
        <table:table-row table:style-name="ro1">
          <table:table-cell office:value-type="float" office:value="0.362110882997513" calcext:value-type="float">
            <text:p>0.362110882997513</text:p>
          </table:table-cell>
          <table:table-cell table:number-columns-repeated="2"/>
        </table:table-row>
        <table:table-row table:style-name="ro1">
          <table:table-cell office:value-type="float" office:value="0.362355798482895" calcext:value-type="float">
            <text:p>0.362355798482895</text:p>
          </table:table-cell>
          <table:table-cell table:number-columns-repeated="2"/>
        </table:table-row>
        <table:table-row table:style-name="ro1">
          <table:table-cell office:value-type="float" office:value="0.36213481426239" calcext:value-type="float">
            <text:p>0.36213481426239</text:p>
          </table:table-cell>
          <table:table-cell table:number-columns-repeated="2"/>
        </table:table-row>
        <table:table-row table:style-name="ro1">
          <table:table-cell office:value-type="float" office:value="0.362393736839294" calcext:value-type="float">
            <text:p>0.362393736839294</text:p>
          </table:table-cell>
          <table:table-cell table:number-columns-repeated="2"/>
        </table:table-row>
        <table:table-row table:style-name="ro1">
          <table:table-cell office:value-type="float" office:value="0.362136751413345" calcext:value-type="float">
            <text:p>0.362136751413345</text:p>
          </table:table-cell>
          <table:table-cell table:number-columns-repeated="2"/>
        </table:table-row>
        <table:table-row table:style-name="ro1">
          <table:table-cell office:value-type="float" office:value="0.361780315637588" calcext:value-type="float">
            <text:p>0.361780315637588</text:p>
          </table:table-cell>
          <table:table-cell table:number-columns-repeated="2"/>
        </table:table-row>
        <table:table-row table:style-name="ro1">
          <table:table-cell office:value-type="float" office:value="0.365031063556671" calcext:value-type="float">
            <text:p>0.365031063556671</text:p>
          </table:table-cell>
          <table:table-cell table:number-columns-repeated="2"/>
        </table:table-row>
        <table:table-row table:style-name="ro1">
          <table:table-cell office:value-type="float" office:value="0.376048862934113" calcext:value-type="float">
            <text:p>0.376048862934113</text:p>
          </table:table-cell>
          <table:table-cell table:number-columns-repeated="2"/>
        </table:table-row>
        <table:table-row table:style-name="ro1">
          <table:table-cell office:value-type="float" office:value="0.375849574804306" calcext:value-type="float">
            <text:p>0.375849574804306</text:p>
          </table:table-cell>
          <table:table-cell table:number-columns-repeated="2"/>
        </table:table-row>
        <table:table-row table:style-name="ro1">
          <table:table-cell office:value-type="float" office:value="0.377211272716522" calcext:value-type="float">
            <text:p>0.377211272716522</text:p>
          </table:table-cell>
          <table:table-cell table:number-columns-repeated="2"/>
        </table:table-row>
        <table:table-row table:style-name="ro1">
          <table:table-cell office:value-type="float" office:value="0.377618461847305" calcext:value-type="float">
            <text:p>0.377618461847305</text:p>
          </table:table-cell>
          <table:table-cell table:number-columns-repeated="2"/>
        </table:table-row>
        <table:table-row table:style-name="ro1">
          <table:table-cell office:value-type="float" office:value="0.377743542194366" calcext:value-type="float">
            <text:p>0.377743542194366</text:p>
          </table:table-cell>
          <table:table-cell table:number-columns-repeated="2"/>
        </table:table-row>
        <table:table-row table:style-name="ro1">
          <table:table-cell office:value-type="float" office:value="0.378858655691147" calcext:value-type="float">
            <text:p>0.378858655691147</text:p>
          </table:table-cell>
          <table:table-cell table:number-columns-repeated="2"/>
        </table:table-row>
        <table:table-row table:style-name="ro1">
          <table:table-cell office:value-type="float" office:value="0.378368496894836" calcext:value-type="float">
            <text:p>0.378368496894836</text:p>
          </table:table-cell>
          <table:table-cell table:number-columns-repeated="2"/>
        </table:table-row>
        <table:table-row table:style-name="ro1">
          <table:table-cell office:value-type="float" office:value="0.37861829996109" calcext:value-type="float">
            <text:p>0.37861829996109</text:p>
          </table:table-cell>
          <table:table-cell table:number-columns-repeated="2"/>
        </table:table-row>
        <table:table-row table:style-name="ro1">
          <table:table-cell office:value-type="float" office:value="0.378271907567978" calcext:value-type="float">
            <text:p>0.378271907567978</text:p>
          </table:table-cell>
          <table:table-cell table:number-columns-repeated="2"/>
        </table:table-row>
        <table:table-row table:style-name="ro1">
          <table:table-cell office:value-type="float" office:value="0.378625929355621" calcext:value-type="float">
            <text:p>0.378625929355621</text:p>
          </table:table-cell>
          <table:table-cell table:number-columns-repeated="2"/>
        </table:table-row>
        <table:table-row table:style-name="ro1">
          <table:table-cell office:value-type="float" office:value="0.37908211350441" calcext:value-type="float">
            <text:p>0.37908211350441</text:p>
          </table:table-cell>
          <table:table-cell table:number-columns-repeated="2"/>
        </table:table-row>
        <table:table-row table:style-name="ro1">
          <table:table-cell office:value-type="float" office:value="0.379380911588669" calcext:value-type="float">
            <text:p>0.379380911588669</text:p>
          </table:table-cell>
          <table:table-cell table:number-columns-repeated="2"/>
        </table:table-row>
        <table:table-row table:style-name="ro1">
          <table:table-cell office:value-type="float" office:value="0.381037682294846" calcext:value-type="float">
            <text:p>0.381037682294846</text:p>
          </table:table-cell>
          <table:table-cell table:number-columns-repeated="2"/>
        </table:table-row>
        <table:table-row table:style-name="ro1">
          <table:table-cell office:value-type="float" office:value="0.381633788347244" calcext:value-type="float">
            <text:p>0.381633788347244</text:p>
          </table:table-cell>
          <table:table-cell table:number-columns-repeated="2"/>
        </table:table-row>
        <table:table-row table:style-name="ro1">
          <table:table-cell office:value-type="float" office:value="0.38073655962944" calcext:value-type="float">
            <text:p>0.38073655962944</text:p>
          </table:table-cell>
          <table:table-cell table:number-columns-repeated="2"/>
        </table:table-row>
        <table:table-row table:style-name="ro1">
          <table:table-cell office:value-type="float" office:value="0.380966335535049" calcext:value-type="float">
            <text:p>0.380966335535049</text:p>
          </table:table-cell>
          <table:table-cell table:number-columns-repeated="2"/>
        </table:table-row>
        <table:table-row table:style-name="ro1">
          <table:table-cell office:value-type="float" office:value="0.380070567131042" calcext:value-type="float">
            <text:p>0.380070567131042</text:p>
          </table:table-cell>
          <table:table-cell table:number-columns-repeated="2"/>
        </table:table-row>
        <table:table-row table:style-name="ro1">
          <table:table-cell office:value-type="float" office:value="0.37278139591217" calcext:value-type="float">
            <text:p>0.37278139591217</text:p>
          </table:table-cell>
          <table:table-cell table:number-columns-repeated="2"/>
        </table:table-row>
        <table:table-row table:style-name="ro1">
          <table:table-cell office:value-type="float" office:value="0.375957012176514" calcext:value-type="float">
            <text:p>0.375957012176514</text:p>
          </table:table-cell>
          <table:table-cell table:number-columns-repeated="2"/>
        </table:table-row>
        <table:table-row table:style-name="ro1">
          <table:table-cell office:value-type="float" office:value="0.373544812202454" calcext:value-type="float">
            <text:p>0.373544812202454</text:p>
          </table:table-cell>
          <table:table-cell table:number-columns-repeated="2"/>
        </table:table-row>
        <table:table-row table:style-name="ro1">
          <table:table-cell office:value-type="float" office:value="0.376296192407608" calcext:value-type="float">
            <text:p>0.376296192407608</text:p>
          </table:table-cell>
          <table:table-cell table:number-columns-repeated="2"/>
        </table:table-row>
        <table:table-row table:style-name="ro1">
          <table:table-cell office:value-type="float" office:value="0.373864680528641" calcext:value-type="float">
            <text:p>0.373864680528641</text:p>
          </table:table-cell>
          <table:table-cell table:number-columns-repeated="2"/>
        </table:table-row>
        <table:table-row table:style-name="ro1">
          <table:table-cell office:value-type="float" office:value="0.373233914375305" calcext:value-type="float">
            <text:p>0.373233914375305</text:p>
          </table:table-cell>
          <table:table-cell table:number-columns-repeated="2"/>
        </table:table-row>
        <table:table-row table:style-name="ro1">
          <table:table-cell office:value-type="float" office:value="0.376428514719009" calcext:value-type="float">
            <text:p>0.376428514719009</text:p>
          </table:table-cell>
          <table:table-cell table:number-columns-repeated="2"/>
        </table:table-row>
        <table:table-row table:style-name="ro1">
          <table:table-cell office:value-type="float" office:value="0.373329311609268" calcext:value-type="float">
            <text:p>0.373329311609268</text:p>
          </table:table-cell>
          <table:table-cell table:number-columns-repeated="2"/>
        </table:table-row>
        <table:table-row table:style-name="ro1">
          <table:table-cell office:value-type="float" office:value="0.372503906488419" calcext:value-type="float">
            <text:p>0.372503906488419</text:p>
          </table:table-cell>
          <table:table-cell table:number-columns-repeated="2"/>
        </table:table-row>
        <table:table-row table:style-name="ro1">
          <table:table-cell office:value-type="float" office:value="0.372090131044388" calcext:value-type="float">
            <text:p>0.372090131044388</text:p>
          </table:table-cell>
          <table:table-cell table:number-columns-repeated="2"/>
        </table:table-row>
        <table:table-row table:style-name="ro1">
          <table:table-cell office:value-type="float" office:value="0.37227138876915" calcext:value-type="float">
            <text:p>0.37227138876915</text:p>
          </table:table-cell>
          <table:table-cell table:number-columns-repeated="2"/>
        </table:table-row>
        <table:table-row table:style-name="ro1">
          <table:table-cell office:value-type="float" office:value="0.371831625699997" calcext:value-type="float">
            <text:p>0.371831625699997</text:p>
          </table:table-cell>
          <table:table-cell table:number-columns-repeated="2"/>
        </table:table-row>
        <table:table-row table:style-name="ro1">
          <table:table-cell office:value-type="float" office:value="0.372871190309524" calcext:value-type="float">
            <text:p>0.372871190309524</text:p>
          </table:table-cell>
          <table:table-cell table:number-columns-repeated="2"/>
        </table:table-row>
        <table:table-row table:style-name="ro1">
          <table:table-cell office:value-type="float" office:value="0.378529250621796" calcext:value-type="float">
            <text:p>0.378529250621796</text:p>
          </table:table-cell>
          <table:table-cell table:number-columns-repeated="2"/>
        </table:table-row>
        <table:table-row table:style-name="ro1">
          <table:table-cell office:value-type="float" office:value="0.376307219266891" calcext:value-type="float">
            <text:p>0.376307219266891</text:p>
          </table:table-cell>
          <table:table-cell table:number-columns-repeated="2"/>
        </table:table-row>
        <table:table-row table:style-name="ro1">
          <table:table-cell office:value-type="float" office:value="0.376874655485153" calcext:value-type="float">
            <text:p>0.376874655485153</text:p>
          </table:table-cell>
          <table:table-cell table:number-columns-repeated="2"/>
        </table:table-row>
        <table:table-row table:style-name="ro1">
          <table:table-cell office:value-type="float" office:value="0.376887887716293" calcext:value-type="float">
            <text:p>0.376887887716293</text:p>
          </table:table-cell>
          <table:table-cell table:number-columns-repeated="2"/>
        </table:table-row>
        <table:table-row table:style-name="ro1">
          <table:table-cell office:value-type="float" office:value="0.379567980766296" calcext:value-type="float">
            <text:p>0.379567980766296</text:p>
          </table:table-cell>
          <table:table-cell table:number-columns-repeated="2"/>
        </table:table-row>
        <table:table-row table:style-name="ro1">
          <table:table-cell office:value-type="float" office:value="0.379991918802261" calcext:value-type="float">
            <text:p>0.379991918802261</text:p>
          </table:table-cell>
          <table:table-cell table:number-columns-repeated="2"/>
        </table:table-row>
        <table:table-row table:style-name="ro1">
          <table:table-cell office:value-type="float" office:value="0.373483002185822" calcext:value-type="float">
            <text:p>0.373483002185822</text:p>
          </table:table-cell>
          <table:table-cell table:number-columns-repeated="2"/>
        </table:table-row>
        <table:table-row table:style-name="ro1">
          <table:table-cell office:value-type="float" office:value="0.370943933725357" calcext:value-type="float">
            <text:p>0.370943933725357</text:p>
          </table:table-cell>
          <table:table-cell table:number-columns-repeated="2"/>
        </table:table-row>
        <table:table-row table:style-name="ro1">
          <table:table-cell office:value-type="float" office:value="0.378216177225113" calcext:value-type="float">
            <text:p>0.378216177225113</text:p>
          </table:table-cell>
          <table:table-cell table:number-columns-repeated="2"/>
        </table:table-row>
        <table:table-row table:style-name="ro1">
          <table:table-cell office:value-type="float" office:value="0.378406465053558" calcext:value-type="float">
            <text:p>0.378406465053558</text:p>
          </table:table-cell>
          <table:table-cell table:number-columns-repeated="2"/>
        </table:table-row>
        <table:table-row table:style-name="ro1">
          <table:table-cell office:value-type="float" office:value="0.378579169511795" calcext:value-type="float">
            <text:p>0.378579169511795</text:p>
          </table:table-cell>
          <table:table-cell table:number-columns-repeated="2"/>
        </table:table-row>
        <table:table-row table:style-name="ro1">
          <table:table-cell office:value-type="float" office:value="0.377967149019241" calcext:value-type="float">
            <text:p>0.377967149019241</text:p>
          </table:table-cell>
          <table:table-cell table:number-columns-repeated="2"/>
        </table:table-row>
        <table:table-row table:style-name="ro1">
          <table:table-cell office:value-type="float" office:value="0.377266615629196" calcext:value-type="float">
            <text:p>0.377266615629196</text:p>
          </table:table-cell>
          <table:table-cell table:number-columns-repeated="2"/>
        </table:table-row>
        <table:table-row table:style-name="ro1">
          <table:table-cell office:value-type="float" office:value="0.377362310886383" calcext:value-type="float">
            <text:p>0.377362310886383</text:p>
          </table:table-cell>
          <table:table-cell table:number-columns-repeated="2"/>
        </table:table-row>
        <table:table-row table:style-name="ro1">
          <table:table-cell office:value-type="float" office:value="0.37701615691185" calcext:value-type="float">
            <text:p>0.37701615691185</text:p>
          </table:table-cell>
          <table:table-cell table:number-columns-repeated="2"/>
        </table:table-row>
        <table:table-row table:style-name="ro1">
          <table:table-cell office:value-type="float" office:value="0.37765571475029" calcext:value-type="float">
            <text:p>0.37765571475029</text:p>
          </table:table-cell>
          <table:table-cell table:number-columns-repeated="2"/>
        </table:table-row>
        <table:table-row table:style-name="ro1">
          <table:table-cell office:value-type="float" office:value="0.378162354230881" calcext:value-type="float">
            <text:p>0.378162354230881</text:p>
          </table:table-cell>
          <table:table-cell table:number-columns-repeated="2"/>
        </table:table-row>
        <table:table-row table:style-name="ro1">
          <table:table-cell office:value-type="float" office:value="0.377653896808624" calcext:value-type="float">
            <text:p>0.377653896808624</text:p>
          </table:table-cell>
          <table:table-cell table:number-columns-repeated="2"/>
        </table:table-row>
        <table:table-row table:style-name="ro1">
          <table:table-cell office:value-type="float" office:value="0.256231606006622" calcext:value-type="float">
            <text:p>0.256231606006622</text:p>
          </table:table-cell>
          <table:table-cell table:number-columns-repeated="2"/>
        </table:table-row>
        <table:table-row table:style-name="ro1">
          <table:table-cell office:value-type="float" office:value="0.377776026725769" calcext:value-type="float">
            <text:p>0.377776026725769</text:p>
          </table:table-cell>
          <table:table-cell table:number-columns-repeated="2"/>
        </table:table-row>
        <table:table-row table:style-name="ro1">
          <table:table-cell office:value-type="float" office:value="0.385073214769363" calcext:value-type="float">
            <text:p>0.385073214769363</text:p>
          </table:table-cell>
          <table:table-cell table:number-columns-repeated="2"/>
        </table:table-row>
        <table:table-row table:style-name="ro1">
          <table:table-cell office:value-type="float" office:value="0.391404062509537" calcext:value-type="float">
            <text:p>0.391404062509537</text:p>
          </table:table-cell>
          <table:table-cell table:number-columns-repeated="2"/>
        </table:table-row>
        <table:table-row table:style-name="ro1">
          <table:table-cell office:value-type="float" office:value="0.38970735669136" calcext:value-type="float">
            <text:p>0.38970735669136</text:p>
          </table:table-cell>
          <table:table-cell table:number-columns-repeated="2"/>
        </table:table-row>
        <table:table-row table:style-name="ro1">
          <table:table-cell office:value-type="float" office:value="0.390660971403122" calcext:value-type="float">
            <text:p>0.390660971403122</text:p>
          </table:table-cell>
          <table:table-cell table:number-columns-repeated="2"/>
        </table:table-row>
        <table:table-row table:style-name="ro1">
          <table:table-cell office:value-type="float" office:value="0.391812443733215" calcext:value-type="float">
            <text:p>0.391812443733215</text:p>
          </table:table-cell>
          <table:table-cell table:number-columns-repeated="2"/>
        </table:table-row>
        <table:table-row table:style-name="ro1">
          <table:table-cell office:value-type="float" office:value="0.387643456459045" calcext:value-type="float">
            <text:p>0.387643456459045</text:p>
          </table:table-cell>
          <table:table-cell table:number-columns-repeated="2"/>
        </table:table-row>
        <table:table-row table:style-name="ro1">
          <table:table-cell office:value-type="float" office:value="0.388143211603165" calcext:value-type="float">
            <text:p>0.388143211603165</text:p>
          </table:table-cell>
          <table:table-cell table:number-columns-repeated="2"/>
        </table:table-row>
        <table:table-row table:style-name="ro1">
          <table:table-cell office:value-type="float" office:value="0.387608677148819" calcext:value-type="float">
            <text:p>0.387608677148819</text:p>
          </table:table-cell>
          <table:table-cell table:number-columns-repeated="2"/>
        </table:table-row>
        <table:table-row table:style-name="ro1">
          <table:table-cell office:value-type="float" office:value="0.387371480464935" calcext:value-type="float">
            <text:p>0.387371480464935</text:p>
          </table:table-cell>
          <table:table-cell table:number-columns-repeated="2"/>
        </table:table-row>
        <table:table-row table:style-name="ro1">
          <table:table-cell office:value-type="float" office:value="0.387982070446014" calcext:value-type="float">
            <text:p>0.387982070446014</text:p>
          </table:table-cell>
          <table:table-cell table:number-columns-repeated="2"/>
        </table:table-row>
        <table:table-row table:style-name="ro1">
          <table:table-cell office:value-type="float" office:value="0.388419896364212" calcext:value-type="float">
            <text:p>0.388419896364212</text:p>
          </table:table-cell>
          <table:table-cell table:number-columns-repeated="2"/>
        </table:table-row>
        <table:table-row table:style-name="ro1">
          <table:table-cell office:value-type="float" office:value="0.403000563383102" calcext:value-type="float">
            <text:p>0.403000563383102</text:p>
          </table:table-cell>
          <table:table-cell table:number-columns-repeated="2"/>
        </table:table-row>
        <table:table-row table:style-name="ro1">
          <table:table-cell office:value-type="float" office:value="0.402737021446228" calcext:value-type="float">
            <text:p>0.402737021446228</text:p>
          </table:table-cell>
          <table:table-cell table:number-columns-repeated="2"/>
        </table:table-row>
        <table:table-row table:style-name="ro1">
          <table:table-cell office:value-type="float" office:value="0.402218401432037" calcext:value-type="float">
            <text:p>0.402218401432037</text:p>
          </table:table-cell>
          <table:table-cell table:number-columns-repeated="2"/>
        </table:table-row>
        <table:table-row table:style-name="ro1">
          <table:table-cell office:value-type="float" office:value="0.401579707860947" calcext:value-type="float">
            <text:p>0.401579707860947</text:p>
          </table:table-cell>
          <table:table-cell table:number-columns-repeated="2"/>
        </table:table-row>
        <table:table-row table:style-name="ro1">
          <table:table-cell office:value-type="float" office:value="0.401402324438095" calcext:value-type="float">
            <text:p>0.401402324438095</text:p>
          </table:table-cell>
          <table:table-cell table:number-columns-repeated="2"/>
        </table:table-row>
        <table:table-row table:style-name="ro1">
          <table:table-cell office:value-type="float" office:value="0.401330292224884" calcext:value-type="float">
            <text:p>0.401330292224884</text:p>
          </table:table-cell>
          <table:table-cell table:number-columns-repeated="2"/>
        </table:table-row>
        <table:table-row table:style-name="ro1">
          <table:table-cell office:value-type="float" office:value="0.400612324476242" calcext:value-type="float">
            <text:p>0.400612324476242</text:p>
          </table:table-cell>
          <table:table-cell table:number-columns-repeated="2"/>
        </table:table-row>
        <table:table-row table:style-name="ro1">
          <table:table-cell office:value-type="float" office:value="0.400743007659912" calcext:value-type="float">
            <text:p>0.400743007659912</text:p>
          </table:table-cell>
          <table:table-cell table:number-columns-repeated="2"/>
        </table:table-row>
        <table:table-row table:style-name="ro1">
          <table:table-cell office:value-type="float" office:value="0.401522904634476" calcext:value-type="float">
            <text:p>0.401522904634476</text:p>
          </table:table-cell>
          <table:table-cell table:number-columns-repeated="2"/>
        </table:table-row>
        <table:table-row table:style-name="ro1">
          <table:table-cell office:value-type="float" office:value="0.401534557342529" calcext:value-type="float">
            <text:p>0.401534557342529</text:p>
          </table:table-cell>
          <table:table-cell table:number-columns-repeated="2"/>
        </table:table-row>
        <table:table-row table:style-name="ro1">
          <table:table-cell office:value-type="float" office:value="0.400831252336502" calcext:value-type="float">
            <text:p>0.400831252336502</text:p>
          </table:table-cell>
          <table:table-cell table:number-columns-repeated="2"/>
        </table:table-row>
        <table:table-row table:style-name="ro1">
          <table:table-cell office:value-type="float" office:value="0.401803880929947" calcext:value-type="float">
            <text:p>0.401803880929947</text:p>
          </table:table-cell>
          <table:table-cell table:number-columns-repeated="2"/>
        </table:table-row>
        <table:table-row table:style-name="ro1">
          <table:table-cell office:value-type="float" office:value="0.392854660749435" calcext:value-type="float">
            <text:p>0.392854660749435</text:p>
          </table:table-cell>
          <table:table-cell table:number-columns-repeated="2"/>
        </table:table-row>
        <table:table-row table:style-name="ro1">
          <table:table-cell office:value-type="float" office:value="0.394882470369339" calcext:value-type="float">
            <text:p>0.394882470369339</text:p>
          </table:table-cell>
          <table:table-cell table:number-columns-repeated="2"/>
        </table:table-row>
        <table:table-row table:style-name="ro1">
          <table:table-cell office:value-type="float" office:value="0.394558846950531" calcext:value-type="float">
            <text:p>0.394558846950531</text:p>
          </table:table-cell>
          <table:table-cell table:number-columns-repeated="2"/>
        </table:table-row>
        <table:table-row table:style-name="ro1">
          <table:table-cell office:value-type="float" office:value="0.395552396774292" calcext:value-type="float">
            <text:p>0.395552396774292</text:p>
          </table:table-cell>
          <table:table-cell table:number-columns-repeated="2"/>
        </table:table-row>
        <table:table-row table:style-name="ro1">
          <table:table-cell office:value-type="float" office:value="0.395915418863297" calcext:value-type="float">
            <text:p>0.395915418863297</text:p>
          </table:table-cell>
          <table:table-cell table:number-columns-repeated="2"/>
        </table:table-row>
        <table:table-row table:style-name="ro1">
          <table:table-cell office:value-type="float" office:value="0.395400464534759" calcext:value-type="float">
            <text:p>0.395400464534759</text:p>
          </table:table-cell>
          <table:table-cell table:number-columns-repeated="2"/>
        </table:table-row>
        <table:table-row table:style-name="ro1">
          <table:table-cell office:value-type="float" office:value="0.395233154296875" calcext:value-type="float">
            <text:p>0.395233154296875</text:p>
          </table:table-cell>
          <table:table-cell table:number-columns-repeated="2"/>
        </table:table-row>
        <table:table-row table:style-name="ro1">
          <table:table-cell office:value-type="float" office:value="0.394448816776276" calcext:value-type="float">
            <text:p>0.394448816776276</text:p>
          </table:table-cell>
          <table:table-cell table:number-columns-repeated="2"/>
        </table:table-row>
        <table:table-row table:style-name="ro1">
          <table:table-cell office:value-type="float" office:value="0.393278867006302" calcext:value-type="float">
            <text:p>0.393278867006302</text:p>
          </table:table-cell>
          <table:table-cell table:number-columns-repeated="2"/>
        </table:table-row>
        <table:table-row table:style-name="ro1">
          <table:table-cell office:value-type="float" office:value="0.355882525444031" calcext:value-type="float">
            <text:p>0.355882525444031</text:p>
          </table:table-cell>
          <table:table-cell table:number-columns-repeated="2"/>
        </table:table-row>
        <table:table-row table:style-name="ro1">
          <table:table-cell office:value-type="float" office:value="0.355160623788834" calcext:value-type="float">
            <text:p>0.355160623788834</text:p>
          </table:table-cell>
          <table:table-cell table:number-columns-repeated="2"/>
        </table:table-row>
        <table:table-row table:style-name="ro1">
          <table:table-cell office:value-type="float" office:value="0.353002965450287" calcext:value-type="float">
            <text:p>0.353002965450287</text:p>
          </table:table-cell>
          <table:table-cell table:number-columns-repeated="2"/>
        </table:table-row>
        <table:table-row table:style-name="ro1">
          <table:table-cell office:value-type="float" office:value="0.346068948507309" calcext:value-type="float">
            <text:p>0.346068948507309</text:p>
          </table:table-cell>
          <table:table-cell table:number-columns-repeated="2"/>
        </table:table-row>
        <table:table-row table:style-name="ro1">
          <table:table-cell office:value-type="float" office:value="0.344480872154236" calcext:value-type="float">
            <text:p>0.344480872154236</text:p>
          </table:table-cell>
          <table:table-cell table:number-columns-repeated="2"/>
        </table:table-row>
        <table:table-row table:style-name="ro1">
          <table:table-cell office:value-type="float" office:value="0.347643345594406" calcext:value-type="float">
            <text:p>0.347643345594406</text:p>
          </table:table-cell>
          <table:table-cell table:number-columns-repeated="2"/>
        </table:table-row>
        <table:table-row table:style-name="ro1">
          <table:table-cell office:value-type="float" office:value="0.345893323421478" calcext:value-type="float">
            <text:p>0.345893323421478</text:p>
          </table:table-cell>
          <table:table-cell table:number-columns-repeated="2"/>
        </table:table-row>
        <table:table-row table:style-name="ro1">
          <table:table-cell office:value-type="float" office:value="0.346944600343704" calcext:value-type="float">
            <text:p>0.346944600343704</text:p>
          </table:table-cell>
          <table:table-cell table:number-columns-repeated="2"/>
        </table:table-row>
        <table:table-row table:style-name="ro1">
          <table:table-cell office:value-type="float" office:value="0.346506685018539" calcext:value-type="float">
            <text:p>0.346506685018539</text:p>
          </table:table-cell>
          <table:table-cell table:number-columns-repeated="2"/>
        </table:table-row>
        <table:table-row table:style-name="ro1">
          <table:table-cell office:value-type="float" office:value="0.347479581832886" calcext:value-type="float">
            <text:p>0.347479581832886</text:p>
          </table:table-cell>
          <table:table-cell table:number-columns-repeated="2"/>
        </table:table-row>
        <table:table-row table:style-name="ro1">
          <table:table-cell office:value-type="float" office:value="0.347232282161713" calcext:value-type="float">
            <text:p>0.347232282161713</text:p>
          </table:table-cell>
          <table:table-cell table:number-columns-repeated="2"/>
        </table:table-row>
        <table:table-row table:style-name="ro1">
          <table:table-cell office:value-type="float" office:value="0.347036570310593" calcext:value-type="float">
            <text:p>0.347036570310593</text:p>
          </table:table-cell>
          <table:table-cell table:number-columns-repeated="2"/>
        </table:table-row>
        <table:table-row table:style-name="ro1">
          <table:table-cell office:value-type="float" office:value="0.347836703062057" calcext:value-type="float">
            <text:p>0.347836703062057</text:p>
          </table:table-cell>
          <table:table-cell table:number-columns-repeated="2"/>
        </table:table-row>
        <table:table-row table:style-name="ro1">
          <table:table-cell office:value-type="float" office:value="0.346855223178863" calcext:value-type="float">
            <text:p>0.346855223178863</text:p>
          </table:table-cell>
          <table:table-cell table:number-columns-repeated="2"/>
        </table:table-row>
        <table:table-row table:style-name="ro1">
          <table:table-cell office:value-type="float" office:value="0.347622781991959" calcext:value-type="float">
            <text:p>0.347622781991959</text:p>
          </table:table-cell>
          <table:table-cell table:number-columns-repeated="2"/>
        </table:table-row>
        <table:table-row table:style-name="ro1">
          <table:table-cell office:value-type="float" office:value="0.343276858329773" calcext:value-type="float">
            <text:p>0.343276858329773</text:p>
          </table:table-cell>
          <table:table-cell table:number-columns-repeated="2"/>
        </table:table-row>
        <table:table-row table:style-name="ro1">
          <table:table-cell office:value-type="float" office:value="0.343615591526031" calcext:value-type="float">
            <text:p>0.343615591526031</text:p>
          </table:table-cell>
          <table:table-cell table:number-columns-repeated="2"/>
        </table:table-row>
        <table:table-row table:style-name="ro1">
          <table:table-cell office:value-type="float" office:value="0.343861758708954" calcext:value-type="float">
            <text:p>0.343861758708954</text:p>
          </table:table-cell>
          <table:table-cell table:number-columns-repeated="2"/>
        </table:table-row>
        <table:table-row table:style-name="ro1">
          <table:table-cell office:value-type="float" office:value="0.343804001808166" calcext:value-type="float">
            <text:p>0.343804001808166</text:p>
          </table:table-cell>
          <table:table-cell table:number-columns-repeated="2"/>
        </table:table-row>
        <table:table-row table:style-name="ro1">
          <table:table-cell office:value-type="float" office:value="0.343721836805344" calcext:value-type="float">
            <text:p>0.343721836805344</text:p>
          </table:table-cell>
          <table:table-cell table:number-columns-repeated="2"/>
        </table:table-row>
        <table:table-row table:style-name="ro1">
          <table:table-cell office:value-type="float" office:value="0.344980150461197" calcext:value-type="float">
            <text:p>0.344980150461197</text:p>
          </table:table-cell>
          <table:table-cell table:number-columns-repeated="2"/>
        </table:table-row>
        <table:table-row table:style-name="ro1">
          <table:table-cell office:value-type="float" office:value="0.344898730516434" calcext:value-type="float">
            <text:p>0.344898730516434</text:p>
          </table:table-cell>
          <table:table-cell table:number-columns-repeated="2"/>
        </table:table-row>
        <table:table-row table:style-name="ro1">
          <table:table-cell office:value-type="float" office:value="0.345662832260132" calcext:value-type="float">
            <text:p>0.345662832260132</text:p>
          </table:table-cell>
          <table:table-cell table:number-columns-repeated="2"/>
        </table:table-row>
        <table:table-row table:style-name="ro1">
          <table:table-cell office:value-type="float" office:value="0.346826046705246" calcext:value-type="float">
            <text:p>0.346826046705246</text:p>
          </table:table-cell>
          <table:table-cell table:number-columns-repeated="2"/>
        </table:table-row>
        <table:table-row table:style-name="ro1">
          <table:table-cell office:value-type="float" office:value="0.346306085586548" calcext:value-type="float">
            <text:p>0.346306085586548</text:p>
          </table:table-cell>
          <table:table-cell table:number-columns-repeated="2"/>
        </table:table-row>
        <table:table-row table:style-name="ro1">
          <table:table-cell office:value-type="float" office:value="0.345689475536346" calcext:value-type="float">
            <text:p>0.345689475536346</text:p>
          </table:table-cell>
          <table:table-cell table:number-columns-repeated="2"/>
        </table:table-row>
        <table:table-row table:style-name="ro1">
          <table:table-cell office:value-type="float" office:value="0.34471070766449" calcext:value-type="float">
            <text:p>0.34471070766449</text:p>
          </table:table-cell>
          <table:table-cell table:number-columns-repeated="2"/>
        </table:table-row>
        <table:table-row table:style-name="ro1">
          <table:table-cell office:value-type="float" office:value="0.358154475688934" calcext:value-type="float">
            <text:p>0.358154475688934</text:p>
          </table:table-cell>
          <table:table-cell table:number-columns-repeated="2"/>
        </table:table-row>
        <table:table-row table:style-name="ro1">
          <table:table-cell office:value-type="float" office:value="0.358738541603088" calcext:value-type="float">
            <text:p>0.358738541603088</text:p>
          </table:table-cell>
          <table:table-cell table:number-columns-repeated="2"/>
        </table:table-row>
        <table:table-row table:style-name="ro1">
          <table:table-cell office:value-type="float" office:value="0.357434719800949" calcext:value-type="float">
            <text:p>0.357434719800949</text:p>
          </table:table-cell>
          <table:table-cell table:number-columns-repeated="2"/>
        </table:table-row>
        <table:table-row table:style-name="ro1">
          <table:table-cell office:value-type="float" office:value="0.356724709272385" calcext:value-type="float">
            <text:p>0.356724709272385</text:p>
          </table:table-cell>
          <table:table-cell table:number-columns-repeated="2"/>
        </table:table-row>
        <table:table-row table:style-name="ro1">
          <table:table-cell office:value-type="float" office:value="0.357304304838181" calcext:value-type="float">
            <text:p>0.357304304838181</text:p>
          </table:table-cell>
          <table:table-cell table:number-columns-repeated="2"/>
        </table:table-row>
        <table:table-row table:style-name="ro1">
          <table:table-cell office:value-type="float" office:value="0.357080489397049" calcext:value-type="float">
            <text:p>0.357080489397049</text:p>
          </table:table-cell>
          <table:table-cell table:number-columns-repeated="2"/>
        </table:table-row>
        <table:table-row table:style-name="ro1">
          <table:table-cell office:value-type="float" office:value="0.357027798891067" calcext:value-type="float">
            <text:p>0.357027798891067</text:p>
          </table:table-cell>
          <table:table-cell table:number-columns-repeated="2"/>
        </table:table-row>
        <table:table-row table:style-name="ro1">
          <table:table-cell office:value-type="float" office:value="0.357967972755432" calcext:value-type="float">
            <text:p>0.357967972755432</text:p>
          </table:table-cell>
          <table:table-cell table:number-columns-repeated="2"/>
        </table:table-row>
        <table:table-row table:style-name="ro1">
          <table:table-cell office:value-type="float" office:value="0.358829498291016" calcext:value-type="float">
            <text:p>0.358829498291016</text:p>
          </table:table-cell>
          <table:table-cell table:number-columns-repeated="2"/>
        </table:table-row>
        <table:table-row table:style-name="ro1">
          <table:table-cell office:value-type="float" office:value="0.391223460435867" calcext:value-type="float">
            <text:p>0.391223460435867</text:p>
          </table:table-cell>
          <table:table-cell table:number-columns-repeated="2"/>
        </table:table-row>
        <table:table-row table:style-name="ro1">
          <table:table-cell office:value-type="float" office:value="0.356459051370621" calcext:value-type="float">
            <text:p>0.356459051370621</text:p>
          </table:table-cell>
          <table:table-cell table:number-columns-repeated="2"/>
        </table:table-row>
        <table:table-row table:style-name="ro1">
          <table:table-cell office:value-type="float" office:value="0.355978637933731" calcext:value-type="float">
            <text:p>0.355978637933731</text:p>
          </table:table-cell>
          <table:table-cell table:number-columns-repeated="2"/>
        </table:table-row>
        <table:table-row table:style-name="ro1">
          <table:table-cell office:value-type="float" office:value="0.347693890333176" calcext:value-type="float">
            <text:p>0.347693890333176</text:p>
          </table:table-cell>
          <table:table-cell table:number-columns-repeated="2"/>
        </table:table-row>
        <table:table-row table:style-name="ro1">
          <table:table-cell office:value-type="float" office:value="0.348751276731491" calcext:value-type="float">
            <text:p>0.348751276731491</text:p>
          </table:table-cell>
          <table:table-cell table:number-columns-repeated="2"/>
        </table:table-row>
        <table:table-row table:style-name="ro1">
          <table:table-cell office:value-type="float" office:value="0.347711116075516" calcext:value-type="float">
            <text:p>0.347711116075516</text:p>
          </table:table-cell>
          <table:table-cell table:number-columns-repeated="2"/>
        </table:table-row>
        <table:table-row table:style-name="ro1">
          <table:table-cell office:value-type="float" office:value="0.345211714506149" calcext:value-type="float">
            <text:p>0.345211714506149</text:p>
          </table:table-cell>
          <table:table-cell table:number-columns-repeated="2"/>
        </table:table-row>
        <table:table-row table:style-name="ro1">
          <table:table-cell office:value-type="float" office:value="0.344960451126099" calcext:value-type="float">
            <text:p>0.344960451126099</text:p>
          </table:table-cell>
          <table:table-cell table:number-columns-repeated="2"/>
        </table:table-row>
        <table:table-row table:style-name="ro1">
          <table:table-cell office:value-type="float" office:value="0.344362735748291" calcext:value-type="float">
            <text:p>0.344362735748291</text:p>
          </table:table-cell>
          <table:table-cell table:number-columns-repeated="2"/>
        </table:table-row>
        <table:table-row table:style-name="ro1">
          <table:table-cell office:value-type="float" office:value="0.34295791387558" calcext:value-type="float">
            <text:p>0.34295791387558</text:p>
          </table:table-cell>
          <table:table-cell table:number-columns-repeated="2"/>
        </table:table-row>
        <table:table-row table:style-name="ro1">
          <table:table-cell office:value-type="float" office:value="0.342936664819717" calcext:value-type="float">
            <text:p>0.342936664819717</text:p>
          </table:table-cell>
          <table:table-cell table:number-columns-repeated="2"/>
        </table:table-row>
        <table:table-row table:style-name="ro1">
          <table:table-cell office:value-type="float" office:value="0.341659873723984" calcext:value-type="float">
            <text:p>0.341659873723984</text:p>
          </table:table-cell>
          <table:table-cell table:number-columns-repeated="2"/>
        </table:table-row>
        <table:table-row table:style-name="ro1">
          <table:table-cell office:value-type="float" office:value="0.341789901256561" calcext:value-type="float">
            <text:p>0.341789901256561</text:p>
          </table:table-cell>
          <table:table-cell table:number-columns-repeated="2"/>
        </table:table-row>
        <table:table-row table:style-name="ro1">
          <table:table-cell office:value-type="float" office:value="0.341245889663696" calcext:value-type="float">
            <text:p>0.341245889663696</text:p>
          </table:table-cell>
          <table:table-cell table:number-columns-repeated="2"/>
        </table:table-row>
        <table:table-row table:style-name="ro1">
          <table:table-cell office:value-type="float" office:value="0.342443406581879" calcext:value-type="float">
            <text:p>0.342443406581879</text:p>
          </table:table-cell>
          <table:table-cell table:number-columns-repeated="2"/>
        </table:table-row>
        <table:table-row table:style-name="ro1">
          <table:table-cell office:value-type="float" office:value="0.35098522901535" calcext:value-type="float">
            <text:p>0.35098522901535</text:p>
          </table:table-cell>
          <table:table-cell table:number-columns-repeated="2"/>
        </table:table-row>
        <table:table-row table:style-name="ro1">
          <table:table-cell office:value-type="float" office:value="0.351045727729797" calcext:value-type="float">
            <text:p>0.351045727729797</text:p>
          </table:table-cell>
          <table:table-cell table:number-columns-repeated="2"/>
        </table:table-row>
        <table:table-row table:style-name="ro1">
          <table:table-cell office:value-type="float" office:value="0.350276410579681" calcext:value-type="float">
            <text:p>0.350276410579681</text:p>
          </table:table-cell>
          <table:table-cell table:number-columns-repeated="2"/>
        </table:table-row>
        <table:table-row table:style-name="ro1">
          <table:table-cell office:value-type="float" office:value="0.350421547889709" calcext:value-type="float">
            <text:p>0.350421547889709</text:p>
          </table:table-cell>
          <table:table-cell table:number-columns-repeated="2"/>
        </table:table-row>
        <table:table-row table:style-name="ro1">
          <table:table-cell office:value-type="float" office:value="0.351214289665222" calcext:value-type="float">
            <text:p>0.351214289665222</text:p>
          </table:table-cell>
          <table:table-cell table:number-columns-repeated="2"/>
        </table:table-row>
        <table:table-row table:style-name="ro1">
          <table:table-cell office:value-type="float" office:value="0.350352019071579" calcext:value-type="float">
            <text:p>0.350352019071579</text:p>
          </table:table-cell>
          <table:table-cell table:number-columns-repeated="2"/>
        </table:table-row>
        <table:table-row table:style-name="ro1">
          <table:table-cell office:value-type="float" office:value="0.351043432950973" calcext:value-type="float">
            <text:p>0.351043432950973</text:p>
          </table:table-cell>
          <table:table-cell table:number-columns-repeated="2"/>
        </table:table-row>
        <table:table-row table:style-name="ro1">
          <table:table-cell office:value-type="float" office:value="0.351449370384216" calcext:value-type="float">
            <text:p>0.351449370384216</text:p>
          </table:table-cell>
          <table:table-cell table:number-columns-repeated="2"/>
        </table:table-row>
        <table:table-row table:style-name="ro1">
          <table:table-cell office:value-type="float" office:value="0.351012200117111" calcext:value-type="float">
            <text:p>0.351012200117111</text:p>
          </table:table-cell>
          <table:table-cell table:number-columns-repeated="2"/>
        </table:table-row>
        <table:table-row table:style-name="ro1">
          <table:table-cell office:value-type="float" office:value="0.35063636302948" calcext:value-type="float">
            <text:p>0.35063636302948</text:p>
          </table:table-cell>
          <table:table-cell table:number-columns-repeated="2"/>
        </table:table-row>
        <table:table-row table:style-name="ro1">
          <table:table-cell office:value-type="float" office:value="0.350915342569351" calcext:value-type="float">
            <text:p>0.350915342569351</text:p>
          </table:table-cell>
          <table:table-cell table:number-columns-repeated="2"/>
        </table:table-row>
        <table:table-row table:style-name="ro1">
          <table:table-cell office:value-type="float" office:value="0.3510562479496" calcext:value-type="float">
            <text:p>0.3510562479496</text:p>
          </table:table-cell>
          <table:table-cell table:number-columns-repeated="2"/>
        </table:table-row>
        <table:table-row table:style-name="ro1">
          <table:table-cell office:value-type="float" office:value="0.344747513532639" calcext:value-type="float">
            <text:p>0.344747513532639</text:p>
          </table:table-cell>
          <table:table-cell table:number-columns-repeated="2"/>
        </table:table-row>
        <table:table-row table:style-name="ro1">
          <table:table-cell office:value-type="float" office:value="0.377299785614014" calcext:value-type="float">
            <text:p>0.377299785614014</text:p>
          </table:table-cell>
          <table:table-cell table:number-columns-repeated="2"/>
        </table:table-row>
        <table:table-row table:style-name="ro1">
          <table:table-cell office:value-type="float" office:value="0.373692333698273" calcext:value-type="float">
            <text:p>0.373692333698273</text:p>
          </table:table-cell>
          <table:table-cell table:number-columns-repeated="2"/>
        </table:table-row>
        <table:table-row table:style-name="ro1">
          <table:table-cell office:value-type="float" office:value="0.378005534410477" calcext:value-type="float">
            <text:p>0.378005534410477</text:p>
          </table:table-cell>
          <table:table-cell table:number-columns-repeated="2"/>
        </table:table-row>
        <table:table-row table:style-name="ro1">
          <table:table-cell office:value-type="float" office:value="0.377673268318176" calcext:value-type="float">
            <text:p>0.377673268318176</text:p>
          </table:table-cell>
          <table:table-cell table:number-columns-repeated="2"/>
        </table:table-row>
        <table:table-row table:style-name="ro1">
          <table:table-cell office:value-type="float" office:value="0.37958350777626" calcext:value-type="float">
            <text:p>0.37958350777626</text:p>
          </table:table-cell>
          <table:table-cell table:number-columns-repeated="2"/>
        </table:table-row>
        <table:table-row table:style-name="ro1">
          <table:table-cell office:value-type="float" office:value="0.389389425516128" calcext:value-type="float">
            <text:p>0.389389425516128</text:p>
          </table:table-cell>
          <table:table-cell table:number-columns-repeated="2"/>
        </table:table-row>
        <table:table-row table:style-name="ro1">
          <table:table-cell office:value-type="float" office:value="0.390689462423325" calcext:value-type="float">
            <text:p>0.390689462423325</text:p>
          </table:table-cell>
          <table:table-cell table:number-columns-repeated="2"/>
        </table:table-row>
        <table:table-row table:style-name="ro1">
          <table:table-cell office:value-type="float" office:value="0.391914904117584" calcext:value-type="float">
            <text:p>0.391914904117584</text:p>
          </table:table-cell>
          <table:table-cell table:number-columns-repeated="2"/>
        </table:table-row>
        <table:table-row table:style-name="ro1">
          <table:table-cell office:value-type="float" office:value="0.386946737766266" calcext:value-type="float">
            <text:p>0.386946737766266</text:p>
          </table:table-cell>
          <table:table-cell table:number-columns-repeated="2"/>
        </table:table-row>
        <table:table-row table:style-name="ro1">
          <table:table-cell office:value-type="float" office:value="0.386911958456039" calcext:value-type="float">
            <text:p>0.386911958456039</text:p>
          </table:table-cell>
          <table:table-cell table:number-columns-repeated="2"/>
        </table:table-row>
        <table:table-row table:style-name="ro1">
          <table:table-cell office:value-type="float" office:value="0.389955073595047" calcext:value-type="float">
            <text:p>0.389955073595047</text:p>
          </table:table-cell>
          <table:table-cell table:number-columns-repeated="2"/>
        </table:table-row>
        <table:table-row table:style-name="ro1">
          <table:table-cell office:value-type="float" office:value="0.386878162622452" calcext:value-type="float">
            <text:p>0.386878162622452</text:p>
          </table:table-cell>
          <table:table-cell table:number-columns-repeated="2"/>
        </table:table-row>
        <table:table-row table:style-name="ro1">
          <table:table-cell office:value-type="float" office:value="0.387583076953888" calcext:value-type="float">
            <text:p>0.387583076953888</text:p>
          </table:table-cell>
          <table:table-cell table:number-columns-repeated="2"/>
        </table:table-row>
        <table:table-row table:style-name="ro1">
          <table:table-cell office:value-type="float" office:value="0.389759004116058" calcext:value-type="float">
            <text:p>0.389759004116058</text:p>
          </table:table-cell>
          <table:table-cell table:number-columns-repeated="2"/>
        </table:table-row>
        <table:table-row table:style-name="ro1">
          <table:table-cell office:value-type="float" office:value="0.389681339263916" calcext:value-type="float">
            <text:p>0.389681339263916</text:p>
          </table:table-cell>
          <table:table-cell table:number-columns-repeated="2"/>
        </table:table-row>
        <table:table-row table:style-name="ro1">
          <table:table-cell office:value-type="float" office:value="0.389820575714111" calcext:value-type="float">
            <text:p>0.389820575714111</text:p>
          </table:table-cell>
          <table:table-cell table:number-columns-repeated="2"/>
        </table:table-row>
        <table:table-row table:style-name="ro1">
          <table:table-cell office:value-type="float" office:value="0.391568422317505" calcext:value-type="float">
            <text:p>0.391568422317505</text:p>
          </table:table-cell>
          <table:table-cell table:number-columns-repeated="2"/>
        </table:table-row>
        <table:table-row table:style-name="ro1">
          <table:table-cell office:value-type="float" office:value="0.391909390687943" calcext:value-type="float">
            <text:p>0.391909390687943</text:p>
          </table:table-cell>
          <table:table-cell table:number-columns-repeated="2"/>
        </table:table-row>
        <table:table-row table:style-name="ro1">
          <table:table-cell office:value-type="float" office:value="0.390803664922714" calcext:value-type="float">
            <text:p>0.390803664922714</text:p>
          </table:table-cell>
          <table:table-cell table:number-columns-repeated="2"/>
        </table:table-row>
        <table:table-row table:style-name="ro1">
          <table:table-cell office:value-type="float" office:value="0.390146613121033" calcext:value-type="float">
            <text:p>0.390146613121033</text:p>
          </table:table-cell>
          <table:table-cell table:number-columns-repeated="2"/>
        </table:table-row>
        <table:table-row table:style-name="ro1">
          <table:table-cell office:value-type="float" office:value="0.389086961746216" calcext:value-type="float">
            <text:p>0.389086961746216</text:p>
          </table:table-cell>
          <table:table-cell table:number-columns-repeated="2"/>
        </table:table-row>
        <table:table-row table:style-name="ro1">
          <table:table-cell office:value-type="float" office:value="0.388863891363144" calcext:value-type="float">
            <text:p>0.388863891363144</text:p>
          </table:table-cell>
          <table:table-cell table:number-columns-repeated="2"/>
        </table:table-row>
        <table:table-row table:style-name="ro1">
          <table:table-cell office:value-type="float" office:value="0.389816254377365" calcext:value-type="float">
            <text:p>0.389816254377365</text:p>
          </table:table-cell>
          <table:table-cell table:number-columns-repeated="2"/>
        </table:table-row>
        <table:table-row table:style-name="ro1">
          <table:table-cell office:value-type="float" office:value="0.391248166561127" calcext:value-type="float">
            <text:p>0.391248166561127</text:p>
          </table:table-cell>
          <table:table-cell table:number-columns-repeated="2"/>
        </table:table-row>
        <table:table-row table:style-name="ro1">
          <table:table-cell office:value-type="float" office:value="0.39180850982666" calcext:value-type="float">
            <text:p>0.39180850982666</text:p>
          </table:table-cell>
          <table:table-cell table:number-columns-repeated="2"/>
        </table:table-row>
        <table:table-row table:style-name="ro1">
          <table:table-cell office:value-type="float" office:value="0.390484809875488" calcext:value-type="float">
            <text:p>0.390484809875488</text:p>
          </table:table-cell>
          <table:table-cell table:number-columns-repeated="2"/>
        </table:table-row>
        <table:table-row table:style-name="ro1">
          <table:table-cell office:value-type="float" office:value="0.389135867357254" calcext:value-type="float">
            <text:p>0.389135867357254</text:p>
          </table:table-cell>
          <table:table-cell table:number-columns-repeated="2"/>
        </table:table-row>
        <table:table-row table:style-name="ro1">
          <table:table-cell office:value-type="float" office:value="0.389756500720978" calcext:value-type="float">
            <text:p>0.389756500720978</text:p>
          </table:table-cell>
          <table:table-cell table:number-columns-repeated="2"/>
        </table:table-row>
        <table:table-row table:style-name="ro1">
          <table:table-cell office:value-type="float" office:value="0.389155179262161" calcext:value-type="float">
            <text:p>0.389155179262161</text:p>
          </table:table-cell>
          <table:table-cell table:number-columns-repeated="2"/>
        </table:table-row>
        <table:table-row table:style-name="ro1">
          <table:table-cell office:value-type="float" office:value="0.389395028352737" calcext:value-type="float">
            <text:p>0.389395028352737</text:p>
          </table:table-cell>
          <table:table-cell table:number-columns-repeated="2"/>
        </table:table-row>
        <table:table-row table:style-name="ro1">
          <table:table-cell office:value-type="float" office:value="0.389069586992264" calcext:value-type="float">
            <text:p>0.389069586992264</text:p>
          </table:table-cell>
          <table:table-cell table:number-columns-repeated="2"/>
        </table:table-row>
        <table:table-row table:style-name="ro1">
          <table:table-cell office:value-type="float" office:value="0.389620780944824" calcext:value-type="float">
            <text:p>0.389620780944824</text:p>
          </table:table-cell>
          <table:table-cell table:number-columns-repeated="2"/>
        </table:table-row>
        <table:table-row table:style-name="ro1">
          <table:table-cell office:value-type="float" office:value="0.368662893772125" calcext:value-type="float">
            <text:p>0.368662893772125</text:p>
          </table:table-cell>
          <table:table-cell table:number-columns-repeated="2"/>
        </table:table-row>
        <table:table-row table:style-name="ro1">
          <table:table-cell office:value-type="float" office:value="0.369842916727066" calcext:value-type="float">
            <text:p>0.369842916727066</text:p>
          </table:table-cell>
          <table:table-cell table:number-columns-repeated="2"/>
        </table:table-row>
        <table:table-row table:style-name="ro1">
          <table:table-cell office:value-type="float" office:value="0.372137874364853" calcext:value-type="float">
            <text:p>0.372137874364853</text:p>
          </table:table-cell>
          <table:table-cell table:number-columns-repeated="2"/>
        </table:table-row>
        <table:table-row table:style-name="ro1">
          <table:table-cell office:value-type="float" office:value="0.380723387002945" calcext:value-type="float">
            <text:p>0.380723387002945</text:p>
          </table:table-cell>
          <table:table-cell table:number-columns-repeated="2"/>
        </table:table-row>
        <table:table-row table:style-name="ro1">
          <table:table-cell office:value-type="float" office:value="0.378747344017029" calcext:value-type="float">
            <text:p>0.378747344017029</text:p>
          </table:table-cell>
          <table:table-cell table:number-columns-repeated="2"/>
        </table:table-row>
        <table:table-row table:style-name="ro1">
          <table:table-cell office:value-type="float" office:value="0.380887717008591" calcext:value-type="float">
            <text:p>0.380887717008591</text:p>
          </table:table-cell>
          <table:table-cell table:number-columns-repeated="2"/>
        </table:table-row>
        <table:table-row table:style-name="ro1">
          <table:table-cell office:value-type="float" office:value="0.379297524690628" calcext:value-type="float">
            <text:p>0.379297524690628</text:p>
          </table:table-cell>
          <table:table-cell table:number-columns-repeated="2"/>
        </table:table-row>
        <table:table-row table:style-name="ro1">
          <table:table-cell office:value-type="float" office:value="0.37986946105957" calcext:value-type="float">
            <text:p>0.37986946105957</text:p>
          </table:table-cell>
          <table:table-cell table:number-columns-repeated="2"/>
        </table:table-row>
        <table:table-row table:style-name="ro1">
          <table:table-cell office:value-type="float" office:value="0.379739195108414" calcext:value-type="float">
            <text:p>0.379739195108414</text:p>
          </table:table-cell>
          <table:table-cell table:number-columns-repeated="2"/>
        </table:table-row>
        <table:table-row table:style-name="ro1">
          <table:table-cell office:value-type="float" office:value="0.380233287811279" calcext:value-type="float">
            <text:p>0.380233287811279</text:p>
          </table:table-cell>
          <table:table-cell table:number-columns-repeated="2"/>
        </table:table-row>
        <table:table-row table:style-name="ro1">
          <table:table-cell office:value-type="float" office:value="0.37893158197403" calcext:value-type="float">
            <text:p>0.37893158197403</text:p>
          </table:table-cell>
          <table:table-cell table:number-columns-repeated="2"/>
        </table:table-row>
        <table:table-row table:style-name="ro1">
          <table:table-cell office:value-type="float" office:value="0.379719913005829" calcext:value-type="float">
            <text:p>0.379719913005829</text:p>
          </table:table-cell>
          <table:table-cell table:number-columns-repeated="2"/>
        </table:table-row>
        <table:table-row table:style-name="ro1">
          <table:table-cell office:value-type="float" office:value="0.380876302719116" calcext:value-type="float">
            <text:p>0.380876302719116</text:p>
          </table:table-cell>
          <table:table-cell table:number-columns-repeated="2"/>
        </table:table-row>
        <table:table-row table:style-name="ro1">
          <table:table-cell office:value-type="float" office:value="0.38096672296524" calcext:value-type="float">
            <text:p>0.38096672296524</text:p>
          </table:table-cell>
          <table:table-cell table:number-columns-repeated="2"/>
        </table:table-row>
        <table:table-row table:style-name="ro1">
          <table:table-cell office:value-type="float" office:value="0.380187213420868" calcext:value-type="float">
            <text:p>0.380187213420868</text:p>
          </table:table-cell>
          <table:table-cell table:number-columns-repeated="2"/>
        </table:table-row>
        <table:table-row table:style-name="ro1">
          <table:table-cell office:value-type="float" office:value="0.369256407022476" calcext:value-type="float">
            <text:p>0.369256407022476</text:p>
          </table:table-cell>
          <table:table-cell table:number-columns-repeated="2"/>
        </table:table-row>
        <table:table-row table:style-name="ro1">
          <table:table-cell office:value-type="float" office:value="0.370184689760208" calcext:value-type="float">
            <text:p>0.370184689760208</text:p>
          </table:table-cell>
          <table:table-cell table:number-columns-repeated="2"/>
        </table:table-row>
        <table:table-row table:style-name="ro1">
          <table:table-cell office:value-type="float" office:value="0.370655715465546" calcext:value-type="float">
            <text:p>0.370655715465546</text:p>
          </table:table-cell>
          <table:table-cell table:number-columns-repeated="2"/>
        </table:table-row>
        <table:table-row table:style-name="ro1">
          <table:table-cell office:value-type="float" office:value="0.370195537805557" calcext:value-type="float">
            <text:p>0.370195537805557</text:p>
          </table:table-cell>
          <table:table-cell table:number-columns-repeated="2"/>
        </table:table-row>
        <table:table-row table:style-name="ro1">
          <table:table-cell office:value-type="float" office:value="0.370806127786636" calcext:value-type="float">
            <text:p>0.370806127786636</text:p>
          </table:table-cell>
          <table:table-cell table:number-columns-repeated="2"/>
        </table:table-row>
        <table:table-row table:style-name="ro1">
          <table:table-cell office:value-type="float" office:value="0.370888531208038" calcext:value-type="float">
            <text:p>0.370888531208038</text:p>
          </table:table-cell>
          <table:table-cell table:number-columns-repeated="2"/>
        </table:table-row>
        <table:table-row table:style-name="ro1">
          <table:table-cell office:value-type="float" office:value="0.371711909770966" calcext:value-type="float">
            <text:p>0.371711909770966</text:p>
          </table:table-cell>
          <table:table-cell table:number-columns-repeated="2"/>
        </table:table-row>
        <table:table-row table:style-name="ro1">
          <table:table-cell office:value-type="float" office:value="0.371747851371765" calcext:value-type="float">
            <text:p>0.371747851371765</text:p>
          </table:table-cell>
          <table:table-cell table:number-columns-repeated="2"/>
        </table:table-row>
        <table:table-row table:style-name="ro1">
          <table:table-cell office:value-type="float" office:value="0.371499210596085" calcext:value-type="float">
            <text:p>0.371499210596085</text:p>
          </table:table-cell>
          <table:table-cell table:number-columns-repeated="2"/>
        </table:table-row>
        <table:table-row table:style-name="ro1">
          <table:table-cell office:value-type="float" office:value="0.370645254850388" calcext:value-type="float">
            <text:p>0.370645254850388</text:p>
          </table:table-cell>
          <table:table-cell table:number-columns-repeated="2"/>
        </table:table-row>
        <table:table-row table:style-name="ro1">
          <table:table-cell office:value-type="float" office:value="0.370051085948944" calcext:value-type="float">
            <text:p>0.370051085948944</text:p>
          </table:table-cell>
          <table:table-cell table:number-columns-repeated="2"/>
        </table:table-row>
        <table:table-row table:style-name="ro1">
          <table:table-cell office:value-type="float" office:value="0.369924068450928" calcext:value-type="float">
            <text:p>0.369924068450928</text:p>
          </table:table-cell>
          <table:table-cell table:number-columns-repeated="2"/>
        </table:table-row>
        <table:table-row table:style-name="ro1">
          <table:table-cell office:value-type="float" office:value="0.371910274028778" calcext:value-type="float">
            <text:p>0.371910274028778</text:p>
          </table:table-cell>
          <table:table-cell table:number-columns-repeated="2"/>
        </table:table-row>
        <table:table-row table:style-name="ro1">
          <table:table-cell office:value-type="float" office:value="0.373216688632965" calcext:value-type="float">
            <text:p>0.373216688632965</text:p>
          </table:table-cell>
          <table:table-cell table:number-columns-repeated="2"/>
        </table:table-row>
        <table:table-row table:style-name="ro1">
          <table:table-cell office:value-type="float" office:value="0.373566955327988" calcext:value-type="float">
            <text:p>0.373566955327988</text:p>
          </table:table-cell>
          <table:table-cell table:number-columns-repeated="2"/>
        </table:table-row>
        <table:table-row table:style-name="ro1">
          <table:table-cell office:value-type="float" office:value="0.372358649969101" calcext:value-type="float">
            <text:p>0.372358649969101</text:p>
          </table:table-cell>
          <table:table-cell table:number-columns-repeated="2"/>
        </table:table-row>
        <table:table-row table:style-name="ro1">
          <table:table-cell office:value-type="float" office:value="0.372452855110168" calcext:value-type="float">
            <text:p>0.372452855110168</text:p>
          </table:table-cell>
          <table:table-cell table:number-columns-repeated="2"/>
        </table:table-row>
        <table:table-row table:style-name="ro1">
          <table:table-cell office:value-type="float" office:value="0.382243156433106" calcext:value-type="float">
            <text:p>0.382243156433106</text:p>
          </table:table-cell>
          <table:table-cell table:number-columns-repeated="2"/>
        </table:table-row>
        <table:table-row table:style-name="ro1">
          <table:table-cell office:value-type="float" office:value="0.389618486166" calcext:value-type="float">
            <text:p>0.389618486166</text:p>
          </table:table-cell>
          <table:table-cell table:number-columns-repeated="2"/>
        </table:table-row>
        <table:table-row table:style-name="ro1">
          <table:table-cell office:value-type="float" office:value="0.388122916221619" calcext:value-type="float">
            <text:p>0.388122916221619</text:p>
          </table:table-cell>
          <table:table-cell table:number-columns-repeated="2"/>
        </table:table-row>
        <table:table-row table:style-name="ro1">
          <table:table-cell office:value-type="float" office:value="0.387476950883865" calcext:value-type="float">
            <text:p>0.387476950883865</text:p>
          </table:table-cell>
          <table:table-cell table:number-columns-repeated="2"/>
        </table:table-row>
        <table:table-row table:style-name="ro1">
          <table:table-cell office:value-type="float" office:value="0.388798147439957" calcext:value-type="float">
            <text:p>0.388798147439957</text:p>
          </table:table-cell>
          <table:table-cell table:number-columns-repeated="2"/>
        </table:table-row>
        <table:table-row table:style-name="ro1">
          <table:table-cell office:value-type="float" office:value="0.389545172452927" calcext:value-type="float">
            <text:p>0.389545172452927</text:p>
          </table:table-cell>
          <table:table-cell table:number-columns-repeated="2"/>
        </table:table-row>
        <table:table-row table:style-name="ro1">
          <table:table-cell office:value-type="float" office:value="0.384075194597244" calcext:value-type="float">
            <text:p>0.384075194597244</text:p>
          </table:table-cell>
          <table:table-cell table:number-columns-repeated="2"/>
        </table:table-row>
        <table:table-row table:style-name="ro1">
          <table:table-cell office:value-type="float" office:value="0.391712963581085" calcext:value-type="float">
            <text:p>0.391712963581085</text:p>
          </table:table-cell>
          <table:table-cell table:number-columns-repeated="2"/>
        </table:table-row>
        <table:table-row table:style-name="ro1">
          <table:table-cell office:value-type="float" office:value="0.391955435276031" calcext:value-type="float">
            <text:p>0.391955435276031</text:p>
          </table:table-cell>
          <table:table-cell table:number-columns-repeated="2"/>
        </table:table-row>
        <table:table-row table:style-name="ro1">
          <table:table-cell office:value-type="float" office:value="0.390388339757919" calcext:value-type="float">
            <text:p>0.390388339757919</text:p>
          </table:table-cell>
          <table:table-cell table:number-columns-repeated="2"/>
        </table:table-row>
        <table:table-row table:style-name="ro1">
          <table:table-cell office:value-type="float" office:value="0.390105903148651" calcext:value-type="float">
            <text:p>0.390105903148651</text:p>
          </table:table-cell>
          <table:table-cell table:number-columns-repeated="2"/>
        </table:table-row>
        <table:table-row table:style-name="ro1">
          <table:table-cell office:value-type="float" office:value="0.390413373708725" calcext:value-type="float">
            <text:p>0.390413373708725</text:p>
          </table:table-cell>
          <table:table-cell table:number-columns-repeated="2"/>
        </table:table-row>
        <table:table-row table:style-name="ro1">
          <table:table-cell office:value-type="float" office:value="0.389757692813873" calcext:value-type="float">
            <text:p>0.389757692813873</text:p>
          </table:table-cell>
          <table:table-cell table:number-columns-repeated="2"/>
        </table:table-row>
        <table:table-row table:style-name="ro1">
          <table:table-cell office:value-type="float" office:value="0.391201913356781" calcext:value-type="float">
            <text:p>0.391201913356781</text:p>
          </table:table-cell>
          <table:table-cell table:number-columns-repeated="2"/>
        </table:table-row>
        <table:table-row table:style-name="ro1">
          <table:table-cell office:value-type="float" office:value="0.390877783298492" calcext:value-type="float">
            <text:p>0.390877783298492</text:p>
          </table:table-cell>
          <table:table-cell table:number-columns-repeated="2"/>
        </table:table-row>
        <table:table-row table:style-name="ro1">
          <table:table-cell office:value-type="float" office:value="0.390700489282608" calcext:value-type="float">
            <text:p>0.390700489282608</text:p>
          </table:table-cell>
          <table:table-cell table:number-columns-repeated="2"/>
        </table:table-row>
        <table:table-row table:style-name="ro1">
          <table:table-cell office:value-type="float" office:value="0.390358954668045" calcext:value-type="float">
            <text:p>0.390358954668045</text:p>
          </table:table-cell>
          <table:table-cell table:number-columns-repeated="2"/>
        </table:table-row>
        <table:table-row table:style-name="ro1">
          <table:table-cell office:value-type="float" office:value="0.389004737138748" calcext:value-type="float">
            <text:p>0.389004737138748</text:p>
          </table:table-cell>
          <table:table-cell table:number-columns-repeated="2"/>
        </table:table-row>
        <table:table-row table:style-name="ro1">
          <table:table-cell office:value-type="float" office:value="0.388634830713272" calcext:value-type="float">
            <text:p>0.388634830713272</text:p>
          </table:table-cell>
          <table:table-cell table:number-columns-repeated="2"/>
        </table:table-row>
        <table:table-row table:style-name="ro1">
          <table:table-cell office:value-type="float" office:value="0.391841351985931" calcext:value-type="float">
            <text:p>0.391841351985931</text:p>
          </table:table-cell>
          <table:table-cell table:number-columns-repeated="2"/>
        </table:table-row>
        <table:table-row table:style-name="ro1">
          <table:table-cell office:value-type="float" office:value="0.390686064958572" calcext:value-type="float">
            <text:p>0.390686064958572</text:p>
          </table:table-cell>
          <table:table-cell table:number-columns-repeated="2"/>
        </table:table-row>
        <table:table-row table:style-name="ro1">
          <table:table-cell office:value-type="float" office:value="0.389988213777542" calcext:value-type="float">
            <text:p>0.389988213777542</text:p>
          </table:table-cell>
          <table:table-cell table:number-columns-repeated="2"/>
        </table:table-row>
        <table:table-row table:style-name="ro1">
          <table:table-cell office:value-type="float" office:value="0.389906823635101" calcext:value-type="float">
            <text:p>0.389906823635101</text:p>
          </table:table-cell>
          <table:table-cell table:number-columns-repeated="2"/>
        </table:table-row>
        <table:table-row table:style-name="ro1">
          <table:table-cell office:value-type="float" office:value="0.389769464731216" calcext:value-type="float">
            <text:p>0.389769464731216</text:p>
          </table:table-cell>
          <table:table-cell table:number-columns-repeated="2"/>
        </table:table-row>
        <table:table-row table:style-name="ro1">
          <table:table-cell office:value-type="float" office:value="0.392745196819305" calcext:value-type="float">
            <text:p>0.392745196819305</text:p>
          </table:table-cell>
          <table:table-cell table:number-columns-repeated="2"/>
        </table:table-row>
        <table:table-row table:style-name="ro1">
          <table:table-cell office:value-type="float" office:value="0.385317474603653" calcext:value-type="float">
            <text:p>0.385317474603653</text:p>
          </table:table-cell>
          <table:table-cell table:number-columns-repeated="2"/>
        </table:table-row>
        <table:table-row table:style-name="ro1">
          <table:table-cell office:value-type="float" office:value="0.385376811027527" calcext:value-type="float">
            <text:p>0.385376811027527</text:p>
          </table:table-cell>
          <table:table-cell table:number-columns-repeated="2"/>
        </table:table-row>
        <table:table-row table:style-name="ro1">
          <table:table-cell office:value-type="float" office:value="0.385867029428482" calcext:value-type="float">
            <text:p>0.385867029428482</text:p>
          </table:table-cell>
          <table:table-cell table:number-columns-repeated="2"/>
        </table:table-row>
        <table:table-row table:style-name="ro1">
          <table:table-cell office:value-type="float" office:value="0.384210079908371" calcext:value-type="float">
            <text:p>0.384210079908371</text:p>
          </table:table-cell>
          <table:table-cell table:number-columns-repeated="2"/>
        </table:table-row>
        <table:table-row table:style-name="ro1">
          <table:table-cell office:value-type="float" office:value="0.383384674787521" calcext:value-type="float">
            <text:p>0.383384674787521</text:p>
          </table:table-cell>
          <table:table-cell table:number-columns-repeated="2"/>
        </table:table-row>
        <table:table-row table:style-name="ro1">
          <table:table-cell office:value-type="float" office:value="0.383066356182098" calcext:value-type="float">
            <text:p>0.383066356182098</text:p>
          </table:table-cell>
          <table:table-cell table:number-columns-repeated="2"/>
        </table:table-row>
        <table:table-row table:style-name="ro1">
          <table:table-cell office:value-type="float" office:value="0.386053770780563" calcext:value-type="float">
            <text:p>0.386053770780563</text:p>
          </table:table-cell>
          <table:table-cell table:number-columns-repeated="2"/>
        </table:table-row>
        <table:table-row table:style-name="ro1">
          <table:table-cell office:value-type="float" office:value="0.377289861440659" calcext:value-type="float">
            <text:p>0.377289861440659</text:p>
          </table:table-cell>
          <table:table-cell table:number-columns-repeated="2"/>
        </table:table-row>
        <table:table-row table:style-name="ro1">
          <table:table-cell office:value-type="float" office:value="0.380789190530777" calcext:value-type="float">
            <text:p>0.380789190530777</text:p>
          </table:table-cell>
          <table:table-cell table:number-columns-repeated="2"/>
        </table:table-row>
        <table:table-row table:style-name="ro1">
          <table:table-cell office:value-type="float" office:value="0.389782875776291" calcext:value-type="float">
            <text:p>0.389782875776291</text:p>
          </table:table-cell>
          <table:table-cell table:number-columns-repeated="2"/>
        </table:table-row>
        <table:table-row table:style-name="ro1">
          <table:table-cell office:value-type="float" office:value="0.3928582072258" calcext:value-type="float">
            <text:p>0.3928582072258</text:p>
          </table:table-cell>
          <table:table-cell table:number-columns-repeated="2"/>
        </table:table-row>
        <table:table-row table:style-name="ro1">
          <table:table-cell office:value-type="float" office:value="0.393795788288116" calcext:value-type="float">
            <text:p>0.393795788288116</text:p>
          </table:table-cell>
          <table:table-cell table:number-columns-repeated="2"/>
        </table:table-row>
        <table:table-row table:style-name="ro1">
          <table:table-cell office:value-type="float" office:value="0.393754482269287" calcext:value-type="float">
            <text:p>0.393754482269287</text:p>
          </table:table-cell>
          <table:table-cell table:number-columns-repeated="2"/>
        </table:table-row>
        <table:table-row table:style-name="ro1">
          <table:table-cell office:value-type="float" office:value="0.393258363008499" calcext:value-type="float">
            <text:p>0.393258363008499</text:p>
          </table:table-cell>
          <table:table-cell table:number-columns-repeated="2"/>
        </table:table-row>
        <table:table-row table:style-name="ro1">
          <table:table-cell office:value-type="float" office:value="0.398055821657181" calcext:value-type="float">
            <text:p>0.398055821657181</text:p>
          </table:table-cell>
          <table:table-cell table:number-columns-repeated="2"/>
        </table:table-row>
        <table:table-row table:style-name="ro1">
          <table:table-cell office:value-type="float" office:value="0.397660076618195" calcext:value-type="float">
            <text:p>0.397660076618195</text:p>
          </table:table-cell>
          <table:table-cell table:number-columns-repeated="2"/>
        </table:table-row>
        <table:table-row table:style-name="ro1">
          <table:table-cell office:value-type="float" office:value="0.396144777536392" calcext:value-type="float">
            <text:p>0.396144777536392</text:p>
          </table:table-cell>
          <table:table-cell table:number-columns-repeated="2"/>
        </table:table-row>
        <table:table-row table:style-name="ro1">
          <table:table-cell office:value-type="float" office:value="0.395951479673386" calcext:value-type="float">
            <text:p>0.395951479673386</text:p>
          </table:table-cell>
          <table:table-cell table:number-columns-repeated="2"/>
        </table:table-row>
        <table:table-row table:style-name="ro1">
          <table:table-cell office:value-type="float" office:value="0.396236747503281" calcext:value-type="float">
            <text:p>0.396236747503281</text:p>
          </table:table-cell>
          <table:table-cell table:number-columns-repeated="2"/>
        </table:table-row>
        <table:table-row table:style-name="ro1">
          <table:table-cell office:value-type="float" office:value="0.396470963954926" calcext:value-type="float">
            <text:p>0.396470963954926</text:p>
          </table:table-cell>
          <table:table-cell table:number-columns-repeated="2"/>
        </table:table-row>
        <table:table-row table:style-name="ro1">
          <table:table-cell office:value-type="float" office:value="0.396629452705383" calcext:value-type="float">
            <text:p>0.396629452705383</text:p>
          </table:table-cell>
          <table:table-cell table:number-columns-repeated="2"/>
        </table:table-row>
        <table:table-row table:style-name="ro1">
          <table:table-cell office:value-type="float" office:value="0.396358132362366" calcext:value-type="float">
            <text:p>0.396358132362366</text:p>
          </table:table-cell>
          <table:table-cell table:number-columns-repeated="2"/>
        </table:table-row>
        <table:table-row table:style-name="ro1">
          <table:table-cell office:value-type="float" office:value="0.397478222846985" calcext:value-type="float">
            <text:p>0.397478222846985</text:p>
          </table:table-cell>
          <table:table-cell table:number-columns-repeated="2"/>
        </table:table-row>
        <table:table-row table:style-name="ro1">
          <table:table-cell office:value-type="float" office:value="0.396083116531372" calcext:value-type="float">
            <text:p>0.396083116531372</text:p>
          </table:table-cell>
          <table:table-cell table:number-columns-repeated="2"/>
        </table:table-row>
        <table:table-row table:style-name="ro1">
          <table:table-cell office:value-type="float" office:value="0.395954161882401" calcext:value-type="float">
            <text:p>0.395954161882401</text:p>
          </table:table-cell>
          <table:table-cell table:number-columns-repeated="2"/>
        </table:table-row>
        <table:table-row table:style-name="ro1">
          <table:table-cell office:value-type="float" office:value="0.395760148763657" calcext:value-type="float">
            <text:p>0.395760148763657</text:p>
          </table:table-cell>
          <table:table-cell table:number-columns-repeated="2"/>
        </table:table-row>
        <table:table-row table:style-name="ro1">
          <table:table-cell office:value-type="float" office:value="0.396168053150177" calcext:value-type="float">
            <text:p>0.396168053150177</text:p>
          </table:table-cell>
          <table:table-cell table:number-columns-repeated="2"/>
        </table:table-row>
        <table:table-row table:style-name="ro1">
          <table:table-cell office:value-type="float" office:value="0.395154744386673" calcext:value-type="float">
            <text:p>0.395154744386673</text:p>
          </table:table-cell>
          <table:table-cell table:number-columns-repeated="2"/>
        </table:table-row>
        <table:table-row table:style-name="ro1">
          <table:table-cell office:value-type="float" office:value="0.394902855157852" calcext:value-type="float">
            <text:p>0.394902855157852</text:p>
          </table:table-cell>
          <table:table-cell table:number-columns-repeated="2"/>
        </table:table-row>
        <table:table-row table:style-name="ro1">
          <table:table-cell office:value-type="float" office:value="0.394968688488007" calcext:value-type="float">
            <text:p>0.394968688488007</text:p>
          </table:table-cell>
          <table:table-cell table:number-columns-repeated="2"/>
        </table:table-row>
        <table:table-row table:style-name="ro1">
          <table:table-cell office:value-type="float" office:value="0.400883883237839" calcext:value-type="float">
            <text:p>0.400883883237839</text:p>
          </table:table-cell>
          <table:table-cell table:number-columns-repeated="2"/>
        </table:table-row>
        <table:table-row table:style-name="ro1">
          <table:table-cell office:value-type="float" office:value="0.400717496871948" calcext:value-type="float">
            <text:p>0.400717496871948</text:p>
          </table:table-cell>
          <table:table-cell table:number-columns-repeated="2"/>
        </table:table-row>
        <table:table-row table:style-name="ro1">
          <table:table-cell office:value-type="float" office:value="0.400633573532105" calcext:value-type="float">
            <text:p>0.400633573532105</text:p>
          </table:table-cell>
          <table:table-cell table:number-columns-repeated="2"/>
        </table:table-row>
        <table:table-row table:style-name="ro1">
          <table:table-cell office:value-type="float" office:value="0.400541603565216" calcext:value-type="float">
            <text:p>0.400541603565216</text:p>
          </table:table-cell>
          <table:table-cell table:number-columns-repeated="2"/>
        </table:table-row>
        <table:table-row table:style-name="ro1">
          <table:table-cell office:value-type="float" office:value="0.401095688343048" calcext:value-type="float">
            <text:p>0.401095688343048</text:p>
          </table:table-cell>
          <table:table-cell table:number-columns-repeated="2"/>
        </table:table-row>
        <table:table-row table:style-name="ro1">
          <table:table-cell office:value-type="float" office:value="0.402371972799301" calcext:value-type="float">
            <text:p>0.402371972799301</text:p>
          </table:table-cell>
          <table:table-cell table:number-columns-repeated="2"/>
        </table:table-row>
        <table:table-row table:style-name="ro1">
          <table:table-cell office:value-type="float" office:value="0.403272777795792" calcext:value-type="float">
            <text:p>0.403272777795792</text:p>
          </table:table-cell>
          <table:table-cell table:number-columns-repeated="2"/>
        </table:table-row>
        <table:table-row table:style-name="ro1">
          <table:table-cell office:value-type="float" office:value="0.403119802474976" calcext:value-type="float">
            <text:p>0.403119802474976</text:p>
          </table:table-cell>
          <table:table-cell table:number-columns-repeated="2"/>
        </table:table-row>
        <table:table-row table:style-name="ro1">
          <table:table-cell office:value-type="float" office:value="0.401927053928375" calcext:value-type="float">
            <text:p>0.401927053928375</text:p>
          </table:table-cell>
          <table:table-cell table:number-columns-repeated="2"/>
        </table:table-row>
        <table:table-row table:style-name="ro1">
          <table:table-cell office:value-type="float" office:value="0.412221163511276" calcext:value-type="float">
            <text:p>0.412221163511276</text:p>
          </table:table-cell>
          <table:table-cell table:number-columns-repeated="2"/>
        </table:table-row>
        <table:table-row table:style-name="ro1">
          <table:table-cell office:value-type="float" office:value="0.413967400789261" calcext:value-type="float">
            <text:p>0.413967400789261</text:p>
          </table:table-cell>
          <table:table-cell table:number-columns-repeated="2"/>
        </table:table-row>
        <table:table-row table:style-name="ro1">
          <table:table-cell office:value-type="float" office:value="0.413732022047043" calcext:value-type="float">
            <text:p>0.413732022047043</text:p>
          </table:table-cell>
          <table:table-cell table:number-columns-repeated="2"/>
        </table:table-row>
        <table:table-row table:style-name="ro1">
          <table:table-cell office:value-type="float" office:value="0.410490453243256" calcext:value-type="float">
            <text:p>0.410490453243256</text:p>
          </table:table-cell>
          <table:table-cell table:number-columns-repeated="2"/>
        </table:table-row>
        <table:table-row table:style-name="ro1">
          <table:table-cell office:value-type="float" office:value="0.410650968551636" calcext:value-type="float">
            <text:p>0.410650968551636</text:p>
          </table:table-cell>
          <table:table-cell table:number-columns-repeated="2"/>
        </table:table-row>
        <table:table-row table:style-name="ro1">
          <table:table-cell office:value-type="float" office:value="0.409847617149353" calcext:value-type="float">
            <text:p>0.409847617149353</text:p>
          </table:table-cell>
          <table:table-cell table:number-columns-repeated="2"/>
        </table:table-row>
        <table:table-row table:style-name="ro1">
          <table:table-cell office:value-type="float" office:value="0.410029262304306" calcext:value-type="float">
            <text:p>0.410029262304306</text:p>
          </table:table-cell>
          <table:table-cell table:number-columns-repeated="2"/>
        </table:table-row>
        <table:table-row table:style-name="ro1">
          <table:table-cell office:value-type="float" office:value="0.413168758153915" calcext:value-type="float">
            <text:p>0.413168758153915</text:p>
          </table:table-cell>
          <table:table-cell table:number-columns-repeated="2"/>
        </table:table-row>
        <table:table-row table:style-name="ro1">
          <table:table-cell office:value-type="float" office:value="0.416475921869278" calcext:value-type="float">
            <text:p>0.416475921869278</text:p>
          </table:table-cell>
          <table:table-cell table:number-columns-repeated="2"/>
        </table:table-row>
        <table:table-row table:style-name="ro1">
          <table:table-cell office:value-type="float" office:value="0.41593199968338" calcext:value-type="float">
            <text:p>0.41593199968338</text:p>
          </table:table-cell>
          <table:table-cell table:number-columns-repeated="2"/>
        </table:table-row>
        <table:table-row table:style-name="ro1">
          <table:table-cell office:value-type="float" office:value="0.41587507724762" calcext:value-type="float">
            <text:p>0.41587507724762</text:p>
          </table:table-cell>
          <table:table-cell table:number-columns-repeated="2"/>
        </table:table-row>
        <table:table-row table:style-name="ro1">
          <table:table-cell office:value-type="float" office:value="0.415534913539887" calcext:value-type="float">
            <text:p>0.415534913539887</text:p>
          </table:table-cell>
          <table:table-cell table:number-columns-repeated="2"/>
        </table:table-row>
        <table:table-row table:style-name="ro1">
          <table:table-cell office:value-type="float" office:value="0.415857374668121" calcext:value-type="float">
            <text:p>0.415857374668121</text:p>
          </table:table-cell>
          <table:table-cell table:number-columns-repeated="2"/>
        </table:table-row>
        <table:table-row table:style-name="ro1">
          <table:table-cell office:value-type="float" office:value="0.415516316890717" calcext:value-type="float">
            <text:p>0.415516316890717</text:p>
          </table:table-cell>
          <table:table-cell table:number-columns-repeated="2"/>
        </table:table-row>
        <table:table-row table:style-name="ro1">
          <table:table-cell office:value-type="float" office:value="0.414550483226776" calcext:value-type="float">
            <text:p>0.414550483226776</text:p>
          </table:table-cell>
          <table:table-cell table:number-columns-repeated="2"/>
        </table:table-row>
        <table:table-row table:style-name="ro1">
          <table:table-cell office:value-type="float" office:value="0.404578983783722" calcext:value-type="float">
            <text:p>0.404578983783722</text:p>
          </table:table-cell>
          <table:table-cell table:number-columns-repeated="2"/>
        </table:table-row>
        <table:table-row table:style-name="ro1">
          <table:table-cell office:value-type="float" office:value="0.403769254684448" calcext:value-type="float">
            <text:p>0.403769254684448</text:p>
          </table:table-cell>
          <table:table-cell table:number-columns-repeated="2"/>
        </table:table-row>
        <table:table-row table:style-name="ro1">
          <table:table-cell office:value-type="float" office:value="0.403611838817596" calcext:value-type="float">
            <text:p>0.403611838817596</text:p>
          </table:table-cell>
          <table:table-cell table:number-columns-repeated="2"/>
        </table:table-row>
        <table:table-row table:style-name="ro1">
          <table:table-cell office:value-type="float" office:value="0.404003530740738" calcext:value-type="float">
            <text:p>0.404003530740738</text:p>
          </table:table-cell>
          <table:table-cell table:number-columns-repeated="2"/>
        </table:table-row>
        <table:table-row table:style-name="ro1">
          <table:table-cell office:value-type="float" office:value="0.403027087450027" calcext:value-type="float">
            <text:p>0.403027087450027</text:p>
          </table:table-cell>
          <table:table-cell table:number-columns-repeated="2"/>
        </table:table-row>
        <table:table-row table:style-name="ro1">
          <table:table-cell office:value-type="float" office:value="0.403483897447586" calcext:value-type="float">
            <text:p>0.403483897447586</text:p>
          </table:table-cell>
          <table:table-cell table:number-columns-repeated="2"/>
        </table:table-row>
        <table:table-row table:style-name="ro1">
          <table:table-cell office:value-type="float" office:value="0.403710246086121" calcext:value-type="float">
            <text:p>0.403710246086121</text:p>
          </table:table-cell>
          <table:table-cell table:number-columns-repeated="2"/>
        </table:table-row>
        <table:table-row table:style-name="ro1">
          <table:table-cell office:value-type="float" office:value="0.403956204652786" calcext:value-type="float">
            <text:p>0.403956204652786</text:p>
          </table:table-cell>
          <table:table-cell table:number-columns-repeated="2"/>
        </table:table-row>
        <table:table-row table:style-name="ro1">
          <table:table-cell office:value-type="float" office:value="0.402102082967758" calcext:value-type="float">
            <text:p>0.402102082967758</text:p>
          </table:table-cell>
          <table:table-cell table:number-columns-repeated="2"/>
        </table:table-row>
        <table:table-row table:style-name="ro1">
          <table:table-cell office:value-type="float" office:value="0.401219576597214" calcext:value-type="float">
            <text:p>0.401219576597214</text:p>
          </table:table-cell>
          <table:table-cell table:number-columns-repeated="2"/>
        </table:table-row>
        <table:table-row table:style-name="ro1">
          <table:table-cell office:value-type="float" office:value="0.401804268360138" calcext:value-type="float">
            <text:p>0.401804268360138</text:p>
          </table:table-cell>
          <table:table-cell table:number-columns-repeated="2"/>
        </table:table-row>
        <table:table-row table:style-name="ro1">
          <table:table-cell office:value-type="float" office:value="0.402334362268448" calcext:value-type="float">
            <text:p>0.402334362268448</text:p>
          </table:table-cell>
          <table:table-cell table:number-columns-repeated="2"/>
        </table:table-row>
        <table:table-row table:style-name="ro1">
          <table:table-cell office:value-type="float" office:value="0.407931745052338" calcext:value-type="float">
            <text:p>0.407931745052338</text:p>
          </table:table-cell>
          <table:table-cell table:number-columns-repeated="2"/>
        </table:table-row>
        <table:table-row table:style-name="ro1">
          <table:table-cell office:value-type="float" office:value="0.408902317285538" calcext:value-type="float">
            <text:p>0.408902317285538</text:p>
          </table:table-cell>
          <table:table-cell table:number-columns-repeated="2"/>
        </table:table-row>
        <table:table-row table:style-name="ro1">
          <table:table-cell office:value-type="float" office:value="0.408353835344315" calcext:value-type="float">
            <text:p>0.408353835344315</text:p>
          </table:table-cell>
          <table:table-cell table:number-columns-repeated="2"/>
        </table:table-row>
        <table:table-row table:style-name="ro1">
          <table:table-cell office:value-type="float" office:value="0.409426420927048" calcext:value-type="float">
            <text:p>0.409426420927048</text:p>
          </table:table-cell>
          <table:table-cell table:number-columns-repeated="2"/>
        </table:table-row>
        <table:table-row table:style-name="ro1">
          <table:table-cell office:value-type="float" office:value="0.409374326467514" calcext:value-type="float">
            <text:p>0.409374326467514</text:p>
          </table:table-cell>
          <table:table-cell table:number-columns-repeated="2"/>
        </table:table-row>
        <table:table-row table:style-name="ro1">
          <table:table-cell office:value-type="float" office:value="0.357722371816635" calcext:value-type="float">
            <text:p>0.357722371816635</text:p>
          </table:table-cell>
          <table:table-cell table:number-columns-repeated="2"/>
        </table:table-row>
        <table:table-row table:style-name="ro1">
          <table:table-cell office:value-type="float" office:value="0.353616803884506" calcext:value-type="float">
            <text:p>0.353616803884506</text:p>
          </table:table-cell>
          <table:table-cell table:number-columns-repeated="2"/>
        </table:table-row>
        <table:table-row table:style-name="ro1">
          <table:table-cell office:value-type="float" office:value="0.352299094200134" calcext:value-type="float">
            <text:p>0.352299094200134</text:p>
          </table:table-cell>
          <table:table-cell table:number-columns-repeated="2"/>
        </table:table-row>
        <table:table-row table:style-name="ro1">
          <table:table-cell office:value-type="float" office:value="0.35613477230072" calcext:value-type="float">
            <text:p>0.35613477230072</text:p>
          </table:table-cell>
          <table:table-cell table:number-columns-repeated="2"/>
        </table:table-row>
        <table:table-row table:style-name="ro1">
          <table:table-cell office:value-type="float" office:value="0.358560740947723" calcext:value-type="float">
            <text:p>0.358560740947723</text:p>
          </table:table-cell>
          <table:table-cell table:number-columns-repeated="2"/>
        </table:table-row>
        <table:table-row table:style-name="ro1">
          <table:table-cell office:value-type="float" office:value="0.358749121427536" calcext:value-type="float">
            <text:p>0.358749121427536</text:p>
          </table:table-cell>
          <table:table-cell table:number-columns-repeated="2"/>
        </table:table-row>
        <table:table-row table:style-name="ro1">
          <table:table-cell office:value-type="float" office:value="0.353644877672195" calcext:value-type="float">
            <text:p>0.353644877672195</text:p>
          </table:table-cell>
          <table:table-cell table:number-columns-repeated="2"/>
        </table:table-row>
        <table:table-row table:style-name="ro1">
          <table:table-cell office:value-type="float" office:value="0.352770984172821" calcext:value-type="float">
            <text:p>0.352770984172821</text:p>
          </table:table-cell>
          <table:table-cell table:number-columns-repeated="2"/>
        </table:table-row>
        <table:table-row table:style-name="ro1">
          <table:table-cell office:value-type="float" office:value="0.35147950053215" calcext:value-type="float">
            <text:p>0.35147950053215</text:p>
          </table:table-cell>
          <table:table-cell table:number-columns-repeated="2"/>
        </table:table-row>
        <table:table-row table:style-name="ro1">
          <table:table-cell office:value-type="float" office:value="0.351936608552933" calcext:value-type="float">
            <text:p>0.351936608552933</text:p>
          </table:table-cell>
          <table:table-cell table:number-columns-repeated="2"/>
        </table:table-row>
        <table:table-row table:style-name="ro1">
          <table:table-cell office:value-type="float" office:value="0.350944578647613" calcext:value-type="float">
            <text:p>0.350944578647613</text:p>
          </table:table-cell>
          <table:table-cell table:number-columns-repeated="2"/>
        </table:table-row>
        <table:table-row table:style-name="ro1">
          <table:table-cell office:value-type="float" office:value="0.351554930210113" calcext:value-type="float">
            <text:p>0.351554930210113</text:p>
          </table:table-cell>
          <table:table-cell table:number-columns-repeated="2"/>
        </table:table-row>
        <table:table-row table:style-name="ro1">
          <table:table-cell office:value-type="float" office:value="0.348959416151047" calcext:value-type="float">
            <text:p>0.348959416151047</text:p>
          </table:table-cell>
          <table:table-cell table:number-columns-repeated="2"/>
        </table:table-row>
        <table:table-row table:style-name="ro1">
          <table:table-cell office:value-type="float" office:value="0.349490642547607" calcext:value-type="float">
            <text:p>0.349490642547607</text:p>
          </table:table-cell>
          <table:table-cell table:number-columns-repeated="2"/>
        </table:table-row>
        <table:table-row table:style-name="ro1">
          <table:table-cell office:value-type="float" office:value="0.351929128170013" calcext:value-type="float">
            <text:p>0.351929128170013</text:p>
          </table:table-cell>
          <table:table-cell table:number-columns-repeated="2"/>
        </table:table-row>
        <table:table-row table:style-name="ro1">
          <table:table-cell office:value-type="float" office:value="0.352311372756958" calcext:value-type="float">
            <text:p>0.352311372756958</text:p>
          </table:table-cell>
          <table:table-cell table:number-columns-repeated="2"/>
        </table:table-row>
        <table:table-row table:style-name="ro1">
          <table:table-cell office:value-type="float" office:value="0.35495537519455" calcext:value-type="float">
            <text:p>0.35495537519455</text:p>
          </table:table-cell>
          <table:table-cell table:number-columns-repeated="2"/>
        </table:table-row>
        <table:table-row table:style-name="ro1">
          <table:table-cell office:value-type="float" office:value="0.358250766992569" calcext:value-type="float">
            <text:p>0.358250766992569</text:p>
          </table:table-cell>
          <table:table-cell table:number-columns-repeated="2"/>
        </table:table-row>
        <table:table-row table:style-name="ro1">
          <table:table-cell office:value-type="float" office:value="0.354379534721375" calcext:value-type="float">
            <text:p>0.354379534721375</text:p>
          </table:table-cell>
          <table:table-cell table:number-columns-repeated="2"/>
        </table:table-row>
        <table:table-row table:style-name="ro1">
          <table:table-cell office:value-type="float" office:value="0.351400047540665" calcext:value-type="float">
            <text:p>0.351400047540665</text:p>
          </table:table-cell>
          <table:table-cell table:number-columns-repeated="2"/>
        </table:table-row>
        <table:table-row table:style-name="ro1">
          <table:table-cell office:value-type="float" office:value="0.35147425532341" calcext:value-type="float">
            <text:p>0.35147425532341</text:p>
          </table:table-cell>
          <table:table-cell table:number-columns-repeated="2"/>
        </table:table-row>
        <table:table-row table:style-name="ro1">
          <table:table-cell office:value-type="float" office:value="0.351916372776031" calcext:value-type="float">
            <text:p>0.351916372776031</text:p>
          </table:table-cell>
          <table:table-cell table:number-columns-repeated="2"/>
        </table:table-row>
        <table:table-row table:style-name="ro1">
          <table:table-cell office:value-type="float" office:value="0.356068640947342" calcext:value-type="float">
            <text:p>0.356068640947342</text:p>
          </table:table-cell>
          <table:table-cell table:number-columns-repeated="2"/>
        </table:table-row>
        <table:table-row table:style-name="ro1">
          <table:table-cell office:value-type="float" office:value="0.352356672286987" calcext:value-type="float">
            <text:p>0.352356672286987</text:p>
          </table:table-cell>
          <table:table-cell table:number-columns-repeated="2"/>
        </table:table-row>
        <table:table-row table:style-name="ro1">
          <table:table-cell office:value-type="float" office:value="0.352389991283417" calcext:value-type="float">
            <text:p>0.352389991283417</text:p>
          </table:table-cell>
          <table:table-cell table:number-columns-repeated="2"/>
        </table:table-row>
        <table:table-row table:style-name="ro1">
          <table:table-cell office:value-type="float" office:value="0.351813793182373" calcext:value-type="float">
            <text:p>0.351813793182373</text:p>
          </table:table-cell>
          <table:table-cell table:number-columns-repeated="2"/>
        </table:table-row>
        <table:table-row table:style-name="ro1">
          <table:table-cell office:value-type="float" office:value="0.352193593978882" calcext:value-type="float">
            <text:p>0.352193593978882</text:p>
          </table:table-cell>
          <table:table-cell table:number-columns-repeated="2"/>
        </table:table-row>
        <table:table-row table:style-name="ro1">
          <table:table-cell office:value-type="float" office:value="0.353040307760239" calcext:value-type="float">
            <text:p>0.353040307760239</text:p>
          </table:table-cell>
          <table:table-cell table:number-columns-repeated="2"/>
        </table:table-row>
        <table:table-row table:style-name="ro1">
          <table:table-cell office:value-type="float" office:value="0.352776497602463" calcext:value-type="float">
            <text:p>0.352776497602463</text:p>
          </table:table-cell>
          <table:table-cell table:number-columns-repeated="2"/>
        </table:table-row>
        <table:table-row table:style-name="ro1">
          <table:table-cell office:value-type="float" office:value="0.352821856737137" calcext:value-type="float">
            <text:p>0.352821856737137</text:p>
          </table:table-cell>
          <table:table-cell table:number-columns-repeated="2"/>
        </table:table-row>
        <table:table-row table:style-name="ro1">
          <table:table-cell office:value-type="float" office:value="0.352594643831253" calcext:value-type="float">
            <text:p>0.352594643831253</text:p>
          </table:table-cell>
          <table:table-cell table:number-columns-repeated="2"/>
        </table:table-row>
        <table:table-row table:style-name="ro1">
          <table:table-cell office:value-type="float" office:value="0.350185513496399" calcext:value-type="float">
            <text:p>0.350185513496399</text:p>
          </table:table-cell>
          <table:table-cell table:number-columns-repeated="2"/>
        </table:table-row>
        <table:table-row table:style-name="ro1">
          <table:table-cell office:value-type="float" office:value="0.315463155508041" calcext:value-type="float">
            <text:p>0.315463155508041</text:p>
          </table:table-cell>
          <table:table-cell table:number-columns-repeated="2"/>
        </table:table-row>
        <table:table-row table:style-name="ro1">
          <table:table-cell office:value-type="float" office:value="0.314717352390289" calcext:value-type="float">
            <text:p>0.314717352390289</text:p>
          </table:table-cell>
          <table:table-cell table:number-columns-repeated="2"/>
        </table:table-row>
        <table:table-row table:style-name="ro1">
          <table:table-cell office:value-type="float" office:value="0.313249200582504" calcext:value-type="float">
            <text:p>0.313249200582504</text:p>
          </table:table-cell>
          <table:table-cell table:number-columns-repeated="2"/>
        </table:table-row>
        <table:table-row table:style-name="ro1">
          <table:table-cell office:value-type="float" office:value="0.315235108137131" calcext:value-type="float">
            <text:p>0.315235108137131</text:p>
          </table:table-cell>
          <table:table-cell table:number-columns-repeated="2"/>
        </table:table-row>
        <table:table-row table:style-name="ro1">
          <table:table-cell office:value-type="float" office:value="0.318727314472198" calcext:value-type="float">
            <text:p>0.318727314472198</text:p>
          </table:table-cell>
          <table:table-cell table:number-columns-repeated="2"/>
        </table:table-row>
        <table:table-row table:style-name="ro1">
          <table:table-cell office:value-type="float" office:value="0.320740073919296" calcext:value-type="float">
            <text:p>0.320740073919296</text:p>
          </table:table-cell>
          <table:table-cell table:number-columns-repeated="2"/>
        </table:table-row>
        <table:table-row table:style-name="ro1">
          <table:table-cell office:value-type="float" office:value="0.317693918943405" calcext:value-type="float">
            <text:p>0.317693918943405</text:p>
          </table:table-cell>
          <table:table-cell table:number-columns-repeated="2"/>
        </table:table-row>
        <table:table-row table:style-name="ro1">
          <table:table-cell office:value-type="float" office:value="0.319629848003387" calcext:value-type="float">
            <text:p>0.319629848003387</text:p>
          </table:table-cell>
          <table:table-cell table:number-columns-repeated="2"/>
        </table:table-row>
        <table:table-row table:style-name="ro1">
          <table:table-cell office:value-type="float" office:value="0.321030288934708" calcext:value-type="float">
            <text:p>0.321030288934708</text:p>
          </table:table-cell>
          <table:table-cell table:number-columns-repeated="2"/>
        </table:table-row>
        <table:table-row table:style-name="ro1">
          <table:table-cell office:value-type="float" office:value="0.319894909858704" calcext:value-type="float">
            <text:p>0.319894909858704</text:p>
          </table:table-cell>
          <table:table-cell table:number-columns-repeated="2"/>
        </table:table-row>
        <table:table-row table:style-name="ro1">
          <table:table-cell office:value-type="float" office:value="0.320398956537247" calcext:value-type="float">
            <text:p>0.320398956537247</text:p>
          </table:table-cell>
          <table:table-cell table:number-columns-repeated="2"/>
        </table:table-row>
        <table:table-row table:style-name="ro1">
          <table:table-cell office:value-type="float" office:value="0.330879688262939" calcext:value-type="float">
            <text:p>0.330879688262939</text:p>
          </table:table-cell>
          <table:table-cell table:number-columns-repeated="2"/>
        </table:table-row>
        <table:table-row table:style-name="ro1">
          <table:table-cell office:value-type="float" office:value="0.329733461141586" calcext:value-type="float">
            <text:p>0.329733461141586</text:p>
          </table:table-cell>
          <table:table-cell table:number-columns-repeated="2"/>
        </table:table-row>
        <table:table-row table:style-name="ro1">
          <table:table-cell office:value-type="float" office:value="0.329836100339889" calcext:value-type="float">
            <text:p>0.329836100339889</text:p>
          </table:table-cell>
          <table:table-cell table:number-columns-repeated="2"/>
        </table:table-row>
        <table:table-row table:style-name="ro1">
          <table:table-cell office:value-type="float" office:value="0.331758558750153" calcext:value-type="float">
            <text:p>0.331758558750153</text:p>
          </table:table-cell>
          <table:table-cell table:number-columns-repeated="2"/>
        </table:table-row>
        <table:table-row table:style-name="ro1">
          <table:table-cell office:value-type="float" office:value="0.331068277359009" calcext:value-type="float">
            <text:p>0.331068277359009</text:p>
          </table:table-cell>
          <table:table-cell table:number-columns-repeated="2"/>
        </table:table-row>
        <table:table-row table:style-name="ro1">
          <table:table-cell office:value-type="float" office:value="0.331515550613403" calcext:value-type="float">
            <text:p>0.331515550613403</text:p>
          </table:table-cell>
          <table:table-cell table:number-columns-repeated="2"/>
        </table:table-row>
        <table:table-row table:style-name="ro1">
          <table:table-cell office:value-type="float" office:value="0.332819700241089" calcext:value-type="float">
            <text:p>0.332819700241089</text:p>
          </table:table-cell>
          <table:table-cell table:number-columns-repeated="2"/>
        </table:table-row>
        <table:table-row table:style-name="ro1">
          <table:table-cell office:value-type="float" office:value="0.331836521625519" calcext:value-type="float">
            <text:p>0.331836521625519</text:p>
          </table:table-cell>
          <table:table-cell table:number-columns-repeated="2"/>
        </table:table-row>
        <table:table-row table:style-name="ro1">
          <table:table-cell office:value-type="float" office:value="0.330512672662735" calcext:value-type="float">
            <text:p>0.330512672662735</text:p>
          </table:table-cell>
          <table:table-cell table:number-columns-repeated="2"/>
        </table:table-row>
        <table:table-row table:style-name="ro1">
          <table:table-cell office:value-type="float" office:value="0.330152928829193" calcext:value-type="float">
            <text:p>0.330152928829193</text:p>
          </table:table-cell>
          <table:table-cell table:number-columns-repeated="2"/>
        </table:table-row>
        <table:table-row table:style-name="ro1">
          <table:table-cell office:value-type="float" office:value="0.329781144857407" calcext:value-type="float">
            <text:p>0.329781144857407</text:p>
          </table:table-cell>
          <table:table-cell table:number-columns-repeated="2"/>
        </table:table-row>
        <table:table-row table:style-name="ro1">
          <table:table-cell office:value-type="float" office:value="0.329385668039322" calcext:value-type="float">
            <text:p>0.329385668039322</text:p>
          </table:table-cell>
          <table:table-cell table:number-columns-repeated="2"/>
        </table:table-row>
        <table:table-row table:style-name="ro1">
          <table:table-cell office:value-type="float" office:value="0.329328417778015" calcext:value-type="float">
            <text:p>0.329328417778015</text:p>
          </table:table-cell>
          <table:table-cell table:number-columns-repeated="2"/>
        </table:table-row>
        <table:table-row table:style-name="ro1">
          <table:table-cell office:value-type="float" office:value="0.328572899103165" calcext:value-type="float">
            <text:p>0.328572899103165</text:p>
          </table:table-cell>
          <table:table-cell table:number-columns-repeated="2"/>
        </table:table-row>
        <table:table-row table:style-name="ro1">
          <table:table-cell office:value-type="float" office:value="0.328353434801102" calcext:value-type="float">
            <text:p>0.328353434801102</text:p>
          </table:table-cell>
          <table:table-cell table:number-columns-repeated="2"/>
        </table:table-row>
        <table:table-row table:style-name="ro1">
          <table:table-cell office:value-type="float" office:value="0.330531984567642" calcext:value-type="float">
            <text:p>0.330531984567642</text:p>
          </table:table-cell>
          <table:table-cell table:number-columns-repeated="2"/>
        </table:table-row>
        <table:table-row table:style-name="ro1">
          <table:table-cell office:value-type="float" office:value="0.331214040517807" calcext:value-type="float">
            <text:p>0.331214040517807</text:p>
          </table:table-cell>
          <table:table-cell table:number-columns-repeated="2"/>
        </table:table-row>
        <table:table-row table:style-name="ro1">
          <table:table-cell office:value-type="float" office:value="0.33214658498764" calcext:value-type="float">
            <text:p>0.33214658498764</text:p>
          </table:table-cell>
          <table:table-cell table:number-columns-repeated="2"/>
        </table:table-row>
        <table:table-row table:style-name="ro1">
          <table:table-cell office:value-type="float" office:value="0.330900430679321" calcext:value-type="float">
            <text:p>0.330900430679321</text:p>
          </table:table-cell>
          <table:table-cell table:number-columns-repeated="2"/>
        </table:table-row>
        <table:table-row table:style-name="ro1">
          <table:table-cell office:value-type="float" office:value="0.329101145267487" calcext:value-type="float">
            <text:p>0.329101145267487</text:p>
          </table:table-cell>
          <table:table-cell table:number-columns-repeated="2"/>
        </table:table-row>
        <table:table-row table:style-name="ro1">
          <table:table-cell office:value-type="float" office:value="0.329551815986633" calcext:value-type="float">
            <text:p>0.329551815986633</text:p>
          </table:table-cell>
          <table:table-cell table:number-columns-repeated="2"/>
        </table:table-row>
        <table:table-row table:style-name="ro1">
          <table:table-cell office:value-type="float" office:value="0.381866931915283" calcext:value-type="float">
            <text:p>0.381866931915283</text:p>
          </table:table-cell>
          <table:table-cell table:number-columns-repeated="2"/>
        </table:table-row>
        <table:table-row table:style-name="ro1">
          <table:table-cell office:value-type="float" office:value="0.381700783967972" calcext:value-type="float">
            <text:p>0.381700783967972</text:p>
          </table:table-cell>
          <table:table-cell table:number-columns-repeated="2"/>
        </table:table-row>
        <table:table-row table:style-name="ro1">
          <table:table-cell office:value-type="float" office:value="0.382972866296768" calcext:value-type="float">
            <text:p>0.382972866296768</text:p>
          </table:table-cell>
          <table:table-cell table:number-columns-repeated="2"/>
        </table:table-row>
        <table:table-row table:style-name="ro1">
          <table:table-cell office:value-type="float" office:value="0.393691658973694" calcext:value-type="float">
            <text:p>0.393691658973694</text:p>
          </table:table-cell>
          <table:table-cell table:number-columns-repeated="2"/>
        </table:table-row>
        <table:table-row table:style-name="ro1">
          <table:table-cell office:value-type="float" office:value="0.39264839887619" calcext:value-type="float">
            <text:p>0.39264839887619</text:p>
          </table:table-cell>
          <table:table-cell table:number-columns-repeated="2"/>
        </table:table-row>
        <table:table-row table:style-name="ro1">
          <table:table-cell office:value-type="float" office:value="0.392581224441528" calcext:value-type="float">
            <text:p>0.392581224441528</text:p>
          </table:table-cell>
          <table:table-cell table:number-columns-repeated="2"/>
        </table:table-row>
        <table:table-row table:style-name="ro1">
          <table:table-cell office:value-type="float" office:value="0.40086367726326" calcext:value-type="float">
            <text:p>0.40086367726326</text:p>
          </table:table-cell>
          <table:table-cell table:number-columns-repeated="2"/>
        </table:table-row>
        <table:table-row table:style-name="ro1">
          <table:table-cell office:value-type="float" office:value="0.39112576842308" calcext:value-type="float">
            <text:p>0.39112576842308</text:p>
          </table:table-cell>
          <table:table-cell table:number-columns-repeated="2"/>
        </table:table-row>
        <table:table-row table:style-name="ro1">
          <table:table-cell office:value-type="float" office:value="0.394948542118073" calcext:value-type="float">
            <text:p>0.394948542118073</text:p>
          </table:table-cell>
          <table:table-cell table:number-columns-repeated="2"/>
        </table:table-row>
        <table:table-row table:style-name="ro1">
          <table:table-cell office:value-type="float" office:value="0.396634846925735" calcext:value-type="float">
            <text:p>0.396634846925735</text:p>
          </table:table-cell>
          <table:table-cell table:number-columns-repeated="2"/>
        </table:table-row>
        <table:table-row table:style-name="ro1">
          <table:table-cell office:value-type="float" office:value="0.408543348312378" calcext:value-type="float">
            <text:p>0.408543348312378</text:p>
          </table:table-cell>
          <table:table-cell table:number-columns-repeated="2"/>
        </table:table-row>
        <table:table-row table:style-name="ro1">
          <table:table-cell office:value-type="float" office:value="0.407857924699783" calcext:value-type="float">
            <text:p>0.407857924699783</text:p>
          </table:table-cell>
          <table:table-cell table:number-columns-repeated="2"/>
        </table:table-row>
        <table:table-row table:style-name="ro1">
          <table:table-cell office:value-type="float" office:value="0.407168447971344" calcext:value-type="float">
            <text:p>0.407168447971344</text:p>
          </table:table-cell>
          <table:table-cell table:number-columns-repeated="2"/>
        </table:table-row>
        <table:table-row table:style-name="ro1">
          <table:table-cell office:value-type="float" office:value="0.407439768314362" calcext:value-type="float">
            <text:p>0.407439768314362</text:p>
          </table:table-cell>
          <table:table-cell table:number-columns-repeated="2"/>
        </table:table-row>
        <table:table-row table:style-name="ro1">
          <table:table-cell office:value-type="float" office:value="0.404755353927612" calcext:value-type="float">
            <text:p>0.404755353927612</text:p>
          </table:table-cell>
          <table:table-cell table:number-columns-repeated="2"/>
        </table:table-row>
        <table:table-row table:style-name="ro1">
          <table:table-cell office:value-type="float" office:value="0.38754403591156" calcext:value-type="float">
            <text:p>0.38754403591156</text:p>
          </table:table-cell>
          <table:table-cell table:number-columns-repeated="2"/>
        </table:table-row>
        <table:table-row table:style-name="ro1">
          <table:table-cell office:value-type="float" office:value="0.387445956468582" calcext:value-type="float">
            <text:p>0.387445956468582</text:p>
          </table:table-cell>
          <table:table-cell table:number-columns-repeated="2"/>
        </table:table-row>
        <table:table-row table:style-name="ro1">
          <table:table-cell office:value-type="float" office:value="0.386192589998245" calcext:value-type="float">
            <text:p>0.386192589998245</text:p>
          </table:table-cell>
          <table:table-cell table:number-columns-repeated="2"/>
        </table:table-row>
        <table:table-row table:style-name="ro1">
          <table:table-cell office:value-type="float" office:value="0.386581838130951" calcext:value-type="float">
            <text:p>0.386581838130951</text:p>
          </table:table-cell>
          <table:table-cell table:number-columns-repeated="2"/>
        </table:table-row>
        <table:table-row table:style-name="ro1">
          <table:table-cell office:value-type="float" office:value="0.386553555727005" calcext:value-type="float">
            <text:p>0.386553555727005</text:p>
          </table:table-cell>
          <table:table-cell table:number-columns-repeated="2"/>
        </table:table-row>
        <table:table-row table:style-name="ro1">
          <table:table-cell office:value-type="float" office:value="0.386056900024414" calcext:value-type="float">
            <text:p>0.386056900024414</text:p>
          </table:table-cell>
          <table:table-cell table:number-columns-repeated="2"/>
        </table:table-row>
        <table:table-row table:style-name="ro1">
          <table:table-cell office:value-type="float" office:value="0.386743426322937" calcext:value-type="float">
            <text:p>0.386743426322937</text:p>
          </table:table-cell>
          <table:table-cell table:number-columns-repeated="2"/>
        </table:table-row>
        <table:table-row table:style-name="ro1">
          <table:table-cell office:value-type="float" office:value="0.385914117097855" calcext:value-type="float">
            <text:p>0.385914117097855</text:p>
          </table:table-cell>
          <table:table-cell table:number-columns-repeated="2"/>
        </table:table-row>
        <table:table-row table:style-name="ro1">
          <table:table-cell office:value-type="float" office:value="0.385644227266312" calcext:value-type="float">
            <text:p>0.385644227266312</text:p>
          </table:table-cell>
          <table:table-cell table:number-columns-repeated="2"/>
        </table:table-row>
        <table:table-row table:style-name="ro1">
          <table:table-cell office:value-type="float" office:value="0.385710388422012" calcext:value-type="float">
            <text:p>0.385710388422012</text:p>
          </table:table-cell>
          <table:table-cell table:number-columns-repeated="2"/>
        </table:table-row>
        <table:table-row table:style-name="ro1">
          <table:table-cell office:value-type="float" office:value="0.38582381606102" calcext:value-type="float">
            <text:p>0.38582381606102</text:p>
          </table:table-cell>
          <table:table-cell table:number-columns-repeated="2"/>
        </table:table-row>
        <table:table-row table:style-name="ro1">
          <table:table-cell office:value-type="float" office:value="0.385891318321228" calcext:value-type="float">
            <text:p>0.385891318321228</text:p>
          </table:table-cell>
          <table:table-cell table:number-columns-repeated="2"/>
        </table:table-row>
        <table:table-row table:style-name="ro1">
          <table:table-cell office:value-type="float" office:value="0.382516622543335" calcext:value-type="float">
            <text:p>0.382516622543335</text:p>
          </table:table-cell>
          <table:table-cell table:number-columns-repeated="2"/>
        </table:table-row>
        <table:table-row table:style-name="ro1">
          <table:table-cell office:value-type="float" office:value="0.383336544036865" calcext:value-type="float">
            <text:p>0.383336544036865</text:p>
          </table:table-cell>
          <table:table-cell table:number-columns-repeated="2"/>
        </table:table-row>
        <table:table-row table:style-name="ro1">
          <table:table-cell office:value-type="float" office:value="0.382877767086029" calcext:value-type="float">
            <text:p>0.382877767086029</text:p>
          </table:table-cell>
          <table:table-cell table:number-columns-repeated="2"/>
        </table:table-row>
        <table:table-row table:style-name="ro1">
          <table:table-cell office:value-type="float" office:value="0.383488237857819" calcext:value-type="float">
            <text:p>0.383488237857819</text:p>
          </table:table-cell>
          <table:table-cell table:number-columns-repeated="2"/>
        </table:table-row>
        <table:table-row table:style-name="ro1">
          <table:table-cell office:value-type="float" office:value="0.384202718734741" calcext:value-type="float">
            <text:p>0.384202718734741</text:p>
          </table:table-cell>
          <table:table-cell table:number-columns-repeated="2"/>
        </table:table-row>
        <table:table-row table:style-name="ro1">
          <table:table-cell office:value-type="float" office:value="0.400687843561173" calcext:value-type="float">
            <text:p>0.400687843561173</text:p>
          </table:table-cell>
          <table:table-cell table:number-columns-repeated="2"/>
        </table:table-row>
        <table:table-row table:style-name="ro1">
          <table:table-cell office:value-type="float" office:value="0.399901688098907" calcext:value-type="float">
            <text:p>0.399901688098907</text:p>
          </table:table-cell>
          <table:table-cell table:number-columns-repeated="2"/>
        </table:table-row>
        <table:table-row table:style-name="ro1">
          <table:table-cell office:value-type="float" office:value="0.398642808198929" calcext:value-type="float">
            <text:p>0.398642808198929</text:p>
          </table:table-cell>
          <table:table-cell table:number-columns-repeated="2"/>
        </table:table-row>
        <table:table-row table:style-name="ro1">
          <table:table-cell office:value-type="float" office:value="0.394152164459229" calcext:value-type="float">
            <text:p>0.394152164459229</text:p>
          </table:table-cell>
          <table:table-cell table:number-columns-repeated="2"/>
        </table:table-row>
        <table:table-row table:style-name="ro1">
          <table:table-cell office:value-type="float" office:value="0.39277109503746" calcext:value-type="float">
            <text:p>0.39277109503746</text:p>
          </table:table-cell>
          <table:table-cell table:number-columns-repeated="2"/>
        </table:table-row>
        <table:table-row table:style-name="ro1">
          <table:table-cell office:value-type="float" office:value="0.394650965929031" calcext:value-type="float">
            <text:p>0.394650965929031</text:p>
          </table:table-cell>
          <table:table-cell table:number-columns-repeated="2"/>
        </table:table-row>
        <table:table-row table:style-name="ro1">
          <table:table-cell office:value-type="float" office:value="0.393803149461746" calcext:value-type="float">
            <text:p>0.393803149461746</text:p>
          </table:table-cell>
          <table:table-cell table:number-columns-repeated="2"/>
        </table:table-row>
        <table:table-row table:style-name="ro1">
          <table:table-cell office:value-type="float" office:value="0.37948414683342" calcext:value-type="float">
            <text:p>0.37948414683342</text:p>
          </table:table-cell>
          <table:table-cell table:number-columns-repeated="2"/>
        </table:table-row>
        <table:table-row table:style-name="ro1">
          <table:table-cell office:value-type="float" office:value="0.379460424184799" calcext:value-type="float">
            <text:p>0.379460424184799</text:p>
          </table:table-cell>
          <table:table-cell table:number-columns-repeated="2"/>
        </table:table-row>
        <table:table-row table:style-name="ro1">
          <table:table-cell office:value-type="float" office:value="0.37932562828064" calcext:value-type="float">
            <text:p>0.37932562828064</text:p>
          </table:table-cell>
          <table:table-cell table:number-columns-repeated="2"/>
        </table:table-row>
        <table:table-row table:style-name="ro1">
          <table:table-cell office:value-type="float" office:value="0.377639561891556" calcext:value-type="float">
            <text:p>0.377639561891556</text:p>
          </table:table-cell>
          <table:table-cell table:number-columns-repeated="2"/>
        </table:table-row>
        <table:table-row table:style-name="ro1">
          <table:table-cell office:value-type="float" office:value="0.377395153045654" calcext:value-type="float">
            <text:p>0.377395153045654</text:p>
          </table:table-cell>
          <table:table-cell table:number-columns-repeated="2"/>
        </table:table-row>
        <table:table-row table:style-name="ro1">
          <table:table-cell office:value-type="float" office:value="0.379664778709412" calcext:value-type="float">
            <text:p>0.379664778709412</text:p>
          </table:table-cell>
          <table:table-cell table:number-columns-repeated="2"/>
        </table:table-row>
        <table:table-row table:style-name="ro1">
          <table:table-cell office:value-type="float" office:value="0.378706097602844" calcext:value-type="float">
            <text:p>0.378706097602844</text:p>
          </table:table-cell>
          <table:table-cell table:number-columns-repeated="2"/>
        </table:table-row>
        <table:table-row table:style-name="ro1">
          <table:table-cell office:value-type="float" office:value="0.377509385347366" calcext:value-type="float">
            <text:p>0.377509385347366</text:p>
          </table:table-cell>
          <table:table-cell table:number-columns-repeated="2"/>
        </table:table-row>
        <table:table-row table:style-name="ro1">
          <table:table-cell office:value-type="float" office:value="0.377265304327011" calcext:value-type="float">
            <text:p>0.377265304327011</text:p>
          </table:table-cell>
          <table:table-cell table:number-columns-repeated="2"/>
        </table:table-row>
        <table:table-row table:style-name="ro1">
          <table:table-cell office:value-type="float" office:value="0.377372026443482" calcext:value-type="float">
            <text:p>0.377372026443482</text:p>
          </table:table-cell>
          <table:table-cell table:number-columns-repeated="2"/>
        </table:table-row>
        <table:table-row table:style-name="ro1">
          <table:table-cell office:value-type="float" office:value="0.377129644155502" calcext:value-type="float">
            <text:p>0.377129644155502</text:p>
          </table:table-cell>
          <table:table-cell table:number-columns-repeated="2"/>
        </table:table-row>
        <table:table-row table:style-name="ro1">
          <table:table-cell office:value-type="float" office:value="0.374493539333343" calcext:value-type="float">
            <text:p>0.374493539333343</text:p>
          </table:table-cell>
          <table:table-cell table:number-columns-repeated="2"/>
        </table:table-row>
        <table:table-row table:style-name="ro1">
          <table:table-cell office:value-type="float" office:value="0.371701210737228" calcext:value-type="float">
            <text:p>0.371701210737228</text:p>
          </table:table-cell>
          <table:table-cell table:number-columns-repeated="2"/>
        </table:table-row>
        <table:table-row table:style-name="ro1">
          <table:table-cell office:value-type="float" office:value="0.370889127254486" calcext:value-type="float">
            <text:p>0.370889127254486</text:p>
          </table:table-cell>
          <table:table-cell table:number-columns-repeated="2"/>
        </table:table-row>
        <table:table-row table:style-name="ro1">
          <table:table-cell office:value-type="float" office:value="0.37447401881218" calcext:value-type="float">
            <text:p>0.37447401881218</text:p>
          </table:table-cell>
          <table:table-cell table:number-columns-repeated="2"/>
        </table:table-row>
        <table:table-row table:style-name="ro1">
          <table:table-cell office:value-type="float" office:value="0.373772293329239" calcext:value-type="float">
            <text:p>0.373772293329239</text:p>
          </table:table-cell>
          <table:table-cell table:number-columns-repeated="2"/>
        </table:table-row>
        <table:table-row table:style-name="ro1">
          <table:table-cell office:value-type="float" office:value="0.374297320842743" calcext:value-type="float">
            <text:p>0.374297320842743</text:p>
          </table:table-cell>
          <table:table-cell table:number-columns-repeated="2"/>
        </table:table-row>
        <table:table-row table:style-name="ro1">
          <table:table-cell office:value-type="float" office:value="0.374975234270096" calcext:value-type="float">
            <text:p>0.374975234270096</text:p>
          </table:table-cell>
          <table:table-cell table:number-columns-repeated="2"/>
        </table:table-row>
        <table:table-row table:style-name="ro1">
          <table:table-cell office:value-type="float" office:value="0.375072360038757" calcext:value-type="float">
            <text:p>0.375072360038757</text:p>
          </table:table-cell>
          <table:table-cell table:number-columns-repeated="2"/>
        </table:table-row>
        <table:table-row table:style-name="ro1">
          <table:table-cell office:value-type="float" office:value="0.375322580337524" calcext:value-type="float">
            <text:p>0.375322580337524</text:p>
          </table:table-cell>
          <table:table-cell table:number-columns-repeated="2"/>
        </table:table-row>
        <table:table-row table:style-name="ro1">
          <table:table-cell office:value-type="float" office:value="0.375224173069" calcext:value-type="float">
            <text:p>0.375224173069</text:p>
          </table:table-cell>
          <table:table-cell table:number-columns-repeated="2"/>
        </table:table-row>
        <table:table-row table:style-name="ro1">
          <table:table-cell office:value-type="float" office:value="0.375428169965744" calcext:value-type="float">
            <text:p>0.375428169965744</text:p>
          </table:table-cell>
          <table:table-cell table:number-columns-repeated="2"/>
        </table:table-row>
        <table:table-row table:style-name="ro1">
          <table:table-cell office:value-type="float" office:value="0.37593886256218" calcext:value-type="float">
            <text:p>0.37593886256218</text:p>
          </table:table-cell>
          <table:table-cell table:number-columns-repeated="2"/>
        </table:table-row>
        <table:table-row table:style-name="ro1">
          <table:table-cell office:value-type="float" office:value="0.376284807920456" calcext:value-type="float">
            <text:p>0.376284807920456</text:p>
          </table:table-cell>
          <table:table-cell table:number-columns-repeated="2"/>
        </table:table-row>
        <table:table-row table:style-name="ro1">
          <table:table-cell office:value-type="float" office:value="0.387373358011246" calcext:value-type="float">
            <text:p>0.387373358011246</text:p>
          </table:table-cell>
          <table:table-cell table:number-columns-repeated="2"/>
        </table:table-row>
        <table:table-row table:style-name="ro1">
          <table:table-cell office:value-type="float" office:value="0.387615591287613" calcext:value-type="float">
            <text:p>0.387615591287613</text:p>
          </table:table-cell>
          <table:table-cell table:number-columns-repeated="2"/>
        </table:table-row>
        <table:table-row table:style-name="ro1">
          <table:table-cell office:value-type="float" office:value="0.385239094495773" calcext:value-type="float">
            <text:p>0.385239094495773</text:p>
          </table:table-cell>
          <table:table-cell table:number-columns-repeated="2"/>
        </table:table-row>
        <table:table-row table:style-name="ro1">
          <table:table-cell office:value-type="float" office:value="0.384534776210785" calcext:value-type="float">
            <text:p>0.384534776210785</text:p>
          </table:table-cell>
          <table:table-cell table:number-columns-repeated="2"/>
        </table:table-row>
        <table:table-row table:style-name="ro1">
          <table:table-cell office:value-type="float" office:value="0.388300359249115" calcext:value-type="float">
            <text:p>0.388300359249115</text:p>
          </table:table-cell>
          <table:table-cell table:number-columns-repeated="2"/>
        </table:table-row>
        <table:table-row table:style-name="ro1">
          <table:table-cell office:value-type="float" office:value="0.387814342975616" calcext:value-type="float">
            <text:p>0.387814342975616</text:p>
          </table:table-cell>
          <table:table-cell table:number-columns-repeated="2"/>
        </table:table-row>
        <table:table-row table:style-name="ro1">
          <table:table-cell office:value-type="float" office:value="0.389291018247604" calcext:value-type="float">
            <text:p>0.389291018247604</text:p>
          </table:table-cell>
          <table:table-cell table:number-columns-repeated="2"/>
        </table:table-row>
        <table:table-row table:style-name="ro1">
          <table:table-cell office:value-type="float" office:value="0.388312816619873" calcext:value-type="float">
            <text:p>0.388312816619873</text:p>
          </table:table-cell>
          <table:table-cell table:number-columns-repeated="2"/>
        </table:table-row>
        <table:table-row table:style-name="ro1">
          <table:table-cell office:value-type="float" office:value="0.38652440905571" calcext:value-type="float">
            <text:p>0.38652440905571</text:p>
          </table:table-cell>
          <table:table-cell table:number-columns-repeated="2"/>
        </table:table-row>
        <table:table-row table:style-name="ro1">
          <table:table-cell office:value-type="float" office:value="0.388843178749084" calcext:value-type="float">
            <text:p>0.388843178749084</text:p>
          </table:table-cell>
          <table:table-cell table:number-columns-repeated="2"/>
        </table:table-row>
        <table:table-row table:style-name="ro1">
          <table:table-cell office:value-type="float" office:value="0.3880715072155" calcext:value-type="float">
            <text:p>0.3880715072155</text:p>
          </table:table-cell>
          <table:table-cell table:number-columns-repeated="2"/>
        </table:table-row>
        <table:table-row table:style-name="ro1">
          <table:table-cell office:value-type="float" office:value="0.384681850671768" calcext:value-type="float">
            <text:p>0.384681850671768</text:p>
          </table:table-cell>
          <table:table-cell table:number-columns-repeated="2"/>
        </table:table-row>
        <table:table-row table:style-name="ro1">
          <table:table-cell office:value-type="float" office:value="0.40636333823204" calcext:value-type="float">
            <text:p>0.40636333823204</text:p>
          </table:table-cell>
          <table:table-cell table:number-columns-repeated="2"/>
        </table:table-row>
        <table:table-row table:style-name="ro1">
          <table:table-cell office:value-type="float" office:value="0.403938323259354" calcext:value-type="float">
            <text:p>0.403938323259354</text:p>
          </table:table-cell>
          <table:table-cell table:number-columns-repeated="2"/>
        </table:table-row>
        <table:table-row table:style-name="ro1">
          <table:table-cell office:value-type="float" office:value="0.402731448411942" calcext:value-type="float">
            <text:p>0.402731448411942</text:p>
          </table:table-cell>
          <table:table-cell table:number-columns-repeated="2"/>
        </table:table-row>
        <table:table-row table:style-name="ro1">
          <table:table-cell office:value-type="float" office:value="0.401056200265884" calcext:value-type="float">
            <text:p>0.401056200265884</text:p>
          </table:table-cell>
          <table:table-cell table:number-columns-repeated="2"/>
        </table:table-row>
        <table:table-row table:style-name="ro1">
          <table:table-cell office:value-type="float" office:value="0.400760591030121" calcext:value-type="float">
            <text:p>0.400760591030121</text:p>
          </table:table-cell>
          <table:table-cell table:number-columns-repeated="2"/>
        </table:table-row>
        <table:table-row table:style-name="ro1">
          <table:table-cell office:value-type="float" office:value="0.399634838104248" calcext:value-type="float">
            <text:p>0.399634838104248</text:p>
          </table:table-cell>
          <table:table-cell table:number-columns-repeated="2"/>
        </table:table-row>
        <table:table-row table:style-name="ro1">
          <table:table-cell office:value-type="float" office:value="0.400216370820999" calcext:value-type="float">
            <text:p>0.400216370820999</text:p>
          </table:table-cell>
          <table:table-cell table:number-columns-repeated="2"/>
        </table:table-row>
        <table:table-row table:style-name="ro1">
          <table:table-cell office:value-type="float" office:value="0.401988595724106" calcext:value-type="float">
            <text:p>0.401988595724106</text:p>
          </table:table-cell>
          <table:table-cell table:number-columns-repeated="2"/>
        </table:table-row>
        <table:table-row table:style-name="ro1">
          <table:table-cell office:value-type="float" office:value="0.400292962789535" calcext:value-type="float">
            <text:p>0.400292962789535</text:p>
          </table:table-cell>
          <table:table-cell table:number-columns-repeated="2"/>
        </table:table-row>
        <table:table-row table:style-name="ro1">
          <table:table-cell office:value-type="float" office:value="0.40019753575325" calcext:value-type="float">
            <text:p>0.40019753575325</text:p>
          </table:table-cell>
          <table:table-cell table:number-columns-repeated="2"/>
        </table:table-row>
        <table:table-row table:style-name="ro1">
          <table:table-cell office:value-type="float" office:value="0.400194346904755" calcext:value-type="float">
            <text:p>0.400194346904755</text:p>
          </table:table-cell>
          <table:table-cell table:number-columns-repeated="2"/>
        </table:table-row>
        <table:table-row table:style-name="ro1">
          <table:table-cell office:value-type="float" office:value="0.399659812450409" calcext:value-type="float">
            <text:p>0.399659812450409</text:p>
          </table:table-cell>
          <table:table-cell table:number-columns-repeated="2"/>
        </table:table-row>
        <table:table-row table:style-name="ro1">
          <table:table-cell office:value-type="float" office:value="0.392436683177948" calcext:value-type="float">
            <text:p>0.392436683177948</text:p>
          </table:table-cell>
          <table:table-cell table:number-columns-repeated="2"/>
        </table:table-row>
        <table:table-row table:style-name="ro1">
          <table:table-cell office:value-type="float" office:value="0.393187642097473" calcext:value-type="float">
            <text:p>0.393187642097473</text:p>
          </table:table-cell>
          <table:table-cell table:number-columns-repeated="2"/>
        </table:table-row>
        <table:table-row table:style-name="ro1">
          <table:table-cell office:value-type="float" office:value="0.3924380838871" calcext:value-type="float">
            <text:p>0.3924380838871</text:p>
          </table:table-cell>
          <table:table-cell table:number-columns-repeated="2"/>
        </table:table-row>
        <table:table-row table:style-name="ro1">
          <table:table-cell office:value-type="float" office:value="0.392824023962021" calcext:value-type="float">
            <text:p>0.392824023962021</text:p>
          </table:table-cell>
          <table:table-cell table:number-columns-repeated="2"/>
        </table:table-row>
        <table:table-row table:style-name="ro1">
          <table:table-cell office:value-type="float" office:value="0.391694635152817" calcext:value-type="float">
            <text:p>0.391694635152817</text:p>
          </table:table-cell>
          <table:table-cell table:number-columns-repeated="2"/>
        </table:table-row>
        <table:table-row table:style-name="ro1">
          <table:table-cell office:value-type="float" office:value="0.392224192619324" calcext:value-type="float">
            <text:p>0.392224192619324</text:p>
          </table:table-cell>
          <table:table-cell table:number-columns-repeated="2"/>
        </table:table-row>
        <table:table-row table:style-name="ro1">
          <table:table-cell office:value-type="float" office:value="0.391515254974365" calcext:value-type="float">
            <text:p>0.391515254974365</text:p>
          </table:table-cell>
          <table:table-cell table:number-columns-repeated="2"/>
        </table:table-row>
        <table:table-row table:style-name="ro1">
          <table:table-cell office:value-type="float" office:value="0.391664028167725" calcext:value-type="float">
            <text:p>0.391664028167725</text:p>
          </table:table-cell>
          <table:table-cell table:number-columns-repeated="2"/>
        </table:table-row>
        <table:table-row table:style-name="ro1">
          <table:table-cell office:value-type="float" office:value="0.392297208309174" calcext:value-type="float">
            <text:p>0.392297208309174</text:p>
          </table:table-cell>
          <table:table-cell table:number-columns-repeated="2"/>
        </table:table-row>
        <table:table-row table:style-name="ro1">
          <table:table-cell office:value-type="float" office:value="0.379820019006729" calcext:value-type="float">
            <text:p>0.379820019006729</text:p>
          </table:table-cell>
          <table:table-cell table:number-columns-repeated="2"/>
        </table:table-row>
        <table:table-row table:style-name="ro1">
          <table:table-cell office:value-type="float" office:value="0.37883847951889" calcext:value-type="float">
            <text:p>0.37883847951889</text:p>
          </table:table-cell>
          <table:table-cell table:number-columns-repeated="2"/>
        </table:table-row>
        <table:table-row table:style-name="ro1">
          <table:table-cell office:value-type="float" office:value="0.378553211688995" calcext:value-type="float">
            <text:p>0.378553211688995</text:p>
          </table:table-cell>
          <table:table-cell table:number-columns-repeated="2"/>
        </table:table-row>
        <table:table-row table:style-name="ro1">
          <table:table-cell office:value-type="float" office:value="0.331307828426361" calcext:value-type="float">
            <text:p>0.331307828426361</text:p>
          </table:table-cell>
          <table:table-cell table:number-columns-repeated="2"/>
        </table:table-row>
        <table:table-row table:style-name="ro1">
          <table:table-cell office:value-type="float" office:value="0.332265436649322" calcext:value-type="float">
            <text:p>0.332265436649322</text:p>
          </table:table-cell>
          <table:table-cell table:number-columns-repeated="2"/>
        </table:table-row>
        <table:table-row table:style-name="ro1">
          <table:table-cell office:value-type="float" office:value="0.330129414796829" calcext:value-type="float">
            <text:p>0.330129414796829</text:p>
          </table:table-cell>
          <table:table-cell table:number-columns-repeated="2"/>
        </table:table-row>
        <table:table-row table:style-name="ro1">
          <table:table-cell office:value-type="float" office:value="0.330448538064957" calcext:value-type="float">
            <text:p>0.330448538064957</text:p>
          </table:table-cell>
          <table:table-cell table:number-columns-repeated="2"/>
        </table:table-row>
        <table:table-row table:style-name="ro1">
          <table:table-cell office:value-type="float" office:value="0.332917094230652" calcext:value-type="float">
            <text:p>0.332917094230652</text:p>
          </table:table-cell>
          <table:table-cell table:number-columns-repeated="2"/>
        </table:table-row>
        <table:table-row table:style-name="ro1">
          <table:table-cell office:value-type="float" office:value="0.333632260560989" calcext:value-type="float">
            <text:p>0.333632260560989</text:p>
          </table:table-cell>
          <table:table-cell table:number-columns-repeated="2"/>
        </table:table-row>
        <table:table-row table:style-name="ro1">
          <table:table-cell office:value-type="float" office:value="0.33393582701683" calcext:value-type="float">
            <text:p>0.33393582701683</text:p>
          </table:table-cell>
          <table:table-cell table:number-columns-repeated="2"/>
        </table:table-row>
        <table:table-row table:style-name="ro1">
          <table:table-cell office:value-type="float" office:value="0.331779569387436" calcext:value-type="float">
            <text:p>0.331779569387436</text:p>
          </table:table-cell>
          <table:table-cell table:number-columns-repeated="2"/>
        </table:table-row>
        <table:table-row table:style-name="ro1">
          <table:table-cell office:value-type="float" office:value="0.330951571464539" calcext:value-type="float">
            <text:p>0.330951571464539</text:p>
          </table:table-cell>
          <table:table-cell table:number-columns-repeated="2"/>
        </table:table-row>
        <table:table-row table:style-name="ro1">
          <table:table-cell office:value-type="float" office:value="0.33260115981102" calcext:value-type="float">
            <text:p>0.33260115981102</text:p>
          </table:table-cell>
          <table:table-cell table:number-columns-repeated="2"/>
        </table:table-row>
        <table:table-row table:style-name="ro1">
          <table:table-cell office:value-type="float" office:value="0.332470238208771" calcext:value-type="float">
            <text:p>0.332470238208771</text:p>
          </table:table-cell>
          <table:table-cell table:number-columns-repeated="2"/>
        </table:table-row>
        <table:table-row table:style-name="ro1">
          <table:table-cell office:value-type="float" office:value="0.334091007709503" calcext:value-type="float">
            <text:p>0.334091007709503</text:p>
          </table:table-cell>
          <table:table-cell table:number-columns-repeated="2"/>
        </table:table-row>
        <table:table-row table:style-name="ro1">
          <table:table-cell office:value-type="float" office:value="0.324527442455292" calcext:value-type="float">
            <text:p>0.324527442455292</text:p>
          </table:table-cell>
          <table:table-cell table:number-columns-repeated="2"/>
        </table:table-row>
        <table:table-row table:style-name="ro1">
          <table:table-cell office:value-type="float" office:value="0.324296414852142" calcext:value-type="float">
            <text:p>0.324296414852142</text:p>
          </table:table-cell>
          <table:table-cell table:number-columns-repeated="2"/>
        </table:table-row>
        <table:table-row table:style-name="ro1">
          <table:table-cell office:value-type="float" office:value="0.324309885501862" calcext:value-type="float">
            <text:p>0.324309885501862</text:p>
          </table:table-cell>
          <table:table-cell table:number-columns-repeated="2"/>
        </table:table-row>
        <table:table-row table:style-name="ro1">
          <table:table-cell office:value-type="float" office:value="0.324678182601929" calcext:value-type="float">
            <text:p>0.324678182601929</text:p>
          </table:table-cell>
          <table:table-cell table:number-columns-repeated="2"/>
        </table:table-row>
        <table:table-row table:style-name="ro1">
          <table:table-cell office:value-type="float" office:value="0.324059188365936" calcext:value-type="float">
            <text:p>0.324059188365936</text:p>
          </table:table-cell>
          <table:table-cell table:number-columns-repeated="2"/>
        </table:table-row>
        <table:table-row table:style-name="ro1">
          <table:table-cell office:value-type="float" office:value="0.324400871992111" calcext:value-type="float">
            <text:p>0.324400871992111</text:p>
          </table:table-cell>
          <table:table-cell table:number-columns-repeated="2"/>
        </table:table-row>
        <table:table-row table:style-name="ro1">
          <table:table-cell office:value-type="float" office:value="0.323957979679108" calcext:value-type="float">
            <text:p>0.323957979679108</text:p>
          </table:table-cell>
          <table:table-cell table:number-columns-repeated="2"/>
        </table:table-row>
        <table:table-row table:style-name="ro1">
          <table:table-cell office:value-type="float" office:value="0.32472825050354" calcext:value-type="float">
            <text:p>0.32472825050354</text:p>
          </table:table-cell>
          <table:table-cell table:number-columns-repeated="2"/>
        </table:table-row>
        <table:table-row table:style-name="ro1">
          <table:table-cell office:value-type="float" office:value="0.322135537862778" calcext:value-type="float">
            <text:p>0.322135537862778</text:p>
          </table:table-cell>
          <table:table-cell table:number-columns-repeated="2"/>
        </table:table-row>
        <table:table-row table:style-name="ro1">
          <table:table-cell office:value-type="float" office:value="0.322526216506958" calcext:value-type="float">
            <text:p>0.322526216506958</text:p>
          </table:table-cell>
          <table:table-cell table:number-columns-repeated="2"/>
        </table:table-row>
        <table:table-row table:style-name="ro1">
          <table:table-cell office:value-type="float" office:value="0.322788774967194" calcext:value-type="float">
            <text:p>0.322788774967194</text:p>
          </table:table-cell>
          <table:table-cell table:number-columns-repeated="2"/>
        </table:table-row>
        <table:table-row table:style-name="ro1">
          <table:table-cell office:value-type="float" office:value="0.32396000623703" calcext:value-type="float">
            <text:p>0.32396000623703</text:p>
          </table:table-cell>
          <table:table-cell table:number-columns-repeated="2"/>
        </table:table-row>
        <table:table-row table:style-name="ro1">
          <table:table-cell office:value-type="float" office:value="0.321203917264938" calcext:value-type="float">
            <text:p>0.321203917264938</text:p>
          </table:table-cell>
          <table:table-cell table:number-columns-repeated="2"/>
        </table:table-row>
        <table:table-row table:style-name="ro1">
          <table:table-cell office:value-type="float" office:value="0.325655579566956" calcext:value-type="float">
            <text:p>0.325655579566956</text:p>
          </table:table-cell>
          <table:table-cell table:number-columns-repeated="2"/>
        </table:table-row>
        <table:table-row table:style-name="ro1">
          <table:table-cell office:value-type="float" office:value="0.325166553258896" calcext:value-type="float">
            <text:p>0.325166553258896</text:p>
          </table:table-cell>
          <table:table-cell table:number-columns-repeated="2"/>
        </table:table-row>
        <table:table-row table:style-name="ro1">
          <table:table-cell office:value-type="float" office:value="0.325382858514786" calcext:value-type="float">
            <text:p>0.325382858514786</text:p>
          </table:table-cell>
          <table:table-cell table:number-columns-repeated="2"/>
        </table:table-row>
        <table:table-row table:style-name="ro1">
          <table:table-cell office:value-type="float" office:value="0.324918299913406" calcext:value-type="float">
            <text:p>0.324918299913406</text:p>
          </table:table-cell>
          <table:table-cell table:number-columns-repeated="2"/>
        </table:table-row>
        <table:table-row table:style-name="ro1">
          <table:table-cell office:value-type="float" office:value="0.341863811016083" calcext:value-type="float">
            <text:p>0.341863811016083</text:p>
          </table:table-cell>
          <table:table-cell table:number-columns-repeated="2"/>
        </table:table-row>
        <table:table-row table:style-name="ro1">
          <table:table-cell office:value-type="float" office:value="0.341804414987564" calcext:value-type="float">
            <text:p>0.341804414987564</text:p>
          </table:table-cell>
          <table:table-cell table:number-columns-repeated="2"/>
        </table:table-row>
        <table:table-row table:style-name="ro1">
          <table:table-cell office:value-type="float" office:value="0.340402543544769" calcext:value-type="float">
            <text:p>0.340402543544769</text:p>
          </table:table-cell>
          <table:table-cell table:number-columns-repeated="2"/>
        </table:table-row>
        <table:table-row table:style-name="ro1">
          <table:table-cell office:value-type="float" office:value="0.34191706776619" calcext:value-type="float">
            <text:p>0.34191706776619</text:p>
          </table:table-cell>
          <table:table-cell table:number-columns-repeated="2"/>
        </table:table-row>
        <table:table-row table:style-name="ro1">
          <table:table-cell office:value-type="float" office:value="0.338135927915573" calcext:value-type="float">
            <text:p>0.338135927915573</text:p>
          </table:table-cell>
          <table:table-cell table:number-columns-repeated="2"/>
        </table:table-row>
        <table:table-row table:style-name="ro1">
          <table:table-cell office:value-type="float" office:value="0.353339731693268" calcext:value-type="float">
            <text:p>0.353339731693268</text:p>
          </table:table-cell>
          <table:table-cell table:number-columns-repeated="2"/>
        </table:table-row>
        <table:table-row table:style-name="ro1">
          <table:table-cell office:value-type="float" office:value="0.353485584259033" calcext:value-type="float">
            <text:p>0.353485584259033</text:p>
          </table:table-cell>
          <table:table-cell table:number-columns-repeated="2"/>
        </table:table-row>
        <table:table-row table:style-name="ro1">
          <table:table-cell office:value-type="float" office:value="0.370218813419342" calcext:value-type="float">
            <text:p>0.370218813419342</text:p>
          </table:table-cell>
          <table:table-cell table:number-columns-repeated="2"/>
        </table:table-row>
        <table:table-row table:style-name="ro1">
          <table:table-cell office:value-type="float" office:value="0.373440682888031" calcext:value-type="float">
            <text:p>0.373440682888031</text:p>
          </table:table-cell>
          <table:table-cell table:number-columns-repeated="2"/>
        </table:table-row>
        <table:table-row table:style-name="ro1">
          <table:table-cell office:value-type="float" office:value="0.372116088867187" calcext:value-type="float">
            <text:p>0.372116088867187</text:p>
          </table:table-cell>
          <table:table-cell table:number-columns-repeated="2"/>
        </table:table-row>
        <table:table-row table:style-name="ro1">
          <table:table-cell office:value-type="float" office:value="0.373044908046722" calcext:value-type="float">
            <text:p>0.373044908046722</text:p>
          </table:table-cell>
          <table:table-cell table:number-columns-repeated="2"/>
        </table:table-row>
        <table:table-row table:style-name="ro1">
          <table:table-cell office:value-type="float" office:value="0.373309195041656" calcext:value-type="float">
            <text:p>0.373309195041656</text:p>
          </table:table-cell>
          <table:table-cell table:number-columns-repeated="2"/>
        </table:table-row>
        <table:table-row table:style-name="ro1">
          <table:table-cell office:value-type="float" office:value="0.373677968978882" calcext:value-type="float">
            <text:p>0.373677968978882</text:p>
          </table:table-cell>
          <table:table-cell table:number-columns-repeated="2"/>
        </table:table-row>
        <table:table-row table:style-name="ro1">
          <table:table-cell office:value-type="float" office:value="0.372856974601746" calcext:value-type="float">
            <text:p>0.372856974601746</text:p>
          </table:table-cell>
          <table:table-cell table:number-columns-repeated="2"/>
        </table:table-row>
        <table:table-row table:style-name="ro1">
          <table:table-cell office:value-type="float" office:value="0.373931974172592" calcext:value-type="float">
            <text:p>0.373931974172592</text:p>
          </table:table-cell>
          <table:table-cell table:number-columns-repeated="2"/>
        </table:table-row>
        <table:table-row table:style-name="ro1">
          <table:table-cell office:value-type="float" office:value="0.373674750328064" calcext:value-type="float">
            <text:p>0.373674750328064</text:p>
          </table:table-cell>
          <table:table-cell table:number-columns-repeated="2"/>
        </table:table-row>
        <table:table-row table:style-name="ro1">
          <table:table-cell office:value-type="float" office:value="0.374419093132019" calcext:value-type="float">
            <text:p>0.374419093132019</text:p>
          </table:table-cell>
          <table:table-cell table:number-columns-repeated="2"/>
        </table:table-row>
        <table:table-row table:style-name="ro1">
          <table:table-cell office:value-type="float" office:value="0.374667823314667" calcext:value-type="float">
            <text:p>0.374667823314667</text:p>
          </table:table-cell>
          <table:table-cell table:number-columns-repeated="2"/>
        </table:table-row>
        <table:table-row table:style-name="ro1">
          <table:table-cell office:value-type="float" office:value="0.37469756603241" calcext:value-type="float">
            <text:p>0.37469756603241</text:p>
          </table:table-cell>
          <table:table-cell table:number-columns-repeated="2"/>
        </table:table-row>
        <table:table-row table:style-name="ro1">
          <table:table-cell office:value-type="float" office:value="0.358118116855621" calcext:value-type="float">
            <text:p>0.358118116855621</text:p>
          </table:table-cell>
          <table:table-cell table:number-columns-repeated="2"/>
        </table:table-row>
        <table:table-row table:style-name="ro1">
          <table:table-cell office:value-type="float" office:value="0.358093053102493" calcext:value-type="float">
            <text:p>0.358093053102493</text:p>
          </table:table-cell>
          <table:table-cell table:number-columns-repeated="2"/>
        </table:table-row>
        <table:table-row table:style-name="ro1">
          <table:table-cell office:value-type="float" office:value="0.35755068063736" calcext:value-type="float">
            <text:p>0.35755068063736</text:p>
          </table:table-cell>
          <table:table-cell table:number-columns-repeated="2"/>
        </table:table-row>
        <table:table-row table:style-name="ro1">
          <table:table-cell office:value-type="float" office:value="0.357042253017426" calcext:value-type="float">
            <text:p>0.357042253017426</text:p>
          </table:table-cell>
          <table:table-cell table:number-columns-repeated="2"/>
        </table:table-row>
        <table:table-row table:style-name="ro1">
          <table:table-cell office:value-type="float" office:value="0.35696280002594" calcext:value-type="float">
            <text:p>0.35696280002594</text:p>
          </table:table-cell>
          <table:table-cell table:number-columns-repeated="2"/>
        </table:table-row>
        <table:table-row table:style-name="ro1">
          <table:table-cell office:value-type="float" office:value="0.355569183826447" calcext:value-type="float">
            <text:p>0.355569183826447</text:p>
          </table:table-cell>
          <table:table-cell table:number-columns-repeated="2"/>
        </table:table-row>
        <table:table-row table:style-name="ro1">
          <table:table-cell office:value-type="float" office:value="0.35827049612999" calcext:value-type="float">
            <text:p>0.35827049612999</text:p>
          </table:table-cell>
          <table:table-cell table:number-columns-repeated="2"/>
        </table:table-row>
        <table:table-row table:style-name="ro1">
          <table:table-cell office:value-type="float" office:value="0.359070658683777" calcext:value-type="float">
            <text:p>0.359070658683777</text:p>
          </table:table-cell>
          <table:table-cell table:number-columns-repeated="2"/>
        </table:table-row>
        <table:table-row table:style-name="ro1">
          <table:table-cell office:value-type="float" office:value="0.357583224773407" calcext:value-type="float">
            <text:p>0.357583224773407</text:p>
          </table:table-cell>
          <table:table-cell table:number-columns-repeated="2"/>
        </table:table-row>
        <table:table-row table:style-name="ro1">
          <table:table-cell office:value-type="float" office:value="0.358328104019165" calcext:value-type="float">
            <text:p>0.358328104019165</text:p>
          </table:table-cell>
          <table:table-cell table:number-columns-repeated="2"/>
        </table:table-row>
        <table:table-row table:style-name="ro1">
          <table:table-cell office:value-type="float" office:value="0.358327239751816" calcext:value-type="float">
            <text:p>0.358327239751816</text:p>
          </table:table-cell>
          <table:table-cell table:number-columns-repeated="2"/>
        </table:table-row>
        <table:table-row table:style-name="ro1">
          <table:table-cell office:value-type="float" office:value="0.357897073030472" calcext:value-type="float">
            <text:p>0.357897073030472</text:p>
          </table:table-cell>
          <table:table-cell table:number-columns-repeated="2"/>
        </table:table-row>
        <table:table-row table:style-name="ro1">
          <table:table-cell office:value-type="float" office:value="0.359876483678818" calcext:value-type="float">
            <text:p>0.359876483678818</text:p>
          </table:table-cell>
          <table:table-cell table:number-columns-repeated="2"/>
        </table:table-row>
        <table:table-row table:style-name="ro1">
          <table:table-cell office:value-type="float" office:value="0.354017496109009" calcext:value-type="float">
            <text:p>0.354017496109009</text:p>
          </table:table-cell>
          <table:table-cell table:number-columns-repeated="2"/>
        </table:table-row>
        <table:table-row table:style-name="ro1">
          <table:table-cell office:value-type="float" office:value="0.360341519117355" calcext:value-type="float">
            <text:p>0.360341519117355</text:p>
          </table:table-cell>
          <table:table-cell table:number-columns-repeated="2"/>
        </table:table-row>
        <table:table-row table:style-name="ro1">
          <table:table-cell office:value-type="float" office:value="0.361241519451141" calcext:value-type="float">
            <text:p>0.361241519451141</text:p>
          </table:table-cell>
          <table:table-cell table:number-columns-repeated="2"/>
        </table:table-row>
        <table:table-row table:style-name="ro1">
          <table:table-cell office:value-type="float" office:value="0.36283752322197" calcext:value-type="float">
            <text:p>0.36283752322197</text:p>
          </table:table-cell>
          <table:table-cell table:number-columns-repeated="2"/>
        </table:table-row>
        <table:table-row table:style-name="ro1">
          <table:table-cell office:value-type="float" office:value="0.361205041408539" calcext:value-type="float">
            <text:p>0.361205041408539</text:p>
          </table:table-cell>
          <table:table-cell table:number-columns-repeated="2"/>
        </table:table-row>
        <table:table-row table:style-name="ro1">
          <table:table-cell office:value-type="float" office:value="0.36118420958519" calcext:value-type="float">
            <text:p>0.36118420958519</text:p>
          </table:table-cell>
          <table:table-cell table:number-columns-repeated="2"/>
        </table:table-row>
        <table:table-row table:style-name="ro1">
          <table:table-cell office:value-type="float" office:value="0.362903535366058" calcext:value-type="float">
            <text:p>0.362903535366058</text:p>
          </table:table-cell>
          <table:table-cell table:number-columns-repeated="2"/>
        </table:table-row>
        <table:table-row table:style-name="ro1">
          <table:table-cell office:value-type="float" office:value="0.364605337381363" calcext:value-type="float">
            <text:p>0.364605337381363</text:p>
          </table:table-cell>
          <table:table-cell table:number-columns-repeated="2"/>
        </table:table-row>
        <table:table-row table:style-name="ro1">
          <table:table-cell office:value-type="float" office:value="0.358151853084564" calcext:value-type="float">
            <text:p>0.358151853084564</text:p>
          </table:table-cell>
          <table:table-cell table:number-columns-repeated="2"/>
        </table:table-row>
        <table:table-row table:style-name="ro1">
          <table:table-cell office:value-type="float" office:value="0.35738679766655" calcext:value-type="float">
            <text:p>0.35738679766655</text:p>
          </table:table-cell>
          <table:table-cell table:number-columns-repeated="2"/>
        </table:table-row>
        <table:table-row table:style-name="ro1">
          <table:table-cell office:value-type="float" office:value="0.358316272497177" calcext:value-type="float">
            <text:p>0.358316272497177</text:p>
          </table:table-cell>
          <table:table-cell table:number-columns-repeated="2"/>
        </table:table-row>
        <table:table-row table:style-name="ro1">
          <table:table-cell office:value-type="float" office:value="0.349807620048523" calcext:value-type="float">
            <text:p>0.349807620048523</text:p>
          </table:table-cell>
          <table:table-cell table:number-columns-repeated="2"/>
        </table:table-row>
        <table:table-row table:style-name="ro1">
          <table:table-cell office:value-type="float" office:value="0.34929147362709" calcext:value-type="float">
            <text:p>0.34929147362709</text:p>
          </table:table-cell>
          <table:table-cell table:number-columns-repeated="2"/>
        </table:table-row>
        <table:table-row table:style-name="ro1">
          <table:table-cell office:value-type="float" office:value="0.352289140224457" calcext:value-type="float">
            <text:p>0.352289140224457</text:p>
          </table:table-cell>
          <table:table-cell table:number-columns-repeated="2"/>
        </table:table-row>
        <table:table-row table:style-name="ro1">
          <table:table-cell office:value-type="float" office:value="0.352364391088486" calcext:value-type="float">
            <text:p>0.352364391088486</text:p>
          </table:table-cell>
          <table:table-cell table:number-columns-repeated="2"/>
        </table:table-row>
        <table:table-row table:style-name="ro1">
          <table:table-cell office:value-type="float" office:value="0.352867394685745" calcext:value-type="float">
            <text:p>0.352867394685745</text:p>
          </table:table-cell>
          <table:table-cell table:number-columns-repeated="2"/>
        </table:table-row>
        <table:table-row table:style-name="ro1">
          <table:table-cell office:value-type="float" office:value="0.352780282497406" calcext:value-type="float">
            <text:p>0.352780282497406</text:p>
          </table:table-cell>
          <table:table-cell table:number-columns-repeated="2"/>
        </table:table-row>
        <table:table-row table:style-name="ro1">
          <table:table-cell office:value-type="float" office:value="0.350922226905823" calcext:value-type="float">
            <text:p>0.350922226905823</text:p>
          </table:table-cell>
          <table:table-cell table:number-columns-repeated="2"/>
        </table:table-row>
        <table:table-row table:style-name="ro1">
          <table:table-cell office:value-type="float" office:value="0.350522577762604" calcext:value-type="float">
            <text:p>0.350522577762604</text:p>
          </table:table-cell>
          <table:table-cell table:number-columns-repeated="2"/>
        </table:table-row>
        <table:table-row table:style-name="ro1">
          <table:table-cell office:value-type="float" office:value="0.350931435823441" calcext:value-type="float">
            <text:p>0.350931435823441</text:p>
          </table:table-cell>
          <table:table-cell table:number-columns-repeated="2"/>
        </table:table-row>
        <table:table-row table:style-name="ro1">
          <table:table-cell office:value-type="float" office:value="0.347454071044922" calcext:value-type="float">
            <text:p>0.347454071044922</text:p>
          </table:table-cell>
          <table:table-cell table:number-columns-repeated="2"/>
        </table:table-row>
        <table:table-row table:style-name="ro1">
          <table:table-cell office:value-type="float" office:value="0.347670644521713" calcext:value-type="float">
            <text:p>0.347670644521713</text:p>
          </table:table-cell>
          <table:table-cell table:number-columns-repeated="2"/>
        </table:table-row>
        <table:table-row table:style-name="ro1">
          <table:table-cell office:value-type="float" office:value="0.34751683473587" calcext:value-type="float">
            <text:p>0.34751683473587</text:p>
          </table:table-cell>
          <table:table-cell table:number-columns-repeated="2"/>
        </table:table-row>
        <table:table-row table:style-name="ro1">
          <table:table-cell office:value-type="float" office:value="0.355119615793228" calcext:value-type="float">
            <text:p>0.355119615793228</text:p>
          </table:table-cell>
          <table:table-cell table:number-columns-repeated="2"/>
        </table:table-row>
        <table:table-row table:style-name="ro1">
          <table:table-cell office:value-type="float" office:value="0.354998290538788" calcext:value-type="float">
            <text:p>0.354998290538788</text:p>
          </table:table-cell>
          <table:table-cell table:number-columns-repeated="2"/>
        </table:table-row>
        <table:table-row table:style-name="ro1">
          <table:table-cell office:value-type="float" office:value="0.360225826501846" calcext:value-type="float">
            <text:p>0.360225826501846</text:p>
          </table:table-cell>
          <table:table-cell table:number-columns-repeated="2"/>
        </table:table-row>
        <table:table-row table:style-name="ro1">
          <table:table-cell office:value-type="float" office:value="0.360304296016693" calcext:value-type="float">
            <text:p>0.360304296016693</text:p>
          </table:table-cell>
          <table:table-cell table:number-columns-repeated="2"/>
        </table:table-row>
        <table:table-row table:style-name="ro1">
          <table:table-cell office:value-type="float" office:value="0.359793186187744" calcext:value-type="float">
            <text:p>0.359793186187744</text:p>
          </table:table-cell>
          <table:table-cell table:number-columns-repeated="2"/>
        </table:table-row>
        <table:table-row table:style-name="ro1">
          <table:table-cell office:value-type="float" office:value="0.360399901866913" calcext:value-type="float">
            <text:p>0.360399901866913</text:p>
          </table:table-cell>
          <table:table-cell table:number-columns-repeated="2"/>
        </table:table-row>
        <table:table-row table:style-name="ro1">
          <table:table-cell office:value-type="float" office:value="0.361225992441177" calcext:value-type="float">
            <text:p>0.361225992441177</text:p>
          </table:table-cell>
          <table:table-cell table:number-columns-repeated="2"/>
        </table:table-row>
        <table:table-row table:style-name="ro1">
          <table:table-cell office:value-type="float" office:value="0.361546993255615" calcext:value-type="float">
            <text:p>0.361546993255615</text:p>
          </table:table-cell>
          <table:table-cell table:number-columns-repeated="2"/>
        </table:table-row>
        <table:table-row table:style-name="ro1">
          <table:table-cell office:value-type="float" office:value="0.360976606607437" calcext:value-type="float">
            <text:p>0.360976606607437</text:p>
          </table:table-cell>
          <table:table-cell table:number-columns-repeated="2"/>
        </table:table-row>
        <table:table-row table:style-name="ro1">
          <table:table-cell office:value-type="float" office:value="0.366543084383011" calcext:value-type="float">
            <text:p>0.366543084383011</text:p>
          </table:table-cell>
          <table:table-cell table:number-columns-repeated="2"/>
        </table:table-row>
        <table:table-row table:style-name="ro1">
          <table:table-cell office:value-type="float" office:value="0.367693513631821" calcext:value-type="float">
            <text:p>0.367693513631821</text:p>
          </table:table-cell>
          <table:table-cell table:number-columns-repeated="2"/>
        </table:table-row>
        <table:table-row table:style-name="ro1">
          <table:table-cell office:value-type="float" office:value="0.367173343896866" calcext:value-type="float">
            <text:p>0.367173343896866</text:p>
          </table:table-cell>
          <table:table-cell table:number-columns-repeated="2"/>
        </table:table-row>
        <table:table-row table:style-name="ro1">
          <table:table-cell office:value-type="float" office:value="0.357302784919739" calcext:value-type="float">
            <text:p>0.357302784919739</text:p>
          </table:table-cell>
          <table:table-cell table:number-columns-repeated="2"/>
        </table:table-row>
        <table:table-row table:style-name="ro1">
          <table:table-cell office:value-type="float" office:value="0.361657679080963" calcext:value-type="float">
            <text:p>0.361657679080963</text:p>
          </table:table-cell>
          <table:table-cell table:number-columns-repeated="2"/>
        </table:table-row>
        <table:table-row table:style-name="ro1">
          <table:table-cell office:value-type="float" office:value="0.361879259347916" calcext:value-type="float">
            <text:p>0.361879259347916</text:p>
          </table:table-cell>
          <table:table-cell table:number-columns-repeated="2"/>
        </table:table-row>
        <table:table-row table:style-name="ro1">
          <table:table-cell office:value-type="float" office:value="0.362066328525543" calcext:value-type="float">
            <text:p>0.362066328525543</text:p>
          </table:table-cell>
          <table:table-cell table:number-columns-repeated="2"/>
        </table:table-row>
        <table:table-row table:style-name="ro1">
          <table:table-cell office:value-type="float" office:value="0.360847234725952" calcext:value-type="float">
            <text:p>0.360847234725952</text:p>
          </table:table-cell>
          <table:table-cell table:number-columns-repeated="2"/>
        </table:table-row>
        <table:table-row table:style-name="ro1">
          <table:table-cell office:value-type="float" office:value="0.361616939306259" calcext:value-type="float">
            <text:p>0.361616939306259</text:p>
          </table:table-cell>
          <table:table-cell table:number-columns-repeated="2"/>
        </table:table-row>
        <table:table-row table:style-name="ro1">
          <table:table-cell office:value-type="float" office:value="0.359836250543594" calcext:value-type="float">
            <text:p>0.359836250543594</text:p>
          </table:table-cell>
          <table:table-cell table:number-columns-repeated="2"/>
        </table:table-row>
        <table:table-row table:style-name="ro1">
          <table:table-cell office:value-type="float" office:value="0.357415854930878" calcext:value-type="float">
            <text:p>0.357415854930878</text:p>
          </table:table-cell>
          <table:table-cell table:number-columns-repeated="2"/>
        </table:table-row>
        <table:table-row table:style-name="ro1">
          <table:table-cell office:value-type="float" office:value="0.356050997972488" calcext:value-type="float">
            <text:p>0.356050997972488</text:p>
          </table:table-cell>
          <table:table-cell table:number-columns-repeated="2"/>
        </table:table-row>
        <table:table-row table:style-name="ro1">
          <table:table-cell office:value-type="float" office:value="0.358380079269409" calcext:value-type="float">
            <text:p>0.358380079269409</text:p>
          </table:table-cell>
          <table:table-cell table:number-columns-repeated="2"/>
        </table:table-row>
        <table:table-row table:style-name="ro1">
          <table:table-cell office:value-type="float" office:value="0.357495933771133" calcext:value-type="float">
            <text:p>0.357495933771133</text:p>
          </table:table-cell>
          <table:table-cell table:number-columns-repeated="2"/>
        </table:table-row>
        <table:table-row table:style-name="ro1">
          <table:table-cell office:value-type="float" office:value="0.357891172170639" calcext:value-type="float">
            <text:p>0.357891172170639</text:p>
          </table:table-cell>
          <table:table-cell table:number-columns-repeated="2"/>
        </table:table-row>
        <table:table-row table:style-name="ro1">
          <table:table-cell office:value-type="float" office:value="0.354624539613724" calcext:value-type="float">
            <text:p>0.354624539613724</text:p>
          </table:table-cell>
          <table:table-cell table:number-columns-repeated="2"/>
        </table:table-row>
        <table:table-row table:style-name="ro1">
          <table:table-cell office:value-type="float" office:value="0.355293482542038" calcext:value-type="float">
            <text:p>0.355293482542038</text:p>
          </table:table-cell>
          <table:table-cell table:number-columns-repeated="2"/>
        </table:table-row>
        <table:table-row table:style-name="ro1">
          <table:table-cell office:value-type="float" office:value="0.353589296340942" calcext:value-type="float">
            <text:p>0.353589296340942</text:p>
          </table:table-cell>
          <table:table-cell table:number-columns-repeated="2"/>
        </table:table-row>
        <table:table-row table:style-name="ro1">
          <table:table-cell office:value-type="float" office:value="0.353702306747436" calcext:value-type="float">
            <text:p>0.353702306747436</text:p>
          </table:table-cell>
          <table:table-cell table:number-columns-repeated="2"/>
        </table:table-row>
        <table:table-row table:style-name="ro1">
          <table:table-cell office:value-type="float" office:value="0.354269951581955" calcext:value-type="float">
            <text:p>0.354269951581955</text:p>
          </table:table-cell>
          <table:table-cell table:number-columns-repeated="2"/>
        </table:table-row>
        <table:table-row table:style-name="ro1">
          <table:table-cell office:value-type="float" office:value="0.35951441526413" calcext:value-type="float">
            <text:p>0.35951441526413</text:p>
          </table:table-cell>
          <table:table-cell table:number-columns-repeated="2"/>
        </table:table-row>
        <table:table-row table:style-name="ro1">
          <table:table-cell office:value-type="float" office:value="0.361026972532272" calcext:value-type="float">
            <text:p>0.361026972532272</text:p>
          </table:table-cell>
          <table:table-cell table:number-columns-repeated="2"/>
        </table:table-row>
        <table:table-row table:style-name="ro1">
          <table:table-cell office:value-type="float" office:value="0.360461384057999" calcext:value-type="float">
            <text:p>0.360461384057999</text:p>
          </table:table-cell>
          <table:table-cell table:number-columns-repeated="2"/>
        </table:table-row>
        <table:table-row table:style-name="ro1">
          <table:table-cell office:value-type="float" office:value="0.359708040952682" calcext:value-type="float">
            <text:p>0.359708040952682</text:p>
          </table:table-cell>
          <table:table-cell table:number-columns-repeated="2"/>
        </table:table-row>
        <table:table-row table:style-name="ro1">
          <table:table-cell office:value-type="float" office:value="0.35957732796669" calcext:value-type="float">
            <text:p>0.35957732796669</text:p>
          </table:table-cell>
          <table:table-cell table:number-columns-repeated="2"/>
        </table:table-row>
        <table:table-row table:style-name="ro1">
          <table:table-cell office:value-type="float" office:value="0.361752957105637" calcext:value-type="float">
            <text:p>0.361752957105637</text:p>
          </table:table-cell>
          <table:table-cell table:number-columns-repeated="2"/>
        </table:table-row>
        <table:table-row table:style-name="ro1">
          <table:table-cell office:value-type="float" office:value="0.361360490322113" calcext:value-type="float">
            <text:p>0.361360490322113</text:p>
          </table:table-cell>
          <table:table-cell table:number-columns-repeated="2"/>
        </table:table-row>
        <table:table-row table:style-name="ro1">
          <table:table-cell office:value-type="float" office:value="0.348771095275879" calcext:value-type="float">
            <text:p>0.348771095275879</text:p>
          </table:table-cell>
          <table:table-cell table:number-columns-repeated="2"/>
        </table:table-row>
        <table:table-row table:style-name="ro1">
          <table:table-cell office:value-type="float" office:value="0.348682790994644" calcext:value-type="float">
            <text:p>0.348682790994644</text:p>
          </table:table-cell>
          <table:table-cell table:number-columns-repeated="2"/>
        </table:table-row>
        <table:table-row table:style-name="ro1">
          <table:table-cell office:value-type="float" office:value="0.347471415996552" calcext:value-type="float">
            <text:p>0.347471415996552</text:p>
          </table:table-cell>
          <table:table-cell table:number-columns-repeated="2"/>
        </table:table-row>
        <table:table-row table:style-name="ro1">
          <table:table-cell office:value-type="float" office:value="0.348105192184448" calcext:value-type="float">
            <text:p>0.348105192184448</text:p>
          </table:table-cell>
          <table:table-cell table:number-columns-repeated="2"/>
        </table:table-row>
        <table:table-row table:style-name="ro1">
          <table:table-cell office:value-type="float" office:value="0.348179548978806" calcext:value-type="float">
            <text:p>0.348179548978806</text:p>
          </table:table-cell>
          <table:table-cell table:number-columns-repeated="2"/>
        </table:table-row>
        <table:table-row table:style-name="ro1">
          <table:table-cell office:value-type="float" office:value="0.353523910045624" calcext:value-type="float">
            <text:p>0.353523910045624</text:p>
          </table:table-cell>
          <table:table-cell table:number-columns-repeated="2"/>
        </table:table-row>
        <table:table-row table:style-name="ro1">
          <table:table-cell office:value-type="float" office:value="0.354494661092758" calcext:value-type="float">
            <text:p>0.354494661092758</text:p>
          </table:table-cell>
          <table:table-cell table:number-columns-repeated="2"/>
        </table:table-row>
        <table:table-row table:style-name="ro1">
          <table:table-cell office:value-type="float" office:value="0.351063638925552" calcext:value-type="float">
            <text:p>0.351063638925552</text:p>
          </table:table-cell>
          <table:table-cell table:number-columns-repeated="2"/>
        </table:table-row>
        <table:table-row table:style-name="ro1">
          <table:table-cell office:value-type="float" office:value="0.353869646787643" calcext:value-type="float">
            <text:p>0.353869646787643</text:p>
          </table:table-cell>
          <table:table-cell table:number-columns-repeated="2"/>
        </table:table-row>
        <table:table-row table:style-name="ro1">
          <table:table-cell office:value-type="float" office:value="0.353412955999374" calcext:value-type="float">
            <text:p>0.353412955999374</text:p>
          </table:table-cell>
          <table:table-cell table:number-columns-repeated="2"/>
        </table:table-row>
        <table:table-row table:style-name="ro1">
          <table:table-cell office:value-type="float" office:value="0.3553147315979" calcext:value-type="float">
            <text:p>0.3553147315979</text:p>
          </table:table-cell>
          <table:table-cell table:number-columns-repeated="2"/>
        </table:table-row>
        <table:table-row table:style-name="ro1">
          <table:table-cell office:value-type="float" office:value="0.354798167943955" calcext:value-type="float">
            <text:p>0.354798167943955</text:p>
          </table:table-cell>
          <table:table-cell table:number-columns-repeated="2"/>
        </table:table-row>
        <table:table-row table:style-name="ro1">
          <table:table-cell office:value-type="float" office:value="0.357448250055313" calcext:value-type="float">
            <text:p>0.357448250055313</text:p>
          </table:table-cell>
          <table:table-cell table:number-columns-repeated="2"/>
        </table:table-row>
        <table:table-row table:style-name="ro1">
          <table:table-cell office:value-type="float" office:value="0.35850328207016" calcext:value-type="float">
            <text:p>0.35850328207016</text:p>
          </table:table-cell>
          <table:table-cell table:number-columns-repeated="2"/>
        </table:table-row>
        <table:table-row table:style-name="ro1">
          <table:table-cell office:value-type="float" office:value="0.357032775878906" calcext:value-type="float">
            <text:p>0.357032775878906</text:p>
          </table:table-cell>
          <table:table-cell table:number-columns-repeated="2"/>
        </table:table-row>
        <table:table-row table:style-name="ro1">
          <table:table-cell office:value-type="float" office:value="0.356487035751343" calcext:value-type="float">
            <text:p>0.356487035751343</text:p>
          </table:table-cell>
          <table:table-cell table:number-columns-repeated="2"/>
        </table:table-row>
        <table:table-row table:style-name="ro1">
          <table:table-cell office:value-type="float" office:value="0.356898427009583" calcext:value-type="float">
            <text:p>0.356898427009583</text:p>
          </table:table-cell>
          <table:table-cell table:number-columns-repeated="2"/>
        </table:table-row>
        <table:table-row table:style-name="ro1">
          <table:table-cell office:value-type="float" office:value="0.35708737373352" calcext:value-type="float">
            <text:p>0.35708737373352</text:p>
          </table:table-cell>
          <table:table-cell table:number-columns-repeated="2"/>
        </table:table-row>
        <table:table-row table:style-name="ro1">
          <table:table-cell office:value-type="float" office:value="0.356056362390518" calcext:value-type="float">
            <text:p>0.356056362390518</text:p>
          </table:table-cell>
          <table:table-cell table:number-columns-repeated="2"/>
        </table:table-row>
        <table:table-row table:style-name="ro1">
          <table:table-cell office:value-type="float" office:value="0.355816155672073" calcext:value-type="float">
            <text:p>0.355816155672073</text:p>
          </table:table-cell>
          <table:table-cell table:number-columns-repeated="2"/>
        </table:table-row>
        <table:table-row table:style-name="ro1">
          <table:table-cell office:value-type="float" office:value="0.356309920549393" calcext:value-type="float">
            <text:p>0.356309920549393</text:p>
          </table:table-cell>
          <table:table-cell table:number-columns-repeated="2"/>
        </table:table-row>
        <table:table-row table:style-name="ro1">
          <table:table-cell office:value-type="float" office:value="0.357729315757751" calcext:value-type="float">
            <text:p>0.357729315757751</text:p>
          </table:table-cell>
          <table:table-cell table:number-columns-repeated="2"/>
        </table:table-row>
        <table:table-row table:style-name="ro1">
          <table:table-cell office:value-type="float" office:value="0.357620239257812" calcext:value-type="float">
            <text:p>0.357620239257812</text:p>
          </table:table-cell>
          <table:table-cell table:number-columns-repeated="2"/>
        </table:table-row>
        <table:table-row table:style-name="ro1">
          <table:table-cell office:value-type="float" office:value="0.357806503772736" calcext:value-type="float">
            <text:p>0.357806503772736</text:p>
          </table:table-cell>
          <table:table-cell table:number-columns-repeated="2"/>
        </table:table-row>
        <table:table-row table:style-name="ro1">
          <table:table-cell office:value-type="float" office:value="0.355797410011291" calcext:value-type="float">
            <text:p>0.355797410011291</text:p>
          </table:table-cell>
          <table:table-cell table:number-columns-repeated="2"/>
        </table:table-row>
        <table:table-row table:style-name="ro1">
          <table:table-cell office:value-type="float" office:value="0.355367213487625" calcext:value-type="float">
            <text:p>0.355367213487625</text:p>
          </table:table-cell>
          <table:table-cell table:number-columns-repeated="2"/>
        </table:table-row>
        <table:table-row table:style-name="ro1">
          <table:table-cell office:value-type="float" office:value="0.355329155921936" calcext:value-type="float">
            <text:p>0.355329155921936</text:p>
          </table:table-cell>
          <table:table-cell table:number-columns-repeated="2"/>
        </table:table-row>
        <table:table-row table:style-name="ro1">
          <table:table-cell office:value-type="float" office:value="0.354596465826035" calcext:value-type="float">
            <text:p>0.354596465826035</text:p>
          </table:table-cell>
          <table:table-cell table:number-columns-repeated="2"/>
        </table:table-row>
        <table:table-row table:style-name="ro1">
          <table:table-cell office:value-type="float" office:value="0.354714274406433" calcext:value-type="float">
            <text:p>0.354714274406433</text:p>
          </table:table-cell>
          <table:table-cell table:number-columns-repeated="2"/>
        </table:table-row>
        <table:table-row table:style-name="ro1">
          <table:table-cell office:value-type="float" office:value="0.354205042123795" calcext:value-type="float">
            <text:p>0.354205042123795</text:p>
          </table:table-cell>
          <table:table-cell table:number-columns-repeated="2"/>
        </table:table-row>
        <table:table-row table:style-name="ro1">
          <table:table-cell office:value-type="float" office:value="0.355386018753052" calcext:value-type="float">
            <text:p>0.355386018753052</text:p>
          </table:table-cell>
          <table:table-cell table:number-columns-repeated="2"/>
        </table:table-row>
        <table:table-row table:style-name="ro1">
          <table:table-cell office:value-type="float" office:value="0.355934619903564" calcext:value-type="float">
            <text:p>0.355934619903564</text:p>
          </table:table-cell>
          <table:table-cell table:number-columns-repeated="2"/>
        </table:table-row>
        <table:table-row table:style-name="ro1">
          <table:table-cell office:value-type="float" office:value="0.35471585392952" calcext:value-type="float">
            <text:p>0.35471585392952</text:p>
          </table:table-cell>
          <table:table-cell table:number-columns-repeated="2"/>
        </table:table-row>
        <table:table-row table:style-name="ro1">
          <table:table-cell office:value-type="float" office:value="0.355017304420471" calcext:value-type="float">
            <text:p>0.355017304420471</text:p>
          </table:table-cell>
          <table:table-cell table:number-columns-repeated="2"/>
        </table:table-row>
        <table:table-row table:style-name="ro1">
          <table:table-cell office:value-type="float" office:value="0.355012536048889" calcext:value-type="float">
            <text:p>0.355012536048889</text:p>
          </table:table-cell>
          <table:table-cell table:number-columns-repeated="2"/>
        </table:table-row>
        <table:table-row table:style-name="ro1">
          <table:table-cell office:value-type="float" office:value="0.354923754930496" calcext:value-type="float">
            <text:p>0.354923754930496</text:p>
          </table:table-cell>
          <table:table-cell table:number-columns-repeated="2"/>
        </table:table-row>
        <table:table-row table:style-name="ro1">
          <table:table-cell office:value-type="float" office:value="0.360653549432755" calcext:value-type="float">
            <text:p>0.360653549432755</text:p>
          </table:table-cell>
          <table:table-cell table:number-columns-repeated="2"/>
        </table:table-row>
        <table:table-row table:style-name="ro1">
          <table:table-cell office:value-type="float" office:value="0.399895042181015" calcext:value-type="float">
            <text:p>0.399895042181015</text:p>
          </table:table-cell>
          <table:table-cell table:number-columns-repeated="2"/>
        </table:table-row>
        <table:table-row table:style-name="ro1">
          <table:table-cell office:value-type="float" office:value="0.399413883686066" calcext:value-type="float">
            <text:p>0.399413883686066</text:p>
          </table:table-cell>
          <table:table-cell table:number-columns-repeated="2"/>
        </table:table-row>
        <table:table-row table:style-name="ro1">
          <table:table-cell office:value-type="float" office:value="0.396198272705078" calcext:value-type="float">
            <text:p>0.396198272705078</text:p>
          </table:table-cell>
          <table:table-cell table:number-columns-repeated="2"/>
        </table:table-row>
        <table:table-row table:style-name="ro1">
          <table:table-cell office:value-type="float" office:value="0.396448016166687" calcext:value-type="float">
            <text:p>0.396448016166687</text:p>
          </table:table-cell>
          <table:table-cell table:number-columns-repeated="2"/>
        </table:table-row>
        <table:table-row table:style-name="ro1">
          <table:table-cell office:value-type="float" office:value="0.396230161190033" calcext:value-type="float">
            <text:p>0.396230161190033</text:p>
          </table:table-cell>
          <table:table-cell table:number-columns-repeated="2"/>
        </table:table-row>
        <table:table-row table:style-name="ro1">
          <table:table-cell office:value-type="float" office:value="0.39553040266037" calcext:value-type="float">
            <text:p>0.39553040266037</text:p>
          </table:table-cell>
          <table:table-cell table:number-columns-repeated="2"/>
        </table:table-row>
        <table:table-row table:style-name="ro1">
          <table:table-cell office:value-type="float" office:value="0.397510766983032" calcext:value-type="float">
            <text:p>0.397510766983032</text:p>
          </table:table-cell>
          <table:table-cell table:number-columns-repeated="2"/>
        </table:table-row>
        <table:table-row table:style-name="ro1">
          <table:table-cell office:value-type="float" office:value="0.39677831530571" calcext:value-type="float">
            <text:p>0.39677831530571</text:p>
          </table:table-cell>
          <table:table-cell table:number-columns-repeated="2"/>
        </table:table-row>
        <table:table-row table:style-name="ro1">
          <table:table-cell office:value-type="float" office:value="0.395549118518829" calcext:value-type="float">
            <text:p>0.395549118518829</text:p>
          </table:table-cell>
          <table:table-cell table:number-columns-repeated="2"/>
        </table:table-row>
        <table:table-row table:style-name="ro1">
          <table:table-cell office:value-type="float" office:value="0.396395206451416" calcext:value-type="float">
            <text:p>0.396395206451416</text:p>
          </table:table-cell>
          <table:table-cell table:number-columns-repeated="2"/>
        </table:table-row>
        <table:table-row table:style-name="ro1">
          <table:table-cell office:value-type="float" office:value="0.397128641605377" calcext:value-type="float">
            <text:p>0.397128641605377</text:p>
          </table:table-cell>
          <table:table-cell table:number-columns-repeated="2"/>
        </table:table-row>
        <table:table-row table:style-name="ro1">
          <table:table-cell office:value-type="float" office:value="0.391727894544601" calcext:value-type="float">
            <text:p>0.391727894544601</text:p>
          </table:table-cell>
          <table:table-cell table:number-columns-repeated="2"/>
        </table:table-row>
        <table:table-row table:style-name="ro1">
          <table:table-cell office:value-type="float" office:value="0.391806811094284" calcext:value-type="float">
            <text:p>0.391806811094284</text:p>
          </table:table-cell>
          <table:table-cell table:number-columns-repeated="2"/>
        </table:table-row>
        <table:table-row table:style-name="ro1">
          <table:table-cell office:value-type="float" office:value="0.391073822975159" calcext:value-type="float">
            <text:p>0.391073822975159</text:p>
          </table:table-cell>
          <table:table-cell table:number-columns-repeated="2"/>
        </table:table-row>
        <table:table-row table:style-name="ro1">
          <table:table-cell office:value-type="float" office:value="0.391426742076874" calcext:value-type="float">
            <text:p>0.391426742076874</text:p>
          </table:table-cell>
          <table:table-cell table:number-columns-repeated="2"/>
        </table:table-row>
        <table:table-row table:style-name="ro1">
          <table:table-cell office:value-type="float" office:value="0.391626417636871" calcext:value-type="float">
            <text:p>0.391626417636871</text:p>
          </table:table-cell>
          <table:table-cell table:number-columns-repeated="2"/>
        </table:table-row>
        <table:table-row table:style-name="ro1">
          <table:table-cell office:value-type="float" office:value="0.391539961099625" calcext:value-type="float">
            <text:p>0.391539961099625</text:p>
          </table:table-cell>
          <table:table-cell table:number-columns-repeated="2"/>
        </table:table-row>
        <table:table-row table:style-name="ro1">
          <table:table-cell office:value-type="float" office:value="0.392831474542618" calcext:value-type="float">
            <text:p>0.392831474542618</text:p>
          </table:table-cell>
          <table:table-cell table:number-columns-repeated="2"/>
        </table:table-row>
        <table:table-row table:style-name="ro1">
          <table:table-cell office:value-type="float" office:value="0.392484426498413" calcext:value-type="float">
            <text:p>0.392484426498413</text:p>
          </table:table-cell>
          <table:table-cell table:number-columns-repeated="2"/>
        </table:table-row>
        <table:table-row table:style-name="ro1">
          <table:table-cell office:value-type="float" office:value="0.392021119594574" calcext:value-type="float">
            <text:p>0.392021119594574</text:p>
          </table:table-cell>
          <table:table-cell table:number-columns-repeated="2"/>
        </table:table-row>
        <table:table-row table:style-name="ro1">
          <table:table-cell office:value-type="float" office:value="0.392463654279709" calcext:value-type="float">
            <text:p>0.392463654279709</text:p>
          </table:table-cell>
          <table:table-cell table:number-columns-repeated="2"/>
        </table:table-row>
        <table:table-row table:style-name="ro1">
          <table:table-cell office:value-type="float" office:value="0.389876872301102" calcext:value-type="float">
            <text:p>0.389876872301102</text:p>
          </table:table-cell>
          <table:table-cell table:number-columns-repeated="2"/>
        </table:table-row>
        <table:table-row table:style-name="ro1">
          <table:table-cell office:value-type="float" office:value="0.390142261981964" calcext:value-type="float">
            <text:p>0.390142261981964</text:p>
          </table:table-cell>
          <table:table-cell table:number-columns-repeated="2"/>
        </table:table-row>
        <table:table-row table:style-name="ro1">
          <table:table-cell office:value-type="float" office:value="0.390289396047592" calcext:value-type="float">
            <text:p>0.390289396047592</text:p>
          </table:table-cell>
          <table:table-cell table:number-columns-repeated="2"/>
        </table:table-row>
        <table:table-row table:style-name="ro1">
          <table:table-cell office:value-type="float" office:value="0.389429032802582" calcext:value-type="float">
            <text:p>0.389429032802582</text:p>
          </table:table-cell>
          <table:table-cell table:number-columns-repeated="2"/>
        </table:table-row>
        <table:table-row table:style-name="ro1">
          <table:table-cell office:value-type="float" office:value="0.39025029540062" calcext:value-type="float">
            <text:p>0.39025029540062</text:p>
          </table:table-cell>
          <table:table-cell table:number-columns-repeated="2"/>
        </table:table-row>
        <table:table-row table:style-name="ro1">
          <table:table-cell office:value-type="float" office:value="0.389397531747818" calcext:value-type="float">
            <text:p>0.389397531747818</text:p>
          </table:table-cell>
          <table:table-cell table:number-columns-repeated="2"/>
        </table:table-row>
        <table:table-row table:style-name="ro1">
          <table:table-cell office:value-type="float" office:value="0.389303058385849" calcext:value-type="float">
            <text:p>0.389303058385849</text:p>
          </table:table-cell>
          <table:table-cell table:number-columns-repeated="2"/>
        </table:table-row>
        <table:table-row table:style-name="ro1">
          <table:table-cell office:value-type="float" office:value="0.390391319990158" calcext:value-type="float">
            <text:p>0.390391319990158</text:p>
          </table:table-cell>
          <table:table-cell table:number-columns-repeated="2"/>
        </table:table-row>
        <table:table-row table:style-name="ro1">
          <table:table-cell office:value-type="float" office:value="0.390404224395752" calcext:value-type="float">
            <text:p>0.390404224395752</text:p>
          </table:table-cell>
          <table:table-cell table:number-columns-repeated="2"/>
        </table:table-row>
        <table:table-row table:style-name="ro1">
          <table:table-cell office:value-type="float" office:value="0.391577690839767" calcext:value-type="float">
            <text:p>0.391577690839767</text:p>
          </table:table-cell>
          <table:table-cell table:number-columns-repeated="2"/>
        </table:table-row>
        <table:table-row table:style-name="ro1">
          <table:table-cell office:value-type="float" office:value="0.390681654214859" calcext:value-type="float">
            <text:p>0.390681654214859</text:p>
          </table:table-cell>
          <table:table-cell table:number-columns-repeated="2"/>
        </table:table-row>
        <table:table-row table:style-name="ro1">
          <table:table-cell office:value-type="float" office:value="0.371701717376709" calcext:value-type="float">
            <text:p>0.371701717376709</text:p>
          </table:table-cell>
          <table:table-cell table:number-columns-repeated="2"/>
        </table:table-row>
        <table:table-row table:style-name="ro1">
          <table:table-cell office:value-type="float" office:value="0.36625263094902" calcext:value-type="float">
            <text:p>0.36625263094902</text:p>
          </table:table-cell>
          <table:table-cell table:number-columns-repeated="2"/>
        </table:table-row>
        <table:table-row table:style-name="ro1">
          <table:table-cell office:value-type="float" office:value="0.364689528942108" calcext:value-type="float">
            <text:p>0.364689528942108</text:p>
          </table:table-cell>
          <table:table-cell table:number-columns-repeated="2"/>
        </table:table-row>
        <table:table-row table:style-name="ro1">
          <table:table-cell office:value-type="float" office:value="0.37072566151619" calcext:value-type="float">
            <text:p>0.37072566151619</text:p>
          </table:table-cell>
          <table:table-cell table:number-columns-repeated="2"/>
        </table:table-row>
        <table:table-row table:style-name="ro1">
          <table:table-cell office:value-type="float" office:value="0.374398469924927" calcext:value-type="float">
            <text:p>0.374398469924927</text:p>
          </table:table-cell>
          <table:table-cell table:number-columns-repeated="2"/>
        </table:table-row>
        <table:table-row table:style-name="ro1">
          <table:table-cell office:value-type="float" office:value="0.374596774578094" calcext:value-type="float">
            <text:p>0.374596774578094</text:p>
          </table:table-cell>
          <table:table-cell table:number-columns-repeated="2"/>
        </table:table-row>
        <table:table-row table:style-name="ro1">
          <table:table-cell office:value-type="float" office:value="0.373105108737946" calcext:value-type="float">
            <text:p>0.373105108737946</text:p>
          </table:table-cell>
          <table:table-cell table:number-columns-repeated="2"/>
        </table:table-row>
        <table:table-row table:style-name="ro1">
          <table:table-cell office:value-type="float" office:value="0.374548107385635" calcext:value-type="float">
            <text:p>0.374548107385635</text:p>
          </table:table-cell>
          <table:table-cell table:number-columns-repeated="2"/>
        </table:table-row>
        <table:table-row table:style-name="ro1">
          <table:table-cell office:value-type="float" office:value="0.374579429626465" calcext:value-type="float">
            <text:p>0.374579429626465</text:p>
          </table:table-cell>
          <table:table-cell table:number-columns-repeated="2"/>
        </table:table-row>
        <table:table-row table:style-name="ro1">
          <table:table-cell office:value-type="float" office:value="0.374551922082901" calcext:value-type="float">
            <text:p>0.374551922082901</text:p>
          </table:table-cell>
          <table:table-cell table:number-columns-repeated="2"/>
        </table:table-row>
        <table:table-row table:style-name="ro1">
          <table:table-cell office:value-type="float" office:value="0.374185562133789" calcext:value-type="float">
            <text:p>0.374185562133789</text:p>
          </table:table-cell>
          <table:table-cell table:number-columns-repeated="2"/>
        </table:table-row>
        <table:table-row table:style-name="ro1">
          <table:table-cell office:value-type="float" office:value="0.374643355607986" calcext:value-type="float">
            <text:p>0.374643355607986</text:p>
          </table:table-cell>
          <table:table-cell table:number-columns-repeated="2"/>
        </table:table-row>
        <table:table-row table:style-name="ro1">
          <table:table-cell office:value-type="float" office:value="0.373848527669907" calcext:value-type="float">
            <text:p>0.373848527669907</text:p>
          </table:table-cell>
          <table:table-cell table:number-columns-repeated="2"/>
        </table:table-row>
        <table:table-row table:style-name="ro1">
          <table:table-cell office:value-type="float" office:value="0.374880135059357" calcext:value-type="float">
            <text:p>0.374880135059357</text:p>
          </table:table-cell>
          <table:table-cell table:number-columns-repeated="2"/>
        </table:table-row>
        <table:table-row table:style-name="ro1">
          <table:table-cell office:value-type="float" office:value="0.37438777089119" calcext:value-type="float">
            <text:p>0.37438777089119</text:p>
          </table:table-cell>
          <table:table-cell table:number-columns-repeated="2"/>
        </table:table-row>
        <table:table-row table:style-name="ro1">
          <table:table-cell office:value-type="float" office:value="0.365257292985916" calcext:value-type="float">
            <text:p>0.365257292985916</text:p>
          </table:table-cell>
          <table:table-cell table:number-columns-repeated="2"/>
        </table:table-row>
        <table:table-row table:style-name="ro1">
          <table:table-cell office:value-type="float" office:value="0.663641512393951" calcext:value-type="float">
            <text:p>0.663641512393951</text:p>
          </table:table-cell>
          <table:table-cell table:number-columns-repeated="2"/>
        </table:table-row>
        <table:table-row table:style-name="ro1">
          <table:table-cell office:value-type="float" office:value="0.366250455379486" calcext:value-type="float">
            <text:p>0.366250455379486</text:p>
          </table:table-cell>
          <table:table-cell table:number-columns-repeated="2"/>
        </table:table-row>
        <table:table-row table:style-name="ro1">
          <table:table-cell office:value-type="float" office:value="0.847631931304931" calcext:value-type="float">
            <text:p>0.847631931304931</text:p>
          </table:table-cell>
          <table:table-cell table:number-columns-repeated="2"/>
        </table:table-row>
        <table:table-row table:style-name="ro1">
          <table:table-cell office:value-type="float" office:value="0.365114837884903" calcext:value-type="float">
            <text:p>0.365114837884903</text:p>
          </table:table-cell>
          <table:table-cell table:number-columns-repeated="2"/>
        </table:table-row>
        <table:table-row table:style-name="ro1">
          <table:table-cell office:value-type="float" office:value="0.759371042251587" calcext:value-type="float">
            <text:p>0.759371042251587</text:p>
          </table:table-cell>
          <table:table-cell table:number-columns-repeated="2"/>
        </table:table-row>
        <table:table-row table:style-name="ro1">
          <table:table-cell office:value-type="float" office:value="0.365658819675446" calcext:value-type="float">
            <text:p>0.365658819675446</text:p>
          </table:table-cell>
          <table:table-cell table:number-columns-repeated="2"/>
        </table:table-row>
        <table:table-row table:style-name="ro1">
          <table:table-cell office:value-type="float" office:value="0.779667675495148" calcext:value-type="float">
            <text:p>0.779667675495148</text:p>
          </table:table-cell>
          <table:table-cell table:number-columns-repeated="2"/>
        </table:table-row>
        <table:table-row table:style-name="ro1">
          <table:table-cell office:value-type="float" office:value="0.364368319511414" calcext:value-type="float">
            <text:p>0.364368319511414</text:p>
          </table:table-cell>
          <table:table-cell table:number-columns-repeated="2"/>
        </table:table-row>
        <table:table-row table:style-name="ro1">
          <table:table-cell office:value-type="float" office:value="0.609527230262756" calcext:value-type="float">
            <text:p>0.609527230262756</text:p>
          </table:table-cell>
          <table:table-cell table:number-columns-repeated="2"/>
        </table:table-row>
        <table:table-row table:style-name="ro1">
          <table:table-cell office:value-type="float" office:value="0.365288138389587" calcext:value-type="float">
            <text:p>0.365288138389587</text:p>
          </table:table-cell>
          <table:table-cell table:number-columns-repeated="2"/>
        </table:table-row>
        <table:table-row table:style-name="ro1">
          <table:table-cell office:value-type="float" office:value="0.717381656169891" calcext:value-type="float">
            <text:p>0.717381656169891</text:p>
          </table:table-cell>
          <table:table-cell table:number-columns-repeated="2"/>
        </table:table-row>
        <table:table-row table:style-name="ro1">
          <table:table-cell office:value-type="float" office:value="0.364858955144882" calcext:value-type="float">
            <text:p>0.364858955144882</text:p>
          </table:table-cell>
          <table:table-cell table:number-columns-repeated="2"/>
        </table:table-row>
        <table:table-row table:style-name="ro1">
          <table:table-cell office:value-type="float" office:value="0.792396366596222" calcext:value-type="float">
            <text:p>0.792396366596222</text:p>
          </table:table-cell>
          <table:table-cell table:number-columns-repeated="2"/>
        </table:table-row>
        <table:table-row table:style-name="ro1">
          <table:table-cell office:value-type="float" office:value="0.365560799837112" calcext:value-type="float">
            <text:p>0.365560799837112</text:p>
          </table:table-cell>
          <table:table-cell table:number-columns-repeated="2"/>
        </table:table-row>
        <table:table-row table:style-name="ro1">
          <table:table-cell office:value-type="float" office:value="0.738984644412994" calcext:value-type="float">
            <text:p>0.738984644412994</text:p>
          </table:table-cell>
          <table:table-cell table:number-columns-repeated="2"/>
        </table:table-row>
        <table:table-row table:style-name="ro1">
          <table:table-cell office:value-type="float" office:value="0.36464124917984" calcext:value-type="float">
            <text:p>0.36464124917984</text:p>
          </table:table-cell>
          <table:table-cell table:number-columns-repeated="2"/>
        </table:table-row>
        <table:table-row table:style-name="ro1">
          <table:table-cell office:value-type="float" office:value="0.793691694736481" calcext:value-type="float">
            <text:p>0.793691694736481</text:p>
          </table:table-cell>
          <table:table-cell table:number-columns-repeated="2"/>
        </table:table-row>
        <table:table-row table:style-name="ro1">
          <table:table-cell office:value-type="float" office:value="0.365246534347534" calcext:value-type="float">
            <text:p>0.365246534347534</text:p>
          </table:table-cell>
          <table:table-cell table:number-columns-repeated="2"/>
        </table:table-row>
        <table:table-row table:style-name="ro1">
          <table:table-cell office:value-type="float" office:value="0.655554711818695" calcext:value-type="float">
            <text:p>0.655554711818695</text:p>
          </table:table-cell>
          <table:table-cell table:number-columns-repeated="2"/>
        </table:table-row>
        <table:table-row table:style-name="ro1">
          <table:table-cell office:value-type="float" office:value="0.365477740764618" calcext:value-type="float">
            <text:p>0.365477740764618</text:p>
          </table:table-cell>
          <table:table-cell table:number-columns-repeated="2"/>
        </table:table-row>
        <table:table-row table:style-name="ro1">
          <table:table-cell office:value-type="float" office:value="0.367395430803299" calcext:value-type="float">
            <text:p>0.367395430803299</text:p>
          </table:table-cell>
          <table:table-cell table:number-columns-repeated="2"/>
        </table:table-row>
        <table:table-row table:style-name="ro1">
          <table:table-cell office:value-type="float" office:value="0.368811309337616" calcext:value-type="float">
            <text:p>0.368811309337616</text:p>
          </table:table-cell>
          <table:table-cell table:number-columns-repeated="2"/>
        </table:table-row>
        <table:table-row table:style-name="ro1">
          <table:table-cell office:value-type="float" office:value="0.370330631732941" calcext:value-type="float">
            <text:p>0.370330631732941</text:p>
          </table:table-cell>
          <table:table-cell table:number-columns-repeated="2"/>
        </table:table-row>
        <table:table-row table:style-name="ro1">
          <table:table-cell office:value-type="float" office:value="0.370955616235733" calcext:value-type="float">
            <text:p>0.370955616235733</text:p>
          </table:table-cell>
          <table:table-cell table:number-columns-repeated="2"/>
        </table:table-row>
        <table:table-row table:style-name="ro1">
          <table:table-cell office:value-type="float" office:value="0.37135374546051" calcext:value-type="float">
            <text:p>0.37135374546051</text:p>
          </table:table-cell>
          <table:table-cell table:number-columns-repeated="2"/>
        </table:table-row>
        <table:table-row table:style-name="ro1">
          <table:table-cell office:value-type="float" office:value="0.371839761734009" calcext:value-type="float">
            <text:p>0.371839761734009</text:p>
          </table:table-cell>
          <table:table-cell table:number-columns-repeated="2"/>
        </table:table-row>
        <table:table-row table:style-name="ro1">
          <table:table-cell office:value-type="float" office:value="0.407532662153244" calcext:value-type="float">
            <text:p>0.407532662153244</text:p>
          </table:table-cell>
          <table:table-cell table:number-columns-repeated="2"/>
        </table:table-row>
        <table:table-row table:style-name="ro1">
          <table:table-cell office:value-type="float" office:value="0.410352379083633" calcext:value-type="float">
            <text:p>0.410352379083633</text:p>
          </table:table-cell>
          <table:table-cell table:number-columns-repeated="2"/>
        </table:table-row>
        <table:table-row table:style-name="ro1">
          <table:table-cell office:value-type="float" office:value="0.409774035215378" calcext:value-type="float">
            <text:p>0.409774035215378</text:p>
          </table:table-cell>
          <table:table-cell table:number-columns-repeated="2"/>
        </table:table-row>
        <table:table-row table:style-name="ro1">
          <table:table-cell office:value-type="float" office:value="0.411318957805634" calcext:value-type="float">
            <text:p>0.411318957805634</text:p>
          </table:table-cell>
          <table:table-cell table:number-columns-repeated="2"/>
        </table:table-row>
        <table:table-row table:style-name="ro1">
          <table:table-cell office:value-type="float" office:value="0.409795582294464" calcext:value-type="float">
            <text:p>0.409795582294464</text:p>
          </table:table-cell>
          <table:table-cell table:number-columns-repeated="2"/>
        </table:table-row>
        <table:table-row table:style-name="ro1">
          <table:table-cell office:value-type="float" office:value="0.416530340909958" calcext:value-type="float">
            <text:p>0.416530340909958</text:p>
          </table:table-cell>
          <table:table-cell table:number-columns-repeated="2"/>
        </table:table-row>
        <table:table-row table:style-name="ro1">
          <table:table-cell office:value-type="float" office:value="0.416912823915482" calcext:value-type="float">
            <text:p>0.416912823915482</text:p>
          </table:table-cell>
          <table:table-cell table:number-columns-repeated="2"/>
        </table:table-row>
        <table:table-row table:style-name="ro1">
          <table:table-cell office:value-type="float" office:value="0.40529465675354" calcext:value-type="float">
            <text:p>0.40529465675354</text:p>
          </table:table-cell>
          <table:table-cell table:number-columns-repeated="2"/>
        </table:table-row>
        <table:table-row table:style-name="ro1">
          <table:table-cell office:value-type="float" office:value="0.405746996402741" calcext:value-type="float">
            <text:p>0.405746996402741</text:p>
          </table:table-cell>
          <table:table-cell table:number-columns-repeated="2"/>
        </table:table-row>
        <table:table-row table:style-name="ro1">
          <table:table-cell office:value-type="float" office:value="0.406355559825897" calcext:value-type="float">
            <text:p>0.406355559825897</text:p>
          </table:table-cell>
          <table:table-cell table:number-columns-repeated="2"/>
        </table:table-row>
        <table:table-row table:style-name="ro1">
          <table:table-cell office:value-type="float" office:value="0.408213287591934" calcext:value-type="float">
            <text:p>0.408213287591934</text:p>
          </table:table-cell>
          <table:table-cell table:number-columns-repeated="2"/>
        </table:table-row>
        <table:table-row table:style-name="ro1">
          <table:table-cell office:value-type="float" office:value="0.40603119134903" calcext:value-type="float">
            <text:p>0.40603119134903</text:p>
          </table:table-cell>
          <table:table-cell table:number-columns-repeated="2"/>
        </table:table-row>
        <table:table-row table:style-name="ro1">
          <table:table-cell office:value-type="float" office:value="0.405712425708771" calcext:value-type="float">
            <text:p>0.405712425708771</text:p>
          </table:table-cell>
          <table:table-cell table:number-columns-repeated="2"/>
        </table:table-row>
        <table:table-row table:style-name="ro1">
          <table:table-cell office:value-type="float" office:value="0.406854420900345" calcext:value-type="float">
            <text:p>0.406854420900345</text:p>
          </table:table-cell>
          <table:table-cell table:number-columns-repeated="2"/>
        </table:table-row>
        <table:table-row table:style-name="ro1">
          <table:table-cell office:value-type="float" office:value="0.407083332538605" calcext:value-type="float">
            <text:p>0.407083332538605</text:p>
          </table:table-cell>
          <table:table-cell table:number-columns-repeated="2"/>
        </table:table-row>
        <table:table-row table:style-name="ro1">
          <table:table-cell office:value-type="float" office:value="0.407107204198837" calcext:value-type="float">
            <text:p>0.407107204198837</text:p>
          </table:table-cell>
          <table:table-cell table:number-columns-repeated="2"/>
        </table:table-row>
        <table:table-row table:style-name="ro1">
          <table:table-cell office:value-type="float" office:value="0.409877181053162" calcext:value-type="float">
            <text:p>0.409877181053162</text:p>
          </table:table-cell>
          <table:table-cell table:number-columns-repeated="2"/>
        </table:table-row>
        <table:table-row table:style-name="ro1">
          <table:table-cell office:value-type="float" office:value="0.408290386199951" calcext:value-type="float">
            <text:p>0.408290386199951</text:p>
          </table:table-cell>
          <table:table-cell table:number-columns-repeated="2"/>
        </table:table-row>
        <table:table-row table:style-name="ro1">
          <table:table-cell office:value-type="float" office:value="0.407992571592331" calcext:value-type="float">
            <text:p>0.407992571592331</text:p>
          </table:table-cell>
          <table:table-cell table:number-columns-repeated="2"/>
        </table:table-row>
        <table:table-row table:style-name="ro1">
          <table:table-cell office:value-type="float" office:value="0.40314844250679" calcext:value-type="float">
            <text:p>0.40314844250679</text:p>
          </table:table-cell>
          <table:table-cell table:number-columns-repeated="2"/>
        </table:table-row>
        <table:table-row table:style-name="ro1">
          <table:table-cell office:value-type="float" office:value="0.404287934303284" calcext:value-type="float">
            <text:p>0.404287934303284</text:p>
          </table:table-cell>
          <table:table-cell table:number-columns-repeated="2"/>
        </table:table-row>
        <table:table-row table:style-name="ro1">
          <table:table-cell office:value-type="float" office:value="0.405159741640091" calcext:value-type="float">
            <text:p>0.405159741640091</text:p>
          </table:table-cell>
          <table:table-cell table:number-columns-repeated="2"/>
        </table:table-row>
        <table:table-row table:style-name="ro1">
          <table:table-cell office:value-type="float" office:value="0.404742628335953" calcext:value-type="float">
            <text:p>0.404742628335953</text:p>
          </table:table-cell>
          <table:table-cell table:number-columns-repeated="2"/>
        </table:table-row>
        <table:table-row table:style-name="ro1">
          <table:table-cell office:value-type="float" office:value="0.403068512678146" calcext:value-type="float">
            <text:p>0.403068512678146</text:p>
          </table:table-cell>
          <table:table-cell table:number-columns-repeated="2"/>
        </table:table-row>
        <table:table-row table:style-name="ro1">
          <table:table-cell office:value-type="float" office:value="0.402583003044128" calcext:value-type="float">
            <text:p>0.402583003044128</text:p>
          </table:table-cell>
          <table:table-cell table:number-columns-repeated="2"/>
        </table:table-row>
        <table:table-row table:style-name="ro1">
          <table:table-cell office:value-type="float" office:value="0.404187887907028" calcext:value-type="float">
            <text:p>0.404187887907028</text:p>
          </table:table-cell>
          <table:table-cell table:number-columns-repeated="2"/>
        </table:table-row>
        <table:table-row table:style-name="ro1">
          <table:table-cell office:value-type="float" office:value="0.404022365808487" calcext:value-type="float">
            <text:p>0.404022365808487</text:p>
          </table:table-cell>
          <table:table-cell table:number-columns-repeated="2"/>
        </table:table-row>
        <table:table-row table:style-name="ro1">
          <table:table-cell office:value-type="float" office:value="0.404600650072098" calcext:value-type="float">
            <text:p>0.404600650072098</text:p>
          </table:table-cell>
          <table:table-cell table:number-columns-repeated="2"/>
        </table:table-row>
        <table:table-row table:style-name="ro1">
          <table:table-cell office:value-type="float" office:value="0.405847311019898" calcext:value-type="float">
            <text:p>0.405847311019898</text:p>
          </table:table-cell>
          <table:table-cell table:number-columns-repeated="2"/>
        </table:table-row>
        <table:table-row table:style-name="ro1">
          <table:table-cell office:value-type="float" office:value="0.404518008232117" calcext:value-type="float">
            <text:p>0.404518008232117</text:p>
          </table:table-cell>
          <table:table-cell table:number-columns-repeated="2"/>
        </table:table-row>
        <table:table-row table:style-name="ro1">
          <table:table-cell office:value-type="float" office:value="0.404202282428742" calcext:value-type="float">
            <text:p>0.404202282428742</text:p>
          </table:table-cell>
          <table:table-cell table:number-columns-repeated="2"/>
        </table:table-row>
        <table:table-row table:style-name="ro1">
          <table:table-cell office:value-type="float" office:value="0.413287609815598" calcext:value-type="float">
            <text:p>0.413287609815598</text:p>
          </table:table-cell>
          <table:table-cell table:number-columns-repeated="2"/>
        </table:table-row>
        <table:table-row table:style-name="ro1">
          <table:table-cell office:value-type="float" office:value="0.37702676653862" calcext:value-type="float">
            <text:p>0.37702676653862</text:p>
          </table:table-cell>
          <table:table-cell table:number-columns-repeated="2"/>
        </table:table-row>
        <table:table-row table:style-name="ro1">
          <table:table-cell office:value-type="float" office:value="0.381865739822388" calcext:value-type="float">
            <text:p>0.381865739822388</text:p>
          </table:table-cell>
          <table:table-cell table:number-columns-repeated="2"/>
        </table:table-row>
        <table:table-row table:style-name="ro1">
          <table:table-cell office:value-type="float" office:value="0.380516082048416" calcext:value-type="float">
            <text:p>0.380516082048416</text:p>
          </table:table-cell>
          <table:table-cell table:number-columns-repeated="2"/>
        </table:table-row>
        <table:table-row table:style-name="ro1">
          <table:table-cell office:value-type="float" office:value="0.381969928741455" calcext:value-type="float">
            <text:p>0.381969928741455</text:p>
          </table:table-cell>
          <table:table-cell table:number-columns-repeated="2"/>
        </table:table-row>
        <table:table-row table:style-name="ro1">
          <table:table-cell office:value-type="float" office:value="0.381887793540955" calcext:value-type="float">
            <text:p>0.381887793540955</text:p>
          </table:table-cell>
          <table:table-cell table:number-columns-repeated="2"/>
        </table:table-row>
        <table:table-row table:style-name="ro1">
          <table:table-cell office:value-type="float" office:value="0.377871572971344" calcext:value-type="float">
            <text:p>0.377871572971344</text:p>
          </table:table-cell>
          <table:table-cell table:number-columns-repeated="2"/>
        </table:table-row>
        <table:table-row table:style-name="ro1">
          <table:table-cell office:value-type="float" office:value="0.378265678882599" calcext:value-type="float">
            <text:p>0.378265678882599</text:p>
          </table:table-cell>
          <table:table-cell table:number-columns-repeated="2"/>
        </table:table-row>
        <table:table-row table:style-name="ro1">
          <table:table-cell office:value-type="float" office:value="0.379019111394882" calcext:value-type="float">
            <text:p>0.379019111394882</text:p>
          </table:table-cell>
          <table:table-cell table:number-columns-repeated="2"/>
        </table:table-row>
        <table:table-row table:style-name="ro1">
          <table:table-cell office:value-type="float" office:value="0.401692658662796" calcext:value-type="float">
            <text:p>0.401692658662796</text:p>
          </table:table-cell>
          <table:table-cell table:number-columns-repeated="2"/>
        </table:table-row>
        <table:table-row table:style-name="ro1">
          <table:table-cell office:value-type="float" office:value="0.374515980482101" calcext:value-type="float">
            <text:p>0.374515980482101</text:p>
          </table:table-cell>
          <table:table-cell table:number-columns-repeated="2"/>
        </table:table-row>
        <table:table-row table:style-name="ro1">
          <table:table-cell office:value-type="float" office:value="0.374658435583115" calcext:value-type="float">
            <text:p>0.374658435583115</text:p>
          </table:table-cell>
          <table:table-cell table:number-columns-repeated="2"/>
        </table:table-row>
        <table:table-row table:style-name="ro1">
          <table:table-cell office:value-type="float" office:value="0.365481168031692" calcext:value-type="float">
            <text:p>0.365481168031692</text:p>
          </table:table-cell>
          <table:table-cell table:number-columns-repeated="2"/>
        </table:table-row>
        <table:table-row table:style-name="ro1">
          <table:table-cell office:value-type="float" office:value="0.364957988262177" calcext:value-type="float">
            <text:p>0.364957988262177</text:p>
          </table:table-cell>
          <table:table-cell table:number-columns-repeated="2"/>
        </table:table-row>
        <table:table-row table:style-name="ro1">
          <table:table-cell office:value-type="float" office:value="0.365405708551407" calcext:value-type="float">
            <text:p>0.365405708551407</text:p>
          </table:table-cell>
          <table:table-cell table:number-columns-repeated="2"/>
        </table:table-row>
        <table:table-row table:style-name="ro1">
          <table:table-cell office:value-type="float" office:value="0.365256100893021" calcext:value-type="float">
            <text:p>0.365256100893021</text:p>
          </table:table-cell>
          <table:table-cell table:number-columns-repeated="2"/>
        </table:table-row>
        <table:table-row table:style-name="ro1">
          <table:table-cell office:value-type="float" office:value="0.365470707416534" calcext:value-type="float">
            <text:p>0.365470707416534</text:p>
          </table:table-cell>
          <table:table-cell table:number-columns-repeated="2"/>
        </table:table-row>
        <table:table-row table:style-name="ro1">
          <table:table-cell office:value-type="float" office:value="0.39186504483223" calcext:value-type="float">
            <text:p>0.39186504483223</text:p>
          </table:table-cell>
          <table:table-cell table:number-columns-repeated="2"/>
        </table:table-row>
        <table:table-row table:style-name="ro1">
          <table:table-cell office:value-type="float" office:value="0.365552395582199" calcext:value-type="float">
            <text:p>0.365552395582199</text:p>
          </table:table-cell>
          <table:table-cell table:number-columns-repeated="2"/>
        </table:table-row>
        <table:table-row table:style-name="ro1">
          <table:table-cell office:value-type="float" office:value="0.365328997373581" calcext:value-type="float">
            <text:p>0.365328997373581</text:p>
          </table:table-cell>
          <table:table-cell table:number-columns-repeated="2"/>
        </table:table-row>
        <table:table-row table:style-name="ro1">
          <table:table-cell office:value-type="float" office:value="0.365332007408142" calcext:value-type="float">
            <text:p>0.365332007408142</text:p>
          </table:table-cell>
          <table:table-cell table:number-columns-repeated="2"/>
        </table:table-row>
        <table:table-row table:style-name="ro1">
          <table:table-cell office:value-type="float" office:value="0.365777462720871" calcext:value-type="float">
            <text:p>0.365777462720871</text:p>
          </table:table-cell>
          <table:table-cell table:number-columns-repeated="2"/>
        </table:table-row>
        <table:table-row table:style-name="ro1">
          <table:table-cell office:value-type="float" office:value="0.366047620773315" calcext:value-type="float">
            <text:p>0.366047620773315</text:p>
          </table:table-cell>
          <table:table-cell table:number-columns-repeated="2"/>
        </table:table-row>
        <table:table-row table:style-name="ro1">
          <table:table-cell office:value-type="float" office:value="0.40229457616806" calcext:value-type="float">
            <text:p>0.40229457616806</text:p>
          </table:table-cell>
          <table:table-cell table:number-columns-repeated="2"/>
        </table:table-row>
        <table:table-row table:style-name="ro1">
          <table:table-cell office:value-type="float" office:value="0.398374944925308" calcext:value-type="float">
            <text:p>0.398374944925308</text:p>
          </table:table-cell>
          <table:table-cell table:number-columns-repeated="2"/>
        </table:table-row>
        <table:table-row table:style-name="ro1">
          <table:table-cell office:value-type="float" office:value="0.398539960384369" calcext:value-type="float">
            <text:p>0.398539960384369</text:p>
          </table:table-cell>
          <table:table-cell table:number-columns-repeated="2"/>
        </table:table-row>
        <table:table-row table:style-name="ro1">
          <table:table-cell office:value-type="float" office:value="0.398437261581421" calcext:value-type="float">
            <text:p>0.398437261581421</text:p>
          </table:table-cell>
          <table:table-cell table:number-columns-repeated="2"/>
        </table:table-row>
        <table:table-row table:style-name="ro1">
          <table:table-cell office:value-type="float" office:value="0.398162305355072" calcext:value-type="float">
            <text:p>0.398162305355072</text:p>
          </table:table-cell>
          <table:table-cell table:number-columns-repeated="2"/>
        </table:table-row>
        <table:table-row table:style-name="ro1">
          <table:table-cell office:value-type="float" office:value="0.398580014705658" calcext:value-type="float">
            <text:p>0.398580014705658</text:p>
          </table:table-cell>
          <table:table-cell table:number-columns-repeated="2"/>
        </table:table-row>
        <table:table-row table:style-name="ro1">
          <table:table-cell office:value-type="float" office:value="0.399129450321198" calcext:value-type="float">
            <text:p>0.399129450321198</text:p>
          </table:table-cell>
          <table:table-cell table:number-columns-repeated="2"/>
        </table:table-row>
        <table:table-row table:style-name="ro1">
          <table:table-cell office:value-type="float" office:value="0.398207694292068" calcext:value-type="float">
            <text:p>0.398207694292068</text:p>
          </table:table-cell>
          <table:table-cell table:number-columns-repeated="2"/>
        </table:table-row>
        <table:table-row table:style-name="ro1">
          <table:table-cell office:value-type="float" office:value="0.398159623146057" calcext:value-type="float">
            <text:p>0.398159623146057</text:p>
          </table:table-cell>
          <table:table-cell table:number-columns-repeated="2"/>
        </table:table-row>
        <table:table-row table:style-name="ro1">
          <table:table-cell office:value-type="float" office:value="0.397598773241043" calcext:value-type="float">
            <text:p>0.397598773241043</text:p>
          </table:table-cell>
          <table:table-cell table:number-columns-repeated="2"/>
        </table:table-row>
        <table:table-row table:style-name="ro1">
          <table:table-cell office:value-type="float" office:value="0.357688724994659" calcext:value-type="float">
            <text:p>0.357688724994659</text:p>
          </table:table-cell>
          <table:table-cell table:number-columns-repeated="2"/>
        </table:table-row>
        <table:table-row table:style-name="ro1">
          <table:table-cell office:value-type="float" office:value="0.35640612244606" calcext:value-type="float">
            <text:p>0.35640612244606</text:p>
          </table:table-cell>
          <table:table-cell table:number-columns-repeated="2"/>
        </table:table-row>
        <table:table-row table:style-name="ro1">
          <table:table-cell office:value-type="float" office:value="0.357948362827301" calcext:value-type="float">
            <text:p>0.357948362827301</text:p>
          </table:table-cell>
          <table:table-cell table:number-columns-repeated="2"/>
        </table:table-row>
        <table:table-row table:style-name="ro1">
          <table:table-cell office:value-type="float" office:value="0.348792970180511" calcext:value-type="float">
            <text:p>0.348792970180511</text:p>
          </table:table-cell>
          <table:table-cell table:number-columns-repeated="2"/>
        </table:table-row>
        <table:table-row table:style-name="ro1">
          <table:table-cell office:value-type="float" office:value="0.348666101694107" calcext:value-type="float">
            <text:p>0.348666101694107</text:p>
          </table:table-cell>
          <table:table-cell table:number-columns-repeated="2"/>
        </table:table-row>
        <table:table-row table:style-name="ro1">
          <table:table-cell office:value-type="float" office:value="0.348973244428635" calcext:value-type="float">
            <text:p>0.348973244428635</text:p>
          </table:table-cell>
          <table:table-cell table:number-columns-repeated="2"/>
        </table:table-row>
        <table:table-row table:style-name="ro1">
          <table:table-cell office:value-type="float" office:value="0.351198941469192" calcext:value-type="float">
            <text:p>0.351198941469192</text:p>
          </table:table-cell>
          <table:table-cell table:number-columns-repeated="2"/>
        </table:table-row>
        <table:table-row table:style-name="ro1">
          <table:table-cell office:value-type="float" office:value="0.351029425859451" calcext:value-type="float">
            <text:p>0.351029425859451</text:p>
          </table:table-cell>
          <table:table-cell table:number-columns-repeated="2"/>
        </table:table-row>
        <table:table-row table:style-name="ro1">
          <table:table-cell office:value-type="float" office:value="0.353338718414307" calcext:value-type="float">
            <text:p>0.353338718414307</text:p>
          </table:table-cell>
          <table:table-cell table:number-columns-repeated="2"/>
        </table:table-row>
        <table:table-row table:style-name="ro1">
          <table:table-cell office:value-type="float" office:value="0.353100091218948" calcext:value-type="float">
            <text:p>0.353100091218948</text:p>
          </table:table-cell>
          <table:table-cell table:number-columns-repeated="2"/>
        </table:table-row>
        <table:table-row table:style-name="ro1">
          <table:table-cell office:value-type="float" office:value="0.356752872467041" calcext:value-type="float">
            <text:p>0.356752872467041</text:p>
          </table:table-cell>
          <table:table-cell table:number-columns-repeated="2"/>
        </table:table-row>
        <table:table-row table:style-name="ro1">
          <table:table-cell office:value-type="float" office:value="0.355545699596405" calcext:value-type="float">
            <text:p>0.355545699596405</text:p>
          </table:table-cell>
          <table:table-cell table:number-columns-repeated="2"/>
        </table:table-row>
        <table:table-row table:style-name="ro1">
          <table:table-cell office:value-type="float" office:value="0.351471841335297" calcext:value-type="float">
            <text:p>0.351471841335297</text:p>
          </table:table-cell>
          <table:table-cell table:number-columns-repeated="2"/>
        </table:table-row>
        <table:table-row table:style-name="ro1">
          <table:table-cell office:value-type="float" office:value="0.350904077291489" calcext:value-type="float">
            <text:p>0.350904077291489</text:p>
          </table:table-cell>
          <table:table-cell table:number-columns-repeated="2"/>
        </table:table-row>
        <table:table-row table:style-name="ro1">
          <table:table-cell office:value-type="float" office:value="0.351090282201767" calcext:value-type="float">
            <text:p>0.351090282201767</text:p>
          </table:table-cell>
          <table:table-cell table:number-columns-repeated="2"/>
        </table:table-row>
        <table:table-row table:style-name="ro1">
          <table:table-cell office:value-type="float" office:value="0.348374515771866" calcext:value-type="float">
            <text:p>0.348374515771866</text:p>
          </table:table-cell>
          <table:table-cell table:number-columns-repeated="2"/>
        </table:table-row>
        <table:table-row table:style-name="ro1">
          <table:table-cell office:value-type="float" office:value="0.349638104438782" calcext:value-type="float">
            <text:p>0.349638104438782</text:p>
          </table:table-cell>
          <table:table-cell table:number-columns-repeated="2"/>
        </table:table-row>
        <table:table-row table:style-name="ro1">
          <table:table-cell office:value-type="float" office:value="0.341535449028015" calcext:value-type="float">
            <text:p>0.341535449028015</text:p>
          </table:table-cell>
          <table:table-cell table:number-columns-repeated="2"/>
        </table:table-row>
        <table:table-row table:style-name="ro1">
          <table:table-cell office:value-type="float" office:value="0.342664510011673" calcext:value-type="float">
            <text:p>0.342664510011673</text:p>
          </table:table-cell>
          <table:table-cell table:number-columns-repeated="2"/>
        </table:table-row>
        <table:table-row table:style-name="ro1">
          <table:table-cell office:value-type="float" office:value="0.344892621040344" calcext:value-type="float">
            <text:p>0.344892621040344</text:p>
          </table:table-cell>
          <table:table-cell table:number-columns-repeated="2"/>
        </table:table-row>
        <table:table-row table:style-name="ro1">
          <table:table-cell office:value-type="float" office:value="0.344750702381134" calcext:value-type="float">
            <text:p>0.344750702381134</text:p>
          </table:table-cell>
          <table:table-cell table:number-columns-repeated="2"/>
        </table:table-row>
        <table:table-row table:style-name="ro1">
          <table:table-cell office:value-type="float" office:value="0.3455451130867" calcext:value-type="float">
            <text:p>0.3455451130867</text:p>
          </table:table-cell>
          <table:table-cell table:number-columns-repeated="2"/>
        </table:table-row>
        <table:table-row table:style-name="ro1">
          <table:table-cell office:value-type="float" office:value="0.342348217964172" calcext:value-type="float">
            <text:p>0.342348217964172</text:p>
          </table:table-cell>
          <table:table-cell table:number-columns-repeated="2"/>
        </table:table-row>
        <table:table-row table:style-name="ro1">
          <table:table-cell office:value-type="float" office:value="0.34287440776825" calcext:value-type="float">
            <text:p>0.34287440776825</text:p>
          </table:table-cell>
          <table:table-cell table:number-columns-repeated="2"/>
        </table:table-row>
        <table:table-row table:style-name="ro1">
          <table:table-cell office:value-type="float" office:value="0.342064261436462" calcext:value-type="float">
            <text:p>0.342064261436462</text:p>
          </table:table-cell>
          <table:table-cell table:number-columns-repeated="2"/>
        </table:table-row>
        <table:table-row table:style-name="ro1">
          <table:table-cell office:value-type="float" office:value="0.34187051653862" calcext:value-type="float">
            <text:p>0.34187051653862</text:p>
          </table:table-cell>
          <table:table-cell table:number-columns-repeated="2"/>
        </table:table-row>
        <table:table-row table:style-name="ro1">
          <table:table-cell office:value-type="float" office:value="0.347530871629715" calcext:value-type="float">
            <text:p>0.347530871629715</text:p>
          </table:table-cell>
          <table:table-cell table:number-columns-repeated="2"/>
        </table:table-row>
        <table:table-row table:style-name="ro1">
          <table:table-cell office:value-type="float" office:value="0.351885318756104" calcext:value-type="float">
            <text:p>0.351885318756104</text:p>
          </table:table-cell>
          <table:table-cell table:number-columns-repeated="2"/>
        </table:table-row>
        <table:table-row table:style-name="ro1">
          <table:table-cell office:value-type="float" office:value="0.351530134677887" calcext:value-type="float">
            <text:p>0.351530134677887</text:p>
          </table:table-cell>
          <table:table-cell table:number-columns-repeated="2"/>
        </table:table-row>
        <table:table-row table:style-name="ro1">
          <table:table-cell office:value-type="float" office:value="0.354546129703522" calcext:value-type="float">
            <text:p>0.354546129703522</text:p>
          </table:table-cell>
          <table:table-cell table:number-columns-repeated="2"/>
        </table:table-row>
        <table:table-row table:style-name="ro1">
          <table:table-cell office:value-type="float" office:value="0.355826199054718" calcext:value-type="float">
            <text:p>0.355826199054718</text:p>
          </table:table-cell>
          <table:table-cell table:number-columns-repeated="2"/>
        </table:table-row>
        <table:table-row table:style-name="ro1">
          <table:table-cell office:value-type="float" office:value="0.356075137853622" calcext:value-type="float">
            <text:p>0.356075137853622</text:p>
          </table:table-cell>
          <table:table-cell table:number-columns-repeated="2"/>
        </table:table-row>
        <table:table-row table:style-name="ro1">
          <table:table-cell office:value-type="float" office:value="0.345602840185165" calcext:value-type="float">
            <text:p>0.345602840185165</text:p>
          </table:table-cell>
          <table:table-cell table:number-columns-repeated="2"/>
        </table:table-row>
        <table:table-row table:style-name="ro1">
          <table:table-cell office:value-type="float" office:value="0.346255630254745" calcext:value-type="float">
            <text:p>0.346255630254745</text:p>
          </table:table-cell>
          <table:table-cell table:number-columns-repeated="2"/>
        </table:table-row>
        <table:table-row table:style-name="ro1">
          <table:table-cell office:value-type="float" office:value="0.338022351264954" calcext:value-type="float">
            <text:p>0.338022351264954</text:p>
          </table:table-cell>
          <table:table-cell table:number-columns-repeated="2"/>
        </table:table-row>
        <table:table-row table:style-name="ro1">
          <table:table-cell office:value-type="float" office:value="0.33808034658432" calcext:value-type="float">
            <text:p>0.33808034658432</text:p>
          </table:table-cell>
          <table:table-cell table:number-columns-repeated="2"/>
        </table:table-row>
        <table:table-row table:style-name="ro1">
          <table:table-cell office:value-type="float" office:value="0.337737590074539" calcext:value-type="float">
            <text:p>0.337737590074539</text:p>
          </table:table-cell>
          <table:table-cell table:number-columns-repeated="2"/>
        </table:table-row>
        <table:table-row table:style-name="ro1">
          <table:table-cell office:value-type="float" office:value="0.333927392959595" calcext:value-type="float">
            <text:p>0.333927392959595</text:p>
          </table:table-cell>
          <table:table-cell table:number-columns-repeated="2"/>
        </table:table-row>
        <table:table-row table:style-name="ro1">
          <table:table-cell office:value-type="float" office:value="0.338210940361023" calcext:value-type="float">
            <text:p>0.338210940361023</text:p>
          </table:table-cell>
          <table:table-cell table:number-columns-repeated="2"/>
        </table:table-row>
        <table:table-row table:style-name="ro1">
          <table:table-cell office:value-type="float" office:value="0.360500156879425" calcext:value-type="float">
            <text:p>0.360500156879425</text:p>
          </table:table-cell>
          <table:table-cell table:number-columns-repeated="2"/>
        </table:table-row>
        <table:table-row table:style-name="ro1">
          <table:table-cell office:value-type="float" office:value="0.360422790050507" calcext:value-type="float">
            <text:p>0.360422790050507</text:p>
          </table:table-cell>
          <table:table-cell table:number-columns-repeated="2"/>
        </table:table-row>
        <table:table-row table:style-name="ro1">
          <table:table-cell office:value-type="float" office:value="0.361562103033066" calcext:value-type="float">
            <text:p>0.361562103033066</text:p>
          </table:table-cell>
          <table:table-cell table:number-columns-repeated="2"/>
        </table:table-row>
        <table:table-row table:style-name="ro1">
          <table:table-cell office:value-type="float" office:value="0.360802710056305" calcext:value-type="float">
            <text:p>0.360802710056305</text:p>
          </table:table-cell>
          <table:table-cell table:number-columns-repeated="2"/>
        </table:table-row>
        <table:table-row table:style-name="ro1">
          <table:table-cell office:value-type="float" office:value="0.360834926366806" calcext:value-type="float">
            <text:p>0.360834926366806</text:p>
          </table:table-cell>
          <table:table-cell table:number-columns-repeated="2"/>
        </table:table-row>
        <table:table-row table:style-name="ro1">
          <table:table-cell office:value-type="float" office:value="0.360305368900299" calcext:value-type="float">
            <text:p>0.360305368900299</text:p>
          </table:table-cell>
          <table:table-cell table:number-columns-repeated="2"/>
        </table:table-row>
        <table:table-row table:style-name="ro1">
          <table:table-cell office:value-type="float" office:value="0.361321061849594" calcext:value-type="float">
            <text:p>0.361321061849594</text:p>
          </table:table-cell>
          <table:table-cell table:number-columns-repeated="2"/>
        </table:table-row>
        <table:table-row table:style-name="ro1">
          <table:table-cell office:value-type="float" office:value="0.361199647188187" calcext:value-type="float">
            <text:p>0.361199647188187</text:p>
          </table:table-cell>
          <table:table-cell table:number-columns-repeated="2"/>
        </table:table-row>
        <table:table-row table:style-name="ro1">
          <table:table-cell office:value-type="float" office:value="0.361384570598602" calcext:value-type="float">
            <text:p>0.361384570598602</text:p>
          </table:table-cell>
          <table:table-cell table:number-columns-repeated="2"/>
        </table:table-row>
        <table:table-row table:style-name="ro1">
          <table:table-cell office:value-type="float" office:value="0.36164578795433" calcext:value-type="float">
            <text:p>0.36164578795433</text:p>
          </table:table-cell>
          <table:table-cell table:number-columns-repeated="2"/>
        </table:table-row>
        <table:table-row table:style-name="ro1">
          <table:table-cell office:value-type="float" office:value="0.359552919864655" calcext:value-type="float">
            <text:p>0.359552919864655</text:p>
          </table:table-cell>
          <table:table-cell table:number-columns-repeated="2"/>
        </table:table-row>
        <table:table-row table:style-name="ro1">
          <table:table-cell office:value-type="float" office:value="0.359878569841385" calcext:value-type="float">
            <text:p>0.359878569841385</text:p>
          </table:table-cell>
          <table:table-cell table:number-columns-repeated="2"/>
        </table:table-row>
        <table:table-row table:style-name="ro1">
          <table:table-cell office:value-type="float" office:value="0.363303065299988" calcext:value-type="float">
            <text:p>0.363303065299988</text:p>
          </table:table-cell>
          <table:table-cell table:number-columns-repeated="2"/>
        </table:table-row>
        <table:table-row table:style-name="ro1">
          <table:table-cell office:value-type="float" office:value="0.362944513559341" calcext:value-type="float">
            <text:p>0.362944513559341</text:p>
          </table:table-cell>
          <table:table-cell table:number-columns-repeated="2"/>
        </table:table-row>
        <table:table-row table:style-name="ro1">
          <table:table-cell office:value-type="float" office:value="0.363054871559143" calcext:value-type="float">
            <text:p>0.363054871559143</text:p>
          </table:table-cell>
          <table:table-cell table:number-columns-repeated="2"/>
        </table:table-row>
        <table:table-row table:style-name="ro1">
          <table:table-cell office:value-type="float" office:value="0.369851469993591" calcext:value-type="float">
            <text:p>0.369851469993591</text:p>
          </table:table-cell>
          <table:table-cell table:number-columns-repeated="2"/>
        </table:table-row>
        <table:table-row table:style-name="ro1">
          <table:table-cell office:value-type="float" office:value="0.370899766683578" calcext:value-type="float">
            <text:p>0.370899766683578</text:p>
          </table:table-cell>
          <table:table-cell table:number-columns-repeated="2"/>
        </table:table-row>
        <table:table-row table:style-name="ro1">
          <table:table-cell office:value-type="float" office:value="0.369840234518051" calcext:value-type="float">
            <text:p>0.369840234518051</text:p>
          </table:table-cell>
          <table:table-cell table:number-columns-repeated="2"/>
        </table:table-row>
        <table:table-row table:style-name="ro1">
          <table:table-cell office:value-type="float" office:value="0.407718449831009" calcext:value-type="float">
            <text:p>0.407718449831009</text:p>
          </table:table-cell>
          <table:table-cell table:number-columns-repeated="2"/>
        </table:table-row>
        <table:table-row table:style-name="ro1">
          <table:table-cell office:value-type="float" office:value="0.368698924779892" calcext:value-type="float">
            <text:p>0.368698924779892</text:p>
          </table:table-cell>
          <table:table-cell table:number-columns-repeated="2"/>
        </table:table-row>
        <table:table-row table:style-name="ro1">
          <table:table-cell office:value-type="float" office:value="0.58757209777832" calcext:value-type="float">
            <text:p>0.58757209777832</text:p>
          </table:table-cell>
          <table:table-cell table:number-columns-repeated="2"/>
        </table:table-row>
        <table:table-row table:style-name="ro1">
          <table:table-cell office:value-type="float" office:value="0.368070632219315" calcext:value-type="float">
            <text:p>0.368070632219315</text:p>
          </table:table-cell>
          <table:table-cell table:number-columns-repeated="2"/>
        </table:table-row>
        <table:table-row table:style-name="ro1">
          <table:table-cell office:value-type="float" office:value="0.672088205814362" calcext:value-type="float">
            <text:p>0.672088205814362</text:p>
          </table:table-cell>
          <table:table-cell table:number-columns-repeated="2"/>
        </table:table-row>
        <table:table-row table:style-name="ro1">
          <table:table-cell office:value-type="float" office:value="0.368919044733047" calcext:value-type="float">
            <text:p>0.368919044733047</text:p>
          </table:table-cell>
          <table:table-cell table:number-columns-repeated="2"/>
        </table:table-row>
        <table:table-row table:style-name="ro1">
          <table:table-cell office:value-type="float" office:value="0.375823378562927" calcext:value-type="float">
            <text:p>0.375823378562927</text:p>
          </table:table-cell>
          <table:table-cell table:number-columns-repeated="2"/>
        </table:table-row>
        <table:table-row table:style-name="ro1">
          <table:table-cell office:value-type="float" office:value="0.340241700410843" calcext:value-type="float">
            <text:p>0.340241700410843</text:p>
          </table:table-cell>
          <table:table-cell table:number-columns-repeated="2"/>
        </table:table-row>
        <table:table-row table:style-name="ro1">
          <table:table-cell office:value-type="float" office:value="0.370008677244186" calcext:value-type="float">
            <text:p>0.370008677244186</text:p>
          </table:table-cell>
          <table:table-cell table:number-columns-repeated="2"/>
        </table:table-row>
        <table:table-row table:style-name="ro1">
          <table:table-cell office:value-type="float" office:value="0.37063279747963" calcext:value-type="float">
            <text:p>0.37063279747963</text:p>
          </table:table-cell>
          <table:table-cell table:number-columns-repeated="2"/>
        </table:table-row>
        <table:table-row table:style-name="ro1">
          <table:table-cell office:value-type="float" office:value="0.436151832342148" calcext:value-type="float">
            <text:p>0.436151832342148</text:p>
          </table:table-cell>
          <table:table-cell table:number-columns-repeated="2"/>
        </table:table-row>
        <table:table-row table:style-name="ro1">
          <table:table-cell office:value-type="float" office:value="0.370664238929748" calcext:value-type="float">
            <text:p>0.370664238929748</text:p>
          </table:table-cell>
          <table:table-cell table:number-columns-repeated="2"/>
        </table:table-row>
        <table:table-row table:style-name="ro1">
          <table:table-cell office:value-type="float" office:value="0.372226804494858" calcext:value-type="float">
            <text:p>0.372226804494858</text:p>
          </table:table-cell>
          <table:table-cell table:number-columns-repeated="2"/>
        </table:table-row>
        <table:table-row table:style-name="ro1">
          <table:table-cell office:value-type="float" office:value="0.354187488555908" calcext:value-type="float">
            <text:p>0.354187488555908</text:p>
          </table:table-cell>
          <table:table-cell table:number-columns-repeated="2"/>
        </table:table-row>
        <table:table-row table:style-name="ro1">
          <table:table-cell office:value-type="float" office:value="0.351676911115646" calcext:value-type="float">
            <text:p>0.351676911115646</text:p>
          </table:table-cell>
          <table:table-cell table:number-columns-repeated="2"/>
        </table:table-row>
        <table:table-row table:style-name="ro1">
          <table:table-cell office:value-type="float" office:value="0.345879882574081" calcext:value-type="float">
            <text:p>0.345879882574081</text:p>
          </table:table-cell>
          <table:table-cell table:number-columns-repeated="2"/>
        </table:table-row>
        <table:table-row table:style-name="ro1">
          <table:table-cell office:value-type="float" office:value="0.349308013916016" calcext:value-type="float">
            <text:p>0.349308013916016</text:p>
          </table:table-cell>
          <table:table-cell table:number-columns-repeated="2"/>
        </table:table-row>
        <table:table-row table:style-name="ro1">
          <table:table-cell office:value-type="float" office:value="0.348626852035522" calcext:value-type="float">
            <text:p>0.348626852035522</text:p>
          </table:table-cell>
          <table:table-cell table:number-columns-repeated="2"/>
        </table:table-row>
        <table:table-row table:style-name="ro1">
          <table:table-cell office:value-type="float" office:value="0.347707808017731" calcext:value-type="float">
            <text:p>0.347707808017731</text:p>
          </table:table-cell>
          <table:table-cell table:number-columns-repeated="2"/>
        </table:table-row>
        <table:table-row table:style-name="ro1">
          <table:table-cell office:value-type="float" office:value="0.355469286441803" calcext:value-type="float">
            <text:p>0.355469286441803</text:p>
          </table:table-cell>
          <table:table-cell table:number-columns-repeated="2"/>
        </table:table-row>
        <table:table-row table:style-name="ro1">
          <table:table-cell office:value-type="float" office:value="0.357327580451965" calcext:value-type="float">
            <text:p>0.357327580451965</text:p>
          </table:table-cell>
          <table:table-cell table:number-columns-repeated="2"/>
        </table:table-row>
        <table:table-row table:style-name="ro1">
          <table:table-cell office:value-type="float" office:value="0.356733232736587" calcext:value-type="float">
            <text:p>0.356733232736587</text:p>
          </table:table-cell>
          <table:table-cell table:number-columns-repeated="2"/>
        </table:table-row>
        <table:table-row table:style-name="ro1">
          <table:table-cell office:value-type="float" office:value="0.356165140867233" calcext:value-type="float">
            <text:p>0.356165140867233</text:p>
          </table:table-cell>
          <table:table-cell table:number-columns-repeated="2"/>
        </table:table-row>
        <table:table-row table:style-name="ro1">
          <table:table-cell office:value-type="float" office:value="0.357392966747284" calcext:value-type="float">
            <text:p>0.357392966747284</text:p>
          </table:table-cell>
          <table:table-cell table:number-columns-repeated="2"/>
        </table:table-row>
        <table:table-row table:style-name="ro1">
          <table:table-cell office:value-type="float" office:value="0.335062175989151" calcext:value-type="float">
            <text:p>0.335062175989151</text:p>
          </table:table-cell>
          <table:table-cell table:number-columns-repeated="2"/>
        </table:table-row>
        <table:table-row table:style-name="ro1">
          <table:table-cell office:value-type="float" office:value="0.335356026887894" calcext:value-type="float">
            <text:p>0.335356026887894</text:p>
          </table:table-cell>
          <table:table-cell table:number-columns-repeated="2"/>
        </table:table-row>
        <table:table-row table:style-name="ro1">
          <table:table-cell office:value-type="float" office:value="0.334929913282394" calcext:value-type="float">
            <text:p>0.334929913282394</text:p>
          </table:table-cell>
          <table:table-cell table:number-columns-repeated="2"/>
        </table:table-row>
        <table:table-row table:style-name="ro1">
          <table:table-cell office:value-type="float" office:value="0.33454641699791" calcext:value-type="float">
            <text:p>0.33454641699791</text:p>
          </table:table-cell>
          <table:table-cell table:number-columns-repeated="2"/>
        </table:table-row>
        <table:table-row table:style-name="ro1">
          <table:table-cell office:value-type="float" office:value="0.335143029689789" calcext:value-type="float">
            <text:p>0.335143029689789</text:p>
          </table:table-cell>
          <table:table-cell table:number-columns-repeated="2"/>
        </table:table-row>
        <table:table-row table:style-name="ro1">
          <table:table-cell office:value-type="float" office:value="0.335100263357162" calcext:value-type="float">
            <text:p>0.335100263357162</text:p>
          </table:table-cell>
          <table:table-cell table:number-columns-repeated="2"/>
        </table:table-row>
        <table:table-row table:style-name="ro1">
          <table:table-cell office:value-type="float" office:value="0.357527554035187" calcext:value-type="float">
            <text:p>0.357527554035187</text:p>
          </table:table-cell>
          <table:table-cell table:number-columns-repeated="2"/>
        </table:table-row>
        <table:table-row table:style-name="ro1">
          <table:table-cell office:value-type="float" office:value="0.357179492712021" calcext:value-type="float">
            <text:p>0.357179492712021</text:p>
          </table:table-cell>
          <table:table-cell table:number-columns-repeated="2"/>
        </table:table-row>
        <table:table-row table:style-name="ro1">
          <table:table-cell office:value-type="float" office:value="0.357646435499191" calcext:value-type="float">
            <text:p>0.357646435499191</text:p>
          </table:table-cell>
          <table:table-cell table:number-columns-repeated="2"/>
        </table:table-row>
        <table:table-row table:style-name="ro1">
          <table:table-cell office:value-type="float" office:value="0.358119755983353" calcext:value-type="float">
            <text:p>0.358119755983353</text:p>
          </table:table-cell>
          <table:table-cell table:number-columns-repeated="2"/>
        </table:table-row>
        <table:table-row table:style-name="ro1">
          <table:table-cell office:value-type="float" office:value="0.356676489114761" calcext:value-type="float">
            <text:p>0.356676489114761</text:p>
          </table:table-cell>
          <table:table-cell table:number-columns-repeated="2"/>
        </table:table-row>
        <table:table-row table:style-name="ro1">
          <table:table-cell office:value-type="float" office:value="0.356116265058517" calcext:value-type="float">
            <text:p>0.356116265058517</text:p>
          </table:table-cell>
          <table:table-cell table:number-columns-repeated="2"/>
        </table:table-row>
        <table:table-row table:style-name="ro1">
          <table:table-cell office:value-type="float" office:value="0.356178313493729" calcext:value-type="float">
            <text:p>0.356178313493729</text:p>
          </table:table-cell>
          <table:table-cell table:number-columns-repeated="2"/>
        </table:table-row>
        <table:table-row table:style-name="ro1">
          <table:table-cell office:value-type="float" office:value="0.356144279241562" calcext:value-type="float">
            <text:p>0.356144279241562</text:p>
          </table:table-cell>
          <table:table-cell table:number-columns-repeated="2"/>
        </table:table-row>
        <table:table-row table:style-name="ro1">
          <table:table-cell office:value-type="float" office:value="0.354347437620163" calcext:value-type="float">
            <text:p>0.354347437620163</text:p>
          </table:table-cell>
          <table:table-cell table:number-columns-repeated="2"/>
        </table:table-row>
        <table:table-row table:style-name="ro1">
          <table:table-cell office:value-type="float" office:value="0.349919378757477" calcext:value-type="float">
            <text:p>0.349919378757477</text:p>
          </table:table-cell>
          <table:table-cell table:number-columns-repeated="2"/>
        </table:table-row>
        <table:table-row table:style-name="ro1">
          <table:table-cell office:value-type="float" office:value="0.348965436220169" calcext:value-type="float">
            <text:p>0.348965436220169</text:p>
          </table:table-cell>
          <table:table-cell table:number-columns-repeated="2"/>
        </table:table-row>
        <table:table-row table:style-name="ro1">
          <table:table-cell office:value-type="float" office:value="0.348313093185425" calcext:value-type="float">
            <text:p>0.348313093185425</text:p>
          </table:table-cell>
          <table:table-cell table:number-columns-repeated="2"/>
        </table:table-row>
        <table:table-row table:style-name="ro1">
          <table:table-cell office:value-type="float" office:value="0.349511206150055" calcext:value-type="float">
            <text:p>0.349511206150055</text:p>
          </table:table-cell>
          <table:table-cell table:number-columns-repeated="2"/>
        </table:table-row>
        <table:table-row table:style-name="ro1">
          <table:table-cell office:value-type="float" office:value="0.34928023815155" calcext:value-type="float">
            <text:p>0.34928023815155</text:p>
          </table:table-cell>
          <table:table-cell table:number-columns-repeated="2"/>
        </table:table-row>
        <table:table-row table:style-name="ro1">
          <table:table-cell office:value-type="float" office:value="0.347873002290726" calcext:value-type="float">
            <text:p>0.347873002290726</text:p>
          </table:table-cell>
          <table:table-cell table:number-columns-repeated="2"/>
        </table:table-row>
        <table:table-row table:style-name="ro1">
          <table:table-cell office:value-type="float" office:value="0.335730165243149" calcext:value-type="float">
            <text:p>0.335730165243149</text:p>
          </table:table-cell>
          <table:table-cell table:number-columns-repeated="2"/>
        </table:table-row>
        <table:table-row table:style-name="ro1">
          <table:table-cell office:value-type="float" office:value="0.334126979112625" calcext:value-type="float">
            <text:p>0.334126979112625</text:p>
          </table:table-cell>
          <table:table-cell table:number-columns-repeated="2"/>
        </table:table-row>
        <table:table-row table:style-name="ro1">
          <table:table-cell office:value-type="float" office:value="0.330964386463165" calcext:value-type="float">
            <text:p>0.330964386463165</text:p>
          </table:table-cell>
          <table:table-cell table:number-columns-repeated="2"/>
        </table:table-row>
        <table:table-row table:style-name="ro1">
          <table:table-cell office:value-type="float" office:value="0.373034596443176" calcext:value-type="float">
            <text:p>0.373034596443176</text:p>
          </table:table-cell>
          <table:table-cell table:number-columns-repeated="2"/>
        </table:table-row>
        <table:table-row table:style-name="ro1">
          <table:table-cell office:value-type="float" office:value="0.375351697206497" calcext:value-type="float">
            <text:p>0.375351697206497</text:p>
          </table:table-cell>
          <table:table-cell table:number-columns-repeated="2"/>
        </table:table-row>
        <table:table-row table:style-name="ro1">
          <table:table-cell office:value-type="float" office:value="0.36921015381813" calcext:value-type="float">
            <text:p>0.36921015381813</text:p>
          </table:table-cell>
          <table:table-cell table:number-columns-repeated="2"/>
        </table:table-row>
        <table:table-row table:style-name="ro1">
          <table:table-cell office:value-type="float" office:value="0.367279767990112" calcext:value-type="float">
            <text:p>0.367279767990112</text:p>
          </table:table-cell>
          <table:table-cell table:number-columns-repeated="2"/>
        </table:table-row>
        <table:table-row table:style-name="ro1">
          <table:table-cell office:value-type="float" office:value="0.356677085161209" calcext:value-type="float">
            <text:p>0.356677085161209</text:p>
          </table:table-cell>
          <table:table-cell table:number-columns-repeated="2"/>
        </table:table-row>
        <table:table-row table:style-name="ro1">
          <table:table-cell office:value-type="float" office:value="0.35621777176857" calcext:value-type="float">
            <text:p>0.35621777176857</text:p>
          </table:table-cell>
          <table:table-cell table:number-columns-repeated="2"/>
        </table:table-row>
        <table:table-row table:style-name="ro1">
          <table:table-cell office:value-type="float" office:value="0.356688290834427" calcext:value-type="float">
            <text:p>0.356688290834427</text:p>
          </table:table-cell>
          <table:table-cell table:number-columns-repeated="2"/>
        </table:table-row>
        <table:table-row table:style-name="ro1">
          <table:table-cell office:value-type="float" office:value="0.358677089214325" calcext:value-type="float">
            <text:p>0.358677089214325</text:p>
          </table:table-cell>
          <table:table-cell table:number-columns-repeated="2"/>
        </table:table-row>
        <table:table-row table:style-name="ro1">
          <table:table-cell office:value-type="float" office:value="0.387817323207855" calcext:value-type="float">
            <text:p>0.387817323207855</text:p>
          </table:table-cell>
          <table:table-cell table:number-columns-repeated="2"/>
        </table:table-row>
        <table:table-row table:style-name="ro1">
          <table:table-cell office:value-type="float" office:value="0.387775450944901" calcext:value-type="float">
            <text:p>0.387775450944901</text:p>
          </table:table-cell>
          <table:table-cell table:number-columns-repeated="2"/>
        </table:table-row>
        <table:table-row table:style-name="ro1">
          <table:table-cell office:value-type="float" office:value="0.389915198087692" calcext:value-type="float">
            <text:p>0.389915198087692</text:p>
          </table:table-cell>
          <table:table-cell table:number-columns-repeated="2"/>
        </table:table-row>
        <table:table-row table:style-name="ro1">
          <table:table-cell office:value-type="float" office:value="0.367062091827393" calcext:value-type="float">
            <text:p>0.367062091827393</text:p>
          </table:table-cell>
          <table:table-cell table:number-columns-repeated="2"/>
        </table:table-row>
        <table:table-row table:style-name="ro1">
          <table:table-cell office:value-type="float" office:value="0.363092750310898" calcext:value-type="float">
            <text:p>0.363092750310898</text:p>
          </table:table-cell>
          <table:table-cell table:number-columns-repeated="2"/>
        </table:table-row>
        <table:table-row table:style-name="ro1">
          <table:table-cell office:value-type="float" office:value="0.363437384366989" calcext:value-type="float">
            <text:p>0.363437384366989</text:p>
          </table:table-cell>
          <table:table-cell table:number-columns-repeated="2"/>
        </table:table-row>
        <table:table-row table:style-name="ro1">
          <table:table-cell office:value-type="float" office:value="0.361808776855469" calcext:value-type="float">
            <text:p>0.361808776855469</text:p>
          </table:table-cell>
          <table:table-cell table:number-columns-repeated="2"/>
        </table:table-row>
        <table:table-row table:style-name="ro1">
          <table:table-cell office:value-type="float" office:value="0.362509220838547" calcext:value-type="float">
            <text:p>0.362509220838547</text:p>
          </table:table-cell>
          <table:table-cell table:number-columns-repeated="2"/>
        </table:table-row>
        <table:table-row table:style-name="ro1">
          <table:table-cell office:value-type="float" office:value="0.362181097269058" calcext:value-type="float">
            <text:p>0.362181097269058</text:p>
          </table:table-cell>
          <table:table-cell table:number-columns-repeated="2"/>
        </table:table-row>
        <table:table-row table:style-name="ro1">
          <table:table-cell office:value-type="float" office:value="0.36221843957901" calcext:value-type="float">
            <text:p>0.36221843957901</text:p>
          </table:table-cell>
          <table:table-cell table:number-columns-repeated="2"/>
        </table:table-row>
        <table:table-row table:style-name="ro1">
          <table:table-cell office:value-type="float" office:value="0.362894952297211" calcext:value-type="float">
            <text:p>0.362894952297211</text:p>
          </table:table-cell>
          <table:table-cell table:number-columns-repeated="2"/>
        </table:table-row>
        <table:table-row table:style-name="ro1">
          <table:table-cell office:value-type="float" office:value="0.362750142812729" calcext:value-type="float">
            <text:p>0.362750142812729</text:p>
          </table:table-cell>
          <table:table-cell table:number-columns-repeated="2"/>
        </table:table-row>
        <table:table-row table:style-name="ro1">
          <table:table-cell office:value-type="float" office:value="0.362404227256775" calcext:value-type="float">
            <text:p>0.362404227256775</text:p>
          </table:table-cell>
          <table:table-cell table:number-columns-repeated="2"/>
        </table:table-row>
        <table:table-row table:style-name="ro1">
          <table:table-cell office:value-type="float" office:value="0.362058043479919" calcext:value-type="float">
            <text:p>0.362058043479919</text:p>
          </table:table-cell>
          <table:table-cell table:number-columns-repeated="2"/>
        </table:table-row>
        <table:table-row table:style-name="ro1">
          <table:table-cell office:value-type="float" office:value="0.362750887870789" calcext:value-type="float">
            <text:p>0.362750887870789</text:p>
          </table:table-cell>
          <table:table-cell table:number-columns-repeated="2"/>
        </table:table-row>
        <table:table-row table:style-name="ro1">
          <table:table-cell office:value-type="float" office:value="0.361705154180527" calcext:value-type="float">
            <text:p>0.361705154180527</text:p>
          </table:table-cell>
          <table:table-cell table:number-columns-repeated="2"/>
        </table:table-row>
        <table:table-row table:style-name="ro1">
          <table:table-cell office:value-type="float" office:value="0.358836799860001" calcext:value-type="float">
            <text:p>0.358836799860001</text:p>
          </table:table-cell>
          <table:table-cell table:number-columns-repeated="2"/>
        </table:table-row>
        <table:table-row table:style-name="ro1">
          <table:table-cell office:value-type="float" office:value="0.358997195959091" calcext:value-type="float">
            <text:p>0.358997195959091</text:p>
          </table:table-cell>
          <table:table-cell table:number-columns-repeated="2"/>
        </table:table-row>
        <table:table-row table:style-name="ro1">
          <table:table-cell office:value-type="float" office:value="0.358643472194672" calcext:value-type="float">
            <text:p>0.358643472194672</text:p>
          </table:table-cell>
          <table:table-cell table:number-columns-repeated="2"/>
        </table:table-row>
        <table:table-row table:style-name="ro1">
          <table:table-cell office:value-type="float" office:value="0.358823925256729" calcext:value-type="float">
            <text:p>0.358823925256729</text:p>
          </table:table-cell>
          <table:table-cell table:number-columns-repeated="2"/>
        </table:table-row>
        <table:table-row table:style-name="ro1">
          <table:table-cell office:value-type="float" office:value="0.358751595020294" calcext:value-type="float">
            <text:p>0.358751595020294</text:p>
          </table:table-cell>
          <table:table-cell table:number-columns-repeated="2"/>
        </table:table-row>
        <table:table-row table:style-name="ro1">
          <table:table-cell office:value-type="float" office:value="0.355194538831711" calcext:value-type="float">
            <text:p>0.355194538831711</text:p>
          </table:table-cell>
          <table:table-cell table:number-columns-repeated="2"/>
        </table:table-row>
        <table:table-row table:style-name="ro1">
          <table:table-cell office:value-type="float" office:value="0.357233643531799" calcext:value-type="float">
            <text:p>0.357233643531799</text:p>
          </table:table-cell>
          <table:table-cell table:number-columns-repeated="2"/>
        </table:table-row>
        <table:table-row table:style-name="ro1">
          <table:table-cell office:value-type="float" office:value="0.352883636951447" calcext:value-type="float">
            <text:p>0.352883636951447</text:p>
          </table:table-cell>
          <table:table-cell table:number-columns-repeated="2"/>
        </table:table-row>
        <table:table-row table:style-name="ro1">
          <table:table-cell office:value-type="float" office:value="0.359829872846603" calcext:value-type="float">
            <text:p>0.359829872846603</text:p>
          </table:table-cell>
          <table:table-cell table:number-columns-repeated="2"/>
        </table:table-row>
        <table:table-row table:style-name="ro1">
          <table:table-cell office:value-type="float" office:value="0.357826083898544" calcext:value-type="float">
            <text:p>0.357826083898544</text:p>
          </table:table-cell>
          <table:table-cell table:number-columns-repeated="2"/>
        </table:table-row>
        <table:table-row table:style-name="ro1">
          <table:table-cell office:value-type="float" office:value="0.35875415802002" calcext:value-type="float">
            <text:p>0.35875415802002</text:p>
          </table:table-cell>
          <table:table-cell table:number-columns-repeated="2"/>
        </table:table-row>
        <table:table-row table:style-name="ro1">
          <table:table-cell office:value-type="float" office:value="0.359616756439209" calcext:value-type="float">
            <text:p>0.359616756439209</text:p>
          </table:table-cell>
          <table:table-cell table:number-columns-repeated="2"/>
        </table:table-row>
        <table:table-row table:style-name="ro1">
          <table:table-cell office:value-type="float" office:value="0.36425843834877" calcext:value-type="float">
            <text:p>0.36425843834877</text:p>
          </table:table-cell>
          <table:table-cell table:number-columns-repeated="2"/>
        </table:table-row>
        <table:table-row table:style-name="ro1">
          <table:table-cell office:value-type="float" office:value="0.362455368041992" calcext:value-type="float">
            <text:p>0.362455368041992</text:p>
          </table:table-cell>
          <table:table-cell table:number-columns-repeated="2"/>
        </table:table-row>
        <table:table-row table:style-name="ro1">
          <table:table-cell office:value-type="float" office:value="0.364115685224533" calcext:value-type="float">
            <text:p>0.364115685224533</text:p>
          </table:table-cell>
          <table:table-cell table:number-columns-repeated="2"/>
        </table:table-row>
        <table:table-row table:style-name="ro1">
          <table:table-cell office:value-type="float" office:value="0.362899273633957" calcext:value-type="float">
            <text:p>0.362899273633957</text:p>
          </table:table-cell>
          <table:table-cell table:number-columns-repeated="2"/>
        </table:table-row>
        <table:table-row table:style-name="ro1">
          <table:table-cell office:value-type="float" office:value="0.364090949296951" calcext:value-type="float">
            <text:p>0.364090949296951</text:p>
          </table:table-cell>
          <table:table-cell table:number-columns-repeated="2"/>
        </table:table-row>
        <table:table-row table:style-name="ro1">
          <table:table-cell office:value-type="float" office:value="0.365068227052689" calcext:value-type="float">
            <text:p>0.365068227052689</text:p>
          </table:table-cell>
          <table:table-cell table:number-columns-repeated="2"/>
        </table:table-row>
        <table:table-row table:style-name="ro1">
          <table:table-cell office:value-type="float" office:value="0.368449568748474" calcext:value-type="float">
            <text:p>0.368449568748474</text:p>
          </table:table-cell>
          <table:table-cell table:number-columns-repeated="2"/>
        </table:table-row>
        <table:table-row table:style-name="ro1">
          <table:table-cell office:value-type="float" office:value="0.363477975130081" calcext:value-type="float">
            <text:p>0.363477975130081</text:p>
          </table:table-cell>
          <table:table-cell table:number-columns-repeated="2"/>
        </table:table-row>
        <table:table-row table:style-name="ro1">
          <table:table-cell office:value-type="float" office:value="0.364142119884491" calcext:value-type="float">
            <text:p>0.364142119884491</text:p>
          </table:table-cell>
          <table:table-cell table:number-columns-repeated="2"/>
        </table:table-row>
        <table:table-row table:style-name="ro1">
          <table:table-cell office:value-type="float" office:value="0.364008039236069" calcext:value-type="float">
            <text:p>0.364008039236069</text:p>
          </table:table-cell>
          <table:table-cell table:number-columns-repeated="2"/>
        </table:table-row>
        <table:table-row table:style-name="ro1">
          <table:table-cell office:value-type="float" office:value="0.361246466636658" calcext:value-type="float">
            <text:p>0.361246466636658</text:p>
          </table:table-cell>
          <table:table-cell table:number-columns-repeated="2"/>
        </table:table-row>
        <table:table-row table:style-name="ro1">
          <table:table-cell office:value-type="float" office:value="0.360569506883621" calcext:value-type="float">
            <text:p>0.360569506883621</text:p>
          </table:table-cell>
          <table:table-cell table:number-columns-repeated="2"/>
        </table:table-row>
        <table:table-row table:style-name="ro1">
          <table:table-cell office:value-type="float" office:value="0.365376889705658" calcext:value-type="float">
            <text:p>0.365376889705658</text:p>
          </table:table-cell>
          <table:table-cell table:number-columns-repeated="2"/>
        </table:table-row>
        <table:table-row table:style-name="ro1">
          <table:table-cell office:value-type="float" office:value="0.365336775779724" calcext:value-type="float">
            <text:p>0.365336775779724</text:p>
          </table:table-cell>
          <table:table-cell table:number-columns-repeated="2"/>
        </table:table-row>
        <table:table-row table:style-name="ro1">
          <table:table-cell office:value-type="float" office:value="0.370489209890366" calcext:value-type="float">
            <text:p>0.370489209890366</text:p>
          </table:table-cell>
          <table:table-cell table:number-columns-repeated="2"/>
        </table:table-row>
        <table:table-row table:style-name="ro1">
          <table:table-cell office:value-type="float" office:value="0.371133774518967" calcext:value-type="float">
            <text:p>0.371133774518967</text:p>
          </table:table-cell>
          <table:table-cell table:number-columns-repeated="2"/>
        </table:table-row>
        <table:table-row table:style-name="ro1">
          <table:table-cell office:value-type="float" office:value="0.370983242988586" calcext:value-type="float">
            <text:p>0.370983242988586</text:p>
          </table:table-cell>
          <table:table-cell table:number-columns-repeated="2"/>
        </table:table-row>
        <table:table-row table:style-name="ro1">
          <table:table-cell office:value-type="float" office:value="0.371845155954361" calcext:value-type="float">
            <text:p>0.371845155954361</text:p>
          </table:table-cell>
          <table:table-cell table:number-columns-repeated="2"/>
        </table:table-row>
        <table:table-row table:style-name="ro1">
          <table:table-cell office:value-type="float" office:value="0.371413290500641" calcext:value-type="float">
            <text:p>0.371413290500641</text:p>
          </table:table-cell>
          <table:table-cell table:number-columns-repeated="2"/>
        </table:table-row>
        <table:table-row table:style-name="ro1">
          <table:table-cell office:value-type="float" office:value="0.369695633649826" calcext:value-type="float">
            <text:p>0.369695633649826</text:p>
          </table:table-cell>
          <table:table-cell table:number-columns-repeated="2"/>
        </table:table-row>
        <table:table-row table:style-name="ro1">
          <table:table-cell office:value-type="float" office:value="0.370359152555466" calcext:value-type="float">
            <text:p>0.370359152555466</text:p>
          </table:table-cell>
          <table:table-cell table:number-columns-repeated="2"/>
        </table:table-row>
        <table:table-row table:style-name="ro1">
          <table:table-cell office:value-type="float" office:value="0.370437204837799" calcext:value-type="float">
            <text:p>0.370437204837799</text:p>
          </table:table-cell>
          <table:table-cell table:number-columns-repeated="2"/>
        </table:table-row>
        <table:table-row table:style-name="ro1">
          <table:table-cell office:value-type="float" office:value="0.372855961322784" calcext:value-type="float">
            <text:p>0.372855961322784</text:p>
          </table:table-cell>
          <table:table-cell table:number-columns-repeated="2"/>
        </table:table-row>
        <table:table-row table:style-name="ro1">
          <table:table-cell office:value-type="float" office:value="0.372232288122177" calcext:value-type="float">
            <text:p>0.372232288122177</text:p>
          </table:table-cell>
          <table:table-cell table:number-columns-repeated="2"/>
        </table:table-row>
        <table:table-row table:style-name="ro1">
          <table:table-cell office:value-type="float" office:value="0.383531510829926" calcext:value-type="float">
            <text:p>0.383531510829926</text:p>
          </table:table-cell>
          <table:table-cell table:number-columns-repeated="2"/>
        </table:table-row>
        <table:table-row table:style-name="ro1">
          <table:table-cell office:value-type="float" office:value="0.385313808917999" calcext:value-type="float">
            <text:p>0.385313808917999</text:p>
          </table:table-cell>
          <table:table-cell table:number-columns-repeated="2"/>
        </table:table-row>
        <table:table-row table:style-name="ro1">
          <table:table-cell office:value-type="float" office:value="0.383371740579605" calcext:value-type="float">
            <text:p>0.383371740579605</text:p>
          </table:table-cell>
          <table:table-cell table:number-columns-repeated="2"/>
        </table:table-row>
        <table:table-row table:style-name="ro1">
          <table:table-cell office:value-type="float" office:value="0.385422021150589" calcext:value-type="float">
            <text:p>0.385422021150589</text:p>
          </table:table-cell>
          <table:table-cell table:number-columns-repeated="2"/>
        </table:table-row>
        <table:table-row table:style-name="ro1">
          <table:table-cell office:value-type="float" office:value="0.383540898561478" calcext:value-type="float">
            <text:p>0.383540898561478</text:p>
          </table:table-cell>
          <table:table-cell table:number-columns-repeated="2"/>
        </table:table-row>
        <table:table-row table:style-name="ro1">
          <table:table-cell office:value-type="float" office:value="0.383291691541672" calcext:value-type="float">
            <text:p>0.383291691541672</text:p>
          </table:table-cell>
          <table:table-cell table:number-columns-repeated="2"/>
        </table:table-row>
        <table:table-row table:style-name="ro1">
          <table:table-cell office:value-type="float" office:value="0.383375018835068" calcext:value-type="float">
            <text:p>0.383375018835068</text:p>
          </table:table-cell>
          <table:table-cell table:number-columns-repeated="2"/>
        </table:table-row>
        <table:table-row table:style-name="ro1">
          <table:table-cell office:value-type="float" office:value="0.381715506315231" calcext:value-type="float">
            <text:p>0.381715506315231</text:p>
          </table:table-cell>
          <table:table-cell table:number-columns-repeated="2"/>
        </table:table-row>
        <table:table-row table:style-name="ro1">
          <table:table-cell office:value-type="float" office:value="0.379617929458618" calcext:value-type="float">
            <text:p>0.379617929458618</text:p>
          </table:table-cell>
          <table:table-cell table:number-columns-repeated="2"/>
        </table:table-row>
        <table:table-row table:style-name="ro1">
          <table:table-cell office:value-type="float" office:value="0.375435888767242" calcext:value-type="float">
            <text:p>0.375435888767242</text:p>
          </table:table-cell>
          <table:table-cell table:number-columns-repeated="2"/>
        </table:table-row>
        <table:table-row table:style-name="ro1">
          <table:table-cell office:value-type="float" office:value="0.37445804476738" calcext:value-type="float">
            <text:p>0.37445804476738</text:p>
          </table:table-cell>
          <table:table-cell table:number-columns-repeated="2"/>
        </table:table-row>
        <table:table-row table:style-name="ro1">
          <table:table-cell office:value-type="float" office:value="0.373204529285431" calcext:value-type="float">
            <text:p>0.373204529285431</text:p>
          </table:table-cell>
          <table:table-cell table:number-columns-repeated="2"/>
        </table:table-row>
        <table:table-row table:style-name="ro1">
          <table:table-cell office:value-type="float" office:value="0.38801509141922" calcext:value-type="float">
            <text:p>0.38801509141922</text:p>
          </table:table-cell>
          <table:table-cell table:number-columns-repeated="2"/>
        </table:table-row>
        <table:table-row table:style-name="ro1">
          <table:table-cell office:value-type="float" office:value="0.387727230787277" calcext:value-type="float">
            <text:p>0.387727230787277</text:p>
          </table:table-cell>
          <table:table-cell table:number-columns-repeated="2"/>
        </table:table-row>
        <table:table-row table:style-name="ro1">
          <table:table-cell office:value-type="float" office:value="0.388573884963989" calcext:value-type="float">
            <text:p>0.388573884963989</text:p>
          </table:table-cell>
          <table:table-cell table:number-columns-repeated="2"/>
        </table:table-row>
        <table:table-row table:style-name="ro1">
          <table:table-cell office:value-type="float" office:value="0.388765424489975" calcext:value-type="float">
            <text:p>0.388765424489975</text:p>
          </table:table-cell>
          <table:table-cell table:number-columns-repeated="2"/>
        </table:table-row>
        <table:table-row table:style-name="ro1">
          <table:table-cell office:value-type="float" office:value="0.388342648744583" calcext:value-type="float">
            <text:p>0.388342648744583</text:p>
          </table:table-cell>
          <table:table-cell table:number-columns-repeated="2"/>
        </table:table-row>
        <table:table-row table:style-name="ro1">
          <table:table-cell office:value-type="float" office:value="0.38784185051918" calcext:value-type="float">
            <text:p>0.38784185051918</text:p>
          </table:table-cell>
          <table:table-cell table:number-columns-repeated="2"/>
        </table:table-row>
        <table:table-row table:style-name="ro1">
          <table:table-cell office:value-type="float" office:value="0.387796193361282" calcext:value-type="float">
            <text:p>0.387796193361282</text:p>
          </table:table-cell>
          <table:table-cell table:number-columns-repeated="2"/>
        </table:table-row>
        <table:table-row table:style-name="ro1">
          <table:table-cell office:value-type="float" office:value="0.387895405292511" calcext:value-type="float">
            <text:p>0.387895405292511</text:p>
          </table:table-cell>
          <table:table-cell table:number-columns-repeated="2"/>
        </table:table-row>
        <table:table-row table:style-name="ro1">
          <table:table-cell office:value-type="float" office:value="0.388234972953796" calcext:value-type="float">
            <text:p>0.388234972953796</text:p>
          </table:table-cell>
          <table:table-cell table:number-columns-repeated="2"/>
        </table:table-row>
        <table:table-row table:style-name="ro1">
          <table:table-cell office:value-type="float" office:value="0.388264417648315" calcext:value-type="float">
            <text:p>0.388264417648315</text:p>
          </table:table-cell>
          <table:table-cell table:number-columns-repeated="2"/>
        </table:table-row>
        <table:table-row table:style-name="ro1">
          <table:table-cell office:value-type="float" office:value="0.387960612773895" calcext:value-type="float">
            <text:p>0.387960612773895</text:p>
          </table:table-cell>
          <table:table-cell table:number-columns-repeated="2"/>
        </table:table-row>
        <table:table-row table:style-name="ro1">
          <table:table-cell office:value-type="float" office:value="0.387519627809524" calcext:value-type="float">
            <text:p>0.387519627809524</text:p>
          </table:table-cell>
          <table:table-cell table:number-columns-repeated="2"/>
        </table:table-row>
        <table:table-row table:style-name="ro1">
          <table:table-cell office:value-type="float" office:value="0.396101355552673" calcext:value-type="float">
            <text:p>0.396101355552673</text:p>
          </table:table-cell>
          <table:table-cell table:number-columns-repeated="2"/>
        </table:table-row>
        <table:table-row table:style-name="ro1">
          <table:table-cell office:value-type="float" office:value="0.395346492528915" calcext:value-type="float">
            <text:p>0.395346492528915</text:p>
          </table:table-cell>
          <table:table-cell table:number-columns-repeated="2"/>
        </table:table-row>
        <table:table-row table:style-name="ro1">
          <table:table-cell office:value-type="float" office:value="0.396701484918594" calcext:value-type="float">
            <text:p>0.396701484918594</text:p>
          </table:table-cell>
          <table:table-cell table:number-columns-repeated="2"/>
        </table:table-row>
        <table:table-row table:style-name="ro1">
          <table:table-cell office:value-type="float" office:value="0.396193712949753" calcext:value-type="float">
            <text:p>0.396193712949753</text:p>
          </table:table-cell>
          <table:table-cell table:number-columns-repeated="2"/>
        </table:table-row>
        <table:table-row table:style-name="ro1">
          <table:table-cell office:value-type="float" office:value="0.395935207605362" calcext:value-type="float">
            <text:p>0.395935207605362</text:p>
          </table:table-cell>
          <table:table-cell table:number-columns-repeated="2"/>
        </table:table-row>
        <table:table-row table:style-name="ro1">
          <table:table-cell office:value-type="float" office:value="0.394484966993332" calcext:value-type="float">
            <text:p>0.394484966993332</text:p>
          </table:table-cell>
          <table:table-cell table:number-columns-repeated="2"/>
        </table:table-row>
        <table:table-row table:style-name="ro1">
          <table:table-cell office:value-type="float" office:value="0.393252551555634" calcext:value-type="float">
            <text:p>0.393252551555634</text:p>
          </table:table-cell>
          <table:table-cell table:number-columns-repeated="2"/>
        </table:table-row>
        <table:table-row table:style-name="ro1">
          <table:table-cell office:value-type="float" office:value="0.39393275976181" calcext:value-type="float">
            <text:p>0.39393275976181</text:p>
          </table:table-cell>
          <table:table-cell table:number-columns-repeated="2"/>
        </table:table-row>
        <table:table-row table:style-name="ro1">
          <table:table-cell office:value-type="float" office:value="0.393838912248611" calcext:value-type="float">
            <text:p>0.393838912248611</text:p>
          </table:table-cell>
          <table:table-cell table:number-columns-repeated="2"/>
        </table:table-row>
        <table:table-row table:style-name="ro1">
          <table:table-cell office:value-type="float" office:value="0.373034983873367" calcext:value-type="float">
            <text:p>0.373034983873367</text:p>
          </table:table-cell>
          <table:table-cell table:number-columns-repeated="2"/>
        </table:table-row>
        <table:table-row table:style-name="ro1">
          <table:table-cell office:value-type="float" office:value="0.372646778821945" calcext:value-type="float">
            <text:p>0.372646778821945</text:p>
          </table:table-cell>
          <table:table-cell table:number-columns-repeated="2"/>
        </table:table-row>
        <table:table-row table:style-name="ro1">
          <table:table-cell office:value-type="float" office:value="0.367726802825928" calcext:value-type="float">
            <text:p>0.367726802825928</text:p>
          </table:table-cell>
          <table:table-cell table:number-columns-repeated="2"/>
        </table:table-row>
        <table:table-row table:style-name="ro1">
          <table:table-cell office:value-type="float" office:value="0.350783586502075" calcext:value-type="float">
            <text:p>0.350783586502075</text:p>
          </table:table-cell>
          <table:table-cell table:number-columns-repeated="2"/>
        </table:table-row>
        <table:table-row table:style-name="ro1">
          <table:table-cell office:value-type="float" office:value="0.353325933218002" calcext:value-type="float">
            <text:p>0.353325933218002</text:p>
          </table:table-cell>
          <table:table-cell table:number-columns-repeated="2"/>
        </table:table-row>
        <table:table-row table:style-name="ro1">
          <table:table-cell office:value-type="float" office:value="0.353472143411636" calcext:value-type="float">
            <text:p>0.353472143411636</text:p>
          </table:table-cell>
          <table:table-cell table:number-columns-repeated="2"/>
        </table:table-row>
        <table:table-row table:style-name="ro1">
          <table:table-cell office:value-type="float" office:value="0.353598743677139" calcext:value-type="float">
            <text:p>0.353598743677139</text:p>
          </table:table-cell>
          <table:table-cell table:number-columns-repeated="2"/>
        </table:table-row>
        <table:table-row table:style-name="ro1">
          <table:table-cell office:value-type="float" office:value="0.352099120616913" calcext:value-type="float">
            <text:p>0.352099120616913</text:p>
          </table:table-cell>
          <table:table-cell table:number-columns-repeated="2"/>
        </table:table-row>
        <table:table-row table:style-name="ro1">
          <table:table-cell office:value-type="float" office:value="0.353108555078507" calcext:value-type="float">
            <text:p>0.353108555078507</text:p>
          </table:table-cell>
          <table:table-cell table:number-columns-repeated="2"/>
        </table:table-row>
        <table:table-row table:style-name="ro1">
          <table:table-cell office:value-type="float" office:value="0.351994186639786" calcext:value-type="float">
            <text:p>0.351994186639786</text:p>
          </table:table-cell>
          <table:table-cell table:number-columns-repeated="2"/>
        </table:table-row>
        <table:table-row table:style-name="ro1">
          <table:table-cell office:value-type="float" office:value="0.352943986654282" calcext:value-type="float">
            <text:p>0.352943986654282</text:p>
          </table:table-cell>
          <table:table-cell table:number-columns-repeated="2"/>
        </table:table-row>
        <table:table-row table:style-name="ro1">
          <table:table-cell office:value-type="float" office:value="0.356302738189697" calcext:value-type="float">
            <text:p>0.356302738189697</text:p>
          </table:table-cell>
          <table:table-cell table:number-columns-repeated="2"/>
        </table:table-row>
        <table:table-row table:style-name="ro1">
          <table:table-cell office:value-type="float" office:value="0.356168359518051" calcext:value-type="float">
            <text:p>0.356168359518051</text:p>
          </table:table-cell>
          <table:table-cell table:number-columns-repeated="2"/>
        </table:table-row>
        <table:table-row table:style-name="ro1">
          <table:table-cell office:value-type="float" office:value="0.357154458761215" calcext:value-type="float">
            <text:p>0.357154458761215</text:p>
          </table:table-cell>
          <table:table-cell table:number-columns-repeated="2"/>
        </table:table-row>
        <table:table-row table:style-name="ro1">
          <table:table-cell office:value-type="float" office:value="0.355267733335495" calcext:value-type="float">
            <text:p>0.355267733335495</text:p>
          </table:table-cell>
          <table:table-cell table:number-columns-repeated="2"/>
        </table:table-row>
        <table:table-row table:style-name="ro1">
          <table:table-cell office:value-type="float" office:value="0.358209103345871" calcext:value-type="float">
            <text:p>0.358209103345871</text:p>
          </table:table-cell>
          <table:table-cell table:number-columns-repeated="2"/>
        </table:table-row>
        <table:table-row table:style-name="ro1">
          <table:table-cell office:value-type="float" office:value="0.357768714427948" calcext:value-type="float">
            <text:p>0.357768714427948</text:p>
          </table:table-cell>
          <table:table-cell table:number-columns-repeated="2"/>
        </table:table-row>
        <table:table-row table:style-name="ro1">
          <table:table-cell office:value-type="float" office:value="0.357503473758697" calcext:value-type="float">
            <text:p>0.357503473758697</text:p>
          </table:table-cell>
          <table:table-cell table:number-columns-repeated="2"/>
        </table:table-row>
        <table:table-row table:style-name="ro1">
          <table:table-cell office:value-type="float" office:value="0.357203364372253" calcext:value-type="float">
            <text:p>0.357203364372253</text:p>
          </table:table-cell>
          <table:table-cell table:number-columns-repeated="2"/>
        </table:table-row>
        <table:table-row table:style-name="ro1">
          <table:table-cell office:value-type="float" office:value="0.356978267431259" calcext:value-type="float">
            <text:p>0.356978267431259</text:p>
          </table:table-cell>
          <table:table-cell table:number-columns-repeated="2"/>
        </table:table-row>
        <table:table-row table:style-name="ro1">
          <table:table-cell office:value-type="float" office:value="0.356734752655029" calcext:value-type="float">
            <text:p>0.356734752655029</text:p>
          </table:table-cell>
          <table:table-cell table:number-columns-repeated="2"/>
        </table:table-row>
        <table:table-row table:style-name="ro1">
          <table:table-cell office:value-type="float" office:value="0.356694281101227" calcext:value-type="float">
            <text:p>0.356694281101227</text:p>
          </table:table-cell>
          <table:table-cell table:number-columns-repeated="2"/>
        </table:table-row>
        <table:table-row table:style-name="ro1">
          <table:table-cell office:value-type="float" office:value="0.357026010751724" calcext:value-type="float">
            <text:p>0.357026010751724</text:p>
          </table:table-cell>
          <table:table-cell table:number-columns-repeated="2"/>
        </table:table-row>
        <table:table-row table:style-name="ro1">
          <table:table-cell office:value-type="float" office:value="0.357207328081131" calcext:value-type="float">
            <text:p>0.357207328081131</text:p>
          </table:table-cell>
          <table:table-cell table:number-columns-repeated="2"/>
        </table:table-row>
        <table:table-row table:style-name="ro1">
          <table:table-cell office:value-type="float" office:value="0.356767773628235" calcext:value-type="float">
            <text:p>0.356767773628235</text:p>
          </table:table-cell>
          <table:table-cell table:number-columns-repeated="2"/>
        </table:table-row>
        <table:table-row table:style-name="ro1">
          <table:table-cell office:value-type="float" office:value="0.3591687977314" calcext:value-type="float">
            <text:p>0.3591687977314</text:p>
          </table:table-cell>
          <table:table-cell table:number-columns-repeated="2"/>
        </table:table-row>
        <table:table-row table:style-name="ro1">
          <table:table-cell office:value-type="float" office:value="0.35986328125" calcext:value-type="float">
            <text:p>0.35986328125</text:p>
          </table:table-cell>
          <table:table-cell table:number-columns-repeated="2"/>
        </table:table-row>
        <table:table-row table:style-name="ro1">
          <table:table-cell office:value-type="float" office:value="0.340715974569321" calcext:value-type="float">
            <text:p>0.340715974569321</text:p>
          </table:table-cell>
          <table:table-cell table:number-columns-repeated="2"/>
        </table:table-row>
        <table:table-row table:style-name="ro1">
          <table:table-cell office:value-type="float" office:value="0.340786218643188" calcext:value-type="float">
            <text:p>0.340786218643188</text:p>
          </table:table-cell>
          <table:table-cell table:number-columns-repeated="2"/>
        </table:table-row>
        <table:table-row table:style-name="ro1">
          <table:table-cell office:value-type="float" office:value="0.340242981910706" calcext:value-type="float">
            <text:p>0.340242981910706</text:p>
          </table:table-cell>
          <table:table-cell table:number-columns-repeated="2"/>
        </table:table-row>
        <table:table-row table:style-name="ro1">
          <table:table-cell office:value-type="float" office:value="0.339772760868072" calcext:value-type="float">
            <text:p>0.339772760868072</text:p>
          </table:table-cell>
          <table:table-cell table:number-columns-repeated="2"/>
        </table:table-row>
        <table:table-row table:style-name="ro1">
          <table:table-cell office:value-type="float" office:value="0.339552283287048" calcext:value-type="float">
            <text:p>0.339552283287048</text:p>
          </table:table-cell>
          <table:table-cell table:number-columns-repeated="2"/>
        </table:table-row>
        <table:table-row table:style-name="ro1">
          <table:table-cell office:value-type="float" office:value="0.370863795280456" calcext:value-type="float">
            <text:p>0.370863795280456</text:p>
          </table:table-cell>
          <table:table-cell table:number-columns-repeated="2"/>
        </table:table-row>
        <table:table-row table:style-name="ro1">
          <table:table-cell office:value-type="float" office:value="0.370128214359283" calcext:value-type="float">
            <text:p>0.370128214359283</text:p>
          </table:table-cell>
          <table:table-cell table:number-columns-repeated="2"/>
        </table:table-row>
        <table:table-row table:style-name="ro1">
          <table:table-cell office:value-type="float" office:value="0.379621088504791" calcext:value-type="float">
            <text:p>0.379621088504791</text:p>
          </table:table-cell>
          <table:table-cell table:number-columns-repeated="2"/>
        </table:table-row>
        <table:table-row table:style-name="ro1">
          <table:table-cell office:value-type="float" office:value="0.380014955997467" calcext:value-type="float">
            <text:p>0.380014955997467</text:p>
          </table:table-cell>
          <table:table-cell table:number-columns-repeated="2"/>
        </table:table-row>
        <table:table-row table:style-name="ro1">
          <table:table-cell office:value-type="float" office:value="0.380763709545135" calcext:value-type="float">
            <text:p>0.380763709545135</text:p>
          </table:table-cell>
          <table:table-cell table:number-columns-repeated="2"/>
        </table:table-row>
        <table:table-row table:style-name="ro1">
          <table:table-cell office:value-type="float" office:value="0.37501722574234" calcext:value-type="float">
            <text:p>0.37501722574234</text:p>
          </table:table-cell>
          <table:table-cell table:number-columns-repeated="2"/>
        </table:table-row>
        <table:table-row table:style-name="ro1">
          <table:table-cell office:value-type="float" office:value="0.379040151834488" calcext:value-type="float">
            <text:p>0.379040151834488</text:p>
          </table:table-cell>
          <table:table-cell table:number-columns-repeated="2"/>
        </table:table-row>
        <table:table-row table:style-name="ro1">
          <table:table-cell office:value-type="float" office:value="0.400431007146835" calcext:value-type="float">
            <text:p>0.400431007146835</text:p>
          </table:table-cell>
          <table:table-cell table:number-columns-repeated="2"/>
        </table:table-row>
        <table:table-row table:style-name="ro1">
          <table:table-cell office:value-type="float" office:value="0.397665947675705" calcext:value-type="float">
            <text:p>0.397665947675705</text:p>
          </table:table-cell>
          <table:table-cell table:number-columns-repeated="2"/>
        </table:table-row>
        <table:table-row table:style-name="ro1">
          <table:table-cell office:value-type="float" office:value="0.395963191986084" calcext:value-type="float">
            <text:p>0.395963191986084</text:p>
          </table:table-cell>
          <table:table-cell table:number-columns-repeated="2"/>
        </table:table-row>
        <table:table-row table:style-name="ro1">
          <table:table-cell office:value-type="float" office:value="0.39183709025383" calcext:value-type="float">
            <text:p>0.39183709025383</text:p>
          </table:table-cell>
          <table:table-cell table:number-columns-repeated="2"/>
        </table:table-row>
        <table:table-row table:style-name="ro1">
          <table:table-cell office:value-type="float" office:value="0.392539352178574" calcext:value-type="float">
            <text:p>0.392539352178574</text:p>
          </table:table-cell>
          <table:table-cell table:number-columns-repeated="2"/>
        </table:table-row>
        <table:table-row table:style-name="ro1">
          <table:table-cell office:value-type="float" office:value="0.391292244195938" calcext:value-type="float">
            <text:p>0.391292244195938</text:p>
          </table:table-cell>
          <table:table-cell table:number-columns-repeated="2"/>
        </table:table-row>
        <table:table-row table:style-name="ro1">
          <table:table-cell office:value-type="float" office:value="0.391995340585709" calcext:value-type="float">
            <text:p>0.391995340585709</text:p>
          </table:table-cell>
          <table:table-cell table:number-columns-repeated="2"/>
        </table:table-row>
        <table:table-row table:style-name="ro1">
          <table:table-cell office:value-type="float" office:value="0.392164707183838" calcext:value-type="float">
            <text:p>0.392164707183838</text:p>
          </table:table-cell>
          <table:table-cell table:number-columns-repeated="2"/>
        </table:table-row>
        <table:table-row table:style-name="ro1">
          <table:table-cell office:value-type="float" office:value="0.392249196767807" calcext:value-type="float">
            <text:p>0.392249196767807</text:p>
          </table:table-cell>
          <table:table-cell table:number-columns-repeated="2"/>
        </table:table-row>
        <table:table-row table:style-name="ro1">
          <table:table-cell office:value-type="float" office:value="0.386377185583115" calcext:value-type="float">
            <text:p>0.386377185583115</text:p>
          </table:table-cell>
          <table:table-cell table:number-columns-repeated="2"/>
        </table:table-row>
        <table:table-row table:style-name="ro1">
          <table:table-cell office:value-type="float" office:value="0.38537210226059" calcext:value-type="float">
            <text:p>0.38537210226059</text:p>
          </table:table-cell>
          <table:table-cell table:number-columns-repeated="2"/>
        </table:table-row>
        <table:table-row table:style-name="ro1">
          <table:table-cell office:value-type="float" office:value="0.386183947324753" calcext:value-type="float">
            <text:p>0.386183947324753</text:p>
          </table:table-cell>
          <table:table-cell table:number-columns-repeated="2"/>
        </table:table-row>
        <table:table-row table:style-name="ro1">
          <table:table-cell office:value-type="float" office:value="0.386725395917892" calcext:value-type="float">
            <text:p>0.386725395917892</text:p>
          </table:table-cell>
          <table:table-cell table:number-columns-repeated="2"/>
        </table:table-row>
        <table:table-row table:style-name="ro1">
          <table:table-cell office:value-type="float" office:value="0.387786775827408" calcext:value-type="float">
            <text:p>0.387786775827408</text:p>
          </table:table-cell>
          <table:table-cell table:number-columns-repeated="2"/>
        </table:table-row>
        <table:table-row table:style-name="ro1">
          <table:table-cell office:value-type="float" office:value="0.388547211885452" calcext:value-type="float">
            <text:p>0.388547211885452</text:p>
          </table:table-cell>
          <table:table-cell table:number-columns-repeated="2"/>
        </table:table-row>
        <table:table-row table:style-name="ro1">
          <table:table-cell office:value-type="float" office:value="0.387366503477097" calcext:value-type="float">
            <text:p>0.387366503477097</text:p>
          </table:table-cell>
          <table:table-cell table:number-columns-repeated="2"/>
        </table:table-row>
        <table:table-row table:style-name="ro1">
          <table:table-cell office:value-type="float" office:value="0.388671159744263" calcext:value-type="float">
            <text:p>0.388671159744263</text:p>
          </table:table-cell>
          <table:table-cell table:number-columns-repeated="2"/>
        </table:table-row>
        <table:table-row table:style-name="ro1">
          <table:table-cell office:value-type="float" office:value="0.388697355985641" calcext:value-type="float">
            <text:p>0.388697355985641</text:p>
          </table:table-cell>
          <table:table-cell table:number-columns-repeated="2"/>
        </table:table-row>
        <table:table-row table:style-name="ro1">
          <table:table-cell office:value-type="float" office:value="0.389312416315079" calcext:value-type="float">
            <text:p>0.389312416315079</text:p>
          </table:table-cell>
          <table:table-cell table:number-columns-repeated="2"/>
        </table:table-row>
        <table:table-row table:style-name="ro1">
          <table:table-cell office:value-type="float" office:value="0.389484882354736" calcext:value-type="float">
            <text:p>0.389484882354736</text:p>
          </table:table-cell>
          <table:table-cell table:number-columns-repeated="2"/>
        </table:table-row>
        <table:table-row table:style-name="ro1">
          <table:table-cell office:value-type="float" office:value="0.39035040140152" calcext:value-type="float">
            <text:p>0.39035040140152</text:p>
          </table:table-cell>
          <table:table-cell table:number-columns-repeated="2"/>
        </table:table-row>
        <table:table-row table:style-name="ro1">
          <table:table-cell office:value-type="float" office:value="0.389814108610153" calcext:value-type="float">
            <text:p>0.389814108610153</text:p>
          </table:table-cell>
          <table:table-cell table:number-columns-repeated="2"/>
        </table:table-row>
        <table:table-row table:style-name="ro1">
          <table:table-cell office:value-type="float" office:value="0.38947457075119" calcext:value-type="float">
            <text:p>0.38947457075119</text:p>
          </table:table-cell>
          <table:table-cell table:number-columns-repeated="2"/>
        </table:table-row>
        <table:table-row table:style-name="ro1">
          <table:table-cell office:value-type="float" office:value="0.389469087123871" calcext:value-type="float">
            <text:p>0.389469087123871</text:p>
          </table:table-cell>
          <table:table-cell table:number-columns-repeated="2"/>
        </table:table-row>
        <table:table-row table:style-name="ro1">
          <table:table-cell office:value-type="float" office:value="0.389774203300476" calcext:value-type="float">
            <text:p>0.389774203300476</text:p>
          </table:table-cell>
          <table:table-cell table:number-columns-repeated="2"/>
        </table:table-row>
        <table:table-row table:style-name="ro1">
          <table:table-cell office:value-type="float" office:value="0.410388290882111" calcext:value-type="float">
            <text:p>0.410388290882111</text:p>
          </table:table-cell>
          <table:table-cell table:number-columns-repeated="2"/>
        </table:table-row>
        <table:table-row table:style-name="ro1">
          <table:table-cell office:value-type="float" office:value="0.411511212587357" calcext:value-type="float">
            <text:p>0.411511212587357</text:p>
          </table:table-cell>
          <table:table-cell table:number-columns-repeated="2"/>
        </table:table-row>
        <table:table-row table:style-name="ro1">
          <table:table-cell office:value-type="float" office:value="0.413376539945602" calcext:value-type="float">
            <text:p>0.413376539945602</text:p>
          </table:table-cell>
          <table:table-cell table:number-columns-repeated="2"/>
        </table:table-row>
        <table:table-row table:style-name="ro1">
          <table:table-cell office:value-type="float" office:value="0.412509500980377" calcext:value-type="float">
            <text:p>0.412509500980377</text:p>
          </table:table-cell>
          <table:table-cell table:number-columns-repeated="2"/>
        </table:table-row>
        <table:table-row table:style-name="ro1">
          <table:table-cell office:value-type="float" office:value="0.418255925178528" calcext:value-type="float">
            <text:p>0.418255925178528</text:p>
          </table:table-cell>
          <table:table-cell table:number-columns-repeated="2"/>
        </table:table-row>
        <table:table-row table:style-name="ro1">
          <table:table-cell office:value-type="float" office:value="0.417491227388382" calcext:value-type="float">
            <text:p>0.417491227388382</text:p>
          </table:table-cell>
          <table:table-cell table:number-columns-repeated="2"/>
        </table:table-row>
        <table:table-row table:style-name="ro1">
          <table:table-cell office:value-type="float" office:value="0.41618213057518" calcext:value-type="float">
            <text:p>0.41618213057518</text:p>
          </table:table-cell>
          <table:table-cell table:number-columns-repeated="2"/>
        </table:table-row>
        <table:table-row table:style-name="ro1">
          <table:table-cell office:value-type="float" office:value="0.415990859270096" calcext:value-type="float">
            <text:p>0.415990859270096</text:p>
          </table:table-cell>
          <table:table-cell table:number-columns-repeated="2"/>
        </table:table-row>
        <table:table-row table:style-name="ro1">
          <table:table-cell office:value-type="float" office:value="0.411327451467514" calcext:value-type="float">
            <text:p>0.411327451467514</text:p>
          </table:table-cell>
          <table:table-cell table:number-columns-repeated="2"/>
        </table:table-row>
        <table:table-row table:style-name="ro1">
          <table:table-cell office:value-type="float" office:value="0.411031603813171" calcext:value-type="float">
            <text:p>0.411031603813171</text:p>
          </table:table-cell>
          <table:table-cell table:number-columns-repeated="2"/>
        </table:table-row>
        <table:table-row table:style-name="ro1">
          <table:table-cell office:value-type="float" office:value="0.411675542593002" calcext:value-type="float">
            <text:p>0.411675542593002</text:p>
          </table:table-cell>
          <table:table-cell table:number-columns-repeated="2"/>
        </table:table-row>
        <table:table-row table:style-name="ro1">
          <table:table-cell office:value-type="float" office:value="0.41925522685051" calcext:value-type="float">
            <text:p>0.41925522685051</text:p>
          </table:table-cell>
          <table:table-cell table:number-columns-repeated="2"/>
        </table:table-row>
        <table:table-row table:style-name="ro1">
          <table:table-cell office:value-type="float" office:value="0.418898820877075" calcext:value-type="float">
            <text:p>0.418898820877075</text:p>
          </table:table-cell>
          <table:table-cell table:number-columns-repeated="2"/>
        </table:table-row>
        <table:table-row table:style-name="ro1">
          <table:table-cell office:value-type="float" office:value="0.419692426919937" calcext:value-type="float">
            <text:p>0.419692426919937</text:p>
          </table:table-cell>
          <table:table-cell table:number-columns-repeated="2"/>
        </table:table-row>
        <table:table-row table:style-name="ro1">
          <table:table-cell office:value-type="float" office:value="0.41919133067131" calcext:value-type="float">
            <text:p>0.41919133067131</text:p>
          </table:table-cell>
          <table:table-cell table:number-columns-repeated="2"/>
        </table:table-row>
        <table:table-row table:style-name="ro1">
          <table:table-cell office:value-type="float" office:value="0.419667780399323" calcext:value-type="float">
            <text:p>0.419667780399323</text:p>
          </table:table-cell>
          <table:table-cell table:number-columns-repeated="2"/>
        </table:table-row>
        <table:table-row table:style-name="ro1">
          <table:table-cell office:value-type="float" office:value="0.418509483337402" calcext:value-type="float">
            <text:p>0.418509483337402</text:p>
          </table:table-cell>
          <table:table-cell table:number-columns-repeated="2"/>
        </table:table-row>
        <table:table-row table:style-name="ro1">
          <table:table-cell office:value-type="float" office:value="0.420717239379883" calcext:value-type="float">
            <text:p>0.420717239379883</text:p>
          </table:table-cell>
          <table:table-cell table:number-columns-repeated="2"/>
        </table:table-row>
        <table:table-row table:style-name="ro1">
          <table:table-cell office:value-type="float" office:value="0.421423971652985" calcext:value-type="float">
            <text:p>0.421423971652985</text:p>
          </table:table-cell>
          <table:table-cell table:number-columns-repeated="2"/>
        </table:table-row>
        <table:table-row table:style-name="ro1">
          <table:table-cell office:value-type="float" office:value="0.422122627496719" calcext:value-type="float">
            <text:p>0.422122627496719</text:p>
          </table:table-cell>
          <table:table-cell table:number-columns-repeated="2"/>
        </table:table-row>
        <table:table-row table:style-name="ro1">
          <table:table-cell office:value-type="float" office:value="0.4216348528862" calcext:value-type="float">
            <text:p>0.4216348528862</text:p>
          </table:table-cell>
          <table:table-cell table:number-columns-repeated="2"/>
        </table:table-row>
        <table:table-row table:style-name="ro1">
          <table:table-cell office:value-type="float" office:value="0.421293288469315" calcext:value-type="float">
            <text:p>0.421293288469315</text:p>
          </table:table-cell>
          <table:table-cell table:number-columns-repeated="2"/>
        </table:table-row>
        <table:table-row table:style-name="ro1">
          <table:table-cell office:value-type="float" office:value="0.421126246452332" calcext:value-type="float">
            <text:p>0.421126246452332</text:p>
          </table:table-cell>
          <table:table-cell table:number-columns-repeated="2"/>
        </table:table-row>
        <table:table-row table:style-name="ro1">
          <table:table-cell office:value-type="float" office:value="0.404965490102768" calcext:value-type="float">
            <text:p>0.404965490102768</text:p>
          </table:table-cell>
          <table:table-cell table:number-columns-repeated="2"/>
        </table:table-row>
        <table:table-row table:style-name="ro1">
          <table:table-cell office:value-type="float" office:value="0.403369754552841" calcext:value-type="float">
            <text:p>0.403369754552841</text:p>
          </table:table-cell>
          <table:table-cell table:number-columns-repeated="2"/>
        </table:table-row>
        <table:table-row table:style-name="ro1">
          <table:table-cell office:value-type="float" office:value="0.404263913631439" calcext:value-type="float">
            <text:p>0.404263913631439</text:p>
          </table:table-cell>
          <table:table-cell table:number-columns-repeated="2"/>
        </table:table-row>
        <table:table-row table:style-name="ro1">
          <table:table-cell office:value-type="float" office:value="0.402434974908829" calcext:value-type="float">
            <text:p>0.402434974908829</text:p>
          </table:table-cell>
          <table:table-cell table:number-columns-repeated="2"/>
        </table:table-row>
        <table:table-row table:style-name="ro1">
          <table:table-cell office:value-type="float" office:value="0.403538703918457" calcext:value-type="float">
            <text:p>0.403538703918457</text:p>
          </table:table-cell>
          <table:table-cell table:number-columns-repeated="2"/>
        </table:table-row>
        <table:table-row table:style-name="ro1">
          <table:table-cell office:value-type="float" office:value="0.402485013008118" calcext:value-type="float">
            <text:p>0.402485013008118</text:p>
          </table:table-cell>
          <table:table-cell table:number-columns-repeated="2"/>
        </table:table-row>
        <table:table-row table:style-name="ro1">
          <table:table-cell office:value-type="float" office:value="0.403422683477402" calcext:value-type="float">
            <text:p>0.403422683477402</text:p>
          </table:table-cell>
          <table:table-cell table:number-columns-repeated="2"/>
        </table:table-row>
        <table:table-row table:style-name="ro1">
          <table:table-cell office:value-type="float" office:value="0.403895854949951" calcext:value-type="float">
            <text:p>0.403895854949951</text:p>
          </table:table-cell>
          <table:table-cell table:number-columns-repeated="2"/>
        </table:table-row>
        <table:table-row table:style-name="ro1">
          <table:table-cell office:value-type="float" office:value="0.402640670537949" calcext:value-type="float">
            <text:p>0.402640670537949</text:p>
          </table:table-cell>
          <table:table-cell table:number-columns-repeated="2"/>
        </table:table-row>
        <table:table-row table:style-name="ro1">
          <table:table-cell office:value-type="float" office:value="0.384417444467545" calcext:value-type="float">
            <text:p>0.384417444467545</text:p>
          </table:table-cell>
          <table:table-cell table:number-columns-repeated="2"/>
        </table:table-row>
        <table:table-row table:style-name="ro1">
          <table:table-cell office:value-type="float" office:value="0.383925408124924" calcext:value-type="float">
            <text:p>0.383925408124924</text:p>
          </table:table-cell>
          <table:table-cell table:number-columns-repeated="2"/>
        </table:table-row>
        <table:table-row table:style-name="ro1">
          <table:table-cell office:value-type="float" office:value="0.385695099830627" calcext:value-type="float">
            <text:p>0.385695099830627</text:p>
          </table:table-cell>
          <table:table-cell table:number-columns-repeated="2"/>
        </table:table-row>
        <table:table-row table:style-name="ro1">
          <table:table-cell office:value-type="float" office:value="0.39303070306778" calcext:value-type="float">
            <text:p>0.39303070306778</text:p>
          </table:table-cell>
          <table:table-cell table:number-columns-repeated="2"/>
        </table:table-row>
        <table:table-row table:style-name="ro1">
          <table:table-cell office:value-type="float" office:value="0.391954183578491" calcext:value-type="float">
            <text:p>0.391954183578491</text:p>
          </table:table-cell>
          <table:table-cell table:number-columns-repeated="2"/>
        </table:table-row>
        <table:table-row table:style-name="ro1">
          <table:table-cell office:value-type="float" office:value="0.393393605947495" calcext:value-type="float">
            <text:p>0.393393605947495</text:p>
          </table:table-cell>
          <table:table-cell table:number-columns-repeated="2"/>
        </table:table-row>
        <table:table-row table:style-name="ro1">
          <table:table-cell office:value-type="float" office:value="0.393195509910583" calcext:value-type="float">
            <text:p>0.393195509910583</text:p>
          </table:table-cell>
          <table:table-cell table:number-columns-repeated="2"/>
        </table:table-row>
        <table:table-row table:style-name="ro1">
          <table:table-cell office:value-type="float" office:value="0.393403798341751" calcext:value-type="float">
            <text:p>0.393403798341751</text:p>
          </table:table-cell>
          <table:table-cell table:number-columns-repeated="2"/>
        </table:table-row>
        <table:table-row table:style-name="ro1">
          <table:table-cell office:value-type="float" office:value="0.393512010574341" calcext:value-type="float">
            <text:p>0.393512010574341</text:p>
          </table:table-cell>
          <table:table-cell table:number-columns-repeated="2"/>
        </table:table-row>
        <table:table-row table:style-name="ro1">
          <table:table-cell office:value-type="float" office:value="0.391914218664169" calcext:value-type="float">
            <text:p>0.391914218664169</text:p>
          </table:table-cell>
          <table:table-cell table:number-columns-repeated="2"/>
        </table:table-row>
        <table:table-row table:style-name="ro1">
          <table:table-cell office:value-type="float" office:value="0.392658859491348" calcext:value-type="float">
            <text:p>0.392658859491348</text:p>
          </table:table-cell>
          <table:table-cell table:number-columns-repeated="2"/>
        </table:table-row>
        <table:table-row table:style-name="ro1">
          <table:table-cell office:value-type="float" office:value="0.391642332077026" calcext:value-type="float">
            <text:p>0.391642332077026</text:p>
          </table:table-cell>
          <table:table-cell table:number-columns-repeated="2"/>
        </table:table-row>
        <table:table-row table:style-name="ro1">
          <table:table-cell office:value-type="float" office:value="0.402090817689896" calcext:value-type="float">
            <text:p>0.402090817689896</text:p>
          </table:table-cell>
          <table:table-cell table:number-columns-repeated="2"/>
        </table:table-row>
        <table:table-row table:style-name="ro1">
          <table:table-cell office:value-type="float" office:value="0.397029846906662" calcext:value-type="float">
            <text:p>0.397029846906662</text:p>
          </table:table-cell>
          <table:table-cell table:number-columns-repeated="2"/>
        </table:table-row>
        <table:table-row table:style-name="ro1">
          <table:table-cell office:value-type="float" office:value="0.397759705781937" calcext:value-type="float">
            <text:p>0.397759705781937</text:p>
          </table:table-cell>
          <table:table-cell table:number-columns-repeated="2"/>
        </table:table-row>
        <table:table-row table:style-name="ro1">
          <table:table-cell office:value-type="float" office:value="0.389364063739777" calcext:value-type="float">
            <text:p>0.389364063739777</text:p>
          </table:table-cell>
          <table:table-cell table:number-columns-repeated="2"/>
        </table:table-row>
        <table:table-row table:style-name="ro1">
          <table:table-cell office:value-type="float" office:value="0.390191823244095" calcext:value-type="float">
            <text:p>0.390191823244095</text:p>
          </table:table-cell>
          <table:table-cell table:number-columns-repeated="2"/>
        </table:table-row>
        <table:table-row table:style-name="ro1">
          <table:table-cell office:value-type="float" office:value="0.391200363636017" calcext:value-type="float">
            <text:p>0.391200363636017</text:p>
          </table:table-cell>
          <table:table-cell table:number-columns-repeated="2"/>
        </table:table-row>
        <table:table-row table:style-name="ro1">
          <table:table-cell office:value-type="float" office:value="0.390792280435562" calcext:value-type="float">
            <text:p>0.390792280435562</text:p>
          </table:table-cell>
          <table:table-cell table:number-columns-repeated="2"/>
        </table:table-row>
        <table:table-row table:style-name="ro1">
          <table:table-cell office:value-type="float" office:value="0.390278995037079" calcext:value-type="float">
            <text:p>0.390278995037079</text:p>
          </table:table-cell>
          <table:table-cell table:number-columns-repeated="2"/>
        </table:table-row>
        <table:table-row table:style-name="ro1">
          <table:table-cell office:value-type="float" office:value="0.391572594642639" calcext:value-type="float">
            <text:p>0.391572594642639</text:p>
          </table:table-cell>
          <table:table-cell table:number-columns-repeated="2"/>
        </table:table-row>
        <table:table-row table:style-name="ro1">
          <table:table-cell office:value-type="float" office:value="0.389617383480072" calcext:value-type="float">
            <text:p>0.389617383480072</text:p>
          </table:table-cell>
          <table:table-cell table:number-columns-repeated="2"/>
        </table:table-row>
        <table:table-row table:style-name="ro1">
          <table:table-cell office:value-type="float" office:value="0.389571309089661" calcext:value-type="float">
            <text:p>0.389571309089661</text:p>
          </table:table-cell>
          <table:table-cell table:number-columns-repeated="2"/>
        </table:table-row>
        <table:table-row table:style-name="ro1">
          <table:table-cell office:value-type="float" office:value="0.38947781920433" calcext:value-type="float">
            <text:p>0.38947781920433</text:p>
          </table:table-cell>
          <table:table-cell table:number-columns-repeated="2"/>
        </table:table-row>
        <table:table-row table:style-name="ro1">
          <table:table-cell office:value-type="float" office:value="0.389669239521027" calcext:value-type="float">
            <text:p>0.389669239521027</text:p>
          </table:table-cell>
          <table:table-cell table:number-columns-repeated="2"/>
        </table:table-row>
        <table:table-row table:style-name="ro1">
          <table:table-cell office:value-type="float" office:value="0.38791099190712" calcext:value-type="float">
            <text:p>0.38791099190712</text:p>
          </table:table-cell>
          <table:table-cell table:number-columns-repeated="2"/>
        </table:table-row>
        <table:table-row table:style-name="ro1">
          <table:table-cell office:value-type="float" office:value="0.388436734676361" calcext:value-type="float">
            <text:p>0.388436734676361</text:p>
          </table:table-cell>
          <table:table-cell table:number-columns-repeated="2"/>
        </table:table-row>
        <table:table-row table:style-name="ro1">
          <table:table-cell office:value-type="float" office:value="0.383094191551208" calcext:value-type="float">
            <text:p>0.383094191551208</text:p>
          </table:table-cell>
          <table:table-cell table:number-columns-repeated="2"/>
        </table:table-row>
        <table:table-row table:style-name="ro1">
          <table:table-cell office:value-type="float" office:value="0.382759690284729" calcext:value-type="float">
            <text:p>0.382759690284729</text:p>
          </table:table-cell>
          <table:table-cell table:number-columns-repeated="2"/>
        </table:table-row>
        <table:table-row table:style-name="ro1">
          <table:table-cell office:value-type="float" office:value="0.383523732423782" calcext:value-type="float">
            <text:p>0.383523732423782</text:p>
          </table:table-cell>
          <table:table-cell table:number-columns-repeated="2"/>
        </table:table-row>
        <table:table-row table:style-name="ro1">
          <table:table-cell office:value-type="float" office:value="0.384430110454559" calcext:value-type="float">
            <text:p>0.384430110454559</text:p>
          </table:table-cell>
          <table:table-cell table:number-columns-repeated="2"/>
        </table:table-row>
        <table:table-row table:style-name="ro1">
          <table:table-cell office:value-type="float" office:value="0.383496254682541" calcext:value-type="float">
            <text:p>0.383496254682541</text:p>
          </table:table-cell>
          <table:table-cell table:number-columns-repeated="2"/>
        </table:table-row>
        <table:table-row table:style-name="ro1">
          <table:table-cell office:value-type="float" office:value="0.39036962389946" calcext:value-type="float">
            <text:p>0.39036962389946</text:p>
          </table:table-cell>
          <table:table-cell table:number-columns-repeated="2"/>
        </table:table-row>
        <table:table-row table:style-name="ro1">
          <table:table-cell office:value-type="float" office:value="0.400949746370316" calcext:value-type="float">
            <text:p>0.400949746370316</text:p>
          </table:table-cell>
          <table:table-cell table:number-columns-repeated="2"/>
        </table:table-row>
        <table:table-row table:style-name="ro1">
          <table:table-cell office:value-type="float" office:value="0.401360154151917" calcext:value-type="float">
            <text:p>0.401360154151917</text:p>
          </table:table-cell>
          <table:table-cell table:number-columns-repeated="2"/>
        </table:table-row>
        <table:table-row table:style-name="ro1">
          <table:table-cell office:value-type="float" office:value="0.401107221841812" calcext:value-type="float">
            <text:p>0.401107221841812</text:p>
          </table:table-cell>
          <table:table-cell table:number-columns-repeated="2"/>
        </table:table-row>
        <table:table-row table:style-name="ro1">
          <table:table-cell office:value-type="float" office:value="0.399801939725876" calcext:value-type="float">
            <text:p>0.399801939725876</text:p>
          </table:table-cell>
          <table:table-cell table:number-columns-repeated="2"/>
        </table:table-row>
        <table:table-row table:style-name="ro1">
          <table:table-cell office:value-type="float" office:value="0.390611708164215" calcext:value-type="float">
            <text:p>0.390611708164215</text:p>
          </table:table-cell>
          <table:table-cell table:number-columns-repeated="2"/>
        </table:table-row>
        <table:table-row table:style-name="ro1">
          <table:table-cell office:value-type="float" office:value="0.389881134033203" calcext:value-type="float">
            <text:p>0.389881134033203</text:p>
          </table:table-cell>
          <table:table-cell table:number-columns-repeated="2"/>
        </table:table-row>
        <table:table-row table:style-name="ro1">
          <table:table-cell office:value-type="float" office:value="0.374498277902603" calcext:value-type="float">
            <text:p>0.374498277902603</text:p>
          </table:table-cell>
          <table:table-cell table:number-columns-repeated="2"/>
        </table:table-row>
        <table:table-row table:style-name="ro1">
          <table:table-cell office:value-type="float" office:value="0.374356210231781" calcext:value-type="float">
            <text:p>0.374356210231781</text:p>
          </table:table-cell>
          <table:table-cell table:number-columns-repeated="2"/>
        </table:table-row>
        <table:table-row table:style-name="ro1">
          <table:table-cell office:value-type="float" office:value="0.374933809041977" calcext:value-type="float">
            <text:p>0.374933809041977</text:p>
          </table:table-cell>
          <table:table-cell table:number-columns-repeated="2"/>
        </table:table-row>
        <table:table-row table:style-name="ro1">
          <table:table-cell office:value-type="float" office:value="0.373681724071503" calcext:value-type="float">
            <text:p>0.373681724071503</text:p>
          </table:table-cell>
          <table:table-cell table:number-columns-repeated="2"/>
        </table:table-row>
        <table:table-row table:style-name="ro1">
          <table:table-cell office:value-type="float" office:value="0.374500274658203" calcext:value-type="float">
            <text:p>0.374500274658203</text:p>
          </table:table-cell>
          <table:table-cell table:number-columns-repeated="2"/>
        </table:table-row>
        <table:table-row table:style-name="ro1">
          <table:table-cell office:value-type="float" office:value="0.377322882413864" calcext:value-type="float">
            <text:p>0.377322882413864</text:p>
          </table:table-cell>
          <table:table-cell table:number-columns-repeated="2"/>
        </table:table-row>
        <table:table-row table:style-name="ro1">
          <table:table-cell office:value-type="float" office:value="0.376943439245224" calcext:value-type="float">
            <text:p>0.376943439245224</text:p>
          </table:table-cell>
          <table:table-cell table:number-columns-repeated="2"/>
        </table:table-row>
        <table:table-row table:style-name="ro1">
          <table:table-cell office:value-type="float" office:value="0.375996708869934" calcext:value-type="float">
            <text:p>0.375996708869934</text:p>
          </table:table-cell>
          <table:table-cell table:number-columns-repeated="2"/>
        </table:table-row>
        <table:table-row table:style-name="ro1">
          <table:table-cell office:value-type="float" office:value="0.376015245914459" calcext:value-type="float">
            <text:p>0.376015245914459</text:p>
          </table:table-cell>
          <table:table-cell table:number-columns-repeated="2"/>
        </table:table-row>
        <table:table-row table:style-name="ro1">
          <table:table-cell office:value-type="float" office:value="0.378031879663467" calcext:value-type="float">
            <text:p>0.378031879663467</text:p>
          </table:table-cell>
          <table:table-cell table:number-columns-repeated="2"/>
        </table:table-row>
        <table:table-row table:style-name="ro1">
          <table:table-cell office:value-type="float" office:value="0.375939071178436" calcext:value-type="float">
            <text:p>0.375939071178436</text:p>
          </table:table-cell>
          <table:table-cell table:number-columns-repeated="2"/>
        </table:table-row>
        <table:table-row table:style-name="ro1">
          <table:table-cell office:value-type="float" office:value="0.376296192407608" calcext:value-type="float">
            <text:p>0.376296192407608</text:p>
          </table:table-cell>
          <table:table-cell table:number-columns-repeated="2"/>
        </table:table-row>
        <table:table-row table:style-name="ro1">
          <table:table-cell office:value-type="float" office:value="0.385963529348373" calcext:value-type="float">
            <text:p>0.385963529348373</text:p>
          </table:table-cell>
          <table:table-cell table:number-columns-repeated="2"/>
        </table:table-row>
        <table:table-row table:style-name="ro1">
          <table:table-cell office:value-type="float" office:value="0.385717809200287" calcext:value-type="float">
            <text:p>0.385717809200287</text:p>
          </table:table-cell>
          <table:table-cell table:number-columns-repeated="2"/>
        </table:table-row>
        <table:table-row table:style-name="ro1">
          <table:table-cell office:value-type="float" office:value="0.386203974485397" calcext:value-type="float">
            <text:p>0.386203974485397</text:p>
          </table:table-cell>
          <table:table-cell table:number-columns-repeated="2"/>
        </table:table-row>
        <table:table-row table:style-name="ro1">
          <table:table-cell office:value-type="float" office:value="0.386358112096786" calcext:value-type="float">
            <text:p>0.386358112096786</text:p>
          </table:table-cell>
          <table:table-cell table:number-columns-repeated="2"/>
        </table:table-row>
        <table:table-row table:style-name="ro1">
          <table:table-cell office:value-type="float" office:value="0.385439068078995" calcext:value-type="float">
            <text:p>0.385439068078995</text:p>
          </table:table-cell>
          <table:table-cell table:number-columns-repeated="2"/>
        </table:table-row>
        <table:table-row table:style-name="ro1">
          <table:table-cell office:value-type="float" office:value="0.3846116065979" calcext:value-type="float">
            <text:p>0.3846116065979</text:p>
          </table:table-cell>
          <table:table-cell table:number-columns-repeated="2"/>
        </table:table-row>
        <table:table-row table:style-name="ro1">
          <table:table-cell office:value-type="float" office:value="0.384144216775894" calcext:value-type="float">
            <text:p>0.384144216775894</text:p>
          </table:table-cell>
          <table:table-cell table:number-columns-repeated="2"/>
        </table:table-row>
        <table:table-row table:style-name="ro1">
          <table:table-cell office:value-type="float" office:value="0.383346408605576" calcext:value-type="float">
            <text:p>0.383346408605576</text:p>
          </table:table-cell>
          <table:table-cell table:number-columns-repeated="2"/>
        </table:table-row>
        <table:table-row table:style-name="ro1">
          <table:table-cell office:value-type="float" office:value="0.382318198680878" calcext:value-type="float">
            <text:p>0.382318198680878</text:p>
          </table:table-cell>
          <table:table-cell table:number-columns-repeated="2"/>
        </table:table-row>
        <table:table-row table:style-name="ro1">
          <table:table-cell office:value-type="float" office:value="0.38340163230896" calcext:value-type="float">
            <text:p>0.38340163230896</text:p>
          </table:table-cell>
          <table:table-cell table:number-columns-repeated="2"/>
        </table:table-row>
        <table:table-row table:style-name="ro1">
          <table:table-cell office:value-type="float" office:value="0.384518712759018" calcext:value-type="float">
            <text:p>0.384518712759018</text:p>
          </table:table-cell>
          <table:table-cell table:number-columns-repeated="2"/>
        </table:table-row>
        <table:table-row table:style-name="ro1">
          <table:table-cell office:value-type="float" office:value="0.384809017181396" calcext:value-type="float">
            <text:p>0.384809017181396</text:p>
          </table:table-cell>
          <table:table-cell table:number-columns-repeated="2"/>
        </table:table-row>
        <table:table-row table:style-name="ro1">
          <table:table-cell office:value-type="float" office:value="0.379662245512009" calcext:value-type="float">
            <text:p>0.379662245512009</text:p>
          </table:table-cell>
          <table:table-cell table:number-columns-repeated="2"/>
        </table:table-row>
        <table:table-row table:style-name="ro1">
          <table:table-cell office:value-type="float" office:value="0.379811555147171" calcext:value-type="float">
            <text:p>0.379811555147171</text:p>
          </table:table-cell>
          <table:table-cell table:number-columns-repeated="2"/>
        </table:table-row>
        <table:table-row table:style-name="ro1">
          <table:table-cell office:value-type="float" office:value="0.380565345287323" calcext:value-type="float">
            <text:p>0.380565345287323</text:p>
          </table:table-cell>
          <table:table-cell table:number-columns-repeated="2"/>
        </table:table-row>
        <table:table-row table:style-name="ro1">
          <table:table-cell office:value-type="float" office:value="0.37859320640564" calcext:value-type="float">
            <text:p>0.37859320640564</text:p>
          </table:table-cell>
          <table:table-cell table:number-columns-repeated="2"/>
        </table:table-row>
        <table:table-row table:style-name="ro1">
          <table:table-cell office:value-type="float" office:value="0.378577530384064" calcext:value-type="float">
            <text:p>0.378577530384064</text:p>
          </table:table-cell>
          <table:table-cell table:number-columns-repeated="2"/>
        </table:table-row>
        <table:table-row table:style-name="ro1">
          <table:table-cell office:value-type="float" office:value="0.377689450979233" calcext:value-type="float">
            <text:p>0.377689450979233</text:p>
          </table:table-cell>
          <table:table-cell table:number-columns-repeated="2"/>
        </table:table-row>
        <table:table-row table:style-name="ro1">
          <table:table-cell office:value-type="float" office:value="0.377735048532486" calcext:value-type="float">
            <text:p>0.377735048532486</text:p>
          </table:table-cell>
          <table:table-cell table:number-columns-repeated="2"/>
        </table:table-row>
        <table:table-row table:style-name="ro1">
          <table:table-cell office:value-type="float" office:value="0.37908273935318" calcext:value-type="float">
            <text:p>0.37908273935318</text:p>
          </table:table-cell>
          <table:table-cell table:number-columns-repeated="2"/>
        </table:table-row>
        <table:table-row table:style-name="ro1">
          <table:table-cell office:value-type="float" office:value="0.379486531019211" calcext:value-type="float">
            <text:p>0.379486531019211</text:p>
          </table:table-cell>
          <table:table-cell table:number-columns-repeated="2"/>
        </table:table-row>
        <table:table-row table:style-name="ro1">
          <table:table-cell office:value-type="float" office:value="0.385995477437973" calcext:value-type="float">
            <text:p>0.385995477437973</text:p>
          </table:table-cell>
          <table:table-cell table:number-columns-repeated="2"/>
        </table:table-row>
        <table:table-row table:style-name="ro1">
          <table:table-cell office:value-type="float" office:value="0.384090036153793" calcext:value-type="float">
            <text:p>0.384090036153793</text:p>
          </table:table-cell>
          <table:table-cell table:number-columns-repeated="2"/>
        </table:table-row>
        <table:table-row table:style-name="ro1">
          <table:table-cell office:value-type="float" office:value="0.383217453956604" calcext:value-type="float">
            <text:p>0.383217453956604</text:p>
          </table:table-cell>
          <table:table-cell table:number-columns-repeated="2"/>
        </table:table-row>
        <table:table-row table:style-name="ro1">
          <table:table-cell office:value-type="float" office:value="0.38317945599556" calcext:value-type="float">
            <text:p>0.38317945599556</text:p>
          </table:table-cell>
          <table:table-cell table:number-columns-repeated="2"/>
        </table:table-row>
        <table:table-row table:style-name="ro1">
          <table:table-cell office:value-type="float" office:value="0.380428463220596" calcext:value-type="float">
            <text:p>0.380428463220596</text:p>
          </table:table-cell>
          <table:table-cell table:number-columns-repeated="2"/>
        </table:table-row>
        <table:table-row table:style-name="ro1">
          <table:table-cell office:value-type="float" office:value="0.379511713981628" calcext:value-type="float">
            <text:p>0.379511713981628</text:p>
          </table:table-cell>
          <table:table-cell table:number-columns-repeated="2"/>
        </table:table-row>
        <table:table-row table:style-name="ro1">
          <table:table-cell office:value-type="float" office:value="0.380344837903976" calcext:value-type="float">
            <text:p>0.380344837903976</text:p>
          </table:table-cell>
          <table:table-cell table:number-columns-repeated="2"/>
        </table:table-row>
        <table:table-row table:style-name="ro1">
          <table:table-cell office:value-type="float" office:value="0.380462199449539" calcext:value-type="float">
            <text:p>0.380462199449539</text:p>
          </table:table-cell>
          <table:table-cell table:number-columns-repeated="2"/>
        </table:table-row>
        <table:table-row table:style-name="ro1">
          <table:table-cell office:value-type="float" office:value="0.385708391666412" calcext:value-type="float">
            <text:p>0.385708391666412</text:p>
          </table:table-cell>
          <table:table-cell table:number-columns-repeated="2"/>
        </table:table-row>
        <table:table-row table:style-name="ro1">
          <table:table-cell office:value-type="float" office:value="0.384570360183716" calcext:value-type="float">
            <text:p>0.384570360183716</text:p>
          </table:table-cell>
          <table:table-cell table:number-columns-repeated="2"/>
        </table:table-row>
        <table:table-row table:style-name="ro1">
          <table:table-cell office:value-type="float" office:value="0.385378986597061" calcext:value-type="float">
            <text:p>0.385378986597061</text:p>
          </table:table-cell>
          <table:table-cell table:number-columns-repeated="2"/>
        </table:table-row>
        <table:table-row table:style-name="ro1">
          <table:table-cell office:value-type="float" office:value="0.386142790317535" calcext:value-type="float">
            <text:p>0.386142790317535</text:p>
          </table:table-cell>
          <table:table-cell table:number-columns-repeated="2"/>
        </table:table-row>
        <table:table-row table:style-name="ro1">
          <table:table-cell office:value-type="float" office:value="0.38557842373848" calcext:value-type="float">
            <text:p>0.38557842373848</text:p>
          </table:table-cell>
          <table:table-cell table:number-columns-repeated="2"/>
        </table:table-row>
        <table:table-row table:style-name="ro1">
          <table:table-cell office:value-type="float" office:value="0.384982138872147" calcext:value-type="float">
            <text:p>0.384982138872147</text:p>
          </table:table-cell>
          <table:table-cell table:number-columns-repeated="2"/>
        </table:table-row>
        <table:table-row table:style-name="ro1">
          <table:table-cell office:value-type="float" office:value="0.385411351919174" calcext:value-type="float">
            <text:p>0.385411351919174</text:p>
          </table:table-cell>
          <table:table-cell table:number-columns-repeated="2"/>
        </table:table-row>
        <table:table-row table:style-name="ro1">
          <table:table-cell office:value-type="float" office:value="0.38307598233223" calcext:value-type="float">
            <text:p>0.38307598233223</text:p>
          </table:table-cell>
          <table:table-cell table:number-columns-repeated="2"/>
        </table:table-row>
        <table:table-row table:style-name="ro1">
          <table:table-cell office:value-type="float" office:value="0.38280376791954" calcext:value-type="float">
            <text:p>0.38280376791954</text:p>
          </table:table-cell>
          <table:table-cell table:number-columns-repeated="2"/>
        </table:table-row>
        <table:table-row table:style-name="ro1">
          <table:table-cell office:value-type="float" office:value="0.37747785449028" calcext:value-type="float">
            <text:p>0.37747785449028</text:p>
          </table:table-cell>
          <table:table-cell table:number-columns-repeated="2"/>
        </table:table-row>
        <table:table-row table:style-name="ro1">
          <table:table-cell office:value-type="float" office:value="0.377844482660294" calcext:value-type="float">
            <text:p>0.377844482660294</text:p>
          </table:table-cell>
          <table:table-cell table:number-columns-repeated="2"/>
        </table:table-row>
        <table:table-row table:style-name="ro1">
          <table:table-cell office:value-type="float" office:value="0.378918051719665" calcext:value-type="float">
            <text:p>0.378918051719665</text:p>
          </table:table-cell>
          <table:table-cell table:number-columns-repeated="2"/>
        </table:table-row>
        <table:table-row table:style-name="ro1">
          <table:table-cell office:value-type="float" office:value="0.378425151109695" calcext:value-type="float">
            <text:p>0.378425151109695</text:p>
          </table:table-cell>
          <table:table-cell table:number-columns-repeated="2"/>
        </table:table-row>
        <table:table-row table:style-name="ro1">
          <table:table-cell office:value-type="float" office:value="0.379147261381149" calcext:value-type="float">
            <text:p>0.379147261381149</text:p>
          </table:table-cell>
          <table:table-cell table:number-columns-repeated="2"/>
        </table:table-row>
        <table:table-row table:style-name="ro1">
          <table:table-cell office:value-type="float" office:value="0.379255473613739" calcext:value-type="float">
            <text:p>0.379255473613739</text:p>
          </table:table-cell>
          <table:table-cell table:number-columns-repeated="2"/>
        </table:table-row>
        <table:table-row table:style-name="ro1">
          <table:table-cell office:value-type="float" office:value="0.379905641078949" calcext:value-type="float">
            <text:p>0.379905641078949</text:p>
          </table:table-cell>
          <table:table-cell table:number-columns-repeated="2"/>
        </table:table-row>
        <table:table-row table:style-name="ro1">
          <table:table-cell office:value-type="float" office:value="0.369605749845505" calcext:value-type="float">
            <text:p>0.369605749845505</text:p>
          </table:table-cell>
          <table:table-cell table:number-columns-repeated="2"/>
        </table:table-row>
        <table:table-row table:style-name="ro1">
          <table:table-cell office:value-type="float" office:value="0.392329663038254" calcext:value-type="float">
            <text:p>0.392329663038254</text:p>
          </table:table-cell>
          <table:table-cell table:number-columns-repeated="2"/>
        </table:table-row>
        <table:table-row table:style-name="ro1">
          <table:table-cell office:value-type="float" office:value="0.393340617418289" calcext:value-type="float">
            <text:p>0.393340617418289</text:p>
          </table:table-cell>
          <table:table-cell table:number-columns-repeated="2"/>
        </table:table-row>
        <table:table-row table:style-name="ro1">
          <table:table-cell office:value-type="float" office:value="0.37242066860199" calcext:value-type="float">
            <text:p>0.37242066860199</text:p>
          </table:table-cell>
          <table:table-cell table:number-columns-repeated="2"/>
        </table:table-row>
        <table:table-row table:style-name="ro1">
          <table:table-cell office:value-type="float" office:value="0.372591197490692" calcext:value-type="float">
            <text:p>0.372591197490692</text:p>
          </table:table-cell>
          <table:table-cell table:number-columns-repeated="2"/>
        </table:table-row>
        <table:table-row table:style-name="ro1">
          <table:table-cell office:value-type="float" office:value="0.37336727976799" calcext:value-type="float">
            <text:p>0.37336727976799</text:p>
          </table:table-cell>
          <table:table-cell table:number-columns-repeated="2"/>
        </table:table-row>
        <table:table-row table:style-name="ro1">
          <table:table-cell office:value-type="float" office:value="0.375082045793533" calcext:value-type="float">
            <text:p>0.375082045793533</text:p>
          </table:table-cell>
          <table:table-cell table:number-columns-repeated="2"/>
        </table:table-row>
        <table:table-row table:style-name="ro1">
          <table:table-cell office:value-type="float" office:value="0.374297976493835" calcext:value-type="float">
            <text:p>0.374297976493835</text:p>
          </table:table-cell>
          <table:table-cell table:number-columns-repeated="2"/>
        </table:table-row>
        <table:table-row table:style-name="ro1">
          <table:table-cell office:value-type="float" office:value="0.376082420349121" calcext:value-type="float">
            <text:p>0.376082420349121</text:p>
          </table:table-cell>
          <table:table-cell table:number-columns-repeated="2"/>
        </table:table-row>
        <table:table-row table:style-name="ro1">
          <table:table-cell office:value-type="float" office:value="0.375966995954514" calcext:value-type="float">
            <text:p>0.375966995954514</text:p>
          </table:table-cell>
          <table:table-cell table:number-columns-repeated="2"/>
        </table:table-row>
        <table:table-row table:style-name="ro1">
          <table:table-cell office:value-type="float" office:value="0.375316232442856" calcext:value-type="float">
            <text:p>0.375316232442856</text:p>
          </table:table-cell>
          <table:table-cell table:number-columns-repeated="2"/>
        </table:table-row>
        <table:table-row table:style-name="ro1">
          <table:table-cell office:value-type="float" office:value="0.375923991203308" calcext:value-type="float">
            <text:p>0.375923991203308</text:p>
          </table:table-cell>
          <table:table-cell table:number-columns-repeated="2"/>
        </table:table-row>
        <table:table-row table:style-name="ro1">
          <table:table-cell office:value-type="float" office:value="0.376384019851685" calcext:value-type="float">
            <text:p>0.376384019851685</text:p>
          </table:table-cell>
          <table:table-cell table:number-columns-repeated="2"/>
        </table:table-row>
        <table:table-row table:style-name="ro1">
          <table:table-cell office:value-type="float" office:value="0.378557771444321" calcext:value-type="float">
            <text:p>0.378557771444321</text:p>
          </table:table-cell>
          <table:table-cell table:number-columns-repeated="2"/>
        </table:table-row>
        <table:table-row table:style-name="ro1">
          <table:table-cell office:value-type="float" office:value="0.379378259181976" calcext:value-type="float">
            <text:p>0.379378259181976</text:p>
          </table:table-cell>
          <table:table-cell table:number-columns-repeated="2"/>
        </table:table-row>
        <table:table-row table:style-name="ro1">
          <table:table-cell office:value-type="float" office:value="0.391689121723175" calcext:value-type="float">
            <text:p>0.391689121723175</text:p>
          </table:table-cell>
          <table:table-cell table:number-columns-repeated="2"/>
        </table:table-row>
        <table:table-row table:style-name="ro1">
          <table:table-cell office:value-type="float" office:value="0.391560316085815" calcext:value-type="float">
            <text:p>0.391560316085815</text:p>
          </table:table-cell>
          <table:table-cell table:number-columns-repeated="2"/>
        </table:table-row>
        <table:table-row table:style-name="ro1">
          <table:table-cell office:value-type="float" office:value="0.393246591091156" calcext:value-type="float">
            <text:p>0.393246591091156</text:p>
          </table:table-cell>
          <table:table-cell table:number-columns-repeated="2"/>
        </table:table-row>
        <table:table-row table:style-name="ro1">
          <table:table-cell office:value-type="float" office:value="0.392932295799255" calcext:value-type="float">
            <text:p>0.392932295799255</text:p>
          </table:table-cell>
          <table:table-cell table:number-columns-repeated="2"/>
        </table:table-row>
        <table:table-row table:style-name="ro1">
          <table:table-cell office:value-type="float" office:value="0.393989980220795" calcext:value-type="float">
            <text:p>0.393989980220795</text:p>
          </table:table-cell>
          <table:table-cell table:number-columns-repeated="2"/>
        </table:table-row>
        <table:table-row table:style-name="ro1">
          <table:table-cell office:value-type="float" office:value="0.395022720098495" calcext:value-type="float">
            <text:p>0.395022720098495</text:p>
          </table:table-cell>
          <table:table-cell table:number-columns-repeated="2"/>
        </table:table-row>
        <table:table-row table:style-name="ro1">
          <table:table-cell office:value-type="float" office:value="0.393973767757416" calcext:value-type="float">
            <text:p>0.393973767757416</text:p>
          </table:table-cell>
          <table:table-cell table:number-columns-repeated="2"/>
        </table:table-row>
        <table:table-row table:style-name="ro1">
          <table:table-cell office:value-type="float" office:value="0.394022941589355" calcext:value-type="float">
            <text:p>0.394022941589355</text:p>
          </table:table-cell>
          <table:table-cell table:number-columns-repeated="2"/>
        </table:table-row>
        <table:table-row table:style-name="ro1">
          <table:table-cell office:value-type="float" office:value="0.393722146749496" calcext:value-type="float">
            <text:p>0.393722146749496</text:p>
          </table:table-cell>
          <table:table-cell table:number-columns-repeated="2"/>
        </table:table-row>
        <table:table-row table:style-name="ro1">
          <table:table-cell office:value-type="float" office:value="0.394362598657608" calcext:value-type="float">
            <text:p>0.394362598657608</text:p>
          </table:table-cell>
          <table:table-cell table:number-columns-repeated="2"/>
        </table:table-row>
        <table:table-row table:style-name="ro1">
          <table:table-cell office:value-type="float" office:value="0.394808053970337" calcext:value-type="float">
            <text:p>0.394808053970337</text:p>
          </table:table-cell>
          <table:table-cell table:number-columns-repeated="2"/>
        </table:table-row>
        <table:table-row table:style-name="ro1">
          <table:table-cell office:value-type="float" office:value="0.393732637166977" calcext:value-type="float">
            <text:p>0.393732637166977</text:p>
          </table:table-cell>
          <table:table-cell table:number-columns-repeated="2"/>
        </table:table-row>
        <table:table-row table:style-name="ro1">
          <table:table-cell office:value-type="float" office:value="0.395402550697327" calcext:value-type="float">
            <text:p>0.395402550697327</text:p>
          </table:table-cell>
          <table:table-cell table:number-columns-repeated="2"/>
        </table:table-row>
        <table:table-row table:style-name="ro1">
          <table:table-cell office:value-type="float" office:value="0.395392119884491" calcext:value-type="float">
            <text:p>0.395392119884491</text:p>
          </table:table-cell>
          <table:table-cell table:number-columns-repeated="2"/>
        </table:table-row>
        <table:table-row table:style-name="ro1">
          <table:table-cell office:value-type="float" office:value="0.395030498504639" calcext:value-type="float">
            <text:p>0.395030498504639</text:p>
          </table:table-cell>
          <table:table-cell table:number-columns-repeated="2"/>
        </table:table-row>
        <table:table-row table:style-name="ro1">
          <table:table-cell office:value-type="float" office:value="0.395024418830872" calcext:value-type="float">
            <text:p>0.395024418830872</text:p>
          </table:table-cell>
          <table:table-cell table:number-columns-repeated="2"/>
        </table:table-row>
        <table:table-row table:style-name="ro1">
          <table:table-cell office:value-type="float" office:value="0.395590662956238" calcext:value-type="float">
            <text:p>0.395590662956238</text:p>
          </table:table-cell>
          <table:table-cell table:number-columns-repeated="2"/>
        </table:table-row>
        <table:table-row table:style-name="ro1">
          <table:table-cell office:value-type="float" office:value="0.409285694360733" calcext:value-type="float">
            <text:p>0.409285694360733</text:p>
          </table:table-cell>
          <table:table-cell table:number-columns-repeated="2"/>
        </table:table-row>
        <table:table-row table:style-name="ro1">
          <table:table-cell office:value-type="float" office:value="0.409399628639221" calcext:value-type="float">
            <text:p>0.409399628639221</text:p>
          </table:table-cell>
          <table:table-cell table:number-columns-repeated="2"/>
        </table:table-row>
        <table:table-row table:style-name="ro1">
          <table:table-cell office:value-type="float" office:value="0.406758606433868" calcext:value-type="float">
            <text:p>0.406758606433868</text:p>
          </table:table-cell>
          <table:table-cell table:number-columns-repeated="2"/>
        </table:table-row>
        <table:table-row table:style-name="ro1">
          <table:table-cell office:value-type="float" office:value="0.407754302024841" calcext:value-type="float">
            <text:p>0.407754302024841</text:p>
          </table:table-cell>
          <table:table-cell table:number-columns-repeated="2"/>
        </table:table-row>
        <table:table-row table:style-name="ro1">
          <table:table-cell office:value-type="float" office:value="0.408535480499268" calcext:value-type="float">
            <text:p>0.408535480499268</text:p>
          </table:table-cell>
          <table:table-cell table:number-columns-repeated="2"/>
        </table:table-row>
        <table:table-row table:style-name="ro1">
          <table:table-cell office:value-type="float" office:value="0.408107161521912" calcext:value-type="float">
            <text:p>0.408107161521912</text:p>
          </table:table-cell>
          <table:table-cell table:number-columns-repeated="2"/>
        </table:table-row>
        <table:table-row table:style-name="ro1">
          <table:table-cell office:value-type="float" office:value="0.411711245775223" calcext:value-type="float">
            <text:p>0.411711245775223</text:p>
          </table:table-cell>
          <table:table-cell table:number-columns-repeated="2"/>
        </table:table-row>
        <table:table-row table:style-name="ro1">
          <table:table-cell office:value-type="float" office:value="0.407703012228012" calcext:value-type="float">
            <text:p>0.407703012228012</text:p>
          </table:table-cell>
          <table:table-cell table:number-columns-repeated="2"/>
        </table:table-row>
        <table:table-row table:style-name="ro1">
          <table:table-cell office:value-type="float" office:value="0.407187551259995" calcext:value-type="float">
            <text:p>0.407187551259995</text:p>
          </table:table-cell>
          <table:table-cell table:number-columns-repeated="2"/>
        </table:table-row>
        <table:table-row table:style-name="ro1">
          <table:table-cell office:value-type="float" office:value="0.403166830539703" calcext:value-type="float">
            <text:p>0.403166830539703</text:p>
          </table:table-cell>
          <table:table-cell table:number-columns-repeated="2"/>
        </table:table-row>
        <table:table-row table:style-name="ro1">
          <table:table-cell office:value-type="float" office:value="0.403237968683243" calcext:value-type="float">
            <text:p>0.403237968683243</text:p>
          </table:table-cell>
          <table:table-cell table:number-columns-repeated="2"/>
        </table:table-row>
        <table:table-row table:style-name="ro1">
          <table:table-cell office:value-type="float" office:value="0.403098583221436" calcext:value-type="float">
            <text:p>0.403098583221436</text:p>
          </table:table-cell>
          <table:table-cell table:number-columns-repeated="2"/>
        </table:table-row>
        <table:table-row table:style-name="ro1">
          <table:table-cell office:value-type="float" office:value="0.403090357780456" calcext:value-type="float">
            <text:p>0.403090357780456</text:p>
          </table:table-cell>
          <table:table-cell table:number-columns-repeated="2"/>
        </table:table-row>
        <table:table-row table:style-name="ro1">
          <table:table-cell office:value-type="float" office:value="0.404001265764236" calcext:value-type="float">
            <text:p>0.404001265764236</text:p>
          </table:table-cell>
          <table:table-cell table:number-columns-repeated="2"/>
        </table:table-row>
        <table:table-row table:style-name="ro1">
          <table:table-cell office:value-type="float" office:value="0.404092788696289" calcext:value-type="float">
            <text:p>0.404092788696289</text:p>
          </table:table-cell>
          <table:table-cell table:number-columns-repeated="2"/>
        </table:table-row>
        <table:table-row table:style-name="ro1">
          <table:table-cell office:value-type="float" office:value="0.403835564851761" calcext:value-type="float">
            <text:p>0.403835564851761</text:p>
          </table:table-cell>
          <table:table-cell table:number-columns-repeated="2"/>
        </table:table-row>
        <table:table-row table:style-name="ro1">
          <table:table-cell office:value-type="float" office:value="0.406887829303742" calcext:value-type="float">
            <text:p>0.406887829303742</text:p>
          </table:table-cell>
          <table:table-cell table:number-columns-repeated="2"/>
        </table:table-row>
        <table:table-row table:style-name="ro1">
          <table:table-cell office:value-type="float" office:value="0.406160771846771" calcext:value-type="float">
            <text:p>0.406160771846771</text:p>
          </table:table-cell>
          <table:table-cell table:number-columns-repeated="2"/>
        </table:table-row>
        <table:table-row table:style-name="ro1">
          <table:table-cell office:value-type="float" office:value="0.40618571639061" calcext:value-type="float">
            <text:p>0.40618571639061</text:p>
          </table:table-cell>
          <table:table-cell table:number-columns-repeated="2"/>
        </table:table-row>
        <table:table-row table:style-name="ro1">
          <table:table-cell office:value-type="float" office:value="0.421564996242523" calcext:value-type="float">
            <text:p>0.421564996242523</text:p>
          </table:table-cell>
          <table:table-cell table:number-columns-repeated="2"/>
        </table:table-row>
        <table:table-row table:style-name="ro1">
          <table:table-cell office:value-type="float" office:value="0.420955151319504" calcext:value-type="float">
            <text:p>0.420955151319504</text:p>
          </table:table-cell>
          <table:table-cell table:number-columns-repeated="2"/>
        </table:table-row>
        <table:table-row table:style-name="ro1">
          <table:table-cell office:value-type="float" office:value="0.416637986898422" calcext:value-type="float">
            <text:p>0.416637986898422</text:p>
          </table:table-cell>
          <table:table-cell table:number-columns-repeated="2"/>
        </table:table-row>
        <table:table-row table:style-name="ro1">
          <table:table-cell office:value-type="float" office:value="0.416116446256638" calcext:value-type="float">
            <text:p>0.416116446256638</text:p>
          </table:table-cell>
          <table:table-cell table:number-columns-repeated="2"/>
        </table:table-row>
        <table:table-row table:style-name="ro1">
          <table:table-cell office:value-type="float" office:value="0.416268587112427" calcext:value-type="float">
            <text:p>0.416268587112427</text:p>
          </table:table-cell>
          <table:table-cell table:number-columns-repeated="2"/>
        </table:table-row>
        <table:table-row table:style-name="ro1">
          <table:table-cell office:value-type="float" office:value="0.416376769542694" calcext:value-type="float">
            <text:p>0.416376769542694</text:p>
          </table:table-cell>
          <table:table-cell table:number-columns-repeated="2"/>
        </table:table-row>
        <table:table-row table:style-name="ro1">
          <table:table-cell office:value-type="float" office:value="0.41794952750206" calcext:value-type="float">
            <text:p>0.41794952750206</text:p>
          </table:table-cell>
          <table:table-cell table:number-columns-repeated="2"/>
        </table:table-row>
        <table:table-row table:style-name="ro1">
          <table:table-cell office:value-type="float" office:value="0.417730778455734" calcext:value-type="float">
            <text:p>0.417730778455734</text:p>
          </table:table-cell>
          <table:table-cell table:number-columns-repeated="2"/>
        </table:table-row>
        <table:table-row table:style-name="ro1">
          <table:table-cell office:value-type="float" office:value="0.416527330875397" calcext:value-type="float">
            <text:p>0.416527330875397</text:p>
          </table:table-cell>
          <table:table-cell table:number-columns-repeated="2"/>
        </table:table-row>
        <table:table-row table:style-name="ro1">
          <table:table-cell office:value-type="float" office:value="0.420653223991394" calcext:value-type="float">
            <text:p>0.420653223991394</text:p>
          </table:table-cell>
          <table:table-cell table:number-columns-repeated="2"/>
        </table:table-row>
        <table:table-row table:style-name="ro1">
          <table:table-cell office:value-type="float" office:value="0.419675886631012" calcext:value-type="float">
            <text:p>0.419675886631012</text:p>
          </table:table-cell>
          <table:table-cell table:number-columns-repeated="2"/>
        </table:table-row>
        <table:table-row table:style-name="ro1">
          <table:table-cell office:value-type="float" office:value="0.419311493635178" calcext:value-type="float">
            <text:p>0.419311493635178</text:p>
          </table:table-cell>
          <table:table-cell table:number-columns-repeated="2"/>
        </table:table-row>
        <table:table-row table:style-name="ro1">
          <table:table-cell office:value-type="float" office:value="0.420070797204971" calcext:value-type="float">
            <text:p>0.420070797204971</text:p>
          </table:table-cell>
          <table:table-cell table:number-columns-repeated="2"/>
        </table:table-row>
        <table:table-row table:style-name="ro1">
          <table:table-cell office:value-type="float" office:value="0.426204115152359" calcext:value-type="float">
            <text:p>0.426204115152359</text:p>
          </table:table-cell>
          <table:table-cell table:number-columns-repeated="2"/>
        </table:table-row>
        <table:table-row table:style-name="ro1">
          <table:table-cell office:value-type="float" office:value="0.425919264554977" calcext:value-type="float">
            <text:p>0.425919264554977</text:p>
          </table:table-cell>
          <table:table-cell table:number-columns-repeated="2"/>
        </table:table-row>
        <table:table-row table:style-name="ro1">
          <table:table-cell office:value-type="float" office:value="0.427145093679428" calcext:value-type="float">
            <text:p>0.427145093679428</text:p>
          </table:table-cell>
          <table:table-cell table:number-columns-repeated="2"/>
        </table:table-row>
        <table:table-row table:style-name="ro1">
          <table:table-cell office:value-type="float" office:value="0.426464110612869" calcext:value-type="float">
            <text:p>0.426464110612869</text:p>
          </table:table-cell>
          <table:table-cell table:number-columns-repeated="2"/>
        </table:table-row>
        <table:table-row table:style-name="ro1">
          <table:table-cell office:value-type="float" office:value="0.43451800942421" calcext:value-type="float">
            <text:p>0.43451800942421</text:p>
          </table:table-cell>
          <table:table-cell table:number-columns-repeated="2"/>
        </table:table-row>
        <table:table-row table:style-name="ro1">
          <table:table-cell office:value-type="float" office:value="0.430350959300995" calcext:value-type="float">
            <text:p>0.430350959300995</text:p>
          </table:table-cell>
          <table:table-cell table:number-columns-repeated="2"/>
        </table:table-row>
        <table:table-row table:style-name="ro1">
          <table:table-cell office:value-type="float" office:value="0.427947372198105" calcext:value-type="float">
            <text:p>0.427947372198105</text:p>
          </table:table-cell>
          <table:table-cell table:number-columns-repeated="2"/>
        </table:table-row>
        <table:table-row table:style-name="ro1">
          <table:table-cell office:value-type="float" office:value="0.429323405027389" calcext:value-type="float">
            <text:p>0.429323405027389</text:p>
          </table:table-cell>
          <table:table-cell table:number-columns-repeated="2"/>
        </table:table-row>
        <table:table-row table:style-name="ro1">
          <table:table-cell office:value-type="float" office:value="0.428873240947723" calcext:value-type="float">
            <text:p>0.428873240947723</text:p>
          </table:table-cell>
          <table:table-cell table:number-columns-repeated="2"/>
        </table:table-row>
        <table:table-row table:style-name="ro1">
          <table:table-cell office:value-type="float" office:value="0.428510576486587" calcext:value-type="float">
            <text:p>0.428510576486587</text:p>
          </table:table-cell>
          <table:table-cell table:number-columns-repeated="2"/>
        </table:table-row>
        <table:table-row table:style-name="ro1">
          <table:table-cell office:value-type="float" office:value="0.428222805261612" calcext:value-type="float">
            <text:p>0.428222805261612</text:p>
          </table:table-cell>
          <table:table-cell table:number-columns-repeated="2"/>
        </table:table-row>
        <table:table-row table:style-name="ro1">
          <table:table-cell office:value-type="float" office:value="0.406132161617279" calcext:value-type="float">
            <text:p>0.406132161617279</text:p>
          </table:table-cell>
          <table:table-cell table:number-columns-repeated="2"/>
        </table:table-row>
        <table:table-row table:style-name="ro1">
          <table:table-cell office:value-type="float" office:value="0.405683815479279" calcext:value-type="float">
            <text:p>0.405683815479279</text:p>
          </table:table-cell>
          <table:table-cell table:number-columns-repeated="2"/>
        </table:table-row>
        <table:table-row table:style-name="ro1">
          <table:table-cell office:value-type="float" office:value="0.403074204921722" calcext:value-type="float">
            <text:p>0.403074204921722</text:p>
          </table:table-cell>
          <table:table-cell table:number-columns-repeated="2"/>
        </table:table-row>
        <table:table-row table:style-name="ro1">
          <table:table-cell office:value-type="float" office:value="0.402375996112824" calcext:value-type="float">
            <text:p>0.402375996112824</text:p>
          </table:table-cell>
          <table:table-cell table:number-columns-repeated="2"/>
        </table:table-row>
        <table:table-row table:style-name="ro1">
          <table:table-cell office:value-type="float" office:value="0.403295278549194" calcext:value-type="float">
            <text:p>0.403295278549194</text:p>
          </table:table-cell>
          <table:table-cell table:number-columns-repeated="2"/>
        </table:table-row>
        <table:table-row table:style-name="ro1">
          <table:table-cell office:value-type="float" office:value="0.404361218214035" calcext:value-type="float">
            <text:p>0.404361218214035</text:p>
          </table:table-cell>
          <table:table-cell table:number-columns-repeated="2"/>
        </table:table-row>
        <table:table-row table:style-name="ro1">
          <table:table-cell office:value-type="float" office:value="0.404014647006988" calcext:value-type="float">
            <text:p>0.404014647006988</text:p>
          </table:table-cell>
          <table:table-cell table:number-columns-repeated="2"/>
        </table:table-row>
        <table:table-row table:style-name="ro1">
          <table:table-cell office:value-type="float" office:value="0.403103679418564" calcext:value-type="float">
            <text:p>0.403103679418564</text:p>
          </table:table-cell>
          <table:table-cell table:number-columns-repeated="2"/>
        </table:table-row>
        <table:table-row table:style-name="ro1">
          <table:table-cell office:value-type="float" office:value="0.403479248285294" calcext:value-type="float">
            <text:p>0.403479248285294</text:p>
          </table:table-cell>
          <table:table-cell table:number-columns-repeated="2"/>
        </table:table-row>
        <table:table-row table:style-name="ro1">
          <table:table-cell office:value-type="float" office:value="0.402382642030716" calcext:value-type="float">
            <text:p>0.402382642030716</text:p>
          </table:table-cell>
          <table:table-cell table:number-columns-repeated="2"/>
        </table:table-row>
        <table:table-row table:style-name="ro1">
          <table:table-cell office:value-type="float" office:value="0.402774065732956" calcext:value-type="float">
            <text:p>0.402774065732956</text:p>
          </table:table-cell>
          <table:table-cell table:number-columns-repeated="2"/>
        </table:table-row>
        <table:table-row table:style-name="ro1">
          <table:table-cell office:value-type="float" office:value="0.404184609651566" calcext:value-type="float">
            <text:p>0.404184609651566</text:p>
          </table:table-cell>
          <table:table-cell table:number-columns-repeated="2"/>
        </table:table-row>
        <table:table-row table:style-name="ro1">
          <table:table-cell office:value-type="float" office:value="0.404731541872025" calcext:value-type="float">
            <text:p>0.404731541872025</text:p>
          </table:table-cell>
          <table:table-cell table:number-columns-repeated="2"/>
        </table:table-row>
        <table:table-row table:style-name="ro1">
          <table:table-cell office:value-type="float" office:value="0.404519885778427" calcext:value-type="float">
            <text:p>0.404519885778427</text:p>
          </table:table-cell>
          <table:table-cell table:number-columns-repeated="2"/>
        </table:table-row>
        <table:table-row table:style-name="ro1">
          <table:table-cell office:value-type="float" office:value="0.403890758752823" calcext:value-type="float">
            <text:p>0.403890758752823</text:p>
          </table:table-cell>
          <table:table-cell table:number-columns-repeated="2"/>
        </table:table-row>
        <table:table-row table:style-name="ro1">
          <table:table-cell office:value-type="float" office:value="0.402747839689255" calcext:value-type="float">
            <text:p>0.402747839689255</text:p>
          </table:table-cell>
          <table:table-cell table:number-columns-repeated="2"/>
        </table:table-row>
        <table:table-row table:style-name="ro1">
          <table:table-cell office:value-type="float" office:value="0.402603536844254" calcext:value-type="float">
            <text:p>0.402603536844254</text:p>
          </table:table-cell>
          <table:table-cell table:number-columns-repeated="2"/>
        </table:table-row>
        <table:table-row table:style-name="ro1">
          <table:table-cell office:value-type="float" office:value="0.403262972831726" calcext:value-type="float">
            <text:p>0.403262972831726</text:p>
          </table:table-cell>
          <table:table-cell table:number-columns-repeated="2"/>
        </table:table-row>
        <table:table-row table:style-name="ro1">
          <table:table-cell office:value-type="float" office:value="0.403011977672577" calcext:value-type="float">
            <text:p>0.403011977672577</text:p>
          </table:table-cell>
          <table:table-cell table:number-columns-repeated="2"/>
        </table:table-row>
        <table:table-row table:style-name="ro1">
          <table:table-cell office:value-type="float" office:value="0.403662174940109" calcext:value-type="float">
            <text:p>0.403662174940109</text:p>
          </table:table-cell>
          <table:table-cell table:number-columns-repeated="2"/>
        </table:table-row>
        <table:table-row table:style-name="ro1">
          <table:table-cell office:value-type="float" office:value="0.403915703296661" calcext:value-type="float">
            <text:p>0.403915703296661</text:p>
          </table:table-cell>
          <table:table-cell table:number-columns-repeated="2"/>
        </table:table-row>
        <table:table-row table:style-name="ro1">
          <table:table-cell office:value-type="float" office:value="0.373865127563477" calcext:value-type="float">
            <text:p>0.373865127563477</text:p>
          </table:table-cell>
          <table:table-cell table:number-columns-repeated="2"/>
        </table:table-row>
        <table:table-row table:style-name="ro1">
          <table:table-cell office:value-type="float" office:value="0.375049948692322" calcext:value-type="float">
            <text:p>0.375049948692322</text:p>
          </table:table-cell>
          <table:table-cell table:number-columns-repeated="2"/>
        </table:table-row>
        <table:table-row table:style-name="ro1">
          <table:table-cell office:value-type="float" office:value="0.373931169509888" calcext:value-type="float">
            <text:p>0.373931169509888</text:p>
          </table:table-cell>
          <table:table-cell table:number-columns-repeated="2"/>
        </table:table-row>
        <table:table-row table:style-name="ro1">
          <table:table-cell office:value-type="float" office:value="0.367541611194611" calcext:value-type="float">
            <text:p>0.367541611194611</text:p>
          </table:table-cell>
          <table:table-cell table:number-columns-repeated="2"/>
        </table:table-row>
        <table:table-row table:style-name="ro1">
          <table:table-cell office:value-type="float" office:value="0.370331853628159" calcext:value-type="float">
            <text:p>0.370331853628159</text:p>
          </table:table-cell>
          <table:table-cell table:number-columns-repeated="2"/>
        </table:table-row>
        <table:table-row table:style-name="ro1">
          <table:table-cell office:value-type="float" office:value="0.368668735027313" calcext:value-type="float">
            <text:p>0.368668735027313</text:p>
          </table:table-cell>
          <table:table-cell table:number-columns-repeated="2"/>
        </table:table-row>
        <table:table-row table:style-name="ro1">
          <table:table-cell office:value-type="float" office:value="0.3676498234272" calcext:value-type="float">
            <text:p>0.3676498234272</text:p>
          </table:table-cell>
          <table:table-cell table:number-columns-repeated="2"/>
        </table:table-row>
        <table:table-row table:style-name="ro1">
          <table:table-cell office:value-type="float" office:value="0.367857217788696" calcext:value-type="float">
            <text:p>0.367857217788696</text:p>
          </table:table-cell>
          <table:table-cell table:number-columns-repeated="2"/>
        </table:table-row>
        <table:table-row table:style-name="ro1">
          <table:table-cell office:value-type="float" office:value="0.368994504213333" calcext:value-type="float">
            <text:p>0.368994504213333</text:p>
          </table:table-cell>
          <table:table-cell table:number-columns-repeated="2"/>
        </table:table-row>
        <table:table-row table:style-name="ro1">
          <table:table-cell office:value-type="float" office:value="0.369034647941589" calcext:value-type="float">
            <text:p>0.369034647941589</text:p>
          </table:table-cell>
          <table:table-cell table:number-columns-repeated="2"/>
        </table:table-row>
        <table:table-row table:style-name="ro1">
          <table:table-cell office:value-type="float" office:value="0.378283619880676" calcext:value-type="float">
            <text:p>0.378283619880676</text:p>
          </table:table-cell>
          <table:table-cell table:number-columns-repeated="2"/>
        </table:table-row>
        <table:table-row table:style-name="ro1">
          <table:table-cell office:value-type="float" office:value="0.377962231636047" calcext:value-type="float">
            <text:p>0.377962231636047</text:p>
          </table:table-cell>
          <table:table-cell table:number-columns-repeated="2"/>
        </table:table-row>
        <table:table-row table:style-name="ro1">
          <table:table-cell office:value-type="float" office:value="0.377335727214813" calcext:value-type="float">
            <text:p>0.377335727214813</text:p>
          </table:table-cell>
          <table:table-cell table:number-columns-repeated="2"/>
        </table:table-row>
        <table:table-row table:style-name="ro1">
          <table:table-cell office:value-type="float" office:value="0.377717524766922" calcext:value-type="float">
            <text:p>0.377717524766922</text:p>
          </table:table-cell>
          <table:table-cell table:number-columns-repeated="2"/>
        </table:table-row>
        <table:table-row table:style-name="ro1">
          <table:table-cell office:value-type="float" office:value="0.377510845661163" calcext:value-type="float">
            <text:p>0.377510845661163</text:p>
          </table:table-cell>
          <table:table-cell table:number-columns-repeated="2"/>
        </table:table-row>
        <table:table-row table:style-name="ro1">
          <table:table-cell office:value-type="float" office:value="0.382032036781311" calcext:value-type="float">
            <text:p>0.382032036781311</text:p>
          </table:table-cell>
          <table:table-cell table:number-columns-repeated="2"/>
        </table:table-row>
        <table:table-row table:style-name="ro1">
          <table:table-cell office:value-type="float" office:value="0.3813157081604" calcext:value-type="float">
            <text:p>0.3813157081604</text:p>
          </table:table-cell>
          <table:table-cell table:number-columns-repeated="2"/>
        </table:table-row>
        <table:table-row table:style-name="ro1">
          <table:table-cell office:value-type="float" office:value="0.381891846656799" calcext:value-type="float">
            <text:p>0.381891846656799</text:p>
          </table:table-cell>
          <table:table-cell table:number-columns-repeated="2"/>
        </table:table-row>
        <table:table-row table:style-name="ro1">
          <table:table-cell office:value-type="float" office:value="0.381166398525238" calcext:value-type="float">
            <text:p>0.381166398525238</text:p>
          </table:table-cell>
          <table:table-cell table:number-columns-repeated="2"/>
        </table:table-row>
        <table:table-row table:style-name="ro1">
          <table:table-cell office:value-type="float" office:value="0.381456017494202" calcext:value-type="float">
            <text:p>0.381456017494202</text:p>
          </table:table-cell>
          <table:table-cell table:number-columns-repeated="2"/>
        </table:table-row>
        <table:table-row table:style-name="ro1">
          <table:table-cell office:value-type="float" office:value="0.381086617708206" calcext:value-type="float">
            <text:p>0.381086617708206</text:p>
          </table:table-cell>
          <table:table-cell table:number-columns-repeated="2"/>
        </table:table-row>
        <table:table-row table:style-name="ro1">
          <table:table-cell office:value-type="float" office:value="0.381880968809128" calcext:value-type="float">
            <text:p>0.381880968809128</text:p>
          </table:table-cell>
          <table:table-cell table:number-columns-repeated="2"/>
        </table:table-row>
        <table:table-row table:style-name="ro1">
          <table:table-cell office:value-type="float" office:value="0.381785690784454" calcext:value-type="float">
            <text:p>0.381785690784454</text:p>
          </table:table-cell>
          <table:table-cell table:number-columns-repeated="2"/>
        </table:table-row>
        <table:table-row table:style-name="ro1">
          <table:table-cell office:value-type="float" office:value="0.379847228527069" calcext:value-type="float">
            <text:p>0.379847228527069</text:p>
          </table:table-cell>
          <table:table-cell table:number-columns-repeated="2"/>
        </table:table-row>
        <table:table-row table:style-name="ro1">
          <table:table-cell office:value-type="float" office:value="0.380545049905777" calcext:value-type="float">
            <text:p>0.380545049905777</text:p>
          </table:table-cell>
          <table:table-cell table:number-columns-repeated="2"/>
        </table:table-row>
        <table:table-row table:style-name="ro1">
          <table:table-cell office:value-type="float" office:value="0.379587084054947" calcext:value-type="float">
            <text:p>0.379587084054947</text:p>
          </table:table-cell>
          <table:table-cell table:number-columns-repeated="2"/>
        </table:table-row>
        <table:table-row table:style-name="ro1">
          <table:table-cell office:value-type="float" office:value="0.382118701934814" calcext:value-type="float">
            <text:p>0.382118701934814</text:p>
          </table:table-cell>
          <table:table-cell table:number-columns-repeated="2"/>
        </table:table-row>
        <table:table-row table:style-name="ro1">
          <table:table-cell office:value-type="float" office:value="0.385258197784424" calcext:value-type="float">
            <text:p>0.385258197784424</text:p>
          </table:table-cell>
          <table:table-cell table:number-columns-repeated="2"/>
        </table:table-row>
        <table:table-row table:style-name="ro1">
          <table:table-cell office:value-type="float" office:value="0.385053247213364" calcext:value-type="float">
            <text:p>0.385053247213364</text:p>
          </table:table-cell>
          <table:table-cell table:number-columns-repeated="2"/>
        </table:table-row>
        <table:table-row table:style-name="ro1">
          <table:table-cell office:value-type="float" office:value="0.385600209236145" calcext:value-type="float">
            <text:p>0.385600209236145</text:p>
          </table:table-cell>
          <table:table-cell table:number-columns-repeated="2"/>
        </table:table-row>
        <table:table-row table:style-name="ro1">
          <table:table-cell office:value-type="float" office:value="0.384747713804245" calcext:value-type="float">
            <text:p>0.384747713804245</text:p>
          </table:table-cell>
          <table:table-cell table:number-columns-repeated="2"/>
        </table:table-row>
        <table:table-row table:style-name="ro1">
          <table:table-cell office:value-type="float" office:value="0.384704560041428" calcext:value-type="float">
            <text:p>0.384704560041428</text:p>
          </table:table-cell>
          <table:table-cell table:number-columns-repeated="2"/>
        </table:table-row>
        <table:table-row table:style-name="ro1">
          <table:table-cell office:value-type="float" office:value="0.402124762535095" calcext:value-type="float">
            <text:p>0.402124762535095</text:p>
          </table:table-cell>
          <table:table-cell table:number-columns-repeated="2"/>
        </table:table-row>
        <table:table-row table:style-name="ro1">
          <table:table-cell office:value-type="float" office:value="0.400663465261459" calcext:value-type="float">
            <text:p>0.400663465261459</text:p>
          </table:table-cell>
          <table:table-cell table:number-columns-repeated="2"/>
        </table:table-row>
        <table:table-row table:style-name="ro1">
          <table:table-cell office:value-type="float" office:value="0.40099036693573" calcext:value-type="float">
            <text:p>0.40099036693573</text:p>
          </table:table-cell>
          <table:table-cell table:number-columns-repeated="2"/>
        </table:table-row>
        <table:table-row table:style-name="ro1">
          <table:table-cell office:value-type="float" office:value="0.401294380426407" calcext:value-type="float">
            <text:p>0.401294380426407</text:p>
          </table:table-cell>
          <table:table-cell table:number-columns-repeated="2"/>
        </table:table-row>
        <table:table-row table:style-name="ro1">
          <table:table-cell office:value-type="float" office:value="0.399127334356308" calcext:value-type="float">
            <text:p>0.399127334356308</text:p>
          </table:table-cell>
          <table:table-cell table:number-columns-repeated="2"/>
        </table:table-row>
        <table:table-row table:style-name="ro1">
          <table:table-cell office:value-type="float" office:value="0.563641726970673" calcext:value-type="float">
            <text:p>0.563641726970673</text:p>
          </table:table-cell>
          <table:table-cell table:number-columns-repeated="2"/>
        </table:table-row>
        <table:table-row table:style-name="ro1">
          <table:table-cell office:value-type="float" office:value="0.398459851741791" calcext:value-type="float">
            <text:p>0.398459851741791</text:p>
          </table:table-cell>
          <table:table-cell table:number-columns-repeated="2"/>
        </table:table-row>
        <table:table-row table:style-name="ro1">
          <table:table-cell office:value-type="float" office:value="0.716131329536438" calcext:value-type="float">
            <text:p>0.716131329536438</text:p>
          </table:table-cell>
          <table:table-cell table:number-columns-repeated="2"/>
        </table:table-row>
        <table:table-row table:style-name="ro1">
          <table:table-cell office:value-type="float" office:value="0.398563534021378" calcext:value-type="float">
            <text:p>0.398563534021378</text:p>
          </table:table-cell>
          <table:table-cell table:number-columns-repeated="2"/>
        </table:table-row>
        <table:table-row table:style-name="ro1">
          <table:table-cell office:value-type="float" office:value="0.864253461360931" calcext:value-type="float">
            <text:p>0.864253461360931</text:p>
          </table:table-cell>
          <table:table-cell table:number-columns-repeated="2"/>
        </table:table-row>
        <table:table-row table:style-name="ro1">
          <table:table-cell office:value-type="float" office:value="0.375218391418457" calcext:value-type="float">
            <text:p>0.375218391418457</text:p>
          </table:table-cell>
          <table:table-cell table:number-columns-repeated="2"/>
        </table:table-row>
        <table:table-row table:style-name="ro1">
          <table:table-cell office:value-type="float" office:value="0.860084056854248" calcext:value-type="float">
            <text:p>0.860084056854248</text:p>
          </table:table-cell>
          <table:table-cell table:number-columns-repeated="2"/>
        </table:table-row>
        <table:table-row table:style-name="ro1">
          <table:table-cell office:value-type="float" office:value="0.375327885150909" calcext:value-type="float">
            <text:p>0.375327885150909</text:p>
          </table:table-cell>
          <table:table-cell table:number-columns-repeated="2"/>
        </table:table-row>
        <table:table-row table:style-name="ro1">
          <table:table-cell office:value-type="float" office:value="0.817020177841187" calcext:value-type="float">
            <text:p>0.817020177841187</text:p>
          </table:table-cell>
          <table:table-cell table:number-columns-repeated="2"/>
        </table:table-row>
        <table:table-row table:style-name="ro1">
          <table:table-cell office:value-type="float" office:value="0.3758644759655" calcext:value-type="float">
            <text:p>0.3758644759655</text:p>
          </table:table-cell>
          <table:table-cell table:number-columns-repeated="2"/>
        </table:table-row>
        <table:table-row table:style-name="ro1">
          <table:table-cell office:value-type="float" office:value="0.757698178291321" calcext:value-type="float">
            <text:p>0.757698178291321</text:p>
          </table:table-cell>
          <table:table-cell table:number-columns-repeated="2"/>
        </table:table-row>
        <table:table-row table:style-name="ro1">
          <table:table-cell office:value-type="float" office:value="0.377259463071823" calcext:value-type="float">
            <text:p>0.377259463071823</text:p>
          </table:table-cell>
          <table:table-cell table:number-columns-repeated="2"/>
        </table:table-row>
        <table:table-row table:style-name="ro1">
          <table:table-cell office:value-type="float" office:value="0.705061018466949" calcext:value-type="float">
            <text:p>0.705061018466949</text:p>
          </table:table-cell>
          <table:table-cell table:number-columns-repeated="2"/>
        </table:table-row>
        <table:table-row table:style-name="ro1">
          <table:table-cell office:value-type="float" office:value="0.37606406211853" calcext:value-type="float">
            <text:p>0.37606406211853</text:p>
          </table:table-cell>
          <table:table-cell table:number-columns-repeated="2"/>
        </table:table-row>
        <table:table-row table:style-name="ro1">
          <table:table-cell office:value-type="float" office:value="0.610918760299683" calcext:value-type="float">
            <text:p>0.610918760299683</text:p>
          </table:table-cell>
          <table:table-cell table:number-columns-repeated="2"/>
        </table:table-row>
        <table:table-row table:style-name="ro1">
          <table:table-cell office:value-type="float" office:value="0.37622743844986" calcext:value-type="float">
            <text:p>0.37622743844986</text:p>
          </table:table-cell>
          <table:table-cell table:number-columns-repeated="2"/>
        </table:table-row>
        <table:table-row table:style-name="ro1">
          <table:table-cell office:value-type="float" office:value="0.795007050037384" calcext:value-type="float">
            <text:p>0.795007050037384</text:p>
          </table:table-cell>
          <table:table-cell table:number-columns-repeated="2"/>
        </table:table-row>
        <table:table-row table:style-name="ro1">
          <table:table-cell office:value-type="float" office:value="0.376587569713593" calcext:value-type="float">
            <text:p>0.376587569713593</text:p>
          </table:table-cell>
          <table:table-cell table:number-columns-repeated="2"/>
        </table:table-row>
        <table:table-row table:style-name="ro1">
          <table:table-cell office:value-type="float" office:value="0.805013477802277" calcext:value-type="float">
            <text:p>0.805013477802277</text:p>
          </table:table-cell>
          <table:table-cell table:number-columns-repeated="2"/>
        </table:table-row>
        <table:table-row table:style-name="ro1">
          <table:table-cell office:value-type="float" office:value="0.377073854207993" calcext:value-type="float">
            <text:p>0.377073854207993</text:p>
          </table:table-cell>
          <table:table-cell table:number-columns-repeated="2"/>
        </table:table-row>
        <table:table-row table:style-name="ro1">
          <table:table-cell office:value-type="float" office:value="0.833844542503357" calcext:value-type="float">
            <text:p>0.833844542503357</text:p>
          </table:table-cell>
          <table:table-cell table:number-columns-repeated="2"/>
        </table:table-row>
        <table:table-row table:style-name="ro1">
          <table:table-cell office:value-type="float" office:value="0.375829190015793" calcext:value-type="float">
            <text:p>0.375829190015793</text:p>
          </table:table-cell>
          <table:table-cell table:number-columns-repeated="2"/>
        </table:table-row>
        <table:table-row table:style-name="ro1">
          <table:table-cell office:value-type="float" office:value="0.838564395904541" calcext:value-type="float">
            <text:p>0.838564395904541</text:p>
          </table:table-cell>
          <table:table-cell table:number-columns-repeated="2"/>
        </table:table-row>
        <table:table-row table:style-name="ro1">
          <table:table-cell office:value-type="float" office:value="0.375975489616394" calcext:value-type="float">
            <text:p>0.375975489616394</text:p>
          </table:table-cell>
          <table:table-cell table:number-columns-repeated="2"/>
        </table:table-row>
        <table:table-row table:style-name="ro1">
          <table:table-cell office:value-type="float" office:value="0.840906083583832" calcext:value-type="float">
            <text:p>0.840906083583832</text:p>
          </table:table-cell>
          <table:table-cell table:number-columns-repeated="2"/>
        </table:table-row>
        <table:table-row table:style-name="ro1">
          <table:table-cell office:value-type="float" office:value="0.370290160179138" calcext:value-type="float">
            <text:p>0.370290160179138</text:p>
          </table:table-cell>
          <table:table-cell table:number-columns-repeated="2"/>
        </table:table-row>
        <table:table-row table:style-name="ro1">
          <table:table-cell office:value-type="float" office:value="0.82463264465332" calcext:value-type="float">
            <text:p>0.82463264465332</text:p>
          </table:table-cell>
          <table:table-cell table:number-columns-repeated="2"/>
        </table:table-row>
        <table:table-row table:style-name="ro1">
          <table:table-cell office:value-type="float" office:value="0.370211035013199" calcext:value-type="float">
            <text:p>0.370211035013199</text:p>
          </table:table-cell>
          <table:table-cell table:number-columns-repeated="2"/>
        </table:table-row>
        <table:table-row table:style-name="ro1">
          <table:table-cell office:value-type="float" office:value="0.8143310546875" calcext:value-type="float">
            <text:p>0.8143310546875</text:p>
          </table:table-cell>
          <table:table-cell table:number-columns-repeated="2"/>
        </table:table-row>
        <table:table-row table:style-name="ro1">
          <table:table-cell office:value-type="float" office:value="0.378393232822418" calcext:value-type="float">
            <text:p>0.378393232822418</text:p>
          </table:table-cell>
          <table:table-cell table:number-columns-repeated="2"/>
        </table:table-row>
        <table:table-row table:style-name="ro1">
          <table:table-cell office:value-type="float" office:value="0.815310120582581" calcext:value-type="float">
            <text:p>0.815310120582581</text:p>
          </table:table-cell>
          <table:table-cell table:number-columns-repeated="2"/>
        </table:table-row>
        <table:table-row table:style-name="ro1">
          <table:table-cell office:value-type="float" office:value="0.377939164638519" calcext:value-type="float">
            <text:p>0.377939164638519</text:p>
          </table:table-cell>
          <table:table-cell table:number-columns-repeated="2"/>
        </table:table-row>
        <table:table-row table:style-name="ro1">
          <table:table-cell office:value-type="float" office:value="0.851127803325653" calcext:value-type="float">
            <text:p>0.851127803325653</text:p>
          </table:table-cell>
          <table:table-cell table:number-columns-repeated="2"/>
        </table:table-row>
        <table:table-row table:style-name="ro1">
          <table:table-cell office:value-type="float" office:value="0.377746820449829" calcext:value-type="float">
            <text:p>0.377746820449829</text:p>
          </table:table-cell>
          <table:table-cell table:number-columns-repeated="2"/>
        </table:table-row>
        <table:table-row table:style-name="ro1">
          <table:table-cell office:value-type="float" office:value="0.853640973567963" calcext:value-type="float">
            <text:p>0.853640973567963</text:p>
          </table:table-cell>
          <table:table-cell table:number-columns-repeated="2"/>
        </table:table-row>
        <table:table-row table:style-name="ro1">
          <table:table-cell office:value-type="float" office:value="0.381015300750732" calcext:value-type="float">
            <text:p>0.381015300750732</text:p>
          </table:table-cell>
          <table:table-cell table:number-columns-repeated="2"/>
        </table:table-row>
        <table:table-row table:style-name="ro1">
          <table:table-cell office:value-type="float" office:value="0.872906029224396" calcext:value-type="float">
            <text:p>0.872906029224396</text:p>
          </table:table-cell>
          <table:table-cell table:number-columns-repeated="2"/>
        </table:table-row>
        <table:table-row table:style-name="ro1">
          <table:table-cell office:value-type="float" office:value="0.381532371044159" calcext:value-type="float">
            <text:p>0.381532371044159</text:p>
          </table:table-cell>
          <table:table-cell table:number-columns-repeated="2"/>
        </table:table-row>
        <table:table-row table:style-name="ro1">
          <table:table-cell office:value-type="float" office:value="0.849688410758972" calcext:value-type="float">
            <text:p>0.849688410758972</text:p>
          </table:table-cell>
          <table:table-cell table:number-columns-repeated="2"/>
        </table:table-row>
        <table:table-row table:style-name="ro1">
          <table:table-cell office:value-type="float" office:value="0.380863308906555" calcext:value-type="float">
            <text:p>0.380863308906555</text:p>
          </table:table-cell>
          <table:table-cell table:number-columns-repeated="2"/>
        </table:table-row>
        <table:table-row table:style-name="ro1">
          <table:table-cell office:value-type="float" office:value="0.840066909790039" calcext:value-type="float">
            <text:p>0.840066909790039</text:p>
          </table:table-cell>
          <table:table-cell table:number-columns-repeated="2"/>
        </table:table-row>
        <table:table-row table:style-name="ro1">
          <table:table-cell office:value-type="float" office:value="0.380836516618729" calcext:value-type="float">
            <text:p>0.380836516618729</text:p>
          </table:table-cell>
          <table:table-cell table:number-columns-repeated="2"/>
        </table:table-row>
        <table:table-row table:style-name="ro1">
          <table:table-cell office:value-type="float" office:value="0.844444096088409" calcext:value-type="float">
            <text:p>0.844444096088409</text:p>
          </table:table-cell>
          <table:table-cell table:number-columns-repeated="2"/>
        </table:table-row>
        <table:table-row table:style-name="ro1">
          <table:table-cell office:value-type="float" office:value="0.380805730819702" calcext:value-type="float">
            <text:p>0.380805730819702</text:p>
          </table:table-cell>
          <table:table-cell table:number-columns-repeated="2"/>
        </table:table-row>
        <table:table-row table:style-name="ro1">
          <table:table-cell office:value-type="float" office:value="0.833221197128296" calcext:value-type="float">
            <text:p>0.833221197128296</text:p>
          </table:table-cell>
          <table:table-cell table:number-columns-repeated="2"/>
        </table:table-row>
        <table:table-row table:style-name="ro1">
          <table:table-cell office:value-type="float" office:value="0.380862802267075" calcext:value-type="float">
            <text:p>0.380862802267075</text:p>
          </table:table-cell>
          <table:table-cell table:number-columns-repeated="2"/>
        </table:table-row>
        <table:table-row table:style-name="ro1">
          <table:table-cell office:value-type="float" office:value="0.861255347728729" calcext:value-type="float">
            <text:p>0.861255347728729</text:p>
          </table:table-cell>
          <table:table-cell table:number-columns-repeated="2"/>
        </table:table-row>
        <table:table-row table:style-name="ro1">
          <table:table-cell office:value-type="float" office:value="0.380648583173752" calcext:value-type="float">
            <text:p>0.380648583173752</text:p>
          </table:table-cell>
          <table:table-cell table:number-columns-repeated="2"/>
        </table:table-row>
        <table:table-row table:style-name="ro1">
          <table:table-cell office:value-type="float" office:value="0.874966025352478" calcext:value-type="float">
            <text:p>0.874966025352478</text:p>
          </table:table-cell>
          <table:table-cell table:number-columns-repeated="2"/>
        </table:table-row>
        <table:table-row table:style-name="ro1">
          <table:table-cell office:value-type="float" office:value="0.3803750872612" calcext:value-type="float">
            <text:p>0.3803750872612</text:p>
          </table:table-cell>
          <table:table-cell table:number-columns-repeated="2"/>
        </table:table-row>
        <table:table-row table:style-name="ro1">
          <table:table-cell office:value-type="float" office:value="0.876447558403015" calcext:value-type="float">
            <text:p>0.876447558403015</text:p>
          </table:table-cell>
          <table:table-cell table:number-columns-repeated="2"/>
        </table:table-row>
        <table:table-row table:style-name="ro1">
          <table:table-cell office:value-type="float" office:value="0.379780292510986" calcext:value-type="float">
            <text:p>0.379780292510986</text:p>
          </table:table-cell>
          <table:table-cell table:number-columns-repeated="2"/>
        </table:table-row>
        <table:table-row table:style-name="ro1">
          <table:table-cell office:value-type="float" office:value="0.884422957897186" calcext:value-type="float">
            <text:p>0.884422957897186</text:p>
          </table:table-cell>
          <table:table-cell table:number-columns-repeated="2"/>
        </table:table-row>
        <table:table-row table:style-name="ro1">
          <table:table-cell office:value-type="float" office:value="0.379971951246262" calcext:value-type="float">
            <text:p>0.379971951246262</text:p>
          </table:table-cell>
          <table:table-cell table:number-columns-repeated="2"/>
        </table:table-row>
        <table:table-row table:style-name="ro1">
          <table:table-cell office:value-type="float" office:value="0.881817936897278" calcext:value-type="float">
            <text:p>0.881817936897278</text:p>
          </table:table-cell>
          <table:table-cell table:number-columns-repeated="2"/>
        </table:table-row>
        <table:table-row table:style-name="ro1">
          <table:table-cell office:value-type="float" office:value="0.377393841743469" calcext:value-type="float">
            <text:p>0.377393841743469</text:p>
          </table:table-cell>
          <table:table-cell table:number-columns-repeated="2"/>
        </table:table-row>
        <table:table-row table:style-name="ro1">
          <table:table-cell office:value-type="float" office:value="0.897280752658844" calcext:value-type="float">
            <text:p>0.897280752658844</text:p>
          </table:table-cell>
          <table:table-cell table:number-columns-repeated="2"/>
        </table:table-row>
        <table:table-row table:style-name="ro1">
          <table:table-cell office:value-type="float" office:value="0.377181708812714" calcext:value-type="float">
            <text:p>0.377181708812714</text:p>
          </table:table-cell>
          <table:table-cell table:number-columns-repeated="2"/>
        </table:table-row>
        <table:table-row table:style-name="ro1">
          <table:table-cell office:value-type="float" office:value="0.902553021907806" calcext:value-type="float">
            <text:p>0.902553021907806</text:p>
          </table:table-cell>
          <table:table-cell table:number-columns-repeated="2"/>
        </table:table-row>
        <table:table-row table:style-name="ro1">
          <table:table-cell office:value-type="float" office:value="0.379347056150436" calcext:value-type="float">
            <text:p>0.379347056150436</text:p>
          </table:table-cell>
          <table:table-cell table:number-columns-repeated="2"/>
        </table:table-row>
        <table:table-row table:style-name="ro1">
          <table:table-cell office:value-type="float" office:value="0.87272584438324" calcext:value-type="float">
            <text:p>0.87272584438324</text:p>
          </table:table-cell>
          <table:table-cell table:number-columns-repeated="2"/>
        </table:table-row>
        <table:table-row table:style-name="ro1">
          <table:table-cell office:value-type="float" office:value="0.379899352788925" calcext:value-type="float">
            <text:p>0.379899352788925</text:p>
          </table:table-cell>
          <table:table-cell table:number-columns-repeated="2"/>
        </table:table-row>
        <table:table-row table:style-name="ro1">
          <table:table-cell office:value-type="float" office:value="0.860217452049255" calcext:value-type="float">
            <text:p>0.860217452049255</text:p>
          </table:table-cell>
          <table:table-cell table:number-columns-repeated="2"/>
        </table:table-row>
        <table:table-row table:style-name="ro1">
          <table:table-cell office:value-type="float" office:value="0.379503190517426" calcext:value-type="float">
            <text:p>0.379503190517426</text:p>
          </table:table-cell>
          <table:table-cell table:number-columns-repeated="2"/>
        </table:table-row>
        <table:table-row table:style-name="ro1">
          <table:table-cell office:value-type="float" office:value="0.840906500816345" calcext:value-type="float">
            <text:p>0.840906500816345</text:p>
          </table:table-cell>
          <table:table-cell table:number-columns-repeated="2"/>
        </table:table-row>
        <table:table-row table:style-name="ro1">
          <table:table-cell office:value-type="float" office:value="0.378353744745255" calcext:value-type="float">
            <text:p>0.378353744745255</text:p>
          </table:table-cell>
          <table:table-cell table:number-columns-repeated="2"/>
        </table:table-row>
        <table:table-row table:style-name="ro1">
          <table:table-cell office:value-type="float" office:value="0.708826839923858" calcext:value-type="float">
            <text:p>0.708826839923858</text:p>
          </table:table-cell>
          <table:table-cell table:number-columns-repeated="2"/>
        </table:table-row>
        <table:table-row table:style-name="ro1">
          <table:table-cell office:value-type="float" office:value="0.379164934158325" calcext:value-type="float">
            <text:p>0.379164934158325</text:p>
          </table:table-cell>
          <table:table-cell table:number-columns-repeated="2"/>
        </table:table-row>
        <table:table-row table:style-name="ro1">
          <table:table-cell office:value-type="float" office:value="0.770110368728638" calcext:value-type="float">
            <text:p>0.770110368728638</text:p>
          </table:table-cell>
          <table:table-cell table:number-columns-repeated="2"/>
        </table:table-row>
        <table:table-row table:style-name="ro1">
          <table:table-cell office:value-type="float" office:value="0.379482597112656" calcext:value-type="float">
            <text:p>0.379482597112656</text:p>
          </table:table-cell>
          <table:table-cell table:number-columns-repeated="2"/>
        </table:table-row>
        <table:table-row table:style-name="ro1">
          <table:table-cell office:value-type="float" office:value="0.704843461513519" calcext:value-type="float">
            <text:p>0.704843461513519</text:p>
          </table:table-cell>
          <table:table-cell table:number-columns-repeated="2"/>
        </table:table-row>
        <table:table-row table:style-name="ro1">
          <table:table-cell office:value-type="float" office:value="0.379740655422211" calcext:value-type="float">
            <text:p>0.379740655422211</text:p>
          </table:table-cell>
          <table:table-cell table:number-columns-repeated="2"/>
        </table:table-row>
        <table:table-row table:style-name="ro1">
          <table:table-cell office:value-type="float" office:value="0.378213196992874" calcext:value-type="float">
            <text:p>0.378213196992874</text:p>
          </table:table-cell>
          <table:table-cell table:number-columns-repeated="2"/>
        </table:table-row>
        <table:table-row table:style-name="ro1">
          <table:table-cell office:value-type="float" office:value="0.377492308616638" calcext:value-type="float">
            <text:p>0.377492308616638</text:p>
          </table:table-cell>
          <table:table-cell table:number-columns-repeated="2"/>
        </table:table-row>
        <table:table-row table:style-name="ro1">
          <table:table-cell office:value-type="float" office:value="0.395954877138138" calcext:value-type="float">
            <text:p>0.395954877138138</text:p>
          </table:table-cell>
          <table:table-cell table:number-columns-repeated="2"/>
        </table:table-row>
        <table:table-row table:style-name="ro1">
          <table:table-cell office:value-type="float" office:value="0.398486703634262" calcext:value-type="float">
            <text:p>0.398486703634262</text:p>
          </table:table-cell>
          <table:table-cell table:number-columns-repeated="2"/>
        </table:table-row>
        <table:table-row table:style-name="ro1">
          <table:table-cell office:value-type="float" office:value="0.398182183504105" calcext:value-type="float">
            <text:p>0.398182183504105</text:p>
          </table:table-cell>
          <table:table-cell table:number-columns-repeated="2"/>
        </table:table-row>
        <table:table-row table:style-name="ro1">
          <table:table-cell office:value-type="float" office:value="0.39889994263649" calcext:value-type="float">
            <text:p>0.39889994263649</text:p>
          </table:table-cell>
          <table:table-cell table:number-columns-repeated="2"/>
        </table:table-row>
        <table:table-row table:style-name="ro1">
          <table:table-cell office:value-type="float" office:value="0.399544924497604" calcext:value-type="float">
            <text:p>0.399544924497604</text:p>
          </table:table-cell>
          <table:table-cell table:number-columns-repeated="2"/>
        </table:table-row>
        <table:table-row table:style-name="ro1">
          <table:table-cell office:value-type="float" office:value="0.400484681129456" calcext:value-type="float">
            <text:p>0.400484681129456</text:p>
          </table:table-cell>
          <table:table-cell table:number-columns-repeated="2"/>
        </table:table-row>
        <table:table-row table:style-name="ro1">
          <table:table-cell office:value-type="float" office:value="0.401360481977463" calcext:value-type="float">
            <text:p>0.401360481977463</text:p>
          </table:table-cell>
          <table:table-cell table:number-columns-repeated="2"/>
        </table:table-row>
        <table:table-row table:style-name="ro1">
          <table:table-cell office:value-type="float" office:value="0.400704979896545" calcext:value-type="float">
            <text:p>0.400704979896545</text:p>
          </table:table-cell>
          <table:table-cell table:number-columns-repeated="2"/>
        </table:table-row>
        <table:table-row table:style-name="ro1">
          <table:table-cell office:value-type="float" office:value="0.400016069412231" calcext:value-type="float">
            <text:p>0.400016069412231</text:p>
          </table:table-cell>
          <table:table-cell table:number-columns-repeated="2"/>
        </table:table-row>
        <table:table-row table:style-name="ro1">
          <table:table-cell office:value-type="float" office:value="0.398953020572662" calcext:value-type="float">
            <text:p>0.398953020572662</text:p>
          </table:table-cell>
          <table:table-cell table:number-columns-repeated="2"/>
        </table:table-row>
        <table:table-row table:style-name="ro1">
          <table:table-cell office:value-type="float" office:value="0.398489862680435" calcext:value-type="float">
            <text:p>0.398489862680435</text:p>
          </table:table-cell>
          <table:table-cell table:number-columns-repeated="2"/>
        </table:table-row>
        <table:table-row table:style-name="ro1">
          <table:table-cell office:value-type="float" office:value="0.400202393531799" calcext:value-type="float">
            <text:p>0.400202393531799</text:p>
          </table:table-cell>
          <table:table-cell table:number-columns-repeated="2"/>
        </table:table-row>
        <table:table-row table:style-name="ro1">
          <table:table-cell office:value-type="float" office:value="0.402900040149689" calcext:value-type="float">
            <text:p>0.402900040149689</text:p>
          </table:table-cell>
          <table:table-cell table:number-columns-repeated="2"/>
        </table:table-row>
        <table:table-row table:style-name="ro1">
          <table:table-cell office:value-type="float" office:value="0.401576042175293" calcext:value-type="float">
            <text:p>0.401576042175293</text:p>
          </table:table-cell>
          <table:table-cell table:number-columns-repeated="2"/>
        </table:table-row>
        <table:table-row table:style-name="ro1">
          <table:table-cell office:value-type="float" office:value="0.400797814130783" calcext:value-type="float">
            <text:p>0.400797814130783</text:p>
          </table:table-cell>
          <table:table-cell table:number-columns-repeated="2"/>
        </table:table-row>
        <table:table-row table:style-name="ro1">
          <table:table-cell office:value-type="float" office:value="0.40132275223732" calcext:value-type="float">
            <text:p>0.40132275223732</text:p>
          </table:table-cell>
          <table:table-cell table:number-columns-repeated="2"/>
        </table:table-row>
        <table:table-row table:style-name="ro1">
          <table:table-cell office:value-type="float" office:value="0.401897311210632" calcext:value-type="float">
            <text:p>0.401897311210632</text:p>
          </table:table-cell>
          <table:table-cell table:number-columns-repeated="2"/>
        </table:table-row>
        <table:table-row table:style-name="ro1">
          <table:table-cell office:value-type="float" office:value="0.401470124721527" calcext:value-type="float">
            <text:p>0.401470124721527</text:p>
          </table:table-cell>
          <table:table-cell table:number-columns-repeated="2"/>
        </table:table-row>
        <table:table-row table:style-name="ro1">
          <table:table-cell office:value-type="float" office:value="0.401906877756119" calcext:value-type="float">
            <text:p>0.401906877756119</text:p>
          </table:table-cell>
          <table:table-cell table:number-columns-repeated="2"/>
        </table:table-row>
        <table:table-row table:style-name="ro1">
          <table:table-cell office:value-type="float" office:value="0.402178645133972" calcext:value-type="float">
            <text:p>0.402178645133972</text:p>
          </table:table-cell>
          <table:table-cell table:number-columns-repeated="2"/>
        </table:table-row>
        <table:table-row table:style-name="ro1">
          <table:table-cell office:value-type="float" office:value="0.401701956987381" calcext:value-type="float">
            <text:p>0.401701956987381</text:p>
          </table:table-cell>
          <table:table-cell table:number-columns-repeated="2"/>
        </table:table-row>
        <table:table-row table:style-name="ro1">
          <table:table-cell office:value-type="float" office:value="0.390550523996353" calcext:value-type="float">
            <text:p>0.390550523996353</text:p>
          </table:table-cell>
          <table:table-cell table:number-columns-repeated="2"/>
        </table:table-row>
        <table:table-row table:style-name="ro1">
          <table:table-cell office:value-type="float" office:value="0.38227567076683" calcext:value-type="float">
            <text:p>0.38227567076683</text:p>
          </table:table-cell>
          <table:table-cell table:number-columns-repeated="2"/>
        </table:table-row>
        <table:table-row table:style-name="ro1">
          <table:table-cell office:value-type="float" office:value="0.381108939647675" calcext:value-type="float">
            <text:p>0.381108939647675</text:p>
          </table:table-cell>
          <table:table-cell table:number-columns-repeated="2"/>
        </table:table-row>
        <table:table-row table:style-name="ro1">
          <table:table-cell office:value-type="float" office:value="0.368405044078827" calcext:value-type="float">
            <text:p>0.368405044078827</text:p>
          </table:table-cell>
          <table:table-cell table:number-columns-repeated="2"/>
        </table:table-row>
        <table:table-row table:style-name="ro1">
          <table:table-cell office:value-type="float" office:value="0.368114739656448" calcext:value-type="float">
            <text:p>0.368114739656448</text:p>
          </table:table-cell>
          <table:table-cell table:number-columns-repeated="2"/>
        </table:table-row>
        <table:table-row table:style-name="ro1">
          <table:table-cell office:value-type="float" office:value="0.368324369192123" calcext:value-type="float">
            <text:p>0.368324369192123</text:p>
          </table:table-cell>
          <table:table-cell table:number-columns-repeated="2"/>
        </table:table-row>
        <table:table-row table:style-name="ro1">
          <table:table-cell office:value-type="float" office:value="0.368327736854553" calcext:value-type="float">
            <text:p>0.368327736854553</text:p>
          </table:table-cell>
          <table:table-cell table:number-columns-repeated="2"/>
        </table:table-row>
        <table:table-row table:style-name="ro1">
          <table:table-cell office:value-type="float" office:value="0.369070738554001" calcext:value-type="float">
            <text:p>0.369070738554001</text:p>
          </table:table-cell>
          <table:table-cell table:number-columns-repeated="2"/>
        </table:table-row>
        <table:table-row table:style-name="ro1">
          <table:table-cell office:value-type="float" office:value="0.368909448385239" calcext:value-type="float">
            <text:p>0.368909448385239</text:p>
          </table:table-cell>
          <table:table-cell table:number-columns-repeated="2"/>
        </table:table-row>
        <table:table-row table:style-name="ro1">
          <table:table-cell office:value-type="float" office:value="0.369981437921524" calcext:value-type="float">
            <text:p>0.369981437921524</text:p>
          </table:table-cell>
          <table:table-cell table:number-columns-repeated="2"/>
        </table:table-row>
        <table:table-row table:style-name="ro1">
          <table:table-cell office:value-type="float" office:value="0.36593109369278" calcext:value-type="float">
            <text:p>0.36593109369278</text:p>
          </table:table-cell>
          <table:table-cell table:number-columns-repeated="2"/>
        </table:table-row>
        <table:table-row table:style-name="ro1">
          <table:table-cell office:value-type="float" office:value="0.367228299379349" calcext:value-type="float">
            <text:p>0.367228299379349</text:p>
          </table:table-cell>
          <table:table-cell table:number-columns-repeated="2"/>
        </table:table-row>
        <table:table-row table:style-name="ro1">
          <table:table-cell office:value-type="float" office:value="0.371720790863037" calcext:value-type="float">
            <text:p>0.371720790863037</text:p>
          </table:table-cell>
          <table:table-cell table:number-columns-repeated="2"/>
        </table:table-row>
        <table:table-row table:style-name="ro1">
          <table:table-cell office:value-type="float" office:value="0.369343191385269" calcext:value-type="float">
            <text:p>0.369343191385269</text:p>
          </table:table-cell>
          <table:table-cell table:number-columns-repeated="2"/>
        </table:table-row>
        <table:table-row table:style-name="ro1">
          <table:table-cell office:value-type="float" office:value="0.368798524141312" calcext:value-type="float">
            <text:p>0.368798524141312</text:p>
          </table:table-cell>
          <table:table-cell table:number-columns-repeated="2"/>
        </table:table-row>
        <table:table-row table:style-name="ro1">
          <table:table-cell office:value-type="float" office:value="0.372681468725205" calcext:value-type="float">
            <text:p>0.372681468725205</text:p>
          </table:table-cell>
          <table:table-cell table:number-columns-repeated="2"/>
        </table:table-row>
        <table:table-row table:style-name="ro1">
          <table:table-cell office:value-type="float" office:value="0.375272393226624" calcext:value-type="float">
            <text:p>0.375272393226624</text:p>
          </table:table-cell>
          <table:table-cell table:number-columns-repeated="2"/>
        </table:table-row>
        <table:table-row table:style-name="ro1">
          <table:table-cell office:value-type="float" office:value="0.373229324817658" calcext:value-type="float">
            <text:p>0.373229324817658</text:p>
          </table:table-cell>
          <table:table-cell table:number-columns-repeated="2"/>
        </table:table-row>
        <table:table-row table:style-name="ro1">
          <table:table-cell office:value-type="float" office:value="0.377337872982025" calcext:value-type="float">
            <text:p>0.377337872982025</text:p>
          </table:table-cell>
          <table:table-cell table:number-columns-repeated="2"/>
        </table:table-row>
        <table:table-row table:style-name="ro1">
          <table:table-cell office:value-type="float" office:value="0.376066267490387" calcext:value-type="float">
            <text:p>0.376066267490387</text:p>
          </table:table-cell>
          <table:table-cell table:number-columns-repeated="2"/>
        </table:table-row>
        <table:table-row table:style-name="ro1">
          <table:table-cell office:value-type="float" office:value="0.378041923046112" calcext:value-type="float">
            <text:p>0.378041923046112</text:p>
          </table:table-cell>
          <table:table-cell table:number-columns-repeated="2"/>
        </table:table-row>
        <table:table-row table:style-name="ro1">
          <table:table-cell office:value-type="float" office:value="0.379497915506363" calcext:value-type="float">
            <text:p>0.379497915506363</text:p>
          </table:table-cell>
          <table:table-cell table:number-columns-repeated="2"/>
        </table:table-row>
        <table:table-row table:style-name="ro1">
          <table:table-cell office:value-type="float" office:value="0.378524154424667" calcext:value-type="float">
            <text:p>0.378524154424667</text:p>
          </table:table-cell>
          <table:table-cell table:number-columns-repeated="2"/>
        </table:table-row>
        <table:table-row table:style-name="ro1">
          <table:table-cell office:value-type="float" office:value="0.378463476896286" calcext:value-type="float">
            <text:p>0.378463476896286</text:p>
          </table:table-cell>
          <table:table-cell table:number-columns-repeated="2"/>
        </table:table-row>
        <table:table-row table:style-name="ro1">
          <table:table-cell office:value-type="float" office:value="0.37921741604805" calcext:value-type="float">
            <text:p>0.37921741604805</text:p>
          </table:table-cell>
          <table:table-cell table:number-columns-repeated="2"/>
        </table:table-row>
        <table:table-row table:style-name="ro1">
          <table:table-cell office:value-type="float" office:value="0.378539353609085" calcext:value-type="float">
            <text:p>0.378539353609085</text:p>
          </table:table-cell>
          <table:table-cell table:number-columns-repeated="2"/>
        </table:table-row>
        <table:table-row table:style-name="ro1">
          <table:table-cell office:value-type="float" office:value="0.380121171474457" calcext:value-type="float">
            <text:p>0.380121171474457</text:p>
          </table:table-cell>
          <table:table-cell table:number-columns-repeated="2"/>
        </table:table-row>
        <table:table-row table:style-name="ro1">
          <table:table-cell office:value-type="float" office:value="0.397675395011902" calcext:value-type="float">
            <text:p>0.397675395011902</text:p>
          </table:table-cell>
          <table:table-cell table:number-columns-repeated="2"/>
        </table:table-row>
        <table:table-row table:style-name="ro1">
          <table:table-cell office:value-type="float" office:value="0.395884245634079" calcext:value-type="float">
            <text:p>0.395884245634079</text:p>
          </table:table-cell>
          <table:table-cell table:number-columns-repeated="2"/>
        </table:table-row>
        <table:table-row table:style-name="ro1">
          <table:table-cell office:value-type="float" office:value="0.395935297012329" calcext:value-type="float">
            <text:p>0.395935297012329</text:p>
          </table:table-cell>
          <table:table-cell table:number-columns-repeated="2"/>
        </table:table-row>
        <table:table-row table:style-name="ro1">
          <table:table-cell office:value-type="float" office:value="0.39641872048378" calcext:value-type="float">
            <text:p>0.39641872048378</text:p>
          </table:table-cell>
          <table:table-cell table:number-columns-repeated="2"/>
        </table:table-row>
        <table:table-row table:style-name="ro1">
          <table:table-cell office:value-type="float" office:value="0.395813852548599" calcext:value-type="float">
            <text:p>0.395813852548599</text:p>
          </table:table-cell>
          <table:table-cell table:number-columns-repeated="2"/>
        </table:table-row>
        <table:table-row table:style-name="ro1">
          <table:table-cell office:value-type="float" office:value="0.364394754171371" calcext:value-type="float">
            <text:p>0.364394754171371</text:p>
          </table:table-cell>
          <table:table-cell table:number-columns-repeated="2"/>
        </table:table-row>
        <table:table-row table:style-name="ro1">
          <table:table-cell office:value-type="float" office:value="0.366014361381531" calcext:value-type="float">
            <text:p>0.366014361381531</text:p>
          </table:table-cell>
          <table:table-cell table:number-columns-repeated="2"/>
        </table:table-row>
        <table:table-row table:style-name="ro1">
          <table:table-cell office:value-type="float" office:value="0.365764051675796" calcext:value-type="float">
            <text:p>0.365764051675796</text:p>
          </table:table-cell>
          <table:table-cell table:number-columns-repeated="2"/>
        </table:table-row>
        <table:table-row table:style-name="ro1">
          <table:table-cell office:value-type="float" office:value="0.365044713020325" calcext:value-type="float">
            <text:p>0.365044713020325</text:p>
          </table:table-cell>
          <table:table-cell table:number-columns-repeated="2"/>
        </table:table-row>
        <table:table-row table:style-name="ro1">
          <table:table-cell office:value-type="float" office:value="0.367473423480988" calcext:value-type="float">
            <text:p>0.367473423480988</text:p>
          </table:table-cell>
          <table:table-cell table:number-columns-repeated="2"/>
        </table:table-row>
        <table:table-row table:style-name="ro1">
          <table:table-cell office:value-type="float" office:value="0.372813493013382" calcext:value-type="float">
            <text:p>0.372813493013382</text:p>
          </table:table-cell>
          <table:table-cell table:number-columns-repeated="2"/>
        </table:table-row>
        <table:table-row table:style-name="ro1">
          <table:table-cell office:value-type="float" office:value="0.371915429830551" calcext:value-type="float">
            <text:p>0.371915429830551</text:p>
          </table:table-cell>
          <table:table-cell table:number-columns-repeated="2"/>
        </table:table-row>
        <table:table-row table:style-name="ro1">
          <table:table-cell office:value-type="float" office:value="0.368316650390625" calcext:value-type="float">
            <text:p>0.368316650390625</text:p>
          </table:table-cell>
          <table:table-cell table:number-columns-repeated="2"/>
        </table:table-row>
        <table:table-row table:style-name="ro1">
          <table:table-cell office:value-type="float" office:value="0.367948889732361" calcext:value-type="float">
            <text:p>0.367948889732361</text:p>
          </table:table-cell>
          <table:table-cell table:number-columns-repeated="2"/>
        </table:table-row>
        <table:table-row table:style-name="ro1">
          <table:table-cell office:value-type="float" office:value="0.369185745716095" calcext:value-type="float">
            <text:p>0.369185745716095</text:p>
          </table:table-cell>
          <table:table-cell table:number-columns-repeated="2"/>
        </table:table-row>
        <table:table-row table:style-name="ro1">
          <table:table-cell office:value-type="float" office:value="0.369631260633469" calcext:value-type="float">
            <text:p>0.369631260633469</text:p>
          </table:table-cell>
          <table:table-cell table:number-columns-repeated="2"/>
        </table:table-row>
        <table:table-row table:style-name="ro1">
          <table:table-cell office:value-type="float" office:value="0.369381695985794" calcext:value-type="float">
            <text:p>0.369381695985794</text:p>
          </table:table-cell>
          <table:table-cell table:number-columns-repeated="2"/>
        </table:table-row>
        <table:table-row table:style-name="ro1">
          <table:table-cell office:value-type="float" office:value="0.367260962724686" calcext:value-type="float">
            <text:p>0.367260962724686</text:p>
          </table:table-cell>
          <table:table-cell table:number-columns-repeated="2"/>
        </table:table-row>
        <table:table-row table:style-name="ro1">
          <table:table-cell office:value-type="float" office:value="0.367627799510956" calcext:value-type="float">
            <text:p>0.367627799510956</text:p>
          </table:table-cell>
          <table:table-cell table:number-columns-repeated="2"/>
        </table:table-row>
        <table:table-row table:style-name="ro1">
          <table:table-cell office:value-type="float" office:value="0.368517279624939" calcext:value-type="float">
            <text:p>0.368517279624939</text:p>
          </table:table-cell>
          <table:table-cell table:number-columns-repeated="2"/>
        </table:table-row>
        <table:table-row table:style-name="ro1">
          <table:table-cell office:value-type="float" office:value="0.368989795446396" calcext:value-type="float">
            <text:p>0.368989795446396</text:p>
          </table:table-cell>
          <table:table-cell table:number-columns-repeated="2"/>
        </table:table-row>
        <table:table-row table:style-name="ro1">
          <table:table-cell office:value-type="float" office:value="0.369152069091797" calcext:value-type="float">
            <text:p>0.369152069091797</text:p>
          </table:table-cell>
          <table:table-cell table:number-columns-repeated="2"/>
        </table:table-row>
        <table:table-row table:style-name="ro1">
          <table:table-cell office:value-type="float" office:value="0.367701053619385" calcext:value-type="float">
            <text:p>0.367701053619385</text:p>
          </table:table-cell>
          <table:table-cell table:number-columns-repeated="2"/>
        </table:table-row>
        <table:table-row table:style-name="ro1">
          <table:table-cell office:value-type="float" office:value="0.367696672677994" calcext:value-type="float">
            <text:p>0.367696672677994</text:p>
          </table:table-cell>
          <table:table-cell table:number-columns-repeated="2"/>
        </table:table-row>
        <table:table-row table:style-name="ro1">
          <table:table-cell office:value-type="float" office:value="0.366050571203232" calcext:value-type="float">
            <text:p>0.366050571203232</text:p>
          </table:table-cell>
          <table:table-cell table:number-columns-repeated="2"/>
        </table:table-row>
        <table:table-row table:style-name="ro1">
          <table:table-cell office:value-type="float" office:value="0.366746813058853" calcext:value-type="float">
            <text:p>0.366746813058853</text:p>
          </table:table-cell>
          <table:table-cell table:number-columns-repeated="2"/>
        </table:table-row>
        <table:table-row table:style-name="ro1">
          <table:table-cell office:value-type="float" office:value="0.366851150989533" calcext:value-type="float">
            <text:p>0.366851150989533</text:p>
          </table:table-cell>
          <table:table-cell table:number-columns-repeated="2"/>
        </table:table-row>
        <table:table-row table:style-name="ro1">
          <table:table-cell office:value-type="float" office:value="0.366949468851089" calcext:value-type="float">
            <text:p>0.366949468851089</text:p>
          </table:table-cell>
          <table:table-cell table:number-columns-repeated="2"/>
        </table:table-row>
        <table:table-row table:style-name="ro1">
          <table:table-cell office:value-type="float" office:value="0.367460608482361" calcext:value-type="float">
            <text:p>0.367460608482361</text:p>
          </table:table-cell>
          <table:table-cell table:number-columns-repeated="2"/>
        </table:table-row>
        <table:table-row table:style-name="ro1">
          <table:table-cell office:value-type="float" office:value="0.367535501718521" calcext:value-type="float">
            <text:p>0.367535501718521</text:p>
          </table:table-cell>
          <table:table-cell table:number-columns-repeated="2"/>
        </table:table-row>
        <table:table-row table:style-name="ro1">
          <table:table-cell office:value-type="float" office:value="0.368691861629486" calcext:value-type="float">
            <text:p>0.368691861629486</text:p>
          </table:table-cell>
          <table:table-cell table:number-columns-repeated="2"/>
        </table:table-row>
        <table:table-row table:style-name="ro1">
          <table:table-cell office:value-type="float" office:value="0.368431866168976" calcext:value-type="float">
            <text:p>0.368431866168976</text:p>
          </table:table-cell>
          <table:table-cell table:number-columns-repeated="2"/>
        </table:table-row>
        <table:table-row table:style-name="ro1">
          <table:table-cell office:value-type="float" office:value="0.367894768714905" calcext:value-type="float">
            <text:p>0.367894768714905</text:p>
          </table:table-cell>
          <table:table-cell table:number-columns-repeated="2"/>
        </table:table-row>
        <table:table-row table:style-name="ro1">
          <table:table-cell office:value-type="float" office:value="0.367896437644958" calcext:value-type="float">
            <text:p>0.367896437644958</text:p>
          </table:table-cell>
          <table:table-cell table:number-columns-repeated="2"/>
        </table:table-row>
        <table:table-row table:style-name="ro1">
          <table:table-cell office:value-type="float" office:value="0.367823094129562" calcext:value-type="float">
            <text:p>0.367823094129562</text:p>
          </table:table-cell>
          <table:table-cell table:number-columns-repeated="2"/>
        </table:table-row>
        <table:table-row table:style-name="ro1">
          <table:table-cell office:value-type="float" office:value="0.368016541004181" calcext:value-type="float">
            <text:p>0.368016541004181</text:p>
          </table:table-cell>
          <table:table-cell table:number-columns-repeated="2"/>
        </table:table-row>
        <table:table-row table:style-name="ro1">
          <table:table-cell office:value-type="float" office:value="0.372372001409531" calcext:value-type="float">
            <text:p>0.372372001409531</text:p>
          </table:table-cell>
          <table:table-cell table:number-columns-repeated="2"/>
        </table:table-row>
        <table:table-row table:style-name="ro1">
          <table:table-cell office:value-type="float" office:value="0.386585146188736" calcext:value-type="float">
            <text:p>0.386585146188736</text:p>
          </table:table-cell>
          <table:table-cell table:number-columns-repeated="2"/>
        </table:table-row>
        <table:table-row table:style-name="ro1">
          <table:table-cell office:value-type="float" office:value="0.38321653008461" calcext:value-type="float">
            <text:p>0.38321653008461</text:p>
          </table:table-cell>
          <table:table-cell table:number-columns-repeated="2"/>
        </table:table-row>
        <table:table-row table:style-name="ro1">
          <table:table-cell office:value-type="float" office:value="0.38373652100563" calcext:value-type="float">
            <text:p>0.38373652100563</text:p>
          </table:table-cell>
          <table:table-cell table:number-columns-repeated="2"/>
        </table:table-row>
        <table:table-row table:style-name="ro1">
          <table:table-cell office:value-type="float" office:value="0.381565481424332" calcext:value-type="float">
            <text:p>0.381565481424332</text:p>
          </table:table-cell>
          <table:table-cell table:number-columns-repeated="2"/>
        </table:table-row>
        <table:table-row table:style-name="ro1">
          <table:table-cell office:value-type="float" office:value="0.38086661696434" calcext:value-type="float">
            <text:p>0.38086661696434</text:p>
          </table:table-cell>
          <table:table-cell table:number-columns-repeated="2"/>
        </table:table-row>
        <table:table-row table:style-name="ro1">
          <table:table-cell office:value-type="float" office:value="0.383298754692078" calcext:value-type="float">
            <text:p>0.383298754692078</text:p>
          </table:table-cell>
          <table:table-cell table:number-columns-repeated="2"/>
        </table:table-row>
        <table:table-row table:style-name="ro1">
          <table:table-cell office:value-type="float" office:value="0.381619155406952" calcext:value-type="float">
            <text:p>0.381619155406952</text:p>
          </table:table-cell>
          <table:table-cell table:number-columns-repeated="2"/>
        </table:table-row>
        <table:table-row table:style-name="ro1">
          <table:table-cell office:value-type="float" office:value="0.381690800189972" calcext:value-type="float">
            <text:p>0.381690800189972</text:p>
          </table:table-cell>
          <table:table-cell table:number-columns-repeated="2"/>
        </table:table-row>
        <table:table-row table:style-name="ro1">
          <table:table-cell office:value-type="float" office:value="0.384373158216476" calcext:value-type="float">
            <text:p>0.384373158216476</text:p>
          </table:table-cell>
          <table:table-cell table:number-columns-repeated="2"/>
        </table:table-row>
        <table:table-row table:style-name="ro1">
          <table:table-cell office:value-type="float" office:value="0.384578704833984" calcext:value-type="float">
            <text:p>0.384578704833984</text:p>
          </table:table-cell>
          <table:table-cell table:number-columns-repeated="2"/>
        </table:table-row>
        <table:table-row table:style-name="ro1">
          <table:table-cell office:value-type="float" office:value="0.385012686252594" calcext:value-type="float">
            <text:p>0.385012686252594</text:p>
          </table:table-cell>
          <table:table-cell table:number-columns-repeated="2"/>
        </table:table-row>
        <table:table-row table:style-name="ro1">
          <table:table-cell office:value-type="float" office:value="0.411720097064972" calcext:value-type="float">
            <text:p>0.411720097064972</text:p>
          </table:table-cell>
          <table:table-cell table:number-columns-repeated="2"/>
        </table:table-row>
        <table:table-row table:style-name="ro1">
          <table:table-cell office:value-type="float" office:value="0.409425675868988" calcext:value-type="float">
            <text:p>0.409425675868988</text:p>
          </table:table-cell>
          <table:table-cell table:number-columns-repeated="2"/>
        </table:table-row>
        <table:table-row table:style-name="ro1">
          <table:table-cell office:value-type="float" office:value="0.409928262233734" calcext:value-type="float">
            <text:p>0.409928262233734</text:p>
          </table:table-cell>
          <table:table-cell table:number-columns-repeated="2"/>
        </table:table-row>
        <table:table-row table:style-name="ro1">
          <table:table-cell office:value-type="float" office:value="0.409621089696884" calcext:value-type="float">
            <text:p>0.409621089696884</text:p>
          </table:table-cell>
          <table:table-cell table:number-columns-repeated="2"/>
        </table:table-row>
        <table:table-row table:style-name="ro1">
          <table:table-cell office:value-type="float" office:value="0.410192877054215" calcext:value-type="float">
            <text:p>0.410192877054215</text:p>
          </table:table-cell>
          <table:table-cell table:number-columns-repeated="2"/>
        </table:table-row>
        <table:table-row table:style-name="ro1">
          <table:table-cell office:value-type="float" office:value="0.409612566232681" calcext:value-type="float">
            <text:p>0.409612566232681</text:p>
          </table:table-cell>
          <table:table-cell table:number-columns-repeated="2"/>
        </table:table-row>
        <table:table-row table:style-name="ro1">
          <table:table-cell office:value-type="float" office:value="0.408963233232498" calcext:value-type="float">
            <text:p>0.408963233232498</text:p>
          </table:table-cell>
          <table:table-cell table:number-columns-repeated="2"/>
        </table:table-row>
        <table:table-row table:style-name="ro1">
          <table:table-cell office:value-type="float" office:value="0.408009439706802" calcext:value-type="float">
            <text:p>0.408009439706802</text:p>
          </table:table-cell>
          <table:table-cell table:number-columns-repeated="2"/>
        </table:table-row>
        <table:table-row table:style-name="ro1">
          <table:table-cell office:value-type="float" office:value="0.407927602529526" calcext:value-type="float">
            <text:p>0.407927602529526</text:p>
          </table:table-cell>
          <table:table-cell table:number-columns-repeated="2"/>
        </table:table-row>
        <table:table-row table:style-name="ro1">
          <table:table-cell office:value-type="float" office:value="0.409518152475357" calcext:value-type="float">
            <text:p>0.409518152475357</text:p>
          </table:table-cell>
          <table:table-cell table:number-columns-repeated="2"/>
        </table:table-row>
        <table:table-row table:style-name="ro1">
          <table:table-cell office:value-type="float" office:value="0.408911556005478" calcext:value-type="float">
            <text:p>0.408911556005478</text:p>
          </table:table-cell>
          <table:table-cell table:number-columns-repeated="2"/>
        </table:table-row>
        <table:table-row table:style-name="ro1">
          <table:table-cell office:value-type="float" office:value="0.410681635141373" calcext:value-type="float">
            <text:p>0.410681635141373</text:p>
          </table:table-cell>
          <table:table-cell table:number-columns-repeated="2"/>
        </table:table-row>
        <table:table-row table:style-name="ro1">
          <table:table-cell office:value-type="float" office:value="0.416449904441834" calcext:value-type="float">
            <text:p>0.416449904441834</text:p>
          </table:table-cell>
          <table:table-cell table:number-columns-repeated="2"/>
        </table:table-row>
        <table:table-row table:style-name="ro1">
          <table:table-cell office:value-type="float" office:value="0.406151950359345" calcext:value-type="float">
            <text:p>0.406151950359345</text:p>
          </table:table-cell>
          <table:table-cell table:number-columns-repeated="2"/>
        </table:table-row>
        <table:table-row table:style-name="ro1">
          <table:table-cell office:value-type="float" office:value="0.409196674823761" calcext:value-type="float">
            <text:p>0.409196674823761</text:p>
          </table:table-cell>
          <table:table-cell table:number-columns-repeated="2"/>
        </table:table-row>
        <table:table-row table:style-name="ro1">
          <table:table-cell office:value-type="float" office:value="0.406258940696716" calcext:value-type="float">
            <text:p>0.406258940696716</text:p>
          </table:table-cell>
          <table:table-cell table:number-columns-repeated="2"/>
        </table:table-row>
        <table:table-row table:style-name="ro1">
          <table:table-cell office:value-type="float" office:value="0.405528843402863" calcext:value-type="float">
            <text:p>0.405528843402863</text:p>
          </table:table-cell>
          <table:table-cell table:number-columns-repeated="2"/>
        </table:table-row>
        <table:table-row table:style-name="ro1">
          <table:table-cell office:value-type="float" office:value="0.40535181760788" calcext:value-type="float">
            <text:p>0.40535181760788</text:p>
          </table:table-cell>
          <table:table-cell table:number-columns-repeated="2"/>
        </table:table-row>
        <table:table-row table:style-name="ro1">
          <table:table-cell office:value-type="float" office:value="0.405593305826187" calcext:value-type="float">
            <text:p>0.405593305826187</text:p>
          </table:table-cell>
          <table:table-cell table:number-columns-repeated="2"/>
        </table:table-row>
        <table:table-row table:style-name="ro1">
          <table:table-cell office:value-type="float" office:value="0.406236380338669" calcext:value-type="float">
            <text:p>0.406236380338669</text:p>
          </table:table-cell>
          <table:table-cell table:number-columns-repeated="2"/>
        </table:table-row>
        <table:table-row table:style-name="ro1">
          <table:table-cell office:value-type="float" office:value="0.406360775232315" calcext:value-type="float">
            <text:p>0.406360775232315</text:p>
          </table:table-cell>
          <table:table-cell table:number-columns-repeated="2"/>
        </table:table-row>
        <table:table-row table:style-name="ro1">
          <table:table-cell office:value-type="float" office:value="0.396623760461807" calcext:value-type="float">
            <text:p>0.396623760461807</text:p>
          </table:table-cell>
          <table:table-cell table:number-columns-repeated="2"/>
        </table:table-row>
        <table:table-row table:style-name="ro1">
          <table:table-cell office:value-type="float" office:value="0.398821264505386" calcext:value-type="float">
            <text:p>0.398821264505386</text:p>
          </table:table-cell>
          <table:table-cell table:number-columns-repeated="2"/>
        </table:table-row>
        <table:table-row table:style-name="ro1">
          <table:table-cell office:value-type="float" office:value="0.399110853672028" calcext:value-type="float">
            <text:p>0.399110853672028</text:p>
          </table:table-cell>
          <table:table-cell table:number-columns-repeated="2"/>
        </table:table-row>
        <table:table-row table:style-name="ro1">
          <table:table-cell office:value-type="float" office:value="0.392182320356369" calcext:value-type="float">
            <text:p>0.392182320356369</text:p>
          </table:table-cell>
          <table:table-cell table:number-columns-repeated="2"/>
        </table:table-row>
        <table:table-row table:style-name="ro1">
          <table:table-cell office:value-type="float" office:value="0.400132447481155" calcext:value-type="float">
            <text:p>0.400132447481155</text:p>
          </table:table-cell>
          <table:table-cell table:number-columns-repeated="2"/>
        </table:table-row>
        <table:table-row table:style-name="ro1">
          <table:table-cell office:value-type="float" office:value="0.400128722190857" calcext:value-type="float">
            <text:p>0.400128722190857</text:p>
          </table:table-cell>
          <table:table-cell table:number-columns-repeated="2"/>
        </table:table-row>
        <table:table-row table:style-name="ro1">
          <table:table-cell office:value-type="float" office:value="0.402984827756882" calcext:value-type="float">
            <text:p>0.402984827756882</text:p>
          </table:table-cell>
          <table:table-cell table:number-columns-repeated="2"/>
        </table:table-row>
        <table:table-row table:style-name="ro1">
          <table:table-cell office:value-type="float" office:value="0.401483535766602" calcext:value-type="float">
            <text:p>0.401483535766602</text:p>
          </table:table-cell>
          <table:table-cell table:number-columns-repeated="2"/>
        </table:table-row>
        <table:table-row table:style-name="ro1">
          <table:table-cell office:value-type="float" office:value="0.401452302932739" calcext:value-type="float">
            <text:p>0.401452302932739</text:p>
          </table:table-cell>
          <table:table-cell table:number-columns-repeated="2"/>
        </table:table-row>
        <table:table-row table:style-name="ro1">
          <table:table-cell office:value-type="float" office:value="0.402120441198349" calcext:value-type="float">
            <text:p>0.402120441198349</text:p>
          </table:table-cell>
          <table:table-cell table:number-columns-repeated="2"/>
        </table:table-row>
        <table:table-row table:style-name="ro1">
          <table:table-cell office:value-type="float" office:value="0.401842087507248" calcext:value-type="float">
            <text:p>0.401842087507248</text:p>
          </table:table-cell>
          <table:table-cell table:number-columns-repeated="2"/>
        </table:table-row>
        <table:table-row table:style-name="ro1">
          <table:table-cell office:value-type="float" office:value="0.399278223514557" calcext:value-type="float">
            <text:p>0.399278223514557</text:p>
          </table:table-cell>
          <table:table-cell table:number-columns-repeated="2"/>
        </table:table-row>
        <table:table-row table:style-name="ro1">
          <table:table-cell office:value-type="float" office:value="0.387830525636673" calcext:value-type="float">
            <text:p>0.387830525636673</text:p>
          </table:table-cell>
          <table:table-cell table:number-columns-repeated="2"/>
        </table:table-row>
        <table:table-row table:style-name="ro1">
          <table:table-cell office:value-type="float" office:value="0.387667179107666" calcext:value-type="float">
            <text:p>0.387667179107666</text:p>
          </table:table-cell>
          <table:table-cell table:number-columns-repeated="2"/>
        </table:table-row>
        <table:table-row table:style-name="ro1">
          <table:table-cell office:value-type="float" office:value="0.387948930263519" calcext:value-type="float">
            <text:p>0.387948930263519</text:p>
          </table:table-cell>
          <table:table-cell table:number-columns-repeated="2"/>
        </table:table-row>
        <table:table-row table:style-name="ro1">
          <table:table-cell office:value-type="float" office:value="0.382939368486404" calcext:value-type="float">
            <text:p>0.382939368486404</text:p>
          </table:table-cell>
          <table:table-cell table:number-columns-repeated="2"/>
        </table:table-row>
        <table:table-row table:style-name="ro1">
          <table:table-cell office:value-type="float" office:value="0.629607915878296" calcext:value-type="float">
            <text:p>0.629607915878296</text:p>
          </table:table-cell>
          <table:table-cell table:number-columns-repeated="2"/>
        </table:table-row>
        <table:table-row table:style-name="ro1">
          <table:table-cell office:value-type="float" office:value="0.382939428091049" calcext:value-type="float">
            <text:p>0.382939428091049</text:p>
          </table:table-cell>
          <table:table-cell table:number-columns-repeated="2"/>
        </table:table-row>
        <table:table-row table:style-name="ro1">
          <table:table-cell office:value-type="float" office:value="0.534594297409058" calcext:value-type="float">
            <text:p>0.534594297409058</text:p>
          </table:table-cell>
          <table:table-cell table:number-columns-repeated="2"/>
        </table:table-row>
        <table:table-row table:style-name="ro1">
          <table:table-cell office:value-type="float" office:value="0.382038027048111" calcext:value-type="float">
            <text:p>0.382038027048111</text:p>
          </table:table-cell>
          <table:table-cell table:number-columns-repeated="2"/>
        </table:table-row>
        <table:table-row table:style-name="ro1">
          <table:table-cell office:value-type="float" office:value="0.382019966840744" calcext:value-type="float">
            <text:p>0.382019966840744</text:p>
          </table:table-cell>
          <table:table-cell table:number-columns-repeated="2"/>
        </table:table-row>
        <table:table-row table:style-name="ro1">
          <table:table-cell office:value-type="float" office:value="0.507419466972351" calcext:value-type="float">
            <text:p>0.507419466972351</text:p>
          </table:table-cell>
          <table:table-cell table:number-columns-repeated="2"/>
        </table:table-row>
        <table:table-row table:style-name="ro1">
          <table:table-cell office:value-type="float" office:value="0.383286684751511" calcext:value-type="float">
            <text:p>0.383286684751511</text:p>
          </table:table-cell>
          <table:table-cell table:number-columns-repeated="2"/>
        </table:table-row>
        <table:table-row table:style-name="ro1">
          <table:table-cell office:value-type="float" office:value="0.381400018930435" calcext:value-type="float">
            <text:p>0.381400018930435</text:p>
          </table:table-cell>
          <table:table-cell table:number-columns-repeated="2"/>
        </table:table-row>
        <table:table-row table:style-name="ro1">
          <table:table-cell office:value-type="float" office:value="0.391348451375961" calcext:value-type="float">
            <text:p>0.391348451375961</text:p>
          </table:table-cell>
          <table:table-cell table:number-columns-repeated="2"/>
        </table:table-row>
        <table:table-row table:style-name="ro1">
          <table:table-cell office:value-type="float" office:value="0.385646611452103" calcext:value-type="float">
            <text:p>0.385646611452103</text:p>
          </table:table-cell>
          <table:table-cell table:number-columns-repeated="2"/>
        </table:table-row>
        <table:table-row table:style-name="ro1">
          <table:table-cell office:value-type="float" office:value="0.393641203641891" calcext:value-type="float">
            <text:p>0.393641203641891</text:p>
          </table:table-cell>
          <table:table-cell table:number-columns-repeated="2"/>
        </table:table-row>
        <table:table-row table:style-name="ro1">
          <table:table-cell office:value-type="float" office:value="0.388229638338089" calcext:value-type="float">
            <text:p>0.388229638338089</text:p>
          </table:table-cell>
          <table:table-cell table:number-columns-repeated="2"/>
        </table:table-row>
        <table:table-row table:style-name="ro1">
          <table:table-cell office:value-type="float" office:value="0.38698273897171" calcext:value-type="float">
            <text:p>0.38698273897171</text:p>
          </table:table-cell>
          <table:table-cell table:number-columns-repeated="2"/>
        </table:table-row>
        <table:table-row table:style-name="ro1">
          <table:table-cell office:value-type="float" office:value="0.659683108329773" calcext:value-type="float">
            <text:p>0.659683108329773</text:p>
          </table:table-cell>
          <table:table-cell table:number-columns-repeated="2"/>
        </table:table-row>
        <table:table-row table:style-name="ro1">
          <table:table-cell office:value-type="float" office:value="0.387698352336884" calcext:value-type="float">
            <text:p>0.387698352336884</text:p>
          </table:table-cell>
          <table:table-cell table:number-columns-repeated="2"/>
        </table:table-row>
        <table:table-row table:style-name="ro1">
          <table:table-cell office:value-type="float" office:value="0.705543160438538" calcext:value-type="float">
            <text:p>0.705543160438538</text:p>
          </table:table-cell>
          <table:table-cell table:number-columns-repeated="2"/>
        </table:table-row>
        <table:table-row table:style-name="ro1">
          <table:table-cell office:value-type="float" office:value="0.385305941104889" calcext:value-type="float">
            <text:p>0.385305941104889</text:p>
          </table:table-cell>
          <table:table-cell table:number-columns-repeated="2"/>
        </table:table-row>
        <table:table-row table:style-name="ro1">
          <table:table-cell office:value-type="float" office:value="0.799467980861664" calcext:value-type="float">
            <text:p>0.799467980861664</text:p>
          </table:table-cell>
          <table:table-cell table:number-columns-repeated="2"/>
        </table:table-row>
        <table:table-row table:style-name="ro1">
          <table:table-cell office:value-type="float" office:value="0.38614946603775" calcext:value-type="float">
            <text:p>0.38614946603775</text:p>
          </table:table-cell>
          <table:table-cell table:number-columns-repeated="2"/>
        </table:table-row>
        <table:table-row table:style-name="ro1">
          <table:table-cell office:value-type="float" office:value="0.751098990440369" calcext:value-type="float">
            <text:p>0.751098990440369</text:p>
          </table:table-cell>
          <table:table-cell table:number-columns-repeated="2"/>
        </table:table-row>
        <table:table-row table:style-name="ro1">
          <table:table-cell office:value-type="float" office:value="0.385061681270599" calcext:value-type="float">
            <text:p>0.385061681270599</text:p>
          </table:table-cell>
          <table:table-cell table:number-columns-repeated="2"/>
        </table:table-row>
        <table:table-row table:style-name="ro1">
          <table:table-cell office:value-type="float" office:value="0.70392918586731" calcext:value-type="float">
            <text:p>0.70392918586731</text:p>
          </table:table-cell>
          <table:table-cell table:number-columns-repeated="2"/>
        </table:table-row>
        <table:table-row table:style-name="ro1">
          <table:table-cell office:value-type="float" office:value="0.385479807853699" calcext:value-type="float">
            <text:p>0.385479807853699</text:p>
          </table:table-cell>
          <table:table-cell table:number-columns-repeated="2"/>
        </table:table-row>
        <table:table-row table:style-name="ro1">
          <table:table-cell office:value-type="float" office:value="0.76292210817337" calcext:value-type="float">
            <text:p>0.76292210817337</text:p>
          </table:table-cell>
          <table:table-cell table:number-columns-repeated="2"/>
        </table:table-row>
        <table:table-row table:style-name="ro1">
          <table:table-cell office:value-type="float" office:value="0.388784527778625" calcext:value-type="float">
            <text:p>0.388784527778625</text:p>
          </table:table-cell>
          <table:table-cell table:number-columns-repeated="2"/>
        </table:table-row>
        <table:table-row table:style-name="ro1">
          <table:table-cell office:value-type="float" office:value="0.815270602703095" calcext:value-type="float">
            <text:p>0.815270602703095</text:p>
          </table:table-cell>
          <table:table-cell table:number-columns-repeated="2"/>
        </table:table-row>
        <table:table-row table:style-name="ro1">
          <table:table-cell office:value-type="float" office:value="0.40433743596077" calcext:value-type="float">
            <text:p>0.40433743596077</text:p>
          </table:table-cell>
          <table:table-cell table:number-columns-repeated="2"/>
        </table:table-row>
        <table:table-row table:style-name="ro1">
          <table:table-cell office:value-type="float" office:value="0.860602676868439" calcext:value-type="float">
            <text:p>0.860602676868439</text:p>
          </table:table-cell>
          <table:table-cell table:number-columns-repeated="2"/>
        </table:table-row>
        <table:table-row table:style-name="ro1">
          <table:table-cell office:value-type="float" office:value="0.405005723237991" calcext:value-type="float">
            <text:p>0.405005723237991</text:p>
          </table:table-cell>
          <table:table-cell table:number-columns-repeated="2"/>
        </table:table-row>
        <table:table-row table:style-name="ro1">
          <table:table-cell office:value-type="float" office:value="0.85230952501297" calcext:value-type="float">
            <text:p>0.85230952501297</text:p>
          </table:table-cell>
          <table:table-cell table:number-columns-repeated="2"/>
        </table:table-row>
        <table:table-row table:style-name="ro1">
          <table:table-cell office:value-type="float" office:value="0.403748005628586" calcext:value-type="float">
            <text:p>0.403748005628586</text:p>
          </table:table-cell>
          <table:table-cell table:number-columns-repeated="2"/>
        </table:table-row>
        <table:table-row table:style-name="ro1">
          <table:table-cell office:value-type="float" office:value="0.765763819217682" calcext:value-type="float">
            <text:p>0.765763819217682</text:p>
          </table:table-cell>
          <table:table-cell table:number-columns-repeated="2"/>
        </table:table-row>
        <table:table-row table:style-name="ro1">
          <table:table-cell office:value-type="float" office:value="0.405455559492111" calcext:value-type="float">
            <text:p>0.405455559492111</text:p>
          </table:table-cell>
          <table:table-cell table:number-columns-repeated="2"/>
        </table:table-row>
        <table:table-row table:style-name="ro1">
          <table:table-cell office:value-type="float" office:value="0.636357605457306" calcext:value-type="float">
            <text:p>0.636357605457306</text:p>
          </table:table-cell>
          <table:table-cell table:number-columns-repeated="2"/>
        </table:table-row>
        <table:table-row table:style-name="ro1">
          <table:table-cell office:value-type="float" office:value="0.409667521715164" calcext:value-type="float">
            <text:p>0.409667521715164</text:p>
          </table:table-cell>
          <table:table-cell table:number-columns-repeated="2"/>
        </table:table-row>
        <table:table-row table:style-name="ro1">
          <table:table-cell office:value-type="float" office:value="0.408302783966064" calcext:value-type="float">
            <text:p>0.408302783966064</text:p>
          </table:table-cell>
          <table:table-cell table:number-columns-repeated="2"/>
        </table:table-row>
        <table:table-row table:style-name="ro1">
          <table:table-cell office:value-type="float" office:value="0.403736382722855" calcext:value-type="float">
            <text:p>0.403736382722855</text:p>
          </table:table-cell>
          <table:table-cell table:number-columns-repeated="2"/>
        </table:table-row>
        <table:table-row table:style-name="ro1">
          <table:table-cell office:value-type="float" office:value="0.390636593103409" calcext:value-type="float">
            <text:p>0.390636593103409</text:p>
          </table:table-cell>
          <table:table-cell table:number-columns-repeated="2"/>
        </table:table-row>
        <table:table-row table:style-name="ro1">
          <table:table-cell office:value-type="float" office:value="0.389088213443756" calcext:value-type="float">
            <text:p>0.389088213443756</text:p>
          </table:table-cell>
          <table:table-cell table:number-columns-repeated="2"/>
        </table:table-row>
        <table:table-row table:style-name="ro1">
          <table:table-cell office:value-type="float" office:value="0.39651757478714" calcext:value-type="float">
            <text:p>0.39651757478714</text:p>
          </table:table-cell>
          <table:table-cell table:number-columns-repeated="2"/>
        </table:table-row>
        <table:table-row table:style-name="ro1">
          <table:table-cell office:value-type="float" office:value="0.39627394080162" calcext:value-type="float">
            <text:p>0.39627394080162</text:p>
          </table:table-cell>
          <table:table-cell table:number-columns-repeated="2"/>
        </table:table-row>
        <table:table-row table:style-name="ro1">
          <table:table-cell office:value-type="float" office:value="0.264204531908035" calcext:value-type="float">
            <text:p>0.264204531908035</text:p>
          </table:table-cell>
          <table:table-cell table:number-columns-repeated="2"/>
        </table:table-row>
        <table:table-row table:style-name="ro1">
          <table:table-cell office:value-type="float" office:value="0.393059849739075" calcext:value-type="float">
            <text:p>0.393059849739075</text:p>
          </table:table-cell>
          <table:table-cell table:number-columns-repeated="2"/>
        </table:table-row>
        <table:table-row table:style-name="ro1">
          <table:table-cell office:value-type="float" office:value="0.254401803016663" calcext:value-type="float">
            <text:p>0.254401803016663</text:p>
          </table:table-cell>
          <table:table-cell table:number-columns-repeated="2"/>
        </table:table-row>
        <table:table-row table:style-name="ro1">
          <table:table-cell office:value-type="float" office:value="0.399354606866837" calcext:value-type="float">
            <text:p>0.399354606866837</text:p>
          </table:table-cell>
          <table:table-cell table:number-columns-repeated="2"/>
        </table:table-row>
        <table:table-row table:style-name="ro1">
          <table:table-cell office:value-type="float" office:value="0.399114102125168" calcext:value-type="float">
            <text:p>0.399114102125168</text:p>
          </table:table-cell>
          <table:table-cell table:number-columns-repeated="2"/>
        </table:table-row>
        <table:table-row table:style-name="ro1">
          <table:table-cell office:value-type="float" office:value="0.399025619029999" calcext:value-type="float">
            <text:p>0.399025619029999</text:p>
          </table:table-cell>
          <table:table-cell table:number-columns-repeated="2"/>
        </table:table-row>
        <table:table-row table:style-name="ro1">
          <table:table-cell office:value-type="float" office:value="0.342337876558304" calcext:value-type="float">
            <text:p>0.342337876558304</text:p>
          </table:table-cell>
          <table:table-cell table:number-columns-repeated="2"/>
        </table:table-row>
        <table:table-row table:style-name="ro1">
          <table:table-cell office:value-type="float" office:value="0.398560255765915" calcext:value-type="float">
            <text:p>0.398560255765915</text:p>
          </table:table-cell>
          <table:table-cell table:number-columns-repeated="2"/>
        </table:table-row>
        <table:table-row table:style-name="ro1">
          <table:table-cell office:value-type="float" office:value="0.398516595363617" calcext:value-type="float">
            <text:p>0.398516595363617</text:p>
          </table:table-cell>
          <table:table-cell table:number-columns-repeated="2"/>
        </table:table-row>
        <table:table-row table:style-name="ro1">
          <table:table-cell office:value-type="float" office:value="0.65882682800293" calcext:value-type="float">
            <text:p>0.65882682800293</text:p>
          </table:table-cell>
          <table:table-cell table:number-columns-repeated="2"/>
        </table:table-row>
        <table:table-row table:style-name="ro1">
          <table:table-cell office:value-type="float" office:value="0.399227946996689" calcext:value-type="float">
            <text:p>0.399227946996689</text:p>
          </table:table-cell>
          <table:table-cell table:number-columns-repeated="2"/>
        </table:table-row>
        <table:table-row table:style-name="ro1">
          <table:table-cell office:value-type="float" office:value="0.523769855499268" calcext:value-type="float">
            <text:p>0.523769855499268</text:p>
          </table:table-cell>
          <table:table-cell table:number-columns-repeated="2"/>
        </table:table-row>
        <table:table-row table:style-name="ro1">
          <table:table-cell office:value-type="float" office:value="0.400011241436005" calcext:value-type="float">
            <text:p>0.400011241436005</text:p>
          </table:table-cell>
          <table:table-cell table:number-columns-repeated="2"/>
        </table:table-row>
        <table:table-row table:style-name="ro1">
          <table:table-cell office:value-type="float" office:value="0.685549795627594" calcext:value-type="float">
            <text:p>0.685549795627594</text:p>
          </table:table-cell>
          <table:table-cell table:number-columns-repeated="2"/>
        </table:table-row>
        <table:table-row table:style-name="ro1">
          <table:table-cell office:value-type="float" office:value="0.404838413000107" calcext:value-type="float">
            <text:p>0.404838413000107</text:p>
          </table:table-cell>
          <table:table-cell table:number-columns-repeated="2"/>
        </table:table-row>
        <table:table-row table:style-name="ro1">
          <table:table-cell office:value-type="float" office:value="0.65309351682663" calcext:value-type="float">
            <text:p>0.65309351682663</text:p>
          </table:table-cell>
          <table:table-cell table:number-columns-repeated="2"/>
        </table:table-row>
        <table:table-row table:style-name="ro1">
          <table:table-cell office:value-type="float" office:value="0.403961360454559" calcext:value-type="float">
            <text:p>0.403961360454559</text:p>
          </table:table-cell>
          <table:table-cell table:number-columns-repeated="2"/>
        </table:table-row>
        <table:table-row table:style-name="ro1">
          <table:table-cell office:value-type="float" office:value="0.727319717407227" calcext:value-type="float">
            <text:p>0.727319717407227</text:p>
          </table:table-cell>
          <table:table-cell table:number-columns-repeated="2"/>
        </table:table-row>
        <table:table-row table:style-name="ro1">
          <table:table-cell office:value-type="float" office:value="0.403347820043564" calcext:value-type="float">
            <text:p>0.403347820043564</text:p>
          </table:table-cell>
          <table:table-cell table:number-columns-repeated="2"/>
        </table:table-row>
        <table:table-row table:style-name="ro1">
          <table:table-cell office:value-type="float" office:value="0.778892457485199" calcext:value-type="float">
            <text:p>0.778892457485199</text:p>
          </table:table-cell>
          <table:table-cell table:number-columns-repeated="2"/>
        </table:table-row>
        <table:table-row table:style-name="ro1">
          <table:table-cell office:value-type="float" office:value="0.403546065092087" calcext:value-type="float">
            <text:p>0.403546065092087</text:p>
          </table:table-cell>
          <table:table-cell table:number-columns-repeated="2"/>
        </table:table-row>
        <table:table-row table:style-name="ro1">
          <table:table-cell office:value-type="float" office:value="0.682893753051758" calcext:value-type="float">
            <text:p>0.682893753051758</text:p>
          </table:table-cell>
          <table:table-cell table:number-columns-repeated="2"/>
        </table:table-row>
        <table:table-row table:style-name="ro1">
          <table:table-cell office:value-type="float" office:value="0.403256773948669" calcext:value-type="float">
            <text:p>0.403256773948669</text:p>
          </table:table-cell>
          <table:table-cell table:number-columns-repeated="2"/>
        </table:table-row>
        <table:table-row table:style-name="ro1">
          <table:table-cell office:value-type="float" office:value="0.531980872154236" calcext:value-type="float">
            <text:p>0.531980872154236</text:p>
          </table:table-cell>
          <table:table-cell table:number-columns-repeated="2"/>
        </table:table-row>
        <table:table-row table:style-name="ro1">
          <table:table-cell office:value-type="float" office:value="0.402686804533005" calcext:value-type="float">
            <text:p>0.402686804533005</text:p>
          </table:table-cell>
          <table:table-cell table:number-columns-repeated="2"/>
        </table:table-row>
        <table:table-row table:style-name="ro1">
          <table:table-cell office:value-type="float" office:value="0.666552364826202" calcext:value-type="float">
            <text:p>0.666552364826202</text:p>
          </table:table-cell>
          <table:table-cell table:number-columns-repeated="2"/>
        </table:table-row>
        <table:table-row table:style-name="ro1">
          <table:table-cell office:value-type="float" office:value="0.402448415756226" calcext:value-type="float">
            <text:p>0.402448415756226</text:p>
          </table:table-cell>
          <table:table-cell table:number-columns-repeated="2"/>
        </table:table-row>
        <table:table-row table:style-name="ro1">
          <table:table-cell office:value-type="float" office:value="0.702355444431305" calcext:value-type="float">
            <text:p>0.702355444431305</text:p>
          </table:table-cell>
          <table:table-cell table:number-columns-repeated="2"/>
        </table:table-row>
        <table:table-row table:style-name="ro1">
          <table:table-cell office:value-type="float" office:value="0.402777850627899" calcext:value-type="float">
            <text:p>0.402777850627899</text:p>
          </table:table-cell>
          <table:table-cell table:number-columns-repeated="2"/>
        </table:table-row>
        <table:table-row table:style-name="ro1">
          <table:table-cell office:value-type="float" office:value="0.741697371006012" calcext:value-type="float">
            <text:p>0.741697371006012</text:p>
          </table:table-cell>
          <table:table-cell table:number-columns-repeated="2"/>
        </table:table-row>
        <table:table-row table:style-name="ro1">
          <table:table-cell office:value-type="float" office:value="0.400790691375732" calcext:value-type="float">
            <text:p>0.400790691375732</text:p>
          </table:table-cell>
          <table:table-cell table:number-columns-repeated="2"/>
        </table:table-row>
        <table:table-row table:style-name="ro1">
          <table:table-cell office:value-type="float" office:value="0.787545561790466" calcext:value-type="float">
            <text:p>0.787545561790466</text:p>
          </table:table-cell>
          <table:table-cell table:number-columns-repeated="2"/>
        </table:table-row>
        <table:table-row table:style-name="ro1">
          <table:table-cell office:value-type="float" office:value="0.401496469974518" calcext:value-type="float">
            <text:p>0.401496469974518</text:p>
          </table:table-cell>
          <table:table-cell table:number-columns-repeated="2"/>
        </table:table-row>
        <table:table-row table:style-name="ro1">
          <table:table-cell office:value-type="float" office:value="0.798523306846619" calcext:value-type="float">
            <text:p>0.798523306846619</text:p>
          </table:table-cell>
          <table:table-cell table:number-columns-repeated="2"/>
        </table:table-row>
        <table:table-row table:style-name="ro1">
          <table:table-cell office:value-type="float" office:value="0.401240944862366" calcext:value-type="float">
            <text:p>0.401240944862366</text:p>
          </table:table-cell>
          <table:table-cell table:number-columns-repeated="2"/>
        </table:table-row>
        <table:table-row table:style-name="ro1">
          <table:table-cell office:value-type="float" office:value="0.801910996437073" calcext:value-type="float">
            <text:p>0.801910996437073</text:p>
          </table:table-cell>
          <table:table-cell table:number-columns-repeated="2"/>
        </table:table-row>
        <table:table-row table:style-name="ro1">
          <table:table-cell office:value-type="float" office:value="0.402603477239609" calcext:value-type="float">
            <text:p>0.402603477239609</text:p>
          </table:table-cell>
          <table:table-cell table:number-columns-repeated="2"/>
        </table:table-row>
        <table:table-row table:style-name="ro1">
          <table:table-cell office:value-type="float" office:value="0.802987813949585" calcext:value-type="float">
            <text:p>0.802987813949585</text:p>
          </table:table-cell>
          <table:table-cell table:number-columns-repeated="2"/>
        </table:table-row>
        <table:table-row table:style-name="ro1">
          <table:table-cell office:value-type="float" office:value="0.399084389209747" calcext:value-type="float">
            <text:p>0.399084389209747</text:p>
          </table:table-cell>
          <table:table-cell table:number-columns-repeated="2"/>
        </table:table-row>
        <table:table-row table:style-name="ro1">
          <table:table-cell office:value-type="float" office:value="0.828436136245727" calcext:value-type="float">
            <text:p>0.828436136245727</text:p>
          </table:table-cell>
          <table:table-cell table:number-columns-repeated="2"/>
        </table:table-row>
        <table:table-row table:style-name="ro1">
          <table:table-cell office:value-type="float" office:value="0.262933969497681" calcext:value-type="float">
            <text:p>0.262933969497681</text:p>
          </table:table-cell>
          <table:table-cell table:number-columns-repeated="2"/>
        </table:table-row>
        <table:table-row table:style-name="ro1">
          <table:table-cell office:value-type="float" office:value="0.366773515939712" calcext:value-type="float">
            <text:p>0.366773515939712</text:p>
          </table:table-cell>
          <table:table-cell table:number-columns-repeated="2"/>
        </table:table-row>
        <table:table-row table:style-name="ro1">
          <table:table-cell office:value-type="float" office:value="0.859140515327454" calcext:value-type="float">
            <text:p>0.859140515327454</text:p>
          </table:table-cell>
          <table:table-cell table:number-columns-repeated="2"/>
        </table:table-row>
        <table:table-row table:style-name="ro1">
          <table:table-cell office:value-type="float" office:value="0.258338838815689" calcext:value-type="float">
            <text:p>0.258338838815689</text:p>
          </table:table-cell>
          <table:table-cell table:number-columns-repeated="2"/>
        </table:table-row>
        <table:table-row table:style-name="ro1">
          <table:table-cell office:value-type="float" office:value="0.368545323610306" calcext:value-type="float">
            <text:p>0.368545323610306</text:p>
          </table:table-cell>
          <table:table-cell table:number-columns-repeated="2"/>
        </table:table-row>
        <table:table-row table:style-name="ro1">
          <table:table-cell office:value-type="float" office:value="0.847791016101837" calcext:value-type="float">
            <text:p>0.847791016101837</text:p>
          </table:table-cell>
          <table:table-cell table:number-columns-repeated="2"/>
        </table:table-row>
        <table:table-row table:style-name="ro1">
          <table:table-cell office:value-type="float" office:value="0.264077633619308" calcext:value-type="float">
            <text:p>0.264077633619308</text:p>
          </table:table-cell>
          <table:table-cell table:number-columns-repeated="2"/>
        </table:table-row>
        <table:table-row table:style-name="ro1">
          <table:table-cell office:value-type="float" office:value="0.368202686309814" calcext:value-type="float">
            <text:p>0.368202686309814</text:p>
          </table:table-cell>
          <table:table-cell table:number-columns-repeated="2"/>
        </table:table-row>
        <table:table-row table:style-name="ro1">
          <table:table-cell office:value-type="float" office:value="0.807835578918457" calcext:value-type="float">
            <text:p>0.807835578918457</text:p>
          </table:table-cell>
          <table:table-cell table:number-columns-repeated="2"/>
        </table:table-row>
        <table:table-row table:style-name="ro1">
          <table:table-cell office:value-type="float" office:value="0.262654900550842" calcext:value-type="float">
            <text:p>0.262654900550842</text:p>
          </table:table-cell>
          <table:table-cell table:number-columns-repeated="2"/>
        </table:table-row>
        <table:table-row table:style-name="ro1">
          <table:table-cell office:value-type="float" office:value="0.368265062570572" calcext:value-type="float">
            <text:p>0.368265062570572</text:p>
          </table:table-cell>
          <table:table-cell table:number-columns-repeated="2"/>
        </table:table-row>
        <table:table-row table:style-name="ro1">
          <table:table-cell office:value-type="float" office:value="0.818389236927033" calcext:value-type="float">
            <text:p>0.818389236927033</text:p>
          </table:table-cell>
          <table:table-cell table:number-columns-repeated="2"/>
        </table:table-row>
        <table:table-row table:style-name="ro1">
          <table:table-cell office:value-type="float" office:value="0.36547064781189" calcext:value-type="float">
            <text:p>0.36547064781189</text:p>
          </table:table-cell>
          <table:table-cell table:number-columns-repeated="2"/>
        </table:table-row>
        <table:table-row table:style-name="ro1">
          <table:table-cell office:value-type="float" office:value="0.775264859199524" calcext:value-type="float">
            <text:p>0.775264859199524</text:p>
          </table:table-cell>
          <table:table-cell table:number-columns-repeated="2"/>
        </table:table-row>
        <table:table-row table:style-name="ro1">
          <table:table-cell office:value-type="float" office:value="0.366262763738632" calcext:value-type="float">
            <text:p>0.366262763738632</text:p>
          </table:table-cell>
          <table:table-cell table:number-columns-repeated="2"/>
        </table:table-row>
        <table:table-row table:style-name="ro1">
          <table:table-cell office:value-type="float" office:value="0.789114236831665" calcext:value-type="float">
            <text:p>0.789114236831665</text:p>
          </table:table-cell>
          <table:table-cell table:number-columns-repeated="2"/>
        </table:table-row>
        <table:table-row table:style-name="ro1">
          <table:table-cell office:value-type="float" office:value="0.36662232875824" calcext:value-type="float">
            <text:p>0.36662232875824</text:p>
          </table:table-cell>
          <table:table-cell table:number-columns-repeated="2"/>
        </table:table-row>
        <table:table-row table:style-name="ro1">
          <table:table-cell office:value-type="float" office:value="0.763306796550751" calcext:value-type="float">
            <text:p>0.763306796550751</text:p>
          </table:table-cell>
          <table:table-cell table:number-columns-repeated="2"/>
        </table:table-row>
        <table:table-row table:style-name="ro1">
          <table:table-cell office:value-type="float" office:value="0.365289151668549" calcext:value-type="float">
            <text:p>0.365289151668549</text:p>
          </table:table-cell>
          <table:table-cell table:number-columns-repeated="2"/>
        </table:table-row>
        <table:table-row table:style-name="ro1">
          <table:table-cell office:value-type="float" office:value="0.733368754386902" calcext:value-type="float">
            <text:p>0.733368754386902</text:p>
          </table:table-cell>
          <table:table-cell table:number-columns-repeated="2"/>
        </table:table-row>
        <table:table-row table:style-name="ro1">
          <table:table-cell office:value-type="float" office:value="0.364519566297531" calcext:value-type="float">
            <text:p>0.364519566297531</text:p>
          </table:table-cell>
          <table:table-cell table:number-columns-repeated="2"/>
        </table:table-row>
        <table:table-row table:style-name="ro1">
          <table:table-cell office:value-type="float" office:value="0.709454357624054" calcext:value-type="float">
            <text:p>0.709454357624054</text:p>
          </table:table-cell>
          <table:table-cell table:number-columns-repeated="2"/>
        </table:table-row>
        <table:table-row table:style-name="ro1">
          <table:table-cell office:value-type="float" office:value="0.364827513694763" calcext:value-type="float">
            <text:p>0.364827513694763</text:p>
          </table:table-cell>
          <table:table-cell table:number-columns-repeated="2"/>
        </table:table-row>
        <table:table-row table:style-name="ro1">
          <table:table-cell office:value-type="float" office:value="0.769540965557098" calcext:value-type="float">
            <text:p>0.769540965557098</text:p>
          </table:table-cell>
          <table:table-cell table:number-columns-repeated="2"/>
        </table:table-row>
        <table:table-row table:style-name="ro1">
          <table:table-cell office:value-type="float" office:value="0.364020347595215" calcext:value-type="float">
            <text:p>0.364020347595215</text:p>
          </table:table-cell>
          <table:table-cell table:number-columns-repeated="2"/>
        </table:table-row>
        <table:table-row table:style-name="ro1">
          <table:table-cell office:value-type="float" office:value="0.777862250804901" calcext:value-type="float">
            <text:p>0.777862250804901</text:p>
          </table:table-cell>
          <table:table-cell table:number-columns-repeated="2"/>
        </table:table-row>
        <table:table-row table:style-name="ro1">
          <table:table-cell office:value-type="float" office:value="0.384128540754318" calcext:value-type="float">
            <text:p>0.384128540754318</text:p>
          </table:table-cell>
          <table:table-cell table:number-columns-repeated="2"/>
        </table:table-row>
        <table:table-row table:style-name="ro1">
          <table:table-cell office:value-type="float" office:value="0.764905393123627" calcext:value-type="float">
            <text:p>0.764905393123627</text:p>
          </table:table-cell>
          <table:table-cell table:number-columns-repeated="2"/>
        </table:table-row>
        <table:table-row table:style-name="ro1">
          <table:table-cell office:value-type="float" office:value="0.384407162666321" calcext:value-type="float">
            <text:p>0.384407162666321</text:p>
          </table:table-cell>
          <table:table-cell table:number-columns-repeated="2"/>
        </table:table-row>
        <table:table-row table:style-name="ro1">
          <table:table-cell office:value-type="float" office:value="0.723996460437775" calcext:value-type="float">
            <text:p>0.723996460437775</text:p>
          </table:table-cell>
          <table:table-cell table:number-columns-repeated="2"/>
        </table:table-row>
        <table:table-row table:style-name="ro1">
          <table:table-cell office:value-type="float" office:value="0.384083837270737" calcext:value-type="float">
            <text:p>0.384083837270737</text:p>
          </table:table-cell>
          <table:table-cell table:number-columns-repeated="2"/>
        </table:table-row>
        <table:table-row table:style-name="ro1">
          <table:table-cell office:value-type="float" office:value="0.6975337266922" calcext:value-type="float">
            <text:p>0.6975337266922</text:p>
          </table:table-cell>
          <table:table-cell table:number-columns-repeated="2"/>
        </table:table-row>
        <table:table-row table:style-name="ro1">
          <table:table-cell office:value-type="float" office:value="0.384292125701904" calcext:value-type="float">
            <text:p>0.384292125701904</text:p>
          </table:table-cell>
          <table:table-cell table:number-columns-repeated="2"/>
        </table:table-row>
        <table:table-row table:style-name="ro1">
          <table:table-cell office:value-type="float" office:value="0.726501882076263" calcext:value-type="float">
            <text:p>0.726501882076263</text:p>
          </table:table-cell>
          <table:table-cell table:number-columns-repeated="2"/>
        </table:table-row>
        <table:table-row table:style-name="ro1">
          <table:table-cell office:value-type="float" office:value="0.383909702301025" calcext:value-type="float">
            <text:p>0.383909702301025</text:p>
          </table:table-cell>
          <table:table-cell table:number-columns-repeated="2"/>
        </table:table-row>
        <table:table-row table:style-name="ro1">
          <table:table-cell office:value-type="float" office:value="0.709035933017731" calcext:value-type="float">
            <text:p>0.709035933017731</text:p>
          </table:table-cell>
          <table:table-cell table:number-columns-repeated="2"/>
        </table:table-row>
        <table:table-row table:style-name="ro1">
          <table:table-cell office:value-type="float" office:value="0.38384336233139" calcext:value-type="float">
            <text:p>0.38384336233139</text:p>
          </table:table-cell>
          <table:table-cell table:number-columns-repeated="2"/>
        </table:table-row>
        <table:table-row table:style-name="ro1">
          <table:table-cell office:value-type="float" office:value="0.701261162757874" calcext:value-type="float">
            <text:p>0.701261162757874</text:p>
          </table:table-cell>
          <table:table-cell table:number-columns-repeated="2"/>
        </table:table-row>
        <table:table-row table:style-name="ro1">
          <table:table-cell office:value-type="float" office:value="0.382957726716995" calcext:value-type="float">
            <text:p>0.382957726716995</text:p>
          </table:table-cell>
          <table:table-cell table:number-columns-repeated="2"/>
        </table:table-row>
        <table:table-row table:style-name="ro1">
          <table:table-cell office:value-type="float" office:value="0.732040286064148" calcext:value-type="float">
            <text:p>0.732040286064148</text:p>
          </table:table-cell>
          <table:table-cell table:number-columns-repeated="2"/>
        </table:table-row>
        <table:table-row table:style-name="ro1">
          <table:table-cell office:value-type="float" office:value="0.38383561372757" calcext:value-type="float">
            <text:p>0.38383561372757</text:p>
          </table:table-cell>
          <table:table-cell table:number-columns-repeated="2"/>
        </table:table-row>
        <table:table-row table:style-name="ro1">
          <table:table-cell office:value-type="float" office:value="0.732041954994202" calcext:value-type="float">
            <text:p>0.732041954994202</text:p>
          </table:table-cell>
          <table:table-cell table:number-columns-repeated="2"/>
        </table:table-row>
        <table:table-row table:style-name="ro1">
          <table:table-cell office:value-type="float" office:value="0.384091645479202" calcext:value-type="float">
            <text:p>0.384091645479202</text:p>
          </table:table-cell>
          <table:table-cell table:number-columns-repeated="2"/>
        </table:table-row>
        <table:table-row table:style-name="ro1">
          <table:table-cell office:value-type="float" office:value="0.753052771091461" calcext:value-type="float">
            <text:p>0.753052771091461</text:p>
          </table:table-cell>
          <table:table-cell table:number-columns-repeated="2"/>
        </table:table-row>
        <table:table-row table:style-name="ro1">
          <table:table-cell office:value-type="float" office:value="0.38452136516571" calcext:value-type="float">
            <text:p>0.38452136516571</text:p>
          </table:table-cell>
          <table:table-cell table:number-columns-repeated="2"/>
        </table:table-row>
        <table:table-row table:style-name="ro1">
          <table:table-cell office:value-type="float" office:value="0.790395796298981" calcext:value-type="float">
            <text:p>0.790395796298981</text:p>
          </table:table-cell>
          <table:table-cell table:number-columns-repeated="2"/>
        </table:table-row>
        <table:table-row table:style-name="ro1">
          <table:table-cell office:value-type="float" office:value="0.384418725967407" calcext:value-type="float">
            <text:p>0.384418725967407</text:p>
          </table:table-cell>
          <table:table-cell table:number-columns-repeated="2"/>
        </table:table-row>
        <table:table-row table:style-name="ro1">
          <table:table-cell office:value-type="float" office:value="0.858308672904968" calcext:value-type="float">
            <text:p>0.858308672904968</text:p>
          </table:table-cell>
          <table:table-cell table:number-columns-repeated="2"/>
        </table:table-row>
        <table:table-row table:style-name="ro1">
          <table:table-cell office:value-type="float" office:value="0.38408625125885" calcext:value-type="float">
            <text:p>0.38408625125885</text:p>
          </table:table-cell>
          <table:table-cell table:number-columns-repeated="2"/>
        </table:table-row>
        <table:table-row table:style-name="ro1">
          <table:table-cell office:value-type="float" office:value="0.841328918933868" calcext:value-type="float">
            <text:p>0.841328918933868</text:p>
          </table:table-cell>
          <table:table-cell table:number-columns-repeated="2"/>
        </table:table-row>
        <table:table-row table:style-name="ro1">
          <table:table-cell office:value-type="float" office:value="0.386934280395508" calcext:value-type="float">
            <text:p>0.386934280395508</text:p>
          </table:table-cell>
          <table:table-cell table:number-columns-repeated="2"/>
        </table:table-row>
        <table:table-row table:style-name="ro1">
          <table:table-cell office:value-type="float" office:value="0.821834683418274" calcext:value-type="float">
            <text:p>0.821834683418274</text:p>
          </table:table-cell>
          <table:table-cell table:number-columns-repeated="2"/>
        </table:table-row>
        <table:table-row table:style-name="ro1">
          <table:table-cell office:value-type="float" office:value="0.386912018060684" calcext:value-type="float">
            <text:p>0.386912018060684</text:p>
          </table:table-cell>
          <table:table-cell table:number-columns-repeated="2"/>
        </table:table-row>
        <table:table-row table:style-name="ro1">
          <table:table-cell office:value-type="float" office:value="0.796610653400421" calcext:value-type="float">
            <text:p>0.796610653400421</text:p>
          </table:table-cell>
          <table:table-cell table:number-columns-repeated="2"/>
        </table:table-row>
        <table:table-row table:style-name="ro1">
          <table:table-cell office:value-type="float" office:value="0.386703342199326" calcext:value-type="float">
            <text:p>0.386703342199326</text:p>
          </table:table-cell>
          <table:table-cell table:number-columns-repeated="2"/>
        </table:table-row>
        <table:table-row table:style-name="ro1">
          <table:table-cell office:value-type="float" office:value="0.737797439098358" calcext:value-type="float">
            <text:p>0.737797439098358</text:p>
          </table:table-cell>
          <table:table-cell table:number-columns-repeated="2"/>
        </table:table-row>
        <table:table-row table:style-name="ro1">
          <table:table-cell office:value-type="float" office:value="0.387079268693924" calcext:value-type="float">
            <text:p>0.387079268693924</text:p>
          </table:table-cell>
          <table:table-cell table:number-columns-repeated="2"/>
        </table:table-row>
        <table:table-row table:style-name="ro1">
          <table:table-cell office:value-type="float" office:value="0.56350588798523" calcext:value-type="float">
            <text:p>0.56350588798523</text:p>
          </table:table-cell>
          <table:table-cell table:number-columns-repeated="2"/>
        </table:table-row>
        <table:table-row table:style-name="ro1">
          <table:table-cell office:value-type="float" office:value="0.385979503393173" calcext:value-type="float">
            <text:p>0.385979503393173</text:p>
          </table:table-cell>
          <table:table-cell table:number-columns-repeated="2"/>
        </table:table-row>
        <table:table-row table:style-name="ro1">
          <table:table-cell office:value-type="float" office:value="0.38638374209404" calcext:value-type="float">
            <text:p>0.38638374209404</text:p>
          </table:table-cell>
          <table:table-cell table:number-columns-repeated="2"/>
        </table:table-row>
        <table:table-row table:style-name="ro1">
          <table:table-cell office:value-type="float" office:value="0.365819841623306" calcext:value-type="float">
            <text:p>0.365819841623306</text:p>
          </table:table-cell>
          <table:table-cell table:number-columns-repeated="2"/>
        </table:table-row>
        <table:table-row table:style-name="ro1">
          <table:table-cell office:value-type="float" office:value="0.385950416326523" calcext:value-type="float">
            <text:p>0.385950416326523</text:p>
          </table:table-cell>
          <table:table-cell table:number-columns-repeated="2"/>
        </table:table-row>
        <table:table-row table:style-name="ro1">
          <table:table-cell office:value-type="float" office:value="0.324338436126709" calcext:value-type="float">
            <text:p>0.324338436126709</text:p>
          </table:table-cell>
          <table:table-cell table:number-columns-repeated="2"/>
        </table:table-row>
        <table:table-row table:style-name="ro1">
          <table:table-cell office:value-type="float" office:value="0.385770291090012" calcext:value-type="float">
            <text:p>0.385770291090012</text:p>
          </table:table-cell>
          <table:table-cell table:number-columns-repeated="2"/>
        </table:table-row>
        <table:table-row table:style-name="ro1">
          <table:table-cell office:value-type="float" office:value="0.351336061954498" calcext:value-type="float">
            <text:p>0.351336061954498</text:p>
          </table:table-cell>
          <table:table-cell table:number-columns-repeated="2"/>
        </table:table-row>
        <table:table-row table:style-name="ro1">
          <table:table-cell office:value-type="float" office:value="0.385135173797607" calcext:value-type="float">
            <text:p>0.385135173797607</text:p>
          </table:table-cell>
          <table:table-cell table:number-columns-repeated="2"/>
        </table:table-row>
        <table:table-row table:style-name="ro1">
          <table:table-cell office:value-type="float" office:value="0.405752599239349" calcext:value-type="float">
            <text:p>0.405752599239349</text:p>
          </table:table-cell>
          <table:table-cell table:number-columns-repeated="2"/>
        </table:table-row>
        <table:table-row table:style-name="ro1">
          <table:table-cell office:value-type="float" office:value="0.414480090141296" calcext:value-type="float">
            <text:p>0.414480090141296</text:p>
          </table:table-cell>
          <table:table-cell table:number-columns-repeated="2"/>
        </table:table-row>
        <table:table-row table:style-name="ro1">
          <table:table-cell office:value-type="float" office:value="0.410244166851044" calcext:value-type="float">
            <text:p>0.410244166851044</text:p>
          </table:table-cell>
          <table:table-cell table:number-columns-repeated="2"/>
        </table:table-row>
        <table:table-row table:style-name="ro1">
          <table:table-cell office:value-type="float" office:value="0.410044670104981" calcext:value-type="float">
            <text:p>0.410044670104981</text:p>
          </table:table-cell>
          <table:table-cell table:number-columns-repeated="2"/>
        </table:table-row>
        <table:table-row table:style-name="ro1">
          <table:table-cell office:value-type="float" office:value="0.415976732969284" calcext:value-type="float">
            <text:p>0.415976732969284</text:p>
          </table:table-cell>
          <table:table-cell table:number-columns-repeated="2"/>
        </table:table-row>
        <table:table-row table:style-name="ro1">
          <table:table-cell office:value-type="float" office:value="0.412570685148239" calcext:value-type="float">
            <text:p>0.412570685148239</text:p>
          </table:table-cell>
          <table:table-cell table:number-columns-repeated="2"/>
        </table:table-row>
        <table:table-row table:style-name="ro1">
          <table:table-cell office:value-type="float" office:value="0.413009822368622" calcext:value-type="float">
            <text:p>0.413009822368622</text:p>
          </table:table-cell>
          <table:table-cell table:number-columns-repeated="2"/>
        </table:table-row>
        <table:table-row table:style-name="ro1">
          <table:table-cell office:value-type="float" office:value="0.409909635782242" calcext:value-type="float">
            <text:p>0.409909635782242</text:p>
          </table:table-cell>
          <table:table-cell table:number-columns-repeated="2"/>
        </table:table-row>
        <table:table-row table:style-name="ro1">
          <table:table-cell office:value-type="float" office:value="0.288943082094193" calcext:value-type="float">
            <text:p>0.288943082094193</text:p>
          </table:table-cell>
          <table:table-cell table:number-columns-repeated="2"/>
        </table:table-row>
        <table:table-row table:style-name="ro1">
          <table:table-cell office:value-type="float" office:value="0.422553032636642" calcext:value-type="float">
            <text:p>0.422553032636642</text:p>
          </table:table-cell>
          <table:table-cell table:number-columns-repeated="2"/>
        </table:table-row>
        <table:table-row table:style-name="ro1">
          <table:table-cell office:value-type="float" office:value="0.394000172615051" calcext:value-type="float">
            <text:p>0.394000172615051</text:p>
          </table:table-cell>
          <table:table-cell table:number-columns-repeated="2"/>
        </table:table-row>
        <table:table-row table:style-name="ro1">
          <table:table-cell office:value-type="float" office:value="0.41033673286438" calcext:value-type="float">
            <text:p>0.41033673286438</text:p>
          </table:table-cell>
          <table:table-cell table:number-columns-repeated="2"/>
        </table:table-row>
        <table:table-row table:style-name="ro1">
          <table:table-cell office:value-type="float" office:value="0.387839615345001" calcext:value-type="float">
            <text:p>0.387839615345001</text:p>
          </table:table-cell>
          <table:table-cell table:number-columns-repeated="2"/>
        </table:table-row>
        <table:table-row table:style-name="ro1">
          <table:table-cell office:value-type="float" office:value="0.413469016551971" calcext:value-type="float">
            <text:p>0.413469016551971</text:p>
          </table:table-cell>
          <table:table-cell table:number-columns-repeated="2"/>
        </table:table-row>
        <table:table-row table:style-name="ro1">
          <table:table-cell office:value-type="float" office:value="0.411178082227707" calcext:value-type="float">
            <text:p>0.411178082227707</text:p>
          </table:table-cell>
          <table:table-cell table:number-columns-repeated="2"/>
        </table:table-row>
        <table:table-row table:style-name="ro1">
          <table:table-cell office:value-type="float" office:value="0.414751946926117" calcext:value-type="float">
            <text:p>0.414751946926117</text:p>
          </table:table-cell>
          <table:table-cell table:number-columns-repeated="2"/>
        </table:table-row>
        <table:table-row table:style-name="ro1">
          <table:table-cell office:value-type="float" office:value="0.405259937047958" calcext:value-type="float">
            <text:p>0.405259937047958</text:p>
          </table:table-cell>
          <table:table-cell table:number-columns-repeated="2"/>
        </table:table-row>
        <table:table-row table:style-name="ro1">
          <table:table-cell office:value-type="float" office:value="0.411559641361237" calcext:value-type="float">
            <text:p>0.411559641361237</text:p>
          </table:table-cell>
          <table:table-cell table:number-columns-repeated="2"/>
        </table:table-row>
        <table:table-row table:style-name="ro1">
          <table:table-cell office:value-type="float" office:value="0.410840302705765" calcext:value-type="float">
            <text:p>0.410840302705765</text:p>
          </table:table-cell>
          <table:table-cell table:number-columns-repeated="2"/>
        </table:table-row>
        <table:table-row table:style-name="ro1">
          <table:table-cell office:value-type="float" office:value="0.462764769792557" calcext:value-type="float">
            <text:p>0.462764769792557</text:p>
          </table:table-cell>
          <table:table-cell table:number-columns-repeated="2"/>
        </table:table-row>
        <table:table-row table:style-name="ro1">
          <table:table-cell office:value-type="float" office:value="0.410697191953659" calcext:value-type="float">
            <text:p>0.410697191953659</text:p>
          </table:table-cell>
          <table:table-cell table:number-columns-repeated="2"/>
        </table:table-row>
        <table:table-row table:style-name="ro1">
          <table:table-cell office:value-type="float" office:value="0.4368836581707" calcext:value-type="float">
            <text:p>0.4368836581707</text:p>
          </table:table-cell>
          <table:table-cell table:number-columns-repeated="2"/>
        </table:table-row>
        <table:table-row table:style-name="ro1">
          <table:table-cell office:value-type="float" office:value="0.407964497804642" calcext:value-type="float">
            <text:p>0.407964497804642</text:p>
          </table:table-cell>
          <table:table-cell table:number-columns-repeated="2"/>
        </table:table-row>
        <table:table-row table:style-name="ro1">
          <table:table-cell office:value-type="float" office:value="0.478742361068726" calcext:value-type="float">
            <text:p>0.478742361068726</text:p>
          </table:table-cell>
          <table:table-cell table:number-columns-repeated="2"/>
        </table:table-row>
        <table:table-row table:style-name="ro1">
          <table:table-cell office:value-type="float" office:value="0.407949030399323" calcext:value-type="float">
            <text:p>0.407949030399323</text:p>
          </table:table-cell>
          <table:table-cell table:number-columns-repeated="2"/>
        </table:table-row>
        <table:table-row table:style-name="ro1">
          <table:table-cell office:value-type="float" office:value="0.492265671491623" calcext:value-type="float">
            <text:p>0.492265671491623</text:p>
          </table:table-cell>
          <table:table-cell table:number-columns-repeated="2"/>
        </table:table-row>
        <table:table-row table:style-name="ro1">
          <table:table-cell office:value-type="float" office:value="0.412933260202408" calcext:value-type="float">
            <text:p>0.412933260202408</text:p>
          </table:table-cell>
          <table:table-cell table:number-columns-repeated="2"/>
        </table:table-row>
        <table:table-row table:style-name="ro1">
          <table:table-cell office:value-type="float" office:value="0.494007021188736" calcext:value-type="float">
            <text:p>0.494007021188736</text:p>
          </table:table-cell>
          <table:table-cell table:number-columns-repeated="2"/>
        </table:table-row>
        <table:table-row table:style-name="ro1">
          <table:table-cell office:value-type="float" office:value="0.412634015083313" calcext:value-type="float">
            <text:p>0.412634015083313</text:p>
          </table:table-cell>
          <table:table-cell table:number-columns-repeated="2"/>
        </table:table-row>
        <table:table-row table:style-name="ro1">
          <table:table-cell office:value-type="float" office:value="0.454048871994019" calcext:value-type="float">
            <text:p>0.454048871994019</text:p>
          </table:table-cell>
          <table:table-cell table:number-columns-repeated="2"/>
        </table:table-row>
        <table:table-row table:style-name="ro1">
          <table:table-cell office:value-type="float" office:value="0.413119643926621" calcext:value-type="float">
            <text:p>0.413119643926621</text:p>
          </table:table-cell>
          <table:table-cell table:number-columns-repeated="2"/>
        </table:table-row>
        <table:table-row table:style-name="ro1">
          <table:table-cell office:value-type="float" office:value="0.45112681388855" calcext:value-type="float">
            <text:p>0.45112681388855</text:p>
          </table:table-cell>
          <table:table-cell table:number-columns-repeated="2"/>
        </table:table-row>
        <table:table-row table:style-name="ro1">
          <table:table-cell office:value-type="float" office:value="0.422429531812668" calcext:value-type="float">
            <text:p>0.422429531812668</text:p>
          </table:table-cell>
          <table:table-cell table:number-columns-repeated="2"/>
        </table:table-row>
        <table:table-row table:style-name="ro1">
          <table:table-cell office:value-type="float" office:value="0.443120330572128" calcext:value-type="float">
            <text:p>0.443120330572128</text:p>
          </table:table-cell>
          <table:table-cell table:number-columns-repeated="2"/>
        </table:table-row>
        <table:table-row table:style-name="ro1">
          <table:table-cell office:value-type="float" office:value="0.420032769441605" calcext:value-type="float">
            <text:p>0.420032769441605</text:p>
          </table:table-cell>
          <table:table-cell table:number-columns-repeated="2"/>
        </table:table-row>
        <table:table-row table:style-name="ro1">
          <table:table-cell office:value-type="float" office:value="0.454286247491837" calcext:value-type="float">
            <text:p>0.454286247491837</text:p>
          </table:table-cell>
          <table:table-cell table:number-columns-repeated="2"/>
        </table:table-row>
        <table:table-row table:style-name="ro1">
          <table:table-cell office:value-type="float" office:value="0.415780425071716" calcext:value-type="float">
            <text:p>0.415780425071716</text:p>
          </table:table-cell>
          <table:table-cell table:number-columns-repeated="2"/>
        </table:table-row>
        <table:table-row table:style-name="ro1">
          <table:table-cell office:value-type="float" office:value="0.420815616846085" calcext:value-type="float">
            <text:p>0.420815616846085</text:p>
          </table:table-cell>
          <table:table-cell table:number-columns-repeated="2"/>
        </table:table-row>
        <table:table-row table:style-name="ro1">
          <table:table-cell office:value-type="float" office:value="0.420949041843414" calcext:value-type="float">
            <text:p>0.420949041843414</text:p>
          </table:table-cell>
          <table:table-cell table:number-columns-repeated="2"/>
        </table:table-row>
        <table:table-row table:style-name="ro1">
          <table:table-cell office:value-type="float" office:value="0.466787546873093" calcext:value-type="float">
            <text:p>0.466787546873093</text:p>
          </table:table-cell>
          <table:table-cell table:number-columns-repeated="2"/>
        </table:table-row>
        <table:table-row table:style-name="ro1">
          <table:table-cell office:value-type="float" office:value="0.41137832403183" calcext:value-type="float">
            <text:p>0.41137832403183</text:p>
          </table:table-cell>
          <table:table-cell table:number-columns-repeated="2"/>
        </table:table-row>
        <table:table-row table:style-name="ro1">
          <table:table-cell office:value-type="float" office:value="0.421616017818451" calcext:value-type="float">
            <text:p>0.421616017818451</text:p>
          </table:table-cell>
          <table:table-cell table:number-columns-repeated="2"/>
        </table:table-row>
        <table:table-row table:style-name="ro1">
          <table:table-cell office:value-type="float" office:value="0.379113972187042" calcext:value-type="float">
            <text:p>0.379113972187042</text:p>
          </table:table-cell>
          <table:table-cell table:number-columns-repeated="2"/>
        </table:table-row>
        <table:table-row table:style-name="ro1">
          <table:table-cell office:value-type="float" office:value="0.419450640678406" calcext:value-type="float">
            <text:p>0.419450640678406</text:p>
          </table:table-cell>
          <table:table-cell table:number-columns-repeated="2"/>
        </table:table-row>
        <table:table-row table:style-name="ro1">
          <table:table-cell office:value-type="float" office:value="0.417667180299759" calcext:value-type="float">
            <text:p>0.417667180299759</text:p>
          </table:table-cell>
          <table:table-cell table:number-columns-repeated="2"/>
        </table:table-row>
        <table:table-row table:style-name="ro1">
          <table:table-cell office:value-type="float" office:value="0.442184388637543" calcext:value-type="float">
            <text:p>0.442184388637543</text:p>
          </table:table-cell>
          <table:table-cell table:number-columns-repeated="2"/>
        </table:table-row>
        <table:table-row table:style-name="ro1">
          <table:table-cell office:value-type="float" office:value="0.418584614992142" calcext:value-type="float">
            <text:p>0.418584614992142</text:p>
          </table:table-cell>
          <table:table-cell table:number-columns-repeated="2"/>
        </table:table-row>
        <table:table-row table:style-name="ro1">
          <table:table-cell office:value-type="float" office:value="0.436664581298828" calcext:value-type="float">
            <text:p>0.436664581298828</text:p>
          </table:table-cell>
          <table:table-cell table:number-columns-repeated="2"/>
        </table:table-row>
        <table:table-row table:style-name="ro1">
          <table:table-cell office:value-type="float" office:value="0.416744202375412" calcext:value-type="float">
            <text:p>0.416744202375412</text:p>
          </table:table-cell>
          <table:table-cell table:number-columns-repeated="2"/>
        </table:table-row>
        <table:table-row table:style-name="ro1">
          <table:table-cell office:value-type="float" office:value="0.418866068124771" calcext:value-type="float">
            <text:p>0.418866068124771</text:p>
          </table:table-cell>
          <table:table-cell table:number-columns-repeated="2"/>
        </table:table-row>
        <table:table-row table:style-name="ro1">
          <table:table-cell office:value-type="float" office:value="0.411623030900955" calcext:value-type="float">
            <text:p>0.411623030900955</text:p>
          </table:table-cell>
          <table:table-cell table:number-columns-repeated="2"/>
        </table:table-row>
        <table:table-row table:style-name="ro1">
          <table:table-cell office:value-type="float" office:value="0.417378932237625" calcext:value-type="float">
            <text:p>0.417378932237625</text:p>
          </table:table-cell>
          <table:table-cell table:number-columns-repeated="2"/>
        </table:table-row>
        <table:table-row table:style-name="ro1">
          <table:table-cell office:value-type="float" office:value="0.416358828544617" calcext:value-type="float">
            <text:p>0.416358828544617</text:p>
          </table:table-cell>
          <table:table-cell table:number-columns-repeated="2"/>
        </table:table-row>
        <table:table-row table:style-name="ro1">
          <table:table-cell office:value-type="float" office:value="0.516495108604431" calcext:value-type="float">
            <text:p>0.516495108604431</text:p>
          </table:table-cell>
          <table:table-cell table:number-columns-repeated="2"/>
        </table:table-row>
        <table:table-row table:style-name="ro1">
          <table:table-cell office:value-type="float" office:value="0.417216926813126" calcext:value-type="float">
            <text:p>0.417216926813126</text:p>
          </table:table-cell>
          <table:table-cell table:number-columns-repeated="2"/>
        </table:table-row>
        <table:table-row table:style-name="ro1">
          <table:table-cell office:value-type="float" office:value="0.545500755310059" calcext:value-type="float">
            <text:p>0.545500755310059</text:p>
          </table:table-cell>
          <table:table-cell table:number-columns-repeated="2"/>
        </table:table-row>
        <table:table-row table:style-name="ro1">
          <table:table-cell office:value-type="float" office:value="0.361362367868423" calcext:value-type="float">
            <text:p>0.361362367868423</text:p>
          </table:table-cell>
          <table:table-cell table:number-columns-repeated="2"/>
        </table:table-row>
        <table:table-row table:style-name="ro1">
          <table:table-cell office:value-type="float" office:value="0.511755049228668" calcext:value-type="float">
            <text:p>0.511755049228668</text:p>
          </table:table-cell>
          <table:table-cell table:number-columns-repeated="2"/>
        </table:table-row>
        <table:table-row table:style-name="ro1">
          <table:table-cell office:value-type="float" office:value="0.370158612728119" calcext:value-type="float">
            <text:p>0.370158612728119</text:p>
          </table:table-cell>
          <table:table-cell table:number-columns-repeated="2"/>
        </table:table-row>
        <table:table-row table:style-name="ro1">
          <table:table-cell office:value-type="float" office:value="0.479302048683167" calcext:value-type="float">
            <text:p>0.479302048683167</text:p>
          </table:table-cell>
          <table:table-cell table:number-columns-repeated="2"/>
        </table:table-row>
        <table:table-row table:style-name="ro1">
          <table:table-cell office:value-type="float" office:value="0.371689707040787" calcext:value-type="float">
            <text:p>0.371689707040787</text:p>
          </table:table-cell>
          <table:table-cell table:number-columns-repeated="2"/>
        </table:table-row>
        <table:table-row table:style-name="ro1">
          <table:table-cell office:value-type="float" office:value="0.414803624153137" calcext:value-type="float">
            <text:p>0.414803624153137</text:p>
          </table:table-cell>
          <table:table-cell table:number-columns-repeated="2"/>
        </table:table-row>
        <table:table-row table:style-name="ro1">
          <table:table-cell office:value-type="float" office:value="0.36959519982338" calcext:value-type="float">
            <text:p>0.36959519982338</text:p>
          </table:table-cell>
          <table:table-cell table:number-columns-repeated="2"/>
        </table:table-row>
        <table:table-row table:style-name="ro1">
          <table:table-cell office:value-type="float" office:value="0.500182211399078" calcext:value-type="float">
            <text:p>0.500182211399078</text:p>
          </table:table-cell>
          <table:table-cell table:number-columns-repeated="2"/>
        </table:table-row>
        <table:table-row table:style-name="ro1">
          <table:table-cell office:value-type="float" office:value="0.375889658927917" calcext:value-type="float">
            <text:p>0.375889658927917</text:p>
          </table:table-cell>
          <table:table-cell table:number-columns-repeated="2"/>
        </table:table-row>
        <table:table-row table:style-name="ro1">
          <table:table-cell office:value-type="float" office:value="0.526049077510834" calcext:value-type="float">
            <text:p>0.526049077510834</text:p>
          </table:table-cell>
          <table:table-cell table:number-columns-repeated="2"/>
        </table:table-row>
        <table:table-row table:style-name="ro1">
          <table:table-cell office:value-type="float" office:value="0.376395404338837" calcext:value-type="float">
            <text:p>0.376395404338837</text:p>
          </table:table-cell>
          <table:table-cell table:number-columns-repeated="2"/>
        </table:table-row>
        <table:table-row table:style-name="ro1">
          <table:table-cell office:value-type="float" office:value="0.636486649513245" calcext:value-type="float">
            <text:p>0.636486649513245</text:p>
          </table:table-cell>
          <table:table-cell table:number-columns-repeated="2"/>
        </table:table-row>
        <table:table-row table:style-name="ro1">
          <table:table-cell office:value-type="float" office:value="0.37825945019722" calcext:value-type="float">
            <text:p>0.37825945019722</text:p>
          </table:table-cell>
          <table:table-cell table:number-columns-repeated="2"/>
        </table:table-row>
        <table:table-row table:style-name="ro1">
          <table:table-cell office:value-type="float" office:value="0.653217554092407" calcext:value-type="float">
            <text:p>0.653217554092407</text:p>
          </table:table-cell>
          <table:table-cell table:number-columns-repeated="2"/>
        </table:table-row>
        <table:table-row table:style-name="ro1">
          <table:table-cell office:value-type="float" office:value="0.351071834564209" calcext:value-type="float">
            <text:p>0.351071834564209</text:p>
          </table:table-cell>
          <table:table-cell table:number-columns-repeated="2"/>
        </table:table-row>
        <table:table-row table:style-name="ro1">
          <table:table-cell office:value-type="float" office:value="0.58419281244278" calcext:value-type="float">
            <text:p>0.58419281244278</text:p>
          </table:table-cell>
          <table:table-cell table:number-columns-repeated="2"/>
        </table:table-row>
        <table:table-row table:style-name="ro1">
          <table:table-cell office:value-type="float" office:value="0.353606551885605" calcext:value-type="float">
            <text:p>0.353606551885605</text:p>
          </table:table-cell>
          <table:table-cell table:number-columns-repeated="2"/>
        </table:table-row>
        <table:table-row table:style-name="ro1">
          <table:table-cell office:value-type="float" office:value="0.585162341594696" calcext:value-type="float">
            <text:p>0.585162341594696</text:p>
          </table:table-cell>
          <table:table-cell table:number-columns-repeated="2"/>
        </table:table-row>
        <table:table-row table:style-name="ro1">
          <table:table-cell office:value-type="float" office:value="0.352910548448563" calcext:value-type="float">
            <text:p>0.352910548448563</text:p>
          </table:table-cell>
          <table:table-cell table:number-columns-repeated="2"/>
        </table:table-row>
        <table:table-row table:style-name="ro1">
          <table:table-cell office:value-type="float" office:value="0.603389799594879" calcext:value-type="float">
            <text:p>0.603389799594879</text:p>
          </table:table-cell>
          <table:table-cell table:number-columns-repeated="2"/>
        </table:table-row>
        <table:table-row table:style-name="ro1">
          <table:table-cell office:value-type="float" office:value="0.353263378143311" calcext:value-type="float">
            <text:p>0.353263378143311</text:p>
          </table:table-cell>
          <table:table-cell table:number-columns-repeated="2"/>
        </table:table-row>
        <table:table-row table:style-name="ro1">
          <table:table-cell office:value-type="float" office:value="0.610112905502319" calcext:value-type="float">
            <text:p>0.610112905502319</text:p>
          </table:table-cell>
          <table:table-cell table:number-columns-repeated="2"/>
        </table:table-row>
        <table:table-row table:style-name="ro1">
          <table:table-cell office:value-type="float" office:value="0.352935314178467" calcext:value-type="float">
            <text:p>0.352935314178467</text:p>
          </table:table-cell>
          <table:table-cell table:number-columns-repeated="2"/>
        </table:table-row>
        <table:table-row table:style-name="ro1">
          <table:table-cell office:value-type="float" office:value="0.665734887123108" calcext:value-type="float">
            <text:p>0.665734887123108</text:p>
          </table:table-cell>
          <table:table-cell table:number-columns-repeated="2"/>
        </table:table-row>
        <table:table-row table:style-name="ro1">
          <table:table-cell office:value-type="float" office:value="0.352661073207855" calcext:value-type="float">
            <text:p>0.352661073207855</text:p>
          </table:table-cell>
          <table:table-cell table:number-columns-repeated="2"/>
        </table:table-row>
        <table:table-row table:style-name="ro1">
          <table:table-cell office:value-type="float" office:value="0.650639116764069" calcext:value-type="float">
            <text:p>0.650639116764069</text:p>
          </table:table-cell>
          <table:table-cell table:number-columns-repeated="2"/>
        </table:table-row>
        <table:table-row table:style-name="ro1">
          <table:table-cell office:value-type="float" office:value="0.350040107965469" calcext:value-type="float">
            <text:p>0.350040107965469</text:p>
          </table:table-cell>
          <table:table-cell table:number-columns-repeated="2"/>
        </table:table-row>
        <table:table-row table:style-name="ro1">
          <table:table-cell office:value-type="float" office:value="0.691626310348511" calcext:value-type="float">
            <text:p>0.691626310348511</text:p>
          </table:table-cell>
          <table:table-cell table:number-columns-repeated="2"/>
        </table:table-row>
        <table:table-row table:style-name="ro1">
          <table:table-cell office:value-type="float" office:value="0.349545657634735" calcext:value-type="float">
            <text:p>0.349545657634735</text:p>
          </table:table-cell>
          <table:table-cell table:number-columns-repeated="2"/>
        </table:table-row>
        <table:table-row table:style-name="ro1">
          <table:table-cell office:value-type="float" office:value="0.687192678451538" calcext:value-type="float">
            <text:p>0.687192678451538</text:p>
          </table:table-cell>
          <table:table-cell table:number-columns-repeated="2"/>
        </table:table-row>
        <table:table-row table:style-name="ro1">
          <table:table-cell office:value-type="float" office:value="0.349244892597198" calcext:value-type="float">
            <text:p>0.349244892597198</text:p>
          </table:table-cell>
          <table:table-cell table:number-columns-repeated="2"/>
        </table:table-row>
        <table:table-row table:style-name="ro1">
          <table:table-cell office:value-type="float" office:value="0.683991551399231" calcext:value-type="float">
            <text:p>0.683991551399231</text:p>
          </table:table-cell>
          <table:table-cell table:number-columns-repeated="2"/>
        </table:table-row>
        <table:table-row table:style-name="ro1">
          <table:table-cell office:value-type="float" office:value="0.350933313369751" calcext:value-type="float">
            <text:p>0.350933313369751</text:p>
          </table:table-cell>
          <table:table-cell table:number-columns-repeated="2"/>
        </table:table-row>
        <table:table-row table:style-name="ro1">
          <table:table-cell office:value-type="float" office:value="0.654126226902008" calcext:value-type="float">
            <text:p>0.654126226902008</text:p>
          </table:table-cell>
          <table:table-cell table:number-columns-repeated="2"/>
        </table:table-row>
        <table:table-row table:style-name="ro1">
          <table:table-cell office:value-type="float" office:value="0.351074397563934" calcext:value-type="float">
            <text:p>0.351074397563934</text:p>
          </table:table-cell>
          <table:table-cell table:number-columns-repeated="2"/>
        </table:table-row>
        <table:table-row table:style-name="ro1">
          <table:table-cell office:value-type="float" office:value="0.673928380012512" calcext:value-type="float">
            <text:p>0.673928380012512</text:p>
          </table:table-cell>
          <table:table-cell table:number-columns-repeated="2"/>
        </table:table-row>
        <table:table-row table:style-name="ro1">
          <table:table-cell office:value-type="float" office:value="0.351174026727676" calcext:value-type="float">
            <text:p>0.351174026727676</text:p>
          </table:table-cell>
          <table:table-cell table:number-columns-repeated="2"/>
        </table:table-row>
        <table:table-row table:style-name="ro1">
          <table:table-cell office:value-type="float" office:value="0.684559643268585" calcext:value-type="float">
            <text:p>0.684559643268585</text:p>
          </table:table-cell>
          <table:table-cell table:number-columns-repeated="2"/>
        </table:table-row>
        <table:table-row table:style-name="ro1">
          <table:table-cell office:value-type="float" office:value="0.361213445663452" calcext:value-type="float">
            <text:p>0.361213445663452</text:p>
          </table:table-cell>
          <table:table-cell table:number-columns-repeated="2"/>
        </table:table-row>
        <table:table-row table:style-name="ro1">
          <table:table-cell office:value-type="float" office:value="0.73613315820694" calcext:value-type="float">
            <text:p>0.73613315820694</text:p>
          </table:table-cell>
          <table:table-cell table:number-columns-repeated="2"/>
        </table:table-row>
        <table:table-row table:style-name="ro1">
          <table:table-cell office:value-type="float" office:value="0.359161913394928" calcext:value-type="float">
            <text:p>0.359161913394928</text:p>
          </table:table-cell>
          <table:table-cell table:number-columns-repeated="2"/>
        </table:table-row>
        <table:table-row table:style-name="ro1">
          <table:table-cell office:value-type="float" office:value="0.730563759803772" calcext:value-type="float">
            <text:p>0.730563759803772</text:p>
          </table:table-cell>
          <table:table-cell table:number-columns-repeated="2"/>
        </table:table-row>
        <table:table-row table:style-name="ro1">
          <table:table-cell office:value-type="float" office:value="0.35940870642662" calcext:value-type="float">
            <text:p>0.35940870642662</text:p>
          </table:table-cell>
          <table:table-cell table:number-columns-repeated="2"/>
        </table:table-row>
        <table:table-row table:style-name="ro1">
          <table:table-cell office:value-type="float" office:value="0.751969695091248" calcext:value-type="float">
            <text:p>0.751969695091248</text:p>
          </table:table-cell>
          <table:table-cell table:number-columns-repeated="2"/>
        </table:table-row>
        <table:table-row table:style-name="ro1">
          <table:table-cell office:value-type="float" office:value="0.359561562538147" calcext:value-type="float">
            <text:p>0.359561562538147</text:p>
          </table:table-cell>
          <table:table-cell table:number-columns-repeated="2"/>
        </table:table-row>
        <table:table-row table:style-name="ro1">
          <table:table-cell office:value-type="float" office:value="0.76878809928894" calcext:value-type="float">
            <text:p>0.76878809928894</text:p>
          </table:table-cell>
          <table:table-cell table:number-columns-repeated="2"/>
        </table:table-row>
        <table:table-row table:style-name="ro1">
          <table:table-cell office:value-type="float" office:value="0.360029280185699" calcext:value-type="float">
            <text:p>0.360029280185699</text:p>
          </table:table-cell>
          <table:table-cell table:number-columns-repeated="2"/>
        </table:table-row>
        <table:table-row table:style-name="ro1">
          <table:table-cell office:value-type="float" office:value="0.769644021987915" calcext:value-type="float">
            <text:p>0.769644021987915</text:p>
          </table:table-cell>
          <table:table-cell table:number-columns-repeated="2"/>
        </table:table-row>
        <table:table-row table:style-name="ro1">
          <table:table-cell office:value-type="float" office:value="0.360255122184753" calcext:value-type="float">
            <text:p>0.360255122184753</text:p>
          </table:table-cell>
          <table:table-cell table:number-columns-repeated="2"/>
        </table:table-row>
        <table:table-row table:style-name="ro1">
          <table:table-cell office:value-type="float" office:value="0.770107507705689" calcext:value-type="float">
            <text:p>0.770107507705689</text:p>
          </table:table-cell>
          <table:table-cell table:number-columns-repeated="2"/>
        </table:table-row>
        <table:table-row table:style-name="ro1">
          <table:table-cell office:value-type="float" office:value="0.358149588108063" calcext:value-type="float">
            <text:p>0.358149588108063</text:p>
          </table:table-cell>
          <table:table-cell table:number-columns-repeated="2"/>
        </table:table-row>
        <table:table-row table:style-name="ro1">
          <table:table-cell office:value-type="float" office:value="0.788741290569305" calcext:value-type="float">
            <text:p>0.788741290569305</text:p>
          </table:table-cell>
          <table:table-cell table:number-columns-repeated="2"/>
        </table:table-row>
        <table:table-row table:style-name="ro1">
          <table:table-cell office:value-type="float" office:value="0.357959479093552" calcext:value-type="float">
            <text:p>0.357959479093552</text:p>
          </table:table-cell>
          <table:table-cell table:number-columns-repeated="2"/>
        </table:table-row>
        <table:table-row table:style-name="ro1">
          <table:table-cell office:value-type="float" office:value="0.787231266498566" calcext:value-type="float">
            <text:p>0.787231266498566</text:p>
          </table:table-cell>
          <table:table-cell table:number-columns-repeated="2"/>
        </table:table-row>
        <table:table-row table:style-name="ro1">
          <table:table-cell office:value-type="float" office:value="0.356739699840546" calcext:value-type="float">
            <text:p>0.356739699840546</text:p>
          </table:table-cell>
          <table:table-cell table:number-columns-repeated="2"/>
        </table:table-row>
        <table:table-row table:style-name="ro1">
          <table:table-cell office:value-type="float" office:value="0.804649770259857" calcext:value-type="float">
            <text:p>0.804649770259857</text:p>
          </table:table-cell>
          <table:table-cell table:number-columns-repeated="2"/>
        </table:table-row>
        <table:table-row table:style-name="ro1">
          <table:table-cell office:value-type="float" office:value="0.357823014259338" calcext:value-type="float">
            <text:p>0.357823014259338</text:p>
          </table:table-cell>
          <table:table-cell table:number-columns-repeated="2"/>
        </table:table-row>
        <table:table-row table:style-name="ro1">
          <table:table-cell office:value-type="float" office:value="0.794321298599243" calcext:value-type="float">
            <text:p>0.794321298599243</text:p>
          </table:table-cell>
          <table:table-cell table:number-columns-repeated="2"/>
        </table:table-row>
        <table:table-row table:style-name="ro1">
          <table:table-cell office:value-type="float" office:value="0.357645243406296" calcext:value-type="float">
            <text:p>0.357645243406296</text:p>
          </table:table-cell>
          <table:table-cell table:number-columns-repeated="2"/>
        </table:table-row>
        <table:table-row table:style-name="ro1">
          <table:table-cell office:value-type="float" office:value="0.821543514728546" calcext:value-type="float">
            <text:p>0.821543514728546</text:p>
          </table:table-cell>
          <table:table-cell table:number-columns-repeated="2"/>
        </table:table-row>
        <table:table-row table:style-name="ro1">
          <table:table-cell office:value-type="float" office:value="0.357411593198776" calcext:value-type="float">
            <text:p>0.357411593198776</text:p>
          </table:table-cell>
          <table:table-cell table:number-columns-repeated="2"/>
        </table:table-row>
        <table:table-row table:style-name="ro1">
          <table:table-cell office:value-type="float" office:value="0.835344433784485" calcext:value-type="float">
            <text:p>0.835344433784485</text:p>
          </table:table-cell>
          <table:table-cell table:number-columns-repeated="2"/>
        </table:table-row>
        <table:table-row table:style-name="ro1">
          <table:table-cell office:value-type="float" office:value="0.356590390205383" calcext:value-type="float">
            <text:p>0.356590390205383</text:p>
          </table:table-cell>
          <table:table-cell table:number-columns-repeated="2"/>
        </table:table-row>
        <table:table-row table:style-name="ro1">
          <table:table-cell office:value-type="float" office:value="0.834847748279572" calcext:value-type="float">
            <text:p>0.834847748279572</text:p>
          </table:table-cell>
          <table:table-cell table:number-columns-repeated="2"/>
        </table:table-row>
        <table:table-row table:style-name="ro1">
          <table:table-cell office:value-type="float" office:value="0.437608122825623" calcext:value-type="float">
            <text:p>0.437608122825623</text:p>
          </table:table-cell>
          <table:table-cell table:number-columns-repeated="2"/>
        </table:table-row>
        <table:table-row table:style-name="ro1">
          <table:table-cell office:value-type="float" office:value="0.816477477550507" calcext:value-type="float">
            <text:p>0.816477477550507</text:p>
          </table:table-cell>
          <table:table-cell table:number-columns-repeated="2"/>
        </table:table-row>
        <table:table-row table:style-name="ro1">
          <table:table-cell office:value-type="float" office:value="0.416435480117798" calcext:value-type="float">
            <text:p>0.416435480117798</text:p>
          </table:table-cell>
          <table:table-cell table:number-columns-repeated="2"/>
        </table:table-row>
        <table:table-row table:style-name="ro1">
          <table:table-cell office:value-type="float" office:value="0.823962271213532" calcext:value-type="float">
            <text:p>0.823962271213532</text:p>
          </table:table-cell>
          <table:table-cell table:number-columns-repeated="2"/>
        </table:table-row>
        <table:table-row table:style-name="ro1">
          <table:table-cell office:value-type="float" office:value="0.408896744251251" calcext:value-type="float">
            <text:p>0.408896744251251</text:p>
          </table:table-cell>
          <table:table-cell table:number-columns-repeated="2"/>
        </table:table-row>
        <table:table-row table:style-name="ro1">
          <table:table-cell office:value-type="float" office:value="0.829006254673004" calcext:value-type="float">
            <text:p>0.829006254673004</text:p>
          </table:table-cell>
          <table:table-cell table:number-columns-repeated="2"/>
        </table:table-row>
        <table:table-row table:style-name="ro1">
          <table:table-cell office:value-type="float" office:value="0.410743892192841" calcext:value-type="float">
            <text:p>0.410743892192841</text:p>
          </table:table-cell>
          <table:table-cell table:number-columns-repeated="2"/>
        </table:table-row>
        <table:table-row table:style-name="ro1">
          <table:table-cell office:value-type="float" office:value="0.840021789073944" calcext:value-type="float">
            <text:p>0.840021789073944</text:p>
          </table:table-cell>
          <table:table-cell table:number-columns-repeated="2"/>
        </table:table-row>
        <table:table-row table:style-name="ro1">
          <table:table-cell office:value-type="float" office:value="0.410632938146591" calcext:value-type="float">
            <text:p>0.410632938146591</text:p>
          </table:table-cell>
          <table:table-cell table:number-columns-repeated="2"/>
        </table:table-row>
        <table:table-row table:style-name="ro1">
          <table:table-cell office:value-type="float" office:value="0.83419930934906" calcext:value-type="float">
            <text:p>0.83419930934906</text:p>
          </table:table-cell>
          <table:table-cell table:number-columns-repeated="2"/>
        </table:table-row>
        <table:table-row table:style-name="ro1">
          <table:table-cell office:value-type="float" office:value="0.40870863199234" calcext:value-type="float">
            <text:p>0.40870863199234</text:p>
          </table:table-cell>
          <table:table-cell table:number-columns-repeated="2"/>
        </table:table-row>
        <table:table-row table:style-name="ro1">
          <table:table-cell office:value-type="float" office:value="0.830820679664612" calcext:value-type="float">
            <text:p>0.830820679664612</text:p>
          </table:table-cell>
          <table:table-cell table:number-columns-repeated="2"/>
        </table:table-row>
        <table:table-row table:style-name="ro1">
          <table:table-cell office:value-type="float" office:value="0.412328809499741" calcext:value-type="float">
            <text:p>0.412328809499741</text:p>
          </table:table-cell>
          <table:table-cell table:number-columns-repeated="2"/>
        </table:table-row>
        <table:table-row table:style-name="ro1">
          <table:table-cell office:value-type="float" office:value="0.821164786815643" calcext:value-type="float">
            <text:p>0.821164786815643</text:p>
          </table:table-cell>
          <table:table-cell table:number-columns-repeated="2"/>
        </table:table-row>
        <table:table-row table:style-name="ro1">
          <table:table-cell office:value-type="float" office:value="0.410626322031021" calcext:value-type="float">
            <text:p>0.410626322031021</text:p>
          </table:table-cell>
          <table:table-cell table:number-columns-repeated="2"/>
        </table:table-row>
        <table:table-row table:style-name="ro1">
          <table:table-cell office:value-type="float" office:value="0.823148429393768" calcext:value-type="float">
            <text:p>0.823148429393768</text:p>
          </table:table-cell>
          <table:table-cell table:number-columns-repeated="2"/>
        </table:table-row>
        <table:table-row table:style-name="ro1">
          <table:table-cell office:value-type="float" office:value="0.406228542327881" calcext:value-type="float">
            <text:p>0.406228542327881</text:p>
          </table:table-cell>
          <table:table-cell table:number-columns-repeated="2"/>
        </table:table-row>
        <table:table-row table:style-name="ro1">
          <table:table-cell office:value-type="float" office:value="0.820136070251465" calcext:value-type="float">
            <text:p>0.820136070251465</text:p>
          </table:table-cell>
          <table:table-cell table:number-columns-repeated="2"/>
        </table:table-row>
        <table:table-row table:style-name="ro1">
          <table:table-cell office:value-type="float" office:value="0.406745821237564" calcext:value-type="float">
            <text:p>0.406745821237564</text:p>
          </table:table-cell>
          <table:table-cell table:number-columns-repeated="2"/>
        </table:table-row>
        <table:table-row table:style-name="ro1">
          <table:table-cell office:value-type="float" office:value="0.818391680717468" calcext:value-type="float">
            <text:p>0.818391680717468</text:p>
          </table:table-cell>
          <table:table-cell table:number-columns-repeated="2"/>
        </table:table-row>
        <table:table-row table:style-name="ro1">
          <table:table-cell office:value-type="float" office:value="0.404394418001175" calcext:value-type="float">
            <text:p>0.404394418001175</text:p>
          </table:table-cell>
          <table:table-cell table:number-columns-repeated="2"/>
        </table:table-row>
        <table:table-row table:style-name="ro1">
          <table:table-cell office:value-type="float" office:value="0.811958193778992" calcext:value-type="float">
            <text:p>0.811958193778992</text:p>
          </table:table-cell>
          <table:table-cell table:number-columns-repeated="2"/>
        </table:table-row>
        <table:table-row table:style-name="ro1">
          <table:table-cell office:value-type="float" office:value="0.40395987033844" calcext:value-type="float">
            <text:p>0.40395987033844</text:p>
          </table:table-cell>
          <table:table-cell table:number-columns-repeated="2"/>
        </table:table-row>
        <table:table-row table:style-name="ro1">
          <table:table-cell office:value-type="float" office:value="0.798835337162018" calcext:value-type="float">
            <text:p>0.798835337162018</text:p>
          </table:table-cell>
          <table:table-cell table:number-columns-repeated="2"/>
        </table:table-row>
        <table:table-row table:style-name="ro1">
          <table:table-cell office:value-type="float" office:value="0.404696375131607" calcext:value-type="float">
            <text:p>0.404696375131607</text:p>
          </table:table-cell>
          <table:table-cell table:number-columns-repeated="2"/>
        </table:table-row>
        <table:table-row table:style-name="ro1">
          <table:table-cell office:value-type="float" office:value="0.798078775405884" calcext:value-type="float">
            <text:p>0.798078775405884</text:p>
          </table:table-cell>
          <table:table-cell table:number-columns-repeated="2"/>
        </table:table-row>
        <table:table-row table:style-name="ro1">
          <table:table-cell office:value-type="float" office:value="0.415241032838821" calcext:value-type="float">
            <text:p>0.415241032838821</text:p>
          </table:table-cell>
          <table:table-cell table:number-columns-repeated="2"/>
        </table:table-row>
        <table:table-row table:style-name="ro1">
          <table:table-cell office:value-type="float" office:value="0.806398272514343" calcext:value-type="float">
            <text:p>0.806398272514343</text:p>
          </table:table-cell>
          <table:table-cell table:number-columns-repeated="2"/>
        </table:table-row>
        <table:table-row table:style-name="ro1">
          <table:table-cell office:value-type="float" office:value="0.404083728790283" calcext:value-type="float">
            <text:p>0.404083728790283</text:p>
          </table:table-cell>
          <table:table-cell table:number-columns-repeated="2"/>
        </table:table-row>
        <table:table-row table:style-name="ro1">
          <table:table-cell office:value-type="float" office:value="0.808272123336792" calcext:value-type="float">
            <text:p>0.808272123336792</text:p>
          </table:table-cell>
          <table:table-cell table:number-columns-repeated="2"/>
        </table:table-row>
        <table:table-row table:style-name="ro1">
          <table:table-cell office:value-type="float" office:value="0.403430849313736" calcext:value-type="float">
            <text:p>0.403430849313736</text:p>
          </table:table-cell>
          <table:table-cell table:number-columns-repeated="2"/>
        </table:table-row>
        <table:table-row table:style-name="ro1">
          <table:table-cell office:value-type="float" office:value="0.76104599237442" calcext:value-type="float">
            <text:p>0.76104599237442</text:p>
          </table:table-cell>
          <table:table-cell table:number-columns-repeated="2"/>
        </table:table-row>
        <table:table-row table:style-name="ro1">
          <table:table-cell office:value-type="float" office:value="0.402661919593811" calcext:value-type="float">
            <text:p>0.402661919593811</text:p>
          </table:table-cell>
          <table:table-cell table:number-columns-repeated="2"/>
        </table:table-row>
        <table:table-row table:style-name="ro1">
          <table:table-cell office:value-type="float" office:value="0.618938565254211" calcext:value-type="float">
            <text:p>0.618938565254211</text:p>
          </table:table-cell>
          <table:table-cell table:number-columns-repeated="2"/>
        </table:table-row>
        <table:table-row table:style-name="ro1">
          <table:table-cell office:value-type="float" office:value="0.402148514986038" calcext:value-type="float">
            <text:p>0.402148514986038</text:p>
          </table:table-cell>
          <table:table-cell table:number-columns-repeated="2"/>
        </table:table-row>
        <table:table-row table:style-name="ro1">
          <table:table-cell office:value-type="float" office:value="0.549127042293549" calcext:value-type="float">
            <text:p>0.549127042293549</text:p>
          </table:table-cell>
          <table:table-cell table:number-columns-repeated="2"/>
        </table:table-row>
        <table:table-row table:style-name="ro1">
          <table:table-cell office:value-type="float" office:value="0.402570396661758" calcext:value-type="float">
            <text:p>0.402570396661758</text:p>
          </table:table-cell>
          <table:table-cell table:number-columns-repeated="2"/>
        </table:table-row>
        <table:table-row table:style-name="ro1">
          <table:table-cell office:value-type="float" office:value="0.401510119438171" calcext:value-type="float">
            <text:p>0.401510119438171</text:p>
          </table:table-cell>
          <table:table-cell table:number-columns-repeated="2"/>
        </table:table-row>
        <table:table-row table:style-name="ro1">
          <table:table-cell office:value-type="float" office:value="0.40043380856514" calcext:value-type="float">
            <text:p>0.40043380856514</text:p>
          </table:table-cell>
          <table:table-cell table:number-columns-repeated="2"/>
        </table:table-row>
        <table:table-row table:style-name="ro1">
          <table:table-cell office:value-type="float" office:value="0.39868551492691" calcext:value-type="float">
            <text:p>0.39868551492691</text:p>
          </table:table-cell>
          <table:table-cell table:number-columns-repeated="2"/>
        </table:table-row>
        <table:table-row table:style-name="ro1">
          <table:table-cell office:value-type="float" office:value="0.39885002374649" calcext:value-type="float">
            <text:p>0.39885002374649</text:p>
          </table:table-cell>
          <table:table-cell table:number-columns-repeated="2"/>
        </table:table-row>
        <table:table-row table:style-name="ro1">
          <table:table-cell office:value-type="float" office:value="0.387204051017761" calcext:value-type="float">
            <text:p>0.387204051017761</text:p>
          </table:table-cell>
          <table:table-cell table:number-columns-repeated="2"/>
        </table:table-row>
        <table:table-row table:style-name="ro1">
          <table:table-cell office:value-type="float" office:value="0.387076139450073" calcext:value-type="float">
            <text:p>0.387076139450073</text:p>
          </table:table-cell>
          <table:table-cell table:number-columns-repeated="2"/>
        </table:table-row>
        <table:table-row table:style-name="ro1">
          <table:table-cell office:value-type="float" office:value="0.387364864349365" calcext:value-type="float">
            <text:p>0.387364864349365</text:p>
          </table:table-cell>
          <table:table-cell table:number-columns-repeated="2"/>
        </table:table-row>
        <table:table-row table:style-name="ro1">
          <table:table-cell office:value-type="float" office:value="0.388046503067017" calcext:value-type="float">
            <text:p>0.388046503067017</text:p>
          </table:table-cell>
          <table:table-cell table:number-columns-repeated="2"/>
        </table:table-row>
        <table:table-row table:style-name="ro1">
          <table:table-cell office:value-type="float" office:value="0.388103544712067" calcext:value-type="float">
            <text:p>0.388103544712067</text:p>
          </table:table-cell>
          <table:table-cell table:number-columns-repeated="2"/>
        </table:table-row>
        <table:table-row table:style-name="ro1">
          <table:table-cell office:value-type="float" office:value="0.388205468654633" calcext:value-type="float">
            <text:p>0.388205468654633</text:p>
          </table:table-cell>
          <table:table-cell table:number-columns-repeated="2"/>
        </table:table-row>
        <table:table-row table:style-name="ro1">
          <table:table-cell office:value-type="float" office:value="0.388427793979645" calcext:value-type="float">
            <text:p>0.388427793979645</text:p>
          </table:table-cell>
          <table:table-cell table:number-columns-repeated="2"/>
        </table:table-row>
        <table:table-row table:style-name="ro1">
          <table:table-cell office:value-type="float" office:value="0.387408375740051" calcext:value-type="float">
            <text:p>0.387408375740051</text:p>
          </table:table-cell>
          <table:table-cell table:number-columns-repeated="2"/>
        </table:table-row>
        <table:table-row table:style-name="ro1">
          <table:table-cell office:value-type="float" office:value="0.388027340173721" calcext:value-type="float">
            <text:p>0.388027340173721</text:p>
          </table:table-cell>
          <table:table-cell table:number-columns-repeated="2"/>
        </table:table-row>
        <table:table-row table:style-name="ro1">
          <table:table-cell office:value-type="float" office:value="0.378429472446442" calcext:value-type="float">
            <text:p>0.378429472446442</text:p>
          </table:table-cell>
          <table:table-cell table:number-columns-repeated="2"/>
        </table:table-row>
        <table:table-row table:style-name="ro1">
          <table:table-cell office:value-type="float" office:value="0.730745792388916" calcext:value-type="float">
            <text:p>0.730745792388916</text:p>
          </table:table-cell>
          <table:table-cell table:number-columns-repeated="2"/>
        </table:table-row>
        <table:table-row table:style-name="ro1">
          <table:table-cell office:value-type="float" office:value="0.378306806087494" calcext:value-type="float">
            <text:p>0.378306806087494</text:p>
          </table:table-cell>
          <table:table-cell table:number-columns-repeated="2"/>
        </table:table-row>
        <table:table-row table:style-name="ro1">
          <table:table-cell office:value-type="float" office:value="0.55751371383667" calcext:value-type="float">
            <text:p>0.55751371383667</text:p>
          </table:table-cell>
          <table:table-cell table:number-columns-repeated="2"/>
        </table:table-row>
        <table:table-row table:style-name="ro1">
          <table:table-cell office:value-type="float" office:value="0.373839616775513" calcext:value-type="float">
            <text:p>0.373839616775513</text:p>
          </table:table-cell>
          <table:table-cell table:number-columns-repeated="2"/>
        </table:table-row>
        <table:table-row table:style-name="ro1">
          <table:table-cell office:value-type="float" office:value="0.637649357318878" calcext:value-type="float">
            <text:p>0.637649357318878</text:p>
          </table:table-cell>
          <table:table-cell table:number-columns-repeated="2"/>
        </table:table-row>
        <table:table-row table:style-name="ro1">
          <table:table-cell office:value-type="float" office:value="0.378316193819046" calcext:value-type="float">
            <text:p>0.378316193819046</text:p>
          </table:table-cell>
          <table:table-cell table:number-columns-repeated="2"/>
        </table:table-row>
        <table:table-row table:style-name="ro1">
          <table:table-cell office:value-type="float" office:value="0.644162535667419" calcext:value-type="float">
            <text:p>0.644162535667419</text:p>
          </table:table-cell>
          <table:table-cell table:number-columns-repeated="2"/>
        </table:table-row>
        <table:table-row table:style-name="ro1">
          <table:table-cell office:value-type="float" office:value="0.377478033304214" calcext:value-type="float">
            <text:p>0.377478033304214</text:p>
          </table:table-cell>
          <table:table-cell table:number-columns-repeated="2"/>
        </table:table-row>
        <table:table-row table:style-name="ro1">
          <table:table-cell office:value-type="float" office:value="0.738716781139374" calcext:value-type="float">
            <text:p>0.738716781139374</text:p>
          </table:table-cell>
          <table:table-cell table:number-columns-repeated="2"/>
        </table:table-row>
        <table:table-row table:style-name="ro1">
          <table:table-cell office:value-type="float" office:value="0.379007130861282" calcext:value-type="float">
            <text:p>0.379007130861282</text:p>
          </table:table-cell>
          <table:table-cell table:number-columns-repeated="2"/>
        </table:table-row>
        <table:table-row table:style-name="ro1">
          <table:table-cell office:value-type="float" office:value="0.795928478240967" calcext:value-type="float">
            <text:p>0.795928478240967</text:p>
          </table:table-cell>
          <table:table-cell table:number-columns-repeated="2"/>
        </table:table-row>
        <table:table-row table:style-name="ro1">
          <table:table-cell office:value-type="float" office:value="0.378250479698181" calcext:value-type="float">
            <text:p>0.378250479698181</text:p>
          </table:table-cell>
          <table:table-cell table:number-columns-repeated="2"/>
        </table:table-row>
        <table:table-row table:style-name="ro1">
          <table:table-cell office:value-type="float" office:value="0.771661520004272" calcext:value-type="float">
            <text:p>0.771661520004272</text:p>
          </table:table-cell>
          <table:table-cell table:number-columns-repeated="2"/>
        </table:table-row>
        <table:table-row table:style-name="ro1">
          <table:table-cell office:value-type="float" office:value="0.379476755857468" calcext:value-type="float">
            <text:p>0.379476755857468</text:p>
          </table:table-cell>
          <table:table-cell table:number-columns-repeated="2"/>
        </table:table-row>
        <table:table-row table:style-name="ro1">
          <table:table-cell office:value-type="float" office:value="0.636223554611206" calcext:value-type="float">
            <text:p>0.636223554611206</text:p>
          </table:table-cell>
          <table:table-cell table:number-columns-repeated="2"/>
        </table:table-row>
        <table:table-row table:style-name="ro1">
          <table:table-cell office:value-type="float" office:value="0.3802669942379" calcext:value-type="float">
            <text:p>0.3802669942379</text:p>
          </table:table-cell>
          <table:table-cell table:number-columns-repeated="2"/>
        </table:table-row>
        <table:table-row table:style-name="ro1">
          <table:table-cell office:value-type="float" office:value="0.666934192180633" calcext:value-type="float">
            <text:p>0.666934192180633</text:p>
          </table:table-cell>
          <table:table-cell table:number-columns-repeated="2"/>
        </table:table-row>
        <table:table-row table:style-name="ro1">
          <table:table-cell office:value-type="float" office:value="0.383721888065338" calcext:value-type="float">
            <text:p>0.383721888065338</text:p>
          </table:table-cell>
          <table:table-cell table:number-columns-repeated="2"/>
        </table:table-row>
        <table:table-row table:style-name="ro1">
          <table:table-cell office:value-type="float" office:value="0.695462942123413" calcext:value-type="float">
            <text:p>0.695462942123413</text:p>
          </table:table-cell>
          <table:table-cell table:number-columns-repeated="2"/>
        </table:table-row>
        <table:table-row table:style-name="ro1">
          <table:table-cell office:value-type="float" office:value="0.381572335958481" calcext:value-type="float">
            <text:p>0.381572335958481</text:p>
          </table:table-cell>
          <table:table-cell table:number-columns-repeated="2"/>
        </table:table-row>
        <table:table-row table:style-name="ro1">
          <table:table-cell office:value-type="float" office:value="0.741868078708649" calcext:value-type="float">
            <text:p>0.741868078708649</text:p>
          </table:table-cell>
          <table:table-cell table:number-columns-repeated="2"/>
        </table:table-row>
        <table:table-row table:style-name="ro1">
          <table:table-cell office:value-type="float" office:value="0.381741225719452" calcext:value-type="float">
            <text:p>0.381741225719452</text:p>
          </table:table-cell>
          <table:table-cell table:number-columns-repeated="2"/>
        </table:table-row>
        <table:table-row table:style-name="ro1">
          <table:table-cell office:value-type="float" office:value="0.834072887897491" calcext:value-type="float">
            <text:p>0.834072887897491</text:p>
          </table:table-cell>
          <table:table-cell table:number-columns-repeated="2"/>
        </table:table-row>
        <table:table-row table:style-name="ro1">
          <table:table-cell office:value-type="float" office:value="0.382439434528351" calcext:value-type="float">
            <text:p>0.382439434528351</text:p>
          </table:table-cell>
          <table:table-cell table:number-columns-repeated="2"/>
        </table:table-row>
        <table:table-row table:style-name="ro1">
          <table:table-cell office:value-type="float" office:value="0.815498113632202" calcext:value-type="float">
            <text:p>0.815498113632202</text:p>
          </table:table-cell>
          <table:table-cell table:number-columns-repeated="2"/>
        </table:table-row>
        <table:table-row table:style-name="ro1">
          <table:table-cell office:value-type="float" office:value="0.381719946861267" calcext:value-type="float">
            <text:p>0.381719946861267</text:p>
          </table:table-cell>
          <table:table-cell table:number-columns-repeated="2"/>
        </table:table-row>
        <table:table-row table:style-name="ro1">
          <table:table-cell office:value-type="float" office:value="0.797447085380554" calcext:value-type="float">
            <text:p>0.797447085380554</text:p>
          </table:table-cell>
          <table:table-cell table:number-columns-repeated="2"/>
        </table:table-row>
        <table:table-row table:style-name="ro1">
          <table:table-cell office:value-type="float" office:value="0.382938742637634" calcext:value-type="float">
            <text:p>0.382938742637634</text:p>
          </table:table-cell>
          <table:table-cell table:number-columns-repeated="2"/>
        </table:table-row>
        <table:table-row table:style-name="ro1">
          <table:table-cell office:value-type="float" office:value="0.799797534942627" calcext:value-type="float">
            <text:p>0.799797534942627</text:p>
          </table:table-cell>
          <table:table-cell table:number-columns-repeated="2"/>
        </table:table-row>
        <table:table-row table:style-name="ro1">
          <table:table-cell office:value-type="float" office:value="0.381723374128342" calcext:value-type="float">
            <text:p>0.381723374128342</text:p>
          </table:table-cell>
          <table:table-cell table:number-columns-repeated="2"/>
        </table:table-row>
        <table:table-row table:style-name="ro1">
          <table:table-cell office:value-type="float" office:value="0.766807496547699" calcext:value-type="float">
            <text:p>0.766807496547699</text:p>
          </table:table-cell>
          <table:table-cell table:number-columns-repeated="2"/>
        </table:table-row>
        <table:table-row table:style-name="ro1">
          <table:table-cell office:value-type="float" office:value="0.381848514080048" calcext:value-type="float">
            <text:p>0.381848514080048</text:p>
          </table:table-cell>
          <table:table-cell table:number-columns-repeated="2"/>
        </table:table-row>
        <table:table-row table:style-name="ro1">
          <table:table-cell office:value-type="float" office:value="0.783268213272095" calcext:value-type="float">
            <text:p>0.783268213272095</text:p>
          </table:table-cell>
          <table:table-cell table:number-columns-repeated="2"/>
        </table:table-row>
        <table:table-row table:style-name="ro1">
          <table:table-cell office:value-type="float" office:value="0.382929056882858" calcext:value-type="float">
            <text:p>0.382929056882858</text:p>
          </table:table-cell>
          <table:table-cell table:number-columns-repeated="2"/>
        </table:table-row>
        <table:table-row table:style-name="ro1">
          <table:table-cell office:value-type="float" office:value="0.762981474399567" calcext:value-type="float">
            <text:p>0.762981474399567</text:p>
          </table:table-cell>
          <table:table-cell table:number-columns-repeated="2"/>
        </table:table-row>
        <table:table-row table:style-name="ro1">
          <table:table-cell office:value-type="float" office:value="0.382406800985336" calcext:value-type="float">
            <text:p>0.382406800985336</text:p>
          </table:table-cell>
          <table:table-cell table:number-columns-repeated="2"/>
        </table:table-row>
        <table:table-row table:style-name="ro1">
          <table:table-cell office:value-type="float" office:value="0.795945286750793" calcext:value-type="float">
            <text:p>0.795945286750793</text:p>
          </table:table-cell>
          <table:table-cell table:number-columns-repeated="2"/>
        </table:table-row>
        <table:table-row table:style-name="ro1">
          <table:table-cell office:value-type="float" office:value="0.382029742002487" calcext:value-type="float">
            <text:p>0.382029742002487</text:p>
          </table:table-cell>
          <table:table-cell table:number-columns-repeated="2"/>
        </table:table-row>
        <table:table-row table:style-name="ro1">
          <table:table-cell office:value-type="float" office:value="0.851287424564362" calcext:value-type="float">
            <text:p>0.851287424564362</text:p>
          </table:table-cell>
          <table:table-cell table:number-columns-repeated="2"/>
        </table:table-row>
        <table:table-row table:style-name="ro1">
          <table:table-cell office:value-type="float" office:value="0.381747037172318" calcext:value-type="float">
            <text:p>0.381747037172318</text:p>
          </table:table-cell>
          <table:table-cell table:number-columns-repeated="2"/>
        </table:table-row>
        <table:table-row table:style-name="ro1">
          <table:table-cell office:value-type="float" office:value="0.844985961914063" calcext:value-type="float">
            <text:p>0.844985961914063</text:p>
          </table:table-cell>
          <table:table-cell table:number-columns-repeated="2"/>
        </table:table-row>
        <table:table-row table:style-name="ro1">
          <table:table-cell office:value-type="float" office:value="0.381421685218811" calcext:value-type="float">
            <text:p>0.381421685218811</text:p>
          </table:table-cell>
          <table:table-cell table:number-columns-repeated="2"/>
        </table:table-row>
        <table:table-row table:style-name="ro1">
          <table:table-cell office:value-type="float" office:value="0.821875274181366" calcext:value-type="float">
            <text:p>0.821875274181366</text:p>
          </table:table-cell>
          <table:table-cell table:number-columns-repeated="2"/>
        </table:table-row>
        <table:table-row table:style-name="ro1">
          <table:table-cell office:value-type="float" office:value="0.381435990333557" calcext:value-type="float">
            <text:p>0.381435990333557</text:p>
          </table:table-cell>
          <table:table-cell table:number-columns-repeated="2"/>
        </table:table-row>
        <table:table-row table:style-name="ro1">
          <table:table-cell office:value-type="float" office:value="0.735303044319153" calcext:value-type="float">
            <text:p>0.735303044319153</text:p>
          </table:table-cell>
          <table:table-cell table:number-columns-repeated="2"/>
        </table:table-row>
        <table:table-row table:style-name="ro1">
          <table:table-cell office:value-type="float" office:value="0.383520513772964" calcext:value-type="float">
            <text:p>0.383520513772964</text:p>
          </table:table-cell>
          <table:table-cell table:number-columns-repeated="2"/>
        </table:table-row>
        <table:table-row table:style-name="ro1">
          <table:table-cell office:value-type="float" office:value="0.637968301773071" calcext:value-type="float">
            <text:p>0.637968301773071</text:p>
          </table:table-cell>
          <table:table-cell table:number-columns-repeated="2"/>
        </table:table-row>
        <table:table-row table:style-name="ro1">
          <table:table-cell office:value-type="float" office:value="0.382814168930054" calcext:value-type="float">
            <text:p>0.382814168930054</text:p>
          </table:table-cell>
          <table:table-cell table:number-columns-repeated="2"/>
        </table:table-row>
        <table:table-row table:style-name="ro1">
          <table:table-cell office:value-type="float" office:value="0.765536427497864" calcext:value-type="float">
            <text:p>0.765536427497864</text:p>
          </table:table-cell>
          <table:table-cell table:number-columns-repeated="2"/>
        </table:table-row>
        <table:table-row table:style-name="ro1">
          <table:table-cell office:value-type="float" office:value="0.382881194353104" calcext:value-type="float">
            <text:p>0.382881194353104</text:p>
          </table:table-cell>
          <table:table-cell table:number-columns-repeated="2"/>
        </table:table-row>
        <table:table-row table:style-name="ro1">
          <table:table-cell office:value-type="float" office:value="0.785790979862213" calcext:value-type="float">
            <text:p>0.785790979862213</text:p>
          </table:table-cell>
          <table:table-cell table:number-columns-repeated="2"/>
        </table:table-row>
        <table:table-row table:style-name="ro1">
          <table:table-cell office:value-type="float" office:value="0.383370667695999" calcext:value-type="float">
            <text:p>0.383370667695999</text:p>
          </table:table-cell>
          <table:table-cell table:number-columns-repeated="2"/>
        </table:table-row>
        <table:table-row table:style-name="ro1">
          <table:table-cell office:value-type="float" office:value="0.796682476997376" calcext:value-type="float">
            <text:p>0.796682476997376</text:p>
          </table:table-cell>
          <table:table-cell table:number-columns-repeated="2"/>
        </table:table-row>
        <table:table-row table:style-name="ro1">
          <table:table-cell office:value-type="float" office:value="0.384909421205521" calcext:value-type="float">
            <text:p>0.384909421205521</text:p>
          </table:table-cell>
          <table:table-cell table:number-columns-repeated="2"/>
        </table:table-row>
        <table:table-row table:style-name="ro1">
          <table:table-cell office:value-type="float" office:value="0.782256662845612" calcext:value-type="float">
            <text:p>0.782256662845612</text:p>
          </table:table-cell>
          <table:table-cell table:number-columns-repeated="2"/>
        </table:table-row>
        <table:table-row table:style-name="ro1">
          <table:table-cell office:value-type="float" office:value="0.383414030075073" calcext:value-type="float">
            <text:p>0.383414030075073</text:p>
          </table:table-cell>
          <table:table-cell table:number-columns-repeated="2"/>
        </table:table-row>
        <table:table-row table:style-name="ro1">
          <table:table-cell office:value-type="float" office:value="0.695170402526856" calcext:value-type="float">
            <text:p>0.695170402526856</text:p>
          </table:table-cell>
          <table:table-cell table:number-columns-repeated="2"/>
        </table:table-row>
        <table:table-row table:style-name="ro1">
          <table:table-cell office:value-type="float" office:value="0.383982658386231" calcext:value-type="float">
            <text:p>0.383982658386231</text:p>
          </table:table-cell>
          <table:table-cell table:number-columns-repeated="2"/>
        </table:table-row>
        <table:table-row table:style-name="ro1">
          <table:table-cell office:value-type="float" office:value="0.750084519386292" calcext:value-type="float">
            <text:p>0.750084519386292</text:p>
          </table:table-cell>
          <table:table-cell table:number-columns-repeated="2"/>
        </table:table-row>
        <table:table-row table:style-name="ro1">
          <table:table-cell office:value-type="float" office:value="0.383686363697052" calcext:value-type="float">
            <text:p>0.383686363697052</text:p>
          </table:table-cell>
          <table:table-cell table:number-columns-repeated="2"/>
        </table:table-row>
        <table:table-row table:style-name="ro1">
          <table:table-cell office:value-type="float" office:value="0.542266130447388" calcext:value-type="float">
            <text:p>0.542266130447388</text:p>
          </table:table-cell>
          <table:table-cell table:number-columns-repeated="2"/>
        </table:table-row>
        <table:table-row table:style-name="ro1">
          <table:table-cell office:value-type="float" office:value="0.383162438869476" calcext:value-type="float">
            <text:p>0.383162438869476</text:p>
          </table:table-cell>
          <table:table-cell table:number-columns-repeated="2"/>
        </table:table-row>
        <table:table-row table:style-name="ro1">
          <table:table-cell office:value-type="float" office:value="0.348744660615921" calcext:value-type="float">
            <text:p>0.348744660615921</text:p>
          </table:table-cell>
          <table:table-cell table:number-columns-repeated="2"/>
        </table:table-row>
        <table:table-row table:style-name="ro1">
          <table:table-cell office:value-type="float" office:value="0.346940338611603" calcext:value-type="float">
            <text:p>0.346940338611603</text:p>
          </table:table-cell>
          <table:table-cell table:number-columns-repeated="2"/>
        </table:table-row>
        <table:table-row table:style-name="ro1">
          <table:table-cell office:value-type="float" office:value="0.345139384269714" calcext:value-type="float">
            <text:p>0.345139384269714</text:p>
          </table:table-cell>
          <table:table-cell table:number-columns-repeated="2"/>
        </table:table-row>
        <table:table-row table:style-name="ro1">
          <table:table-cell office:value-type="float" office:value="0.344124734401703" calcext:value-type="float">
            <text:p>0.344124734401703</text:p>
          </table:table-cell>
          <table:table-cell table:number-columns-repeated="2"/>
        </table:table-row>
        <table:table-row table:style-name="ro1">
          <table:table-cell office:value-type="float" office:value="0.345047473907471" calcext:value-type="float">
            <text:p>0.345047473907471</text:p>
          </table:table-cell>
          <table:table-cell table:number-columns-repeated="2"/>
        </table:table-row>
        <table:table-row table:style-name="ro1">
          <table:table-cell office:value-type="float" office:value="0.342398405075073" calcext:value-type="float">
            <text:p>0.342398405075073</text:p>
          </table:table-cell>
          <table:table-cell table:number-columns-repeated="2"/>
        </table:table-row>
        <table:table-row table:style-name="ro1">
          <table:table-cell office:value-type="float" office:value="0.343024879693985" calcext:value-type="float">
            <text:p>0.343024879693985</text:p>
          </table:table-cell>
          <table:table-cell table:number-columns-repeated="2"/>
        </table:table-row>
        <table:table-row table:style-name="ro1">
          <table:table-cell office:value-type="float" office:value="0.364792793989182" calcext:value-type="float">
            <text:p>0.364792793989182</text:p>
          </table:table-cell>
          <table:table-cell table:number-columns-repeated="2"/>
        </table:table-row>
        <table:table-row table:style-name="ro1">
          <table:table-cell office:value-type="float" office:value="0.365539610385895" calcext:value-type="float">
            <text:p>0.365539610385895</text:p>
          </table:table-cell>
          <table:table-cell table:number-columns-repeated="2"/>
        </table:table-row>
        <table:table-row table:style-name="ro1">
          <table:table-cell office:value-type="float" office:value="0.363201171159744" calcext:value-type="float">
            <text:p>0.363201171159744</text:p>
          </table:table-cell>
          <table:table-cell table:number-columns-repeated="2"/>
        </table:table-row>
        <table:table-row table:style-name="ro1">
          <table:table-cell office:value-type="float" office:value="0.362270027399063" calcext:value-type="float">
            <text:p>0.362270027399063</text:p>
          </table:table-cell>
          <table:table-cell table:number-columns-repeated="2"/>
        </table:table-row>
        <table:table-row table:style-name="ro1">
          <table:table-cell office:value-type="float" office:value="0.775342524051666" calcext:value-type="float">
            <text:p>0.775342524051666</text:p>
          </table:table-cell>
          <table:table-cell table:number-columns-repeated="2"/>
        </table:table-row>
        <table:table-row table:style-name="ro1">
          <table:table-cell office:value-type="float" office:value="0.363401263952255" calcext:value-type="float">
            <text:p>0.363401263952255</text:p>
          </table:table-cell>
          <table:table-cell table:number-columns-repeated="2"/>
        </table:table-row>
        <table:table-row table:style-name="ro1">
          <table:table-cell office:value-type="float" office:value="0.834092438220978" calcext:value-type="float">
            <text:p>0.834092438220978</text:p>
          </table:table-cell>
          <table:table-cell table:number-columns-repeated="2"/>
        </table:table-row>
        <table:table-row table:style-name="ro1">
          <table:table-cell office:value-type="float" office:value="0.366641014814377" calcext:value-type="float">
            <text:p>0.366641014814377</text:p>
          </table:table-cell>
          <table:table-cell table:number-columns-repeated="2"/>
        </table:table-row>
        <table:table-row table:style-name="ro1">
          <table:table-cell office:value-type="float" office:value="0.604422807693481" calcext:value-type="float">
            <text:p>0.604422807693481</text:p>
          </table:table-cell>
          <table:table-cell table:number-columns-repeated="2"/>
        </table:table-row>
        <table:table-row table:style-name="ro1">
          <table:table-cell office:value-type="float" office:value="0.36601310968399" calcext:value-type="float">
            <text:p>0.36601310968399</text:p>
          </table:table-cell>
          <table:table-cell table:number-columns-repeated="2"/>
        </table:table-row>
        <table:table-row table:style-name="ro1">
          <table:table-cell office:value-type="float" office:value="0.474171310663223" calcext:value-type="float">
            <text:p>0.474171310663223</text:p>
          </table:table-cell>
          <table:table-cell table:number-columns-repeated="2"/>
        </table:table-row>
        <table:table-row table:style-name="ro1">
          <table:table-cell office:value-type="float" office:value="0.364515364170074" calcext:value-type="float">
            <text:p>0.364515364170074</text:p>
          </table:table-cell>
          <table:table-cell table:number-columns-repeated="2"/>
        </table:table-row>
        <table:table-row table:style-name="ro1">
          <table:table-cell office:value-type="float" office:value="0.525638341903687" calcext:value-type="float">
            <text:p>0.525638341903687</text:p>
          </table:table-cell>
          <table:table-cell table:number-columns-repeated="2"/>
        </table:table-row>
        <table:table-row table:style-name="ro1">
          <table:table-cell office:value-type="float" office:value="0.362479090690613" calcext:value-type="float">
            <text:p>0.362479090690613</text:p>
          </table:table-cell>
          <table:table-cell table:number-columns-repeated="2"/>
        </table:table-row>
        <table:table-row table:style-name="ro1">
          <table:table-cell office:value-type="float" office:value="0.795395970344543" calcext:value-type="float">
            <text:p>0.795395970344543</text:p>
          </table:table-cell>
          <table:table-cell table:number-columns-repeated="2"/>
        </table:table-row>
        <table:table-row table:style-name="ro1">
          <table:table-cell office:value-type="float" office:value="0.362304508686066" calcext:value-type="float">
            <text:p>0.362304508686066</text:p>
          </table:table-cell>
          <table:table-cell table:number-columns-repeated="2"/>
        </table:table-row>
        <table:table-row table:style-name="ro1">
          <table:table-cell office:value-type="float" office:value="0.68463921546936" calcext:value-type="float">
            <text:p>0.68463921546936</text:p>
          </table:table-cell>
          <table:table-cell table:number-columns-repeated="2"/>
        </table:table-row>
        <table:table-row table:style-name="ro1">
          <table:table-cell office:value-type="float" office:value="0.362936913967133" calcext:value-type="float">
            <text:p>0.362936913967133</text:p>
          </table:table-cell>
          <table:table-cell table:number-columns-repeated="2"/>
        </table:table-row>
        <table:table-row table:style-name="ro1">
          <table:table-cell office:value-type="float" office:value="0.757105946540833" calcext:value-type="float">
            <text:p>0.757105946540833</text:p>
          </table:table-cell>
          <table:table-cell table:number-columns-repeated="2"/>
        </table:table-row>
        <table:table-row table:style-name="ro1">
          <table:table-cell office:value-type="float" office:value="0.363700032234192" calcext:value-type="float">
            <text:p>0.363700032234192</text:p>
          </table:table-cell>
          <table:table-cell table:number-columns-repeated="2"/>
        </table:table-row>
        <table:table-row table:style-name="ro1">
          <table:table-cell office:value-type="float" office:value="0.849323332309723" calcext:value-type="float">
            <text:p>0.849323332309723</text:p>
          </table:table-cell>
          <table:table-cell table:number-columns-repeated="2"/>
        </table:table-row>
        <table:table-row table:style-name="ro1">
          <table:table-cell office:value-type="float" office:value="0.358354419469833" calcext:value-type="float">
            <text:p>0.358354419469833</text:p>
          </table:table-cell>
          <table:table-cell table:number-columns-repeated="2"/>
        </table:table-row>
        <table:table-row table:style-name="ro1">
          <table:table-cell office:value-type="float" office:value="0.799153447151184" calcext:value-type="float">
            <text:p>0.799153447151184</text:p>
          </table:table-cell>
          <table:table-cell table:number-columns-repeated="2"/>
        </table:table-row>
        <table:table-row table:style-name="ro1">
          <table:table-cell office:value-type="float" office:value="0.357250899076462" calcext:value-type="float">
            <text:p>0.357250899076462</text:p>
          </table:table-cell>
          <table:table-cell table:number-columns-repeated="2"/>
        </table:table-row>
        <table:table-row table:style-name="ro1">
          <table:table-cell office:value-type="float" office:value="0.867453634738922" calcext:value-type="float">
            <text:p>0.867453634738922</text:p>
          </table:table-cell>
          <table:table-cell table:number-columns-repeated="2"/>
        </table:table-row>
        <table:table-row table:style-name="ro1">
          <table:table-cell office:value-type="float" office:value="0.356943786144257" calcext:value-type="float">
            <text:p>0.356943786144257</text:p>
          </table:table-cell>
          <table:table-cell table:number-columns-repeated="2"/>
        </table:table-row>
        <table:table-row table:style-name="ro1">
          <table:table-cell office:value-type="float" office:value="0.835741937160492" calcext:value-type="float">
            <text:p>0.835741937160492</text:p>
          </table:table-cell>
          <table:table-cell table:number-columns-repeated="2"/>
        </table:table-row>
        <table:table-row table:style-name="ro1">
          <table:table-cell office:value-type="float" office:value="0.357110798358917" calcext:value-type="float">
            <text:p>0.357110798358917</text:p>
          </table:table-cell>
          <table:table-cell table:number-columns-repeated="2"/>
        </table:table-row>
        <table:table-row table:style-name="ro1">
          <table:table-cell office:value-type="float" office:value="0.903327345848084" calcext:value-type="float">
            <text:p>0.903327345848084</text:p>
          </table:table-cell>
          <table:table-cell table:number-columns-repeated="2"/>
        </table:table-row>
        <table:table-row table:style-name="ro1">
          <table:table-cell office:value-type="float" office:value="0.358633399009705" calcext:value-type="float">
            <text:p>0.358633399009705</text:p>
          </table:table-cell>
          <table:table-cell table:number-columns-repeated="2"/>
        </table:table-row>
        <table:table-row table:style-name="ro1">
          <table:table-cell office:value-type="float" office:value="0.929294645786285" calcext:value-type="float">
            <text:p>0.929294645786285</text:p>
          </table:table-cell>
          <table:table-cell table:number-columns-repeated="2"/>
        </table:table-row>
        <table:table-row table:style-name="ro1">
          <table:table-cell office:value-type="float" office:value="0.360580533742905" calcext:value-type="float">
            <text:p>0.360580533742905</text:p>
          </table:table-cell>
          <table:table-cell table:number-columns-repeated="2"/>
        </table:table-row>
        <table:table-row table:style-name="ro1">
          <table:table-cell office:value-type="float" office:value="0.914533257484436" calcext:value-type="float">
            <text:p>0.914533257484436</text:p>
          </table:table-cell>
          <table:table-cell table:number-columns-repeated="2"/>
        </table:table-row>
        <table:table-row table:style-name="ro1">
          <table:table-cell office:value-type="float" office:value="0.359349936246872" calcext:value-type="float">
            <text:p>0.359349936246872</text:p>
          </table:table-cell>
          <table:table-cell table:number-columns-repeated="2"/>
        </table:table-row>
        <table:table-row table:style-name="ro1">
          <table:table-cell office:value-type="float" office:value="0.893809676170349" calcext:value-type="float">
            <text:p>0.893809676170349</text:p>
          </table:table-cell>
          <table:table-cell table:number-columns-repeated="2"/>
        </table:table-row>
        <table:table-row table:style-name="ro1">
          <table:table-cell office:value-type="float" office:value="0.341631412506104" calcext:value-type="float">
            <text:p>0.341631412506104</text:p>
          </table:table-cell>
          <table:table-cell table:number-columns-repeated="2"/>
        </table:table-row>
        <table:table-row table:style-name="ro1">
          <table:table-cell office:value-type="float" office:value="0.36012601852417" calcext:value-type="float">
            <text:p>0.36012601852417</text:p>
          </table:table-cell>
          <table:table-cell table:number-columns-repeated="2"/>
        </table:table-row>
        <table:table-row table:style-name="ro1">
          <table:table-cell office:value-type="float" office:value="0.360389709472656" calcext:value-type="float">
            <text:p>0.360389709472656</text:p>
          </table:table-cell>
          <table:table-cell table:number-columns-repeated="2"/>
        </table:table-row>
        <table:table-row table:style-name="ro1">
          <table:table-cell office:value-type="float" office:value="0.359009623527527" calcext:value-type="float">
            <text:p>0.359009623527527</text:p>
          </table:table-cell>
          <table:table-cell table:number-columns-repeated="2"/>
        </table:table-row>
        <table:table-row table:style-name="ro1">
          <table:table-cell office:value-type="float" office:value="0.358965486288071" calcext:value-type="float">
            <text:p>0.358965486288071</text:p>
          </table:table-cell>
          <table:table-cell table:number-columns-repeated="2"/>
        </table:table-row>
        <table:table-row table:style-name="ro1">
          <table:table-cell office:value-type="float" office:value="0.326348155736923" calcext:value-type="float">
            <text:p>0.326348155736923</text:p>
          </table:table-cell>
          <table:table-cell table:number-columns-repeated="2"/>
        </table:table-row>
        <table:table-row table:style-name="ro1">
          <table:table-cell office:value-type="float" office:value="0.360473841428757" calcext:value-type="float">
            <text:p>0.360473841428757</text:p>
          </table:table-cell>
          <table:table-cell table:number-columns-repeated="2"/>
        </table:table-row>
        <table:table-row table:style-name="ro1">
          <table:table-cell office:value-type="float" office:value="0.312860935926437" calcext:value-type="float">
            <text:p>0.312860935926437</text:p>
          </table:table-cell>
          <table:table-cell table:number-columns-repeated="2"/>
        </table:table-row>
        <table:table-row table:style-name="ro1">
          <table:table-cell office:value-type="float" office:value="0.360519915819168" calcext:value-type="float">
            <text:p>0.360519915819168</text:p>
          </table:table-cell>
          <table:table-cell table:number-columns-repeated="2"/>
        </table:table-row>
        <table:table-row table:style-name="ro1">
          <table:table-cell office:value-type="float" office:value="0.376123040914535" calcext:value-type="float">
            <text:p>0.376123040914535</text:p>
          </table:table-cell>
          <table:table-cell table:number-columns-repeated="2"/>
        </table:table-row>
        <table:table-row table:style-name="ro1">
          <table:table-cell office:value-type="float" office:value="0.51871132850647" calcext:value-type="float">
            <text:p>0.51871132850647</text:p>
          </table:table-cell>
          <table:table-cell table:number-columns-repeated="2"/>
        </table:table-row>
        <table:table-row table:style-name="ro1">
          <table:table-cell office:value-type="float" office:value="0.375806450843811" calcext:value-type="float">
            <text:p>0.375806450843811</text:p>
          </table:table-cell>
          <table:table-cell table:number-columns-repeated="2"/>
        </table:table-row>
        <table:table-row table:style-name="ro1">
          <table:table-cell office:value-type="float" office:value="0.711993038654327" calcext:value-type="float">
            <text:p>0.711993038654327</text:p>
          </table:table-cell>
          <table:table-cell table:number-columns-repeated="2"/>
        </table:table-row>
        <table:table-row table:style-name="ro1">
          <table:table-cell office:value-type="float" office:value="0.376992493867874" calcext:value-type="float">
            <text:p>0.376992493867874</text:p>
          </table:table-cell>
          <table:table-cell table:number-columns-repeated="2"/>
        </table:table-row>
        <table:table-row table:style-name="ro1">
          <table:table-cell office:value-type="float" office:value="0.805822491645813" calcext:value-type="float">
            <text:p>0.805822491645813</text:p>
          </table:table-cell>
          <table:table-cell table:number-columns-repeated="2"/>
        </table:table-row>
        <table:table-row table:style-name="ro1">
          <table:table-cell office:value-type="float" office:value="0.377601623535156" calcext:value-type="float">
            <text:p>0.377601623535156</text:p>
          </table:table-cell>
          <table:table-cell table:number-columns-repeated="2"/>
        </table:table-row>
        <table:table-row table:style-name="ro1">
          <table:table-cell office:value-type="float" office:value="0.857882440090179" calcext:value-type="float">
            <text:p>0.857882440090179</text:p>
          </table:table-cell>
          <table:table-cell table:number-columns-repeated="2"/>
        </table:table-row>
        <table:table-row table:style-name="ro1">
          <table:table-cell office:value-type="float" office:value="0.379193127155304" calcext:value-type="float">
            <text:p>0.379193127155304</text:p>
          </table:table-cell>
          <table:table-cell table:number-columns-repeated="2"/>
        </table:table-row>
        <table:table-row table:style-name="ro1">
          <table:table-cell office:value-type="float" office:value="0.862876772880554" calcext:value-type="float">
            <text:p>0.862876772880554</text:p>
          </table:table-cell>
          <table:table-cell table:number-columns-repeated="2"/>
        </table:table-row>
        <table:table-row table:style-name="ro1">
          <table:table-cell office:value-type="float" office:value="0.380851775407791" calcext:value-type="float">
            <text:p>0.380851775407791</text:p>
          </table:table-cell>
          <table:table-cell table:number-columns-repeated="2"/>
        </table:table-row>
        <table:table-row table:style-name="ro1">
          <table:table-cell office:value-type="float" office:value="0.892544448375702" calcext:value-type="float">
            <text:p>0.892544448375702</text:p>
          </table:table-cell>
          <table:table-cell table:number-columns-repeated="2"/>
        </table:table-row>
        <table:table-row table:style-name="ro1">
          <table:table-cell office:value-type="float" office:value="0.379942893981934" calcext:value-type="float">
            <text:p>0.379942893981934</text:p>
          </table:table-cell>
          <table:table-cell table:number-columns-repeated="2"/>
        </table:table-row>
        <table:table-row table:style-name="ro1">
          <table:table-cell office:value-type="float" office:value="0.937776744365692" calcext:value-type="float">
            <text:p>0.937776744365692</text:p>
          </table:table-cell>
          <table:table-cell table:number-columns-repeated="2"/>
        </table:table-row>
        <table:table-row table:style-name="ro1">
          <table:table-cell office:value-type="float" office:value="0.381577223539352" calcext:value-type="float">
            <text:p>0.381577223539352</text:p>
          </table:table-cell>
          <table:table-cell table:number-columns-repeated="2"/>
        </table:table-row>
        <table:table-row table:style-name="ro1">
          <table:table-cell office:value-type="float" office:value="0.931904911994934" calcext:value-type="float">
            <text:p>0.931904911994934</text:p>
          </table:table-cell>
          <table:table-cell table:number-columns-repeated="2"/>
        </table:table-row>
        <table:table-row table:style-name="ro1">
          <table:table-cell office:value-type="float" office:value="0.380490869283676" calcext:value-type="float">
            <text:p>0.380490869283676</text:p>
          </table:table-cell>
          <table:table-cell table:number-columns-repeated="2"/>
        </table:table-row>
        <table:table-row table:style-name="ro1">
          <table:table-cell office:value-type="float" office:value="0.923876225948334" calcext:value-type="float">
            <text:p>0.923876225948334</text:p>
          </table:table-cell>
          <table:table-cell table:number-columns-repeated="2"/>
        </table:table-row>
        <table:table-row table:style-name="ro1">
          <table:table-cell office:value-type="float" office:value="0.383422046899796" calcext:value-type="float">
            <text:p>0.383422046899796</text:p>
          </table:table-cell>
          <table:table-cell table:number-columns-repeated="2"/>
        </table:table-row>
        <table:table-row table:style-name="ro1">
          <table:table-cell office:value-type="float" office:value="0.851729929447174" calcext:value-type="float">
            <text:p>0.851729929447174</text:p>
          </table:table-cell>
          <table:table-cell table:number-columns-repeated="2"/>
        </table:table-row>
        <table:table-row table:style-name="ro1">
          <table:table-cell office:value-type="float" office:value="0.384712010622024" calcext:value-type="float">
            <text:p>0.384712010622024</text:p>
          </table:table-cell>
          <table:table-cell table:number-columns-repeated="2"/>
        </table:table-row>
        <table:table-row table:style-name="ro1">
          <table:table-cell office:value-type="float" office:value="0.815567791461945" calcext:value-type="float">
            <text:p>0.815567791461945</text:p>
          </table:table-cell>
          <table:table-cell table:number-columns-repeated="2"/>
        </table:table-row>
        <table:table-row table:style-name="ro1">
          <table:table-cell office:value-type="float" office:value="0.38341161608696" calcext:value-type="float">
            <text:p>0.38341161608696</text:p>
          </table:table-cell>
          <table:table-cell table:number-columns-repeated="2"/>
        </table:table-row>
        <table:table-row table:style-name="ro1">
          <table:table-cell office:value-type="float" office:value="0.829784750938416" calcext:value-type="float">
            <text:p>0.829784750938416</text:p>
          </table:table-cell>
          <table:table-cell table:number-columns-repeated="2"/>
        </table:table-row>
        <table:table-row table:style-name="ro1">
          <table:table-cell office:value-type="float" office:value="0.375485807657242" calcext:value-type="float">
            <text:p>0.375485807657242</text:p>
          </table:table-cell>
          <table:table-cell table:number-columns-repeated="2"/>
        </table:table-row>
        <table:table-row table:style-name="ro1">
          <table:table-cell office:value-type="float" office:value="0.676432132720947" calcext:value-type="float">
            <text:p>0.676432132720947</text:p>
          </table:table-cell>
          <table:table-cell table:number-columns-repeated="2"/>
        </table:table-row>
        <table:table-row table:style-name="ro1">
          <table:table-cell office:value-type="float" office:value="0.374199569225311" calcext:value-type="float">
            <text:p>0.374199569225311</text:p>
          </table:table-cell>
          <table:table-cell table:number-columns-repeated="2"/>
        </table:table-row>
        <table:table-row table:style-name="ro1">
          <table:table-cell office:value-type="float" office:value="0.37407660484314" calcext:value-type="float">
            <text:p>0.37407660484314</text:p>
          </table:table-cell>
          <table:table-cell table:number-columns-repeated="2"/>
        </table:table-row>
        <table:table-row table:style-name="ro1">
          <table:table-cell office:value-type="float" office:value="0.371032625436783" calcext:value-type="float">
            <text:p>0.371032625436783</text:p>
          </table:table-cell>
          <table:table-cell table:number-columns-repeated="2"/>
        </table:table-row>
        <table:table-row table:style-name="ro1">
          <table:table-cell office:value-type="float" office:value="0.370781362056732" calcext:value-type="float">
            <text:p>0.370781362056732</text:p>
          </table:table-cell>
          <table:table-cell table:number-columns-repeated="2"/>
        </table:table-row>
        <table:table-row table:style-name="ro1">
          <table:table-cell office:value-type="float" office:value="0.370496362447739" calcext:value-type="float">
            <text:p>0.370496362447739</text:p>
          </table:table-cell>
          <table:table-cell table:number-columns-repeated="2"/>
        </table:table-row>
        <table:table-row table:style-name="ro1">
          <table:table-cell office:value-type="float" office:value="0.369611620903015" calcext:value-type="float">
            <text:p>0.369611620903015</text:p>
          </table:table-cell>
          <table:table-cell table:number-columns-repeated="2"/>
        </table:table-row>
        <table:table-row table:style-name="ro1">
          <table:table-cell office:value-type="float" office:value="0.36956575512886" calcext:value-type="float">
            <text:p>0.36956575512886</text:p>
          </table:table-cell>
          <table:table-cell table:number-columns-repeated="2"/>
        </table:table-row>
        <table:table-row table:style-name="ro1">
          <table:table-cell office:value-type="float" office:value="0.370846152305603" calcext:value-type="float">
            <text:p>0.370846152305603</text:p>
          </table:table-cell>
          <table:table-cell table:number-columns-repeated="2"/>
        </table:table-row>
        <table:table-row table:style-name="ro1">
          <table:table-cell office:value-type="float" office:value="0.369987577199936" calcext:value-type="float">
            <text:p>0.369987577199936</text:p>
          </table:table-cell>
          <table:table-cell table:number-columns-repeated="2"/>
        </table:table-row>
        <table:table-row table:style-name="ro1">
          <table:table-cell office:value-type="float" office:value="0.371013581752777" calcext:value-type="float">
            <text:p>0.371013581752777</text:p>
          </table:table-cell>
          <table:table-cell table:number-columns-repeated="2"/>
        </table:table-row>
        <table:table-row table:style-name="ro1">
          <table:table-cell office:value-type="float" office:value="0.383941799402237" calcext:value-type="float">
            <text:p>0.383941799402237</text:p>
          </table:table-cell>
          <table:table-cell table:number-columns-repeated="2"/>
        </table:table-row>
        <table:table-row table:style-name="ro1">
          <table:table-cell office:value-type="float" office:value="0.369698792695999" calcext:value-type="float">
            <text:p>0.369698792695999</text:p>
          </table:table-cell>
          <table:table-cell table:number-columns-repeated="2"/>
        </table:table-row>
        <table:table-row table:style-name="ro1">
          <table:table-cell office:value-type="float" office:value="0.370394468307495" calcext:value-type="float">
            <text:p>0.370394468307495</text:p>
          </table:table-cell>
          <table:table-cell table:number-columns-repeated="2"/>
        </table:table-row>
        <table:table-row table:style-name="ro1">
          <table:table-cell office:value-type="float" office:value="0.370022147893906" calcext:value-type="float">
            <text:p>0.370022147893906</text:p>
          </table:table-cell>
          <table:table-cell table:number-columns-repeated="2"/>
        </table:table-row>
        <table:table-row table:style-name="ro1">
          <table:table-cell office:value-type="float" office:value="0.370130360126495" calcext:value-type="float">
            <text:p>0.370130360126495</text:p>
          </table:table-cell>
          <table:table-cell table:number-columns-repeated="2"/>
        </table:table-row>
        <table:table-row table:style-name="ro1">
          <table:table-cell office:value-type="float" office:value="0.370663613080978" calcext:value-type="float">
            <text:p>0.370663613080978</text:p>
          </table:table-cell>
          <table:table-cell table:number-columns-repeated="2"/>
        </table:table-row>
        <table:table-row table:style-name="ro1">
          <table:table-cell office:value-type="float" office:value="0.370852559804916" calcext:value-type="float">
            <text:p>0.370852559804916</text:p>
          </table:table-cell>
          <table:table-cell table:number-columns-repeated="2"/>
        </table:table-row>
        <table:table-row table:style-name="ro1">
          <table:table-cell office:value-type="float" office:value="0.371059328317642" calcext:value-type="float">
            <text:p>0.371059328317642</text:p>
          </table:table-cell>
          <table:table-cell table:number-columns-repeated="2"/>
        </table:table-row>
        <table:table-row table:style-name="ro1">
          <table:table-cell office:value-type="float" office:value="0.381182700395584" calcext:value-type="float">
            <text:p>0.381182700395584</text:p>
          </table:table-cell>
          <table:table-cell table:number-columns-repeated="2"/>
        </table:table-row>
        <table:table-row table:style-name="ro1">
          <table:table-cell office:value-type="float" office:value="0.413837552070618" calcext:value-type="float">
            <text:p>0.413837552070618</text:p>
          </table:table-cell>
          <table:table-cell table:number-columns-repeated="2"/>
        </table:table-row>
        <table:table-row table:style-name="ro1">
          <table:table-cell office:value-type="float" office:value="0.413155347108841" calcext:value-type="float">
            <text:p>0.413155347108841</text:p>
          </table:table-cell>
          <table:table-cell table:number-columns-repeated="2"/>
        </table:table-row>
        <table:table-row table:style-name="ro1">
          <table:table-cell office:value-type="float" office:value="0.414976239204407" calcext:value-type="float">
            <text:p>0.414976239204407</text:p>
          </table:table-cell>
          <table:table-cell table:number-columns-repeated="2"/>
        </table:table-row>
        <table:table-row table:style-name="ro1">
          <table:table-cell office:value-type="float" office:value="0.410585671663284" calcext:value-type="float">
            <text:p>0.410585671663284</text:p>
          </table:table-cell>
          <table:table-cell table:number-columns-repeated="2"/>
        </table:table-row>
        <table:table-row table:style-name="ro1">
          <table:table-cell office:value-type="float" office:value="0.405965983867645" calcext:value-type="float">
            <text:p>0.405965983867645</text:p>
          </table:table-cell>
          <table:table-cell table:number-columns-repeated="2"/>
        </table:table-row>
        <table:table-row table:style-name="ro1">
          <table:table-cell office:value-type="float" office:value="0.405899584293366" calcext:value-type="float">
            <text:p>0.405899584293366</text:p>
          </table:table-cell>
          <table:table-cell table:number-columns-repeated="2"/>
        </table:table-row>
        <table:table-row table:style-name="ro1">
          <table:table-cell office:value-type="float" office:value="0.405414760112762" calcext:value-type="float">
            <text:p>0.405414760112762</text:p>
          </table:table-cell>
          <table:table-cell table:number-columns-repeated="2"/>
        </table:table-row>
        <table:table-row table:style-name="ro1">
          <table:table-cell office:value-type="float" office:value="0.403583109378815" calcext:value-type="float">
            <text:p>0.403583109378815</text:p>
          </table:table-cell>
          <table:table-cell table:number-columns-repeated="2"/>
        </table:table-row>
        <table:table-row table:style-name="ro1">
          <table:table-cell office:value-type="float" office:value="0.404222428798676" calcext:value-type="float">
            <text:p>0.404222428798676</text:p>
          </table:table-cell>
          <table:table-cell table:number-columns-repeated="2"/>
        </table:table-row>
        <table:table-row table:style-name="ro1">
          <table:table-cell office:value-type="float" office:value="0.402384966611862" calcext:value-type="float">
            <text:p>0.402384966611862</text:p>
          </table:table-cell>
          <table:table-cell table:number-columns-repeated="2"/>
        </table:table-row>
        <table:table-row table:style-name="ro1">
          <table:table-cell office:value-type="float" office:value="0.403309404850006" calcext:value-type="float">
            <text:p>0.403309404850006</text:p>
          </table:table-cell>
          <table:table-cell table:number-columns-repeated="2"/>
        </table:table-row>
        <table:table-row table:style-name="ro1">
          <table:table-cell office:value-type="float" office:value="0.40343165397644" calcext:value-type="float">
            <text:p>0.40343165397644</text:p>
          </table:table-cell>
          <table:table-cell table:number-columns-repeated="2"/>
        </table:table-row>
        <table:table-row table:style-name="ro1">
          <table:table-cell office:value-type="float" office:value="0.403451293706894" calcext:value-type="float">
            <text:p>0.403451293706894</text:p>
          </table:table-cell>
          <table:table-cell table:number-columns-repeated="2"/>
        </table:table-row>
        <table:table-row table:style-name="ro1">
          <table:table-cell office:value-type="float" office:value="0.402675658464432" calcext:value-type="float">
            <text:p>0.402675658464432</text:p>
          </table:table-cell>
          <table:table-cell table:number-columns-repeated="2"/>
        </table:table-row>
        <table:table-row table:style-name="ro1">
          <table:table-cell office:value-type="float" office:value="0.403438091278076" calcext:value-type="float">
            <text:p>0.403438091278076</text:p>
          </table:table-cell>
          <table:table-cell table:number-columns-repeated="2"/>
        </table:table-row>
        <table:table-row table:style-name="ro1">
          <table:table-cell office:value-type="float" office:value="0.396966606378555" calcext:value-type="float">
            <text:p>0.396966606378555</text:p>
          </table:table-cell>
          <table:table-cell table:number-columns-repeated="2"/>
        </table:table-row>
        <table:table-row table:style-name="ro1">
          <table:table-cell office:value-type="float" office:value="0.397485613822937" calcext:value-type="float">
            <text:p>0.397485613822937</text:p>
          </table:table-cell>
          <table:table-cell table:number-columns-repeated="2"/>
        </table:table-row>
        <table:table-row table:style-name="ro1">
          <table:table-cell office:value-type="float" office:value="0.399123638868332" calcext:value-type="float">
            <text:p>0.399123638868332</text:p>
          </table:table-cell>
          <table:table-cell table:number-columns-repeated="2"/>
        </table:table-row>
        <table:table-row table:style-name="ro1">
          <table:table-cell office:value-type="float" office:value="0.399162292480469" calcext:value-type="float">
            <text:p>0.399162292480469</text:p>
          </table:table-cell>
          <table:table-cell table:number-columns-repeated="2"/>
        </table:table-row>
        <table:table-row table:style-name="ro1">
          <table:table-cell office:value-type="float" office:value="0.397829800844193" calcext:value-type="float">
            <text:p>0.397829800844193</text:p>
          </table:table-cell>
          <table:table-cell table:number-columns-repeated="2"/>
        </table:table-row>
        <table:table-row table:style-name="ro1">
          <table:table-cell office:value-type="float" office:value="0.27856570482254" calcext:value-type="float">
            <text:p>0.27856570482254</text:p>
          </table:table-cell>
          <table:table-cell table:number-columns-repeated="2"/>
        </table:table-row>
        <table:table-row table:style-name="ro1">
          <table:table-cell office:value-type="float" office:value="0.398687601089478" calcext:value-type="float">
            <text:p>0.398687601089478</text:p>
          </table:table-cell>
          <table:table-cell table:number-columns-repeated="2"/>
        </table:table-row>
        <table:table-row table:style-name="ro1">
          <table:table-cell office:value-type="float" office:value="0.397895455360413" calcext:value-type="float">
            <text:p>0.397895455360413</text:p>
          </table:table-cell>
          <table:table-cell table:number-columns-repeated="2"/>
        </table:table-row>
        <table:table-row table:style-name="ro1">
          <table:table-cell office:value-type="float" office:value="0.397931009531021" calcext:value-type="float">
            <text:p>0.397931009531021</text:p>
          </table:table-cell>
          <table:table-cell table:number-columns-repeated="2"/>
        </table:table-row>
        <table:table-row table:style-name="ro1">
          <table:table-cell office:value-type="float" office:value="0.398304551839828" calcext:value-type="float">
            <text:p>0.398304551839828</text:p>
          </table:table-cell>
          <table:table-cell table:number-columns-repeated="2"/>
        </table:table-row>
        <table:table-row table:style-name="ro1">
          <table:table-cell office:value-type="float" office:value="0.398652881383896" calcext:value-type="float">
            <text:p>0.398652881383896</text:p>
          </table:table-cell>
          <table:table-cell table:number-columns-repeated="2"/>
        </table:table-row>
        <table:table-row table:style-name="ro1">
          <table:table-cell office:value-type="float" office:value="0.397834122180939" calcext:value-type="float">
            <text:p>0.397834122180939</text:p>
          </table:table-cell>
          <table:table-cell table:number-columns-repeated="2"/>
        </table:table-row>
        <table:table-row table:style-name="ro1">
          <table:table-cell office:value-type="float" office:value="0.368519216775894" calcext:value-type="float">
            <text:p>0.368519216775894</text:p>
          </table:table-cell>
          <table:table-cell table:number-columns-repeated="2"/>
        </table:table-row>
        <table:table-row table:style-name="ro1">
          <table:table-cell office:value-type="float" office:value="0.397775053977966" calcext:value-type="float">
            <text:p>0.397775053977966</text:p>
          </table:table-cell>
          <table:table-cell table:number-columns-repeated="2"/>
        </table:table-row>
        <table:table-row table:style-name="ro1">
          <table:table-cell office:value-type="float" office:value="0.345415234565735" calcext:value-type="float">
            <text:p>0.345415234565735</text:p>
          </table:table-cell>
          <table:table-cell table:number-columns-repeated="2"/>
        </table:table-row>
        <table:table-row table:style-name="ro1">
          <table:table-cell office:value-type="float" office:value="0.390123903751373" calcext:value-type="float">
            <text:p>0.390123903751373</text:p>
          </table:table-cell>
          <table:table-cell table:number-columns-repeated="2"/>
        </table:table-row>
        <table:table-row table:style-name="ro1">
          <table:table-cell office:value-type="float" office:value="0.286679983139038" calcext:value-type="float">
            <text:p>0.286679983139038</text:p>
          </table:table-cell>
          <table:table-cell table:number-columns-repeated="2"/>
        </table:table-row>
        <table:table-row table:style-name="ro1">
          <table:table-cell office:value-type="float" office:value="0.393190175294876" calcext:value-type="float">
            <text:p>0.393190175294876</text:p>
          </table:table-cell>
          <table:table-cell table:number-columns-repeated="2"/>
        </table:table-row>
        <table:table-row table:style-name="ro1">
          <table:table-cell office:value-type="float" office:value="0.393425107002258" calcext:value-type="float">
            <text:p>0.393425107002258</text:p>
          </table:table-cell>
          <table:table-cell table:number-columns-repeated="2"/>
        </table:table-row>
        <table:table-row table:style-name="ro1">
          <table:table-cell office:value-type="float" office:value="0.401329606771469" calcext:value-type="float">
            <text:p>0.401329606771469</text:p>
          </table:table-cell>
          <table:table-cell table:number-columns-repeated="2"/>
        </table:table-row>
        <table:table-row table:style-name="ro1">
          <table:table-cell office:value-type="float" office:value="0.40009269118309" calcext:value-type="float">
            <text:p>0.40009269118309</text:p>
          </table:table-cell>
          <table:table-cell table:number-columns-repeated="2"/>
        </table:table-row>
        <table:table-row table:style-name="ro1">
          <table:table-cell office:value-type="float" office:value="0.426354825496674" calcext:value-type="float">
            <text:p>0.426354825496674</text:p>
          </table:table-cell>
          <table:table-cell table:number-columns-repeated="2"/>
        </table:table-row>
        <table:table-row table:style-name="ro1">
          <table:table-cell office:value-type="float" office:value="0.426612973213196" calcext:value-type="float">
            <text:p>0.426612973213196</text:p>
          </table:table-cell>
          <table:table-cell table:number-columns-repeated="2"/>
        </table:table-row>
        <table:table-row table:style-name="ro1">
          <table:table-cell office:value-type="float" office:value="0.426441460847855" calcext:value-type="float">
            <text:p>0.426441460847855</text:p>
          </table:table-cell>
          <table:table-cell table:number-columns-repeated="2"/>
        </table:table-row>
        <table:table-row table:style-name="ro1">
          <table:table-cell office:value-type="float" office:value="0.426926791667938" calcext:value-type="float">
            <text:p>0.426926791667938</text:p>
          </table:table-cell>
          <table:table-cell table:number-columns-repeated="2"/>
        </table:table-row>
        <table:table-row table:style-name="ro1">
          <table:table-cell office:value-type="float" office:value="0.424759030342102" calcext:value-type="float">
            <text:p>0.424759030342102</text:p>
          </table:table-cell>
          <table:table-cell table:number-columns-repeated="2"/>
        </table:table-row>
        <table:table-row table:style-name="ro1">
          <table:table-cell office:value-type="float" office:value="0.424741953611374" calcext:value-type="float">
            <text:p>0.424741953611374</text:p>
          </table:table-cell>
          <table:table-cell table:number-columns-repeated="2"/>
        </table:table-row>
        <table:table-row table:style-name="ro1">
          <table:table-cell office:value-type="float" office:value="0.424318432807922" calcext:value-type="float">
            <text:p>0.424318432807922</text:p>
          </table:table-cell>
          <table:table-cell table:number-columns-repeated="2"/>
        </table:table-row>
        <table:table-row table:style-name="ro1">
          <table:table-cell office:value-type="float" office:value="0.435608506202698" calcext:value-type="float">
            <text:p>0.435608506202698</text:p>
          </table:table-cell>
          <table:table-cell table:number-columns-repeated="2"/>
        </table:table-row>
        <table:table-row table:style-name="ro1">
          <table:table-cell office:value-type="float" office:value="0.43877711892128" calcext:value-type="float">
            <text:p>0.43877711892128</text:p>
          </table:table-cell>
          <table:table-cell table:number-columns-repeated="2"/>
        </table:table-row>
        <table:table-row table:style-name="ro1">
          <table:table-cell office:value-type="float" office:value="0.438529491424561" calcext:value-type="float">
            <text:p>0.438529491424561</text:p>
          </table:table-cell>
          <table:table-cell table:number-columns-repeated="2"/>
        </table:table-row>
        <table:table-row table:style-name="ro1">
          <table:table-cell office:value-type="float" office:value="0.439796030521393" calcext:value-type="float">
            <text:p>0.439796030521393</text:p>
          </table:table-cell>
          <table:table-cell table:number-columns-repeated="2"/>
        </table:table-row>
        <table:table-row table:style-name="ro1">
          <table:table-cell office:value-type="float" office:value="0.439993143081665" calcext:value-type="float">
            <text:p>0.439993143081665</text:p>
          </table:table-cell>
          <table:table-cell table:number-columns-repeated="2"/>
        </table:table-row>
        <table:table-row table:style-name="ro1">
          <table:table-cell office:value-type="float" office:value="0.439439564943314" calcext:value-type="float">
            <text:p>0.439439564943314</text:p>
          </table:table-cell>
          <table:table-cell table:number-columns-repeated="2"/>
        </table:table-row>
        <table:table-row table:style-name="ro1">
          <table:table-cell office:value-type="float" office:value="0.438285529613495" calcext:value-type="float">
            <text:p>0.438285529613495</text:p>
          </table:table-cell>
          <table:table-cell table:number-columns-repeated="2"/>
        </table:table-row>
        <table:table-row table:style-name="ro1">
          <table:table-cell office:value-type="float" office:value="0.439263314008713" calcext:value-type="float">
            <text:p>0.439263314008713</text:p>
          </table:table-cell>
          <table:table-cell table:number-columns-repeated="2"/>
        </table:table-row>
        <table:table-row table:style-name="ro1">
          <table:table-cell office:value-type="float" office:value="0.438680648803711" calcext:value-type="float">
            <text:p>0.438680648803711</text:p>
          </table:table-cell>
          <table:table-cell table:number-columns-repeated="2"/>
        </table:table-row>
        <table:table-row table:style-name="ro1">
          <table:table-cell office:value-type="float" office:value="0.8922159075737" calcext:value-type="float">
            <text:p>0.8922159075737</text:p>
          </table:table-cell>
          <table:table-cell table:number-columns-repeated="2"/>
        </table:table-row>
        <table:table-row table:style-name="ro1">
          <table:table-cell office:value-type="float" office:value="0.438514024019241" calcext:value-type="float">
            <text:p>0.438514024019241</text:p>
          </table:table-cell>
          <table:table-cell table:number-columns-repeated="2"/>
        </table:table-row>
        <table:table-row table:style-name="ro1">
          <table:table-cell office:value-type="float" office:value="0.905575096607208" calcext:value-type="float">
            <text:p>0.905575096607208</text:p>
          </table:table-cell>
          <table:table-cell table:number-columns-repeated="2"/>
        </table:table-row>
        <table:table-row table:style-name="ro1">
          <table:table-cell office:value-type="float" office:value="0.437937349081039" calcext:value-type="float">
            <text:p>0.437937349081039</text:p>
          </table:table-cell>
          <table:table-cell table:number-columns-repeated="2"/>
        </table:table-row>
        <table:table-row table:style-name="ro1">
          <table:table-cell office:value-type="float" office:value="0.864417672157288" calcext:value-type="float">
            <text:p>0.864417672157288</text:p>
          </table:table-cell>
          <table:table-cell table:number-columns-repeated="2"/>
        </table:table-row>
        <table:table-row table:style-name="ro1">
          <table:table-cell office:value-type="float" office:value="0.439549505710602" calcext:value-type="float">
            <text:p>0.439549505710602</text:p>
          </table:table-cell>
          <table:table-cell table:number-columns-repeated="2"/>
        </table:table-row>
        <table:table-row table:style-name="ro1">
          <table:table-cell office:value-type="float" office:value="0.478464305400848" calcext:value-type="float">
            <text:p>0.478464305400848</text:p>
          </table:table-cell>
          <table:table-cell table:number-columns-repeated="2"/>
        </table:table-row>
        <table:table-row table:style-name="ro1">
          <table:table-cell office:value-type="float" office:value="0.430980712175369" calcext:value-type="float">
            <text:p>0.430980712175369</text:p>
          </table:table-cell>
          <table:table-cell table:number-columns-repeated="2"/>
        </table:table-row>
        <table:table-row table:style-name="ro1">
          <table:table-cell office:value-type="float" office:value="0.808414340019226" calcext:value-type="float">
            <text:p>0.808414340019226</text:p>
          </table:table-cell>
          <table:table-cell table:number-columns-repeated="2"/>
        </table:table-row>
        <table:table-row table:style-name="ro1">
          <table:table-cell office:value-type="float" office:value="0.431379050016403" calcext:value-type="float">
            <text:p>0.431379050016403</text:p>
          </table:table-cell>
          <table:table-cell table:number-columns-repeated="2"/>
        </table:table-row>
        <table:table-row table:style-name="ro1">
          <table:table-cell office:value-type="float" office:value="0.735866606235504" calcext:value-type="float">
            <text:p>0.735866606235504</text:p>
          </table:table-cell>
          <table:table-cell table:number-columns-repeated="2"/>
        </table:table-row>
        <table:table-row table:style-name="ro1">
          <table:table-cell office:value-type="float" office:value="0.431970179080963" calcext:value-type="float">
            <text:p>0.431970179080963</text:p>
          </table:table-cell>
          <table:table-cell table:number-columns-repeated="2"/>
        </table:table-row>
        <table:table-row table:style-name="ro1">
          <table:table-cell office:value-type="float" office:value="0.810212671756744" calcext:value-type="float">
            <text:p>0.810212671756744</text:p>
          </table:table-cell>
          <table:table-cell table:number-columns-repeated="2"/>
        </table:table-row>
        <table:table-row table:style-name="ro1">
          <table:table-cell office:value-type="float" office:value="0.430477172136307" calcext:value-type="float">
            <text:p>0.430477172136307</text:p>
          </table:table-cell>
          <table:table-cell table:number-columns-repeated="2"/>
        </table:table-row>
        <table:table-row table:style-name="ro1">
          <table:table-cell office:value-type="float" office:value="0.83609813451767" calcext:value-type="float">
            <text:p>0.83609813451767</text:p>
          </table:table-cell>
          <table:table-cell table:number-columns-repeated="2"/>
        </table:table-row>
        <table:table-row table:style-name="ro1">
          <table:table-cell office:value-type="float" office:value="0.43074443936348" calcext:value-type="float">
            <text:p>0.43074443936348</text:p>
          </table:table-cell>
          <table:table-cell table:number-columns-repeated="2"/>
        </table:table-row>
        <table:table-row table:style-name="ro1">
          <table:table-cell office:value-type="float" office:value="0.72923743724823" calcext:value-type="float">
            <text:p>0.72923743724823</text:p>
          </table:table-cell>
          <table:table-cell table:number-columns-repeated="2"/>
        </table:table-row>
        <table:table-row table:style-name="ro1">
          <table:table-cell office:value-type="float" office:value="0.429807633161545" calcext:value-type="float">
            <text:p>0.429807633161545</text:p>
          </table:table-cell>
          <table:table-cell table:number-columns-repeated="2"/>
        </table:table-row>
        <table:table-row table:style-name="ro1">
          <table:table-cell office:value-type="float" office:value="0.541097760200501" calcext:value-type="float">
            <text:p>0.541097760200501</text:p>
          </table:table-cell>
          <table:table-cell table:number-columns-repeated="2"/>
        </table:table-row>
        <table:table-row table:style-name="ro1">
          <table:table-cell office:value-type="float" office:value="0.429528623819351" calcext:value-type="float">
            <text:p>0.429528623819351</text:p>
          </table:table-cell>
          <table:table-cell table:number-columns-repeated="2"/>
        </table:table-row>
        <table:table-row table:style-name="ro1">
          <table:table-cell office:value-type="float" office:value="0.750339806079865" calcext:value-type="float">
            <text:p>0.750339806079865</text:p>
          </table:table-cell>
          <table:table-cell table:number-columns-repeated="2"/>
        </table:table-row>
        <table:table-row table:style-name="ro1">
          <table:table-cell office:value-type="float" office:value="0.427478343248367" calcext:value-type="float">
            <text:p>0.427478343248367</text:p>
          </table:table-cell>
          <table:table-cell table:number-columns-repeated="2"/>
        </table:table-row>
        <table:table-row table:style-name="ro1">
          <table:table-cell office:value-type="float" office:value="0.741904437541962" calcext:value-type="float">
            <text:p>0.741904437541962</text:p>
          </table:table-cell>
          <table:table-cell table:number-columns-repeated="2"/>
        </table:table-row>
        <table:table-row table:style-name="ro1">
          <table:table-cell office:value-type="float" office:value="0.426843613386154" calcext:value-type="float">
            <text:p>0.426843613386154</text:p>
          </table:table-cell>
          <table:table-cell table:number-columns-repeated="2"/>
        </table:table-row>
        <table:table-row table:style-name="ro1">
          <table:table-cell office:value-type="float" office:value="0.681661427021027" calcext:value-type="float">
            <text:p>0.681661427021027</text:p>
          </table:table-cell>
          <table:table-cell table:number-columns-repeated="2"/>
        </table:table-row>
        <table:table-row table:style-name="ro1">
          <table:table-cell office:value-type="float" office:value="0.427148520946503" calcext:value-type="float">
            <text:p>0.427148520946503</text:p>
          </table:table-cell>
          <table:table-cell table:number-columns-repeated="2"/>
        </table:table-row>
        <table:table-row table:style-name="ro1">
          <table:table-cell office:value-type="float" office:value="0.687380909919739" calcext:value-type="float">
            <text:p>0.687380909919739</text:p>
          </table:table-cell>
          <table:table-cell table:number-columns-repeated="2"/>
        </table:table-row>
        <table:table-row table:style-name="ro1">
          <table:table-cell office:value-type="float" office:value="0.426821053028107" calcext:value-type="float">
            <text:p>0.426821053028107</text:p>
          </table:table-cell>
          <table:table-cell table:number-columns-repeated="2"/>
        </table:table-row>
        <table:table-row table:style-name="ro1">
          <table:table-cell office:value-type="float" office:value="0.716135621070862" calcext:value-type="float">
            <text:p>0.716135621070862</text:p>
          </table:table-cell>
          <table:table-cell table:number-columns-repeated="2"/>
        </table:table-row>
        <table:table-row table:style-name="ro1">
          <table:table-cell office:value-type="float" office:value="0.426559895277023" calcext:value-type="float">
            <text:p>0.426559895277023</text:p>
          </table:table-cell>
          <table:table-cell table:number-columns-repeated="2"/>
        </table:table-row>
        <table:table-row table:style-name="ro1">
          <table:table-cell office:value-type="float" office:value="0.766825020313263" calcext:value-type="float">
            <text:p>0.766825020313263</text:p>
          </table:table-cell>
          <table:table-cell table:number-columns-repeated="2"/>
        </table:table-row>
        <table:table-row table:style-name="ro1">
          <table:table-cell office:value-type="float" office:value="0.423846662044525" calcext:value-type="float">
            <text:p>0.423846662044525</text:p>
          </table:table-cell>
          <table:table-cell table:number-columns-repeated="2"/>
        </table:table-row>
        <table:table-row table:style-name="ro1">
          <table:table-cell office:value-type="float" office:value="0.75848001241684" calcext:value-type="float">
            <text:p>0.75848001241684</text:p>
          </table:table-cell>
          <table:table-cell table:number-columns-repeated="2"/>
        </table:table-row>
        <table:table-row table:style-name="ro1">
          <table:table-cell office:value-type="float" office:value="0.420125991106033" calcext:value-type="float">
            <text:p>0.420125991106033</text:p>
          </table:table-cell>
          <table:table-cell table:number-columns-repeated="2"/>
        </table:table-row>
        <table:table-row table:style-name="ro1">
          <table:table-cell office:value-type="float" office:value="0.772302329540253" calcext:value-type="float">
            <text:p>0.772302329540253</text:p>
          </table:table-cell>
          <table:table-cell table:number-columns-repeated="2"/>
        </table:table-row>
        <table:table-row table:style-name="ro1">
          <table:table-cell office:value-type="float" office:value="0.41949537396431" calcext:value-type="float">
            <text:p>0.41949537396431</text:p>
          </table:table-cell>
          <table:table-cell table:number-columns-repeated="2"/>
        </table:table-row>
        <table:table-row table:style-name="ro1">
          <table:table-cell office:value-type="float" office:value="0.74303525686264" calcext:value-type="float">
            <text:p>0.74303525686264</text:p>
          </table:table-cell>
          <table:table-cell table:number-columns-repeated="2"/>
        </table:table-row>
        <table:table-row table:style-name="ro1">
          <table:table-cell office:value-type="float" office:value="0.419612139463425" calcext:value-type="float">
            <text:p>0.419612139463425</text:p>
          </table:table-cell>
          <table:table-cell table:number-columns-repeated="2"/>
        </table:table-row>
        <table:table-row table:style-name="ro1">
          <table:table-cell office:value-type="float" office:value="0.749928176403046" calcext:value-type="float">
            <text:p>0.749928176403046</text:p>
          </table:table-cell>
          <table:table-cell table:number-columns-repeated="2"/>
        </table:table-row>
        <table:table-row table:style-name="ro1">
          <table:table-cell office:value-type="float" office:value="0.424239963293076" calcext:value-type="float">
            <text:p>0.424239963293076</text:p>
          </table:table-cell>
          <table:table-cell table:number-columns-repeated="2"/>
        </table:table-row>
        <table:table-row table:style-name="ro1">
          <table:table-cell office:value-type="float" office:value="0.7597776055336" calcext:value-type="float">
            <text:p>0.7597776055336</text:p>
          </table:table-cell>
          <table:table-cell table:number-columns-repeated="2"/>
        </table:table-row>
        <table:table-row table:style-name="ro1">
          <table:table-cell office:value-type="float" office:value="0.419414937496185" calcext:value-type="float">
            <text:p>0.419414937496185</text:p>
          </table:table-cell>
          <table:table-cell table:number-columns-repeated="2"/>
        </table:table-row>
        <table:table-row table:style-name="ro1">
          <table:table-cell office:value-type="float" office:value="0.728385090827942" calcext:value-type="float">
            <text:p>0.728385090827942</text:p>
          </table:table-cell>
          <table:table-cell table:number-columns-repeated="2"/>
        </table:table-row>
        <table:table-row table:style-name="ro1">
          <table:table-cell office:value-type="float" office:value="0.418047457933426" calcext:value-type="float">
            <text:p>0.418047457933426</text:p>
          </table:table-cell>
          <table:table-cell table:number-columns-repeated="2"/>
        </table:table-row>
        <table:table-row table:style-name="ro1">
          <table:table-cell office:value-type="float" office:value="0.715869307518005" calcext:value-type="float">
            <text:p>0.715869307518005</text:p>
          </table:table-cell>
          <table:table-cell table:number-columns-repeated="2"/>
        </table:table-row>
        <table:table-row table:style-name="ro1">
          <table:table-cell office:value-type="float" office:value="0.422356426715851" calcext:value-type="float">
            <text:p>0.422356426715851</text:p>
          </table:table-cell>
          <table:table-cell table:number-columns-repeated="2"/>
        </table:table-row>
        <table:table-row table:style-name="ro1">
          <table:table-cell office:value-type="float" office:value="0.720182418823242" calcext:value-type="float">
            <text:p>0.720182418823242</text:p>
          </table:table-cell>
          <table:table-cell table:number-columns-repeated="2"/>
        </table:table-row>
        <table:table-row table:style-name="ro1">
          <table:table-cell office:value-type="float" office:value="0.422574430704117" calcext:value-type="float">
            <text:p>0.422574430704117</text:p>
          </table:table-cell>
          <table:table-cell table:number-columns-repeated="2"/>
        </table:table-row>
        <table:table-row table:style-name="ro1">
          <table:table-cell office:value-type="float" office:value="0.719609022140503" calcext:value-type="float">
            <text:p>0.719609022140503</text:p>
          </table:table-cell>
          <table:table-cell table:number-columns-repeated="2"/>
        </table:table-row>
        <table:table-row table:style-name="ro1">
          <table:table-cell office:value-type="float" office:value="0.424156010150909" calcext:value-type="float">
            <text:p>0.424156010150909</text:p>
          </table:table-cell>
          <table:table-cell table:number-columns-repeated="2"/>
        </table:table-row>
        <table:table-row table:style-name="ro1">
          <table:table-cell office:value-type="float" office:value="0.735808372497559" calcext:value-type="float">
            <text:p>0.735808372497559</text:p>
          </table:table-cell>
          <table:table-cell table:number-columns-repeated="2"/>
        </table:table-row>
        <table:table-row table:style-name="ro1">
          <table:table-cell office:value-type="float" office:value="0.425355315208435" calcext:value-type="float">
            <text:p>0.425355315208435</text:p>
          </table:table-cell>
          <table:table-cell table:number-columns-repeated="2"/>
        </table:table-row>
        <table:table-row table:style-name="ro1">
          <table:table-cell office:value-type="float" office:value="0.766516625881195" calcext:value-type="float">
            <text:p>0.766516625881195</text:p>
          </table:table-cell>
          <table:table-cell table:number-columns-repeated="2"/>
        </table:table-row>
        <table:table-row table:style-name="ro1">
          <table:table-cell office:value-type="float" office:value="0.417706698179245" calcext:value-type="float">
            <text:p>0.417706698179245</text:p>
          </table:table-cell>
          <table:table-cell table:number-columns-repeated="2"/>
        </table:table-row>
        <table:table-row table:style-name="ro1">
          <table:table-cell office:value-type="float" office:value="0.723828792572022" calcext:value-type="float">
            <text:p>0.723828792572022</text:p>
          </table:table-cell>
          <table:table-cell table:number-columns-repeated="2"/>
        </table:table-row>
        <table:table-row table:style-name="ro1">
          <table:table-cell office:value-type="float" office:value="0.424394488334656" calcext:value-type="float">
            <text:p>0.424394488334656</text:p>
          </table:table-cell>
          <table:table-cell table:number-columns-repeated="2"/>
        </table:table-row>
        <table:table-row table:style-name="ro1">
          <table:table-cell office:value-type="float" office:value="0.641345977783203" calcext:value-type="float">
            <text:p>0.641345977783203</text:p>
          </table:table-cell>
          <table:table-cell table:number-columns-repeated="2"/>
        </table:table-row>
        <table:table-row table:style-name="ro1">
          <table:table-cell office:value-type="float" office:value="0.423195421695709" calcext:value-type="float">
            <text:p>0.423195421695709</text:p>
          </table:table-cell>
          <table:table-cell table:number-columns-repeated="2"/>
        </table:table-row>
        <table:table-row table:style-name="ro1">
          <table:table-cell office:value-type="float" office:value="0.519051015377045" calcext:value-type="float">
            <text:p>0.519051015377045</text:p>
          </table:table-cell>
          <table:table-cell table:number-columns-repeated="2"/>
        </table:table-row>
        <table:table-row table:style-name="ro1">
          <table:table-cell office:value-type="float" office:value="0.424051076173782" calcext:value-type="float">
            <text:p>0.424051076173782</text:p>
          </table:table-cell>
          <table:table-cell table:number-columns-repeated="2"/>
        </table:table-row>
        <table:table-row table:style-name="ro1">
          <table:table-cell office:value-type="float" office:value="0.625555574893951" calcext:value-type="float">
            <text:p>0.625555574893951</text:p>
          </table:table-cell>
          <table:table-cell table:number-columns-repeated="2"/>
        </table:table-row>
        <table:table-row table:style-name="ro1">
          <table:table-cell office:value-type="float" office:value="0.422302156686783" calcext:value-type="float">
            <text:p>0.422302156686783</text:p>
          </table:table-cell>
          <table:table-cell table:number-columns-repeated="2"/>
        </table:table-row>
        <table:table-row table:style-name="ro1">
          <table:table-cell office:value-type="float" office:value="0.518430590629578" calcext:value-type="float">
            <text:p>0.518430590629578</text:p>
          </table:table-cell>
          <table:table-cell table:number-columns-repeated="2"/>
        </table:table-row>
        <table:table-row table:style-name="ro1">
          <table:table-cell office:value-type="float" office:value="0.422122597694397" calcext:value-type="float">
            <text:p>0.422122597694397</text:p>
          </table:table-cell>
          <table:table-cell table:number-columns-repeated="2"/>
        </table:table-row>
        <table:table-row table:style-name="ro1">
          <table:table-cell office:value-type="float" office:value="0.482625514268875" calcext:value-type="float">
            <text:p>0.482625514268875</text:p>
          </table:table-cell>
          <table:table-cell table:number-columns-repeated="2"/>
        </table:table-row>
        <table:table-row table:style-name="ro1">
          <table:table-cell office:value-type="float" office:value="0.422514319419861" calcext:value-type="float">
            <text:p>0.422514319419861</text:p>
          </table:table-cell>
          <table:table-cell table:number-columns-repeated="2"/>
        </table:table-row>
        <table:table-row table:style-name="ro1">
          <table:table-cell office:value-type="float" office:value="0.651663839817047" calcext:value-type="float">
            <text:p>0.651663839817047</text:p>
          </table:table-cell>
          <table:table-cell table:number-columns-repeated="2"/>
        </table:table-row>
        <table:table-row table:style-name="ro1">
          <table:table-cell office:value-type="float" office:value="0.376644670963287" calcext:value-type="float">
            <text:p>0.376644670963287</text:p>
          </table:table-cell>
          <table:table-cell table:number-columns-repeated="2"/>
        </table:table-row>
        <table:table-row table:style-name="ro1">
          <table:table-cell office:value-type="float" office:value="0.42201828956604" calcext:value-type="float">
            <text:p>0.42201828956604</text:p>
          </table:table-cell>
          <table:table-cell table:number-columns-repeated="2"/>
        </table:table-row>
        <table:table-row table:style-name="ro1">
          <table:table-cell office:value-type="float" office:value="0.422068744897842" calcext:value-type="float">
            <text:p>0.422068744897842</text:p>
          </table:table-cell>
          <table:table-cell table:number-columns-repeated="2"/>
        </table:table-row>
        <table:table-row table:style-name="ro1">
          <table:table-cell office:value-type="float" office:value="0.422390967607498" calcext:value-type="float">
            <text:p>0.422390967607498</text:p>
          </table:table-cell>
          <table:table-cell table:number-columns-repeated="2"/>
        </table:table-row>
        <table:table-row table:style-name="ro1">
          <table:table-cell office:value-type="float" office:value="0.422965466976166" calcext:value-type="float">
            <text:p>0.422965466976166</text:p>
          </table:table-cell>
          <table:table-cell table:number-columns-repeated="2"/>
        </table:table-row>
        <table:table-row table:style-name="ro1">
          <table:table-cell office:value-type="float" office:value="0.422810137271881" calcext:value-type="float">
            <text:p>0.422810137271881</text:p>
          </table:table-cell>
          <table:table-cell table:number-columns-repeated="2"/>
        </table:table-row>
        <table:table-row table:style-name="ro1">
          <table:table-cell office:value-type="float" office:value="0.485201209783554" calcext:value-type="float">
            <text:p>0.485201209783554</text:p>
          </table:table-cell>
          <table:table-cell table:number-columns-repeated="2"/>
        </table:table-row>
        <table:table-row table:style-name="ro1">
          <table:table-cell office:value-type="float" office:value="0.422908008098602" calcext:value-type="float">
            <text:p>0.422908008098602</text:p>
          </table:table-cell>
          <table:table-cell table:number-columns-repeated="2"/>
        </table:table-row>
        <table:table-row table:style-name="ro1">
          <table:table-cell office:value-type="float" office:value="0.435286641120911" calcext:value-type="float">
            <text:p>0.435286641120911</text:p>
          </table:table-cell>
          <table:table-cell table:number-columns-repeated="2"/>
        </table:table-row>
        <table:table-row table:style-name="ro1">
          <table:table-cell office:value-type="float" office:value="0.435407638549805" calcext:value-type="float">
            <text:p>0.435407638549805</text:p>
          </table:table-cell>
          <table:table-cell table:number-columns-repeated="2"/>
        </table:table-row>
        <table:table-row table:style-name="ro1">
          <table:table-cell office:value-type="float" office:value="0.433627337217331" calcext:value-type="float">
            <text:p>0.433627337217331</text:p>
          </table:table-cell>
          <table:table-cell table:number-columns-repeated="2"/>
        </table:table-row>
        <table:table-row table:style-name="ro1">
          <table:table-cell office:value-type="float" office:value="0.43332451581955" calcext:value-type="float">
            <text:p>0.43332451581955</text:p>
          </table:table-cell>
          <table:table-cell table:number-columns-repeated="2"/>
        </table:table-row>
        <table:table-row table:style-name="ro1">
          <table:table-cell office:value-type="float" office:value="0.433343589305878" calcext:value-type="float">
            <text:p>0.433343589305878</text:p>
          </table:table-cell>
          <table:table-cell table:number-columns-repeated="2"/>
        </table:table-row>
        <table:table-row table:style-name="ro1">
          <table:table-cell office:value-type="float" office:value="0.433293849229813" calcext:value-type="float">
            <text:p>0.433293849229813</text:p>
          </table:table-cell>
          <table:table-cell table:number-columns-repeated="2"/>
        </table:table-row>
        <table:table-row table:style-name="ro1">
          <table:table-cell office:value-type="float" office:value="0.433317840099335" calcext:value-type="float">
            <text:p>0.433317840099335</text:p>
          </table:table-cell>
          <table:table-cell table:number-columns-repeated="2"/>
        </table:table-row>
        <table:table-row table:style-name="ro1">
          <table:table-cell office:value-type="float" office:value="0.432293593883514" calcext:value-type="float">
            <text:p>0.432293593883514</text:p>
          </table:table-cell>
          <table:table-cell table:number-columns-repeated="2"/>
        </table:table-row>
        <table:table-row table:style-name="ro1">
          <table:table-cell office:value-type="float" office:value="0.432730555534363" calcext:value-type="float">
            <text:p>0.432730555534363</text:p>
          </table:table-cell>
          <table:table-cell table:number-columns-repeated="2"/>
        </table:table-row>
        <table:table-row table:style-name="ro1">
          <table:table-cell office:value-type="float" office:value="0.509147047996521" calcext:value-type="float">
            <text:p>0.509147047996521</text:p>
          </table:table-cell>
          <table:table-cell table:number-columns-repeated="2"/>
        </table:table-row>
        <table:table-row table:style-name="ro1">
          <table:table-cell office:value-type="float" office:value="0.421616345643997" calcext:value-type="float">
            <text:p>0.421616345643997</text:p>
          </table:table-cell>
          <table:table-cell table:number-columns-repeated="2"/>
        </table:table-row>
        <table:table-row table:style-name="ro1">
          <table:table-cell office:value-type="float" office:value="0.424675136804581" calcext:value-type="float">
            <text:p>0.424675136804581</text:p>
          </table:table-cell>
          <table:table-cell table:number-columns-repeated="2"/>
        </table:table-row>
        <table:table-row table:style-name="ro1">
          <table:table-cell office:value-type="float" office:value="0.423681437969208" calcext:value-type="float">
            <text:p>0.423681437969208</text:p>
          </table:table-cell>
          <table:table-cell table:number-columns-repeated="2"/>
        </table:table-row>
        <table:table-row table:style-name="ro1">
          <table:table-cell office:value-type="float" office:value="0.405251950025559" calcext:value-type="float">
            <text:p>0.405251950025559</text:p>
          </table:table-cell>
          <table:table-cell table:number-columns-repeated="2"/>
        </table:table-row>
        <table:table-row table:style-name="ro1">
          <table:table-cell office:value-type="float" office:value="0.403445303440094" calcext:value-type="float">
            <text:p>0.403445303440094</text:p>
          </table:table-cell>
          <table:table-cell table:number-columns-repeated="2"/>
        </table:table-row>
        <table:table-row table:style-name="ro1">
          <table:table-cell office:value-type="float" office:value="0.403515964746475" calcext:value-type="float">
            <text:p>0.403515964746475</text:p>
          </table:table-cell>
          <table:table-cell table:number-columns-repeated="2"/>
        </table:table-row>
        <table:table-row table:style-name="ro1">
          <table:table-cell office:value-type="float" office:value="0.40404748916626" calcext:value-type="float">
            <text:p>0.40404748916626</text:p>
          </table:table-cell>
          <table:table-cell table:number-columns-repeated="2"/>
        </table:table-row>
        <table:table-row table:style-name="ro1">
          <table:table-cell office:value-type="float" office:value="0.402286291122436" calcext:value-type="float">
            <text:p>0.402286291122436</text:p>
          </table:table-cell>
          <table:table-cell table:number-columns-repeated="2"/>
        </table:table-row>
        <table:table-row table:style-name="ro1">
          <table:table-cell office:value-type="float" office:value="0.403172612190247" calcext:value-type="float">
            <text:p>0.403172612190247</text:p>
          </table:table-cell>
          <table:table-cell table:number-columns-repeated="2"/>
        </table:table-row>
        <table:table-row table:style-name="ro1">
          <table:table-cell office:value-type="float" office:value="0.401433199644089" calcext:value-type="float">
            <text:p>0.401433199644089</text:p>
          </table:table-cell>
          <table:table-cell table:number-columns-repeated="2"/>
        </table:table-row>
        <table:table-row table:style-name="ro1">
          <table:table-cell office:value-type="float" office:value="0.402541935443878" calcext:value-type="float">
            <text:p>0.402541935443878</text:p>
          </table:table-cell>
          <table:table-cell table:number-columns-repeated="2"/>
        </table:table-row>
        <table:table-row table:style-name="ro1">
          <table:table-cell office:value-type="float" office:value="0.40289905667305" calcext:value-type="float">
            <text:p>0.40289905667305</text:p>
          </table:table-cell>
          <table:table-cell table:number-columns-repeated="2"/>
        </table:table-row>
        <table:table-row table:style-name="ro1">
          <table:table-cell office:value-type="float" office:value="0.40251687169075" calcext:value-type="float">
            <text:p>0.40251687169075</text:p>
          </table:table-cell>
          <table:table-cell table:number-columns-repeated="2"/>
        </table:table-row>
        <table:table-row table:style-name="ro1">
          <table:table-cell office:value-type="float" office:value="0.406087577342987" calcext:value-type="float">
            <text:p>0.406087577342987</text:p>
          </table:table-cell>
          <table:table-cell table:number-columns-repeated="2"/>
        </table:table-row>
        <table:table-row table:style-name="ro1">
          <table:table-cell office:value-type="float" office:value="0.405716210603714" calcext:value-type="float">
            <text:p>0.405716210603714</text:p>
          </table:table-cell>
          <table:table-cell table:number-columns-repeated="2"/>
        </table:table-row>
        <table:table-row table:style-name="ro1">
          <table:table-cell office:value-type="float" office:value="0.406845420598984" calcext:value-type="float">
            <text:p>0.406845420598984</text:p>
          </table:table-cell>
          <table:table-cell table:number-columns-repeated="2"/>
        </table:table-row>
        <table:table-row table:style-name="ro1">
          <table:table-cell office:value-type="float" office:value="0.40715417265892" calcext:value-type="float">
            <text:p>0.40715417265892</text:p>
          </table:table-cell>
          <table:table-cell table:number-columns-repeated="2"/>
        </table:table-row>
        <table:table-row table:style-name="ro1">
          <table:table-cell office:value-type="float" office:value="0.406048774719238" calcext:value-type="float">
            <text:p>0.406048774719238</text:p>
          </table:table-cell>
          <table:table-cell table:number-columns-repeated="2"/>
        </table:table-row>
        <table:table-row table:style-name="ro1">
          <table:table-cell office:value-type="float" office:value="0.406636834144592" calcext:value-type="float">
            <text:p>0.406636834144592</text:p>
          </table:table-cell>
          <table:table-cell table:number-columns-repeated="2"/>
        </table:table-row>
        <table:table-row table:style-name="ro1">
          <table:table-cell office:value-type="float" office:value="0.406866937875748" calcext:value-type="float">
            <text:p>0.406866937875748</text:p>
          </table:table-cell>
          <table:table-cell table:number-columns-repeated="2"/>
        </table:table-row>
        <table:table-row table:style-name="ro1">
          <table:table-cell office:value-type="float" office:value="0.405833512544632" calcext:value-type="float">
            <text:p>0.405833512544632</text:p>
          </table:table-cell>
          <table:table-cell table:number-columns-repeated="2"/>
        </table:table-row>
        <table:table-row table:style-name="ro1">
          <table:table-cell office:value-type="float" office:value="0.404765069484711" calcext:value-type="float">
            <text:p>0.404765069484711</text:p>
          </table:table-cell>
          <table:table-cell table:number-columns-repeated="2"/>
        </table:table-row>
        <table:table-row table:style-name="ro1">
          <table:table-cell office:value-type="float" office:value="0.405918776988983" calcext:value-type="float">
            <text:p>0.405918776988983</text:p>
          </table:table-cell>
          <table:table-cell table:number-columns-repeated="2"/>
        </table:table-row>
        <table:table-row table:style-name="ro1">
          <table:table-cell office:value-type="float" office:value="0.406064867973328" calcext:value-type="float">
            <text:p>0.406064867973328</text:p>
          </table:table-cell>
          <table:table-cell table:number-columns-repeated="2"/>
        </table:table-row>
        <table:table-row table:style-name="ro1">
          <table:table-cell office:value-type="float" office:value="0.405869990587235" calcext:value-type="float">
            <text:p>0.405869990587235</text:p>
          </table:table-cell>
          <table:table-cell table:number-columns-repeated="2"/>
        </table:table-row>
        <table:table-row table:style-name="ro1">
          <table:table-cell office:value-type="float" office:value="0.404135406017303" calcext:value-type="float">
            <text:p>0.404135406017303</text:p>
          </table:table-cell>
          <table:table-cell table:number-columns-repeated="2"/>
        </table:table-row>
        <table:table-row table:style-name="ro1">
          <table:table-cell office:value-type="float" office:value="0.404363244771957" calcext:value-type="float">
            <text:p>0.404363244771957</text:p>
          </table:table-cell>
          <table:table-cell table:number-columns-repeated="2"/>
        </table:table-row>
        <table:table-row table:style-name="ro1">
          <table:table-cell office:value-type="float" office:value="0.409743160009384" calcext:value-type="float">
            <text:p>0.409743160009384</text:p>
          </table:table-cell>
          <table:table-cell table:number-columns-repeated="2"/>
        </table:table-row>
        <table:table-row table:style-name="ro1">
          <table:table-cell office:value-type="float" office:value="0.409324049949646" calcext:value-type="float">
            <text:p>0.409324049949646</text:p>
          </table:table-cell>
          <table:table-cell table:number-columns-repeated="2"/>
        </table:table-row>
        <table:table-row table:style-name="ro1">
          <table:table-cell office:value-type="float" office:value="0.41057625412941" calcext:value-type="float">
            <text:p>0.41057625412941</text:p>
          </table:table-cell>
          <table:table-cell table:number-columns-repeated="2"/>
        </table:table-row>
        <table:table-row table:style-name="ro1">
          <table:table-cell office:value-type="float" office:value="0.411080896854401" calcext:value-type="float">
            <text:p>0.411080896854401</text:p>
          </table:table-cell>
          <table:table-cell table:number-columns-repeated="2"/>
        </table:table-row>
        <table:table-row table:style-name="ro1">
          <table:table-cell office:value-type="float" office:value="0.409647256135941" calcext:value-type="float">
            <text:p>0.409647256135941</text:p>
          </table:table-cell>
          <table:table-cell table:number-columns-repeated="2"/>
        </table:table-row>
        <table:table-row table:style-name="ro1">
          <table:table-cell office:value-type="float" office:value="0.401116460561752" calcext:value-type="float">
            <text:p>0.401116460561752</text:p>
          </table:table-cell>
          <table:table-cell table:number-columns-repeated="2"/>
        </table:table-row>
        <table:table-row table:style-name="ro1">
          <table:table-cell office:value-type="float" office:value="0.40067195892334" calcext:value-type="float">
            <text:p>0.40067195892334</text:p>
          </table:table-cell>
          <table:table-cell table:number-columns-repeated="2"/>
        </table:table-row>
        <table:table-row table:style-name="ro1">
          <table:table-cell office:value-type="float" office:value="0.398465573787689" calcext:value-type="float">
            <text:p>0.398465573787689</text:p>
          </table:table-cell>
          <table:table-cell table:number-columns-repeated="2"/>
        </table:table-row>
        <table:table-row table:style-name="ro1">
          <table:table-cell office:value-type="float" office:value="0.394653648138046" calcext:value-type="float">
            <text:p>0.394653648138046</text:p>
          </table:table-cell>
          <table:table-cell table:number-columns-repeated="2"/>
        </table:table-row>
        <table:table-row table:style-name="ro1">
          <table:table-cell office:value-type="float" office:value="0.395175814628601" calcext:value-type="float">
            <text:p>0.395175814628601</text:p>
          </table:table-cell>
          <table:table-cell table:number-columns-repeated="2"/>
        </table:table-row>
        <table:table-row table:style-name="ro1">
          <table:table-cell office:value-type="float" office:value="0.393657296895981" calcext:value-type="float">
            <text:p>0.393657296895981</text:p>
          </table:table-cell>
          <table:table-cell table:number-columns-repeated="2"/>
        </table:table-row>
        <table:table-row table:style-name="ro1">
          <table:table-cell office:value-type="float" office:value="0.397189795970917" calcext:value-type="float">
            <text:p>0.397189795970917</text:p>
          </table:table-cell>
          <table:table-cell table:number-columns-repeated="2"/>
        </table:table-row>
        <table:table-row table:style-name="ro1">
          <table:table-cell office:value-type="float" office:value="0.398728221654892" calcext:value-type="float">
            <text:p>0.398728221654892</text:p>
          </table:table-cell>
          <table:table-cell table:number-columns-repeated="2"/>
        </table:table-row>
        <table:table-row table:style-name="ro1">
          <table:table-cell office:value-type="float" office:value="0.336485683917999" calcext:value-type="float">
            <text:p>0.336485683917999</text:p>
          </table:table-cell>
          <table:table-cell table:number-columns-repeated="2"/>
        </table:table-row>
        <table:table-row table:style-name="ro1">
          <table:table-cell office:value-type="float" office:value="0.398208975791931" calcext:value-type="float">
            <text:p>0.398208975791931</text:p>
          </table:table-cell>
          <table:table-cell table:number-columns-repeated="2"/>
        </table:table-row>
        <table:table-row table:style-name="ro1">
          <table:table-cell office:value-type="float" office:value="0.398380249738693" calcext:value-type="float">
            <text:p>0.398380249738693</text:p>
          </table:table-cell>
          <table:table-cell table:number-columns-repeated="2"/>
        </table:table-row>
        <table:table-row table:style-name="ro1">
          <table:table-cell office:value-type="float" office:value="0.672650039196014" calcext:value-type="float">
            <text:p>0.672650039196014</text:p>
          </table:table-cell>
          <table:table-cell table:number-columns-repeated="2"/>
        </table:table-row>
        <table:table-row table:style-name="ro1">
          <table:table-cell office:value-type="float" office:value="0.397535413503647" calcext:value-type="float">
            <text:p>0.397535413503647</text:p>
          </table:table-cell>
          <table:table-cell table:number-columns-repeated="2"/>
        </table:table-row>
        <table:table-row table:style-name="ro1">
          <table:table-cell office:value-type="float" office:value="0.905951857566834" calcext:value-type="float">
            <text:p>0.905951857566834</text:p>
          </table:table-cell>
          <table:table-cell table:number-columns-repeated="2"/>
        </table:table-row>
        <table:table-row table:style-name="ro1">
          <table:table-cell office:value-type="float" office:value="0.396941184997559" calcext:value-type="float">
            <text:p>0.396941184997559</text:p>
          </table:table-cell>
          <table:table-cell table:number-columns-repeated="2"/>
        </table:table-row>
        <table:table-row table:style-name="ro1">
          <table:table-cell office:value-type="float" office:value="0.919024050235748" calcext:value-type="float">
            <text:p>0.919024050235748</text:p>
          </table:table-cell>
          <table:table-cell table:number-columns-repeated="2"/>
        </table:table-row>
        <table:table-row table:style-name="ro1">
          <table:table-cell office:value-type="float" office:value="0.39677432179451" calcext:value-type="float">
            <text:p>0.39677432179451</text:p>
          </table:table-cell>
          <table:table-cell table:number-columns-repeated="2"/>
        </table:table-row>
        <table:table-row table:style-name="ro1">
          <table:table-cell office:value-type="float" office:value="0.925036013126373" calcext:value-type="float">
            <text:p>0.925036013126373</text:p>
          </table:table-cell>
          <table:table-cell table:number-columns-repeated="2"/>
        </table:table-row>
        <table:table-row table:style-name="ro1">
          <table:table-cell office:value-type="float" office:value="0.395351767539978" calcext:value-type="float">
            <text:p>0.395351767539978</text:p>
          </table:table-cell>
          <table:table-cell table:number-columns-repeated="2"/>
        </table:table-row>
        <table:table-row table:style-name="ro1">
          <table:table-cell office:value-type="float" office:value="0.906091034412384" calcext:value-type="float">
            <text:p>0.906091034412384</text:p>
          </table:table-cell>
          <table:table-cell table:number-columns-repeated="2"/>
        </table:table-row>
        <table:table-row table:style-name="ro1">
          <table:table-cell office:value-type="float" office:value="0.394137382507324" calcext:value-type="float">
            <text:p>0.394137382507324</text:p>
          </table:table-cell>
          <table:table-cell table:number-columns-repeated="2"/>
        </table:table-row>
        <table:table-row table:style-name="ro1">
          <table:table-cell office:value-type="float" office:value="0.900790572166443" calcext:value-type="float">
            <text:p>0.900790572166443</text:p>
          </table:table-cell>
          <table:table-cell table:number-columns-repeated="2"/>
        </table:table-row>
        <table:table-row table:style-name="ro1">
          <table:table-cell office:value-type="float" office:value="0.394032269716263" calcext:value-type="float">
            <text:p>0.394032269716263</text:p>
          </table:table-cell>
          <table:table-cell table:number-columns-repeated="2"/>
        </table:table-row>
        <table:table-row table:style-name="ro1">
          <table:table-cell office:value-type="float" office:value="0.898443639278412" calcext:value-type="float">
            <text:p>0.898443639278412</text:p>
          </table:table-cell>
          <table:table-cell table:number-columns-repeated="2"/>
        </table:table-row>
        <table:table-row table:style-name="ro1">
          <table:table-cell office:value-type="float" office:value="0.394213140010834" calcext:value-type="float">
            <text:p>0.394213140010834</text:p>
          </table:table-cell>
          <table:table-cell table:number-columns-repeated="2"/>
        </table:table-row>
        <table:table-row table:style-name="ro1">
          <table:table-cell office:value-type="float" office:value="0.866418361663818" calcext:value-type="float">
            <text:p>0.866418361663818</text:p>
          </table:table-cell>
          <table:table-cell table:number-columns-repeated="2"/>
        </table:table-row>
        <table:table-row table:style-name="ro1">
          <table:table-cell office:value-type="float" office:value="0.395446926355362" calcext:value-type="float">
            <text:p>0.395446926355362</text:p>
          </table:table-cell>
          <table:table-cell table:number-columns-repeated="2"/>
        </table:table-row>
        <table:table-row table:style-name="ro1">
          <table:table-cell office:value-type="float" office:value="0.858583331108093" calcext:value-type="float">
            <text:p>0.858583331108093</text:p>
          </table:table-cell>
          <table:table-cell table:number-columns-repeated="2"/>
        </table:table-row>
        <table:table-row table:style-name="ro1">
          <table:table-cell office:value-type="float" office:value="0.398258239030838" calcext:value-type="float">
            <text:p>0.398258239030838</text:p>
          </table:table-cell>
          <table:table-cell table:number-columns-repeated="2"/>
        </table:table-row>
        <table:table-row table:style-name="ro1">
          <table:table-cell office:value-type="float" office:value="0.399621814489365" calcext:value-type="float">
            <text:p>0.399621814489365</text:p>
          </table:table-cell>
          <table:table-cell table:number-columns-repeated="2"/>
        </table:table-row>
        <table:table-row table:style-name="ro1">
          <table:table-cell office:value-type="float" office:value="0.398962259292603" calcext:value-type="float">
            <text:p>0.398962259292603</text:p>
          </table:table-cell>
          <table:table-cell table:number-columns-repeated="2"/>
        </table:table-row>
        <table:table-row table:style-name="ro1">
          <table:table-cell office:value-type="float" office:value="0.398039430379868" calcext:value-type="float">
            <text:p>0.398039430379868</text:p>
          </table:table-cell>
          <table:table-cell table:number-columns-repeated="2"/>
        </table:table-row>
        <table:table-row table:style-name="ro1">
          <table:table-cell office:value-type="float" office:value="0.399422645568848" calcext:value-type="float">
            <text:p>0.399422645568848</text:p>
          </table:table-cell>
          <table:table-cell table:number-columns-repeated="2"/>
        </table:table-row>
        <table:table-row table:style-name="ro1">
          <table:table-cell office:value-type="float" office:value="0.398287087678909" calcext:value-type="float">
            <text:p>0.398287087678909</text:p>
          </table:table-cell>
          <table:table-cell table:number-columns-repeated="2"/>
        </table:table-row>
        <table:table-row table:style-name="ro1">
          <table:table-cell office:value-type="float" office:value="0.397757709026337" calcext:value-type="float">
            <text:p>0.397757709026337</text:p>
          </table:table-cell>
          <table:table-cell table:number-columns-repeated="2"/>
        </table:table-row>
        <table:table-row table:style-name="ro1">
          <table:table-cell office:value-type="float" office:value="0.396248131990433" calcext:value-type="float">
            <text:p>0.396248131990433</text:p>
          </table:table-cell>
          <table:table-cell table:number-columns-repeated="2"/>
        </table:table-row>
        <table:table-row table:style-name="ro1">
          <table:table-cell office:value-type="float" office:value="0.394289940595627" calcext:value-type="float">
            <text:p>0.394289940595627</text:p>
          </table:table-cell>
          <table:table-cell table:number-columns-repeated="2"/>
        </table:table-row>
        <table:table-row table:style-name="ro1">
          <table:table-cell office:value-type="float" office:value="0.392993569374084" calcext:value-type="float">
            <text:p>0.392993569374084</text:p>
          </table:table-cell>
          <table:table-cell table:number-columns-repeated="2"/>
        </table:table-row>
        <table:table-row table:style-name="ro1">
          <table:table-cell office:value-type="float" office:value="0.394867032766342" calcext:value-type="float">
            <text:p>0.394867032766342</text:p>
          </table:table-cell>
          <table:table-cell table:number-columns-repeated="2"/>
        </table:table-row>
        <table:table-row table:style-name="ro1">
          <table:table-cell office:value-type="float" office:value="0.395235151052475" calcext:value-type="float">
            <text:p>0.395235151052475</text:p>
          </table:table-cell>
          <table:table-cell table:number-columns-repeated="2"/>
        </table:table-row>
        <table:table-row table:style-name="ro1">
          <table:table-cell office:value-type="float" office:value="0.393319606781006" calcext:value-type="float">
            <text:p>0.393319606781006</text:p>
          </table:table-cell>
          <table:table-cell table:number-columns-repeated="2"/>
        </table:table-row>
        <table:table-row table:style-name="ro1">
          <table:table-cell office:value-type="float" office:value="0.395025223493576" calcext:value-type="float">
            <text:p>0.395025223493576</text:p>
          </table:table-cell>
          <table:table-cell table:number-columns-repeated="2"/>
        </table:table-row>
        <table:table-row table:style-name="ro1">
          <table:table-cell office:value-type="float" office:value="0.385133326053619" calcext:value-type="float">
            <text:p>0.385133326053619</text:p>
          </table:table-cell>
          <table:table-cell table:number-columns-repeated="2"/>
        </table:table-row>
        <table:table-row table:style-name="ro1">
          <table:table-cell office:value-type="float" office:value="0.382702499628067" calcext:value-type="float">
            <text:p>0.382702499628067</text:p>
          </table:table-cell>
          <table:table-cell table:number-columns-repeated="2"/>
        </table:table-row>
        <table:table-row table:style-name="ro1">
          <table:table-cell office:value-type="float" office:value="0.383220940828323" calcext:value-type="float">
            <text:p>0.383220940828323</text:p>
          </table:table-cell>
          <table:table-cell table:number-columns-repeated="2"/>
        </table:table-row>
        <table:table-row table:style-name="ro1">
          <table:table-cell office:value-type="float" office:value="0.384339779615402" calcext:value-type="float">
            <text:p>0.384339779615402</text:p>
          </table:table-cell>
          <table:table-cell table:number-columns-repeated="2"/>
        </table:table-row>
        <table:table-row table:style-name="ro1">
          <table:table-cell office:value-type="float" office:value="0.384594649076462" calcext:value-type="float">
            <text:p>0.384594649076462</text:p>
          </table:table-cell>
          <table:table-cell table:number-columns-repeated="2"/>
        </table:table-row>
        <table:table-row table:style-name="ro1">
          <table:table-cell office:value-type="float" office:value="0.385671466588974" calcext:value-type="float">
            <text:p>0.385671466588974</text:p>
          </table:table-cell>
          <table:table-cell table:number-columns-repeated="2"/>
        </table:table-row>
        <table:table-row table:style-name="ro1">
          <table:table-cell office:value-type="float" office:value="0.388114929199219" calcext:value-type="float">
            <text:p>0.388114929199219</text:p>
          </table:table-cell>
          <table:table-cell table:number-columns-repeated="2"/>
        </table:table-row>
        <table:table-row table:style-name="ro1">
          <table:table-cell office:value-type="float" office:value="0.391056448221207" calcext:value-type="float">
            <text:p>0.391056448221207</text:p>
          </table:table-cell>
          <table:table-cell table:number-columns-repeated="2"/>
        </table:table-row>
        <table:table-row table:style-name="ro1">
          <table:table-cell office:value-type="float" office:value="0.390689760446548" calcext:value-type="float">
            <text:p>0.390689760446548</text:p>
          </table:table-cell>
          <table:table-cell table:number-columns-repeated="2"/>
        </table:table-row>
        <table:table-row table:style-name="ro1">
          <table:table-cell office:value-type="float" office:value="0.632265329360962" calcext:value-type="float">
            <text:p>0.632265329360962</text:p>
          </table:table-cell>
          <table:table-cell table:number-columns-repeated="2"/>
        </table:table-row>
        <table:table-row table:style-name="ro1">
          <table:table-cell office:value-type="float" office:value="0.392270177602768" calcext:value-type="float">
            <text:p>0.392270177602768</text:p>
          </table:table-cell>
          <table:table-cell table:number-columns-repeated="2"/>
        </table:table-row>
        <table:table-row table:style-name="ro1">
          <table:table-cell office:value-type="float" office:value="0.390710175037384" calcext:value-type="float">
            <text:p>0.390710175037384</text:p>
          </table:table-cell>
          <table:table-cell table:number-columns-repeated="2"/>
        </table:table-row>
        <table:table-row table:style-name="ro1">
          <table:table-cell office:value-type="float" office:value="0.255218535661697" calcext:value-type="float">
            <text:p>0.255218535661697</text:p>
          </table:table-cell>
          <table:table-cell table:number-columns-repeated="2"/>
        </table:table-row>
        <table:table-row table:style-name="ro1">
          <table:table-cell office:value-type="float" office:value="0.353165507316589" calcext:value-type="float">
            <text:p>0.353165507316589</text:p>
          </table:table-cell>
          <table:table-cell table:number-columns-repeated="2"/>
        </table:table-row>
        <table:table-row table:style-name="ro1">
          <table:table-cell office:value-type="float" office:value="0.314274698495865" calcext:value-type="float">
            <text:p>0.314274698495865</text:p>
          </table:table-cell>
          <table:table-cell table:number-columns-repeated="2"/>
        </table:table-row>
        <table:table-row table:style-name="ro1">
          <table:table-cell office:value-type="float" office:value="0.353975087404251" calcext:value-type="float">
            <text:p>0.353975087404251</text:p>
          </table:table-cell>
          <table:table-cell table:number-columns-repeated="2"/>
        </table:table-row>
        <table:table-row table:style-name="ro1">
          <table:table-cell office:value-type="float" office:value="0.354523450136185" calcext:value-type="float">
            <text:p>0.354523450136185</text:p>
          </table:table-cell>
          <table:table-cell table:number-columns-repeated="2"/>
        </table:table-row>
        <table:table-row table:style-name="ro1">
          <table:table-cell office:value-type="float" office:value="0.367565602064133" calcext:value-type="float">
            <text:p>0.367565602064133</text:p>
          </table:table-cell>
          <table:table-cell table:number-columns-repeated="2"/>
        </table:table-row>
        <table:table-row table:style-name="ro1">
          <table:table-cell office:value-type="float" office:value="0.354641735553741" calcext:value-type="float">
            <text:p>0.354641735553741</text:p>
          </table:table-cell>
          <table:table-cell table:number-columns-repeated="2"/>
        </table:table-row>
        <table:table-row table:style-name="ro1">
          <table:table-cell office:value-type="float" office:value="0.358083248138428" calcext:value-type="float">
            <text:p>0.358083248138428</text:p>
          </table:table-cell>
          <table:table-cell table:number-columns-repeated="2"/>
        </table:table-row>
        <table:table-row table:style-name="ro1">
          <table:table-cell office:value-type="float" office:value="0.358080714941025" calcext:value-type="float">
            <text:p>0.358080714941025</text:p>
          </table:table-cell>
          <table:table-cell table:number-columns-repeated="2"/>
        </table:table-row>
        <table:table-row table:style-name="ro1">
          <table:table-cell office:value-type="float" office:value="0.357488542795181" calcext:value-type="float">
            <text:p>0.357488542795181</text:p>
          </table:table-cell>
          <table:table-cell table:number-columns-repeated="2"/>
        </table:table-row>
        <table:table-row table:style-name="ro1">
          <table:table-cell office:value-type="float" office:value="0.347511887550354" calcext:value-type="float">
            <text:p>0.347511887550354</text:p>
          </table:table-cell>
          <table:table-cell table:number-columns-repeated="2"/>
        </table:table-row>
        <table:table-row table:style-name="ro1">
          <table:table-cell office:value-type="float" office:value="0.354687869548798" calcext:value-type="float">
            <text:p>0.354687869548798</text:p>
          </table:table-cell>
          <table:table-cell table:number-columns-repeated="2"/>
        </table:table-row>
        <table:table-row table:style-name="ro1">
          <table:table-cell office:value-type="float" office:value="0.352900058031082" calcext:value-type="float">
            <text:p>0.352900058031082</text:p>
          </table:table-cell>
          <table:table-cell table:number-columns-repeated="2"/>
        </table:table-row>
        <table:table-row table:style-name="ro1">
          <table:table-cell office:value-type="float" office:value="0.351706445217133" calcext:value-type="float">
            <text:p>0.351706445217133</text:p>
          </table:table-cell>
          <table:table-cell table:number-columns-repeated="2"/>
        </table:table-row>
        <table:table-row table:style-name="ro1">
          <table:table-cell office:value-type="float" office:value="0.351811617612839" calcext:value-type="float">
            <text:p>0.351811617612839</text:p>
          </table:table-cell>
          <table:table-cell table:number-columns-repeated="2"/>
        </table:table-row>
        <table:table-row table:style-name="ro1">
          <table:table-cell office:value-type="float" office:value="0.356636971235275" calcext:value-type="float">
            <text:p>0.356636971235275</text:p>
          </table:table-cell>
          <table:table-cell table:number-columns-repeated="2"/>
        </table:table-row>
        <table:table-row table:style-name="ro1">
          <table:table-cell office:value-type="float" office:value="0.356966942548752" calcext:value-type="float">
            <text:p>0.356966942548752</text:p>
          </table:table-cell>
          <table:table-cell table:number-columns-repeated="2"/>
        </table:table-row>
        <table:table-row table:style-name="ro1">
          <table:table-cell office:value-type="float" office:value="0.356178760528564" calcext:value-type="float">
            <text:p>0.356178760528564</text:p>
          </table:table-cell>
          <table:table-cell table:number-columns-repeated="2"/>
        </table:table-row>
        <table:table-row table:style-name="ro1">
          <table:table-cell office:value-type="float" office:value="0.3494793176651" calcext:value-type="float">
            <text:p>0.3494793176651</text:p>
          </table:table-cell>
          <table:table-cell table:number-columns-repeated="2"/>
        </table:table-row>
        <table:table-row table:style-name="ro1">
          <table:table-cell office:value-type="float" office:value="0.354028701782227" calcext:value-type="float">
            <text:p>0.354028701782227</text:p>
          </table:table-cell>
          <table:table-cell table:number-columns-repeated="2"/>
        </table:table-row>
        <table:table-row table:style-name="ro1">
          <table:table-cell office:value-type="float" office:value="0.353854089975357" calcext:value-type="float">
            <text:p>0.353854089975357</text:p>
          </table:table-cell>
          <table:table-cell table:number-columns-repeated="2"/>
        </table:table-row>
        <table:table-row table:style-name="ro1">
          <table:table-cell office:value-type="float" office:value="0.354330807924271" calcext:value-type="float">
            <text:p>0.354330807924271</text:p>
          </table:table-cell>
          <table:table-cell table:number-columns-repeated="2"/>
        </table:table-row>
        <table:table-row table:style-name="ro1">
          <table:table-cell office:value-type="float" office:value="0.354613453149796" calcext:value-type="float">
            <text:p>0.354613453149796</text:p>
          </table:table-cell>
          <table:table-cell table:number-columns-repeated="2"/>
        </table:table-row>
        <table:table-row table:style-name="ro1">
          <table:table-cell office:value-type="float" office:value="0.354184478521347" calcext:value-type="float">
            <text:p>0.354184478521347</text:p>
          </table:table-cell>
          <table:table-cell table:number-columns-repeated="2"/>
        </table:table-row>
        <table:table-row table:style-name="ro1">
          <table:table-cell office:value-type="float" office:value="0.383037060499191" calcext:value-type="float">
            <text:p>0.383037060499191</text:p>
          </table:table-cell>
          <table:table-cell table:number-columns-repeated="2"/>
        </table:table-row>
        <table:table-row table:style-name="ro1">
          <table:table-cell office:value-type="float" office:value="0.385065346956253" calcext:value-type="float">
            <text:p>0.385065346956253</text:p>
          </table:table-cell>
          <table:table-cell table:number-columns-repeated="2"/>
        </table:table-row>
        <table:table-row table:style-name="ro1">
          <table:table-cell office:value-type="float" office:value="0.385510265827179" calcext:value-type="float">
            <text:p>0.385510265827179</text:p>
          </table:table-cell>
          <table:table-cell table:number-columns-repeated="2"/>
        </table:table-row>
        <table:table-row table:style-name="ro1">
          <table:table-cell office:value-type="float" office:value="0.395088374614716" calcext:value-type="float">
            <text:p>0.395088374614716</text:p>
          </table:table-cell>
          <table:table-cell table:number-columns-repeated="2"/>
        </table:table-row>
        <table:table-row table:style-name="ro1">
          <table:table-cell office:value-type="float" office:value="0.393693506717682" calcext:value-type="float">
            <text:p>0.393693506717682</text:p>
          </table:table-cell>
          <table:table-cell table:number-columns-repeated="2"/>
        </table:table-row>
        <table:table-row table:style-name="ro1">
          <table:table-cell office:value-type="float" office:value="0.39494913816452" calcext:value-type="float">
            <text:p>0.39494913816452</text:p>
          </table:table-cell>
          <table:table-cell table:number-columns-repeated="2"/>
        </table:table-row>
        <table:table-row table:style-name="ro1">
          <table:table-cell office:value-type="float" office:value="0.388827234506607" calcext:value-type="float">
            <text:p>0.388827234506607</text:p>
          </table:table-cell>
          <table:table-cell table:number-columns-repeated="2"/>
        </table:table-row>
        <table:table-row table:style-name="ro1">
          <table:table-cell office:value-type="float" office:value="0.388309597969055" calcext:value-type="float">
            <text:p>0.388309597969055</text:p>
          </table:table-cell>
          <table:table-cell table:number-columns-repeated="2"/>
        </table:table-row>
        <table:table-row table:style-name="ro1">
          <table:table-cell office:value-type="float" office:value="0.386283963918686" calcext:value-type="float">
            <text:p>0.386283963918686</text:p>
          </table:table-cell>
          <table:table-cell table:number-columns-repeated="2"/>
        </table:table-row>
        <table:table-row table:style-name="ro1">
          <table:table-cell office:value-type="float" office:value="0.386382669210434" calcext:value-type="float">
            <text:p>0.386382669210434</text:p>
          </table:table-cell>
          <table:table-cell table:number-columns-repeated="2"/>
        </table:table-row>
        <table:table-row table:style-name="ro1">
          <table:table-cell office:value-type="float" office:value="0.3847296833992" calcext:value-type="float">
            <text:p>0.3847296833992</text:p>
          </table:table-cell>
          <table:table-cell table:number-columns-repeated="2"/>
        </table:table-row>
        <table:table-row table:style-name="ro1">
          <table:table-cell office:value-type="float" office:value="0.606303751468658" calcext:value-type="float">
            <text:p>0.606303751468658</text:p>
          </table:table-cell>
          <table:table-cell table:number-columns-repeated="2"/>
        </table:table-row>
        <table:table-row table:style-name="ro1">
          <table:table-cell office:value-type="float" office:value="0.385403871536255" calcext:value-type="float">
            <text:p>0.385403871536255</text:p>
          </table:table-cell>
          <table:table-cell table:number-columns-repeated="2"/>
        </table:table-row>
        <table:table-row table:style-name="ro1">
          <table:table-cell office:value-type="float" office:value="0.672383964061737" calcext:value-type="float">
            <text:p>0.672383964061737</text:p>
          </table:table-cell>
          <table:table-cell table:number-columns-repeated="2"/>
        </table:table-row>
        <table:table-row table:style-name="ro1">
          <table:table-cell office:value-type="float" office:value="0.386380940675735" calcext:value-type="float">
            <text:p>0.386380940675735</text:p>
          </table:table-cell>
          <table:table-cell table:number-columns-repeated="2"/>
        </table:table-row>
        <table:table-row table:style-name="ro1">
          <table:table-cell office:value-type="float" office:value="0.386195093393326" calcext:value-type="float">
            <text:p>0.386195093393326</text:p>
          </table:table-cell>
          <table:table-cell table:number-columns-repeated="2"/>
        </table:table-row>
        <table:table-row table:style-name="ro1">
          <table:table-cell office:value-type="float" office:value="0.386749237775803" calcext:value-type="float">
            <text:p>0.386749237775803</text:p>
          </table:table-cell>
          <table:table-cell table:number-columns-repeated="2"/>
        </table:table-row>
        <table:table-row table:style-name="ro1">
          <table:table-cell office:value-type="float" office:value="0.396122932434082" calcext:value-type="float">
            <text:p>0.396122932434082</text:p>
          </table:table-cell>
          <table:table-cell table:number-columns-repeated="2"/>
        </table:table-row>
        <table:table-row table:style-name="ro1">
          <table:table-cell office:value-type="float" office:value="0.396172553300858" calcext:value-type="float">
            <text:p>0.396172553300858</text:p>
          </table:table-cell>
          <table:table-cell table:number-columns-repeated="2"/>
        </table:table-row>
        <table:table-row table:style-name="ro1">
          <table:table-cell office:value-type="float" office:value="0.396042019128799" calcext:value-type="float">
            <text:p>0.396042019128799</text:p>
          </table:table-cell>
          <table:table-cell table:number-columns-repeated="2"/>
        </table:table-row>
        <table:table-row table:style-name="ro1">
          <table:table-cell office:value-type="float" office:value="0.395822703838348" calcext:value-type="float">
            <text:p>0.395822703838348</text:p>
          </table:table-cell>
          <table:table-cell table:number-columns-repeated="2"/>
        </table:table-row>
        <table:table-row table:style-name="ro1">
          <table:table-cell office:value-type="float" office:value="0.440201491117477" calcext:value-type="float">
            <text:p>0.440201491117477</text:p>
          </table:table-cell>
          <table:table-cell table:number-columns-repeated="2"/>
        </table:table-row>
        <table:table-row table:style-name="ro1">
          <table:table-cell office:value-type="float" office:value="0.395027309656143" calcext:value-type="float">
            <text:p>0.395027309656143</text:p>
          </table:table-cell>
          <table:table-cell table:number-columns-repeated="2"/>
        </table:table-row>
        <table:table-row table:style-name="ro1">
          <table:table-cell office:value-type="float" office:value="0.39459815621376" calcext:value-type="float">
            <text:p>0.39459815621376</text:p>
          </table:table-cell>
          <table:table-cell table:number-columns-repeated="2"/>
        </table:table-row>
        <table:table-row table:style-name="ro1">
          <table:table-cell office:value-type="float" office:value="0.394496113061905" calcext:value-type="float">
            <text:p>0.394496113061905</text:p>
          </table:table-cell>
          <table:table-cell table:number-columns-repeated="2"/>
        </table:table-row>
        <table:table-row table:style-name="ro1">
          <table:table-cell office:value-type="float" office:value="0.284247547388077" calcext:value-type="float">
            <text:p>0.284247547388077</text:p>
          </table:table-cell>
          <table:table-cell table:number-columns-repeated="2"/>
        </table:table-row>
        <table:table-row table:style-name="ro1">
          <table:table-cell office:value-type="float" office:value="0.395270109176636" calcext:value-type="float">
            <text:p>0.395270109176636</text:p>
          </table:table-cell>
          <table:table-cell table:number-columns-repeated="2"/>
        </table:table-row>
        <table:table-row table:style-name="ro1">
          <table:table-cell office:value-type="float" office:value="0.395006775856018" calcext:value-type="float">
            <text:p>0.395006775856018</text:p>
          </table:table-cell>
          <table:table-cell table:number-columns-repeated="2"/>
        </table:table-row>
        <table:table-row table:style-name="ro1">
          <table:table-cell office:value-type="float" office:value="0.883433341979981" calcext:value-type="float">
            <text:p>0.883433341979981</text:p>
          </table:table-cell>
          <table:table-cell table:number-columns-repeated="2"/>
        </table:table-row>
        <table:table-row table:style-name="ro1">
          <table:table-cell office:value-type="float" office:value="0.394168764352798" calcext:value-type="float">
            <text:p>0.394168764352798</text:p>
          </table:table-cell>
          <table:table-cell table:number-columns-repeated="2"/>
        </table:table-row>
        <table:table-row table:style-name="ro1">
          <table:table-cell office:value-type="float" office:value="0.922486901283264" calcext:value-type="float">
            <text:p>0.922486901283264</text:p>
          </table:table-cell>
          <table:table-cell table:number-columns-repeated="2"/>
        </table:table-row>
        <table:table-row table:style-name="ro1">
          <table:table-cell office:value-type="float" office:value="0.393101096153259" calcext:value-type="float">
            <text:p>0.393101096153259</text:p>
          </table:table-cell>
          <table:table-cell table:number-columns-repeated="2"/>
        </table:table-row>
        <table:table-row table:style-name="ro1">
          <table:table-cell office:value-type="float" office:value="0.90898197889328" calcext:value-type="float">
            <text:p>0.90898197889328</text:p>
          </table:table-cell>
          <table:table-cell table:number-columns-repeated="2"/>
        </table:table-row>
        <table:table-row table:style-name="ro1">
          <table:table-cell office:value-type="float" office:value="0.392591387033462" calcext:value-type="float">
            <text:p>0.392591387033462</text:p>
          </table:table-cell>
          <table:table-cell table:number-columns-repeated="2"/>
        </table:table-row>
        <table:table-row table:style-name="ro1">
          <table:table-cell office:value-type="float" office:value="0.89948970079422" calcext:value-type="float">
            <text:p>0.89948970079422</text:p>
          </table:table-cell>
          <table:table-cell table:number-columns-repeated="2"/>
        </table:table-row>
        <table:table-row table:style-name="ro1">
          <table:table-cell office:value-type="float" office:value="0.391156822443008" calcext:value-type="float">
            <text:p>0.391156822443008</text:p>
          </table:table-cell>
          <table:table-cell table:number-columns-repeated="2"/>
        </table:table-row>
        <table:table-row table:style-name="ro1">
          <table:table-cell office:value-type="float" office:value="0.88319730758667" calcext:value-type="float">
            <text:p>0.88319730758667</text:p>
          </table:table-cell>
          <table:table-cell table:number-columns-repeated="2"/>
        </table:table-row>
        <table:table-row table:style-name="ro1">
          <table:table-cell office:value-type="float" office:value="0.391711324453354" calcext:value-type="float">
            <text:p>0.391711324453354</text:p>
          </table:table-cell>
          <table:table-cell table:number-columns-repeated="2"/>
        </table:table-row>
        <table:table-row table:style-name="ro1">
          <table:table-cell office:value-type="float" office:value="0.847955763339996" calcext:value-type="float">
            <text:p>0.847955763339996</text:p>
          </table:table-cell>
          <table:table-cell table:number-columns-repeated="2"/>
        </table:table-row>
        <table:table-row table:style-name="ro1">
          <table:table-cell office:value-type="float" office:value="0.39077290892601" calcext:value-type="float">
            <text:p>0.39077290892601</text:p>
          </table:table-cell>
          <table:table-cell table:number-columns-repeated="2"/>
        </table:table-row>
        <table:table-row table:style-name="ro1">
          <table:table-cell office:value-type="float" office:value="0.636785984039307" calcext:value-type="float">
            <text:p>0.636785984039307</text:p>
          </table:table-cell>
          <table:table-cell table:number-columns-repeated="2"/>
        </table:table-row>
        <table:table-row table:style-name="ro1">
          <table:table-cell office:value-type="float" office:value="0.38942876458168" calcext:value-type="float">
            <text:p>0.38942876458168</text:p>
          </table:table-cell>
          <table:table-cell table:number-columns-repeated="2"/>
        </table:table-row>
        <table:table-row table:style-name="ro1">
          <table:table-cell office:value-type="float" office:value="0.544233083724976" calcext:value-type="float">
            <text:p>0.544233083724976</text:p>
          </table:table-cell>
          <table:table-cell table:number-columns-repeated="2"/>
        </table:table-row>
        <table:table-row table:style-name="ro1">
          <table:table-cell office:value-type="float" office:value="0.388751804828644" calcext:value-type="float">
            <text:p>0.388751804828644</text:p>
          </table:table-cell>
          <table:table-cell table:number-columns-repeated="2"/>
        </table:table-row>
        <table:table-row table:style-name="ro1">
          <table:table-cell office:value-type="float" office:value="0.465163856744766" calcext:value-type="float">
            <text:p>0.465163856744766</text:p>
          </table:table-cell>
          <table:table-cell table:number-columns-repeated="2"/>
        </table:table-row>
        <table:table-row table:style-name="ro1">
          <table:table-cell office:value-type="float" office:value="0.281394988298416" calcext:value-type="float">
            <text:p>0.281394988298416</text:p>
          </table:table-cell>
          <table:table-cell table:number-columns-repeated="2"/>
        </table:table-row>
        <table:table-row table:style-name="ro1">
          <table:table-cell office:value-type="float" office:value="0.376556098461151" calcext:value-type="float">
            <text:p>0.376556098461151</text:p>
          </table:table-cell>
          <table:table-cell table:number-columns-repeated="2"/>
        </table:table-row>
        <table:table-row table:style-name="ro1">
          <table:table-cell office:value-type="float" office:value="0.377904295921326" calcext:value-type="float">
            <text:p>0.377904295921326</text:p>
          </table:table-cell>
          <table:table-cell table:number-columns-repeated="2"/>
        </table:table-row>
        <table:table-row table:style-name="ro1">
          <table:table-cell office:value-type="float" office:value="0.583991765975952" calcext:value-type="float">
            <text:p>0.583991765975952</text:p>
          </table:table-cell>
          <table:table-cell table:number-columns-repeated="2"/>
        </table:table-row>
        <table:table-row table:style-name="ro1">
          <table:table-cell office:value-type="float" office:value="0.375594288110733" calcext:value-type="float">
            <text:p>0.375594288110733</text:p>
          </table:table-cell>
          <table:table-cell table:number-columns-repeated="2"/>
        </table:table-row>
        <table:table-row table:style-name="ro1">
          <table:table-cell office:value-type="float" office:value="0.828202307224274" calcext:value-type="float">
            <text:p>0.828202307224274</text:p>
          </table:table-cell>
          <table:table-cell table:number-columns-repeated="2"/>
        </table:table-row>
        <table:table-row table:style-name="ro1">
          <table:table-cell office:value-type="float" office:value="0.372150868177414" calcext:value-type="float">
            <text:p>0.372150868177414</text:p>
          </table:table-cell>
          <table:table-cell table:number-columns-repeated="2"/>
        </table:table-row>
        <table:table-row table:style-name="ro1">
          <table:table-cell office:value-type="float" office:value="0.375043600797653" calcext:value-type="float">
            <text:p>0.375043600797653</text:p>
          </table:table-cell>
          <table:table-cell table:number-columns-repeated="2"/>
        </table:table-row>
        <table:table-row table:style-name="ro1">
          <table:table-cell office:value-type="float" office:value="0.373808890581131" calcext:value-type="float">
            <text:p>0.373808890581131</text:p>
          </table:table-cell>
          <table:table-cell table:number-columns-repeated="2"/>
        </table:table-row>
        <table:table-row table:style-name="ro1">
          <table:table-cell office:value-type="float" office:value="0.372360795736313" calcext:value-type="float">
            <text:p>0.372360795736313</text:p>
          </table:table-cell>
          <table:table-cell table:number-columns-repeated="2"/>
        </table:table-row>
        <table:table-row table:style-name="ro1">
          <table:table-cell office:value-type="float" office:value="0.375271141529083" calcext:value-type="float">
            <text:p>0.375271141529083</text:p>
          </table:table-cell>
          <table:table-cell table:number-columns-repeated="2"/>
        </table:table-row>
        <table:table-row table:style-name="ro1">
          <table:table-cell office:value-type="float" office:value="0.538081109523773" calcext:value-type="float">
            <text:p>0.538081109523773</text:p>
          </table:table-cell>
          <table:table-cell table:number-columns-repeated="2"/>
        </table:table-row>
        <table:table-row table:style-name="ro1">
          <table:table-cell office:value-type="float" office:value="0.378975361585617" calcext:value-type="float">
            <text:p>0.378975361585617</text:p>
          </table:table-cell>
          <table:table-cell table:number-columns-repeated="2"/>
        </table:table-row>
        <table:table-row table:style-name="ro1">
          <table:table-cell office:value-type="float" office:value="0.630298733711243" calcext:value-type="float">
            <text:p>0.630298733711243</text:p>
          </table:table-cell>
          <table:table-cell table:number-columns-repeated="2"/>
        </table:table-row>
        <table:table-row table:style-name="ro1">
          <table:table-cell office:value-type="float" office:value="0.381131380796432" calcext:value-type="float">
            <text:p>0.381131380796432</text:p>
          </table:table-cell>
          <table:table-cell table:number-columns-repeated="2"/>
        </table:table-row>
        <table:table-row table:style-name="ro1">
          <table:table-cell office:value-type="float" office:value="0.814315855503082" calcext:value-type="float">
            <text:p>0.814315855503082</text:p>
          </table:table-cell>
          <table:table-cell table:number-columns-repeated="2"/>
        </table:table-row>
        <table:table-row table:style-name="ro1">
          <table:table-cell office:value-type="float" office:value="0.381766051054001" calcext:value-type="float">
            <text:p>0.381766051054001</text:p>
          </table:table-cell>
          <table:table-cell table:number-columns-repeated="2"/>
        </table:table-row>
        <table:table-row table:style-name="ro1">
          <table:table-cell office:value-type="float" office:value="0.837945699691772" calcext:value-type="float">
            <text:p>0.837945699691772</text:p>
          </table:table-cell>
          <table:table-cell table:number-columns-repeated="2"/>
        </table:table-row>
        <table:table-row table:style-name="ro1">
          <table:table-cell office:value-type="float" office:value="0.381384998559952" calcext:value-type="float">
            <text:p>0.381384998559952</text:p>
          </table:table-cell>
          <table:table-cell table:number-columns-repeated="2"/>
        </table:table-row>
        <table:table-row table:style-name="ro1">
          <table:table-cell office:value-type="float" office:value="0.861206829547882" calcext:value-type="float">
            <text:p>0.861206829547882</text:p>
          </table:table-cell>
          <table:table-cell table:number-columns-repeated="2"/>
        </table:table-row>
        <table:table-row table:style-name="ro1">
          <table:table-cell office:value-type="float" office:value="0.382025867700577" calcext:value-type="float">
            <text:p>0.382025867700577</text:p>
          </table:table-cell>
          <table:table-cell table:number-columns-repeated="2"/>
        </table:table-row>
        <table:table-row table:style-name="ro1">
          <table:table-cell office:value-type="float" office:value="0.911930799484253" calcext:value-type="float">
            <text:p>0.911930799484253</text:p>
          </table:table-cell>
          <table:table-cell table:number-columns-repeated="2"/>
        </table:table-row>
        <table:table-row table:style-name="ro1">
          <table:table-cell office:value-type="float" office:value="0.382115662097931" calcext:value-type="float">
            <text:p>0.382115662097931</text:p>
          </table:table-cell>
          <table:table-cell table:number-columns-repeated="2"/>
        </table:table-row>
        <table:table-row table:style-name="ro1">
          <table:table-cell office:value-type="float" office:value="0.918840885162354" calcext:value-type="float">
            <text:p>0.918840885162354</text:p>
          </table:table-cell>
          <table:table-cell table:number-columns-repeated="2"/>
        </table:table-row>
        <table:table-row table:style-name="ro1">
          <table:table-cell office:value-type="float" office:value="0.379745811223984" calcext:value-type="float">
            <text:p>0.379745811223984</text:p>
          </table:table-cell>
          <table:table-cell table:number-columns-repeated="2"/>
        </table:table-row>
        <table:table-row table:style-name="ro1">
          <table:table-cell office:value-type="float" office:value="0.915355801582336" calcext:value-type="float">
            <text:p>0.915355801582336</text:p>
          </table:table-cell>
          <table:table-cell table:number-columns-repeated="2"/>
        </table:table-row>
        <table:table-row table:style-name="ro1">
          <table:table-cell office:value-type="float" office:value="0.379016190767288" calcext:value-type="float">
            <text:p>0.379016190767288</text:p>
          </table:table-cell>
          <table:table-cell table:number-columns-repeated="2"/>
        </table:table-row>
        <table:table-row table:style-name="ro1">
          <table:table-cell office:value-type="float" office:value="0.911626100540161" calcext:value-type="float">
            <text:p>0.911626100540161</text:p>
          </table:table-cell>
          <table:table-cell table:number-columns-repeated="2"/>
        </table:table-row>
        <table:table-row table:style-name="ro1">
          <table:table-cell office:value-type="float" office:value="0.379941403865814" calcext:value-type="float">
            <text:p>0.379941403865814</text:p>
          </table:table-cell>
          <table:table-cell table:number-columns-repeated="2"/>
        </table:table-row>
        <table:table-row table:style-name="ro1">
          <table:table-cell office:value-type="float" office:value="0.914320707321167" calcext:value-type="float">
            <text:p>0.914320707321167</text:p>
          </table:table-cell>
          <table:table-cell table:number-columns-repeated="2"/>
        </table:table-row>
        <table:table-row table:style-name="ro1">
          <table:table-cell office:value-type="float" office:value="0.3799087703228" calcext:value-type="float">
            <text:p>0.3799087703228</text:p>
          </table:table-cell>
          <table:table-cell table:number-columns-repeated="2"/>
        </table:table-row>
        <table:table-row table:style-name="ro1">
          <table:table-cell office:value-type="float" office:value="0.917257785797119" calcext:value-type="float">
            <text:p>0.917257785797119</text:p>
          </table:table-cell>
          <table:table-cell table:number-columns-repeated="2"/>
        </table:table-row>
        <table:table-row table:style-name="ro1">
          <table:table-cell office:value-type="float" office:value="0.382831633090973" calcext:value-type="float">
            <text:p>0.382831633090973</text:p>
          </table:table-cell>
          <table:table-cell table:number-columns-repeated="2"/>
        </table:table-row>
        <table:table-row table:style-name="ro1">
          <table:table-cell office:value-type="float" office:value="0.887115001678467" calcext:value-type="float">
            <text:p>0.887115001678467</text:p>
          </table:table-cell>
          <table:table-cell table:number-columns-repeated="2"/>
        </table:table-row>
        <table:table-row table:style-name="ro1">
          <table:table-cell office:value-type="float" office:value="0.380154818296432" calcext:value-type="float">
            <text:p>0.380154818296432</text:p>
          </table:table-cell>
          <table:table-cell table:number-columns-repeated="2"/>
        </table:table-row>
        <table:table-row table:style-name="ro1">
          <table:table-cell office:value-type="float" office:value="0.869341552257538" calcext:value-type="float">
            <text:p>0.869341552257538</text:p>
          </table:table-cell>
          <table:table-cell table:number-columns-repeated="2"/>
        </table:table-row>
        <table:table-row table:style-name="ro1">
          <table:table-cell office:value-type="float" office:value="0.379207104444504" calcext:value-type="float">
            <text:p>0.379207104444504</text:p>
          </table:table-cell>
          <table:table-cell table:number-columns-repeated="2"/>
        </table:table-row>
        <table:table-row table:style-name="ro1">
          <table:table-cell office:value-type="float" office:value="0.819029927253723" calcext:value-type="float">
            <text:p>0.819029927253723</text:p>
          </table:table-cell>
          <table:table-cell table:number-columns-repeated="2"/>
        </table:table-row>
        <table:table-row table:style-name="ro1">
          <table:table-cell office:value-type="float" office:value="0.377715945243835" calcext:value-type="float">
            <text:p>0.377715945243835</text:p>
          </table:table-cell>
          <table:table-cell table:number-columns-repeated="2"/>
        </table:table-row>
        <table:table-row table:style-name="ro1">
          <table:table-cell office:value-type="float" office:value="0.535769402980804" calcext:value-type="float">
            <text:p>0.535769402980804</text:p>
          </table:table-cell>
          <table:table-cell table:number-columns-repeated="2"/>
        </table:table-row>
        <table:table-row table:style-name="ro1">
          <table:table-cell office:value-type="float" office:value="0.375527113676071" calcext:value-type="float">
            <text:p>0.375527113676071</text:p>
          </table:table-cell>
          <table:table-cell table:number-columns-repeated="2"/>
        </table:table-row>
        <table:table-row table:style-name="ro1">
          <table:table-cell office:value-type="float" office:value="0.375889897346497" calcext:value-type="float">
            <text:p>0.375889897346497</text:p>
          </table:table-cell>
          <table:table-cell table:number-columns-repeated="2"/>
        </table:table-row>
        <table:table-row table:style-name="ro1">
          <table:table-cell office:value-type="float" office:value="0.375176817178726" calcext:value-type="float">
            <text:p>0.375176817178726</text:p>
          </table:table-cell>
          <table:table-cell table:number-columns-repeated="2"/>
        </table:table-row>
        <table:table-row table:style-name="ro1">
          <table:table-cell office:value-type="float" office:value="0.373416215181351" calcext:value-type="float">
            <text:p>0.373416215181351</text:p>
          </table:table-cell>
          <table:table-cell table:number-columns-repeated="2"/>
        </table:table-row>
        <table:table-row table:style-name="ro1">
          <table:table-cell office:value-type="float" office:value="0.377952098846436" calcext:value-type="float">
            <text:p>0.377952098846436</text:p>
          </table:table-cell>
          <table:table-cell table:number-columns-repeated="2"/>
        </table:table-row>
        <table:table-row table:style-name="ro1">
          <table:table-cell office:value-type="float" office:value="0.374756753444672" calcext:value-type="float">
            <text:p>0.374756753444672</text:p>
          </table:table-cell>
          <table:table-cell table:number-columns-repeated="2"/>
        </table:table-row>
        <table:table-row table:style-name="ro1">
          <table:table-cell office:value-type="float" office:value="0.372837215662003" calcext:value-type="float">
            <text:p>0.372837215662003</text:p>
          </table:table-cell>
          <table:table-cell table:number-columns-repeated="2"/>
        </table:table-row>
        <table:table-row table:style-name="ro1">
          <table:table-cell office:value-type="float" office:value="0.372286200523376" calcext:value-type="float">
            <text:p>0.372286200523376</text:p>
          </table:table-cell>
          <table:table-cell table:number-columns-repeated="2"/>
        </table:table-row>
        <table:table-row table:style-name="ro1">
          <table:table-cell office:value-type="float" office:value="0.372267991304398" calcext:value-type="float">
            <text:p>0.372267991304398</text:p>
          </table:table-cell>
          <table:table-cell table:number-columns-repeated="2"/>
        </table:table-row>
        <table:table-row table:style-name="ro1">
          <table:table-cell office:value-type="float" office:value="0.377854943275452" calcext:value-type="float">
            <text:p>0.377854943275452</text:p>
          </table:table-cell>
          <table:table-cell table:number-columns-repeated="2"/>
        </table:table-row>
        <table:table-row table:style-name="ro1">
          <table:table-cell office:value-type="float" office:value="0.366737842559814" calcext:value-type="float">
            <text:p>0.366737842559814</text:p>
          </table:table-cell>
          <table:table-cell table:number-columns-repeated="2"/>
        </table:table-row>
        <table:table-row table:style-name="ro1">
          <table:table-cell office:value-type="float" office:value="0.366873443126678" calcext:value-type="float">
            <text:p>0.366873443126678</text:p>
          </table:table-cell>
          <table:table-cell table:number-columns-repeated="2"/>
        </table:table-row>
        <table:table-row table:style-name="ro1">
          <table:table-cell office:value-type="float" office:value="0.367465406656265" calcext:value-type="float">
            <text:p>0.367465406656265</text:p>
          </table:table-cell>
          <table:table-cell table:number-columns-repeated="2"/>
        </table:table-row>
        <table:table-row table:style-name="ro1">
          <table:table-cell office:value-type="float" office:value="0.367599010467529" calcext:value-type="float">
            <text:p>0.367599010467529</text:p>
          </table:table-cell>
          <table:table-cell table:number-columns-repeated="2"/>
        </table:table-row>
        <table:table-row table:style-name="ro1">
          <table:table-cell office:value-type="float" office:value="0.367126733064651" calcext:value-type="float">
            <text:p>0.367126733064651</text:p>
          </table:table-cell>
          <table:table-cell table:number-columns-repeated="2"/>
        </table:table-row>
        <table:table-row table:style-name="ro1">
          <table:table-cell office:value-type="float" office:value="0.366532474756241" calcext:value-type="float">
            <text:p>0.366532474756241</text:p>
          </table:table-cell>
          <table:table-cell table:number-columns-repeated="2"/>
        </table:table-row>
        <table:table-row table:style-name="ro1">
          <table:table-cell office:value-type="float" office:value="0.366542130708694" calcext:value-type="float">
            <text:p>0.366542130708694</text:p>
          </table:table-cell>
          <table:table-cell table:number-columns-repeated="2"/>
        </table:table-row>
        <table:table-row table:style-name="ro1">
          <table:table-cell office:value-type="float" office:value="0.366223990917206" calcext:value-type="float">
            <text:p>0.366223990917206</text:p>
          </table:table-cell>
          <table:table-cell table:number-columns-repeated="2"/>
        </table:table-row>
        <table:table-row table:style-name="ro1">
          <table:table-cell office:value-type="float" office:value="0.364561885595322" calcext:value-type="float">
            <text:p>0.364561885595322</text:p>
          </table:table-cell>
          <table:table-cell table:number-columns-repeated="2"/>
        </table:table-row>
        <table:table-row table:style-name="ro1">
          <table:table-cell office:value-type="float" office:value="0.364484250545502" calcext:value-type="float">
            <text:p>0.364484250545502</text:p>
          </table:table-cell>
          <table:table-cell table:number-columns-repeated="2"/>
        </table:table-row>
        <table:table-row table:style-name="ro1">
          <table:table-cell office:value-type="float" office:value="0.365772068500519" calcext:value-type="float">
            <text:p>0.365772068500519</text:p>
          </table:table-cell>
          <table:table-cell table:number-columns-repeated="2"/>
        </table:table-row>
        <table:table-row table:style-name="ro1">
          <table:table-cell office:value-type="float" office:value="0.382932871580124" calcext:value-type="float">
            <text:p>0.382932871580124</text:p>
          </table:table-cell>
          <table:table-cell table:number-columns-repeated="2"/>
        </table:table-row>
        <table:table-row table:style-name="ro1">
          <table:table-cell office:value-type="float" office:value="0.382266491651535" calcext:value-type="float">
            <text:p>0.382266491651535</text:p>
          </table:table-cell>
          <table:table-cell table:number-columns-repeated="2"/>
        </table:table-row>
        <table:table-row table:style-name="ro1">
          <table:table-cell office:value-type="float" office:value="0.381492555141449" calcext:value-type="float">
            <text:p>0.381492555141449</text:p>
          </table:table-cell>
          <table:table-cell table:number-columns-repeated="2"/>
        </table:table-row>
        <table:table-row table:style-name="ro1">
          <table:table-cell office:value-type="float" office:value="0.385280668735504" calcext:value-type="float">
            <text:p>0.385280668735504</text:p>
          </table:table-cell>
          <table:table-cell table:number-columns-repeated="2"/>
        </table:table-row>
        <table:table-row table:style-name="ro1">
          <table:table-cell office:value-type="float" office:value="0.385617524385452" calcext:value-type="float">
            <text:p>0.385617524385452</text:p>
          </table:table-cell>
          <table:table-cell table:number-columns-repeated="2"/>
        </table:table-row>
        <table:table-row table:style-name="ro1">
          <table:table-cell office:value-type="float" office:value="0.385678857564926" calcext:value-type="float">
            <text:p>0.385678857564926</text:p>
          </table:table-cell>
          <table:table-cell table:number-columns-repeated="2"/>
        </table:table-row>
        <table:table-row table:style-name="ro1">
          <table:table-cell office:value-type="float" office:value="0.385731548070908" calcext:value-type="float">
            <text:p>0.385731548070908</text:p>
          </table:table-cell>
          <table:table-cell table:number-columns-repeated="2"/>
        </table:table-row>
        <table:table-row table:style-name="ro1">
          <table:table-cell office:value-type="float" office:value="0.386140912771225" calcext:value-type="float">
            <text:p>0.386140912771225</text:p>
          </table:table-cell>
          <table:table-cell table:number-columns-repeated="2"/>
        </table:table-row>
        <table:table-row table:style-name="ro1">
          <table:table-cell office:value-type="float" office:value="0.38626691699028" calcext:value-type="float">
            <text:p>0.38626691699028</text:p>
          </table:table-cell>
          <table:table-cell table:number-columns-repeated="2"/>
        </table:table-row>
        <table:table-row table:style-name="ro1">
          <table:table-cell office:value-type="float" office:value="0.387823492288589" calcext:value-type="float">
            <text:p>0.387823492288589</text:p>
          </table:table-cell>
          <table:table-cell table:number-columns-repeated="2"/>
        </table:table-row>
        <table:table-row table:style-name="ro1">
          <table:table-cell office:value-type="float" office:value="0.388752102851868" calcext:value-type="float">
            <text:p>0.388752102851868</text:p>
          </table:table-cell>
          <table:table-cell table:number-columns-repeated="2"/>
        </table:table-row>
        <table:table-row table:style-name="ro1">
          <table:table-cell office:value-type="float" office:value="0.390343427658081" calcext:value-type="float">
            <text:p>0.390343427658081</text:p>
          </table:table-cell>
          <table:table-cell table:number-columns-repeated="2"/>
        </table:table-row>
        <table:table-row table:style-name="ro1">
          <table:table-cell office:value-type="float" office:value="0.386107325553894" calcext:value-type="float">
            <text:p>0.3861073255538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30T18:15:27.370178826</dc:date>
    <meta:editing-duration>PT2M9S</meta:editing-duration>
    <meta:editing-cycles>1</meta:editing-cycles>
    <meta:document-statistic meta:table-count="1" meta:cell-count="307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130_181047conf_memo.A1:20230130_181047conf_memo.A3073" svg:x="0.32cm" svg:y="0.18cm" svg:width="13.255cm" svg:height="8.64cm">
          <chartooo:coordinate-region svg:x="1.047cm" svg:y="0.379cm" svg:width="12.1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130_181047conf_memo.A1:20230130_181047conf_memo.A3073" chart:class="chart:scatter">
            <chart:data-point chart:repeated="30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5597862005234">
                <text:p>0.315597862005234</text:p>
                <draw:g>
                  <svg:desc>20230130_181047conf_memo.A1:20230130_181047conf_memo.A30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4003111124039">
                <text:p>0.344003111124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412294626236">
                <text:p>0.34412294626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4980925321579">
                <text:p>0.344980925321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6287161111832">
                <text:p>0.346287161111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9322468042374">
                <text:p>0.349322468042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7649693489075">
                <text:p>0.347649693489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8193377256393">
                <text:p>0.348193377256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8514080047607">
                <text:p>0.34851408004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8927289247513">
                <text:p>0.348927289247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9161992073059">
                <text:p>0.339161992073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0657114982605">
                <text:p>0.340657114982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7463629245758">
                <text:p>0.387463629245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6814326047897">
                <text:p>0.386814326047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6597216129303">
                <text:p>0.386597216129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607961893082">
                <text:p>0.387607961893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779479265213">
                <text:p>0.38779479265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7114763259888">
                <text:p>0.387114763259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7547940015793">
                <text:p>0.3875479400157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7796342372894">
                <text:p>0.387796342372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8077288866043">
                <text:p>0.388077288866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3855973482132">
                <text:p>0.253855973482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8830590248108">
                <text:p>0.338830590248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69180560112">
                <text:p>0.3369180560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7833642959595">
                <text:p>0.337833642959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0247066020966">
                <text:p>0.370247066020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7153882980347">
                <text:p>0.367153882980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3107830286026">
                <text:p>0.363107830286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410217523575">
                <text:p>0.362410217523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5695148706436">
                <text:p>0.365695148706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4469587802887">
                <text:p>0.364469587802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5167379379272">
                <text:p>0.365167379379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7226461172104">
                <text:p>0.357226461172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9557390213013">
                <text:p>0.359557390213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9395802021027">
                <text:p>0.359395802021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0278934240341">
                <text:p>0.360278934240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9090626239777">
                <text:p>0.359090626239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8503481149674">
                <text:p>0.368503481149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4200741052628">
                <text:p>0.364200741052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6499066352844">
                <text:p>0.366499066352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6052091121674">
                <text:p>0.366052091121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581529378891">
                <text:p>0.3665815293788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254270076752">
                <text:p>0.366254270076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5817546844482">
                <text:p>0.365817546844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6609126329422">
                <text:p>0.366609126329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6781800985336">
                <text:p>0.366781800985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5069439411163">
                <text:p>0.375069439411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7152979373932">
                <text:p>0.377152979373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7264022827148">
                <text:p>0.377264022827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8076901435852">
                <text:p>0.388076901435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0250682830811">
                <text:p>0.3902506828308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9597237110138">
                <text:p>0.389597237110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9622002840042">
                <text:p>0.3896220028400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9649599790573">
                <text:p>0.389649599790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0797475576401">
                <text:p>0.3807974755764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3678793907165">
                <text:p>0.383678793907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8204803466797">
                <text:p>0.3982048034667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98805797100067">
                <text:p>0.398805797100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6358301639557">
                <text:p>0.406358301639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9409463405609">
                <text:p>0.409409463405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0079807043076">
                <text:p>0.4100798070430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7241404056549">
                <text:p>0.4072414040565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701350569725">
                <text:p>0.40701350569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7780468463898">
                <text:p>0.4077804684638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7845675945282">
                <text:p>0.4078456759452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8005475997925">
                <text:p>0.408005475997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6203538179398">
                <text:p>0.4062035381793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6044125556946">
                <text:p>0.4060441255569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4607862234116">
                <text:p>0.4046078622341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4887676239014">
                <text:p>0.404887676239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2501285076141">
                <text:p>0.402501285076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4057800769806">
                <text:p>0.404057800769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3794765472412">
                <text:p>0.4037947654724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0195717811585">
                <text:p>0.400195717811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0213837623596">
                <text:p>0.400213837623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8761838674545">
                <text:p>0.398761838674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8917555809021">
                <text:p>0.3989175558090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8235410451889">
                <text:p>0.398235410451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7300809621811">
                <text:p>0.397300809621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6355241537094">
                <text:p>0.3963552415370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6351665258408">
                <text:p>0.3963516652584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96473258733749">
                <text:p>0.3964732587337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8331671953201">
                <text:p>0.398331671953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97913604974747">
                <text:p>0.3979136049747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7600054740906">
                <text:p>0.3976000547409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7258102893829">
                <text:p>0.3972581028938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4807080030441">
                <text:p>0.3848070800304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4332180023193">
                <text:p>0.384332180023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4564369916916">
                <text:p>0.384564369916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2011324167252">
                <text:p>0.382011324167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6345028877258">
                <text:p>0.386345028877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8960480690002">
                <text:p>0.38896048069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9424324035645">
                <text:p>0.389424324035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222327947617">
                <text:p>0.391222327947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9186531305313">
                <text:p>0.3891865313053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747560024261">
                <text:p>0.3897475600242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8775795698166">
                <text:p>0.388775795698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1200275421143">
                <text:p>0.4212002754211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5026098489761">
                <text:p>0.4150260984897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205316781998">
                <text:p>0.416205316781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15211647748947">
                <text:p>0.4152116477489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4465874433518">
                <text:p>0.4144658744335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5733426809311">
                <text:p>0.4157334268093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16035145521164">
                <text:p>0.416035145521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16895538568497">
                <text:p>0.416895538568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16212290525436">
                <text:p>0.4162122905254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8498933315277">
                <text:p>0.418498933315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17419672012329">
                <text:p>0.4174196720123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15428698062897">
                <text:p>0.4154286980628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1359289884567">
                <text:p>0.4013592898845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6696826219559">
                <text:p>0.4066968262195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96452188491821">
                <text:p>0.3964521884918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05420303344727">
                <text:p>0.405420303344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2489265203476">
                <text:p>0.4124892652034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18031901121139">
                <text:p>0.4180319011211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2896951436996">
                <text:p>0.4228969514369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19929683208466">
                <text:p>0.4199296832084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19717788696289">
                <text:p>0.4197177886962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8464272022247">
                <text:p>0.3884642720222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4181907176971">
                <text:p>0.3941819071769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94933134317398">
                <text:p>0.3949331343173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0094596147537">
                <text:p>0.340094596147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19425046443939">
                <text:p>0.3194250464439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9424430131912">
                <text:p>0.309424430131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93499618768692">
                <text:p>0.2934996187686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7622777223587">
                <text:p>0.276227772235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71062344312668">
                <text:p>0.2710623443126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0591785907745">
                <text:p>0.2805917859077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4208685159683">
                <text:p>0.2842086851596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7619510889053">
                <text:p>0.2776195108890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75502294301987">
                <text:p>0.2755022943019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6031116247177">
                <text:p>0.2660311162471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54600405693054">
                <text:p>0.2546004056930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50184208154678">
                <text:p>0.2501842081546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82674312591553">
                <text:p>0.2826743125915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3977349996567">
                <text:p>0.2939773499965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99017161130905">
                <text:p>0.2990171611309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81413376331329">
                <text:p>0.2814133763313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82799601554871">
                <text:p>0.2827996015548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2145708799362">
                <text:p>0.2821457087993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3384422063828">
                <text:p>0.2733844220638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67226994037628">
                <text:p>0.2672269940376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3951182365417">
                <text:p>0.2639511823654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5210181474686">
                <text:p>0.2652101814746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51751601696014">
                <text:p>0.251751601696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51739978790283">
                <text:p>0.2517399787902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5202403068542">
                <text:p>0.2652024030685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69167959690094">
                <text:p>0.2691679596900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76253700256348">
                <text:p>0.2762537002563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86179453134537">
                <text:p>0.2861794531345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7077834606171">
                <text:p>0.2970778346061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6266129016876">
                <text:p>0.3062661290168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12053769826889">
                <text:p>0.3120537698268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9106320142746">
                <text:p>0.3091063201427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10935467481613">
                <text:p>0.310935467481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4650624990463">
                <text:p>0.3146506249904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4526259899139">
                <text:p>0.3145262598991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3872307538986">
                <text:p>0.3138723075389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5845042467117">
                <text:p>0.3158450424671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5688192844391">
                <text:p>0.3156881928443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15276592969894">
                <text:p>0.3152765929698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09952288866043">
                <text:p>0.309952288866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6574940681458">
                <text:p>0.3065749406814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06700557470322">
                <text:p>0.3067005574703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06110739707947">
                <text:p>0.3061107397079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05865973234177">
                <text:p>0.3058659732341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6411187648773">
                <text:p>0.3264111876487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28467547893524">
                <text:p>0.3284675478935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6470166444778">
                <text:p>0.3264701664447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25919240713119">
                <text:p>0.3259192407131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25189530849457">
                <text:p>0.3251895308494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5452923774719">
                <text:p>0.3254529237747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26955407857895">
                <text:p>0.3269554078578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0319912433624">
                <text:p>0.3603199124336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58306378126144">
                <text:p>0.3583063781261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6021791696548">
                <text:p>0.356021791696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6962382793427">
                <text:p>0.3569623827934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8094155788422">
                <text:p>0.358094155788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750428676605">
                <text:p>0.3567504286766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5804771184921">
                <text:p>0.3558047711849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57418447732925">
                <text:p>0.3574184477329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54279577732086">
                <text:p>0.3542795777320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56566309928894">
                <text:p>0.3565663099288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54241520166397">
                <text:p>0.3542415201663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53557884693146">
                <text:p>0.3535578846931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2665593624115">
                <text:p>0.3626655936241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4621102809906">
                <text:p>0.3646211028099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4605128765106">
                <text:p>0.3646051287651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3538712263107">
                <text:p>0.363538712263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3529533147812">
                <text:p>0.3635295331478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3757580518722">
                <text:p>0.3637575805187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259913444519">
                <text:p>0.362599134445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3613069057465">
                <text:p>0.3636130690574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3893330097198">
                <text:p>0.3638933300971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3483995199203">
                <text:p>0.3634839951992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3475143909454">
                <text:p>0.3634751439094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2559407949448">
                <text:p>0.362559407949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2490594387054">
                <text:p>0.3624905943870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8446499109268">
                <text:p>0.3684464991092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6263657808304">
                <text:p>0.3662636578083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8215620517731">
                <text:p>0.3682156205177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7901802062988">
                <text:p>0.3679018020629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9146585464478">
                <text:p>0.3691465854644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7023706436157">
                <text:p>0.3670237064361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7364257574081">
                <text:p>0.3673642575740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7260098457336">
                <text:p>0.3672600984573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6375744342804">
                <text:p>0.366375744342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647891998291">
                <text:p>0.36647891998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6439700126648">
                <text:p>0.3664397001266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5747511386871">
                <text:p>0.3657475113868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75130981206894">
                <text:p>0.3751309812068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0213160514832">
                <text:p>0.3602131605148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8986070156097">
                <text:p>0.3689860701560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8316859006882">
                <text:p>0.3683168590068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041060090065">
                <text:p>0.360410600900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0711097717285">
                <text:p>0.3607110977172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59754294157028">
                <text:p>0.3597542941570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60154002904892">
                <text:p>0.3601540029048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59263092279434">
                <text:p>0.3592630922794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61914277076721">
                <text:p>0.3619142770767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310151219368">
                <text:p>0.363101512193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212483048439">
                <text:p>0.362124830484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61869764328">
                <text:p>0.36618697643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5259081125259">
                <text:p>0.3652590811252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6906017065048">
                <text:p>0.3669060170650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6498708724976">
                <text:p>0.3664987087249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7346405982971">
                <text:p>0.3673464059829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773270368576">
                <text:p>0.367732703685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68169158697128">
                <text:p>0.368169158697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68025779724121">
                <text:p>0.368025779724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14833664894104">
                <text:p>0.4148336648941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17421698570251">
                <text:p>0.4174216985702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17875736951828">
                <text:p>0.4178757369518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80311578512192">
                <text:p>0.3803115785121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79941940307617">
                <text:p>0.3799419403076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8756063580513">
                <text:p>0.387560635805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7973040342331">
                <text:p>0.3879730403423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88315349817276">
                <text:p>0.3883153498172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9586448669434">
                <text:p>0.3895864486694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90143513679504">
                <text:p>0.3901435136795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90533894300461">
                <text:p>0.390533894300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90010088682175">
                <text:p>0.3900100886821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92183303833008">
                <text:p>0.3921833038330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91863375902176">
                <text:p>0.3918633759021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91917794942856">
                <text:p>0.3919177949428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1369965672493">
                <text:p>0.413699656724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0625673532486">
                <text:p>0.406256735324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06373918056488">
                <text:p>0.4063739180564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05432343482971">
                <text:p>0.4054323434829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06824082136154">
                <text:p>0.4068240821361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08000200986862">
                <text:p>0.4080002009868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09667402505875">
                <text:p>0.409667402505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10500317811966">
                <text:p>0.4105003178119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08671736717224">
                <text:p>0.4086717367172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08031672239304">
                <text:p>0.408031672239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07997310161591">
                <text:p>0.4079973101615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08920735120773">
                <text:p>0.4089207351207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8928940296173">
                <text:p>0.3989289402961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98369669914246">
                <text:p>0.3983696699142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9853835105896">
                <text:p>0.398538351058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99009883403778">
                <text:p>0.3990098834037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0068393945694">
                <text:p>0.400683939456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64316374063492">
                <text:p>0.3643163740634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68857949972153">
                <text:p>0.3688579499721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61690104007721">
                <text:p>0.3616901040077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2460732460022">
                <text:p>0.3624607324600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66440504789352">
                <text:p>0.3664405047893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63504439592362">
                <text:p>0.3635044395923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67916762828827">
                <text:p>0.3679167628288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61519187688828">
                <text:p>0.3615191876888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61322581768036">
                <text:p>0.3613225817680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1979007720947">
                <text:p>0.3619790077209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60552877187729">
                <text:p>0.3605528771877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6126908659935">
                <text:p>0.361269086599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60639899969101">
                <text:p>0.3606398999691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60616862773895">
                <text:p>0.3606168627738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54629158973694">
                <text:p>0.3546291589736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56723368167877">
                <text:p>0.3567233681678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56749802827835">
                <text:p>0.3567498028278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56479614973068">
                <text:p>0.3564796149730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56847077608108">
                <text:p>0.3568470776081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52775663137436">
                <text:p>0.3527756631374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53784322738647">
                <text:p>0.3537843227386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54891687631607">
                <text:p>0.3548916876316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53955626487732">
                <text:p>0.3539556264877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54357361793518">
                <text:p>0.3543573617935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54212284088135">
                <text:p>0.354212284088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54160815477371">
                <text:p>0.3541608154773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53768646717072">
                <text:p>0.3537686467170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52734923362732">
                <text:p>0.3527349233627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53609591722488">
                <text:p>0.3536095917224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5434040427208">
                <text:p>0.354340404272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4019790887833">
                <text:p>0.3540197908878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56033027172089">
                <text:p>0.3560330271720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2472031712532">
                <text:p>0.424720317125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4256145954132">
                <text:p>0.4242561459541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26340669393539">
                <text:p>0.4263406693935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24893885850906">
                <text:p>0.4248938858509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2595985531807">
                <text:p>0.425959855318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24983441829681">
                <text:p>0.4249834418296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26477462053299">
                <text:p>0.4264774620532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23740923404694">
                <text:p>0.4237409234046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28557813167572">
                <text:p>0.4285578131675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28654253482819">
                <text:p>0.4286542534828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26465183496475">
                <text:p>0.4264651834964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27704781293869">
                <text:p>0.4277047812938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30257380008698">
                <text:p>0.4302573800086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29654181003571">
                <text:p>0.4296541810035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29217427968979">
                <text:p>0.4292174279689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26977217197418">
                <text:p>0.4269772171974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27692383527756">
                <text:p>0.4276923835277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27825212478638">
                <text:p>0.4278252124786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27389174699783">
                <text:p>0.4273891746997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28265988826752">
                <text:p>0.4282659888267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27658349275589">
                <text:p>0.4276583492755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28307592868805">
                <text:p>0.4283075928688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28170293569565">
                <text:p>0.4281702935695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25939232110977">
                <text:p>0.4259392321109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26765263080597">
                <text:p>0.4267652630805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26940739154816">
                <text:p>0.4269407391548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27326023578644">
                <text:p>0.4273260235786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2804890871048">
                <text:p>0.428048908710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27208364009857">
                <text:p>0.4272083640098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27192896604538">
                <text:p>0.4271928966045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27220821380615">
                <text:p>0.4272208213806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20252948999405">
                <text:p>0.4202529489994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0961292386055">
                <text:p>0.409612923860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09532487392426">
                <text:p>0.4095324873924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06768620014191">
                <text:p>0.4067686200141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7854486703873">
                <text:p>0.3878544867038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90493214130402">
                <text:p>0.3904932141304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92232358455658">
                <text:p>0.3922323584556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924221098423">
                <text:p>0.39242210984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93471360206604">
                <text:p>0.3934713602066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90210270881653">
                <text:p>0.3902102708816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90617311000824">
                <text:p>0.3906173110008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9126980304718">
                <text:p>0.391269803047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90519976615906">
                <text:p>0.3905199766159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9367491006851">
                <text:p>0.3893674910068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8874709606171">
                <text:p>0.3888747096061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9155894517899">
                <text:p>0.3891558945178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91035169363022">
                <text:p>0.3910351693630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90411496162415">
                <text:p>0.3904114961624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91214430332184">
                <text:p>0.3912144303321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91091227531433">
                <text:p>0.3910912275314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00403410196304">
                <text:p>0.400403410196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05094712972641">
                <text:p>0.4050947129726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05295342206955">
                <text:p>0.4052953422069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04371023178101">
                <text:p>0.4043710231781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05154049396515">
                <text:p>0.4051540493965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04526293277741">
                <text:p>0.4045262932777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04323071241379">
                <text:p>0.4043230712413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05893236398697">
                <text:p>0.4058932363986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04139220714569">
                <text:p>0.4041392207145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04121428728104">
                <text:p>0.4041214287281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04241234064102">
                <text:p>0.4042412340641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03542399406433">
                <text:p>0.4035423994064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04541522264481">
                <text:p>0.4045415222644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721776008606">
                <text:p>0.387217760086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91392946243286">
                <text:p>0.3913929462432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8962584733963">
                <text:p>0.3896258473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90385568141937">
                <text:p>0.3903855681419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84123682975769">
                <text:p>0.3841236829757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86734753847122">
                <text:p>0.3867347538471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8584041595459">
                <text:p>0.385840415954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06474888324738">
                <text:p>0.4064748883247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08659368753433">
                <text:p>0.4086593687534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09069806337357">
                <text:p>0.4090698063373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08757984638214">
                <text:p>0.4087579846382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0852278470993">
                <text:p>0.408522784709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10626083612442">
                <text:p>0.4106260836124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11016345024109">
                <text:p>0.4110163450241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10737574100494">
                <text:p>0.4107375741004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15991961956024">
                <text:p>0.4159919619560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17180269956589">
                <text:p>0.4171802699565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16994452476502">
                <text:p>0.4169944524765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1670897603035">
                <text:p>0.416708976030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03554409742355">
                <text:p>0.4035544097423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06267017126083">
                <text:p>0.4062670171260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07446891069412">
                <text:p>0.4074468910694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07430648803711">
                <text:p>0.4074306488037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08732146024704">
                <text:p>0.4087321460247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08396154642105">
                <text:p>0.4083961546421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08370316028595">
                <text:p>0.4083703160285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07932966947556">
                <text:p>0.4079329669475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07612442970276">
                <text:p>0.4076124429702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08888697624207">
                <text:p>0.4088886976242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08672273159027">
                <text:p>0.4086722731590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0869465470314">
                <text:p>0.408694654703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4465705156326">
                <text:p>0.4044657051563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8166526556015">
                <text:p>0.281665265560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64091694355011">
                <text:p>0.3640916943550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73916602134705">
                <text:p>0.2739166021347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62355530261993">
                <text:p>0.3623555302619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75337904691696">
                <text:p>0.2753379046916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64817619323731">
                <text:p>0.3648176193237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78877794742584">
                <text:p>0.2788777947425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63487750291824">
                <text:p>0.3634877502918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68128722906113">
                <text:p>0.2681287229061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73613059520721">
                <text:p>0.3736130595207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6464056968689">
                <text:p>0.264640569686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75917971134186">
                <text:p>0.3759179711341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59696960449219">
                <text:p>0.2596969604492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77476096153259">
                <text:p>0.3774760961532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65447288751602">
                <text:p>0.2654472887516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73913496732712">
                <text:p>0.3739134967327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73004972934723">
                <text:p>0.3730049729347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74411851167679">
                <text:p>0.3744118511676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74408602714539">
                <text:p>0.3744086027145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75877737998962">
                <text:p>0.3758777379989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75717133283615">
                <text:p>0.3757171332836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76791656017303">
                <text:p>0.3767916560173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76342535018921">
                <text:p>0.3763425350189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8771584033966">
                <text:p>0.3987715840339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95931333303452">
                <text:p>0.3959313333034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7601544857025">
                <text:p>0.3976015448570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96511435508728">
                <text:p>0.3965114355087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96456480026245">
                <text:p>0.3964564800262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7129386663437">
                <text:p>0.3971293866634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7284030914307">
                <text:p>0.3972840309143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7195249795914">
                <text:p>0.3971952497959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01477068662643">
                <text:p>0.4014770686626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01177167892456">
                <text:p>0.4011771678924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01146620512009">
                <text:p>0.4011466205120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0108260512352">
                <text:p>0.401082605123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00123745203018">
                <text:p>0.4001237452030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00459438562393">
                <text:p>0.4004594385623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00171101093292">
                <text:p>0.400171101093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000104367733">
                <text:p>0.40001043677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00454252958298">
                <text:p>0.4004542529582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7350869178772">
                <text:p>0.373508691787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70525568723679">
                <text:p>0.3705255687236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70405852794647">
                <text:p>0.3704058527946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35409611463547">
                <text:p>0.3354096114635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33648532629013">
                <text:p>0.3336485326290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33645612001419">
                <text:p>0.3336456120014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34522128105164">
                <text:p>0.3345221281051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33048194646835">
                <text:p>0.3330481946468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34971517324448">
                <text:p>0.3349715173244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36341977119446">
                <text:p>0.3363419771194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1788182258606">
                <text:p>0.3317881822586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30621749162674">
                <text:p>0.3306217491626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32196325063705">
                <text:p>0.3321963250637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33147346973419">
                <text:p>0.3331473469734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32089364528656">
                <text:p>0.3320893645286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40727061033249">
                <text:p>0.3407270610332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39120000600815">
                <text:p>0.3391200006008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39338272809982">
                <text:p>0.3393382728099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39864432811737">
                <text:p>0.3398644328117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39843451976776">
                <text:p>0.3398434519767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39265048503876">
                <text:p>0.3392650485038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39437574148178">
                <text:p>0.3394375741481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37128520011902">
                <text:p>0.3371285200119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3906614780426">
                <text:p>0.339066147804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38643550872803">
                <text:p>0.3386435508728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39195668697357">
                <text:p>0.3391956686973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38630825281143">
                <text:p>0.3386308252811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36481690406799">
                <text:p>0.3364816904067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34705114364624">
                <text:p>0.3347051143646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33137035369873">
                <text:p>0.3331370353698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32507282495499">
                <text:p>0.3325072824954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31649780273437">
                <text:p>0.3316497802734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66578936576843">
                <text:p>0.3665789365768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64007920026779">
                <text:p>0.3640079200267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64385902881622">
                <text:p>0.3643859028816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2006723880768">
                <text:p>0.3620067238807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6252623796463">
                <text:p>0.362526237964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65156471729279">
                <text:p>0.3651564717292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64978581666946">
                <text:p>0.3649785816669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59881460666656">
                <text:p>0.3598814606666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56977313756943">
                <text:p>0.3569773137569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67199450731277">
                <text:p>0.3671994507312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69591325521469">
                <text:p>0.3695913255214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4186714887619">
                <text:p>0.341867148876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49565118551254">
                <text:p>0.3495651185512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52181255817413">
                <text:p>0.3521812558174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59481483697891">
                <text:p>0.3594814836978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53822618722916">
                <text:p>0.3538226187229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12519818544388">
                <text:p>0.3125198185443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68975847959518">
                <text:p>0.3689758479595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60176205635071">
                <text:p>0.3601762056350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58396977186203">
                <text:p>0.3583969771862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65078061819076">
                <text:p>0.3650780618190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62094312906265">
                <text:p>0.3620943129062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50215196609497">
                <text:p>0.3502151966094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18747848272324">
                <text:p>0.3187478482723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82938122749329">
                <text:p>0.2829381227493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97676563262939">
                <text:p>0.2976765632629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97057628631592">
                <text:p>0.2970576286315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06165248155594">
                <text:p>0.3061652481555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85057544708252">
                <text:p>0.2850575447082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98650294542313">
                <text:p>0.2986502945423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14069300889969">
                <text:p>0.3140693008899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25650870800018">
                <text:p>0.3256508708000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41926246881485">
                <text:p>0.3419262468814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59901279211044">
                <text:p>0.3599012792110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64038646221161">
                <text:p>0.3640386462211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6109846830368">
                <text:p>0.361098468303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55342179536819">
                <text:p>0.3553421795368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81270200014114">
                <text:p>0.3812702000141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8541316986084">
                <text:p>0.385413169860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81198912858963">
                <text:p>0.381198912858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7628173828125">
                <text:p>0.376281738281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90624046325684">
                <text:p>0.3906240463256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98578494787216">
                <text:p>0.3985784947872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89235824346542">
                <text:p>0.3892358243465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5672801733017">
                <text:p>0.356728017330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49609971046448">
                <text:p>0.3496099710464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44103544950485">
                <text:p>0.3441035449504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6506512761116">
                <text:p>0.365065127611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8034000992775">
                <text:p>0.380340009927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83241236209869">
                <text:p>0.3832412362098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1141312122345">
                <text:p>0.611413121223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82504552602768">
                <text:p>0.3825045526027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09123885631561">
                <text:p>0.6091238856315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83672565221786">
                <text:p>0.3836725652217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8184466958046">
                <text:p>0.3818446695804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8267120718956">
                <text:p>0.382671207189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83564203977585">
                <text:p>0.3835642039775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87312233448029">
                <text:p>0.3873122334480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85016769170761">
                <text:p>0.38501676917076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84810477495193">
                <text:p>0.3848104774951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83592128753662">
                <text:p>0.3835921287536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83911162614822">
                <text:p>0.3839111626148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8486185669899">
                <text:p>0.384861856698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84114801883698">
                <text:p>0.3841148018836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85850697755814">
                <text:p>0.3858506977558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74557793140411">
                <text:p>0.3745577931404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90101850032806">
                <text:p>0.3901018500328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9090296626091">
                <text:p>0.390902966260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90397280454636">
                <text:p>0.3903972804546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90485465526581">
                <text:p>0.3904854655265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9027339220047">
                <text:p>0.390273392200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89124661684036">
                <text:p>0.3891246616840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92188906669617">
                <text:p>0.3921889066696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92976015806198">
                <text:p>0.3929760158061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93355995416641">
                <text:p>0.3933559954166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94623011350632">
                <text:p>0.3946230113506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89135628938675">
                <text:p>0.3891356289386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85716795921326">
                <text:p>0.3857167959213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86082291603088">
                <text:p>0.3860822916030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87634664773941">
                <text:p>0.3876346647739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87701600790024">
                <text:p>0.3877016007900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86022478342056">
                <text:p>0.3860224783420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85687440633774">
                <text:p>0.3856874406337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74791234731674">
                <text:p>0.3747912347316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74487668275833">
                <text:p>0.3744876682758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73508036136627">
                <text:p>0.3735080361366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74269515275955">
                <text:p>0.3742695152759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74217182397842">
                <text:p>0.37421718239784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74991774559021">
                <text:p>0.3749917745590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71057838201523">
                <text:p>0.3710578382015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69608461856842">
                <text:p>0.3696084618568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69732439517975">
                <text:p>0.3697324395179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70339930057526">
                <text:p>0.3703399300575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69860589504242">
                <text:p>0.3698605895042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74299615621567">
                <text:p>0.3742996156215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7362203001976">
                <text:p>0.373622030019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74065577983856">
                <text:p>0.3740655779838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74170124530792">
                <text:p>0.3741701245307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73468935489655">
                <text:p>0.3734689354896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73751074075699">
                <text:p>0.3737510740756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56369107961655">
                <text:p>0.3563691079616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59784513711929">
                <text:p>0.3597845137119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601313829422">
                <text:p>0.36013138294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55316996574402">
                <text:p>0.3553169965744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54388564825058">
                <text:p>0.3543885648250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53902131319046">
                <text:p>0.3539021313190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59101921319962">
                <text:p>0.3591019213199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3787190914154">
                <text:p>0.337871909141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38545620441437">
                <text:p>0.3385456204414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37072730064392">
                <text:p>0.3370727300643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37945282459259">
                <text:p>0.3379452824592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38907837867737">
                <text:p>0.3389078378677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41186136007309">
                <text:p>0.3411861360073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42898815870285">
                <text:p>0.3428988158702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42837780714035">
                <text:p>0.3428377807140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47202748060226">
                <text:p>0.3472027480602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49396675825119">
                <text:p>0.3493966758251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48466694355011">
                <text:p>0.3484666943550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49523186683655">
                <text:p>0.3495231866836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41402560472488">
                <text:p>0.3414025604724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42132359743118">
                <text:p>0.3421323597431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45907390117645">
                <text:p>0.3459073901176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5152867436409">
                <text:p>0.351528674364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57553839683533">
                <text:p>0.3575538396835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60385745763779">
                <text:p>0.3603857457637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62364441156387">
                <text:p>0.3623644411563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58647376298904">
                <text:p>0.3586473762989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4295529127121">
                <text:p>0.342955291271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41109484434128">
                <text:p>0.341109484434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39139610528946">
                <text:p>0.3391396105289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38205903768539">
                <text:p>0.3382059037685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40296119451523">
                <text:p>0.34029611945152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43829751014709">
                <text:p>0.3438297510147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44290643930435">
                <text:p>0.3442906439304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48408758640289">
                <text:p>0.3484087586402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46792846918106">
                <text:p>0.3467928469181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48812460899353">
                <text:p>0.3488124608993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49347531795502">
                <text:p>0.3493475317955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52071076631546">
                <text:p>0.3520710766315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51435095071793">
                <text:p>0.3514350950717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55528086423874">
                <text:p>0.3555280864238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5662254691124">
                <text:p>0.356622546911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55592370033264">
                <text:p>0.3555923700332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64237844944">
                <text:p>0.3642378449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61288458108902">
                <text:p>0.3612884581089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60839903354645">
                <text:p>0.3608399033546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59180778264999">
                <text:p>0.3591807782649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6160808801651">
                <text:p>0.361608088016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62799793481827">
                <text:p>0.3627997934818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63340049982071">
                <text:p>0.3633400499820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64496320486069">
                <text:p>0.3644963204860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64631772041321">
                <text:p>0.3646317720413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65576297044754">
                <text:p>0.3655762970447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63572746515274">
                <text:p>0.3635727465152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59804630279541">
                <text:p>0.3598046302795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59359532594681">
                <text:p>0.3593595325946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58189463615417">
                <text:p>0.3581894636154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59520614147186">
                <text:p>0.3595206141471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59592318534851">
                <text:p>0.3595923185348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5540235042572">
                <text:p>0.355402350425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55682164430618">
                <text:p>0.3556821644306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355483382940292">
                <text:p>0.3554833829402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02413696050644">
                <text:p>0.4024136960506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01987165212631">
                <text:p>0.4019871652126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62899512052536">
                <text:p>0.3628995120525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74294340610504">
                <text:p>0.3742943406105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72723340988159">
                <text:p>0.3727233409881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00213062763214">
                <text:p>0.4002130627632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97062093019485">
                <text:p>0.3970620930194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03355181217194">
                <text:p>0.4033551812171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12501931190491">
                <text:p>0.4125019311904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24462497234345">
                <text:p>0.42446249723434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24676060676575">
                <text:p>0.4246760606765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19842302799225">
                <text:p>0.4198423027992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17595028877258">
                <text:p>0.4175950288772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10583943128586">
                <text:p>0.4105839431285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06379103660584">
                <text:p>0.4063791036605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02770042419434">
                <text:p>0.4027700424194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03071820735931">
                <text:p>0.4030718207359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99759292602539">
                <text:p>0.3997592926025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98026198148727">
                <text:p>0.3980261981487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94940793514252">
                <text:p>0.3949407935142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88396173715591">
                <text:p>0.3883961737155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83538573980331">
                <text:p>0.3835385739803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81543159484863">
                <text:p>0.3815431594848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80024820566177">
                <text:p>0.3800248205661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77703934907913">
                <text:p>0.3777039349079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75681281089783">
                <text:p>0.3756812810897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76613318920135">
                <text:p>0.3766133189201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7843930721283">
                <text:p>0.378439307212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78678202629089">
                <text:p>0.3786782026290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82321447134018">
                <text:p>0.3823214471340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83188843727112">
                <text:p>0.3831888437271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83577585220337">
                <text:p>0.3835775852203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87575298547745">
                <text:p>0.3875752985477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87798458337784">
                <text:p>0.3877984583377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95710736513138">
                <text:p>0.3957107365131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96730631589889">
                <text:p>0.39673063158988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96438539028168">
                <text:p>0.3964385390281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99752616882324">
                <text:p>0.3997526168823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93912881612778">
                <text:p>0.3939128816127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92279863357544">
                <text:p>0.3922798633575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94549936056137">
                <text:p>0.3945499360561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92545968294144">
                <text:p>0.3925459682941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91795068979263">
                <text:p>0.3917950689792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92231583595276">
                <text:p>0.3922315835952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89960050582886">
                <text:p>0.3899600505828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88800621032715">
                <text:p>0.3888006210327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8798514008522">
                <text:p>0.387985140085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87990534305573">
                <text:p>0.3879905343055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87992650270462">
                <text:p>0.3879926502704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88981938362122">
                <text:p>0.3889819383621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88588070869446">
                <text:p>0.3885880708694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87537688016891">
                <text:p>0.3875376880168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88074159622192">
                <text:p>0.3880741596221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82940351963043">
                <text:p>0.3829403519630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83784770965576">
                <text:p>0.3837847709655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83668273687363">
                <text:p>0.3836682736873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383769303560257">
                <text:p>0.3837693035602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382662892341614">
                <text:p>0.3826628923416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38147822022438">
                <text:p>0.381478220224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81824046373367">
                <text:p>0.3818240463733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382335066795349">
                <text:p>0.3823350667953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81915122270584">
                <text:p>0.38191512227058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81025671958923">
                <text:p>0.3810256719589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82322758436203">
                <text:p>0.3823227584362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81269901990891">
                <text:p>0.3812699019908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80600929260254">
                <text:p>0.38060092926025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00367438793182">
                <text:p>0.40036743879318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03245031833649">
                <text:p>0.4032450318336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02728527784348">
                <text:p>0.4027285277843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019495844841">
                <text:p>0.40194958448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02779906988144">
                <text:p>0.4027799069881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01391118764877">
                <text:p>0.4013911187648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401986330747604">
                <text:p>0.401986330747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01289939880371">
                <text:p>0.40128993988037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400893807411194">
                <text:p>0.4008938074111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99103432893753">
                <text:p>0.3991034328937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39750611782074">
                <text:p>0.397506117820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376271098852158">
                <text:p>0.37627109885215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75940024852753">
                <text:p>0.3759400248527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76205921173096">
                <text:p>0.3762059211730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375673443078995">
                <text:p>0.3756734430789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77042382955551">
                <text:p>0.3770423829555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377345204353333">
                <text:p>0.3773452043533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77846479415894">
                <text:p>0.3778464794158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77522796392441">
                <text:p>0.3775227963924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378380835056305">
                <text:p>0.3783808350563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78623872995377">
                <text:p>0.37862387299537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378282755613327">
                <text:p>0.3782827556133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378649920225143">
                <text:p>0.37864992022514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381987303495407">
                <text:p>0.3819873034954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81836265325546">
                <text:p>0.3818362653255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82318735122681">
                <text:p>0.38231873512268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378052890300751">
                <text:p>0.37805289030075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80394876003265">
                <text:p>0.380394876003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37879490852356">
                <text:p>0.378794908523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378335058689117">
                <text:p>0.3783350586891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79325389862061">
                <text:p>0.3793253898620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79420429468155">
                <text:p>0.3794204294681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340100228786468">
                <text:p>0.3401002287864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43474477529526">
                <text:p>0.3434744775295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342259466648102">
                <text:p>0.3422594666481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49174678325653">
                <text:p>0.3491746783256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48368018865585">
                <text:p>0.3483680188655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48235696554184">
                <text:p>0.3482356965541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45973432064056">
                <text:p>0.3459734320640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46620887517929">
                <text:p>0.3466208875179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62110882997513">
                <text:p>0.3621108829975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62355798482895">
                <text:p>0.3623557984828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6213481426239">
                <text:p>0.362134814262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62393736839294">
                <text:p>0.3623937368392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62136751413345">
                <text:p>0.36213675141334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61780315637588">
                <text:p>0.3617803156375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65031063556671">
                <text:p>0.3650310635566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76048862934113">
                <text:p>0.3760488629341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75849574804306">
                <text:p>0.3758495748043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77211272716522">
                <text:p>0.37721127271652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77618461847305">
                <text:p>0.3776184618473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377743542194366">
                <text:p>0.3777435421943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78858655691147">
                <text:p>0.3788586556911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78368496894836">
                <text:p>0.3783684968948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7861829996109">
                <text:p>0.378618299961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78271907567978">
                <text:p>0.3782719075679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78625929355621">
                <text:p>0.3786259293556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7908211350441">
                <text:p>0.379082113504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79380911588669">
                <text:p>0.3793809115886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81037682294846">
                <text:p>0.3810376822948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81633788347244">
                <text:p>0.3816337883472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8073655962944">
                <text:p>0.380736559629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80966335535049">
                <text:p>0.3809663355350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80070567131042">
                <text:p>0.3800705671310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7278139591217">
                <text:p>0.372781395912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75957012176514">
                <text:p>0.3759570121765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73544812202454">
                <text:p>0.37354481220245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76296192407608">
                <text:p>0.3762961924076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73864680528641">
                <text:p>0.37386468052864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73233914375305">
                <text:p>0.3732339143753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76428514719009">
                <text:p>0.3764285147190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73329311609268">
                <text:p>0.3733293116092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72503906488419">
                <text:p>0.3725039064884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72090131044388">
                <text:p>0.3720901310443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7227138876915">
                <text:p>0.372271388769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71831625699997">
                <text:p>0.37183162569999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72871190309524">
                <text:p>0.3728711903095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78529250621796">
                <text:p>0.3785292506217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76307219266891">
                <text:p>0.3763072192668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76874655485153">
                <text:p>0.3768746554851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76887887716293">
                <text:p>0.3768878877162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79567980766296">
                <text:p>0.3795679807662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79991918802261">
                <text:p>0.3799919188022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73483002185822">
                <text:p>0.3734830021858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70943933725357">
                <text:p>0.3709439337253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78216177225113">
                <text:p>0.3782161772251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78406465053558">
                <text:p>0.37840646505355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78579169511795">
                <text:p>0.3785791695117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77967149019241">
                <text:p>0.3779671490192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77266615629196">
                <text:p>0.3772666156291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77362310886383">
                <text:p>0.3773623108863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7701615691185">
                <text:p>0.377016156911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7765571475029">
                <text:p>0.377655714750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78162354230881">
                <text:p>0.3781623542308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77653896808624">
                <text:p>0.3776538968086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56231606006622">
                <text:p>0.2562316060066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77776026725769">
                <text:p>0.3777760267257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85073214769363">
                <text:p>0.3850732147693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91404062509537">
                <text:p>0.3914040625095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8970735669136">
                <text:p>0.389707356691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90660971403122">
                <text:p>0.3906609714031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91812443733215">
                <text:p>0.3918124437332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87643456459045">
                <text:p>0.3876434564590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88143211603165">
                <text:p>0.3881432116031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87608677148819">
                <text:p>0.3876086771488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87371480464935">
                <text:p>0.3873714804649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87982070446014">
                <text:p>0.3879820704460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88419896364212">
                <text:p>0.3884198963642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403000563383102">
                <text:p>0.4030005633831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402737021446228">
                <text:p>0.4027370214462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02218401432037">
                <text:p>0.4022184014320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01579707860947">
                <text:p>0.40157970786094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01402324438095">
                <text:p>0.4014023244380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01330292224884">
                <text:p>0.4013302922248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00612324476242">
                <text:p>0.4006123244762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00743007659912">
                <text:p>0.4007430076599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01522904634476">
                <text:p>0.4015229046344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401534557342529">
                <text:p>0.4015345573425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00831252336502">
                <text:p>0.4008312523365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01803880929947">
                <text:p>0.4018038809299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92854660749435">
                <text:p>0.3928546607494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94882470369339">
                <text:p>0.39488247036933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94558846950531">
                <text:p>0.39455884695053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95552396774292">
                <text:p>0.3955523967742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95915418863297">
                <text:p>0.39591541886329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95400464534759">
                <text:p>0.3954004645347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95233154296875">
                <text:p>0.3952331542968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94448816776276">
                <text:p>0.3944488167762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93278867006302">
                <text:p>0.3932788670063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55882525444031">
                <text:p>0.35588252544403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55160623788834">
                <text:p>0.3551606237888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53002965450287">
                <text:p>0.35300296545028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46068948507309">
                <text:p>0.3460689485073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44480872154236">
                <text:p>0.3444808721542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47643345594406">
                <text:p>0.3476433455944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45893323421478">
                <text:p>0.34589332342147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46944600343704">
                <text:p>0.3469446003437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46506685018539">
                <text:p>0.3465066850185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47479581832886">
                <text:p>0.3474795818328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47232282161713">
                <text:p>0.3472322821617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47036570310593">
                <text:p>0.3470365703105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47836703062057">
                <text:p>0.34783670306205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46855223178863">
                <text:p>0.3468552231788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47622781991959">
                <text:p>0.34762278199195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43276858329773">
                <text:p>0.3432768583297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43615591526031">
                <text:p>0.3436155915260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43861758708954">
                <text:p>0.34386175870895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43804001808166">
                <text:p>0.3438040018081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43721836805344">
                <text:p>0.3437218368053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44980150461197">
                <text:p>0.3449801504611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44898730516434">
                <text:p>0.3448987305164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45662832260132">
                <text:p>0.3456628322601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46826046705246">
                <text:p>0.3468260467052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46306085586548">
                <text:p>0.3463060855865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45689475536346">
                <text:p>0.3456894755363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4471070766449">
                <text:p>0.344710707664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58154475688934">
                <text:p>0.3581544756889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58738541603088">
                <text:p>0.3587385416030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57434719800949">
                <text:p>0.3574347198009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56724709272385">
                <text:p>0.3567247092723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57304304838181">
                <text:p>0.35730430483818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57080489397049">
                <text:p>0.3570804893970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57027798891067">
                <text:p>0.3570277988910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57967972755432">
                <text:p>0.3579679727554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58829498291016">
                <text:p>0.3588294982910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91223460435867">
                <text:p>0.3912234604358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56459051370621">
                <text:p>0.3564590513706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55978637933731">
                <text:p>0.35597863793373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47693890333176">
                <text:p>0.3476938903331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48751276731491">
                <text:p>0.3487512767314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47711116075516">
                <text:p>0.3477111160755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45211714506149">
                <text:p>0.3452117145061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44960451126099">
                <text:p>0.3449604511260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44362735748291">
                <text:p>0.3443627357482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295791387558">
                <text:p>0.3429579138755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42936664819717">
                <text:p>0.3429366648197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41659873723984">
                <text:p>0.3416598737239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41789901256561">
                <text:p>0.3417899012565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41245889663696">
                <text:p>0.3412458896636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42443406581879">
                <text:p>0.34244340658187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5098522901535">
                <text:p>0.350985229015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51045727729797">
                <text:p>0.3510457277297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50276410579681">
                <text:p>0.35027641057968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50421547889709">
                <text:p>0.35042154788970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51214289665222">
                <text:p>0.3512142896652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50352019071579">
                <text:p>0.3503520190715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51043432950973">
                <text:p>0.3510434329509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51449370384216">
                <text:p>0.3514493703842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51012200117111">
                <text:p>0.3510122001171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5063636302948">
                <text:p>0.3506363630294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50915342569351">
                <text:p>0.35091534256935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510562479496">
                <text:p>0.351056247949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44747513532639">
                <text:p>0.3447475135326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77299785614014">
                <text:p>0.3772997856140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73692333698273">
                <text:p>0.37369233369827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78005534410477">
                <text:p>0.3780055344104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77673268318176">
                <text:p>0.3776732683181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7958350777626">
                <text:p>0.379583507776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89389425516128">
                <text:p>0.3893894255161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90689462423325">
                <text:p>0.3906894624233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91914904117584">
                <text:p>0.39191490411758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86946737766266">
                <text:p>0.3869467377662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6911958456039">
                <text:p>0.3869119584560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89955073595047">
                <text:p>0.3899550735950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86878162622452">
                <text:p>0.3868781626224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87583076953888">
                <text:p>0.3875830769538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89759004116058">
                <text:p>0.3897590041160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89681339263916">
                <text:p>0.3896813392639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89820575714111">
                <text:p>0.3898205757141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91568422317505">
                <text:p>0.3915684223175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91909390687943">
                <text:p>0.3919093906879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90803664922714">
                <text:p>0.3908036649227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90146613121033">
                <text:p>0.3901466131210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89086961746216">
                <text:p>0.3890869617462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88863891363144">
                <text:p>0.38886389136314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89816254377365">
                <text:p>0.38981625437736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91248166561127">
                <text:p>0.39124816656112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9180850982666">
                <text:p>0.391808509826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90484809875488">
                <text:p>0.3904848098754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89135867357254">
                <text:p>0.3891358673572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89756500720978">
                <text:p>0.38975650072097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89155179262161">
                <text:p>0.3891551792621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89395028352737">
                <text:p>0.38939502835273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89069586992264">
                <text:p>0.3890695869922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89620780944824">
                <text:p>0.3896207809448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68662893772125">
                <text:p>0.3686628937721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69842916727066">
                <text:p>0.36984291672706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72137874364853">
                <text:p>0.3721378743648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80723387002945">
                <text:p>0.3807233870029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78747344017029">
                <text:p>0.37874734401702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80887717008591">
                <text:p>0.3808877170085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79297524690628">
                <text:p>0.3792975246906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7986946105957">
                <text:p>0.379869461059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79739195108414">
                <text:p>0.3797391951084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80233287811279">
                <text:p>0.38023328781127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893158197403">
                <text:p>0.378931581974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9719913005829">
                <text:p>0.37971991300582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80876302719116">
                <text:p>0.3808763027191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8096672296524">
                <text:p>0.380966722965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80187213420868">
                <text:p>0.3801872134208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69256407022476">
                <text:p>0.3692564070224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0184689760208">
                <text:p>0.3701846897602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0655715465546">
                <text:p>0.3706557154655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0195537805557">
                <text:p>0.3701955378055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0806127786636">
                <text:p>0.3708061277866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0888531208038">
                <text:p>0.3708885312080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1711909770966">
                <text:p>0.37171190977096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1747851371765">
                <text:p>0.37174785137176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1499210596085">
                <text:p>0.3714992105960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0645254850388">
                <text:p>0.3706452548503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70051085948944">
                <text:p>0.3700510859489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69924068450928">
                <text:p>0.3699240684509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71910274028778">
                <text:p>0.37191027402877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3216688632965">
                <text:p>0.37321668863296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73566955327988">
                <text:p>0.37356695532798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72358649969101">
                <text:p>0.3723586499691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72452855110168">
                <text:p>0.3724528551101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82243156433106">
                <text:p>0.3822431564331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89618486166">
                <text:p>0.38961848616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88122916221619">
                <text:p>0.3881229162216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87476950883865">
                <text:p>0.38747695088386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8798147439957">
                <text:p>0.38879814743995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89545172452927">
                <text:p>0.3895451724529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84075194597244">
                <text:p>0.3840751945972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91712963581085">
                <text:p>0.3917129635810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91955435276031">
                <text:p>0.39195543527603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90388339757919">
                <text:p>0.3903883397579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90105903148651">
                <text:p>0.3901059031486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90413373708725">
                <text:p>0.3904133737087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89757692813873">
                <text:p>0.38975769281387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91201913356781">
                <text:p>0.39120191335678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90877783298492">
                <text:p>0.3908777832984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90700489282608">
                <text:p>0.3907004892826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90358954668045">
                <text:p>0.3903589546680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89004737138748">
                <text:p>0.3890047371387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88634830713272">
                <text:p>0.3886348307132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91841351985931">
                <text:p>0.39184135198593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90686064958572">
                <text:p>0.3906860649585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89988213777542">
                <text:p>0.38998821377754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89906823635101">
                <text:p>0.38990682363510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89769464731216">
                <text:p>0.3897694647312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92745196819305">
                <text:p>0.3927451968193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85317474603653">
                <text:p>0.3853174746036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85376811027527">
                <text:p>0.3853768110275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85867029428482">
                <text:p>0.38586702942848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84210079908371">
                <text:p>0.3842100799083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83384674787521">
                <text:p>0.3833846747875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83066356182098">
                <text:p>0.3830663561820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86053770780563">
                <text:p>0.3860537707805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77289861440659">
                <text:p>0.3772898614406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80789190530777">
                <text:p>0.3807891905307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89782875776291">
                <text:p>0.3897828757762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928582072258">
                <text:p>0.392858207225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93795788288116">
                <text:p>0.3937957882881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93754482269287">
                <text:p>0.3937544822692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93258363008499">
                <text:p>0.3932583630084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98055821657181">
                <text:p>0.3980558216571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97660076618195">
                <text:p>0.3976600766181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96144777536392">
                <text:p>0.39614477753639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95951479673386">
                <text:p>0.3959514796733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96236747503281">
                <text:p>0.3962367475032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96470963954926">
                <text:p>0.3964709639549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96629452705383">
                <text:p>0.39662945270538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96358132362366">
                <text:p>0.39635813236236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97478222846985">
                <text:p>0.39747822284698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96083116531372">
                <text:p>0.39608311653137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95954161882401">
                <text:p>0.3959541618824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95760148763657">
                <text:p>0.3957601487636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96168053150177">
                <text:p>0.3961680531501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95154744386673">
                <text:p>0.3951547443866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394902855157852">
                <text:p>0.39490285515785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394968688488007">
                <text:p>0.3949686884880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00883883237839">
                <text:p>0.40088388323783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00717496871948">
                <text:p>0.40071749687194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400633573532105">
                <text:p>0.40063357353210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00541603565216">
                <text:p>0.40054160356521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01095688343048">
                <text:p>0.4010956883430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02371972799301">
                <text:p>0.40237197279930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403272777795792">
                <text:p>0.40327277779579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03119802474976">
                <text:p>0.4031198024749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01927053928375">
                <text:p>0.40192705392837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12221163511276">
                <text:p>0.41222116351127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13967400789261">
                <text:p>0.4139674007892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13732022047043">
                <text:p>0.4137320220470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10490453243256">
                <text:p>0.41049045324325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10650968551636">
                <text:p>0.41065096855163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409847617149353">
                <text:p>0.40984761714935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410029262304306">
                <text:p>0.41002926230430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13168758153915">
                <text:p>0.41316875815391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16475921869278">
                <text:p>0.41647592186927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41593199968338">
                <text:p>0.4159319996833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1587507724762">
                <text:p>0.415875077247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15534913539887">
                <text:p>0.41553491353988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15857374668121">
                <text:p>0.4158573746681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15516316890717">
                <text:p>0.41551631689071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14550483226776">
                <text:p>0.41455048322677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04578983783722">
                <text:p>0.40457898378372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03769254684448">
                <text:p>0.40376925468444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03611838817596">
                <text:p>0.40361183881759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04003530740738">
                <text:p>0.40400353074073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03027087450027">
                <text:p>0.40302708745002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03483897447586">
                <text:p>0.40348389744758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03710246086121">
                <text:p>0.40371024608612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03956204652786">
                <text:p>0.40395620465278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02102082967758">
                <text:p>0.40210208296775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01219576597214">
                <text:p>0.40121957659721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401804268360138">
                <text:p>0.40180426836013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02334362268448">
                <text:p>0.40233436226844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07931745052338">
                <text:p>0.40793174505233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08902317285538">
                <text:p>0.40890231728553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08353835344315">
                <text:p>0.4083538353443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09426420927048">
                <text:p>0.40942642092704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09374326467514">
                <text:p>0.40937432646751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357722371816635">
                <text:p>0.35772237181663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353616803884506">
                <text:p>0.35361680388450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52299094200134">
                <text:p>0.3522990942001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35613477230072">
                <text:p>0.3561347723007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358560740947723">
                <text:p>0.35856074094772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358749121427536">
                <text:p>0.35874912142753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53644877672195">
                <text:p>0.35364487767219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352770984172821">
                <text:p>0.35277098417282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35147950053215">
                <text:p>0.3514795005321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351936608552933">
                <text:p>0.35193660855293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50944578647613">
                <text:p>0.35094457864761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351554930210113">
                <text:p>0.3515549302101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348959416151047">
                <text:p>0.34895941615104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349490642547607">
                <text:p>0.34949064254760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351929128170013">
                <text:p>0.3519291281700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352311372756958">
                <text:p>0.35231137275695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35495537519455">
                <text:p>0.3549553751945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358250766992569">
                <text:p>0.35825076699256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354379534721375">
                <text:p>0.3543795347213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351400047540665">
                <text:p>0.35140004754066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35147425532341">
                <text:p>0.3514742553234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351916372776031">
                <text:p>0.35191637277603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356068640947342">
                <text:p>0.35606864094734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352356672286987">
                <text:p>0.35235667228698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352389991283417">
                <text:p>0.35238999128341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351813793182373">
                <text:p>0.35181379318237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352193593978882">
                <text:p>0.35219359397888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353040307760239">
                <text:p>0.35304030776023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352776497602463">
                <text:p>0.35277649760246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352821856737137">
                <text:p>0.35282185673713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352594643831253">
                <text:p>0.35259464383125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50185513496399">
                <text:p>0.3501855134963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315463155508041">
                <text:p>0.31546315550804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314717352390289">
                <text:p>0.31471735239028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313249200582504">
                <text:p>0.31324920058250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15235108137131">
                <text:p>0.31523510813713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318727314472198">
                <text:p>0.31872731447219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320740073919296">
                <text:p>0.32074007391929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317693918943405">
                <text:p>0.31769391894340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19629848003387">
                <text:p>0.31962984800338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321030288934708">
                <text:p>0.32103028893470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319894909858704">
                <text:p>0.3198949098587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320398956537247">
                <text:p>0.32039895653724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330879688262939">
                <text:p>0.33087968826293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329733461141586">
                <text:p>0.32973346114158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329836100339889">
                <text:p>0.32983610033988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331758558750153">
                <text:p>0.33175855875015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331068277359009">
                <text:p>0.33106827735900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331515550613403">
                <text:p>0.33151555061340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332819700241089">
                <text:p>0.33281970024108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331836521625519">
                <text:p>0.33183652162551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330512672662735">
                <text:p>0.33051267266273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330152928829193">
                <text:p>0.33015292882919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329781144857407">
                <text:p>0.32978114485740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329385668039322">
                <text:p>0.32938566803932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329328417778015">
                <text:p>0.32932841777801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328572899103165">
                <text:p>0.32857289910316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328353434801102">
                <text:p>0.32835343480110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330531984567642">
                <text:p>0.33053198456764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331214040517807">
                <text:p>0.33121404051780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33214658498764">
                <text:p>0.3321465849876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330900430679321">
                <text:p>0.33090043067932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329101145267487">
                <text:p>0.32910114526748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329551815986633">
                <text:p>0.32955181598663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381866931915283">
                <text:p>0.38186693191528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381700783967972">
                <text:p>0.38170078396797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382972866296768">
                <text:p>0.38297286629676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393691658973694">
                <text:p>0.39369165897369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39264839887619">
                <text:p>0.3926483988761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392581224441528">
                <text:p>0.39258122444152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40086367726326">
                <text:p>0.4008636772632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39112576842308">
                <text:p>0.3911257684230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394948542118073">
                <text:p>0.39494854211807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396634846925735">
                <text:p>0.39663484692573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408543348312378">
                <text:p>0.40854334831237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407857924699783">
                <text:p>0.40785792469978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07168447971344">
                <text:p>0.40716844797134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407439768314362">
                <text:p>0.40743976831436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404755353927612">
                <text:p>0.40475535392761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38754403591156">
                <text:p>0.3875440359115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387445956468582">
                <text:p>0.38744595646858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386192589998245">
                <text:p>0.38619258999824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386581838130951">
                <text:p>0.38658183813095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386553555727005">
                <text:p>0.38655355572700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386056900024414">
                <text:p>0.38605690002441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386743426322937">
                <text:p>0.38674342632293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385914117097855">
                <text:p>0.3859141170978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385644227266312">
                <text:p>0.38564422726631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385710388422012">
                <text:p>0.3857103884220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38582381606102">
                <text:p>0.3858238160610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385891318321228">
                <text:p>0.38589131832122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382516622543335">
                <text:p>0.38251662254333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383336544036865">
                <text:p>0.38333654403686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382877767086029">
                <text:p>0.38287776708602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383488237857819">
                <text:p>0.38348823785781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384202718734741">
                <text:p>0.38420271873474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400687843561173">
                <text:p>0.40068784356117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399901688098907">
                <text:p>0.3999016880989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398642808198929">
                <text:p>0.39864280819892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394152164459229">
                <text:p>0.39415216445922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39277109503746">
                <text:p>0.3927710950374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394650965929031">
                <text:p>0.39465096592903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393803149461746">
                <text:p>0.39380314946174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37948414683342">
                <text:p>0.3794841468334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379460424184799">
                <text:p>0.37946042418479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7932562828064">
                <text:p>0.3793256282806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377639561891556">
                <text:p>0.37763956189155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377395153045654">
                <text:p>0.37739515304565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379664778709412">
                <text:p>0.3796647787094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378706097602844">
                <text:p>0.37870609760284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377509385347366">
                <text:p>0.37750938534736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377265304327011">
                <text:p>0.37726530432701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377372026443482">
                <text:p>0.37737202644348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377129644155502">
                <text:p>0.37712964415550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374493539333343">
                <text:p>0.37449353933334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371701210737228">
                <text:p>0.37170121073722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370889127254486">
                <text:p>0.37088912725448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37447401881218">
                <text:p>0.3744740188121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373772293329239">
                <text:p>0.37377229332923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374297320842743">
                <text:p>0.3742973208427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374975234270096">
                <text:p>0.37497523427009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375072360038757">
                <text:p>0.37507236003875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375322580337524">
                <text:p>0.37532258033752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375224173069">
                <text:p>0.37522417306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375428169965744">
                <text:p>0.37542816996574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37593886256218">
                <text:p>0.3759388625621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76284807920456">
                <text:p>0.37628480792045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387373358011246">
                <text:p>0.3873733580112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387615591287613">
                <text:p>0.38761559128761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385239094495773">
                <text:p>0.38523909449577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84534776210785">
                <text:p>0.3845347762107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388300359249115">
                <text:p>0.38830035924911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387814342975616">
                <text:p>0.38781434297561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389291018247604">
                <text:p>0.38929101824760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88312816619873">
                <text:p>0.38831281661987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38652440905571">
                <text:p>0.3865244090557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388843178749084">
                <text:p>0.38884317874908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3880715072155">
                <text:p>0.38807150721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384681850671768">
                <text:p>0.38468185067176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40636333823204">
                <text:p>0.4063633382320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403938323259354">
                <text:p>0.40393832325935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402731448411942">
                <text:p>0.40273144841194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401056200265884">
                <text:p>0.40105620026588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400760591030121">
                <text:p>0.40076059103012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399634838104248">
                <text:p>0.39963483810424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400216370820999">
                <text:p>0.40021637082099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01988595724106">
                <text:p>0.40198859572410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400292962789535">
                <text:p>0.40029296278953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40019753575325">
                <text:p>0.400197535753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400194346904755">
                <text:p>0.40019434690475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399659812450409">
                <text:p>0.39965981245040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392436683177948">
                <text:p>0.3924366831779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393187642097473">
                <text:p>0.39318764209747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3924380838871">
                <text:p>0.392438083887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392824023962021">
                <text:p>0.39282402396202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391694635152817">
                <text:p>0.39169463515281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392224192619324">
                <text:p>0.39222419261932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391515254974365">
                <text:p>0.39151525497436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391664028167725">
                <text:p>0.39166402816772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392297208309174">
                <text:p>0.39229720830917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379820019006729">
                <text:p>0.37982001900672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37883847951889">
                <text:p>0.3788384795188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378553211688995">
                <text:p>0.37855321168899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331307828426361">
                <text:p>0.33130782842636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332265436649322">
                <text:p>0.33226543664932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330129414796829">
                <text:p>0.33012941479682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330448538064957">
                <text:p>0.33044853806495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332917094230652">
                <text:p>0.33291709423065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333632260560989">
                <text:p>0.33363226056098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33393582701683">
                <text:p>0.3339358270168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331779569387436">
                <text:p>0.33177956938743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330951571464539">
                <text:p>0.3309515714645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33260115981102">
                <text:p>0.3326011598110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332470238208771">
                <text:p>0.33247023820877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334091007709503">
                <text:p>0.33409100770950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324527442455292">
                <text:p>0.32452744245529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324296414852142">
                <text:p>0.32429641485214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324309885501862">
                <text:p>0.3243098855018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324678182601929">
                <text:p>0.32467818260192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324059188365936">
                <text:p>0.32405918836593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324400871992111">
                <text:p>0.3244008719921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323957979679108">
                <text:p>0.32395797967910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32472825050354">
                <text:p>0.3247282505035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322135537862778">
                <text:p>0.32213553786277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322526216506958">
                <text:p>0.32252621650695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322788774967194">
                <text:p>0.32278877496719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32396000623703">
                <text:p>0.3239600062370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321203917264938">
                <text:p>0.32120391726493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325655579566956">
                <text:p>0.32565557956695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325166553258896">
                <text:p>0.32516655325889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325382858514786">
                <text:p>0.32538285851478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324918299913406">
                <text:p>0.32491829991340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341863811016083">
                <text:p>0.34186381101608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341804414987564">
                <text:p>0.34180441498756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340402543544769">
                <text:p>0.34040254354476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34191706776619">
                <text:p>0.3419170677661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338135927915573">
                <text:p>0.33813592791557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353339731693268">
                <text:p>0.35333973169326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353485584259033">
                <text:p>0.35348558425903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370218813419342">
                <text:p>0.3702188134193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373440682888031">
                <text:p>0.37344068288803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372116088867187">
                <text:p>0.37211608886718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373044908046722">
                <text:p>0.37304490804672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373309195041656">
                <text:p>0.37330919504165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373677968978882">
                <text:p>0.37367796897888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372856974601746">
                <text:p>0.37285697460174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373931974172592">
                <text:p>0.37393197417259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373674750328064">
                <text:p>0.37367475032806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374419093132019">
                <text:p>0.37441909313201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374667823314667">
                <text:p>0.37466782331466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37469756603241">
                <text:p>0.3746975660324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358118116855621">
                <text:p>0.35811811685562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358093053102493">
                <text:p>0.35809305310249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35755068063736">
                <text:p>0.3575506806373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357042253017426">
                <text:p>0.35704225301742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35696280002594">
                <text:p>0.3569628000259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355569183826447">
                <text:p>0.35556918382644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35827049612999">
                <text:p>0.3582704961299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359070658683777">
                <text:p>0.35907065868377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357583224773407">
                <text:p>0.35758322477340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358328104019165">
                <text:p>0.35832810401916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358327239751816">
                <text:p>0.35832723975181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357897073030472">
                <text:p>0.35789707303047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359876483678818">
                <text:p>0.35987648367881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354017496109009">
                <text:p>0.35401749610900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360341519117355">
                <text:p>0.36034151911735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361241519451141">
                <text:p>0.36124151945114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36283752322197">
                <text:p>0.3628375232219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361205041408539">
                <text:p>0.36120504140853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6118420958519">
                <text:p>0.3611842095851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362903535366058">
                <text:p>0.36290353536605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364605337381363">
                <text:p>0.36460533738136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358151853084564">
                <text:p>0.35815185308456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5738679766655">
                <text:p>0.3573867976665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358316272497177">
                <text:p>0.35831627249717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49807620048523">
                <text:p>0.34980762004852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34929147362709">
                <text:p>0.3492914736270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352289140224457">
                <text:p>0.35228914022445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352364391088486">
                <text:p>0.3523643910884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352867394685745">
                <text:p>0.35286739468574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352780282497406">
                <text:p>0.35278028249740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350922226905823">
                <text:p>0.35092222690582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350522577762604">
                <text:p>0.35052257776260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350931435823441">
                <text:p>0.35093143582344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347454071044922">
                <text:p>0.34745407104492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347670644521713">
                <text:p>0.34767064452171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34751683473587">
                <text:p>0.3475168347358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355119615793228">
                <text:p>0.35511961579322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354998290538788">
                <text:p>0.35499829053878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60225826501846">
                <text:p>0.36022582650184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360304296016693">
                <text:p>0.36030429601669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359793186187744">
                <text:p>0.35979318618774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360399901866913">
                <text:p>0.36039990186691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361225992441177">
                <text:p>0.36122599244117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61546993255615">
                <text:p>0.36154699325561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360976606607437">
                <text:p>0.36097660660743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366543084383011">
                <text:p>0.36654308438301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367693513631821">
                <text:p>0.36769351363182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67173343896866">
                <text:p>0.36717334389686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57302784919739">
                <text:p>0.35730278491973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361657679080963">
                <text:p>0.36165767908096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361879259347916">
                <text:p>0.36187925934791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62066328525543">
                <text:p>0.3620663285255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360847234725952">
                <text:p>0.3608472347259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361616939306259">
                <text:p>0.36161693930625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359836250543594">
                <text:p>0.35983625054359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57415854930878">
                <text:p>0.35741585493087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356050997972488">
                <text:p>0.35605099797248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358380079269409">
                <text:p>0.35838007926940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357495933771133">
                <text:p>0.35749593377113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357891172170639">
                <text:p>0.35789117217063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354624539613724">
                <text:p>0.35462453961372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355293482542038">
                <text:p>0.35529348254203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353589296340942">
                <text:p>0.35358929634094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353702306747436">
                <text:p>0.35370230674743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354269951581955">
                <text:p>0.35426995158195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35951441526413">
                <text:p>0.3595144152641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361026972532272">
                <text:p>0.36102697253227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360461384057999">
                <text:p>0.36046138405799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359708040952682">
                <text:p>0.35970804095268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35957732796669">
                <text:p>0.3595773279666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361752957105637">
                <text:p>0.36175295710563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361360490322113">
                <text:p>0.36136049032211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348771095275879">
                <text:p>0.34877109527587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348682790994644">
                <text:p>0.3486827909946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347471415996552">
                <text:p>0.3474714159965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348105192184448">
                <text:p>0.34810519218444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348179548978806">
                <text:p>0.34817954897880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353523910045624">
                <text:p>0.35352391004562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354494661092758">
                <text:p>0.35449466109275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351063638925552">
                <text:p>0.35106363892555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353869646787643">
                <text:p>0.35386964678764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353412955999374">
                <text:p>0.35341295599937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3553147315979">
                <text:p>0.355314731597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354798167943955">
                <text:p>0.35479816794395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57448250055313">
                <text:p>0.35744825005531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35850328207016">
                <text:p>0.3585032820701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357032775878906">
                <text:p>0.35703277587890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356487035751343">
                <text:p>0.35648703575134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356898427009583">
                <text:p>0.35689842700958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35708737373352">
                <text:p>0.3570873737335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356056362390518">
                <text:p>0.35605636239051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355816155672073">
                <text:p>0.35581615567207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356309920549393">
                <text:p>0.35630992054939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357729315757751">
                <text:p>0.3577293157577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357620239257812">
                <text:p>0.35762023925781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357806503772736">
                <text:p>0.35780650377273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355797410011291">
                <text:p>0.35579741001129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355367213487625">
                <text:p>0.3553672134876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355329155921936">
                <text:p>0.35532915592193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354596465826035">
                <text:p>0.35459646582603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354714274406433">
                <text:p>0.35471427440643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354205042123795">
                <text:p>0.35420504212379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355386018753052">
                <text:p>0.35538601875305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355934619903564">
                <text:p>0.35593461990356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35471585392952">
                <text:p>0.3547158539295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355017304420471">
                <text:p>0.35501730442047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355012536048889">
                <text:p>0.35501253604888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354923754930496">
                <text:p>0.35492375493049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360653549432755">
                <text:p>0.36065354943275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399895042181015">
                <text:p>0.39989504218101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399413883686066">
                <text:p>0.39941388368606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396198272705078">
                <text:p>0.39619827270507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396448016166687">
                <text:p>0.39644801616668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396230161190033">
                <text:p>0.39623016119003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39553040266037">
                <text:p>0.3955304026603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397510766983032">
                <text:p>0.39751076698303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39677831530571">
                <text:p>0.3967783153057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95549118518829">
                <text:p>0.39554911851882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396395206451416">
                <text:p>0.39639520645141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397128641605377">
                <text:p>0.39712864160537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391727894544601">
                <text:p>0.39172789454460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391806811094284">
                <text:p>0.39180681109428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391073822975159">
                <text:p>0.39107382297515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391426742076874">
                <text:p>0.3914267420768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391626417636871">
                <text:p>0.39162641763687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391539961099625">
                <text:p>0.39153996109962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392831474542618">
                <text:p>0.39283147454261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392484426498413">
                <text:p>0.39248442649841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392021119594574">
                <text:p>0.39202111959457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392463654279709">
                <text:p>0.39246365427970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389876872301102">
                <text:p>0.38987687230110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390142261981964">
                <text:p>0.39014226198196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390289396047592">
                <text:p>0.39028939604759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389429032802582">
                <text:p>0.38942903280258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9025029540062">
                <text:p>0.3902502954006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389397531747818">
                <text:p>0.38939753174781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389303058385849">
                <text:p>0.38930305838584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390391319990158">
                <text:p>0.39039131999015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390404224395752">
                <text:p>0.39040422439575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391577690839767">
                <text:p>0.39157769083976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390681654214859">
                <text:p>0.39068165421485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371701717376709">
                <text:p>0.37170171737670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6625263094902">
                <text:p>0.3662526309490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364689528942108">
                <text:p>0.36468952894210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37072566151619">
                <text:p>0.3707256615161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374398469924927">
                <text:p>0.37439846992492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74596774578094">
                <text:p>0.37459677457809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373105108737946">
                <text:p>0.37310510873794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374548107385635">
                <text:p>0.37454810738563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374579429626465">
                <text:p>0.37457942962646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74551922082901">
                <text:p>0.37455192208290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374185562133789">
                <text:p>0.37418556213378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374643355607986">
                <text:p>0.37464335560798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373848527669907">
                <text:p>0.3738485276699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374880135059357">
                <text:p>0.37488013505935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37438777089119">
                <text:p>0.3743877708911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365257292985916">
                <text:p>0.36525729298591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663641512393951">
                <text:p>0.66364151239395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366250455379486">
                <text:p>0.36625045537948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847631931304931">
                <text:p>0.8476319313049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365114837884903">
                <text:p>0.36511483788490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59371042251587">
                <text:p>0.75937104225158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365658819675446">
                <text:p>0.36565881967544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779667675495148">
                <text:p>0.77966767549514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364368319511414">
                <text:p>0.36436831951141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609527230262756">
                <text:p>0.60952723026275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365288138389587">
                <text:p>0.36528813838958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717381656169891">
                <text:p>0.71738165616989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364858955144882">
                <text:p>0.36485895514488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92396366596222">
                <text:p>0.79239636659622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365560799837112">
                <text:p>0.36556079983711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738984644412994">
                <text:p>0.73898464441299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36464124917984">
                <text:p>0.3646412491798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793691694736481">
                <text:p>0.79369169473648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365246534347534">
                <text:p>0.36524653434753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655554711818695">
                <text:p>0.65555471181869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365477740764618">
                <text:p>0.36547774076461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367395430803299">
                <text:p>0.36739543080329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368811309337616">
                <text:p>0.36881130933761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370330631732941">
                <text:p>0.37033063173294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370955616235733">
                <text:p>0.37095561623573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37135374546051">
                <text:p>0.3713537454605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371839761734009">
                <text:p>0.37183976173400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407532662153244">
                <text:p>0.4075326621532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410352379083633">
                <text:p>0.41035237908363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409774035215378">
                <text:p>0.40977403521537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411318957805634">
                <text:p>0.41131895780563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409795582294464">
                <text:p>0.40979558229446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416530340909958">
                <text:p>0.41653034090995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416912823915482">
                <text:p>0.41691282391548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40529465675354">
                <text:p>0.4052946567535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405746996402741">
                <text:p>0.40574699640274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406355559825897">
                <text:p>0.40635555982589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408213287591934">
                <text:p>0.40821328759193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40603119134903">
                <text:p>0.4060311913490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405712425708771">
                <text:p>0.40571242570877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406854420900345">
                <text:p>0.40685442090034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407083332538605">
                <text:p>0.40708333253860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407107204198837">
                <text:p>0.40710720419883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409877181053162">
                <text:p>0.40987718105316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408290386199951">
                <text:p>0.40829038619995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407992571592331">
                <text:p>0.40799257159233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40314844250679">
                <text:p>0.4031484425067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404287934303284">
                <text:p>0.40428793430328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405159741640091">
                <text:p>0.40515974164009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404742628335953">
                <text:p>0.40474262833595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403068512678146">
                <text:p>0.40306851267814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402583003044128">
                <text:p>0.40258300304412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404187887907028">
                <text:p>0.40418788790702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404022365808487">
                <text:p>0.40402236580848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404600650072098">
                <text:p>0.40460065007209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405847311019898">
                <text:p>0.40584731101989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404518008232117">
                <text:p>0.40451800823211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404202282428742">
                <text:p>0.40420228242874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413287609815598">
                <text:p>0.41328760981559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37702676653862">
                <text:p>0.3770267665386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381865739822388">
                <text:p>0.38186573982238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380516082048416">
                <text:p>0.38051608204841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381969928741455">
                <text:p>0.38196992874145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381887793540955">
                <text:p>0.38188779354095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377871572971344">
                <text:p>0.37787157297134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378265678882599">
                <text:p>0.37826567888259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379019111394882">
                <text:p>0.37901911139488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401692658662796">
                <text:p>0.40169265866279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374515980482101">
                <text:p>0.37451598048210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374658435583115">
                <text:p>0.37465843558311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365481168031692">
                <text:p>0.36548116803169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364957988262177">
                <text:p>0.36495798826217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365405708551407">
                <text:p>0.36540570855140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365256100893021">
                <text:p>0.36525610089302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365470707416534">
                <text:p>0.36547070741653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9186504483223">
                <text:p>0.3918650448322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365552395582199">
                <text:p>0.36555239558219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365328997373581">
                <text:p>0.36532899737358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365332007408142">
                <text:p>0.36533200740814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365777462720871">
                <text:p>0.36577746272087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366047620773315">
                <text:p>0.36604762077331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40229457616806">
                <text:p>0.4022945761680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398374944925308">
                <text:p>0.39837494492530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398539960384369">
                <text:p>0.39853996038436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398437261581421">
                <text:p>0.39843726158142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398162305355072">
                <text:p>0.39816230535507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398580014705658">
                <text:p>0.39858001470565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399129450321198">
                <text:p>0.39912945032119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398207694292068">
                <text:p>0.39820769429206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98159623146057">
                <text:p>0.39815962314605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397598773241043">
                <text:p>0.39759877324104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357688724994659">
                <text:p>0.35768872499465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35640612244606">
                <text:p>0.3564061224460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357948362827301">
                <text:p>0.35794836282730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348792970180511">
                <text:p>0.34879297018051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348666101694107">
                <text:p>0.34866610169410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348973244428635">
                <text:p>0.34897324442863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351198941469192">
                <text:p>0.35119894146919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351029425859451">
                <text:p>0.35102942585945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353338718414307">
                <text:p>0.35333871841430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353100091218948">
                <text:p>0.35310009121894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356752872467041">
                <text:p>0.35675287246704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355545699596405">
                <text:p>0.35554569959640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351471841335297">
                <text:p>0.35147184133529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350904077291489">
                <text:p>0.3509040772914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351090282201767">
                <text:p>0.35109028220176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348374515771866">
                <text:p>0.34837451577186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349638104438782">
                <text:p>0.34963810443878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341535449028015">
                <text:p>0.34153544902801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342664510011673">
                <text:p>0.34266451001167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344892621040344">
                <text:p>0.34489262104034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344750702381134">
                <text:p>0.34475070238113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3455451130867">
                <text:p>0.345545113086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342348217964172">
                <text:p>0.34234821796417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34287440776825">
                <text:p>0.3428744077682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342064261436462">
                <text:p>0.34206426143646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34187051653862">
                <text:p>0.3418705165386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347530871629715">
                <text:p>0.3475308716297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351885318756104">
                <text:p>0.35188531875610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351530134677887">
                <text:p>0.35153013467788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354546129703522">
                <text:p>0.35454612970352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355826199054718">
                <text:p>0.35582619905471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356075137853622">
                <text:p>0.35607513785362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345602840185165">
                <text:p>0.34560284018516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346255630254745">
                <text:p>0.34625563025474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338022351264954">
                <text:p>0.33802235126495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33808034658432">
                <text:p>0.3380803465843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337737590074539">
                <text:p>0.33773759007453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333927392959595">
                <text:p>0.33392739295959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338210940361023">
                <text:p>0.33821094036102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360500156879425">
                <text:p>0.36050015687942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360422790050507">
                <text:p>0.36042279005050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361562103033066">
                <text:p>0.36156210303306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360802710056305">
                <text:p>0.36080271005630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360834926366806">
                <text:p>0.36083492636680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360305368900299">
                <text:p>0.36030536890029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361321061849594">
                <text:p>0.36132106184959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361199647188187">
                <text:p>0.36119964718818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361384570598602">
                <text:p>0.36138457059860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36164578795433">
                <text:p>0.3616457879543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359552919864655">
                <text:p>0.35955291986465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359878569841385">
                <text:p>0.35987856984138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363303065299988">
                <text:p>0.36330306529998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362944513559341">
                <text:p>0.36294451355934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363054871559143">
                <text:p>0.36305487155914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369851469993591">
                <text:p>0.36985146999359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370899766683578">
                <text:p>0.37089976668357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369840234518051">
                <text:p>0.36984023451805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407718449831009">
                <text:p>0.40771844983100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368698924779892">
                <text:p>0.36869892477989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58757209777832">
                <text:p>0.5875720977783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368070632219315">
                <text:p>0.36807063221931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672088205814362">
                <text:p>0.67208820581436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368919044733047">
                <text:p>0.36891904473304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375823378562927">
                <text:p>0.37582337856292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340241700410843">
                <text:p>0.34024170041084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370008677244186">
                <text:p>0.37000867724418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37063279747963">
                <text:p>0.3706327974796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436151832342148">
                <text:p>0.43615183234214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370664238929748">
                <text:p>0.37066423892974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372226804494858">
                <text:p>0.37222680449485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354187488555908">
                <text:p>0.35418748855590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351676911115646">
                <text:p>0.35167691111564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345879882574081">
                <text:p>0.34587988257408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349308013916016">
                <text:p>0.34930801391601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348626852035522">
                <text:p>0.34862685203552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347707808017731">
                <text:p>0.34770780801773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355469286441803">
                <text:p>0.35546928644180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357327580451965">
                <text:p>0.35732758045196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356733232736587">
                <text:p>0.35673323273658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356165140867233">
                <text:p>0.35616514086723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357392966747284">
                <text:p>0.35739296674728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335062175989151">
                <text:p>0.33506217598915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335356026887894">
                <text:p>0.33535602688789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334929913282394">
                <text:p>0.33492991328239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33454641699791">
                <text:p>0.3345464169979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335143029689789">
                <text:p>0.33514302968978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335100263357162">
                <text:p>0.33510026335716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357527554035187">
                <text:p>0.35752755403518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357179492712021">
                <text:p>0.35717949271202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357646435499191">
                <text:p>0.35764643549919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358119755983353">
                <text:p>0.35811975598335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356676489114761">
                <text:p>0.35667648911476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356116265058517">
                <text:p>0.35611626505851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356178313493729">
                <text:p>0.35617831349372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356144279241562">
                <text:p>0.35614427924156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354347437620163">
                <text:p>0.35434743762016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349919378757477">
                <text:p>0.34991937875747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348965436220169">
                <text:p>0.34896543622016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348313093185425">
                <text:p>0.34831309318542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349511206150055">
                <text:p>0.34951120615005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34928023815155">
                <text:p>0.3492802381515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347873002290726">
                <text:p>0.34787300229072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335730165243149">
                <text:p>0.33573016524314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334126979112625">
                <text:p>0.33412697911262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330964386463165">
                <text:p>0.33096438646316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373034596443176">
                <text:p>0.37303459644317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375351697206497">
                <text:p>0.37535169720649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36921015381813">
                <text:p>0.3692101538181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367279767990112">
                <text:p>0.36727976799011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356677085161209">
                <text:p>0.35667708516120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35621777176857">
                <text:p>0.3562177717685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356688290834427">
                <text:p>0.35668829083442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358677089214325">
                <text:p>0.35867708921432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387817323207855">
                <text:p>0.38781732320785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387775450944901">
                <text:p>0.38777545094490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389915198087692">
                <text:p>0.38991519808769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367062091827393">
                <text:p>0.36706209182739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363092750310898">
                <text:p>0.36309275031089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363437384366989">
                <text:p>0.36343738436698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361808776855469">
                <text:p>0.36180877685546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362509220838547">
                <text:p>0.36250922083854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362181097269058">
                <text:p>0.36218109726905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36221843957901">
                <text:p>0.3622184395790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362894952297211">
                <text:p>0.36289495229721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362750142812729">
                <text:p>0.36275014281272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362404227256775">
                <text:p>0.36240422725677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362058043479919">
                <text:p>0.36205804347991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362750887870789">
                <text:p>0.36275088787078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361705154180527">
                <text:p>0.36170515418052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358836799860001">
                <text:p>0.35883679986000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358997195959091">
                <text:p>0.35899719595909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358643472194672">
                <text:p>0.35864347219467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358823925256729">
                <text:p>0.35882392525672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358751595020294">
                <text:p>0.35875159502029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355194538831711">
                <text:p>0.35519453883171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357233643531799">
                <text:p>0.35723364353179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352883636951447">
                <text:p>0.35288363695144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359829872846603">
                <text:p>0.35982987284660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357826083898544">
                <text:p>0.35782608389854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35875415802002">
                <text:p>0.3587541580200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359616756439209">
                <text:p>0.35961675643920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36425843834877">
                <text:p>0.3642584383487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362455368041992">
                <text:p>0.36245536804199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364115685224533">
                <text:p>0.36411568522453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362899273633957">
                <text:p>0.36289927363395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364090949296951">
                <text:p>0.36409094929695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365068227052689">
                <text:p>0.36506822705268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368449568748474">
                <text:p>0.36844956874847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363477975130081">
                <text:p>0.36347797513008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364142119884491">
                <text:p>0.36414211988449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364008039236069">
                <text:p>0.36400803923606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361246466636658">
                <text:p>0.36124646663665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360569506883621">
                <text:p>0.36056950688362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365376889705658">
                <text:p>0.36537688970565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365336775779724">
                <text:p>0.36533677577972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370489209890366">
                <text:p>0.37048920989036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371133774518967">
                <text:p>0.37113377451896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370983242988586">
                <text:p>0.37098324298858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371845155954361">
                <text:p>0.37184515595436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371413290500641">
                <text:p>0.37141329050064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369695633649826">
                <text:p>0.36969563364982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370359152555466">
                <text:p>0.37035915255546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370437204837799">
                <text:p>0.37043720483779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372855961322784">
                <text:p>0.37285596132278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372232288122177">
                <text:p>0.37223228812217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383531510829926">
                <text:p>0.38353151082992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385313808917999">
                <text:p>0.38531380891799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383371740579605">
                <text:p>0.38337174057960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385422021150589">
                <text:p>0.38542202115058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383540898561478">
                <text:p>0.38354089856147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383291691541672">
                <text:p>0.38329169154167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383375018835068">
                <text:p>0.38337501883506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381715506315231">
                <text:p>0.3817155063152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379617929458618">
                <text:p>0.37961792945861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375435888767242">
                <text:p>0.37543588876724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37445804476738">
                <text:p>0.3744580447673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373204529285431">
                <text:p>0.37320452928543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38801509141922">
                <text:p>0.3880150914192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387727230787277">
                <text:p>0.38772723078727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388573884963989">
                <text:p>0.38857388496398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388765424489975">
                <text:p>0.38876542448997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388342648744583">
                <text:p>0.38834264874458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38784185051918">
                <text:p>0.3878418505191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387796193361282">
                <text:p>0.38779619336128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387895405292511">
                <text:p>0.38789540529251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388234972953796">
                <text:p>0.38823497295379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388264417648315">
                <text:p>0.38826441764831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387960612773895">
                <text:p>0.38796061277389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387519627809524">
                <text:p>0.3875196278095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396101355552673">
                <text:p>0.39610135555267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395346492528915">
                <text:p>0.39534649252891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396701484918594">
                <text:p>0.39670148491859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396193712949753">
                <text:p>0.39619371294975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395935207605362">
                <text:p>0.39593520760536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394484966993332">
                <text:p>0.39448496699333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393252551555634">
                <text:p>0.39325255155563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39393275976181">
                <text:p>0.3939327597618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393838912248611">
                <text:p>0.39383891224861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373034983873367">
                <text:p>0.37303498387336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372646778821945">
                <text:p>0.37264677882194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367726802825928">
                <text:p>0.36772680282592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350783586502075">
                <text:p>0.35078358650207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353325933218002">
                <text:p>0.35332593321800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353472143411636">
                <text:p>0.35347214341163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353598743677139">
                <text:p>0.35359874367713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352099120616913">
                <text:p>0.35209912061691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353108555078507">
                <text:p>0.35310855507850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351994186639786">
                <text:p>0.35199418663978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352943986654282">
                <text:p>0.35294398665428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356302738189697">
                <text:p>0.35630273818969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356168359518051">
                <text:p>0.35616835951805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357154458761215">
                <text:p>0.35715445876121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355267733335495">
                <text:p>0.35526773333549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358209103345871">
                <text:p>0.35820910334587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357768714427948">
                <text:p>0.35776871442794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357503473758697">
                <text:p>0.35750347375869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357203364372253">
                <text:p>0.35720336437225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356978267431259">
                <text:p>0.35697826743125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356734752655029">
                <text:p>0.3567347526550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356694281101227">
                <text:p>0.3566942811012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357026010751724">
                <text:p>0.35702601075172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357207328081131">
                <text:p>0.35720732808113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356767773628235">
                <text:p>0.35676777362823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3591687977314">
                <text:p>0.359168797731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35986328125">
                <text:p>0.3598632812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340715974569321">
                <text:p>0.34071597456932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340786218643188">
                <text:p>0.34078621864318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340242981910706">
                <text:p>0.34024298191070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339772760868072">
                <text:p>0.33977276086807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339552283287048">
                <text:p>0.33955228328704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370863795280456">
                <text:p>0.37086379528045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370128214359283">
                <text:p>0.37012821435928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379621088504791">
                <text:p>0.37962108850479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380014955997467">
                <text:p>0.38001495599746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380763709545135">
                <text:p>0.38076370954513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37501722574234">
                <text:p>0.3750172257423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379040151834488">
                <text:p>0.37904015183448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400431007146835">
                <text:p>0.40043100714683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397665947675705">
                <text:p>0.39766594767570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395963191986084">
                <text:p>0.39596319198608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39183709025383">
                <text:p>0.3918370902538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392539352178574">
                <text:p>0.39253935217857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391292244195938">
                <text:p>0.39129224419593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391995340585709">
                <text:p>0.39199534058570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392164707183838">
                <text:p>0.39216470718383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392249196767807">
                <text:p>0.39224919676780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386377185583115">
                <text:p>0.38637718558311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38537210226059">
                <text:p>0.3853721022605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386183947324753">
                <text:p>0.38618394732475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386725395917892">
                <text:p>0.38672539591789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387786775827408">
                <text:p>0.38778677582740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388547211885452">
                <text:p>0.38854721188545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387366503477097">
                <text:p>0.38736650347709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388671159744263">
                <text:p>0.38867115974426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388697355985641">
                <text:p>0.38869735598564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389312416315079">
                <text:p>0.38931241631507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389484882354736">
                <text:p>0.38948488235473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39035040140152">
                <text:p>0.3903504014015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389814108610153">
                <text:p>0.38981410861015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38947457075119">
                <text:p>0.3894745707511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389469087123871">
                <text:p>0.38946908712387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389774203300476">
                <text:p>0.38977420330047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410388290882111">
                <text:p>0.41038829088211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411511212587357">
                <text:p>0.41151121258735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413376539945602">
                <text:p>0.41337653994560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412509500980377">
                <text:p>0.41250950098037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418255925178528">
                <text:p>0.41825592517852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417491227388382">
                <text:p>0.41749122738838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41618213057518">
                <text:p>0.4161821305751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415990859270096">
                <text:p>0.41599085927009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411327451467514">
                <text:p>0.41132745146751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411031603813171">
                <text:p>0.41103160381317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411675542593002">
                <text:p>0.41167554259300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41925522685051">
                <text:p>0.4192552268505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418898820877075">
                <text:p>0.41889882087707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419692426919937">
                <text:p>0.41969242691993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41919133067131">
                <text:p>0.419191330671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419667780399323">
                <text:p>0.41966778039932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418509483337402">
                <text:p>0.41850948333740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420717239379883">
                <text:p>0.42071723937988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421423971652985">
                <text:p>0.42142397165298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422122627496719">
                <text:p>0.42212262749671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4216348528862">
                <text:p>0.421634852886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421293288469315">
                <text:p>0.42129328846931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421126246452332">
                <text:p>0.4211262464523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404965490102768">
                <text:p>0.40496549010276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403369754552841">
                <text:p>0.40336975455284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404263913631439">
                <text:p>0.40426391363143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402434974908829">
                <text:p>0.40243497490882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403538703918457">
                <text:p>0.40353870391845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402485013008118">
                <text:p>0.40248501300811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403422683477402">
                <text:p>0.40342268347740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403895854949951">
                <text:p>0.40389585494995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402640670537949">
                <text:p>0.40264067053794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384417444467545">
                <text:p>0.38441744446754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383925408124924">
                <text:p>0.38392540812492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385695099830627">
                <text:p>0.38569509983062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39303070306778">
                <text:p>0.3930307030677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391954183578491">
                <text:p>0.39195418357849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393393605947495">
                <text:p>0.39339360594749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393195509910583">
                <text:p>0.39319550991058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393403798341751">
                <text:p>0.39340379834175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393512010574341">
                <text:p>0.39351201057434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391914218664169">
                <text:p>0.3919142186641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392658859491348">
                <text:p>0.39265885949134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391642332077026">
                <text:p>0.39164233207702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402090817689896">
                <text:p>0.40209081768989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397029846906662">
                <text:p>0.39702984690666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397759705781937">
                <text:p>0.39775970578193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389364063739777">
                <text:p>0.38936406373977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390191823244095">
                <text:p>0.39019182324409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391200363636017">
                <text:p>0.39120036363601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390792280435562">
                <text:p>0.39079228043556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390278995037079">
                <text:p>0.39027899503707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391572594642639">
                <text:p>0.39157259464263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389617383480072">
                <text:p>0.38961738348007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389571309089661">
                <text:p>0.38957130908966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38947781920433">
                <text:p>0.3894778192043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389669239521027">
                <text:p>0.38966923952102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38791099190712">
                <text:p>0.3879109919071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388436734676361">
                <text:p>0.38843673467636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383094191551208">
                <text:p>0.38309419155120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382759690284729">
                <text:p>0.38275969028472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383523732423782">
                <text:p>0.38352373242378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384430110454559">
                <text:p>0.38443011045455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383496254682541">
                <text:p>0.38349625468254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39036962389946">
                <text:p>0.3903696238994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400949746370316">
                <text:p>0.40094974637031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401360154151917">
                <text:p>0.40136015415191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401107221841812">
                <text:p>0.40110722184181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399801939725876">
                <text:p>0.39980193972587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390611708164215">
                <text:p>0.39061170816421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389881134033203">
                <text:p>0.38988113403320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374498277902603">
                <text:p>0.37449827790260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374356210231781">
                <text:p>0.37435621023178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374933809041977">
                <text:p>0.37493380904197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373681724071503">
                <text:p>0.37368172407150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374500274658203">
                <text:p>0.37450027465820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377322882413864">
                <text:p>0.37732288241386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376943439245224">
                <text:p>0.37694343924522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375996708869934">
                <text:p>0.37599670886993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376015245914459">
                <text:p>0.37601524591445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378031879663467">
                <text:p>0.37803187966346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375939071178436">
                <text:p>0.37593907117843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376296192407608">
                <text:p>0.37629619240760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385963529348373">
                <text:p>0.38596352934837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385717809200287">
                <text:p>0.38571780920028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386203974485397">
                <text:p>0.3862039744853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386358112096786">
                <text:p>0.38635811209678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385439068078995">
                <text:p>0.38543906807899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3846116065979">
                <text:p>0.384611606597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384144216775894">
                <text:p>0.38414421677589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383346408605576">
                <text:p>0.38334640860557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382318198680878">
                <text:p>0.38231819868087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38340163230896">
                <text:p>0.3834016323089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384518712759018">
                <text:p>0.38451871275901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384809017181396">
                <text:p>0.38480901718139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379662245512009">
                <text:p>0.37966224551200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379811555147171">
                <text:p>0.37981155514717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380565345287323">
                <text:p>0.38056534528732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37859320640564">
                <text:p>0.378593206405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378577530384064">
                <text:p>0.37857753038406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377689450979233">
                <text:p>0.37768945097923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377735048532486">
                <text:p>0.37773504853248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37908273935318">
                <text:p>0.3790827393531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379486531019211">
                <text:p>0.37948653101921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385995477437973">
                <text:p>0.38599547743797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384090036153793">
                <text:p>0.38409003615379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383217453956604">
                <text:p>0.38321745395660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38317945599556">
                <text:p>0.3831794559955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380428463220596">
                <text:p>0.38042846322059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379511713981628">
                <text:p>0.37951171398162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380344837903976">
                <text:p>0.38034483790397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380462199449539">
                <text:p>0.38046219944953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385708391666412">
                <text:p>0.38570839166641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384570360183716">
                <text:p>0.38457036018371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385378986597061">
                <text:p>0.38537898659706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386142790317535">
                <text:p>0.38614279031753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38557842373848">
                <text:p>0.3855784237384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384982138872147">
                <text:p>0.38498213887214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385411351919174">
                <text:p>0.38541135191917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38307598233223">
                <text:p>0.3830759823322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38280376791954">
                <text:p>0.3828037679195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37747785449028">
                <text:p>0.3774778544902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377844482660294">
                <text:p>0.37784448266029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378918051719665">
                <text:p>0.37891805171966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378425151109695">
                <text:p>0.37842515110969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379147261381149">
                <text:p>0.37914726138114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379255473613739">
                <text:p>0.37925547361373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379905641078949">
                <text:p>0.37990564107894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369605749845505">
                <text:p>0.36960574984550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392329663038254">
                <text:p>0.39232966303825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393340617418289">
                <text:p>0.39334061741828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37242066860199">
                <text:p>0.3724206686019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372591197490692">
                <text:p>0.37259119749069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37336727976799">
                <text:p>0.3733672797679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375082045793533">
                <text:p>0.37508204579353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374297976493835">
                <text:p>0.37429797649383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376082420349121">
                <text:p>0.37608242034912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375966995954514">
                <text:p>0.37596699595451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375316232442856">
                <text:p>0.37531623244285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375923991203308">
                <text:p>0.37592399120330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376384019851685">
                <text:p>0.37638401985168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378557771444321">
                <text:p>0.37855777144432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379378259181976">
                <text:p>0.37937825918197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391689121723175">
                <text:p>0.39168912172317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391560316085815">
                <text:p>0.39156031608581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393246591091156">
                <text:p>0.39324659109115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392932295799255">
                <text:p>0.39293229579925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393989980220795">
                <text:p>0.39398998022079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395022720098495">
                <text:p>0.39502272009849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393973767757416">
                <text:p>0.39397376775741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394022941589355">
                <text:p>0.39402294158935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393722146749496">
                <text:p>0.39372214674949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394362598657608">
                <text:p>0.39436259865760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394808053970337">
                <text:p>0.39480805397033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393732637166977">
                <text:p>0.39373263716697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395402550697327">
                <text:p>0.39540255069732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395392119884491">
                <text:p>0.39539211988449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395030498504639">
                <text:p>0.39503049850463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395024418830872">
                <text:p>0.3950244188308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395590662956238">
                <text:p>0.39559066295623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409285694360733">
                <text:p>0.40928569436073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409399628639221">
                <text:p>0.409399628639221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406758606433868">
                <text:p>0.40675860643386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407754302024841">
                <text:p>0.40775430202484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408535480499268">
                <text:p>0.40853548049926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408107161521912">
                <text:p>0.40810716152191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411711245775223">
                <text:p>0.41171124577522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407703012228012">
                <text:p>0.40770301222801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407187551259995">
                <text:p>0.40718755125999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403166830539703">
                <text:p>0.40316683053970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403237968683243">
                <text:p>0.40323796868324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403098583221436">
                <text:p>0.40309858322143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403090357780456">
                <text:p>0.40309035778045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404001265764236">
                <text:p>0.40400126576423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404092788696289">
                <text:p>0.40409278869628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403835564851761">
                <text:p>0.40383556485176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406887829303742">
                <text:p>0.40688782930374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406160771846771">
                <text:p>0.40616077184677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40618571639061">
                <text:p>0.4061857163906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421564996242523">
                <text:p>0.42156499624252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420955151319504">
                <text:p>0.42095515131950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416637986898422">
                <text:p>0.41663798689842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416116446256638">
                <text:p>0.41611644625663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416268587112427">
                <text:p>0.41626858711242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416376769542694">
                <text:p>0.41637676954269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41794952750206">
                <text:p>0.4179495275020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417730778455734">
                <text:p>0.41773077845573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416527330875397">
                <text:p>0.41652733087539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420653223991394">
                <text:p>0.42065322399139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419675886631012">
                <text:p>0.41967588663101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419311493635178">
                <text:p>0.41931149363517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420070797204971">
                <text:p>0.42007079720497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426204115152359">
                <text:p>0.42620411515235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425919264554977">
                <text:p>0.42591926455497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427145093679428">
                <text:p>0.42714509367942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426464110612869">
                <text:p>0.42646411061286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43451800942421">
                <text:p>0.4345180094242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430350959300995">
                <text:p>0.43035095930099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427947372198105">
                <text:p>0.42794737219810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429323405027389">
                <text:p>0.42932340502738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428873240947723">
                <text:p>0.42887324094772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428510576486587">
                <text:p>0.42851057648658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428222805261612">
                <text:p>0.42822280526161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406132161617279">
                <text:p>0.40613216161727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405683815479279">
                <text:p>0.40568381547927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403074204921722">
                <text:p>0.40307420492172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402375996112824">
                <text:p>0.40237599611282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403295278549194">
                <text:p>0.40329527854919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404361218214035">
                <text:p>0.40436121821403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404014647006988">
                <text:p>0.40401464700698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403103679418564">
                <text:p>0.40310367941856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403479248285294">
                <text:p>0.40347924828529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402382642030716">
                <text:p>0.40238264203071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402774065732956">
                <text:p>0.40277406573295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404184609651566">
                <text:p>0.40418460965156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404731541872025">
                <text:p>0.40473154187202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404519885778427">
                <text:p>0.40451988577842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403890758752823">
                <text:p>0.40389075875282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402747839689255">
                <text:p>0.40274783968925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402603536844254">
                <text:p>0.40260353684425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403262972831726">
                <text:p>0.40326297283172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403011977672577">
                <text:p>0.4030119776725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403662174940109">
                <text:p>0.4036621749401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403915703296661">
                <text:p>0.40391570329666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373865127563477">
                <text:p>0.37386512756347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375049948692322">
                <text:p>0.37504994869232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373931169509888">
                <text:p>0.37393116950988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367541611194611">
                <text:p>0.36754161119461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370331853628159">
                <text:p>0.37033185362815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368668735027313">
                <text:p>0.36866873502731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3676498234272">
                <text:p>0.367649823427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367857217788696">
                <text:p>0.36785721778869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368994504213333">
                <text:p>0.36899450421333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369034647941589">
                <text:p>0.36903464794158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378283619880676">
                <text:p>0.37828361988067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377962231636047">
                <text:p>0.37796223163604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377335727214813">
                <text:p>0.37733572721481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377717524766922">
                <text:p>0.37771752476692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377510845661163">
                <text:p>0.37751084566116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382032036781311">
                <text:p>0.38203203678131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3813157081604">
                <text:p>0.381315708160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381891846656799">
                <text:p>0.38189184665679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381166398525238">
                <text:p>0.38116639852523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381456017494202">
                <text:p>0.38145601749420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381086617708206">
                <text:p>0.38108661770820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381880968809128">
                <text:p>0.38188096880912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381785690784454">
                <text:p>0.38178569078445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379847228527069">
                <text:p>0.37984722852706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380545049905777">
                <text:p>0.38054504990577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379587084054947">
                <text:p>0.37958708405494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382118701934814">
                <text:p>0.38211870193481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385258197784424">
                <text:p>0.38525819778442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385053247213364">
                <text:p>0.38505324721336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385600209236145">
                <text:p>0.38560020923614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384747713804245">
                <text:p>0.3847477138042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384704560041428">
                <text:p>0.38470456004142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402124762535095">
                <text:p>0.40212476253509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400663465261459">
                <text:p>0.40066346526145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40099036693573">
                <text:p>0.4009903669357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401294380426407">
                <text:p>0.40129438042640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399127334356308">
                <text:p>0.39912733435630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563641726970673">
                <text:p>0.56364172697067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398459851741791">
                <text:p>0.39845985174179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716131329536438">
                <text:p>0.71613132953643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398563534021378">
                <text:p>0.39856353402137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864253461360931">
                <text:p>0.86425346136093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375218391418457">
                <text:p>0.37521839141845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860084056854248">
                <text:p>0.86008405685424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375327885150909">
                <text:p>0.37532788515090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817020177841187">
                <text:p>0.81702017784118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3758644759655">
                <text:p>0.375864475965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757698178291321">
                <text:p>0.75769817829132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377259463071823">
                <text:p>0.377259463071823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705061018466949">
                <text:p>0.70506101846694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37606406211853">
                <text:p>0.3760640621185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610918760299683">
                <text:p>0.61091876029968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37622743844986">
                <text:p>0.3762274384498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795007050037384">
                <text:p>0.79500705003738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376587569713593">
                <text:p>0.37658756971359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805013477802277">
                <text:p>0.80501347780227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377073854207993">
                <text:p>0.37707385420799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833844542503357">
                <text:p>0.83384454250335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375829190015793">
                <text:p>0.37582919001579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838564395904541">
                <text:p>0.83856439590454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375975489616394">
                <text:p>0.37597548961639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840906083583832">
                <text:p>0.84090608358383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370290160179138">
                <text:p>0.37029016017913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82463264465332">
                <text:p>0.82463264465332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370211035013199">
                <text:p>0.37021103501319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8143310546875">
                <text:p>0.814331054687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378393232822418">
                <text:p>0.37839323282241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815310120582581">
                <text:p>0.81531012058258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377939164638519">
                <text:p>0.37793916463851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851127803325653">
                <text:p>0.85112780332565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377746820449829">
                <text:p>0.37774682044982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853640973567963">
                <text:p>0.85364097356796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381015300750732">
                <text:p>0.38101530075073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872906029224396">
                <text:p>0.872906029224396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381532371044159">
                <text:p>0.38153237104415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849688410758972">
                <text:p>0.84968841075897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380863308906555">
                <text:p>0.3808633089065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840066909790039">
                <text:p>0.84006690979003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380836516618729">
                <text:p>0.38083651661872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844444096088409">
                <text:p>0.84444409608840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380805730819702">
                <text:p>0.38080573081970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833221197128296">
                <text:p>0.83322119712829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380862802267075">
                <text:p>0.38086280226707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861255347728729">
                <text:p>0.86125534772872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380648583173752">
                <text:p>0.38064858317375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874966025352478">
                <text:p>0.87496602535247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3803750872612">
                <text:p>0.380375087261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876447558403015">
                <text:p>0.87644755840301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379780292510986">
                <text:p>0.37978029251098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884422957897186">
                <text:p>0.88442295789718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379971951246262">
                <text:p>0.37997195124626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881817936897278">
                <text:p>0.88181793689727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377393841743469">
                <text:p>0.37739384174346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897280752658844">
                <text:p>0.89728075265884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377181708812714">
                <text:p>0.37718170881271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902553021907806">
                <text:p>0.90255302190780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379347056150436">
                <text:p>0.37934705615043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87272584438324">
                <text:p>0.8727258443832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379899352788925">
                <text:p>0.37989935278892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860217452049255">
                <text:p>0.86021745204925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379503190517426">
                <text:p>0.37950319051742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840906500816345">
                <text:p>0.84090650081634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378353744745255">
                <text:p>0.37835374474525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708826839923858">
                <text:p>0.70882683992385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379164934158325">
                <text:p>0.37916493415832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770110368728638">
                <text:p>0.77011036872863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379482597112656">
                <text:p>0.37948259711265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704843461513519">
                <text:p>0.70484346151351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379740655422211">
                <text:p>0.37974065542221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378213196992874">
                <text:p>0.37821319699287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377492308616638">
                <text:p>0.37749230861663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395954877138138">
                <text:p>0.39595487713813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398486703634262">
                <text:p>0.39848670363426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398182183504105">
                <text:p>0.39818218350410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39889994263649">
                <text:p>0.3988999426364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399544924497604">
                <text:p>0.399544924497604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400484681129456">
                <text:p>0.40048468112945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401360481977463">
                <text:p>0.40136048197746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400704979896545">
                <text:p>0.40070497989654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400016069412231">
                <text:p>0.40001606941223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398953020572662">
                <text:p>0.39895302057266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398489862680435">
                <text:p>0.39848986268043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400202393531799">
                <text:p>0.40020239353179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402900040149689">
                <text:p>0.40290004014968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401576042175293">
                <text:p>0.40157604217529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400797814130783">
                <text:p>0.40079781413078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40132275223732">
                <text:p>0.4013227522373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401897311210632">
                <text:p>0.40189731121063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401470124721527">
                <text:p>0.40147012472152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401906877756119">
                <text:p>0.40190687775611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402178645133972">
                <text:p>0.4021786451339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401701956987381">
                <text:p>0.40170195698738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390550523996353">
                <text:p>0.39055052399635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38227567076683">
                <text:p>0.3822756707668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381108939647675">
                <text:p>0.38110893964767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368405044078827">
                <text:p>0.36840504407882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368114739656448">
                <text:p>0.36811473965644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368324369192123">
                <text:p>0.36832436919212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368327736854553">
                <text:p>0.36832773685455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369070738554001">
                <text:p>0.36907073855400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368909448385239">
                <text:p>0.36890944838523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369981437921524">
                <text:p>0.36998143792152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36593109369278">
                <text:p>0.3659310936927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367228299379349">
                <text:p>0.36722829937934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371720790863037">
                <text:p>0.37172079086303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369343191385269">
                <text:p>0.36934319138526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368798524141312">
                <text:p>0.36879852414131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372681468725205">
                <text:p>0.37268146872520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375272393226624">
                <text:p>0.37527239322662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373229324817658">
                <text:p>0.37322932481765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377337872982025">
                <text:p>0.37733787298202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376066267490387">
                <text:p>0.376066267490387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378041923046112">
                <text:p>0.37804192304611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379497915506363">
                <text:p>0.37949791550636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378524154424667">
                <text:p>0.378524154424667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378463476896286">
                <text:p>0.37846347689628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37921741604805">
                <text:p>0.3792174160480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378539353609085">
                <text:p>0.37853935360908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380121171474457">
                <text:p>0.38012117147445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397675395011902">
                <text:p>0.397675395011902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395884245634079">
                <text:p>0.39588424563407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395935297012329">
                <text:p>0.39593529701232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39641872048378">
                <text:p>0.3964187204837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395813852548599">
                <text:p>0.39581385254859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364394754171371">
                <text:p>0.36439475417137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366014361381531">
                <text:p>0.36601436138153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365764051675796">
                <text:p>0.36576405167579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365044713020325">
                <text:p>0.36504471302032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367473423480988">
                <text:p>0.36747342348098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372813493013382">
                <text:p>0.37281349301338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371915429830551">
                <text:p>0.37191542983055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368316650390625">
                <text:p>0.36831665039062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367948889732361">
                <text:p>0.36794888973236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369185745716095">
                <text:p>0.36918574571609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369631260633469">
                <text:p>0.36963126063346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369381695985794">
                <text:p>0.36938169598579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367260962724686">
                <text:p>0.36726096272468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367627799510956">
                <text:p>0.36762779951095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368517279624939">
                <text:p>0.36851727962493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368989795446396">
                <text:p>0.368989795446396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369152069091797">
                <text:p>0.36915206909179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367701053619385">
                <text:p>0.36770105361938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367696672677994">
                <text:p>0.36769667267799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366050571203232">
                <text:p>0.36605057120323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366746813058853">
                <text:p>0.366746813058853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366851150989533">
                <text:p>0.36685115098953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366949468851089">
                <text:p>0.36694946885108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367460608482361">
                <text:p>0.36746060848236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367535501718521">
                <text:p>0.367535501718521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368691861629486">
                <text:p>0.36869186162948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368431866168976">
                <text:p>0.36843186616897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367894768714905">
                <text:p>0.36789476871490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367896437644958">
                <text:p>0.36789643764495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367823094129562">
                <text:p>0.36782309412956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368016541004181">
                <text:p>0.36801654100418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372372001409531">
                <text:p>0.37237200140953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386585146188736">
                <text:p>0.386585146188736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38321653008461">
                <text:p>0.38321653008461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38373652100563">
                <text:p>0.3837365210056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381565481424332">
                <text:p>0.38156548142433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38086661696434">
                <text:p>0.3808666169643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383298754692078">
                <text:p>0.38329875469207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381619155406952">
                <text:p>0.38161915540695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381690800189972">
                <text:p>0.38169080018997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384373158216476">
                <text:p>0.38437315821647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384578704833984">
                <text:p>0.38457870483398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385012686252594">
                <text:p>0.38501268625259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411720097064972">
                <text:p>0.41172009706497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409425675868988">
                <text:p>0.40942567586898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409928262233734">
                <text:p>0.40992826223373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409621089696884">
                <text:p>0.40962108969688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410192877054215">
                <text:p>0.41019287705421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409612566232681">
                <text:p>0.40961256623268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408963233232498">
                <text:p>0.408963233232498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408009439706802">
                <text:p>0.408009439706802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407927602529526">
                <text:p>0.407927602529526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409518152475357">
                <text:p>0.40951815247535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408911556005478">
                <text:p>0.40891155600547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410681635141373">
                <text:p>0.41068163514137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416449904441834">
                <text:p>0.41644990444183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406151950359345">
                <text:p>0.40615195035934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409196674823761">
                <text:p>0.40919667482376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406258940696716">
                <text:p>0.40625894069671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405528843402863">
                <text:p>0.40552884340286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40535181760788">
                <text:p>0.40535181760788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405593305826187">
                <text:p>0.40559330582618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406236380338669">
                <text:p>0.40623638033866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406360775232315">
                <text:p>0.40636077523231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396623760461807">
                <text:p>0.39662376046180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398821264505386">
                <text:p>0.39882126450538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399110853672028">
                <text:p>0.39911085367202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392182320356369">
                <text:p>0.39218232035636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400132447481155">
                <text:p>0.40013244748115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400128722190857">
                <text:p>0.40012872219085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402984827756882">
                <text:p>0.40298482775688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401483535766602">
                <text:p>0.40148353576660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401452302932739">
                <text:p>0.40145230293273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402120441198349">
                <text:p>0.402120441198349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401842087507248">
                <text:p>0.40184208750724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399278223514557">
                <text:p>0.39927822351455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387830525636673">
                <text:p>0.38783052563667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387667179107666">
                <text:p>0.3876671791076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387948930263519">
                <text:p>0.38794893026351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382939368486404">
                <text:p>0.38293936848640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629607915878296">
                <text:p>0.62960791587829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382939428091049">
                <text:p>0.38293942809104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534594297409058">
                <text:p>0.53459429740905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382038027048111">
                <text:p>0.38203802704811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382019966840744">
                <text:p>0.38201996684074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507419466972351">
                <text:p>0.50741946697235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383286684751511">
                <text:p>0.38328668475151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381400018930435">
                <text:p>0.38140001893043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391348451375961">
                <text:p>0.39134845137596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385646611452103">
                <text:p>0.38564661145210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393641203641891">
                <text:p>0.39364120364189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388229638338089">
                <text:p>0.38822963833808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38698273897171">
                <text:p>0.3869827389717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659683108329773">
                <text:p>0.65968310832977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387698352336884">
                <text:p>0.38769835233688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705543160438538">
                <text:p>0.70554316043853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385305941104889">
                <text:p>0.38530594110488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799467980861664">
                <text:p>0.79946798086166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38614946603775">
                <text:p>0.3861494660377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751098990440369">
                <text:p>0.75109899044036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385061681270599">
                <text:p>0.385061681270599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70392918586731">
                <text:p>0.7039291858673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385479807853699">
                <text:p>0.38547980785369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76292210817337">
                <text:p>0.76292210817337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388784527778625">
                <text:p>0.38878452777862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815270602703095">
                <text:p>0.81527060270309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40433743596077">
                <text:p>0.4043374359607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860602676868439">
                <text:p>0.860602676868439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405005723237991">
                <text:p>0.405005723237991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85230952501297">
                <text:p>0.85230952501297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403748005628586">
                <text:p>0.403748005628586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765763819217682">
                <text:p>0.76576381921768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405455559492111">
                <text:p>0.40545555949211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636357605457306">
                <text:p>0.63635760545730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409667521715164">
                <text:p>0.40966752171516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408302783966064">
                <text:p>0.40830278396606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403736382722855">
                <text:p>0.40373638272285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390636593103409">
                <text:p>0.39063659310340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389088213443756">
                <text:p>0.38908821344375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39651757478714">
                <text:p>0.39651757478714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39627394080162">
                <text:p>0.3962739408016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264204531908035">
                <text:p>0.26420453190803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393059849739075">
                <text:p>0.39305984973907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254401803016663">
                <text:p>0.254401803016663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399354606866837">
                <text:p>0.39935460686683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399114102125168">
                <text:p>0.39911410212516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399025619029999">
                <text:p>0.399025619029999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342337876558304">
                <text:p>0.34233787655830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398560255765915">
                <text:p>0.39856025576591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398516595363617">
                <text:p>0.39851659536361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65882682800293">
                <text:p>0.6588268280029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399227946996689">
                <text:p>0.39922794699668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523769855499268">
                <text:p>0.52376985549926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400011241436005">
                <text:p>0.40001124143600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685549795627594">
                <text:p>0.68554979562759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404838413000107">
                <text:p>0.40483841300010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65309351682663">
                <text:p>0.6530935168266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403961360454559">
                <text:p>0.40396136045455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727319717407227">
                <text:p>0.72731971740722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403347820043564">
                <text:p>0.40334782004356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778892457485199">
                <text:p>0.77889245748519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403546065092087">
                <text:p>0.40354606509208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682893753051758">
                <text:p>0.682893753051758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403256773948669">
                <text:p>0.40325677394866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531980872154236">
                <text:p>0.531980872154236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402686804533005">
                <text:p>0.40268680453300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666552364826202">
                <text:p>0.66655236482620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402448415756226">
                <text:p>0.40244841575622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702355444431305">
                <text:p>0.70235544443130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402777850627899">
                <text:p>0.40277785062789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741697371006012">
                <text:p>0.74169737100601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400790691375732">
                <text:p>0.40079069137573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787545561790466">
                <text:p>0.787545561790466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401496469974518">
                <text:p>0.40149646997451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798523306846619">
                <text:p>0.798523306846619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401240944862366">
                <text:p>0.40124094486236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801910996437073">
                <text:p>0.80191099643707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402603477239609">
                <text:p>0.402603477239609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802987813949585">
                <text:p>0.80298781394958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399084389209747">
                <text:p>0.399084389209747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828436136245727">
                <text:p>0.82843613624572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262933969497681">
                <text:p>0.26293396949768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366773515939712">
                <text:p>0.36677351593971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859140515327454">
                <text:p>0.85914051532745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258338838815689">
                <text:p>0.25833883881568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368545323610306">
                <text:p>0.36854532361030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847791016101837">
                <text:p>0.847791016101837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264077633619308">
                <text:p>0.26407763361930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368202686309814">
                <text:p>0.368202686309814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807835578918457">
                <text:p>0.807835578918457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262654900550842">
                <text:p>0.26265490055084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368265062570572">
                <text:p>0.368265062570572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818389236927033">
                <text:p>0.81838923692703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36547064781189">
                <text:p>0.3654706478118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775264859199524">
                <text:p>0.77526485919952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366262763738632">
                <text:p>0.366262763738632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789114236831665">
                <text:p>0.78911423683166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36662232875824">
                <text:p>0.3666223287582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763306796550751">
                <text:p>0.76330679655075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365289151668549">
                <text:p>0.365289151668549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733368754386902">
                <text:p>0.73336875438690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364519566297531">
                <text:p>0.36451956629753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709454357624054">
                <text:p>0.70945435762405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364827513694763">
                <text:p>0.36482751369476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769540965557098">
                <text:p>0.76954096555709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364020347595215">
                <text:p>0.36402034759521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777862250804901">
                <text:p>0.77786225080490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384128540754318">
                <text:p>0.384128540754318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764905393123627">
                <text:p>0.764905393123627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384407162666321">
                <text:p>0.38440716266632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723996460437775">
                <text:p>0.72399646043777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384083837270737">
                <text:p>0.38408383727073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6975337266922">
                <text:p>0.697533726692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384292125701904">
                <text:p>0.38429212570190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726501882076263">
                <text:p>0.72650188207626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383909702301025">
                <text:p>0.38390970230102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709035933017731">
                <text:p>0.709035933017731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38384336233139">
                <text:p>0.3838433623313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701261162757874">
                <text:p>0.70126116275787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382957726716995">
                <text:p>0.38295772671699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732040286064148">
                <text:p>0.73204028606414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38383561372757">
                <text:p>0.38383561372757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732041954994202">
                <text:p>0.73204195499420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384091645479202">
                <text:p>0.38409164547920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753052771091461">
                <text:p>0.75305277109146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38452136516571">
                <text:p>0.3845213651657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790395796298981">
                <text:p>0.79039579629898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384418725967407">
                <text:p>0.384418725967407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858308672904968">
                <text:p>0.85830867290496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38408625125885">
                <text:p>0.3840862512588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841328918933868">
                <text:p>0.84132891893386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386934280395508">
                <text:p>0.38693428039550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821834683418274">
                <text:p>0.821834683418274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386912018060684">
                <text:p>0.38691201806068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796610653400421">
                <text:p>0.79661065340042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386703342199326">
                <text:p>0.38670334219932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737797439098358">
                <text:p>0.737797439098358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387079268693924">
                <text:p>0.38707926869392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56350588798523">
                <text:p>0.5635058879852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385979503393173">
                <text:p>0.385979503393173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38638374209404">
                <text:p>0.3863837420940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365819841623306">
                <text:p>0.36581984162330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385950416326523">
                <text:p>0.385950416326523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324338436126709">
                <text:p>0.32433843612670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385770291090012">
                <text:p>0.38577029109001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351336061954498">
                <text:p>0.35133606195449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385135173797607">
                <text:p>0.38513517379760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405752599239349">
                <text:p>0.40575259923934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414480090141296">
                <text:p>0.41448009014129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410244166851044">
                <text:p>0.4102441668510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410044670104981">
                <text:p>0.41004467010498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415976732969284">
                <text:p>0.41597673296928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412570685148239">
                <text:p>0.41257068514823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413009822368622">
                <text:p>0.41300982236862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409909635782242">
                <text:p>0.40990963578224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288943082094193">
                <text:p>0.288943082094193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422553032636642">
                <text:p>0.42255303263664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394000172615051">
                <text:p>0.39400017261505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41033673286438">
                <text:p>0.4103367328643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387839615345001">
                <text:p>0.38783961534500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413469016551971">
                <text:p>0.41346901655197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411178082227707">
                <text:p>0.411178082227707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414751946926117">
                <text:p>0.414751946926117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405259937047958">
                <text:p>0.40525993704795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411559641361237">
                <text:p>0.41155964136123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410840302705765">
                <text:p>0.41084030270576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462764769792557">
                <text:p>0.46276476979255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410697191953659">
                <text:p>0.410697191953659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4368836581707">
                <text:p>0.4368836581707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407964497804642">
                <text:p>0.40796449780464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478742361068726">
                <text:p>0.47874236106872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407949030399323">
                <text:p>0.40794903039932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492265671491623">
                <text:p>0.492265671491623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412933260202408">
                <text:p>0.412933260202408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494007021188736">
                <text:p>0.49400702118873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412634015083313">
                <text:p>0.412634015083313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454048871994019">
                <text:p>0.454048871994019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413119643926621">
                <text:p>0.41311964392662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45112681388855">
                <text:p>0.4511268138885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422429531812668">
                <text:p>0.42242953181266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443120330572128">
                <text:p>0.44312033057212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420032769441605">
                <text:p>0.42003276944160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454286247491837">
                <text:p>0.454286247491837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415780425071716">
                <text:p>0.41578042507171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420815616846085">
                <text:p>0.42081561684608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420949041843414">
                <text:p>0.42094904184341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466787546873093">
                <text:p>0.466787546873093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41137832403183">
                <text:p>0.4113783240318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421616017818451">
                <text:p>0.42161601781845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379113972187042">
                <text:p>0.379113972187042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419450640678406">
                <text:p>0.41945064067840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417667180299759">
                <text:p>0.417667180299759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442184388637543">
                <text:p>0.44218438863754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418584614992142">
                <text:p>0.41858461499214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436664581298828">
                <text:p>0.43666458129882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416744202375412">
                <text:p>0.416744202375412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418866068124771">
                <text:p>0.418866068124771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411623030900955">
                <text:p>0.41162303090095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417378932237625">
                <text:p>0.41737893223762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416358828544617">
                <text:p>0.41635882854461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516495108604431">
                <text:p>0.516495108604431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417216926813126">
                <text:p>0.41721692681312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545500755310059">
                <text:p>0.545500755310059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361362367868423">
                <text:p>0.36136236786842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511755049228668">
                <text:p>0.511755049228668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370158612728119">
                <text:p>0.37015861272811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479302048683167">
                <text:p>0.479302048683167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371689707040787">
                <text:p>0.37168970704078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414803624153137">
                <text:p>0.41480362415313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36959519982338">
                <text:p>0.3695951998233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500182211399078">
                <text:p>0.50018221139907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375889658927917">
                <text:p>0.375889658927917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526049077510834">
                <text:p>0.52604907751083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376395404338837">
                <text:p>0.37639540433883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636486649513245">
                <text:p>0.63648664951324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37825945019722">
                <text:p>0.3782594501972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653217554092407">
                <text:p>0.65321755409240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351071834564209">
                <text:p>0.351071834564209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58419281244278">
                <text:p>0.5841928124427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353606551885605">
                <text:p>0.35360655188560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585162341594696">
                <text:p>0.585162341594696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352910548448563">
                <text:p>0.35291054844856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603389799594879">
                <text:p>0.60338979959487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353263378143311">
                <text:p>0.35326337814331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610112905502319">
                <text:p>0.610112905502319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352935314178467">
                <text:p>0.35293531417846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665734887123108">
                <text:p>0.665734887123108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352661073207855">
                <text:p>0.35266107320785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650639116764069">
                <text:p>0.65063911676406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350040107965469">
                <text:p>0.350040107965469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691626310348511">
                <text:p>0.691626310348511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349545657634735">
                <text:p>0.34954565763473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687192678451538">
                <text:p>0.68719267845153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349244892597198">
                <text:p>0.349244892597198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683991551399231">
                <text:p>0.68399155139923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350933313369751">
                <text:p>0.35093331336975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654126226902008">
                <text:p>0.65412622690200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351074397563934">
                <text:p>0.35107439756393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673928380012512">
                <text:p>0.67392838001251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351174026727676">
                <text:p>0.35117402672767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684559643268585">
                <text:p>0.68455964326858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361213445663452">
                <text:p>0.36121344566345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73613315820694">
                <text:p>0.7361331582069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359161913394928">
                <text:p>0.359161913394928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730563759803772">
                <text:p>0.73056375980377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35940870642662">
                <text:p>0.3594087064266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751969695091248">
                <text:p>0.751969695091248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359561562538147">
                <text:p>0.359561562538147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76878809928894">
                <text:p>0.7687880992889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360029280185699">
                <text:p>0.360029280185699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769644021987915">
                <text:p>0.7696440219879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360255122184753">
                <text:p>0.360255122184753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770107507705689">
                <text:p>0.77010750770568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358149588108063">
                <text:p>0.35814958810806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788741290569305">
                <text:p>0.78874129056930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357959479093552">
                <text:p>0.357959479093552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787231266498566">
                <text:p>0.78723126649856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356739699840546">
                <text:p>0.356739699840546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804649770259857">
                <text:p>0.804649770259857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357823014259338">
                <text:p>0.35782301425933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794321298599243">
                <text:p>0.79432129859924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357645243406296">
                <text:p>0.357645243406296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821543514728546">
                <text:p>0.82154351472854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357411593198776">
                <text:p>0.357411593198776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835344433784485">
                <text:p>0.83534443378448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356590390205383">
                <text:p>0.356590390205383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834847748279572">
                <text:p>0.83484774827957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437608122825623">
                <text:p>0.43760812282562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816477477550507">
                <text:p>0.816477477550507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416435480117798">
                <text:p>0.416435480117798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823962271213532">
                <text:p>0.8239622712135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408896744251251">
                <text:p>0.40889674425125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829006254673004">
                <text:p>0.82900625467300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410743892192841">
                <text:p>0.410743892192841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840021789073944">
                <text:p>0.84002178907394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410632938146591">
                <text:p>0.41063293814659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83419930934906">
                <text:p>0.8341993093490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40870863199234">
                <text:p>0.40870863199234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830820679664612">
                <text:p>0.83082067966461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412328809499741">
                <text:p>0.41232880949974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821164786815643">
                <text:p>0.821164786815643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410626322031021">
                <text:p>0.41062632203102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823148429393768">
                <text:p>0.82314842939376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406228542327881">
                <text:p>0.40622854232788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820136070251465">
                <text:p>0.82013607025146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406745821237564">
                <text:p>0.406745821237564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818391680717468">
                <text:p>0.818391680717468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404394418001175">
                <text:p>0.404394418001175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811958193778992">
                <text:p>0.81195819377899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40395987033844">
                <text:p>0.40395987033844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798835337162018">
                <text:p>0.79883533716201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404696375131607">
                <text:p>0.40469637513160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798078775405884">
                <text:p>0.798078775405884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415241032838821">
                <text:p>0.41524103283882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806398272514343">
                <text:p>0.80639827251434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404083728790283">
                <text:p>0.404083728790283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808272123336792">
                <text:p>0.80827212333679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403430849313736">
                <text:p>0.40343084931373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76104599237442">
                <text:p>0.7610459923744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402661919593811">
                <text:p>0.40266191959381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618938565254211">
                <text:p>0.61893856525421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402148514986038">
                <text:p>0.402148514986038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549127042293549">
                <text:p>0.54912704229354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402570396661758">
                <text:p>0.40257039666175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401510119438171">
                <text:p>0.40151011943817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40043380856514">
                <text:p>0.40043380856514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39868551492691">
                <text:p>0.3986855149269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39885002374649">
                <text:p>0.39885002374649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387204051017761">
                <text:p>0.38720405101776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387076139450073">
                <text:p>0.38707613945007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387364864349365">
                <text:p>0.387364864349365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388046503067017">
                <text:p>0.38804650306701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388103544712067">
                <text:p>0.38810354471206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388205468654633">
                <text:p>0.388205468654633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388427793979645">
                <text:p>0.38842779397964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387408375740051">
                <text:p>0.387408375740051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388027340173721">
                <text:p>0.38802734017372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378429472446442">
                <text:p>0.37842947244644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730745792388916">
                <text:p>0.730745792388916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378306806087494">
                <text:p>0.378306806087494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55751371383667">
                <text:p>0.55751371383667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373839616775513">
                <text:p>0.37383961677551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637649357318878">
                <text:p>0.637649357318878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378316193819046">
                <text:p>0.37831619381904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644162535667419">
                <text:p>0.644162535667419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377478033304214">
                <text:p>0.37747803330421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738716781139374">
                <text:p>0.73871678113937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379007130861282">
                <text:p>0.37900713086128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795928478240967">
                <text:p>0.79592847824096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378250479698181">
                <text:p>0.37825047969818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771661520004272">
                <text:p>0.771661520004272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379476755857468">
                <text:p>0.37947675585746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636223554611206">
                <text:p>0.636223554611206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3802669942379">
                <text:p>0.380266994237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666934192180633">
                <text:p>0.666934192180633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383721888065338">
                <text:p>0.38372188806533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695462942123413">
                <text:p>0.695462942123413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381572335958481">
                <text:p>0.381572335958481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741868078708649">
                <text:p>0.74186807870864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381741225719452">
                <text:p>0.38174122571945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834072887897491">
                <text:p>0.834072887897491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382439434528351">
                <text:p>0.382439434528351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815498113632202">
                <text:p>0.81549811363220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381719946861267">
                <text:p>0.381719946861267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797447085380554">
                <text:p>0.79744708538055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382938742637634">
                <text:p>0.38293874263763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799797534942627">
                <text:p>0.799797534942627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381723374128342">
                <text:p>0.38172337412834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766807496547699">
                <text:p>0.76680749654769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381848514080048">
                <text:p>0.38184851408004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783268213272095">
                <text:p>0.783268213272095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382929056882858">
                <text:p>0.382929056882858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762981474399567">
                <text:p>0.76298147439956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382406800985336">
                <text:p>0.382406800985336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795945286750793">
                <text:p>0.79594528675079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382029742002487">
                <text:p>0.38202974200248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851287424564362">
                <text:p>0.851287424564362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381747037172318">
                <text:p>0.381747037172318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844985961914063">
                <text:p>0.84498596191406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381421685218811">
                <text:p>0.38142168521881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821875274181366">
                <text:p>0.821875274181366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381435990333557">
                <text:p>0.381435990333557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735303044319153">
                <text:p>0.73530304431915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383520513772964">
                <text:p>0.38352051377296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.637968301773071">
                <text:p>0.637968301773071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382814168930054">
                <text:p>0.38281416893005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765536427497864">
                <text:p>0.765536427497864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382881194353104">
                <text:p>0.382881194353104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785790979862213">
                <text:p>0.78579097986221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383370667695999">
                <text:p>0.38337066769599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796682476997376">
                <text:p>0.796682476997376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384909421205521">
                <text:p>0.384909421205521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782256662845612">
                <text:p>0.78225666284561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383414030075073">
                <text:p>0.383414030075073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695170402526856">
                <text:p>0.695170402526856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383982658386231">
                <text:p>0.383982658386231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750084519386292">
                <text:p>0.75008451938629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383686363697052">
                <text:p>0.38368636369705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542266130447388">
                <text:p>0.54226613044738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383162438869476">
                <text:p>0.38316243886947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348744660615921">
                <text:p>0.34874466061592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346940338611603">
                <text:p>0.346940338611603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345139384269714">
                <text:p>0.345139384269714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344124734401703">
                <text:p>0.34412473440170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345047473907471">
                <text:p>0.34504747390747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342398405075073">
                <text:p>0.342398405075073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343024879693985">
                <text:p>0.34302487969398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364792793989182">
                <text:p>0.36479279398918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365539610385895">
                <text:p>0.365539610385895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363201171159744">
                <text:p>0.36320117115974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362270027399063">
                <text:p>0.362270027399063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775342524051666">
                <text:p>0.77534252405166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363401263952255">
                <text:p>0.363401263952255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834092438220978">
                <text:p>0.834092438220978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366641014814377">
                <text:p>0.36664101481437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604422807693481">
                <text:p>0.604422807693481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36601310968399">
                <text:p>0.3660131096839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474171310663223">
                <text:p>0.474171310663223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364515364170074">
                <text:p>0.36451536417007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525638341903687">
                <text:p>0.52563834190368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362479090690613">
                <text:p>0.36247909069061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795395970344543">
                <text:p>0.79539597034454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362304508686066">
                <text:p>0.362304508686066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68463921546936">
                <text:p>0.68463921546936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362936913967133">
                <text:p>0.36293691396713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757105946540833">
                <text:p>0.75710594654083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363700032234192">
                <text:p>0.36370003223419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849323332309723">
                <text:p>0.84932333230972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358354419469833">
                <text:p>0.3583544194698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799153447151184">
                <text:p>0.79915344715118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357250899076462">
                <text:p>0.35725089907646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867453634738922">
                <text:p>0.86745363473892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356943786144257">
                <text:p>0.356943786144257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835741937160492">
                <text:p>0.835741937160492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357110798358917">
                <text:p>0.35711079835891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903327345848084">
                <text:p>0.903327345848084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358633399009705">
                <text:p>0.358633399009705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929294645786285">
                <text:p>0.92929464578628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360580533742905">
                <text:p>0.36058053374290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914533257484436">
                <text:p>0.914533257484436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359349936246872">
                <text:p>0.35934993624687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893809676170349">
                <text:p>0.893809676170349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341631412506104">
                <text:p>0.34163141250610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36012601852417">
                <text:p>0.36012601852417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360389709472656">
                <text:p>0.360389709472656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359009623527527">
                <text:p>0.359009623527527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358965486288071">
                <text:p>0.35896548628807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326348155736923">
                <text:p>0.32634815573692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.360473841428757">
                <text:p>0.360473841428757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312860935926437">
                <text:p>0.31286093592643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360519915819168">
                <text:p>0.36051991581916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376123040914535">
                <text:p>0.37612304091453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51871132850647">
                <text:p>0.51871132850647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375806450843811">
                <text:p>0.37580645084381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711993038654327">
                <text:p>0.7119930386543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376992493867874">
                <text:p>0.376992493867874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805822491645813">
                <text:p>0.805822491645813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377601623535156">
                <text:p>0.377601623535156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857882440090179">
                <text:p>0.857882440090179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379193127155304">
                <text:p>0.37919312715530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862876772880554">
                <text:p>0.86287677288055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380851775407791">
                <text:p>0.38085177540779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892544448375702">
                <text:p>0.89254444837570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379942893981934">
                <text:p>0.37994289398193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937776744365692">
                <text:p>0.93777674436569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381577223539352">
                <text:p>0.38157722353935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931904911994934">
                <text:p>0.931904911994934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380490869283676">
                <text:p>0.38049086928367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923876225948334">
                <text:p>0.923876225948334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383422046899796">
                <text:p>0.383422046899796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851729929447174">
                <text:p>0.85172992944717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384712010622024">
                <text:p>0.38471201062202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815567791461945">
                <text:p>0.815567791461945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38341161608696">
                <text:p>0.38341161608696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829784750938416">
                <text:p>0.829784750938416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375485807657242">
                <text:p>0.37548580765724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676432132720947">
                <text:p>0.676432132720947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374199569225311">
                <text:p>0.374199569225311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37407660484314">
                <text:p>0.3740766048431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371032625436783">
                <text:p>0.37103262543678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370781362056732">
                <text:p>0.37078136205673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370496362447739">
                <text:p>0.37049636244773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369611620903015">
                <text:p>0.36961162090301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36956575512886">
                <text:p>0.36956575512886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370846152305603">
                <text:p>0.370846152305603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369987577199936">
                <text:p>0.369987577199936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371013581752777">
                <text:p>0.371013581752777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383941799402237">
                <text:p>0.38394179940223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369698792695999">
                <text:p>0.36969879269599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370394468307495">
                <text:p>0.37039446830749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370022147893906">
                <text:p>0.37002214789390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370130360126495">
                <text:p>0.37013036012649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370663613080978">
                <text:p>0.370663613080978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370852559804916">
                <text:p>0.370852559804916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371059328317642">
                <text:p>0.37105932831764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381182700395584">
                <text:p>0.381182700395584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413837552070618">
                <text:p>0.413837552070618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413155347108841">
                <text:p>0.41315534710884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414976239204407">
                <text:p>0.41497623920440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410585671663284">
                <text:p>0.410585671663284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405965983867645">
                <text:p>0.40596598386764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405899584293366">
                <text:p>0.405899584293366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405414760112762">
                <text:p>0.40541476011276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403583109378815">
                <text:p>0.40358310937881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404222428798676">
                <text:p>0.404222428798676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402384966611862">
                <text:p>0.40238496661186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403309404850006">
                <text:p>0.40330940485000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40343165397644">
                <text:p>0.40343165397644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403451293706894">
                <text:p>0.40345129370689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402675658464432">
                <text:p>0.40267565846443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.403438091278076">
                <text:p>0.403438091278076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.396966606378555">
                <text:p>0.39696660637855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.397485613822937">
                <text:p>0.397485613822937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399123638868332">
                <text:p>0.399123638868332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.399162292480469">
                <text:p>0.39916229248046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.397829800844193">
                <text:p>0.397829800844193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.27856570482254">
                <text:p>0.27856570482254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.398687601089478">
                <text:p>0.398687601089478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.397895455360413">
                <text:p>0.39789545536041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.397931009531021">
                <text:p>0.397931009531021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.398304551839828">
                <text:p>0.39830455183982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.398652881383896">
                <text:p>0.398652881383896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397834122180939">
                <text:p>0.39783412218093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.368519216775894">
                <text:p>0.368519216775894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.397775053977966">
                <text:p>0.397775053977966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.345415234565735">
                <text:p>0.345415234565735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.390123903751373">
                <text:p>0.390123903751373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.286679983139038">
                <text:p>0.286679983139038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.393190175294876">
                <text:p>0.393190175294876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393425107002258">
                <text:p>0.393425107002258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.401329606771469">
                <text:p>0.40132960677146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.40009269118309">
                <text:p>0.4000926911830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.426354825496674">
                <text:p>0.426354825496674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.426612973213196">
                <text:p>0.426612973213196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.426441460847855">
                <text:p>0.426441460847855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.426926791667938">
                <text:p>0.426926791667938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424759030342102">
                <text:p>0.42475903034210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424741953611374">
                <text:p>0.424741953611374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.424318432807922">
                <text:p>0.42431843280792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435608506202698">
                <text:p>0.435608506202698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43877711892128">
                <text:p>0.43877711892128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.438529491424561">
                <text:p>0.43852949142456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.439796030521393">
                <text:p>0.439796030521393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439993143081665">
                <text:p>0.43999314308166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439439564943314">
                <text:p>0.43943956494331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438285529613495">
                <text:p>0.43828552961349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.439263314008713">
                <text:p>0.439263314008713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.438680648803711">
                <text:p>0.4386806488037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8922159075737">
                <text:p>0.892215907573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438514024019241">
                <text:p>0.43851402401924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.905575096607208">
                <text:p>0.90557509660720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437937349081039">
                <text:p>0.437937349081039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864417672157288">
                <text:p>0.864417672157288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.439549505710602">
                <text:p>0.43954950571060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478464305400848">
                <text:p>0.478464305400848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430980712175369">
                <text:p>0.43098071217536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808414340019226">
                <text:p>0.80841434001922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431379050016403">
                <text:p>0.43137905001640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735866606235504">
                <text:p>0.735866606235504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431970179080963">
                <text:p>0.43197017908096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810212671756744">
                <text:p>0.81021267175674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430477172136307">
                <text:p>0.430477172136307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83609813451767">
                <text:p>0.83609813451767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43074443936348">
                <text:p>0.4307444393634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.72923743724823">
                <text:p>0.7292374372482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429807633161545">
                <text:p>0.429807633161545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.541097760200501">
                <text:p>0.54109776020050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.429528623819351">
                <text:p>0.429528623819351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.750339806079865">
                <text:p>0.750339806079865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.427478343248367">
                <text:p>0.427478343248367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741904437541962">
                <text:p>0.74190443754196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426843613386154">
                <text:p>0.426843613386154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.681661427021027">
                <text:p>0.681661427021027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.427148520946503">
                <text:p>0.427148520946503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.687380909919739">
                <text:p>0.68738090991973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.426821053028107">
                <text:p>0.426821053028107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.716135621070862">
                <text:p>0.716135621070862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.426559895277023">
                <text:p>0.426559895277023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.766825020313263">
                <text:p>0.766825020313263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.423846662044525">
                <text:p>0.423846662044525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.75848001241684">
                <text:p>0.75848001241684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.420125991106033">
                <text:p>0.42012599110603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.772302329540253">
                <text:p>0.772302329540253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.41949537396431">
                <text:p>0.41949537396431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.74303525686264">
                <text:p>0.7430352568626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.419612139463425">
                <text:p>0.41961213946342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.749928176403046">
                <text:p>0.74992817640304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.424239963293076">
                <text:p>0.424239963293076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7597776055336">
                <text:p>0.7597776055336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.419414937496185">
                <text:p>0.41941493749618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.728385090827942">
                <text:p>0.72838509082794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.418047457933426">
                <text:p>0.418047457933426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.715869307518005">
                <text:p>0.715869307518005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.422356426715851">
                <text:p>0.422356426715851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.720182418823242">
                <text:p>0.72018241882324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.422574430704117">
                <text:p>0.422574430704117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.719609022140503">
                <text:p>0.71960902214050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.424156010150909">
                <text:p>0.424156010150909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.735808372497559">
                <text:p>0.735808372497559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.425355315208435">
                <text:p>0.42535531520843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.766516625881195">
                <text:p>0.76651662588119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.417706698179245">
                <text:p>0.41770669817924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.723828792572022">
                <text:p>0.723828792572022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.424394488334656">
                <text:p>0.424394488334656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.641345977783203">
                <text:p>0.64134597778320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.423195421695709">
                <text:p>0.42319542169570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.519051015377045">
                <text:p>0.51905101537704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.424051076173782">
                <text:p>0.424051076173782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.625555574893951">
                <text:p>0.62555557489395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.422302156686783">
                <text:p>0.42230215668678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.518430590629578">
                <text:p>0.518430590629578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.422122597694397">
                <text:p>0.422122597694397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.482625514268875">
                <text:p>0.48262551426887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.422514319419861">
                <text:p>0.42251431941986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.651663839817047">
                <text:p>0.651663839817047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.376644670963287">
                <text:p>0.376644670963287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.42201828956604">
                <text:p>0.42201828956604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.422068744897842">
                <text:p>0.42206874489784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.422390967607498">
                <text:p>0.42239096760749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.422965466976166">
                <text:p>0.422965466976166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.422810137271881">
                <text:p>0.42281013727188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.485201209783554">
                <text:p>0.48520120978355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.422908008098602">
                <text:p>0.422908008098602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.435286641120911">
                <text:p>0.43528664112091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.435407638549805">
                <text:p>0.43540763854980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.433627337217331">
                <text:p>0.433627337217331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.43332451581955">
                <text:p>0.43332451581955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.433343589305878">
                <text:p>0.43334358930587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.433293849229813">
                <text:p>0.433293849229813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.433317840099335">
                <text:p>0.43331784009933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.432293593883514">
                <text:p>0.432293593883514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.432730555534363">
                <text:p>0.432730555534363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.509147047996521">
                <text:p>0.509147047996521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.421616345643997">
                <text:p>0.42161634564399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.424675136804581">
                <text:p>0.424675136804581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.423681437969208">
                <text:p>0.42368143796920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.405251950025559">
                <text:p>0.40525195002555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.403445303440094">
                <text:p>0.403445303440094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.403515964746475">
                <text:p>0.40351596474647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.40404748916626">
                <text:p>0.40404748916626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.402286291122436">
                <text:p>0.402286291122436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.403172612190247">
                <text:p>0.403172612190247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.401433199644089">
                <text:p>0.40143319964408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.402541935443878">
                <text:p>0.40254193544387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.40289905667305">
                <text:p>0.4028990566730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.40251687169075">
                <text:p>0.4025168716907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.406087577342987">
                <text:p>0.40608757734298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.405716210603714">
                <text:p>0.405716210603714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.406845420598984">
                <text:p>0.406845420598984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.40715417265892">
                <text:p>0.4071541726589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.406048774719238">
                <text:p>0.406048774719238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.406636834144592">
                <text:p>0.40663683414459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.406866937875748">
                <text:p>0.406866937875748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.405833512544632">
                <text:p>0.405833512544632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.404765069484711">
                <text:p>0.404765069484711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.405918776988983">
                <text:p>0.405918776988983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.406064867973328">
                <text:p>0.406064867973328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.405869990587235">
                <text:p>0.405869990587235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.404135406017303">
                <text:p>0.404135406017303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.404363244771957">
                <text:p>0.404363244771957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.409743160009384">
                <text:p>0.409743160009384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.409324049949646">
                <text:p>0.40932404994964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.41057625412941">
                <text:p>0.41057625412941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.411080896854401">
                <text:p>0.41108089685440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.409647256135941">
                <text:p>0.40964725613594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.401116460561752">
                <text:p>0.401116460561752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.40067195892334">
                <text:p>0.40067195892334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.398465573787689">
                <text:p>0.39846557378768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.394653648138046">
                <text:p>0.394653648138046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.395175814628601">
                <text:p>0.39517581462860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.393657296895981">
                <text:p>0.393657296895981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.397189795970917">
                <text:p>0.397189795970917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.398728221654892">
                <text:p>0.39872822165489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.336485683917999">
                <text:p>0.33648568391799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.398208975791931">
                <text:p>0.398208975791931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.398380249738693">
                <text:p>0.398380249738693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.672650039196014">
                <text:p>0.672650039196014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.397535413503647">
                <text:p>0.39753541350364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.905951857566834">
                <text:p>0.905951857566834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.396941184997559">
                <text:p>0.396941184997559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.919024050235748">
                <text:p>0.91902405023574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.39677432179451">
                <text:p>0.39677432179451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.925036013126373">
                <text:p>0.925036013126373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.395351767539978">
                <text:p>0.39535176753997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.906091034412384">
                <text:p>0.906091034412384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.394137382507324">
                <text:p>0.39413738250732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.900790572166443">
                <text:p>0.900790572166443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.394032269716263">
                <text:p>0.394032269716263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898443639278412">
                <text:p>0.898443639278412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.394213140010834">
                <text:p>0.394213140010834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.866418361663818">
                <text:p>0.866418361663818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.395446926355362">
                <text:p>0.39544692635536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.858583331108093">
                <text:p>0.858583331108093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.398258239030838">
                <text:p>0.398258239030838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.399621814489365">
                <text:p>0.39962181448936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.398962259292603">
                <text:p>0.398962259292603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.398039430379868">
                <text:p>0.398039430379868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.399422645568848">
                <text:p>0.39942264556884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.398287087678909">
                <text:p>0.398287087678909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.397757709026337">
                <text:p>0.397757709026337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.396248131990433">
                <text:p>0.396248131990433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.394289940595627">
                <text:p>0.394289940595627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.392993569374084">
                <text:p>0.392993569374084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.394867032766342">
                <text:p>0.394867032766342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.395235151052475">
                <text:p>0.39523515105247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.393319606781006">
                <text:p>0.39331960678100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.395025223493576">
                <text:p>0.395025223493576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.385133326053619">
                <text:p>0.385133326053619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.382702499628067">
                <text:p>0.382702499628067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.383220940828323">
                <text:p>0.383220940828323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.384339779615402">
                <text:p>0.384339779615402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.384594649076462">
                <text:p>0.38459464907646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.385671466588974">
                <text:p>0.385671466588974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.388114929199219">
                <text:p>0.388114929199219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.391056448221207">
                <text:p>0.391056448221207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.390689760446548">
                <text:p>0.390689760446548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.632265329360962">
                <text:p>0.632265329360962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.392270177602768">
                <text:p>0.39227017760276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.390710175037384">
                <text:p>0.390710175037384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.255218535661697">
                <text:p>0.255218535661697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.353165507316589">
                <text:p>0.353165507316589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.314274698495865">
                <text:p>0.314274698495865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.353975087404251">
                <text:p>0.353975087404251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.354523450136185">
                <text:p>0.354523450136185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.367565602064133">
                <text:p>0.367565602064133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.354641735553741">
                <text:p>0.354641735553741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.358083248138428">
                <text:p>0.358083248138428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.358080714941025">
                <text:p>0.35808071494102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.357488542795181">
                <text:p>0.357488542795181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.347511887550354">
                <text:p>0.347511887550354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.354687869548798">
                <text:p>0.354687869548798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.352900058031082">
                <text:p>0.35290005803108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.351706445217133">
                <text:p>0.3517064452171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.351811617612839">
                <text:p>0.35181161761283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.356636971235275">
                <text:p>0.356636971235275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.356966942548752">
                <text:p>0.35696694254875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.356178760528564">
                <text:p>0.356178760528564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.3494793176651">
                <text:p>0.349479317665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.354028701782227">
                <text:p>0.354028701782227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.353854089975357">
                <text:p>0.353854089975357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.354330807924271">
                <text:p>0.35433080792427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.354613453149796">
                <text:p>0.354613453149796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.354184478521347">
                <text:p>0.354184478521347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.383037060499191">
                <text:p>0.383037060499191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.385065346956253">
                <text:p>0.385065346956253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.385510265827179">
                <text:p>0.38551026582717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.395088374614716">
                <text:p>0.39508837461471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.393693506717682">
                <text:p>0.39369350671768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.39494913816452">
                <text:p>0.3949491381645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.388827234506607">
                <text:p>0.388827234506607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.388309597969055">
                <text:p>0.388309597969055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.386283963918686">
                <text:p>0.386283963918686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.386382669210434">
                <text:p>0.386382669210434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.3847296833992">
                <text:p>0.384729683399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.606303751468658">
                <text:p>0.606303751468658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.385403871536255">
                <text:p>0.385403871536255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.672383964061737">
                <text:p>0.672383964061737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.386380940675735">
                <text:p>0.386380940675735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.386195093393326">
                <text:p>0.38619509339332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.386749237775803">
                <text:p>0.386749237775803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.396122932434082">
                <text:p>0.39612293243408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.396172553300858">
                <text:p>0.39617255330085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.396042019128799">
                <text:p>0.39604201912879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.395822703838348">
                <text:p>0.395822703838348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.440201491117477">
                <text:p>0.440201491117477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.395027309656143">
                <text:p>0.395027309656143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.39459815621376">
                <text:p>0.3945981562137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.394496113061905">
                <text:p>0.394496113061905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.284247547388077">
                <text:p>0.284247547388077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.395270109176636">
                <text:p>0.395270109176636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.395006775856018">
                <text:p>0.39500677585601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.883433341979981">
                <text:p>0.88343334197998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.394168764352798">
                <text:p>0.39416876435279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.922486901283264">
                <text:p>0.922486901283264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.393101096153259">
                <text:p>0.393101096153259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.90898197889328">
                <text:p>0.90898197889328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.392591387033462">
                <text:p>0.392591387033462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.89948970079422">
                <text:p>0.89948970079422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.391156822443008">
                <text:p>0.391156822443008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.88319730758667">
                <text:p>0.8831973075866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.391711324453354">
                <text:p>0.391711324453354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.847955763339996">
                <text:p>0.847955763339996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.39077290892601">
                <text:p>0.39077290892601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.636785984039307">
                <text:p>0.636785984039307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.38942876458168">
                <text:p>0.38942876458168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.544233083724976">
                <text:p>0.54423308372497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.388751804828644">
                <text:p>0.388751804828644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.465163856744766">
                <text:p>0.465163856744766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81394988298416">
                <text:p>0.281394988298416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.376556098461151">
                <text:p>0.376556098461151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.377904295921326">
                <text:p>0.377904295921326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.583991765975952">
                <text:p>0.583991765975952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.375594288110733">
                <text:p>0.375594288110733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.828202307224274">
                <text:p>0.82820230722427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.372150868177414">
                <text:p>0.37215086817741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.375043600797653">
                <text:p>0.375043600797653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.373808890581131">
                <text:p>0.37380889058113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.372360795736313">
                <text:p>0.372360795736313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.375271141529083">
                <text:p>0.375271141529083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.538081109523773">
                <text:p>0.538081109523773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.378975361585617">
                <text:p>0.37897536158561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.630298733711243">
                <text:p>0.630298733711243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.381131380796432">
                <text:p>0.381131380796432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.814315855503082">
                <text:p>0.81431585550308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.381766051054001">
                <text:p>0.38176605105400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.837945699691772">
                <text:p>0.837945699691772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.381384998559952">
                <text:p>0.381384998559952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.861206829547882">
                <text:p>0.861206829547882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.382025867700577">
                <text:p>0.382025867700577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.911930799484253">
                <text:p>0.91193079948425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.382115662097931">
                <text:p>0.38211566209793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.918840885162354">
                <text:p>0.91884088516235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.379745811223984">
                <text:p>0.379745811223984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.915355801582336">
                <text:p>0.91535580158233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.379016190767288">
                <text:p>0.37901619076728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.911626100540161">
                <text:p>0.911626100540161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.379941403865814">
                <text:p>0.379941403865814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.914320707321167">
                <text:p>0.91432070732116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.3799087703228">
                <text:p>0.3799087703228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.917257785797119">
                <text:p>0.91725778579711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.382831633090973">
                <text:p>0.382831633090973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.887115001678467">
                <text:p>0.88711500167846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.380154818296432">
                <text:p>0.380154818296432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.869341552257538">
                <text:p>0.869341552257538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.379207104444504">
                <text:p>0.37920710444450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.819029927253723">
                <text:p>0.81902992725372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.377715945243835">
                <text:p>0.377715945243835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.535769402980804">
                <text:p>0.535769402980804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.375527113676071">
                <text:p>0.375527113676071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.375889897346497">
                <text:p>0.375889897346497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.375176817178726">
                <text:p>0.375176817178726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.373416215181351">
                <text:p>0.373416215181351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.377952098846436">
                <text:p>0.377952098846436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.374756753444672">
                <text:p>0.37475675344467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.372837215662003">
                <text:p>0.372837215662003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.372286200523376">
                <text:p>0.372286200523376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.372267991304398">
                <text:p>0.372267991304398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.377854943275452">
                <text:p>0.37785494327545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.366737842559814">
                <text:p>0.366737842559814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.366873443126678">
                <text:p>0.366873443126678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.367465406656265">
                <text:p>0.367465406656265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.367599010467529">
                <text:p>0.367599010467529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.367126733064651">
                <text:p>0.367126733064651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.366532474756241">
                <text:p>0.366532474756241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.366542130708694">
                <text:p>0.366542130708694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.366223990917206">
                <text:p>0.36622399091720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.364561885595322">
                <text:p>0.364561885595322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.364484250545502">
                <text:p>0.36448425054550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.365772068500519">
                <text:p>0.36577206850051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.382932871580124">
                <text:p>0.382932871580124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.382266491651535">
                <text:p>0.382266491651535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.381492555141449">
                <text:p>0.381492555141449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.385280668735504">
                <text:p>0.385280668735504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.385617524385452">
                <text:p>0.385617524385452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.385678857564926">
                <text:p>0.38567885756492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.385731548070908">
                <text:p>0.385731548070908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.386140912771225">
                <text:p>0.386140912771225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.38626691699028">
                <text:p>0.3862669169902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.387823492288589">
                <text:p>0.38782349228858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.388752102851868">
                <text:p>0.38875210285186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.390343427658081">
                <text:p>0.39034342765808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.386107325553894">
                <text:p>0.386107325553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